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10000006165ADCAF7.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Symbol2" svg:font-family="Symbol" style:font-pitch="variable" style:font-charset="x-symbol"/>
    <style:font-face style:name="Wingdings1"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1" svg:font-family="Tahoma"/>
    <style:font-face style:name="Courier New" svg:font-family="'Courier New'" style:font-family-generic="modern"/>
    <style:font-face style:name="@SimSun" svg:font-family="@SimSun" style:font-pitch="variable"/>
    <style:font-face style:name="MS Mincho" svg:font-family="'MS Mincho'" style:font-pitch="variable"/>
    <style:font-face style:name="SimSun" svg:font-family="SimSun, 宋体" style:font-pitch="variable"/>
    <style:font-face style:name="Tahoma2"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715in" fo:margin-left="-0.1542in" fo:margin-right="-0.15in" table:align="margins" style:writing-mode="lr-tb"/>
    </style:style>
    <style:style style:name="Table1.A" style:family="table-column">
      <style:table-column-properties style:column-width="0.8125in" style:rel-column-width="1170*"/>
    </style:style>
    <style:style style:name="Table1.B" style:family="table-column">
      <style:table-column-properties style:column-width="0.7917in" style:rel-column-width="1140*"/>
    </style:style>
    <style:style style:name="Table1.C" style:family="table-column">
      <style:table-column-properties style:column-width="3.5729in" style:rel-column-width="5145*"/>
    </style:style>
    <style:style style:name="Table1.D" style:family="table-column">
      <style:table-column-properties style:column-width="1.7944in" style:rel-column-width="2584*"/>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D1" style:family="table-cell">
      <style:table-cell-properties style:vertical-align="top" fo:padding-left="0.075in" fo:padding-right="0.075in" fo:padding-top="0in" fo:padding-bottom="0in" fo:border="0.0007in solid #000000" style:writing-mode="lr-tb"/>
    </style:style>
    <style:style style:name="Table1.6" style:family="table-row">
      <style:table-row-properties style:min-row-height="0.3806in" style:keep-together="false" fo:keep-together="always"/>
    </style:style>
    <style:style style:name="Table1.A7"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D7"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10.5806in" fo:margin-left="-0.1451in" table:align="left" style:writing-mode="lr-tb"/>
    </style:style>
    <style:style style:name="Table2.A" style:family="table-column">
      <style:table-column-properties style:column-width="0.7854in"/>
    </style:style>
    <style:style style:name="Table2.B" style:family="table-column">
      <style:table-column-properties style:column-width="3.6396in"/>
    </style:style>
    <style:style style:name="Table2.C" style:family="table-column">
      <style:table-column-properties style:column-width="0.0563in"/>
    </style:style>
    <style:style style:name="Table2.D" style:family="table-column">
      <style:table-column-properties style:column-width="4.034in"/>
    </style:style>
    <style:style style:name="Table2.E" style:family="table-column">
      <style:table-column-properties style:column-width="2.0653in"/>
    </style:style>
    <style:style style:name="Table2.1" style:family="table-row">
      <style:table-row-properties style:min-row-height="0.3in" style:keep-together="false" fo:keep-together="always"/>
    </style:style>
    <style:style style:name="Table2.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2" style:family="table-row">
      <style:table-row-properties style:min-row-height="0.4368in" style:keep-together="false" fo:keep-together="always"/>
    </style:style>
    <style:style style:name="Table2.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B2" style:family="table-cell">
      <style:table-cell-properties style:vertical-align="top" fo:padding-left="0.075in" fo:padding-right="0.075in" fo:padding-top="0in" fo:padding-bottom="0in" fo:border="0.0007in solid #000000" style:writing-mode="lr-tb"/>
    </style:style>
    <style:style style:name="Table2.3" style:family="table-row">
      <style:table-row-properties style:min-row-height="0.6306in" style:keep-together="false" fo:keep-together="always"/>
    </style:style>
    <style:style style:name="Table2.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4" style:family="table-row">
      <style:table-row-properties style:min-row-height="0.2625in" style:keep-together="false" fo:keep-together="always"/>
    </style:style>
    <style:style style:name="Table2.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5" style:family="table-row">
      <style:table-row-properties style:min-row-height="0.2313in" style:keep-together="false" fo:keep-together="always"/>
    </style:style>
    <style:style style:name="Table2.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2.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2.A8"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E8"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10.5806in" fo:margin-left="-0.1451in" table:align="left" style:writing-mode="lr-tb"/>
    </style:style>
    <style:style style:name="Table3.A" style:family="table-column">
      <style:table-column-properties style:column-width="0.7854in"/>
    </style:style>
    <style:style style:name="Table3.B" style:family="table-column">
      <style:table-column-properties style:column-width="3.6396in"/>
    </style:style>
    <style:style style:name="Table3.C" style:family="table-column">
      <style:table-column-properties style:column-width="0.0563in"/>
    </style:style>
    <style:style style:name="Table3.D" style:family="table-column">
      <style:table-column-properties style:column-width="4.034in"/>
    </style:style>
    <style:style style:name="Table3.E" style:family="table-column">
      <style:table-column-properties style:column-width="2.0653in"/>
    </style:style>
    <style:style style:name="Table3.1" style:family="table-row">
      <style:table-row-properties style:min-row-height="0.3in" style:keep-together="false" fo:keep-together="always"/>
    </style:style>
    <style:style style:name="Table3.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2" style:family="table-row">
      <style:table-row-properties style:min-row-height="0.4368in" style:keep-together="false" fo:keep-together="always"/>
    </style:style>
    <style:style style:name="Table3.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2" style:family="table-cell">
      <style:table-cell-properties style:vertical-align="top" fo:padding-left="0.075in" fo:padding-right="0.075in" fo:padding-top="0in" fo:padding-bottom="0in" fo:border="0.0007in solid #000000" style:writing-mode="lr-tb"/>
    </style:style>
    <style:style style:name="Table3.3" style:family="table-row">
      <style:table-row-properties style:min-row-height="0.6306in" style:keep-together="false" fo:keep-together="always"/>
    </style:style>
    <style:style style:name="Table3.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4" style:family="table-row">
      <style:table-row-properties style:min-row-height="0.3688in" style:keep-together="false" fo:keep-together="always"/>
    </style:style>
    <style:style style:name="Table3.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5" style:family="table-row">
      <style:table-row-properties style:min-row-height="0.2313in" style:keep-together="false" fo:keep-together="always"/>
    </style:style>
    <style:style style:name="Table3.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3.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3.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10.5806in" fo:margin-left="-0.1451in" table:align="left" style:writing-mode="lr-tb"/>
    </style:style>
    <style:style style:name="Table4.A" style:family="table-column">
      <style:table-column-properties style:column-width="0.7854in"/>
    </style:style>
    <style:style style:name="Table4.B" style:family="table-column">
      <style:table-column-properties style:column-width="3.6396in"/>
    </style:style>
    <style:style style:name="Table4.C" style:family="table-column">
      <style:table-column-properties style:column-width="0.0563in"/>
    </style:style>
    <style:style style:name="Table4.D" style:family="table-column">
      <style:table-column-properties style:column-width="4.034in"/>
    </style:style>
    <style:style style:name="Table4.E" style:family="table-column">
      <style:table-column-properties style:column-width="2.0653in"/>
    </style:style>
    <style:style style:name="Table4.1" style:family="table-row">
      <style:table-row-properties style:min-row-height="0.3in" style:keep-together="false" fo:keep-together="always"/>
    </style:style>
    <style:style style:name="Table4.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4.2" style:family="table-row">
      <style:table-row-properties style:min-row-height="0.4368in" style:keep-together="false" fo:keep-together="always"/>
    </style:style>
    <style:style style:name="Table4.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2" style:family="table-cell">
      <style:table-cell-properties style:vertical-align="top" fo:padding-left="0.075in" fo:padding-right="0.075in" fo:padding-top="0in" fo:padding-bottom="0in" fo:border="0.0007in solid #000000" style:writing-mode="lr-tb"/>
    </style:style>
    <style:style style:name="Table4.3" style:family="table-row">
      <style:table-row-properties style:min-row-height="0.6306in" style:keep-together="false" fo:keep-together="always"/>
    </style:style>
    <style:style style:name="Table4.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4.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4.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4.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4.5" style:family="table-row">
      <style:table-row-properties style:min-row-height="0.2313in" style:keep-together="false" fo:keep-together="always"/>
    </style:style>
    <style:style style:name="Table4.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4.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4.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5" style:family="table">
      <style:table-properties style:width="10.5806in" fo:margin-left="-0.1451in" table:align="left" style:writing-mode="lr-tb"/>
    </style:style>
    <style:style style:name="Table5.A" style:family="table-column">
      <style:table-column-properties style:column-width="0.7854in"/>
    </style:style>
    <style:style style:name="Table5.B" style:family="table-column">
      <style:table-column-properties style:column-width="3.6396in"/>
    </style:style>
    <style:style style:name="Table5.C" style:family="table-column">
      <style:table-column-properties style:column-width="0.0563in"/>
    </style:style>
    <style:style style:name="Table5.D" style:family="table-column">
      <style:table-column-properties style:column-width="4.034in"/>
    </style:style>
    <style:style style:name="Table5.E" style:family="table-column">
      <style:table-column-properties style:column-width="2.0653in"/>
    </style:style>
    <style:style style:name="Table5.1" style:family="table-row">
      <style:table-row-properties style:min-row-height="0.3in" style:keep-together="false" fo:keep-together="always"/>
    </style:style>
    <style:style style:name="Table5.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5.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5.2" style:family="table-row">
      <style:table-row-properties style:min-row-height="0.4368in" style:keep-together="false" fo:keep-together="always"/>
    </style:style>
    <style:style style:name="Table5.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B2" style:family="table-cell">
      <style:table-cell-properties style:vertical-align="top" fo:padding-left="0.075in" fo:padding-right="0.075in" fo:padding-top="0in" fo:padding-bottom="0in" fo:border="0.0007in solid #000000" style:writing-mode="lr-tb"/>
    </style:style>
    <style:style style:name="Table5.3" style:family="table-row">
      <style:table-row-properties style:min-row-height="0.6306in" style:keep-together="false" fo:keep-together="always"/>
    </style:style>
    <style:style style:name="Table5.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5.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5.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5.5" style:family="table-row">
      <style:table-row-properties style:min-row-height="0.2313in" style:keep-together="false" fo:keep-together="always"/>
    </style:style>
    <style:style style:name="Table5.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5.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5.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5.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10.5806in" fo:margin-left="-0.1451in" table:align="left" style:writing-mode="lr-tb"/>
    </style:style>
    <style:style style:name="Table6.A" style:family="table-column">
      <style:table-column-properties style:column-width="0.7854in"/>
    </style:style>
    <style:style style:name="Table6.B" style:family="table-column">
      <style:table-column-properties style:column-width="3.6396in"/>
    </style:style>
    <style:style style:name="Table6.C" style:family="table-column">
      <style:table-column-properties style:column-width="0.0563in"/>
    </style:style>
    <style:style style:name="Table6.D" style:family="table-column">
      <style:table-column-properties style:column-width="4.034in"/>
    </style:style>
    <style:style style:name="Table6.E" style:family="table-column">
      <style:table-column-properties style:column-width="2.0653in"/>
    </style:style>
    <style:style style:name="Table6.1" style:family="table-row">
      <style:table-row-properties style:min-row-height="0.3in" style:keep-together="false" fo:keep-together="always"/>
    </style:style>
    <style:style style:name="Table6.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6.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6.2" style:family="table-row">
      <style:table-row-properties style:min-row-height="0.4368in" style:keep-together="false" fo:keep-together="always"/>
    </style:style>
    <style:style style:name="Table6.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6.B2" style:family="table-cell">
      <style:table-cell-properties style:vertical-align="top" fo:padding-left="0.075in" fo:padding-right="0.075in" fo:padding-top="0in" fo:padding-bottom="0in" fo:border="0.0007in solid #000000" style:writing-mode="lr-tb"/>
    </style:style>
    <style:style style:name="Table6.3" style:family="table-row">
      <style:table-row-properties style:min-row-height="0.1806in" style:keep-together="false" fo:keep-together="always"/>
    </style:style>
    <style:style style:name="Table6.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6.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6.4" style:family="table-row">
      <style:table-row-properties style:min-row-height="0.6306in" style:keep-together="false" fo:keep-together="always"/>
    </style:style>
    <style:style style:name="Table6.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6.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6.5" style:family="table-row">
      <style:table-row-properties style:min-row-height="0.2313in" style:keep-together="false" fo:keep-together="always"/>
    </style:style>
    <style:style style:name="Table6.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6.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6.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6.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 style:family="table">
      <style:table-properties style:width="10.5806in" fo:margin-left="-0.1451in" table:align="left" style:writing-mode="lr-tb"/>
    </style:style>
    <style:style style:name="Table7.A" style:family="table-column">
      <style:table-column-properties style:column-width="0.7854in"/>
    </style:style>
    <style:style style:name="Table7.B" style:family="table-column">
      <style:table-column-properties style:column-width="3.6396in"/>
    </style:style>
    <style:style style:name="Table7.C" style:family="table-column">
      <style:table-column-properties style:column-width="0.0563in"/>
    </style:style>
    <style:style style:name="Table7.D" style:family="table-column">
      <style:table-column-properties style:column-width="4.034in"/>
    </style:style>
    <style:style style:name="Table7.E" style:family="table-column">
      <style:table-column-properties style:column-width="2.0653in"/>
    </style:style>
    <style:style style:name="Table7.1" style:family="table-row">
      <style:table-row-properties style:min-row-height="0.3in" style:keep-together="false" fo:keep-together="always"/>
    </style:style>
    <style:style style:name="Table7.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7.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7.2" style:family="table-row">
      <style:table-row-properties style:min-row-height="0.4368in" style:keep-together="false" fo:keep-together="always"/>
    </style:style>
    <style:style style:name="Table7.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B2" style:family="table-cell">
      <style:table-cell-properties style:vertical-align="top" fo:padding-left="0.075in" fo:padding-right="0.075in" fo:padding-top="0in" fo:padding-bottom="0in" fo:border="0.0007in solid #000000" style:writing-mode="lr-tb"/>
    </style:style>
    <style:style style:name="Table7.3" style:family="table-row">
      <style:table-row-properties style:min-row-height="0.0368in" style:keep-together="false" fo:keep-together="always"/>
    </style:style>
    <style:style style:name="Table7.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7.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7.4" style:family="table-row">
      <style:table-row-properties style:min-row-height="0.0438in" style:keep-together="false" fo:keep-together="always"/>
    </style:style>
    <style:style style:name="Table7.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7.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7.5" style:family="table-row">
      <style:table-row-properties style:min-row-height="0.2313in" style:keep-together="false" fo:keep-together="always"/>
    </style:style>
    <style:style style:name="Table7.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7.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7.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7.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10.5806in" fo:margin-left="-0.1451in" table:align="left" style:writing-mode="lr-tb"/>
    </style:style>
    <style:style style:name="Table8.A" style:family="table-column">
      <style:table-column-properties style:column-width="0.7854in"/>
    </style:style>
    <style:style style:name="Table8.B" style:family="table-column">
      <style:table-column-properties style:column-width="3.6396in"/>
    </style:style>
    <style:style style:name="Table8.C" style:family="table-column">
      <style:table-column-properties style:column-width="0.0563in"/>
    </style:style>
    <style:style style:name="Table8.D" style:family="table-column">
      <style:table-column-properties style:column-width="4.034in"/>
    </style:style>
    <style:style style:name="Table8.E" style:family="table-column">
      <style:table-column-properties style:column-width="2.0653in"/>
    </style:style>
    <style:style style:name="Table8.1" style:family="table-row">
      <style:table-row-properties style:min-row-height="0.3in" style:keep-together="false" fo:keep-together="always"/>
    </style:style>
    <style:style style:name="Table8.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8.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8.2" style:family="table-row">
      <style:table-row-properties style:min-row-height="0.4368in" style:keep-together="false" fo:keep-together="always"/>
    </style:style>
    <style:style style:name="Table8.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8.B2" style:family="table-cell">
      <style:table-cell-properties style:vertical-align="top" fo:padding-left="0.075in" fo:padding-right="0.075in" fo:padding-top="0in" fo:padding-bottom="0in" fo:border="0.0007in solid #000000" style:writing-mode="lr-tb"/>
    </style:style>
    <style:style style:name="Table8.3" style:family="table-row">
      <style:table-row-properties style:min-row-height="0.6306in" style:keep-together="false" fo:keep-together="always"/>
    </style:style>
    <style:style style:name="Table8.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8.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8.4" style:family="table-row">
      <style:table-row-properties style:min-row-height="0.0438in" style:keep-together="false" fo:keep-together="always"/>
    </style:style>
    <style:style style:name="Table8.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8.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8.5" style:family="table-row">
      <style:table-row-properties style:min-row-height="0.2313in" style:keep-together="false" fo:keep-together="always"/>
    </style:style>
    <style:style style:name="Table8.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8.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8.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8.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8.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 style:family="table">
      <style:table-properties style:width="10.5806in" fo:margin-left="-0.1451in" table:align="left" style:writing-mode="lr-tb"/>
    </style:style>
    <style:style style:name="Table9.A" style:family="table-column">
      <style:table-column-properties style:column-width="0.7854in"/>
    </style:style>
    <style:style style:name="Table9.B" style:family="table-column">
      <style:table-column-properties style:column-width="3.6396in"/>
    </style:style>
    <style:style style:name="Table9.C" style:family="table-column">
      <style:table-column-properties style:column-width="0.0563in"/>
    </style:style>
    <style:style style:name="Table9.D" style:family="table-column">
      <style:table-column-properties style:column-width="4.034in"/>
    </style:style>
    <style:style style:name="Table9.E" style:family="table-column">
      <style:table-column-properties style:column-width="2.0653in"/>
    </style:style>
    <style:style style:name="Table9.1" style:family="table-row">
      <style:table-row-properties style:min-row-height="0.3in" style:keep-together="false" fo:keep-together="always"/>
    </style:style>
    <style:style style:name="Table9.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9.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9.2" style:family="table-row">
      <style:table-row-properties style:min-row-height="0.4368in" style:keep-together="false" fo:keep-together="always"/>
    </style:style>
    <style:style style:name="Table9.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9.B2" style:family="table-cell">
      <style:table-cell-properties style:vertical-align="top" fo:padding-left="0.075in" fo:padding-right="0.075in" fo:padding-top="0in" fo:padding-bottom="0in" fo:border="0.0007in solid #000000" style:writing-mode="lr-tb"/>
    </style:style>
    <style:style style:name="Table9.3" style:family="table-row">
      <style:table-row-properties style:min-row-height="0.6306in" style:keep-together="false" fo:keep-together="always"/>
    </style:style>
    <style:style style:name="Table9.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9.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9.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9.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9.5" style:family="table-row">
      <style:table-row-properties style:min-row-height="0.2313in" style:keep-together="false" fo:keep-together="always"/>
    </style:style>
    <style:style style:name="Table9.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9.B5" style:family="table-cell">
      <style:table-cell-properties style:vertical-align="top" fo:background-color="#dfdfdf" fo:padding-left="0.075in" fo:padding-right="0.075in" fo:padding-top="0in" fo:padding-bottom="0in" fo:border-left="none" fo:border-right="none" fo:border-top="0.0007in solid #000000" fo:border-bottom="0.0007in solid #000000" style:writing-mode="lr-tb">
        <style:background-image/>
      </style:table-cell-properties>
    </style:style>
    <style:style style:name="Table9.E5" style:family="table-cell">
      <style:table-cell-properties style:vertical-align="top" fo:background-color="#dfdfdf" fo:padding-left="0.075in" fo:padding-right="0.075in" fo:padding-top="0in" fo:padding-bottom="0in" fo:border-left="none" fo:border-right="0.0007in solid #000000" fo:border-top="0.0007in solid #000000" fo:border-bottom="0.0007in solid #000000" style:writing-mode="lr-tb">
        <style:background-image/>
      </style:table-cell-properties>
    </style:style>
    <style:style style:name="Table9.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9.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0" style:family="table">
      <style:table-properties style:width="10.5806in" fo:margin-left="-0.1451in" table:align="left" style:writing-mode="lr-tb"/>
    </style:style>
    <style:style style:name="Table10.A" style:family="table-column">
      <style:table-column-properties style:column-width="0.7854in"/>
    </style:style>
    <style:style style:name="Table10.B" style:family="table-column">
      <style:table-column-properties style:column-width="3.6396in"/>
    </style:style>
    <style:style style:name="Table10.C" style:family="table-column">
      <style:table-column-properties style:column-width="0.0563in"/>
    </style:style>
    <style:style style:name="Table10.D" style:family="table-column">
      <style:table-column-properties style:column-width="4.034in"/>
    </style:style>
    <style:style style:name="Table10.E" style:family="table-column">
      <style:table-column-properties style:column-width="2.0653in"/>
    </style:style>
    <style:style style:name="Table10.1" style:family="table-row">
      <style:table-row-properties style:min-row-height="0.3in" style:keep-together="false" fo:keep-together="always"/>
    </style:style>
    <style:style style:name="Table10.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0.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0.2" style:family="table-row">
      <style:table-row-properties style:min-row-height="0.4368in" style:keep-together="false" fo:keep-together="always"/>
    </style:style>
    <style:style style:name="Table10.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0.B2" style:family="table-cell">
      <style:table-cell-properties style:vertical-align="top" fo:padding-left="0.075in" fo:padding-right="0.075in" fo:padding-top="0in" fo:padding-bottom="0in" fo:border="0.0007in solid #000000" style:writing-mode="lr-tb"/>
    </style:style>
    <style:style style:name="Table10.3" style:family="table-row">
      <style:table-row-properties style:min-row-height="0.6306in" style:keep-together="false" fo:keep-together="always"/>
    </style:style>
    <style:style style:name="Table10.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0.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0.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0.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0.5" style:family="table-row">
      <style:table-row-properties style:min-row-height="0.2313in" style:keep-together="false" fo:keep-together="always"/>
    </style:style>
    <style:style style:name="Table10.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0.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0.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0.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1" style:family="table">
      <style:table-properties style:width="10.5806in" fo:margin-left="-0.1451in" table:align="left" style:writing-mode="lr-tb"/>
    </style:style>
    <style:style style:name="Table11.A" style:family="table-column">
      <style:table-column-properties style:column-width="0.7854in"/>
    </style:style>
    <style:style style:name="Table11.B" style:family="table-column">
      <style:table-column-properties style:column-width="3.6396in"/>
    </style:style>
    <style:style style:name="Table11.C" style:family="table-column">
      <style:table-column-properties style:column-width="0.0563in"/>
    </style:style>
    <style:style style:name="Table11.D" style:family="table-column">
      <style:table-column-properties style:column-width="4.034in"/>
    </style:style>
    <style:style style:name="Table11.E" style:family="table-column">
      <style:table-column-properties style:column-width="2.0653in"/>
    </style:style>
    <style:style style:name="Table11.1" style:family="table-row">
      <style:table-row-properties style:min-row-height="0.3in" style:keep-together="false" fo:keep-together="always"/>
    </style:style>
    <style:style style:name="Table11.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1.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1.2" style:family="table-row">
      <style:table-row-properties style:min-row-height="0.4368in" style:keep-together="false" fo:keep-together="always"/>
    </style:style>
    <style:style style:name="Table11.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1.B2" style:family="table-cell">
      <style:table-cell-properties style:vertical-align="top" fo:padding-left="0.075in" fo:padding-right="0.075in" fo:padding-top="0in" fo:padding-bottom="0in" fo:border="0.0007in solid #000000" style:writing-mode="lr-tb"/>
    </style:style>
    <style:style style:name="Table11.3" style:family="table-row">
      <style:table-row-properties style:min-row-height="0.6306in" style:keep-together="false" fo:keep-together="always"/>
    </style:style>
    <style:style style:name="Table11.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1.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1.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1.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1.5" style:family="table-row">
      <style:table-row-properties style:min-row-height="0.2313in" style:keep-together="false" fo:keep-together="always"/>
    </style:style>
    <style:style style:name="Table11.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1.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1.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1.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2" style:family="table">
      <style:table-properties style:width="10.5806in" fo:margin-left="-0.1451in" table:align="left" style:writing-mode="lr-tb"/>
    </style:style>
    <style:style style:name="Table12.A" style:family="table-column">
      <style:table-column-properties style:column-width="0.7854in"/>
    </style:style>
    <style:style style:name="Table12.B" style:family="table-column">
      <style:table-column-properties style:column-width="3.6396in"/>
    </style:style>
    <style:style style:name="Table12.C" style:family="table-column">
      <style:table-column-properties style:column-width="0.0563in"/>
    </style:style>
    <style:style style:name="Table12.D" style:family="table-column">
      <style:table-column-properties style:column-width="4.034in"/>
    </style:style>
    <style:style style:name="Table12.E" style:family="table-column">
      <style:table-column-properties style:column-width="2.0653in"/>
    </style:style>
    <style:style style:name="Table12.1" style:family="table-row">
      <style:table-row-properties style:min-row-height="0.3in" style:keep-together="false" fo:keep-together="always"/>
    </style:style>
    <style:style style:name="Table12.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2.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2.2" style:family="table-row">
      <style:table-row-properties style:min-row-height="0.4368in" style:keep-together="false" fo:keep-together="always"/>
    </style:style>
    <style:style style:name="Table12.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2.B2" style:family="table-cell">
      <style:table-cell-properties style:vertical-align="top" fo:padding-left="0.075in" fo:padding-right="0.075in" fo:padding-top="0in" fo:padding-bottom="0in" fo:border="0.0007in solid #000000" style:writing-mode="lr-tb"/>
    </style:style>
    <style:style style:name="Table12.3" style:family="table-row">
      <style:table-row-properties style:min-row-height="0.6306in" style:keep-together="false" fo:keep-together="always"/>
    </style:style>
    <style:style style:name="Table12.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2.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2.4" style:family="table-row">
      <style:table-row-properties style:min-row-height="0.5313in" style:keep-together="false" fo:keep-together="always"/>
    </style:style>
    <style:style style:name="Table12.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2.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2.5" style:family="table-row">
      <style:table-row-properties style:min-row-height="0.2313in" style:keep-together="false" fo:keep-together="always"/>
    </style:style>
    <style:style style:name="Table12.A5"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2.E5"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3" style:family="table">
      <style:table-properties style:width="10.5806in" fo:margin-left="-0.1451in" table:align="left" style:writing-mode="lr-tb"/>
    </style:style>
    <style:style style:name="Table13.A" style:family="table-column">
      <style:table-column-properties style:column-width="0.7854in"/>
    </style:style>
    <style:style style:name="Table13.B" style:family="table-column">
      <style:table-column-properties style:column-width="3.6396in"/>
    </style:style>
    <style:style style:name="Table13.C" style:family="table-column">
      <style:table-column-properties style:column-width="0.0563in"/>
    </style:style>
    <style:style style:name="Table13.D" style:family="table-column">
      <style:table-column-properties style:column-width="4.034in"/>
    </style:style>
    <style:style style:name="Table13.E" style:family="table-column">
      <style:table-column-properties style:column-width="2.0653in"/>
    </style:style>
    <style:style style:name="Table13.1" style:family="table-row">
      <style:table-row-properties style:min-row-height="0.3in" style:keep-together="false" fo:keep-together="always"/>
    </style:style>
    <style:style style:name="Table13.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3.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3.2" style:family="table-row">
      <style:table-row-properties style:min-row-height="0.4368in" style:keep-together="false" fo:keep-together="always"/>
    </style:style>
    <style:style style:name="Table13.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3.B2" style:family="table-cell">
      <style:table-cell-properties style:vertical-align="top" fo:padding-left="0.075in" fo:padding-right="0.075in" fo:padding-top="0in" fo:padding-bottom="0in" fo:border="0.0007in solid #000000" style:writing-mode="lr-tb"/>
    </style:style>
    <style:style style:name="Table13.3" style:family="table-row">
      <style:table-row-properties style:min-row-height="0.6306in" style:keep-together="false" fo:keep-together="always"/>
    </style:style>
    <style:style style:name="Table13.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3.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3.4" style:family="table-row">
      <style:table-row-properties style:min-row-height="0.0438in" style:keep-together="false" fo:keep-together="always"/>
    </style:style>
    <style:style style:name="Table13.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3.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3.5" style:family="table-row">
      <style:table-row-properties style:min-row-height="0.2313in" style:keep-together="false" fo:keep-together="always"/>
    </style:style>
    <style:style style:name="Table13.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3.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3.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3.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4" style:family="table">
      <style:table-properties style:width="10.5806in" fo:margin-left="-0.1451in" table:align="left" style:writing-mode="lr-tb"/>
    </style:style>
    <style:style style:name="Table14.A" style:family="table-column">
      <style:table-column-properties style:column-width="0.7854in"/>
    </style:style>
    <style:style style:name="Table14.B" style:family="table-column">
      <style:table-column-properties style:column-width="3.6396in"/>
    </style:style>
    <style:style style:name="Table14.C" style:family="table-column">
      <style:table-column-properties style:column-width="0.0563in"/>
    </style:style>
    <style:style style:name="Table14.D" style:family="table-column">
      <style:table-column-properties style:column-width="4.034in"/>
    </style:style>
    <style:style style:name="Table14.E" style:family="table-column">
      <style:table-column-properties style:column-width="2.0653in"/>
    </style:style>
    <style:style style:name="Table14.1" style:family="table-row">
      <style:table-row-properties style:min-row-height="0.3in" style:keep-together="false" fo:keep-together="always"/>
    </style:style>
    <style:style style:name="Table14.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4.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4.2" style:family="table-row">
      <style:table-row-properties style:min-row-height="0.4368in" style:keep-together="false" fo:keep-together="always"/>
    </style:style>
    <style:style style:name="Table14.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4.B2" style:family="table-cell">
      <style:table-cell-properties style:vertical-align="top" fo:padding-left="0.075in" fo:padding-right="0.075in" fo:padding-top="0in" fo:padding-bottom="0in" fo:border="0.0007in solid #000000" style:writing-mode="lr-tb"/>
    </style:style>
    <style:style style:name="Table14.3" style:family="table-row">
      <style:table-row-properties style:min-row-height="0.6306in" style:keep-together="false" fo:keep-together="always"/>
    </style:style>
    <style:style style:name="Table14.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4.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4.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4.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4.5" style:family="table-row">
      <style:table-row-properties style:min-row-height="0.2313in" style:keep-together="false" fo:keep-together="always"/>
    </style:style>
    <style:style style:name="Table14.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4.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4.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4.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5" style:family="table">
      <style:table-properties style:width="10.5806in" fo:margin-left="-0.1451in" table:align="left" style:writing-mode="lr-tb"/>
    </style:style>
    <style:style style:name="Table15.A" style:family="table-column">
      <style:table-column-properties style:column-width="0.7854in"/>
    </style:style>
    <style:style style:name="Table15.B" style:family="table-column">
      <style:table-column-properties style:column-width="3.6396in"/>
    </style:style>
    <style:style style:name="Table15.C" style:family="table-column">
      <style:table-column-properties style:column-width="0.0563in"/>
    </style:style>
    <style:style style:name="Table15.D" style:family="table-column">
      <style:table-column-properties style:column-width="4.034in"/>
    </style:style>
    <style:style style:name="Table15.E" style:family="table-column">
      <style:table-column-properties style:column-width="2.0653in"/>
    </style:style>
    <style:style style:name="Table15.1" style:family="table-row">
      <style:table-row-properties style:min-row-height="0.3in" style:keep-together="false" fo:keep-together="always"/>
    </style:style>
    <style:style style:name="Table15.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5.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5.2" style:family="table-row">
      <style:table-row-properties style:min-row-height="0.4368in" style:keep-together="false" fo:keep-together="always"/>
    </style:style>
    <style:style style:name="Table15.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5.B2" style:family="table-cell">
      <style:table-cell-properties style:vertical-align="top" fo:padding-left="0.075in" fo:padding-right="0.075in" fo:padding-top="0in" fo:padding-bottom="0in" fo:border="0.0007in solid #000000" style:writing-mode="lr-tb"/>
    </style:style>
    <style:style style:name="Table15.3" style:family="table-row">
      <style:table-row-properties style:min-row-height="0.6306in" style:keep-together="false" fo:keep-together="always"/>
    </style:style>
    <style:style style:name="Table15.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5.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5.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5.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5.5" style:family="table-row">
      <style:table-row-properties style:min-row-height="0.2313in" style:keep-together="false" fo:keep-together="always"/>
    </style:style>
    <style:style style:name="Table15.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5.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5.6" style:family="table-row">
      <style:table-row-properties style:min-row-height="1.2868in" style:keep-together="false" fo:keep-together="always"/>
    </style:style>
    <style:style style:name="Table15.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5.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6" style:family="table">
      <style:table-properties style:width="10.5806in" fo:margin-left="-0.1451in" table:align="left" style:writing-mode="lr-tb"/>
    </style:style>
    <style:style style:name="Table16.A" style:family="table-column">
      <style:table-column-properties style:column-width="0.7854in"/>
    </style:style>
    <style:style style:name="Table16.B" style:family="table-column">
      <style:table-column-properties style:column-width="3.6396in"/>
    </style:style>
    <style:style style:name="Table16.C" style:family="table-column">
      <style:table-column-properties style:column-width="0.0563in"/>
    </style:style>
    <style:style style:name="Table16.D" style:family="table-column">
      <style:table-column-properties style:column-width="4.034in"/>
    </style:style>
    <style:style style:name="Table16.E" style:family="table-column">
      <style:table-column-properties style:column-width="2.0653in"/>
    </style:style>
    <style:style style:name="Table16.1" style:family="table-row">
      <style:table-row-properties style:min-row-height="0.3in" style:keep-together="false" fo:keep-together="always"/>
    </style:style>
    <style:style style:name="Table16.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6.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6.2" style:family="table-row">
      <style:table-row-properties style:min-row-height="0.4368in" style:keep-together="false" fo:keep-together="always"/>
    </style:style>
    <style:style style:name="Table16.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6.B2" style:family="table-cell">
      <style:table-cell-properties style:vertical-align="top" fo:padding-left="0.075in" fo:padding-right="0.075in" fo:padding-top="0in" fo:padding-bottom="0in" fo:border="0.0007in solid #000000" style:writing-mode="lr-tb"/>
    </style:style>
    <style:style style:name="Table16.3" style:family="table-row">
      <style:table-row-properties style:min-row-height="0.6306in" style:keep-together="false" fo:keep-together="always"/>
    </style:style>
    <style:style style:name="Table16.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6.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6.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6.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6.5" style:family="table-row">
      <style:table-row-properties style:min-row-height="0.2313in" style:keep-together="false" fo:keep-together="always"/>
    </style:style>
    <style:style style:name="Table16.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6.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6.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6.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7" style:family="table">
      <style:table-properties style:width="10.5806in" fo:margin-left="-0.1451in" table:align="left" style:writing-mode="lr-tb"/>
    </style:style>
    <style:style style:name="Table17.A" style:family="table-column">
      <style:table-column-properties style:column-width="0.7854in"/>
    </style:style>
    <style:style style:name="Table17.B" style:family="table-column">
      <style:table-column-properties style:column-width="3.6396in"/>
    </style:style>
    <style:style style:name="Table17.C" style:family="table-column">
      <style:table-column-properties style:column-width="0.0563in"/>
    </style:style>
    <style:style style:name="Table17.D" style:family="table-column">
      <style:table-column-properties style:column-width="4.034in"/>
    </style:style>
    <style:style style:name="Table17.E" style:family="table-column">
      <style:table-column-properties style:column-width="2.0653in"/>
    </style:style>
    <style:style style:name="Table17.1" style:family="table-row">
      <style:table-row-properties style:min-row-height="0.3in" style:keep-together="false" fo:keep-together="always"/>
    </style:style>
    <style:style style:name="Table17.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7.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7.2" style:family="table-row">
      <style:table-row-properties style:min-row-height="0.4368in" style:keep-together="false" fo:keep-together="always"/>
    </style:style>
    <style:style style:name="Table17.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7.B2" style:family="table-cell">
      <style:table-cell-properties style:vertical-align="top" fo:padding-left="0.075in" fo:padding-right="0.075in" fo:padding-top="0in" fo:padding-bottom="0in" fo:border="0.0007in solid #000000" style:writing-mode="lr-tb"/>
    </style:style>
    <style:style style:name="Table17.3" style:family="table-row">
      <style:table-row-properties style:min-row-height="0.6306in" style:keep-together="false" fo:keep-together="always"/>
    </style:style>
    <style:style style:name="Table17.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7.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7.4" style:family="table-row">
      <style:table-row-properties style:min-row-height="0.3688in" style:keep-together="false" fo:keep-together="always"/>
    </style:style>
    <style:style style:name="Table17.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7.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7.5" style:family="table-row">
      <style:table-row-properties style:min-row-height="0.2313in" style:keep-together="false" fo:keep-together="always"/>
    </style:style>
    <style:style style:name="Table17.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7.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8" style:family="table">
      <style:table-properties style:width="10.5806in" fo:margin-left="-0.1451in" table:align="left" style:writing-mode="lr-tb"/>
    </style:style>
    <style:style style:name="Table18.A" style:family="table-column">
      <style:table-column-properties style:column-width="0.7854in"/>
    </style:style>
    <style:style style:name="Table18.B" style:family="table-column">
      <style:table-column-properties style:column-width="3.6396in"/>
    </style:style>
    <style:style style:name="Table18.C" style:family="table-column">
      <style:table-column-properties style:column-width="0.0563in"/>
    </style:style>
    <style:style style:name="Table18.D" style:family="table-column">
      <style:table-column-properties style:column-width="4.034in"/>
    </style:style>
    <style:style style:name="Table18.E" style:family="table-column">
      <style:table-column-properties style:column-width="2.0653in"/>
    </style:style>
    <style:style style:name="Table18.1" style:family="table-row">
      <style:table-row-properties style:min-row-height="0.3in" style:keep-together="false" fo:keep-together="always"/>
    </style:style>
    <style:style style:name="Table18.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8.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8.2" style:family="table-row">
      <style:table-row-properties style:min-row-height="0.4368in" style:keep-together="false" fo:keep-together="always"/>
    </style:style>
    <style:style style:name="Table18.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8.B2" style:family="table-cell">
      <style:table-cell-properties style:vertical-align="top" fo:padding-left="0.075in" fo:padding-right="0.075in" fo:padding-top="0in" fo:padding-bottom="0in" fo:border="0.0007in solid #000000" style:writing-mode="lr-tb"/>
    </style:style>
    <style:style style:name="Table18.3" style:family="table-row">
      <style:table-row-properties style:min-row-height="0.0368in" style:keep-together="false" fo:keep-together="always"/>
    </style:style>
    <style:style style:name="Table18.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8.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8.4" style:family="table-row">
      <style:table-row-properties style:min-row-height="0.6306in" style:keep-together="false" fo:keep-together="always"/>
    </style:style>
    <style:style style:name="Table18.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8.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8.5" style:family="table-row">
      <style:table-row-properties style:min-row-height="0.2313in" style:keep-together="false" fo:keep-together="always"/>
    </style:style>
    <style:style style:name="Table18.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8.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18.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8.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9" style:family="table">
      <style:table-properties style:width="10.5806in" fo:margin-left="-0.1451in" table:align="left" style:writing-mode="lr-tb"/>
    </style:style>
    <style:style style:name="Table19.A" style:family="table-column">
      <style:table-column-properties style:column-width="0.7854in"/>
    </style:style>
    <style:style style:name="Table19.B" style:family="table-column">
      <style:table-column-properties style:column-width="3.6396in"/>
    </style:style>
    <style:style style:name="Table19.C" style:family="table-column">
      <style:table-column-properties style:column-width="0.0563in"/>
    </style:style>
    <style:style style:name="Table19.D" style:family="table-column">
      <style:table-column-properties style:column-width="4.034in"/>
    </style:style>
    <style:style style:name="Table19.E" style:family="table-column">
      <style:table-column-properties style:column-width="2.0653in"/>
    </style:style>
    <style:style style:name="Table19.1" style:family="table-row">
      <style:table-row-properties style:min-row-height="0.3in" style:keep-together="false" fo:keep-together="always"/>
    </style:style>
    <style:style style:name="Table19.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9.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19.2" style:family="table-row">
      <style:table-row-properties style:min-row-height="0.4368in" style:keep-together="false" fo:keep-together="always"/>
    </style:style>
    <style:style style:name="Table19.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9.B2" style:family="table-cell">
      <style:table-cell-properties style:vertical-align="top" fo:padding-left="0.075in" fo:padding-right="0.075in" fo:padding-top="0in" fo:padding-bottom="0in" fo:border="0.0007in solid #000000" style:writing-mode="lr-tb"/>
    </style:style>
    <style:style style:name="Table19.3" style:family="table-row">
      <style:table-row-properties style:min-row-height="0.6306in" style:keep-together="false" fo:keep-together="always"/>
    </style:style>
    <style:style style:name="Table19.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19.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19.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19.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19.6" style:family="table-row">
      <style:table-row-properties style:min-row-height="0.2313in" style:keep-together="false" fo:keep-together="always"/>
    </style:style>
    <style:style style:name="Table19.A6"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9.E6"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0" style:family="table">
      <style:table-properties style:width="10.5806in" fo:margin-left="-0.1451in" table:align="left" style:writing-mode="lr-tb"/>
    </style:style>
    <style:style style:name="Table20.A" style:family="table-column">
      <style:table-column-properties style:column-width="0.7854in"/>
    </style:style>
    <style:style style:name="Table20.B" style:family="table-column">
      <style:table-column-properties style:column-width="3.6396in"/>
    </style:style>
    <style:style style:name="Table20.C" style:family="table-column">
      <style:table-column-properties style:column-width="0.0563in"/>
    </style:style>
    <style:style style:name="Table20.D" style:family="table-column">
      <style:table-column-properties style:column-width="4.034in"/>
    </style:style>
    <style:style style:name="Table20.E" style:family="table-column">
      <style:table-column-properties style:column-width="2.0653in"/>
    </style:style>
    <style:style style:name="Table20.1" style:family="table-row">
      <style:table-row-properties style:min-row-height="0.3in" style:keep-together="false" fo:keep-together="always"/>
    </style:style>
    <style:style style:name="Table20.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0.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0.2" style:family="table-row">
      <style:table-row-properties style:min-row-height="0.4368in" style:keep-together="false" fo:keep-together="always"/>
    </style:style>
    <style:style style:name="Table20.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0.B2" style:family="table-cell">
      <style:table-cell-properties style:vertical-align="top" fo:padding-left="0.075in" fo:padding-right="0.075in" fo:padding-top="0in" fo:padding-bottom="0in" fo:border="0.0007in solid #000000" style:writing-mode="lr-tb"/>
    </style:style>
    <style:style style:name="Table20.3" style:family="table-row">
      <style:table-row-properties style:min-row-height="0.2313in" style:keep-together="false" fo:keep-together="always"/>
    </style:style>
    <style:style style:name="Table20.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0.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0.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0.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0.A5"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0.E5"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1" style:family="table">
      <style:table-properties style:width="10.5806in" fo:margin-left="-0.1451in" table:align="left" style:writing-mode="lr-tb"/>
    </style:style>
    <style:style style:name="Table21.A" style:family="table-column">
      <style:table-column-properties style:column-width="0.7854in"/>
    </style:style>
    <style:style style:name="Table21.B" style:family="table-column">
      <style:table-column-properties style:column-width="3.6396in"/>
    </style:style>
    <style:style style:name="Table21.C" style:family="table-column">
      <style:table-column-properties style:column-width="0.0563in"/>
    </style:style>
    <style:style style:name="Table21.D" style:family="table-column">
      <style:table-column-properties style:column-width="4.034in"/>
    </style:style>
    <style:style style:name="Table21.E" style:family="table-column">
      <style:table-column-properties style:column-width="2.0653in"/>
    </style:style>
    <style:style style:name="Table21.1" style:family="table-row">
      <style:table-row-properties style:min-row-height="0.3in" style:keep-together="false" fo:keep-together="always"/>
    </style:style>
    <style:style style:name="Table21.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1.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1.2" style:family="table-row">
      <style:table-row-properties style:min-row-height="0.4368in" style:keep-together="false" fo:keep-together="always"/>
    </style:style>
    <style:style style:name="Table21.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1.B2" style:family="table-cell">
      <style:table-cell-properties style:vertical-align="top" fo:padding-left="0.075in" fo:padding-right="0.075in" fo:padding-top="0in" fo:padding-bottom="0in" fo:border="0.0007in solid #000000" style:writing-mode="lr-tb"/>
    </style:style>
    <style:style style:name="Table21.3" style:family="table-row">
      <style:table-row-properties style:min-row-height="0.6306in" style:keep-together="false" fo:keep-together="always"/>
    </style:style>
    <style:style style:name="Table21.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1.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1.4" style:family="table-row">
      <style:table-row-properties style:min-row-height="0.0438in" style:keep-together="false" fo:keep-together="always"/>
    </style:style>
    <style:style style:name="Table21.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1.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1.5" style:family="table-row">
      <style:table-row-properties style:min-row-height="0.2313in" style:keep-together="false" fo:keep-together="always"/>
    </style:style>
    <style:style style:name="Table21.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1.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1.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1.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2" style:family="table">
      <style:table-properties style:width="10.5806in" fo:margin-left="-0.1451in" table:align="left" style:writing-mode="lr-tb"/>
    </style:style>
    <style:style style:name="Table22.A" style:family="table-column">
      <style:table-column-properties style:column-width="0.7854in"/>
    </style:style>
    <style:style style:name="Table22.B" style:family="table-column">
      <style:table-column-properties style:column-width="3.6396in"/>
    </style:style>
    <style:style style:name="Table22.C" style:family="table-column">
      <style:table-column-properties style:column-width="0.0563in"/>
    </style:style>
    <style:style style:name="Table22.D" style:family="table-column">
      <style:table-column-properties style:column-width="4.034in"/>
    </style:style>
    <style:style style:name="Table22.E" style:family="table-column">
      <style:table-column-properties style:column-width="2.0653in"/>
    </style:style>
    <style:style style:name="Table22.1" style:family="table-row">
      <style:table-row-properties style:min-row-height="0.3in" style:keep-together="false" fo:keep-together="always"/>
    </style:style>
    <style:style style:name="Table22.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2.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2.2" style:family="table-row">
      <style:table-row-properties style:min-row-height="0.4368in" style:keep-together="false" fo:keep-together="always"/>
    </style:style>
    <style:style style:name="Table22.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2.B2" style:family="table-cell">
      <style:table-cell-properties style:vertical-align="top" fo:padding-left="0.075in" fo:padding-right="0.075in" fo:padding-top="0in" fo:padding-bottom="0in" fo:border="0.0007in solid #000000" style:writing-mode="lr-tb"/>
    </style:style>
    <style:style style:name="Table22.3" style:family="table-row">
      <style:table-row-properties style:min-row-height="0.6306in" style:keep-together="false" fo:keep-together="always"/>
    </style:style>
    <style:style style:name="Table22.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2.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2.4" style:family="table-row">
      <style:table-row-properties style:min-row-height="0.0438in" style:keep-together="false" fo:keep-together="always"/>
    </style:style>
    <style:style style:name="Table22.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2.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2.5" style:family="table-row">
      <style:table-row-properties style:min-row-height="0.2313in" style:keep-together="false" fo:keep-together="always"/>
    </style:style>
    <style:style style:name="Table22.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2.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3" style:family="table">
      <style:table-properties style:width="10.5806in" fo:margin-left="-0.1451in" table:align="left" style:writing-mode="lr-tb"/>
    </style:style>
    <style:style style:name="Table23.A" style:family="table-column">
      <style:table-column-properties style:column-width="0.7854in"/>
    </style:style>
    <style:style style:name="Table23.B" style:family="table-column">
      <style:table-column-properties style:column-width="3.6396in"/>
    </style:style>
    <style:style style:name="Table23.C" style:family="table-column">
      <style:table-column-properties style:column-width="0.0563in"/>
    </style:style>
    <style:style style:name="Table23.D" style:family="table-column">
      <style:table-column-properties style:column-width="4.034in"/>
    </style:style>
    <style:style style:name="Table23.E" style:family="table-column">
      <style:table-column-properties style:column-width="2.0653in"/>
    </style:style>
    <style:style style:name="Table23.1" style:family="table-row">
      <style:table-row-properties style:min-row-height="0.3in" style:keep-together="false" fo:keep-together="always"/>
    </style:style>
    <style:style style:name="Table23.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3.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3.2" style:family="table-row">
      <style:table-row-properties style:min-row-height="0.4368in" style:keep-together="false" fo:keep-together="always"/>
    </style:style>
    <style:style style:name="Table23.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3.B2" style:family="table-cell">
      <style:table-cell-properties style:vertical-align="top" fo:padding-left="0.075in" fo:padding-right="0.075in" fo:padding-top="0in" fo:padding-bottom="0in" fo:border="0.0007in solid #000000" style:writing-mode="lr-tb"/>
    </style:style>
    <style:style style:name="Table23.3" style:family="table-row">
      <style:table-row-properties style:min-row-height="0.2313in" style:keep-together="false" fo:keep-together="always"/>
    </style:style>
    <style:style style:name="Table23.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3.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3.A4"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3.E4"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3.A6"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3.E6"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3.A8"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3.E8"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3.A9" style:family="table-cell">
      <style:table-cell-properties style:vertical-align="top" fo:background-color="#dfdfdf"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3.E9" style:family="table-cell">
      <style:table-cell-properties style:vertical-align="top" fo:background-color="#dfdfdf"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4" style:family="table">
      <style:table-properties style:width="10.5806in" fo:margin-left="-0.1451in" table:align="left" style:writing-mode="lr-tb"/>
    </style:style>
    <style:style style:name="Table24.A" style:family="table-column">
      <style:table-column-properties style:column-width="0.7854in"/>
    </style:style>
    <style:style style:name="Table24.B" style:family="table-column">
      <style:table-column-properties style:column-width="3.6396in"/>
    </style:style>
    <style:style style:name="Table24.C" style:family="table-column">
      <style:table-column-properties style:column-width="0.0563in"/>
    </style:style>
    <style:style style:name="Table24.D" style:family="table-column">
      <style:table-column-properties style:column-width="4.034in"/>
    </style:style>
    <style:style style:name="Table24.E" style:family="table-column">
      <style:table-column-properties style:column-width="2.0653in"/>
    </style:style>
    <style:style style:name="Table24.1" style:family="table-row">
      <style:table-row-properties style:min-row-height="0.3in" style:keep-together="false" fo:keep-together="always"/>
    </style:style>
    <style:style style:name="Table24.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4.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4.2" style:family="table-row">
      <style:table-row-properties style:min-row-height="0.4368in" style:keep-together="false" fo:keep-together="always"/>
    </style:style>
    <style:style style:name="Table24.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4.B2" style:family="table-cell">
      <style:table-cell-properties style:vertical-align="top" fo:padding-left="0.075in" fo:padding-right="0.075in" fo:padding-top="0in" fo:padding-bottom="0in" fo:border="0.0007in solid #000000" style:writing-mode="lr-tb"/>
    </style:style>
    <style:style style:name="Table24.3" style:family="table-row">
      <style:table-row-properties style:min-row-height="0.6306in" style:keep-together="false" fo:keep-together="always"/>
    </style:style>
    <style:style style:name="Table24.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4.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4.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4.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4.5" style:family="table-row">
      <style:table-row-properties style:min-row-height="0.2313in" style:keep-together="false" fo:keep-together="always"/>
    </style:style>
    <style:style style:name="Table24.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4.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4.A8"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4.E8"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5" style:family="table">
      <style:table-properties style:width="10.5806in" fo:margin-left="-0.1451in" table:align="left" style:writing-mode="lr-tb"/>
    </style:style>
    <style:style style:name="Table25.A" style:family="table-column">
      <style:table-column-properties style:column-width="0.7854in"/>
    </style:style>
    <style:style style:name="Table25.B" style:family="table-column">
      <style:table-column-properties style:column-width="3.6396in"/>
    </style:style>
    <style:style style:name="Table25.C" style:family="table-column">
      <style:table-column-properties style:column-width="0.0563in"/>
    </style:style>
    <style:style style:name="Table25.D" style:family="table-column">
      <style:table-column-properties style:column-width="4.034in"/>
    </style:style>
    <style:style style:name="Table25.E" style:family="table-column">
      <style:table-column-properties style:column-width="2.0653in"/>
    </style:style>
    <style:style style:name="Table25.1" style:family="table-row">
      <style:table-row-properties style:min-row-height="0.3in" style:keep-together="false" fo:keep-together="always"/>
    </style:style>
    <style:style style:name="Table25.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5.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5.2" style:family="table-row">
      <style:table-row-properties style:min-row-height="0.4368in" style:keep-together="false" fo:keep-together="always"/>
    </style:style>
    <style:style style:name="Table25.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5.B2" style:family="table-cell">
      <style:table-cell-properties style:vertical-align="top" fo:padding-left="0.075in" fo:padding-right="0.075in" fo:padding-top="0in" fo:padding-bottom="0in" fo:border="0.0007in solid #000000" style:writing-mode="lr-tb"/>
    </style:style>
    <style:style style:name="Table25.3" style:family="table-row">
      <style:table-row-properties style:min-row-height="0.6306in" style:keep-together="false" fo:keep-together="always"/>
    </style:style>
    <style:style style:name="Table25.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5.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5.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5.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5.5" style:family="table-row">
      <style:table-row-properties style:min-row-height="0.2313in" style:keep-together="false" fo:keep-together="always"/>
    </style:style>
    <style:style style:name="Table25.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5.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5.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5.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6" style:family="table">
      <style:table-properties style:width="10.5528in" fo:margin-left="-0.1313in" table:align="left" style:writing-mode="lr-tb"/>
    </style:style>
    <style:style style:name="Table26.A" style:family="table-column">
      <style:table-column-properties style:column-width="0.7854in"/>
    </style:style>
    <style:style style:name="Table26.B" style:family="table-column">
      <style:table-column-properties style:column-width="3.6313in"/>
    </style:style>
    <style:style style:name="Table26.C" style:family="table-column">
      <style:table-column-properties style:column-width="4.0938in"/>
    </style:style>
    <style:style style:name="Table26.D" style:family="table-column">
      <style:table-column-properties style:column-width="2.0424in"/>
    </style:style>
    <style:style style:name="Table26.1" style:family="table-row">
      <style:table-row-properties style:min-row-height="0.2292in" style:keep-together="false" fo:keep-together="always"/>
    </style:style>
    <style:style style:name="Table26.A1" style:family="table-cell">
      <style:table-cell-properties style:vertical-align="top" fo:background-color="#00000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6.D1" style:family="table-cell">
      <style:table-cell-properties style:vertical-align="top" fo:background-color="#000000" fo:padding-left="0.075in" fo:padding-right="0.075in" fo:padding-top="0in" fo:padding-bottom="0in" fo:border="0.0007in solid #000000" style:writing-mode="lr-tb">
        <style:background-image/>
      </style:table-cell-properties>
    </style:style>
    <style:style style:name="Table26.2" style:family="table-row">
      <style:table-row-properties style:min-row-height="0.4368in" style:keep-together="false" fo:keep-together="always"/>
    </style:style>
    <style:style style:name="Table2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6.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6.3" style:family="table-row">
      <style:table-row-properties style:min-row-height="0.6306in" style:keep-together="false" fo:keep-together="always"/>
    </style:style>
    <style:style style:name="Table26.A3"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6.D3" style:family="table-cell">
      <style:table-cell-properties style:vertical-align="top" fo:padding-left="0.075in" fo:padding-right="0.075in" fo:padding-top="0in" fo:padding-bottom="0in" fo:border="0.0007in solid #000000" style:writing-mode="lr-tb"/>
    </style:style>
    <style:style style:name="Table26.4" style:family="table-row">
      <style:table-row-properties style:min-row-height="0.2757in" style:keep-together="false" fo:keep-together="always"/>
    </style:style>
    <style:style style:name="Table26.A4" style:family="table-cell">
      <style:table-cell-properties style:vertical-align="top" fo:background-color="#cccccc"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6.D4" style:family="table-cell">
      <style:table-cell-properties style:vertical-align="top" fo:background-color="#cccccc"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7" style:family="table">
      <style:table-properties style:width="10.5806in" fo:margin-left="-0.1451in" table:align="left" style:writing-mode="lr-tb"/>
    </style:style>
    <style:style style:name="Table27.A" style:family="table-column">
      <style:table-column-properties style:column-width="0.7854in"/>
    </style:style>
    <style:style style:name="Table27.B" style:family="table-column">
      <style:table-column-properties style:column-width="3.6396in"/>
    </style:style>
    <style:style style:name="Table27.C" style:family="table-column">
      <style:table-column-properties style:column-width="0.0563in"/>
    </style:style>
    <style:style style:name="Table27.D" style:family="table-column">
      <style:table-column-properties style:column-width="4.034in"/>
    </style:style>
    <style:style style:name="Table27.E" style:family="table-column">
      <style:table-column-properties style:column-width="2.0653in"/>
    </style:style>
    <style:style style:name="Table27.1" style:family="table-row">
      <style:table-row-properties style:min-row-height="0.3in" style:keep-together="false" fo:keep-together="always"/>
    </style:style>
    <style:style style:name="Table27.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7.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7.2" style:family="table-row">
      <style:table-row-properties style:min-row-height="0.4368in" style:keep-together="false" fo:keep-together="always"/>
    </style:style>
    <style:style style:name="Table27.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7.B2" style:family="table-cell">
      <style:table-cell-properties style:vertical-align="top" fo:padding-left="0.075in" fo:padding-right="0.075in" fo:padding-top="0in" fo:padding-bottom="0in" fo:border="0.0007in solid #000000" style:writing-mode="lr-tb"/>
    </style:style>
    <style:style style:name="Table27.3" style:family="table-row">
      <style:table-row-properties style:min-row-height="0.2313in" style:keep-together="false" fo:keep-together="always"/>
    </style:style>
    <style:style style:name="Table27.A3"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7.E3"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7.A4"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7.E4"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7.A5"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7.E5"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7.A2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7.E2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8" style:family="table">
      <style:table-properties style:width="10.5806in" fo:margin-left="-0.1451in" table:align="left" style:writing-mode="lr-tb"/>
    </style:style>
    <style:style style:name="Table28.A" style:family="table-column">
      <style:table-column-properties style:column-width="0.7854in"/>
    </style:style>
    <style:style style:name="Table28.B" style:family="table-column">
      <style:table-column-properties style:column-width="3.6396in"/>
    </style:style>
    <style:style style:name="Table28.C" style:family="table-column">
      <style:table-column-properties style:column-width="0.0563in"/>
    </style:style>
    <style:style style:name="Table28.D" style:family="table-column">
      <style:table-column-properties style:column-width="4.034in"/>
    </style:style>
    <style:style style:name="Table28.E" style:family="table-column">
      <style:table-column-properties style:column-width="2.0653in"/>
    </style:style>
    <style:style style:name="Table28.1" style:family="table-row">
      <style:table-row-properties style:min-row-height="0.3in" style:keep-together="false" fo:keep-together="always"/>
    </style:style>
    <style:style style:name="Table28.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8.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8.2" style:family="table-row">
      <style:table-row-properties style:min-row-height="0.4368in" style:keep-together="false" fo:keep-together="always"/>
    </style:style>
    <style:style style:name="Table28.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8.B2" style:family="table-cell">
      <style:table-cell-properties style:vertical-align="top" fo:padding-left="0.075in" fo:padding-right="0.075in" fo:padding-top="0in" fo:padding-bottom="0in" fo:border="0.0007in solid #000000" style:writing-mode="lr-tb"/>
    </style:style>
    <style:style style:name="Table28.3" style:family="table-row">
      <style:table-row-properties style:min-row-height="0.6306in" style:keep-together="false" fo:keep-together="always"/>
    </style:style>
    <style:style style:name="Table28.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8.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8.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8.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8.5" style:family="table-row">
      <style:table-row-properties style:min-row-height="0.2313in" style:keep-together="false" fo:keep-together="always"/>
    </style:style>
    <style:style style:name="Table28.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8.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8.A11"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8.E1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9" style:family="table">
      <style:table-properties style:width="10.5806in" fo:margin-left="-0.1451in" table:align="left" style:writing-mode="lr-tb"/>
    </style:style>
    <style:style style:name="Table29.A" style:family="table-column">
      <style:table-column-properties style:column-width="0.7854in"/>
    </style:style>
    <style:style style:name="Table29.B" style:family="table-column">
      <style:table-column-properties style:column-width="3.6396in"/>
    </style:style>
    <style:style style:name="Table29.C" style:family="table-column">
      <style:table-column-properties style:column-width="0.0563in"/>
    </style:style>
    <style:style style:name="Table29.D" style:family="table-column">
      <style:table-column-properties style:column-width="4.034in"/>
    </style:style>
    <style:style style:name="Table29.E" style:family="table-column">
      <style:table-column-properties style:column-width="2.0653in"/>
    </style:style>
    <style:style style:name="Table29.1" style:family="table-row">
      <style:table-row-properties style:min-row-height="0.3in" style:keep-together="false" fo:keep-together="always"/>
    </style:style>
    <style:style style:name="Table29.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29.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29.2" style:family="table-row">
      <style:table-row-properties style:min-row-height="0.4368in" style:keep-together="false" fo:keep-together="always"/>
    </style:style>
    <style:style style:name="Table29.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9.B2" style:family="table-cell">
      <style:table-cell-properties style:vertical-align="top" fo:padding-left="0.075in" fo:padding-right="0.075in" fo:padding-top="0in" fo:padding-bottom="0in" fo:border="0.0007in solid #000000" style:writing-mode="lr-tb"/>
    </style:style>
    <style:style style:name="Table29.3" style:family="table-row">
      <style:table-row-properties style:min-row-height="0.6306in" style:keep-together="false" fo:keep-together="always"/>
    </style:style>
    <style:style style:name="Table29.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29.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29.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29.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29.5" style:family="table-row">
      <style:table-row-properties style:min-row-height="0.2313in" style:keep-together="false" fo:keep-together="always"/>
    </style:style>
    <style:style style:name="Table29.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9.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29.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9.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0" style:family="table">
      <style:table-properties style:width="10.5806in" fo:margin-left="-0.1451in" table:align="left" style:writing-mode="lr-tb"/>
    </style:style>
    <style:style style:name="Table30.A" style:family="table-column">
      <style:table-column-properties style:column-width="0.7854in"/>
    </style:style>
    <style:style style:name="Table30.B" style:family="table-column">
      <style:table-column-properties style:column-width="3.6396in"/>
    </style:style>
    <style:style style:name="Table30.C" style:family="table-column">
      <style:table-column-properties style:column-width="0.0563in"/>
    </style:style>
    <style:style style:name="Table30.D" style:family="table-column">
      <style:table-column-properties style:column-width="4.034in"/>
    </style:style>
    <style:style style:name="Table30.E" style:family="table-column">
      <style:table-column-properties style:column-width="2.0653in"/>
    </style:style>
    <style:style style:name="Table30.1" style:family="table-row">
      <style:table-row-properties style:min-row-height="0.3in" style:keep-together="false" fo:keep-together="always"/>
    </style:style>
    <style:style style:name="Table30.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0.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0.2" style:family="table-row">
      <style:table-row-properties style:min-row-height="0.4368in" style:keep-together="false" fo:keep-together="always"/>
    </style:style>
    <style:style style:name="Table30.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0.B2" style:family="table-cell">
      <style:table-cell-properties style:vertical-align="top" fo:padding-left="0.075in" fo:padding-right="0.075in" fo:padding-top="0in" fo:padding-bottom="0in" fo:border="0.0007in solid #000000" style:writing-mode="lr-tb"/>
    </style:style>
    <style:style style:name="Table30.3" style:family="table-row">
      <style:table-row-properties style:min-row-height="0.6306in" style:keep-together="false" fo:keep-together="always"/>
    </style:style>
    <style:style style:name="Table30.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0.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0.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0.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0.5" style:family="table-row">
      <style:table-row-properties style:min-row-height="0.2313in" style:keep-together="false" fo:keep-together="always"/>
    </style:style>
    <style:style style:name="Table30.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0.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0.A11" style:family="table-cell">
      <style:table-cell-properties style:vertical-align="top" fo:background-color="#cccccc"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0.E11" style:family="table-cell">
      <style:table-cell-properties style:vertical-align="top" fo:background-color="#cccccc" fo:padding-left="0.075in" fo:padding-right="0.075in" fo:padding-top="0in" fo:padding-bottom="0in" fo:border="0.0007in solid #000000" style:writing-mode="lr-tb">
        <style:background-image/>
      </style:table-cell-properties>
    </style:style>
    <style:style style:name="Table30.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0.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1" style:family="table">
      <style:table-properties style:width="10.5806in" fo:margin-left="-0.1451in" table:align="left" style:writing-mode="lr-tb"/>
    </style:style>
    <style:style style:name="Table31.A" style:family="table-column">
      <style:table-column-properties style:column-width="0.7854in"/>
    </style:style>
    <style:style style:name="Table31.B" style:family="table-column">
      <style:table-column-properties style:column-width="3.6396in"/>
    </style:style>
    <style:style style:name="Table31.C" style:family="table-column">
      <style:table-column-properties style:column-width="0.0563in"/>
    </style:style>
    <style:style style:name="Table31.D" style:family="table-column">
      <style:table-column-properties style:column-width="4.034in"/>
    </style:style>
    <style:style style:name="Table31.E" style:family="table-column">
      <style:table-column-properties style:column-width="2.0653in"/>
    </style:style>
    <style:style style:name="Table31.1" style:family="table-row">
      <style:table-row-properties style:min-row-height="0.3in" style:keep-together="false" fo:keep-together="always"/>
    </style:style>
    <style:style style:name="Table31.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1.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1.2" style:family="table-row">
      <style:table-row-properties style:min-row-height="0.4368in" style:keep-together="false" fo:keep-together="always"/>
    </style:style>
    <style:style style:name="Table31.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1.B2" style:family="table-cell">
      <style:table-cell-properties style:vertical-align="top" fo:padding-left="0.075in" fo:padding-right="0.075in" fo:padding-top="0in" fo:padding-bottom="0in" fo:border="0.0007in solid #000000" style:writing-mode="lr-tb"/>
    </style:style>
    <style:style style:name="Table31.3" style:family="table-row">
      <style:table-row-properties style:min-row-height="0.6306in" style:keep-together="false" fo:keep-together="always"/>
    </style:style>
    <style:style style:name="Table31.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1.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1.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1.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1.5" style:family="table-row">
      <style:table-row-properties style:min-row-height="0.2313in" style:keep-together="false" fo:keep-together="always"/>
    </style:style>
    <style:style style:name="Table31.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1.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1.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1.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2" style:family="table">
      <style:table-properties style:width="10.5806in" fo:margin-left="-0.1451in" table:align="left" style:writing-mode="lr-tb"/>
    </style:style>
    <style:style style:name="Table32.A" style:family="table-column">
      <style:table-column-properties style:column-width="0.7854in"/>
    </style:style>
    <style:style style:name="Table32.B" style:family="table-column">
      <style:table-column-properties style:column-width="3.6396in"/>
    </style:style>
    <style:style style:name="Table32.C" style:family="table-column">
      <style:table-column-properties style:column-width="0.0563in"/>
    </style:style>
    <style:style style:name="Table32.D" style:family="table-column">
      <style:table-column-properties style:column-width="4.034in"/>
    </style:style>
    <style:style style:name="Table32.E" style:family="table-column">
      <style:table-column-properties style:column-width="2.0653in"/>
    </style:style>
    <style:style style:name="Table32.1" style:family="table-row">
      <style:table-row-properties style:min-row-height="0.3in" style:keep-together="false" fo:keep-together="always"/>
    </style:style>
    <style:style style:name="Table32.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2.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2.2" style:family="table-row">
      <style:table-row-properties style:min-row-height="0.4368in" style:keep-together="false" fo:keep-together="always"/>
    </style:style>
    <style:style style:name="Table32.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2.B2" style:family="table-cell">
      <style:table-cell-properties style:vertical-align="top" fo:padding-left="0.075in" fo:padding-right="0.075in" fo:padding-top="0in" fo:padding-bottom="0in" fo:border="0.0007in solid #000000" style:writing-mode="lr-tb"/>
    </style:style>
    <style:style style:name="Table32.3" style:family="table-row">
      <style:table-row-properties style:min-row-height="0.0368in" style:keep-together="false" fo:keep-together="always"/>
    </style:style>
    <style:style style:name="Table32.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2.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2.4" style:family="table-row">
      <style:table-row-properties style:min-row-height="0.6306in" style:keep-together="false" fo:keep-together="always"/>
    </style:style>
    <style:style style:name="Table32.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2.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2.5" style:family="table-row">
      <style:table-row-properties style:min-row-height="0.2313in" style:keep-together="false" fo:keep-together="always"/>
    </style:style>
    <style:style style:name="Table32.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2.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2.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2.E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3" style:family="table">
      <style:table-properties style:width="10.5806in" fo:margin-left="-0.1451in" table:align="left" style:writing-mode="lr-tb"/>
    </style:style>
    <style:style style:name="Table33.A" style:family="table-column">
      <style:table-column-properties style:column-width="0.7854in"/>
    </style:style>
    <style:style style:name="Table33.B" style:family="table-column">
      <style:table-column-properties style:column-width="3.6396in"/>
    </style:style>
    <style:style style:name="Table33.C" style:family="table-column">
      <style:table-column-properties style:column-width="0.0563in"/>
    </style:style>
    <style:style style:name="Table33.D" style:family="table-column">
      <style:table-column-properties style:column-width="4.034in"/>
    </style:style>
    <style:style style:name="Table33.E" style:family="table-column">
      <style:table-column-properties style:column-width="2.0653in"/>
    </style:style>
    <style:style style:name="Table33.1" style:family="table-row">
      <style:table-row-properties style:min-row-height="0.3in" style:keep-together="false" fo:keep-together="always"/>
    </style:style>
    <style:style style:name="Table33.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3.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3.2" style:family="table-row">
      <style:table-row-properties style:min-row-height="0.4368in" style:keep-together="false" fo:keep-together="always"/>
    </style:style>
    <style:style style:name="Table33.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3.B2" style:family="table-cell">
      <style:table-cell-properties style:vertical-align="top" fo:padding-left="0.075in" fo:padding-right="0.075in" fo:padding-top="0in" fo:padding-bottom="0in" fo:border="0.0007in solid #000000" style:writing-mode="lr-tb"/>
    </style:style>
    <style:style style:name="Table33.3" style:family="table-row">
      <style:table-row-properties style:min-row-height="0.6306in" style:keep-together="false" fo:keep-together="always"/>
    </style:style>
    <style:style style:name="Table33.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3.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3.4" style:family="table-row">
      <style:table-row-properties style:min-row-height="0.2313in" style:keep-together="false" fo:keep-together="always"/>
    </style:style>
    <style:style style:name="Table33.A4"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3.E4"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3.A6"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3.E6"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3.A7"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3.E7"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3.A8"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3.E8"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3.A9" style:family="table-cell">
      <style:table-cell-properties style:vertical-align="top" fo:background-color="#e6e6e6"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3.E9" style:family="table-cell">
      <style:table-cell-properties style:vertical-align="top" fo:background-color="#e6e6e6"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3.A13" style:family="table-cell">
      <style:table-cell-properties style:vertical-align="top" fo:background-color="#cccccc"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3.E13" style:family="table-cell">
      <style:table-cell-properties style:vertical-align="top" fo:background-color="#cccccc"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4" style:family="table">
      <style:table-properties style:width="10.5806in" fo:margin-left="-0.1451in" table:align="left" style:writing-mode="lr-tb"/>
    </style:style>
    <style:style style:name="Table34.A" style:family="table-column">
      <style:table-column-properties style:column-width="0.7854in"/>
    </style:style>
    <style:style style:name="Table34.B" style:family="table-column">
      <style:table-column-properties style:column-width="3.6396in"/>
    </style:style>
    <style:style style:name="Table34.C" style:family="table-column">
      <style:table-column-properties style:column-width="0.0563in"/>
    </style:style>
    <style:style style:name="Table34.D" style:family="table-column">
      <style:table-column-properties style:column-width="4.034in"/>
    </style:style>
    <style:style style:name="Table34.E" style:family="table-column">
      <style:table-column-properties style:column-width="2.0653in"/>
    </style:style>
    <style:style style:name="Table34.1" style:family="table-row">
      <style:table-row-properties style:min-row-height="0.3in" style:keep-together="false" fo:keep-together="always"/>
    </style:style>
    <style:style style:name="Table34.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4.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4.2" style:family="table-row">
      <style:table-row-properties style:min-row-height="0.4368in" style:keep-together="false" fo:keep-together="always"/>
    </style:style>
    <style:style style:name="Table34.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4.B2" style:family="table-cell">
      <style:table-cell-properties style:vertical-align="top" fo:padding-left="0.075in" fo:padding-right="0.075in" fo:padding-top="0in" fo:padding-bottom="0in" fo:border="0.0007in solid #000000" style:writing-mode="lr-tb"/>
    </style:style>
    <style:style style:name="Table34.3" style:family="table-row">
      <style:table-row-properties style:min-row-height="0.6306in" style:keep-together="false" fo:keep-together="always"/>
    </style:style>
    <style:style style:name="Table34.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4.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4.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4.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4.5" style:family="table-row">
      <style:table-row-properties style:min-row-height="0.2313in" style:keep-together="false" fo:keep-together="always"/>
    </style:style>
    <style:style style:name="Table34.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4.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4.A23"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4.E23"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5" style:family="table">
      <style:table-properties style:width="10.5806in" fo:margin-left="-0.1451in" table:align="left" style:writing-mode="lr-tb"/>
    </style:style>
    <style:style style:name="Table35.A" style:family="table-column">
      <style:table-column-properties style:column-width="0.7854in"/>
    </style:style>
    <style:style style:name="Table35.B" style:family="table-column">
      <style:table-column-properties style:column-width="3.6396in"/>
    </style:style>
    <style:style style:name="Table35.C" style:family="table-column">
      <style:table-column-properties style:column-width="0.0563in"/>
    </style:style>
    <style:style style:name="Table35.D" style:family="table-column">
      <style:table-column-properties style:column-width="4.034in"/>
    </style:style>
    <style:style style:name="Table35.E" style:family="table-column">
      <style:table-column-properties style:column-width="2.0653in"/>
    </style:style>
    <style:style style:name="Table35.1" style:family="table-row">
      <style:table-row-properties style:min-row-height="0.3in" style:keep-together="false" fo:keep-together="always"/>
    </style:style>
    <style:style style:name="Table35.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5.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5.2" style:family="table-row">
      <style:table-row-properties style:min-row-height="0.4368in" style:keep-together="false" fo:keep-together="always"/>
    </style:style>
    <style:style style:name="Table35.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5.B2" style:family="table-cell">
      <style:table-cell-properties style:vertical-align="top" fo:padding-left="0.075in" fo:padding-right="0.075in" fo:padding-top="0in" fo:padding-bottom="0in" fo:border="0.0007in solid #000000" style:writing-mode="lr-tb"/>
    </style:style>
    <style:style style:name="Table35.3" style:family="table-row">
      <style:table-row-properties style:min-row-height="0.6306in" style:keep-together="false" fo:keep-together="always"/>
    </style:style>
    <style:style style:name="Table35.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5.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5.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5.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5.5" style:family="table-row">
      <style:table-row-properties style:min-row-height="0.2313in" style:keep-together="false" fo:keep-together="always"/>
    </style:style>
    <style:style style:name="Table35.A5"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5.E5"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6" style:family="table">
      <style:table-properties style:width="10.5806in" fo:margin-left="-0.1451in" table:align="left" style:writing-mode="lr-tb"/>
    </style:style>
    <style:style style:name="Table36.A" style:family="table-column">
      <style:table-column-properties style:column-width="0.7854in"/>
    </style:style>
    <style:style style:name="Table36.B" style:family="table-column">
      <style:table-column-properties style:column-width="3.6396in"/>
    </style:style>
    <style:style style:name="Table36.C" style:family="table-column">
      <style:table-column-properties style:column-width="0.0563in"/>
    </style:style>
    <style:style style:name="Table36.D" style:family="table-column">
      <style:table-column-properties style:column-width="4.034in"/>
    </style:style>
    <style:style style:name="Table36.E" style:family="table-column">
      <style:table-column-properties style:column-width="2.0653in"/>
    </style:style>
    <style:style style:name="Table36.1" style:family="table-row">
      <style:table-row-properties style:min-row-height="0.3in" style:keep-together="false" fo:keep-together="always"/>
    </style:style>
    <style:style style:name="Table36.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6.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6.2" style:family="table-row">
      <style:table-row-properties style:min-row-height="0.4368in" style:keep-together="false" fo:keep-together="always"/>
    </style:style>
    <style:style style:name="Table36.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6.B2" style:family="table-cell">
      <style:table-cell-properties style:vertical-align="top" fo:padding-left="0.075in" fo:padding-right="0.075in" fo:padding-top="0in" fo:padding-bottom="0in" fo:border="0.0007in solid #000000" style:writing-mode="lr-tb"/>
    </style:style>
    <style:style style:name="Table36.3" style:family="table-row">
      <style:table-row-properties style:min-row-height="0.6306in" style:keep-together="false" fo:keep-together="always"/>
    </style:style>
    <style:style style:name="Table36.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6.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6.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6.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6.5" style:family="table-row">
      <style:table-row-properties style:min-row-height="0.2313in" style:keep-together="false" fo:keep-together="always"/>
    </style:style>
    <style:style style:name="Table36.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6.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6.A7"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6.E7"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7" style:family="table">
      <style:table-properties style:width="10.5806in" fo:margin-left="-0.1451in" table:align="left" style:writing-mode="lr-tb"/>
    </style:style>
    <style:style style:name="Table37.A" style:family="table-column">
      <style:table-column-properties style:column-width="0.7854in"/>
    </style:style>
    <style:style style:name="Table37.B" style:family="table-column">
      <style:table-column-properties style:column-width="3.6396in"/>
    </style:style>
    <style:style style:name="Table37.C" style:family="table-column">
      <style:table-column-properties style:column-width="0.0563in"/>
    </style:style>
    <style:style style:name="Table37.D" style:family="table-column">
      <style:table-column-properties style:column-width="4.034in"/>
    </style:style>
    <style:style style:name="Table37.E" style:family="table-column">
      <style:table-column-properties style:column-width="2.0653in"/>
    </style:style>
    <style:style style:name="Table37.1" style:family="table-row">
      <style:table-row-properties style:min-row-height="0.3in" style:keep-together="false" fo:keep-together="always"/>
    </style:style>
    <style:style style:name="Table37.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7.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7.2" style:family="table-row">
      <style:table-row-properties style:min-row-height="0.4368in" style:keep-together="false" fo:keep-together="always"/>
    </style:style>
    <style:style style:name="Table37.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7.B2" style:family="table-cell">
      <style:table-cell-properties style:vertical-align="top" fo:padding-left="0.075in" fo:padding-right="0.075in" fo:padding-top="0in" fo:padding-bottom="0in" fo:border="0.0007in solid #000000" style:writing-mode="lr-tb"/>
    </style:style>
    <style:style style:name="Table37.3" style:family="table-row">
      <style:table-row-properties style:min-row-height="0.0368in" style:keep-together="false" fo:keep-together="always"/>
    </style:style>
    <style:style style:name="Table37.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7.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7.4" style:family="table-row">
      <style:table-row-properties style:min-row-height="0.6306in" style:keep-together="false" fo:keep-together="always"/>
    </style:style>
    <style:style style:name="Table37.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7.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7.5" style:family="table-row">
      <style:table-row-properties style:min-row-height="0.2313in" style:keep-together="false" fo:keep-together="always"/>
    </style:style>
    <style:style style:name="Table37.A5"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7.E5"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8" style:family="table">
      <style:table-properties style:width="10.5806in" fo:margin-left="-0.1451in" table:align="left" style:writing-mode="lr-tb"/>
    </style:style>
    <style:style style:name="Table38.A" style:family="table-column">
      <style:table-column-properties style:column-width="0.6368in"/>
    </style:style>
    <style:style style:name="Table38.B" style:family="table-column">
      <style:table-column-properties style:column-width="4.3639in"/>
    </style:style>
    <style:style style:name="Table38.C" style:family="table-column">
      <style:table-column-properties style:column-width="3.7042in"/>
    </style:style>
    <style:style style:name="Table38.D" style:family="table-column">
      <style:table-column-properties style:column-width="1.8757in"/>
    </style:style>
    <style:style style:name="Table38.1" style:family="table-row">
      <style:table-row-properties style:min-row-height="0.3in" style:keep-together="false" fo:keep-together="always"/>
    </style:style>
    <style:style style:name="Table38.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8.D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8.2" style:family="table-row">
      <style:table-row-properties style:min-row-height="0.4368in" style:keep-together="false" fo:keep-together="always"/>
    </style:style>
    <style:style style:name="Table38.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8.B2" style:family="table-cell">
      <style:table-cell-properties style:vertical-align="top" fo:padding-left="0.075in" fo:padding-right="0.075in" fo:padding-top="0in" fo:padding-bottom="0in" fo:border="0.0007in solid #000000" style:writing-mode="lr-tb"/>
    </style:style>
    <style:style style:name="Table38.3" style:family="table-row">
      <style:table-row-properties style:min-row-height="0.4493in" style:keep-together="false" fo:keep-together="always"/>
    </style:style>
    <style:style style:name="Table38.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8.D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8.4" style:family="table-row">
      <style:table-row-properties style:min-row-height="0.6306in" style:keep-together="false" fo:keep-together="always"/>
    </style:style>
    <style:style style:name="Table38.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8.D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8.5" style:family="table-row">
      <style:table-row-properties style:min-row-height="0.2313in" style:keep-together="false" fo:keep-together="always"/>
    </style:style>
    <style:style style:name="Table38.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8.D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Table38.A14"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8.D14"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0" style:family="table">
      <style:table-properties style:width="10.5153in" fo:margin-left="-0.1035in" table:align="left" style:writing-mode="lr-tb"/>
    </style:style>
    <style:style style:name="Table40.A" style:family="table-column">
      <style:table-column-properties style:column-width="0.625in"/>
    </style:style>
    <style:style style:name="Table40.B" style:family="table-column">
      <style:table-column-properties style:column-width="4.3438in"/>
    </style:style>
    <style:style style:name="Table40.C" style:family="table-column">
      <style:table-column-properties style:column-width="3.7188in"/>
    </style:style>
    <style:style style:name="Table40.D" style:family="table-column">
      <style:table-column-properties style:column-width="1.8278in"/>
    </style:style>
    <style:style style:name="Table40.1" style:family="table-row">
      <style:table-row-properties style:keep-together="false" fo:keep-together="always"/>
    </style:style>
    <style:style style:name="Table40.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0.D1" style:family="table-cell">
      <style:table-cell-properties style:vertical-align="top" fo:background-color="#000000" fo:padding="0.0382in" fo:border="0.0007in solid #000000" style:writing-mode="lr-tb">
        <style:background-image/>
      </style:table-cell-properties>
    </style:style>
    <style:style style:name="Table40.A2" style:family="table-cell">
      <style:table-cell-properties style:vertical-align="top" fo:padding="0.0382in" fo:border-left="0.0007in solid #000000" fo:border-right="none" fo:border-top="none" fo:border-bottom="0.0007in solid #000000" style:writing-mode="lr-tb"/>
    </style:style>
    <style:style style:name="Table40.B2" style:family="table-cell">
      <style:table-cell-properties style:vertical-align="top" fo:padding="0.0382in" fo:border-left="0.0007in solid #000000" fo:border-right="0.0007in solid #000000" fo:border-top="none" fo:border-bottom="0.0007in solid #000000" style:writing-mode="lr-tb"/>
    </style:style>
    <style:style style:name="Table40.A4"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40.D4"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41" style:family="table">
      <style:table-properties style:width="10.5153in" fo:margin-left="-0.1035in" table:align="left" style:writing-mode="lr-tb"/>
    </style:style>
    <style:style style:name="Table41.A" style:family="table-column">
      <style:table-column-properties style:column-width="0.625in"/>
    </style:style>
    <style:style style:name="Table41.B" style:family="table-column">
      <style:table-column-properties style:column-width="4.3438in"/>
    </style:style>
    <style:style style:name="Table41.C" style:family="table-column">
      <style:table-column-properties style:column-width="3.7188in"/>
    </style:style>
    <style:style style:name="Table41.D" style:family="table-column">
      <style:table-column-properties style:column-width="1.8278in"/>
    </style:style>
    <style:style style:name="Table41.1" style:family="table-row">
      <style:table-row-properties style:keep-together="false" fo:keep-together="always"/>
    </style:style>
    <style:style style:name="Table41.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1.D1" style:family="table-cell">
      <style:table-cell-properties style:vertical-align="top" fo:background-color="#000000" fo:padding="0.0382in" fo:border="0.0007in solid #000000" style:writing-mode="lr-tb">
        <style:background-image/>
      </style:table-cell-properties>
    </style:style>
    <style:style style:name="Table41.A2" style:family="table-cell">
      <style:table-cell-properties style:vertical-align="top" fo:padding="0.0382in" fo:border-left="0.0007in solid #000000" fo:border-right="none" fo:border-top="none" fo:border-bottom="0.0007in solid #000000" style:writing-mode="lr-tb"/>
    </style:style>
    <style:style style:name="Table41.B2" style:family="table-cell">
      <style:table-cell-properties style:vertical-align="top" fo:padding="0.0382in" fo:border-left="0.0007in solid #000000" fo:border-right="0.0007in solid #000000" fo:border-top="none" fo:border-bottom="0.0007in solid #000000" style:writing-mode="lr-tb"/>
    </style:style>
    <style:style style:name="Table41.A4" style:family="table-cell">
      <style:table-cell-properties style:vertical-align="top" fo:background-color="#cccccc" fo:padding="0.0382in" fo:border-left="0.0007in solid #000000" fo:border-right="none" fo:border-top="none" fo:border-bottom="0.0007in solid #000000" style:writing-mode="lr-tb">
        <style:background-image/>
      </style:table-cell-properties>
    </style:style>
    <style:style style:name="Table41.D4" style:family="table-cell">
      <style:table-cell-properties style:vertical-align="top" fo:background-color="#cccccc" fo:padding="0.0382in" fo:border-left="0.0007in solid #000000" fo:border-right="0.0007in solid #000000" fo:border-top="none" fo:border-bottom="0.0007in solid #000000" style:writing-mode="lr-tb">
        <style:background-image/>
      </style:table-cell-properties>
    </style:style>
    <style:style style:name="Table41.A6"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41.D6"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42" style:family="table">
      <style:table-properties style:width="10.5153in" fo:margin-left="-0.1035in" table:align="left" style:writing-mode="lr-tb"/>
    </style:style>
    <style:style style:name="Table42.A" style:family="table-column">
      <style:table-column-properties style:column-width="0.625in"/>
    </style:style>
    <style:style style:name="Table42.B" style:family="table-column">
      <style:table-column-properties style:column-width="4.3438in"/>
    </style:style>
    <style:style style:name="Table42.C" style:family="table-column">
      <style:table-column-properties style:column-width="3.7188in"/>
    </style:style>
    <style:style style:name="Table42.D" style:family="table-column">
      <style:table-column-properties style:column-width="1.8278in"/>
    </style:style>
    <style:style style:name="Table42.1" style:family="table-row">
      <style:table-row-properties style:keep-together="false" fo:keep-together="always"/>
    </style:style>
    <style:style style:name="Table42.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2.D1" style:family="table-cell">
      <style:table-cell-properties style:vertical-align="top" fo:background-color="#000000" fo:padding="0.0382in" fo:border="0.0007in solid #000000" style:writing-mode="lr-tb">
        <style:background-image/>
      </style:table-cell-properties>
    </style:style>
    <style:style style:name="Table42.A2" style:family="table-cell">
      <style:table-cell-properties style:vertical-align="top" fo:padding="0.0382in" fo:border-left="0.0007in solid #000000" fo:border-right="none" fo:border-top="none" fo:border-bottom="0.0007in solid #000000" style:writing-mode="lr-tb"/>
    </style:style>
    <style:style style:name="Table42.B2" style:family="table-cell">
      <style:table-cell-properties style:vertical-align="top" fo:padding="0.0382in" fo:border-left="0.0007in solid #000000" fo:border-right="0.0007in solid #000000" fo:border-top="none" fo:border-bottom="0.0007in solid #000000" style:writing-mode="lr-tb"/>
    </style:style>
    <style:style style:name="Table42.A4" style:family="table-cell">
      <style:table-cell-properties style:vertical-align="top" fo:background-color="#cccccc" fo:padding="0.0382in" fo:border-left="0.0007in solid #000000" fo:border-right="none" fo:border-top="none" fo:border-bottom="0.0007in solid #000000" style:writing-mode="lr-tb">
        <style:background-image/>
      </style:table-cell-properties>
    </style:style>
    <style:style style:name="Table42.D4" style:family="table-cell">
      <style:table-cell-properties style:vertical-align="top" fo:background-color="#cccccc" fo:padding="0.0382in" fo:border-left="0.0007in solid #000000" fo:border-right="0.0007in solid #000000" fo:border-top="none" fo:border-bottom="0.0007in solid #000000" style:writing-mode="lr-tb">
        <style:background-image/>
      </style:table-cell-properties>
    </style:style>
    <style:style style:name="Table42.A6"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42.D6"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43" style:family="table">
      <style:table-properties style:width="10.3292in" fo:margin-left="-0.1104in" table:align="left" style:writing-mode="lr-tb"/>
    </style:style>
    <style:style style:name="Table43.A" style:family="table-column">
      <style:table-column-properties style:column-width="0.6125in"/>
    </style:style>
    <style:style style:name="Table43.B" style:family="table-column">
      <style:table-column-properties style:column-width="4.2611in"/>
    </style:style>
    <style:style style:name="Table43.C" style:family="table-column">
      <style:table-column-properties style:column-width="3.6479in"/>
    </style:style>
    <style:style style:name="Table43.D" style:family="table-column">
      <style:table-column-properties style:column-width="1.8076in"/>
    </style:style>
    <style:style style:name="Table43.1" style:family="table-row">
      <style:table-row-properties style:keep-together="false" fo:keep-together="always"/>
    </style:style>
    <style:style style:name="Table43.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3.D1" style:family="table-cell">
      <style:table-cell-properties style:vertical-align="top" fo:background-color="#000000" fo:padding="0.0382in" fo:border="0.0007in solid #000000" style:writing-mode="lr-tb">
        <style:background-image/>
      </style:table-cell-properties>
    </style:style>
    <style:style style:name="Table43.A2" style:family="table-cell">
      <style:table-cell-properties style:vertical-align="top" fo:padding="0.0382in" fo:border-left="0.0007in solid #000000" fo:border-right="none" fo:border-top="none" fo:border-bottom="0.0007in solid #000000" style:writing-mode="lr-tb"/>
    </style:style>
    <style:style style:name="Table43.B2" style:family="table-cell">
      <style:table-cell-properties style:vertical-align="top" fo:padding="0.0382in" fo:border-left="0.0007in solid #000000" fo:border-right="0.0007in solid #000000" fo:border-top="none" fo:border-bottom="0.0007in solid #000000" style:writing-mode="lr-tb"/>
    </style:style>
    <style:style style:name="Table44" style:family="table">
      <style:table-properties style:width="10.3292in" fo:margin-left="-0.1104in" table:align="left" style:writing-mode="lr-tb"/>
    </style:style>
    <style:style style:name="Table44.A" style:family="table-column">
      <style:table-column-properties style:column-width="0.6125in"/>
    </style:style>
    <style:style style:name="Table44.B" style:family="table-column">
      <style:table-column-properties style:column-width="4.2611in"/>
    </style:style>
    <style:style style:name="Table44.C" style:family="table-column">
      <style:table-column-properties style:column-width="3.6479in"/>
    </style:style>
    <style:style style:name="Table44.D" style:family="table-column">
      <style:table-column-properties style:column-width="1.8076in"/>
    </style:style>
    <style:style style:name="Table44.1" style:family="table-row">
      <style:table-row-properties style:keep-together="false" fo:keep-together="always"/>
    </style:style>
    <style:style style:name="Table44.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4.D1" style:family="table-cell">
      <style:table-cell-properties style:vertical-align="top" fo:background-color="#000000" fo:padding="0.0382in" fo:border="0.0007in solid #000000" style:writing-mode="lr-tb">
        <style:background-image/>
      </style:table-cell-properties>
    </style:style>
    <style:style style:name="Table44.A2" style:family="table-cell">
      <style:table-cell-properties style:vertical-align="top" fo:padding="0.0382in" fo:border-left="0.0007in solid #000000" fo:border-right="none" fo:border-top="none" fo:border-bottom="0.0007in solid #000000" style:writing-mode="lr-tb"/>
    </style:style>
    <style:style style:name="Table44.B2" style:family="table-cell">
      <style:table-cell-properties style:vertical-align="top" fo:padding="0.0382in" fo:border-left="0.0007in solid #000000" fo:border-right="0.0007in solid #000000" fo:border-top="none" fo:border-bottom="0.0007in solid #000000" style:writing-mode="lr-tb"/>
    </style:style>
    <style:style style:name="Table44.A4"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44.D4"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50" style:family="table">
      <style:table-properties style:width="10.4472in" fo:margin-left="-0.0785in" table:align="left" style:writing-mode="lr-tb"/>
    </style:style>
    <style:style style:name="Table50.A" style:family="table-column">
      <style:table-column-properties style:column-width="0.7854in"/>
    </style:style>
    <style:style style:name="Table50.B" style:family="table-column">
      <style:table-column-properties style:column-width="3.6396in"/>
    </style:style>
    <style:style style:name="Table50.C" style:family="table-column">
      <style:table-column-properties style:column-width="0.0563in"/>
    </style:style>
    <style:style style:name="Table50.D" style:family="table-column">
      <style:table-column-properties style:column-width="4.034in"/>
    </style:style>
    <style:style style:name="Table50.E" style:family="table-column">
      <style:table-column-properties style:column-width="1.9319in"/>
    </style:style>
    <style:style style:name="Table50.1" style:family="table-row">
      <style:table-row-properties style:min-row-height="0.3in" style:keep-together="true" fo:keep-together="auto"/>
    </style:style>
    <style:style style:name="Table50.A1" style:family="table-cell">
      <style:table-cell-properties style:vertical-align="middle" fo:background-color="#000000"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50.E1" style:family="table-cell">
      <style:table-cell-properties style:vertical-align="middle" fo:background-color="#000000"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50.2" style:family="table-row">
      <style:table-row-properties style:min-row-height="0.4368in" style:keep-together="true" fo:keep-together="auto"/>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B2" style:family="table-cell">
      <style:table-cell-properties style:vertical-align="top" fo:padding-left="0.075in" fo:padding-right="0.075in" fo:padding-top="0in" fo:padding-bottom="0in" fo:border="0.0069in solid #000000" style:writing-mode="lr-tb"/>
    </style:style>
    <style:style style:name="Table50.3" style:family="table-row">
      <style:table-row-properties style:min-row-height="0.0368in" style:keep-together="true" fo:keep-together="auto"/>
    </style:style>
    <style:style style:name="Table50.A3"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50.E3"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50.4" style:family="table-row">
      <style:table-row-properties style:min-row-height="0.6306in" style:keep-together="true" fo:keep-together="auto"/>
    </style:style>
    <style:style style:name="Table50.A4"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50.E4"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50.5" style:family="table-row">
      <style:table-row-properties style:min-row-height="0.2313in" style:keep-together="true" fo:keep-together="auto"/>
    </style:style>
    <style:style style:name="Table50.A5" style:family="table-cell">
      <style:table-cell-properties style:vertical-align="top" fo:background-color="#dfdfd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E5" style:family="table-cell">
      <style:table-cell-properties style:vertical-align="top" fo:background-color="#dfdfdf" fo:padding-left="0.075in" fo:padding-right="0.075in" fo:padding-top="0in" fo:padding-bottom="0in" fo:border="0.0069in solid #000000" style:writing-mode="lr-tb">
        <style:background-image/>
      </style:table-cell-properties>
    </style:style>
    <style:style style:name="Table50.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10.4472in" fo:margin-left="-0.0785in" table:align="left" style:writing-mode="lr-tb"/>
    </style:style>
    <style:style style:name="Table51.A" style:family="table-column">
      <style:table-column-properties style:column-width="0.7854in"/>
    </style:style>
    <style:style style:name="Table51.B" style:family="table-column">
      <style:table-column-properties style:column-width="3.6396in"/>
    </style:style>
    <style:style style:name="Table51.C" style:family="table-column">
      <style:table-column-properties style:column-width="0.0563in"/>
    </style:style>
    <style:style style:name="Table51.D" style:family="table-column">
      <style:table-column-properties style:column-width="4.034in"/>
    </style:style>
    <style:style style:name="Table51.E" style:family="table-column">
      <style:table-column-properties style:column-width="1.9319in"/>
    </style:style>
    <style:style style:name="Table51.1" style:family="table-row">
      <style:table-row-properties style:min-row-height="0.3in" style:keep-together="true" fo:keep-together="auto"/>
    </style:style>
    <style:style style:name="Table51.A1" style:family="table-cell">
      <style:table-cell-properties style:vertical-align="middle" fo:background-color="#000000"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51.E1" style:family="table-cell">
      <style:table-cell-properties style:vertical-align="middle" fo:background-color="#000000"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51.2" style:family="table-row">
      <style:table-row-properties style:min-row-height="0.4368in" style:keep-together="true" fo:keep-together="auto"/>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B2" style:family="table-cell">
      <style:table-cell-properties style:vertical-align="top" fo:padding-left="0.075in" fo:padding-right="0.075in" fo:padding-top="0in" fo:padding-bottom="0in" fo:border="0.0069in solid #000000" style:writing-mode="lr-tb"/>
    </style:style>
    <style:style style:name="Table51.3" style:family="table-row">
      <style:table-row-properties style:min-row-height="0.0368in" style:keep-together="true" fo:keep-together="auto"/>
    </style:style>
    <style:style style:name="Table51.A3"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51.E3"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51.4" style:family="table-row">
      <style:table-row-properties style:min-row-height="0.6306in" style:keep-together="true" fo:keep-together="auto"/>
    </style:style>
    <style:style style:name="Table51.A4"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51.E4"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51.5" style:family="table-row">
      <style:table-row-properties style:min-row-height="0.2313in" style:keep-together="true" fo:keep-together="auto"/>
    </style:style>
    <style:style style:name="Table51.A5" style:family="table-cell">
      <style:table-cell-properties style:vertical-align="top" fo:background-color="#dfdfd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E5" style:family="table-cell">
      <style:table-cell-properties style:vertical-align="top" fo:background-color="#dfdfdf" fo:padding-left="0.075in" fo:padding-right="0.075in" fo:padding-top="0in" fo:padding-bottom="0in" fo:border="0.0069in solid #000000" style:writing-mode="lr-tb">
        <style:background-image/>
      </style:table-cell-properties>
    </style:style>
    <style:style style:name="Table51.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 style:family="table">
      <style:table-properties style:width="10.65in" fo:margin-left="-0.1799in" table:align="left" style:writing-mode="lr-tb"/>
    </style:style>
    <style:style style:name="Table39.A" style:family="table-column">
      <style:table-column-properties style:column-width="0.7854in"/>
    </style:style>
    <style:style style:name="Table39.B" style:family="table-column">
      <style:table-column-properties style:column-width="3.6396in"/>
    </style:style>
    <style:style style:name="Table39.C" style:family="table-column">
      <style:table-column-properties style:column-width="0.0563in"/>
    </style:style>
    <style:style style:name="Table39.D" style:family="table-column">
      <style:table-column-properties style:column-width="4.034in"/>
    </style:style>
    <style:style style:name="Table39.E" style:family="table-column">
      <style:table-column-properties style:column-width="2.1347in"/>
    </style:style>
    <style:style style:name="Table39.1" style:family="table-row">
      <style:table-row-properties style:min-row-height="0.3in" style:keep-together="false" fo:keep-together="always"/>
    </style:style>
    <style:style style:name="Table39.A1" style:family="table-cell">
      <style:table-cell-properties style:vertical-align="middle"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9.E1" style:family="table-cell">
      <style:table-cell-properties style:vertical-align="middle" fo:background-color="#000000" fo:padding-left="0.075in" fo:padding-right="0.075in" fo:padding-top="0in" fo:padding-bottom="0in" fo:border-left="0.0007in solid #000000" fo:border-right="0.0007in solid #000000" fo:border-top="none" fo:border-bottom="0.0007in solid #000000" style:writing-mode="lr-tb">
        <style:background-image/>
      </style:table-cell-properties>
    </style:style>
    <style:style style:name="Table39.2" style:family="table-row">
      <style:table-row-properties style:min-row-height="0.4368in" style:keep-together="false" fo:keep-together="always"/>
    </style:style>
    <style:style style:name="Table39.A2"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9.B2" style:family="table-cell">
      <style:table-cell-properties style:vertical-align="top" fo:padding-left="0.075in" fo:padding-right="0.075in" fo:padding-top="0in" fo:padding-bottom="0in" fo:border="0.0007in solid #000000" style:writing-mode="lr-tb"/>
    </style:style>
    <style:style style:name="Table39.3" style:family="table-row">
      <style:table-row-properties style:min-row-height="0.6306in" style:keep-together="false" fo:keep-together="always"/>
    </style:style>
    <style:style style:name="Table39.A3" style:family="table-cell">
      <style:table-cell-properties style:vertical-align="top" fo:padding-left="0.075in" fo:padding-right="0.075in" fo:padding-top="0in" fo:padding-bottom="0in" fo:border-left="0.0007in solid #000000" fo:border-right="none" fo:border-top="0.0007in solid #000000" fo:border-bottom="none" style:writing-mode="lr-tb"/>
    </style:style>
    <style:style style:name="Table39.E3" style:family="table-cell">
      <style:table-cell-properties style:vertical-align="top" fo:padding-left="0.075in" fo:padding-right="0.075in" fo:padding-top="0in" fo:padding-bottom="0in" fo:border-left="0.0007in solid #000000" fo:border-right="0.0007in solid #000000" fo:border-top="0.0007in solid #000000" fo:border-bottom="none" style:writing-mode="lr-tb"/>
    </style:style>
    <style:style style:name="Table39.A4" style:family="table-cell">
      <style:table-cell-properties style:vertical-align="top" fo:padding-left="0.075in" fo:padding-right="0.075in" fo:padding-top="0in" fo:padding-bottom="0in" fo:border-left="0.0007in solid #000000" fo:border-right="none" fo:border-top="none" fo:border-bottom="none" style:writing-mode="lr-tb"/>
    </style:style>
    <style:style style:name="Table39.E4" style:family="table-cell">
      <style:table-cell-properties style:vertical-align="top" fo:padding-left="0.075in" fo:padding-right="0.075in" fo:padding-top="0in" fo:padding-bottom="0in" fo:border-left="0.0007in solid #000000" fo:border-right="0.0007in solid #000000" fo:border-top="none" fo:border-bottom="none" style:writing-mode="lr-tb"/>
    </style:style>
    <style:style style:name="Table39.5" style:family="table-row">
      <style:table-row-properties style:min-row-height="0.2313in" style:keep-together="false" fo:keep-together="always"/>
    </style:style>
    <style:style style:name="Table39.A5" style:family="table-cell">
      <style:table-cell-properties style:vertical-align="top" fo:background-color="#dfdfdf"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9.E5" style:family="table-cell">
      <style:table-cell-properties style:vertical-align="top" fo:background-color="#dfdfdf" fo:padding-left="0.075in" fo:padding-right="0.075in" fo:padding-top="0in" fo:padding-bottom="0in" fo:border="0.0007in solid #000000" style:writing-mode="lr-tb">
        <style:background-image/>
      </style:table-cell-properties>
    </style:style>
    <style:style style:name="P1" style:family="paragraph" style:parent-style-name="Standard">
      <style:text-properties style:font-name="Arial" fo:font-size="12pt" fo:language="en" fo:country="US" style:font-size-asian="12pt" style:language-asian="en" style:country-asian="US" style:font-name-complex="Arial"/>
    </style:style>
    <style:style style:name="P2" style:family="paragraph" style:parent-style-name="Standard">
      <style:text-properties style:font-name="Arial" style:font-name-complex="Arial"/>
    </style:style>
    <style:style style:name="P3" style:family="paragraph" style:parent-style-name="Standard">
      <style:paragraph-properties style:line-height-at-least="0.0693in" fo:text-align="center" style:justify-single-word="false" fo:orphans="2" fo:widows="2" style:snap-to-layout-grid="false"/>
      <style:text-properties style:font-name="Arial" style:font-name-complex="Arial"/>
    </style:style>
    <style:style style:name="P4" style:family="paragraph" style:parent-style-name="Standard">
      <style:paragraph-properties style:line-height-at-least="0.0693in" fo:orphans="2" fo:widows="2" style:snap-to-layout-grid="false"/>
      <style:text-properties style:font-name="Arial" style:font-name-complex="Arial"/>
    </style:style>
    <style:style style:name="P5" style:family="paragraph" style:parent-style-name="Standard">
      <style:paragraph-properties>
        <style:tab-stops>
          <style:tab-stop style:position="0in"/>
        </style:tab-stops>
      </style:paragraph-properties>
      <style:text-properties style:font-name="Arial" style:font-name-complex="Arial"/>
    </style:style>
    <style:style style:name="P6" style:family="paragraph" style:parent-style-name="Standard">
      <style:paragraph-properties style:snap-to-layout-grid="false"/>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style:line-height-at-least="0.0693in" fo:orphans="2" fo:widows="2"/>
    </style:style>
    <style:style style:name="P10" style:family="paragraph" style:parent-style-name="Standard">
      <style:paragraph-properties fo:text-align="justify" style:justify-single-word="false"/>
      <style:text-properties fo:color="#000000" fo:language="en" fo:country="GB"/>
    </style:style>
    <style:style style:name="P11" style:family="paragraph" style:parent-style-name="Standard">
      <style:text-properties fo:color="#ff0000"/>
    </style:style>
    <style:style style:name="P12" style:family="paragraph" style:parent-style-name="Standard">
      <style:paragraph-properties>
        <style:tab-stops>
          <style:tab-stop style:position="0in"/>
        </style:tab-stops>
      </style:paragraph-properties>
      <style:text-properties fo:color="#ff0000" style:font-name="Arial" style:font-weight-complex="bold"/>
    </style:style>
    <style:style style:name="P13" style:family="paragraph" style:parent-style-name="Standard">
      <style:paragraph-properties>
        <style:tab-stops>
          <style:tab-stop style:position="0in"/>
        </style:tab-stops>
      </style:paragraph-properties>
    </style:style>
    <style:style style:name="P14" style:family="paragraph" style:parent-style-name="Standard">
      <style:paragraph-properties>
        <style:tab-stops>
          <style:tab-stop style:position="0.5in"/>
        </style:tab-stops>
      </style:paragraph-properties>
    </style:style>
    <style:style style:name="P15" style:family="paragraph" style:parent-style-name="Standard">
      <style:text-properties fo:color="#4700b8"/>
    </style:style>
    <style:style style:name="P16" style:family="paragraph" style:parent-style-name="Standard">
      <style:paragraph-properties style:line-height-at-least="0.0693in" fo:orphans="2" fo:widows="2"/>
      <style:text-properties fo:color="#4700b8"/>
    </style:style>
    <style:style style:name="P17" style:family="paragraph" style:parent-style-name="Standard">
      <style:paragraph-properties style:line-height-at-least="0.0693in" fo:orphans="2" fo:widows="2"/>
      <style:text-properties fo:color="#4700b8" style:font-name="Arial" style:font-weight-complex="bold"/>
    </style:style>
    <style:style style:name="P18" style:family="paragraph" style:parent-style-name="Standard">
      <style:paragraph-properties style:snap-to-layout-grid="false"/>
      <style:text-properties style:use-window-font-color="true" fo:background-color="transparent"/>
    </style:style>
    <style:style style:name="P19" style:family="paragraph" style:parent-style-name="Standard">
      <style:paragraph-properties>
        <style:tab-stops>
          <style:tab-stop style:position="0in"/>
        </style:tab-stops>
      </style:paragraph-properties>
      <style:text-properties fo:color="#800000" style:font-name="Arial" fo:font-style="italic" fo:font-weight="bold" fo:background-color="#ffff00" style:font-style-asian="italic" style:font-weight-asian="bold" style:font-name-complex="Arial" style:font-style-complex="italic" style:font-weight-complex="bold"/>
    </style:style>
    <style:style style:name="P20" style:family="paragraph" style:parent-style-name="Standard">
      <style:paragraph-properties fo:padding-left="0in" fo:padding-right="0in" fo:padding-top="0.0138in" fo:padding-bottom="0in" fo:border-left="none" fo:border-right="none" fo:border-top="0.0071in solid #000000" fo:border-bottom="none"/>
      <style:text-properties style:font-name="Arial" fo:font-size="12pt" style:font-size-asian="12pt" style:font-name-complex="Arial"/>
    </style:style>
    <style:style style:name="P21" style:family="paragraph" style:parent-style-name="Standard">
      <style:paragraph-properties fo:padding-left="0in" fo:padding-right="0in" fo:padding-top="0in" fo:padding-bottom="0.0138in" fo:border-left="none" fo:border-right="none" fo:border-top="none" fo:border-bottom="0.0071in solid #000000"/>
    </style:style>
    <style:style style:name="P22"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font-name-complex="Arial"/>
    </style:style>
    <style:style style:name="P23"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2pt" style:font-size-asian="12pt" style:font-name-complex="Arial"/>
    </style:style>
    <style:style style:name="P24" style:family="paragraph" style:parent-style-name="Standard">
      <style:paragraph-properties style:line-height-at-least="0.0693in" fo:orphans="2" fo:widows="2" fo:padding-left="0in" fo:padding-right="0in" fo:padding-top="0in" fo:padding-bottom="0.0138in" fo:border-left="none" fo:border-right="none" fo:border-top="none" fo:border-bottom="0.0071in solid #000000"/>
    </style:style>
    <style:style style:name="P25" style:family="paragraph" style:parent-style-name="Standard">
      <style:paragraph-properties style:line-height-at-least="0.0693in" fo:orphans="2" fo:widows="2" fo:padding-left="0in" fo:padding-right="0in" fo:padding-top="0in" fo:padding-bottom="0.0138in" fo:border-left="none" fo:border-right="none" fo:border-top="none" fo:border-bottom="0.0071in solid #000000"/>
      <style:text-properties fo:color="#4700b8"/>
    </style:style>
    <style:style style:name="P26" style:family="paragraph" style:parent-style-name="Header">
      <style:text-properties style:font-name="Arial" style:font-name-complex="Arial"/>
    </style:style>
    <style:style style:name="P27" style:family="paragraph" style:parent-style-name="Header">
      <style:paragraph-properties>
        <style:tab-stops/>
      </style:paragraph-properties>
      <style:text-properties style:font-name="Arial" style:font-name-complex="Arial"/>
    </style:style>
    <style:style style:name="P28"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29" style:family="paragraph" style:parent-style-name="Standard">
      <style:paragraph-properties fo:margin-left="0in" fo:margin-right="0.25in" fo:text-indent="0in" style:auto-text-indent="false" style:snap-to-layout-grid="fals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style:font-name="Arial" style:font-name-complex="Arial"/>
    </style:style>
    <style:style style:name="P32" style:family="paragraph" style:parent-style-name="Header">
      <style:paragraph-properties fo:margin-left="0.5in" fo:margin-right="0in" fo:text-indent="0in" style:auto-text-indent="false">
        <style:tab-stops>
          <style:tab-stop style:position="2.5in" style:type="center"/>
          <style:tab-stop style:position="5.5in" style:type="right"/>
        </style:tab-stops>
      </style:paragraph-properties>
      <style:text-properties style:font-name="Arial" style:font-name-complex="Arial"/>
    </style:style>
    <style:style style:name="P33" style:family="paragraph" style:parent-style-name="Test_20_Desc">
      <style:paragraph-properties fo:margin-left="0.5in" fo:margin-right="0in" fo:text-indent="0in" style:auto-text-indent="false"/>
    </style:style>
    <style:style style:name="P34" style:family="paragraph" style:parent-style-name="Test_20_Desc">
      <style:paragraph-properties fo:margin-left="0.5in" fo:margin-right="0in" fo:text-indent="0in" style:auto-text-indent="false" style:snap-to-layout-grid="false">
        <style:tab-stops>
          <style:tab-stop style:position="0.25in"/>
        </style:tab-stops>
      </style:paragraph-properties>
    </style:style>
    <style:style style:name="P35" style:family="paragraph" style:parent-style-name="Test_20_Desc">
      <style:paragraph-properties fo:margin-left="0.5in" fo:margin-right="0in" fo:text-indent="0in" style:auto-text-indent="false" style:snap-to-layout-grid="false">
        <style:tab-stops>
          <style:tab-stop style:position="0in"/>
        </style:tab-stops>
      </style:paragraph-properties>
      <style:text-properties style:font-name="Arial" fo:background-color="transparent" style:language-asian="zh" style:country-asian="CN" style:font-name-complex="Arial"/>
    </style:style>
    <style:style style:name="P36" style:family="paragraph" style:parent-style-name="Test_20_Desc">
      <style:paragraph-properties fo:margin-left="0.5in" fo:margin-right="0in" fo:text-indent="0in" style:auto-text-indent="false" style:snap-to-layout-grid="false"/>
    </style:style>
    <style:style style:name="P37" style:family="paragraph" style:parent-style-name="Test_20_Desc">
      <style:paragraph-properties fo:margin-left="0.5in" fo:margin-right="0in" fo:text-indent="0in" style:auto-text-indent="false"/>
      <style:text-properties style:font-name-asian="Times New Roman"/>
    </style:style>
    <style:style style:name="P38" style:family="paragraph" style:parent-style-name="Standard">
      <style:paragraph-properties fo:margin-left="0.0752in" fo:margin-right="0in" fo:text-indent="0in" style:auto-text-indent="false"/>
      <style:text-properties style:font-name="Arial" style:font-name-complex="Arial"/>
    </style:style>
    <style:style style:name="P39" style:family="paragraph" style:parent-style-name="Standard">
      <style:paragraph-properties fo:margin-left="0.0752in" fo:margin-right="0in" fo:text-indent="0in" style:auto-text-indent="false" style:snap-to-layout-grid="false"/>
      <style:text-properties style:font-name="Arial" style:font-name-complex="Arial"/>
    </style:style>
    <style:style style:name="P40" style:family="paragraph" style:parent-style-name="Standard">
      <style:paragraph-properties fo:break-before="page"/>
      <style:text-properties style:font-name="Arial" fo:font-size="12pt" fo:language="en" fo:country="GB" style:text-underline-style="solid" style:text-underline-width="auto" style:text-underline-color="font-color" fo:font-weight="bold" style:font-size-asian="12pt" style:font-weight-asian="bold" style:font-name-complex="Arial" style:font-size-complex="12pt"/>
    </style:style>
    <style:style style:name="P41" style:family="paragraph" style:parent-style-name="Standard">
      <style:paragraph-properties fo:margin-left="0.75in" fo:margin-right="0in" style:line-height-at-least="0.0693in" fo:orphans="2" fo:widows="2" fo:text-indent="0in" style:auto-text-indent="false" style:text-autospace="none"/>
      <style:text-properties style:font-name="Arial" style:font-name-complex="Arial"/>
    </style:style>
    <style:style style:name="P42" style:family="paragraph" style:parent-style-name="Standard">
      <style:paragraph-properties fo:margin-left="0.3in" fo:margin-right="0in" fo:text-indent="0in" style:auto-text-indent="false"/>
    </style:style>
    <style:style style:name="P43" style:family="paragraph" style:parent-style-name="Standard">
      <style:paragraph-properties fo:margin-left="0.3in" fo:margin-right="0in" fo:text-indent="0in" style:auto-text-indent="false"/>
      <style:text-properties fo:color="#ff0000"/>
    </style:style>
    <style:style style:name="P44" style:family="paragraph" style:parent-style-name="Standard">
      <style:paragraph-properties fo:margin-left="0.3in" fo:margin-right="0in" fo:text-indent="0in" style:auto-text-indent="false"/>
      <style:text-properties fo:color="#ff0000" style:language-asian="zh" style:country-asian="CN"/>
    </style:style>
    <style:style style:name="P45" style:family="paragraph" style:parent-style-name="Standard">
      <style:paragraph-properties fo:margin-left="0.25in" fo:margin-right="0in" style:line-height-at-least="0.0693in" fo:orphans="2" fo:widows="2" fo:text-indent="0in" style:auto-text-indent="false"/>
    </style:style>
    <style:style style:name="P46" style:family="paragraph" style:parent-style-name="Test_20_Desc">
      <style:paragraph-properties fo:margin-left="0.25in" fo:margin-right="0in" fo:text-indent="0in" style:auto-text-indent="false"/>
    </style:style>
    <style:style style:name="P47" style:family="paragraph" style:parent-style-name="Test_20_Desc">
      <style:paragraph-properties fo:margin-left="0.25in" fo:margin-right="0in" fo:text-indent="0in" style:auto-text-indent="false" style:snap-to-layout-grid="false">
        <style:tab-stops>
          <style:tab-stop style:position="0.5in"/>
        </style:tab-stops>
      </style:paragraph-properties>
    </style:style>
    <style:style style:name="P48" style:family="paragraph" style:parent-style-name="Test_20_Desc">
      <style:paragraph-properties fo:margin-left="0.25in" fo:margin-right="0in" fo:text-indent="0in" style:auto-text-indent="false"/>
      <style:text-properties style:text-underline-style="solid" style:text-underline-width="auto" style:text-underline-color="font-color" style:language-asian="zh" style:country-asian="CN"/>
    </style:style>
    <style:style style:name="P49" style:family="paragraph" style:parent-style-name="Test_20_Desc">
      <style:paragraph-properties fo:margin-left="0.25in" fo:margin-right="0in" fo:text-indent="0in" style:auto-text-indent="false" style:snap-to-layout-grid="false">
        <style:tab-stops>
          <style:tab-stop style:position="0.25in"/>
          <style:tab-stop style:position="0.5in"/>
        </style:tab-stops>
      </style:paragraph-properties>
      <style:text-properties style:use-window-font-color="true" fo:background-color="transparent"/>
    </style:style>
    <style:style style:name="P50" style:family="paragraph" style:parent-style-name="Standard">
      <style:paragraph-properties fo:margin-left="0.8in" fo:margin-right="0in" style:line-height-at-least="0.0693in" fo:orphans="2" fo:widows="2" fo:text-indent="0in" style:auto-text-indent="false"/>
    </style:style>
    <style:style style:name="P51" style:family="paragraph" style:parent-style-name="Heading_20_1">
      <style:paragraph-properties>
        <style:tab-stops>
          <style:tab-stop style:position="0in"/>
        </style:tab-stops>
      </style:paragraph-properties>
      <style:text-properties style:font-name="Arial" style:font-name-complex="Arial"/>
    </style:style>
    <style:style style:name="P52" style:family="paragraph" style:parent-style-name="Heading_20_2">
      <style:paragraph-properties>
        <style:tab-stops>
          <style:tab-stop style:position="0in"/>
        </style:tab-stops>
      </style:paragraph-properties>
    </style:style>
    <style:style style:name="P53" style:family="paragraph" style:parent-style-name="Heading_20_2">
      <style:paragraph-properties>
        <style:tab-stops>
          <style:tab-stop style:position="0in"/>
        </style:tab-stops>
      </style:paragraph-properties>
      <style:text-properties style:font-name="Arial" style:font-name-complex="Arial"/>
    </style:style>
    <style:style style:name="P54" style:family="paragraph" style:parent-style-name="Heading_20_2">
      <style:paragraph-properties>
        <style:tab-stops>
          <style:tab-stop style:position="0in"/>
        </style:tab-stops>
      </style:paragraph-properties>
      <style:text-properties style:font-name="Arial" style:font-weight-complex="bold"/>
    </style:style>
    <style:style style:name="P55" style:family="paragraph" style:parent-style-name="Heading_20_2">
      <style:paragraph-properties>
        <style:tab-stops>
          <style:tab-stop style:position="0in"/>
        </style:tab-stops>
      </style:paragraph-properties>
      <style:text-properties style:font-name="Arial" style:language-asian="zh" style:country-asian="CN" style:font-name-complex="Arial"/>
    </style:style>
    <style:style style:name="P56" style:family="paragraph" style:parent-style-name="Heading_20_2">
      <style:paragraph-properties>
        <style:tab-stops>
          <style:tab-stop style:position="0in"/>
        </style:tab-stops>
      </style:paragraph-properties>
      <style:text-properties fo:color="#ff0000" style:font-name="Arial" style:font-weight-complex="bold"/>
    </style:style>
    <style:style style:name="P57" style:family="paragraph" style:parent-style-name="Heading_20_3">
      <style:paragraph-properties>
        <style:tab-stops>
          <style:tab-stop style:position="0in"/>
        </style:tab-stops>
      </style:paragraph-properties>
    </style:style>
    <style:style style:name="P58" style:family="paragraph" style:parent-style-name="Heading_20_3">
      <style:paragraph-properties>
        <style:tab-stops>
          <style:tab-stop style:position="0in"/>
        </style:tab-stops>
      </style:paragraph-properties>
      <style:text-properties style:font-name="Arial" fo:font-weight="normal" style:font-weight-asian="normal" style:font-name-complex="Arial" style:font-weight-complex="normal"/>
    </style:style>
    <style:style style:name="P59" style:family="paragraph" style:parent-style-name="Heading_20_3">
      <style:paragraph-properties>
        <style:tab-stops>
          <style:tab-stop style:position="0in"/>
        </style:tab-stops>
      </style:paragraph-properties>
      <style:text-properties style:font-name="Arial" fo:font-style="italic" fo:font-weight="normal" style:font-style-asian="italic" style:font-weight-asian="normal" style:font-name-complex="Arial" style:font-style-complex="normal" style:font-weight-complex="normal"/>
    </style:style>
    <style:style style:name="P60" style:family="paragraph" style:parent-style-name="Heading_20_3">
      <style:paragraph-properties>
        <style:tab-stops>
          <style:tab-stop style:position="0in"/>
        </style:tab-stops>
      </style:paragraph-properties>
      <style:text-properties style:font-name="Arial" style:font-name-complex="Arial"/>
    </style:style>
    <style:style style:name="P61" style:family="paragraph" style:parent-style-name="Heading_20_3">
      <style:paragraph-properties>
        <style:tab-stops>
          <style:tab-stop style:position="0in"/>
        </style:tab-stops>
      </style:paragraph-properties>
      <style:text-properties style:font-name="Arial" style:font-style-complex="normal"/>
    </style:style>
    <style:style style:name="P62" style:family="paragraph" style:parent-style-name="Heading_20_3">
      <style:paragraph-properties>
        <style:tab-stops>
          <style:tab-stop style:position="0in"/>
        </style:tab-stops>
      </style:paragraph-properties>
      <style:text-properties style:font-name="Arial" style:language-asian="zh" style:country-asian="CN" style:font-name-complex="Arial"/>
    </style:style>
    <style:style style:name="P63" style:family="paragraph" style:parent-style-name="Heading_20_4">
      <style:paragraph-properties>
        <style:tab-stops>
          <style:tab-stop style:position="0in"/>
        </style:tab-stops>
      </style:paragraph-properties>
      <style:text-properties style:font-name="Arial"/>
    </style:style>
    <style:style style:name="P64" style:family="paragraph" style:parent-style-name="Heading_20_4">
      <style:paragraph-properties>
        <style:tab-stops>
          <style:tab-stop style:position="0in"/>
        </style:tab-stops>
      </style:paragraph-properties>
      <style:text-properties style:font-name="Arial" style:font-name-complex="Arial"/>
    </style:style>
    <style:style style:name="P65" style:family="paragraph" style:parent-style-name="Title">
      <style:paragraph-properties fo:text-align="end" style:justify-single-word="false"/>
      <style:text-properties style:font-name-complex="Arial"/>
    </style:style>
    <style:style style:name="P66" style:family="paragraph" style:parent-style-name="Title">
      <style:paragraph-properties fo:text-align="end" style:justify-single-word="false"/>
      <style:text-properties style:font-name="Arial" style:font-name-complex="Arial"/>
    </style:style>
    <style:style style:name="P67" style:family="paragraph" style:parent-style-name="Title">
      <style:text-properties style:font-name="Arial" fo:font-size="14pt" style:font-size-asian="14pt" style:font-name-complex="Arial"/>
    </style:style>
    <style:style style:name="P68" style:family="paragraph" style:parent-style-name="Title">
      <style:paragraph-properties fo:text-align="end" style:justify-single-word="false"/>
      <style:text-properties style:font-name="Arial" fo:font-size="14pt" style:font-size-asian="14pt" style:font-name-complex="Arial"/>
    </style:style>
    <style:style style:name="P69" style:family="paragraph" style:parent-style-name="Title">
      <style:paragraph-properties fo:margin-left="0in" fo:margin-right="0.1874in" fo:text-indent="0in" style:auto-text-indent="false">
        <style:tab-stops>
          <style:tab-stop style:position="10in" style:type="right"/>
          <style:tab-stop style:position="10.1252in"/>
        </style:tab-stops>
      </style:paragraph-properties>
      <style:text-properties fo:text-transform="uppercase" style:font-name="Arial" fo:font-size="10pt" fo:language="en" fo:country="US" fo:font-weight="normal" style:font-size-asian="10pt" style:language-asian="en" style:country-asian="US" style:font-weight-asian="normal" style:font-name-complex="Arial" style:font-weight-complex="bold"/>
    </style:style>
    <style:style style:name="P70" style:family="paragraph" style:parent-style-name="Title">
      <style:paragraph-properties fo:margin-left="0in" fo:margin-right="0.1874in" fo:text-indent="0in" style:auto-text-indent="false">
        <style:tab-stops>
          <style:tab-stop style:position="10in" style:type="right"/>
          <style:tab-stop style:position="10.1252in"/>
        </style:tab-stops>
      </style:paragraph-properties>
      <style:text-properties style:font-name="Arial" fo:font-size="10pt" fo:language="en" fo:country="US" fo:font-weight="normal" style:font-size-asian="10pt" style:language-asian="en" style:country-asian="US" style:font-weight-asian="normal" style:font-name-complex="Arial"/>
    </style:style>
    <style:style style:name="P71" style:family="paragraph" style:parent-style-name="Title">
      <style:paragraph-properties fo:margin-left="0in" fo:margin-right="0.1874in" fo:text-indent="0in" style:auto-text-indent="false" fo:break-before="page">
        <style:tab-stops>
          <style:tab-stop style:position="10in" style:type="right"/>
          <style:tab-stop style:position="10.1252in"/>
        </style:tab-stops>
      </style:paragraph-properties>
      <style:text-properties style:font-name-complex="Arial"/>
    </style:style>
    <style:style style:name="P72" style:family="paragraph" style:parent-style-name="Tabletext">
      <style:paragraph-properties fo:margin-top="0in" fo:margin-bottom="0.0835in" fo:text-align="center" style:justify-single-word="false" style:snap-to-layout-grid="false"/>
      <style:text-properties style:font-name="Arial" fo:font-weight="bold" style:font-weight-asian="bold" style:font-name-complex="Arial"/>
    </style:style>
    <style:style style:name="P73" style:family="paragraph" style:parent-style-name="Tabletext">
      <style:paragraph-properties fo:margin-top="0in" fo:margin-bottom="0.0835in" style:snap-to-layout-grid="false"/>
      <style:text-properties style:font-name="Arial" style:font-name-complex="Arial"/>
    </style:style>
    <style:style style:name="P74" style:family="paragraph" style:parent-style-name="Tabletext">
      <style:paragraph-properties fo:margin-top="0in" fo:margin-bottom="0.0835in" fo:text-align="center" style:justify-single-word="false" style:snap-to-layout-grid="false"/>
      <style:text-properties style:font-name="Arial" style:font-name-complex="Arial"/>
    </style:style>
    <style:style style:name="P75" style:family="paragraph" style:parent-style-name="Body_20_Text_20_Indent_20_2">
      <style:text-properties style:font-name="Arial" style:font-name-complex="Arial"/>
    </style:style>
    <style:style style:name="P76" style:family="paragraph" style:parent-style-name="Preface1">
      <style:text-properties fo:language="en" fo:country="GB"/>
    </style:style>
    <style:style style:name="P77" style:family="paragraph" style:parent-style-name="Test_20_Desc">
      <style:paragraph-properties fo:text-align="end" style:justify-single-word="false"/>
    </style:style>
    <style:style style:name="P78" style:family="paragraph" style:parent-style-name="Test_20_Desc">
      <style:paragraph-properties style:snap-to-layout-grid="false">
        <style:tab-stops>
          <style:tab-stop style:position="0.15in"/>
        </style:tab-stops>
      </style:paragraph-properties>
    </style:style>
    <style:style style:name="P79" style:family="paragraph" style:parent-style-name="Test_20_Desc">
      <style:paragraph-properties style:snap-to-layout-grid="false"/>
    </style:style>
    <style:style style:name="P80" style:family="paragraph" style:parent-style-name="Test_20_Desc">
      <style:paragraph-properties style:snap-to-layout-grid="false"/>
      <style:text-properties fo:font-size="8pt" style:font-size-asian="8pt" style:font-size-complex="8pt"/>
    </style:style>
    <style:style style:name="P81" style:family="paragraph" style:parent-style-name="Test_20_Desc">
      <style:paragraph-properties style:snap-to-layout-grid="false"/>
      <style:text-properties fo:font-size="8pt" fo:language="it" fo:country="IT" style:font-size-asian="8pt" style:font-size-complex="8pt"/>
    </style:style>
    <style:style style:name="P82" style:family="paragraph" style:parent-style-name="Test_20_Desc">
      <style:text-properties fo:language="it" fo:country="IT"/>
    </style:style>
    <style:style style:name="P83" style:family="paragraph" style:parent-style-name="Test_20_Desc">
      <style:paragraph-properties style:snap-to-layout-grid="false"/>
      <style:text-properties fo:language="it" fo:country="IT"/>
    </style:style>
    <style:style style:name="P84" style:family="paragraph" style:parent-style-name="Test_20_Desc">
      <style:text-properties fo:language="it" fo:country="IT" style:language-asian="zh" style:country-asian="CN"/>
    </style:style>
    <style:style style:name="P85" style:family="paragraph" style:parent-style-name="Test_20_Desc">
      <style:text-properties style:font-name="Arial" style:font-name-complex="Arial"/>
    </style:style>
    <style:style style:name="P86" style:family="paragraph" style:parent-style-name="Test_20_Desc">
      <style:paragraph-properties style:snap-to-layout-grid="false"/>
      <style:text-properties style:font-name="Arial" style:font-name-complex="Arial"/>
    </style:style>
    <style:style style:name="P87" style:family="paragraph" style:parent-style-name="Test_20_Desc">
      <style:text-properties style:font-name="Arial" fo:language="it" fo:country="IT" style:font-name-complex="Arial" style:font-weight-complex="bold"/>
    </style:style>
    <style:style style:name="P88" style:family="paragraph" style:parent-style-name="Test_20_Desc">
      <style:text-properties style:font-name="Arial" fo:font-weight="bold" style:font-weight-asian="bold" style:font-name-complex="Arial" style:font-weight-complex="bold"/>
    </style:style>
    <style:style style:name="P89" style:family="paragraph" style:parent-style-name="Test_20_Desc">
      <style:paragraph-properties fo:text-align="end" style:justify-single-word="false"/>
      <style:text-properties style:font-size-complex="10pt"/>
    </style:style>
    <style:style style:name="P90" style:family="paragraph" style:parent-style-name="Test_20_Desc">
      <style:paragraph-properties style:snap-to-layout-grid="false"/>
      <style:text-properties fo:background-color="transparent"/>
    </style:style>
    <style:style style:name="P91" style:family="paragraph" style:parent-style-name="Test_20_Desc">
      <style:text-properties style:use-window-font-color="true"/>
    </style:style>
    <style:style style:name="P92" style:family="paragraph" style:parent-style-name="Test_20_Desc">
      <style:paragraph-properties style:snap-to-layout-grid="false"/>
      <style:text-properties style:use-window-font-color="true" fo:font-style="normal" style:font-style-asian="normal" style:font-style-complex="normal"/>
    </style:style>
    <style:style style:name="P93" style:family="paragraph" style:parent-style-name="Test_20_Desc">
      <style:text-properties style:use-window-font-color="true" fo:background-color="transparent"/>
    </style:style>
    <style:style style:name="P94" style:family="paragraph" style:parent-style-name="Test_20_Desc">
      <style:text-properties style:text-underline-style="solid" style:text-underline-width="auto" style:text-underline-color="font-color"/>
    </style:style>
    <style:style style:name="P95" style:family="paragraph" style:parent-style-name="Test_20_Desc">
      <style:paragraph-properties style:snap-to-layout-grid="false"/>
      <style:text-properties fo:font-size="10pt" style:font-size-asian="10pt" style:font-size-complex="10pt"/>
    </style:style>
    <style:style style:name="P96" style:family="paragraph" style:parent-style-name="Test_20_Desc">
      <style:text-properties fo:language="en" fo:country="US"/>
    </style:style>
    <style:style style:name="P97" style:family="paragraph" style:parent-style-name="Test_20_Desc">
      <style:text-properties style:font-name="Times New Roman" fo:font-size="8pt" style:font-size-asian="8pt" style:font-size-complex="8pt"/>
    </style:style>
    <style:style style:name="P98" style:family="paragraph" style:parent-style-name="Test_20_Desc">
      <style:paragraph-properties style:snap-to-layout-grid="false"/>
      <style:text-properties style:font-name="Times New Roman" fo:font-size="8pt" style:font-size-asian="8pt" style:font-size-complex="8pt"/>
    </style:style>
    <style:style style:name="P99" style:family="paragraph" style:parent-style-name="Test_20_Desc">
      <style:text-properties style:font-name="Times New Roman" fo:font-size="8pt" style:font-size-asian="8pt" style:language-asian="zh" style:country-asian="CN" style:font-size-complex="8pt"/>
    </style:style>
    <style:style style:name="P100" style:family="paragraph" style:parent-style-name="Test_20_Desc">
      <style:text-properties fo:color="#800000" fo:font-size="12pt" fo:font-style="italic" fo:font-weight="bold" fo:background-color="#ffff00" style:font-size-asian="12pt" style:font-style-asian="italic" style:font-weight-asian="bold" style:font-size-complex="12pt" style:font-style-complex="italic" style:font-weight-complex="bold"/>
    </style:style>
    <style:style style:name="P101" style:family="paragraph" style:parent-style-name="Test_20_Desc">
      <style:text-properties style:font-weight-complex="bold"/>
    </style:style>
    <style:style style:name="P102" style:family="paragraph" style:parent-style-name="Test_20_Desc">
      <style:text-properties style:language-asian="zh" style:country-asian="CN"/>
    </style:style>
    <style:style style:name="P103" style:family="paragraph" style:parent-style-name="Test_20_Desc">
      <style:paragraph-properties style:snap-to-layout-grid="false"/>
      <style:text-properties style:language-asian="zh" style:country-asian="CN"/>
    </style:style>
    <style:style style:name="P104" style:family="paragraph" style:parent-style-name="Test_20_Desc">
      <style:text-properties style:font-name-asian="Times New Roman"/>
    </style:style>
    <style:style style:name="P105" style:family="paragraph" style:parent-style-name="Test_20_Desc">
      <style:paragraph-properties style:snap-to-layout-grid="false"/>
      <style:text-properties style:font-name-asian="Times New Roman"/>
    </style:style>
    <style:style style:name="P106" style:family="paragraph" style:parent-style-name="Test_20_Desc">
      <style:text-properties fo:color="#ff0000" fo:font-weight="bold" style:font-weight-asian="bold"/>
    </style:style>
    <style:style style:name="P107" style:family="paragraph" style:parent-style-name="Test_20_Desc">
      <style:text-properties fo:background-color="#ffff99"/>
    </style:style>
    <style:style style:name="P108" style:family="paragraph" style:parent-style-name="Test_20_Desc">
      <style:paragraph-properties style:snap-to-layout-grid="false"/>
      <style:text-properties fo:background-color="#ffff99"/>
    </style:style>
    <style:style style:name="P109" style:family="paragraph" style:parent-style-name="Test_20_Desc">
      <style:paragraph-properties fo:margin-left="0.0126in" fo:margin-right="0in" fo:text-indent="0in" style:auto-text-indent="false" style:snap-to-layout-grid="false"/>
    </style:style>
    <style:style style:name="P110" style:family="paragraph" style:parent-style-name="Test_20_Desc">
      <style:paragraph-properties fo:margin-left="0.0126in" fo:margin-right="0in" fo:text-indent="0in" style:auto-text-indent="false" style:snap-to-layout-grid="false">
        <style:tab-stops>
          <style:tab-stop style:position="0.25in"/>
        </style:tab-stops>
      </style:paragraph-properties>
    </style:style>
    <style:style style:name="P111" style:family="paragraph" style:parent-style-name="Test_20_Desc">
      <style:paragraph-properties fo:margin-left="0.2146in" fo:margin-right="0in" fo:text-indent="0in" style:auto-text-indent="false"/>
    </style:style>
    <style:style style:name="P112" style:family="paragraph" style:parent-style-name="Test_20_Desc">
      <style:paragraph-properties fo:margin-top="0.0835in" fo:margin-bottom="0in" style:snap-to-layout-grid="false"/>
    </style:style>
    <style:style style:name="P113" style:family="paragraph" style:parent-style-name="Test_20_Desc">
      <style:paragraph-properties fo:margin-top="0.0835in" fo:margin-bottom="0in" style:snap-to-layout-grid="false"/>
      <style:text-properties fo:font-weight="normal" style:font-weight-asian="normal"/>
    </style:style>
    <style:style style:name="P114" style:family="paragraph" style:parent-style-name="Test_20_Sub-header">
      <style:paragraph-properties fo:margin-top="0.0835in" fo:margin-bottom="0in" style:snap-to-layout-grid="false"/>
    </style:style>
    <style:style style:name="P115" style:family="paragraph" style:parent-style-name="Test_20_Sub-header">
      <style:paragraph-properties fo:margin-top="0.0835in" fo:margin-bottom="0in" style:snap-to-layout-grid="false"/>
      <style:text-properties fo:language="en" fo:country="US"/>
    </style:style>
    <style:style style:name="P116" style:family="paragraph" style:parent-style-name="Test_20_Sub-header">
      <style:paragraph-properties fo:margin-top="0.0835in" fo:margin-bottom="0in" style:snap-to-layout-grid="false"/>
      <style:text-properties fo:color="#ff0000"/>
    </style:style>
    <style:style style:name="P117" style:family="paragraph" style:parent-style-name="Test_20_Sub-header">
      <style:paragraph-properties fo:margin-top="0.0835in" fo:margin-bottom="0in" style:snap-to-layout-grid="false"/>
      <style:text-properties style:font-name="Times New Roman" fo:font-size="8pt" fo:language="en" fo:country="US" style:font-size-asian="8pt" style:font-size-complex="8pt"/>
    </style:style>
    <style:style style:name="P118" style:family="paragraph" style:parent-style-name="Test_20_Table_20_Header">
      <style:paragraph-properties style:snap-to-layout-grid="false"/>
    </style:style>
    <style:style style:name="P119" style:family="paragraph" style:parent-style-name="Test_20_Table_20_Header">
      <style:paragraph-properties style:snap-to-layout-grid="false"/>
      <style:text-properties fo:color="#ffffff"/>
    </style:style>
    <style:style style:name="P120" style:family="paragraph" style:parent-style-name="Test_20_Table_20_Header">
      <style:paragraph-properties fo:text-align="center" style:justify-single-word="false" style:snap-to-layout-grid="false"/>
      <style:text-properties fo:color="#ffffff" fo:font-weight="bold" style:font-weight-asian="bold" style:font-weight-complex="bold"/>
    </style:style>
    <style:style style:name="P121" style:family="paragraph" style:parent-style-name="Test_20_Sub-header">
      <style:paragraph-properties style:snap-to-layout-grid="false"/>
    </style:style>
    <style:style style:name="P122" style:family="paragraph" style:parent-style-name="Test_20_Sub-header">
      <style:text-properties fo:language="en" fo:country="US"/>
    </style:style>
    <style:style style:name="P123" style:family="paragraph" style:parent-style-name="Test_20_Sub-header">
      <style:text-properties style:font-name="Times New Roman" fo:font-size="8pt" style:font-size-asian="8pt" style:font-size-complex="8pt"/>
    </style:style>
    <style:style style:name="P124" style:family="paragraph" style:parent-style-name="Test_20_Sub-header">
      <style:text-properties style:use-window-font-color="true" fo:background-color="transparent"/>
    </style:style>
    <style:style style:name="P125" style:family="paragraph" style:parent-style-name="Table_20_Contents">
      <style:paragraph-properties style:snap-to-layout-grid="false"/>
    </style:style>
    <style:style style:name="P126" style:family="paragraph" style:parent-style-name="Table_20_Contents">
      <style:paragraph-properties fo:text-align="center" style:justify-single-word="false" style:snap-to-layout-grid="false"/>
      <style:text-properties fo:color="#ffffff" fo:font-weight="bold" style:font-weight-asian="bold" style:font-weight-complex="bold"/>
    </style:style>
    <style:style style:name="P127" style:family="paragraph" style:parent-style-name="Table_20_Contents">
      <style:paragraph-properties style:snap-to-layout-grid="false"/>
      <style:text-properties style:text-underline-style="solid" style:text-underline-width="auto" style:text-underline-color="font-color" fo:font-weight="bold" style:font-weight-asian="bold" style:font-weight-complex="bold"/>
    </style:style>
    <style:style style:name="P128" style:family="paragraph" style:parent-style-name="Table_20_Contents">
      <style:paragraph-properties style:snap-to-layout-grid="false"/>
      <style:text-properties fo:background-color="transparent"/>
    </style:style>
    <style:style style:name="P129" style:family="paragraph" style:parent-style-name="Text_20_body">
      <style:text-properties style:font-name="Times New Roman" fo:font-size="10pt" style:font-size-asian="10pt" style:font-size-complex="10pt"/>
    </style:style>
    <style:style style:name="P130" style:family="paragraph" style:parent-style-name="Text_20_body">
      <style:paragraph-properties style:snap-to-layout-grid="false"/>
      <style:text-properties style:font-name="Times New Roman" fo:font-size="10pt" style:font-size-asian="10pt" style:font-size-complex="10pt"/>
    </style:style>
    <style:style style:name="P131" style:family="paragraph" style:parent-style-name="Text_20_body" style:list-style-name="WW8Num215">
      <style:paragraph-properties fo:margin-left="0.5in" fo:margin-right="0in" fo:text-indent="0in" style:auto-text-indent="false">
        <style:tab-stops>
          <style:tab-stop style:position="0.5in"/>
        </style:tab-stops>
      </style:paragraph-properties>
    </style:style>
    <style:style style:name="P132" style:family="paragraph" style:parent-style-name="Text_20_body" style:list-style-name="WW8Num216">
      <style:paragraph-properties fo:margin-left="0.5in" fo:margin-right="0in" fo:text-indent="0in" style:auto-text-indent="false">
        <style:tab-stops>
          <style:tab-stop style:position="0.5in"/>
        </style:tab-stops>
      </style:paragraph-properties>
    </style:style>
    <style:style style:name="P133" style:family="paragraph" style:parent-style-name="Text_20_body" style:list-style-name="WW8Num215">
      <style:paragraph-properties fo:margin-left="0.5in" fo:margin-right="0in" fo:text-indent="0in" style:auto-text-indent="false">
        <style:tab-stops>
          <style:tab-stop style:position="0.5in"/>
        </style:tab-stops>
      </style:paragraph-properties>
      <style:text-properties style:use-window-font-color="true" fo:background-color="transparent"/>
    </style:style>
    <style:style style:name="P134" style:family="paragraph" style:parent-style-name="Text_20_body" style:list-style-name="WW8Num216">
      <style:paragraph-properties fo:margin-left="0.5in" fo:margin-right="0in" fo:text-indent="0in" style:auto-text-indent="false">
        <style:tab-stops>
          <style:tab-stop style:position="0.5in"/>
        </style:tab-stops>
      </style:paragraph-properties>
      <style:text-properties style:use-window-font-color="true" fo:background-color="transparent"/>
    </style:style>
    <style:style style:name="P135" style:family="paragraph" style:parent-style-name="Text_20_body" style:list-style-name="WW8Num215">
      <style:paragraph-properties fo:margin-left="0.5in" fo:margin-right="0in" fo:margin-top="0in" fo:margin-bottom="0.0835in" fo:text-indent="0in" style:auto-text-indent="false" style:snap-to-layout-grid="false">
        <style:tab-stops>
          <style:tab-stop style:position="0.5in"/>
        </style:tab-stops>
      </style:paragraph-properties>
      <style:text-properties style:use-window-font-color="true" fo:background-color="transparent"/>
    </style:style>
    <style:style style:name="P136" style:family="paragraph" style:parent-style-name="Text_20_body" style:list-style-name="WW8Num216">
      <style:paragraph-properties fo:margin-left="0.5in" fo:margin-right="0in" fo:margin-top="0in" fo:margin-bottom="0.0835in" fo:text-indent="0in" style:auto-text-indent="false" style:snap-to-layout-grid="false">
        <style:tab-stops>
          <style:tab-stop style:position="0.5in"/>
        </style:tab-stops>
      </style:paragraph-properties>
      <style:text-properties style:use-window-font-color="true" fo:background-color="transparent"/>
    </style:style>
    <style:style style:name="P137" style:family="paragraph" style:parent-style-name="Heading_20_1" style:master-page-name="Convert_20_3">
      <style:paragraph-properties style:page-number="auto">
        <style:tab-stops>
          <style:tab-stop style:position="0in"/>
        </style:tab-stops>
      </style:paragraph-properties>
      <style:text-properties style:font-name="Arial" style:font-name-complex="Arial"/>
    </style:style>
    <style:style style:name="P138" style:family="paragraph" style:parent-style-name="Test_20_Sub-header">
      <style:paragraph-properties style:snap-to-layout-grid="false"/>
    </style:style>
    <style:style style:name="P139" style:family="paragraph" style:parent-style-name="Test_20_Sub-header">
      <style:paragraph-properties fo:margin-top="0.0835in" fo:margin-bottom="0in" style:snap-to-layout-grid="false"/>
    </style:style>
    <style:style style:name="P140" style:family="paragraph" style:parent-style-name="Heading_20_3">
      <style:paragraph-properties>
        <style:tab-stops>
          <style:tab-stop style:position="0in"/>
        </style:tab-stops>
      </style:paragraph-properties>
      <style:text-properties style:font-name="Arial" style:font-name-complex="Arial"/>
    </style:style>
    <style:style style:name="P141" style:family="paragraph" style:parent-style-name="Header" style:list-style-name="WW8Num228">
      <style:paragraph-properties>
        <style:tab-stops>
          <style:tab-stop style:position="1in"/>
          <style:tab-stop style:position="3in" style:type="center"/>
          <style:tab-stop style:position="6in" style:type="right"/>
        </style:tab-stops>
      </style:paragraph-properties>
      <style:text-properties style:font-name="Arial" style:font-name-complex="Arial"/>
    </style:style>
    <style:style style:name="P142" style:family="paragraph" style:parent-style-name="Header" style:list-style-name="WW8Num230">
      <style:paragraph-properties>
        <style:tab-stops>
          <style:tab-stop style:position="1in"/>
          <style:tab-stop style:position="3in" style:type="center"/>
          <style:tab-stop style:position="6in" style:type="right"/>
        </style:tab-stops>
      </style:paragraph-properties>
      <style:text-properties style:font-name="Arial" style:font-name-complex="Arial"/>
    </style:style>
    <style:style style:name="P143" style:family="paragraph" style:parent-style-name="Test_20_Table_20_Header">
      <style:paragraph-properties style:snap-to-layout-grid="false"/>
    </style:style>
    <style:style style:name="P144" style:family="paragraph" style:parent-style-name="Contents_20_3">
      <style:paragraph-properties>
        <style:tab-stops>
          <style:tab-stop style:position="6.3898in" style:type="right" style:leader-style="dotted" style:leader-text="."/>
        </style:tab-stops>
      </style:paragraph-properties>
    </style:style>
    <style:style style:name="P145" style:family="paragraph" style:parent-style-name="Table_20_Contents">
      <style:paragraph-properties style:snap-to-layout-grid="false"/>
    </style:style>
    <style:style style:name="P146" style:family="paragraph" style:parent-style-name="Title" style:master-page-name="Standard">
      <style:paragraph-properties fo:text-align="end" style:justify-single-word="false" style:page-number="auto"/>
      <style:text-properties style:font-name-complex="Arial"/>
    </style:style>
    <style:style style:name="P147" style:family="paragraph" style:parent-style-name="Title" style:master-page-name="Convert_20_1">
      <style:paragraph-properties style:page-number="auto"/>
      <style:text-properties style:font-name="Arial" style:font-name-complex="Arial"/>
    </style:style>
    <style:style style:name="P148" style:family="paragraph" style:parent-style-name="Title" style:master-page-name="Convert_20_2">
      <style:paragraph-properties style:page-number="auto"/>
      <style:text-properties style:font-name="Arial" style:font-name-complex="Arial"/>
    </style:style>
    <style:style style:name="P149" style:family="paragraph" style:parent-style-name="Standard" style:list-style-name="WW8Num13">
      <style:paragraph-properties>
        <style:tab-stops>
          <style:tab-stop style:position="0.75in"/>
        </style:tab-stops>
      </style:paragraph-properties>
      <style:text-properties style:font-name="Arial" style:font-name-complex="Arial"/>
    </style:style>
    <style:style style:name="P150" style:family="paragraph" style:parent-style-name="Standard" style:list-style-name="WW8Num57">
      <style:paragraph-properties>
        <style:tab-stops>
          <style:tab-stop style:position="1in"/>
        </style:tab-stops>
      </style:paragraph-properties>
      <style:text-properties style:font-name="Arial" style:font-name-complex="Arial"/>
    </style:style>
    <style:style style:name="P151" style:family="paragraph" style:parent-style-name="Standard" style:list-style-name="WW8Num229">
      <style:paragraph-properties style:line-height-at-least="0.0693in" fo:orphans="2" fo:widows="2" style:text-autospace="none">
        <style:tab-stops>
          <style:tab-stop style:position="1in"/>
        </style:tab-stops>
      </style:paragraph-properties>
      <style:text-properties style:font-name="Arial" style:font-name-complex="Arial"/>
    </style:style>
    <style:style style:name="P152" style:family="paragraph" style:parent-style-name="Standard" style:list-style-name="WW8Num228">
      <style:paragraph-properties style:line-height-at-least="0.0693in" fo:orphans="2" fo:widows="2" style:text-autospace="none">
        <style:tab-stops>
          <style:tab-stop style:position="1in"/>
        </style:tab-stops>
      </style:paragraph-properties>
      <style:text-properties style:font-name="Arial" style:font-name-complex="Arial"/>
    </style:style>
    <style:style style:name="P153" style:family="paragraph" style:parent-style-name="Standard" style:list-style-name="WW8Num15">
      <style:paragraph-properties style:line-height-at-least="0.0693in" fo:orphans="2" fo:widows="2" style:text-autospace="none">
        <style:tab-stops>
          <style:tab-stop style:position="1in"/>
        </style:tab-stops>
      </style:paragraph-properties>
      <style:text-properties style:font-name="Arial" style:font-name-complex="Arial"/>
    </style:style>
    <style:style style:name="P154" style:family="paragraph" style:parent-style-name="Standard" style:list-style-name="WW8Num149">
      <style:paragraph-properties style:line-height-at-least="0.0693in" fo:orphans="2" fo:widows="2" style:text-autospace="none">
        <style:tab-stops>
          <style:tab-stop style:position="1in"/>
        </style:tab-stops>
      </style:paragraph-properties>
      <style:text-properties style:font-name="Arial" style:font-name-complex="Arial"/>
    </style:style>
    <style:style style:name="P155" style:family="paragraph" style:parent-style-name="Standard">
      <style:paragraph-properties style:line-height-at-least="0.0693in" fo:orphans="2" fo:widows="2" style:snap-to-layout-grid="false"/>
      <style:text-properties style:font-name="Arial" style:font-name-complex="Arial"/>
    </style:style>
    <style:style style:name="P156" style:family="paragraph" style:parent-style-name="Standard">
      <style:paragraph-properties style:line-height-at-least="0.0693in" fo:text-align="center" style:justify-single-word="false" fo:orphans="2" fo:widows="2" style:snap-to-layout-grid="false"/>
      <style:text-properties style:font-name="Arial" style:font-name-complex="Arial"/>
    </style:style>
    <style:style style:name="P157" style:family="paragraph" style:parent-style-name="Standard" style:list-style-name="WW8Num190">
      <style:paragraph-properties>
        <style:tab-stops>
          <style:tab-stop style:position="0.5in"/>
        </style:tab-stops>
      </style:paragraph-properties>
      <style:text-properties style:font-name="Times New Roman" fo:font-size="8pt" style:font-size-asian="8pt" style:font-size-complex="8pt"/>
    </style:style>
    <style:style style:name="P158" style:family="paragraph" style:parent-style-name="Standard">
      <style:paragraph-properties style:line-height-at-least="0.0693in" fo:orphans="2" fo:widows="2"/>
    </style:style>
    <style:style style:name="P159" style:family="paragraph" style:parent-style-name="Standard" style:list-style-name="WW8Num45">
      <style:paragraph-properties style:line-height-at-least="0.0693in" fo:orphans="2" fo:widows="2">
        <style:tab-stops>
          <style:tab-stop style:position="1.05in"/>
        </style:tab-stops>
      </style:paragraph-properties>
    </style:style>
    <style:style style:name="P160" style:family="paragraph" style:parent-style-name="Standard" style:list-style-name="WW8Num196">
      <style:paragraph-properties style:line-height-at-least="0.0693in" fo:orphans="2" fo:widows="2">
        <style:tab-stops>
          <style:tab-stop style:position="0.25in"/>
        </style:tab-stops>
      </style:paragraph-properties>
    </style:style>
    <style:style style:name="P161" style:family="paragraph" style:parent-style-name="Standard" style:list-style-name="WW8Num178">
      <style:paragraph-properties>
        <style:tab-stops>
          <style:tab-stop style:position="0.5in"/>
        </style:tab-stops>
      </style:paragraph-properties>
    </style:style>
    <style:style style:name="P162" style:family="paragraph" style:parent-style-name="Standard">
      <style:text-properties fo:color="#ff0000" style:font-name="Arial" style:font-weight-complex="bold"/>
    </style:style>
    <style:style style:name="P163" style:family="paragraph" style:parent-style-name="Standard" style:list-style-name="WW8Num126"/>
    <style:style style:name="P164" style:family="paragraph" style:parent-style-name="Standard">
      <style:paragraph-properties>
        <style:tab-stops>
          <style:tab-stop style:position="0in"/>
        </style:tab-stops>
      </style:paragraph-properties>
    </style:style>
    <style:style style:name="P165" style:family="paragraph" style:parent-style-name="Standard">
      <style:paragraph-properties fo:padding-left="0in" fo:padding-right="0in" fo:padding-top="0in" fo:padding-bottom="0.0138in" fo:border-left="none" fo:border-right="none" fo:border-top="none" fo:border-bottom="0.0071in solid #000000"/>
    </style:style>
    <style:style style:name="P166" style:family="paragraph" style:parent-style-name="Standard">
      <style:paragraph-properties fo:margin-left="0.0752in" fo:margin-right="0in" fo:text-indent="0in" style:auto-text-indent="false" style:snap-to-layout-grid="false"/>
      <style:text-properties style:font-name="Arial" style:font-name-complex="Arial"/>
    </style:style>
    <style:style style:name="P167" style:family="paragraph" style:parent-style-name="Standard">
      <style:paragraph-properties fo:break-before="page"/>
    </style:style>
    <style:style style:name="P168" style:family="paragraph" style:parent-style-name="Standard">
      <style:paragraph-properties style:line-height-at-least="0.0693in" fo:orphans="2" fo:widows="2" fo:break-before="page"/>
    </style:style>
    <style:style style:name="P169" style:family="paragraph" style:parent-style-name="Standard">
      <style:paragraph-properties fo:break-before="page" fo:padding-left="0in" fo:padding-right="0in" fo:padding-top="0in" fo:padding-bottom="0.0138in" fo:border-left="none" fo:border-right="none" fo:border-top="none" fo:border-bottom="0.0071in solid #000000"/>
    </style:style>
    <style:style style:name="P170" style:family="paragraph" style:parent-style-name="Heading_20_2">
      <style:paragraph-properties>
        <style:tab-stops>
          <style:tab-stop style:position="0in"/>
        </style:tab-stops>
      </style:paragraph-properties>
    </style:style>
    <style:style style:name="P171" style:family="paragraph" style:parent-style-name="Heading_20_2">
      <style:paragraph-properties>
        <style:tab-stops>
          <style:tab-stop style:position="0in"/>
        </style:tab-stops>
      </style:paragraph-properties>
      <style:text-properties fo:color="#ff0000" style:font-name="Arial" style:font-weight-complex="bold"/>
    </style:style>
    <style:style style:name="P172" style:family="paragraph" style:parent-style-name="Heading_20_2">
      <style:paragraph-properties>
        <style:tab-stops>
          <style:tab-stop style:position="0in"/>
        </style:tab-stops>
      </style:paragraph-properties>
      <style:text-properties style:use-window-font-color="true" style:font-name="Arial" style:font-weight-complex="bold"/>
    </style:style>
    <style:style style:name="P173" style:family="paragraph" style:parent-style-name="Contents_20_4">
      <style:paragraph-properties>
        <style:tab-stops>
          <style:tab-stop style:position="6.2508in" style:type="right" style:leader-style="dotted" style:leader-text="."/>
        </style:tab-stops>
      </style:paragraph-properties>
    </style:style>
    <style:style style:name="P174" style:family="paragraph" style:parent-style-name="Test_20_Desc" style:list-style-name="WW8Num173">
      <style:paragraph-properties style:snap-to-layout-grid="false">
        <style:tab-stops>
          <style:tab-stop style:position="0in"/>
        </style:tab-stops>
      </style:paragraph-properties>
      <style:text-properties fo:color="#ffffff"/>
    </style:style>
    <style:style style:name="P175" style:family="paragraph" style:parent-style-name="Test_20_Desc" style:list-style-name="WW8Num174">
      <style:paragraph-properties style:snap-to-layout-grid="false">
        <style:tab-stops/>
      </style:paragraph-properties>
      <style:text-properties fo:color="#ffffff"/>
    </style:style>
    <style:style style:name="P176" style:family="paragraph" style:parent-style-name="Test_20_Desc" style:list-style-name="WW8Num7">
      <style:paragraph-properties style:snap-to-layout-grid="false">
        <style:tab-stops>
          <style:tab-stop style:position="0.15in"/>
        </style:tab-stops>
      </style:paragraph-properties>
      <style:text-properties fo:color="#ffffff"/>
    </style:style>
    <style:style style:name="P177" style:family="paragraph" style:parent-style-name="Test_20_Desc" style:list-style-name="WW8Num181">
      <style:paragraph-properties style:snap-to-layout-grid="false"/>
      <style:text-properties fo:color="#ffffff"/>
    </style:style>
    <style:style style:name="P178" style:family="paragraph" style:parent-style-name="Test_20_Desc" style:list-style-name="WW8Num20">
      <style:paragraph-properties style:snap-to-layout-grid="false">
        <style:tab-stops>
          <style:tab-stop style:position="0.15in"/>
        </style:tab-stops>
      </style:paragraph-properties>
    </style:style>
    <style:style style:name="P179" style:family="paragraph" style:parent-style-name="Test_20_Desc" style:list-style-name="WW8Num118">
      <style:paragraph-properties style:snap-to-layout-grid="false">
        <style:tab-stops>
          <style:tab-stop style:position="0.15in"/>
        </style:tab-stops>
      </style:paragraph-properties>
    </style:style>
    <style:style style:name="P180" style:family="paragraph" style:parent-style-name="Test_20_Desc" style:list-style-name="WW8Num162">
      <style:paragraph-properties style:snap-to-layout-grid="false">
        <style:tab-stops>
          <style:tab-stop style:position="0.15in"/>
        </style:tab-stops>
      </style:paragraph-properties>
    </style:style>
    <style:style style:name="P181" style:family="paragraph" style:parent-style-name="Test_20_Desc" style:list-style-name="WW8Num37">
      <style:paragraph-properties style:snap-to-layout-grid="false">
        <style:tab-stops>
          <style:tab-stop style:position="0.15in"/>
        </style:tab-stops>
      </style:paragraph-properties>
    </style:style>
    <style:style style:name="P182" style:family="paragraph" style:parent-style-name="Test_20_Desc" style:list-style-name="WW8Num35">
      <style:paragraph-properties style:snap-to-layout-grid="false">
        <style:tab-stops>
          <style:tab-stop style:position="0.15in"/>
        </style:tab-stops>
      </style:paragraph-properties>
    </style:style>
    <style:style style:name="P183" style:family="paragraph" style:parent-style-name="Test_20_Desc" style:list-style-name="WW8Num73">
      <style:paragraph-properties style:snap-to-layout-grid="false">
        <style:tab-stops>
          <style:tab-stop style:position="0.15in"/>
        </style:tab-stops>
      </style:paragraph-properties>
    </style:style>
    <style:style style:name="P184" style:family="paragraph" style:parent-style-name="Test_20_Desc" style:list-style-name="WW8Num77">
      <style:paragraph-properties style:snap-to-layout-grid="false">
        <style:tab-stops>
          <style:tab-stop style:position="0.15in"/>
        </style:tab-stops>
      </style:paragraph-properties>
    </style:style>
    <style:style style:name="P185" style:family="paragraph" style:parent-style-name="Test_20_Desc" style:list-style-name="WW8Num91">
      <style:paragraph-properties style:snap-to-layout-grid="false">
        <style:tab-stops>
          <style:tab-stop style:position="0.15in"/>
        </style:tab-stops>
      </style:paragraph-properties>
    </style:style>
    <style:style style:name="P186" style:family="paragraph" style:parent-style-name="Test_20_Desc" style:list-style-name="WW8Num55">
      <style:paragraph-properties style:snap-to-layout-grid="false">
        <style:tab-stops>
          <style:tab-stop style:position="0.15in"/>
        </style:tab-stops>
      </style:paragraph-properties>
    </style:style>
    <style:style style:name="P187" style:family="paragraph" style:parent-style-name="Test_20_Desc" style:list-style-name="WW8Num25">
      <style:paragraph-properties style:snap-to-layout-grid="false">
        <style:tab-stops>
          <style:tab-stop style:position="0.15in"/>
        </style:tab-stops>
      </style:paragraph-properties>
    </style:style>
    <style:style style:name="P188" style:family="paragraph" style:parent-style-name="Test_20_Desc" style:list-style-name="WW8Num16">
      <style:paragraph-properties style:snap-to-layout-grid="false">
        <style:tab-stops>
          <style:tab-stop style:position="0.15in"/>
        </style:tab-stops>
      </style:paragraph-properties>
    </style:style>
    <style:style style:name="P189" style:family="paragraph" style:parent-style-name="Test_20_Desc" style:list-style-name="WW8Num153">
      <style:paragraph-properties style:snap-to-layout-grid="false">
        <style:tab-stops>
          <style:tab-stop style:position="0.15in"/>
        </style:tab-stops>
      </style:paragraph-properties>
    </style:style>
    <style:style style:name="P190" style:family="paragraph" style:parent-style-name="Test_20_Desc" style:list-style-name="WW8Num135">
      <style:paragraph-properties style:snap-to-layout-grid="false">
        <style:tab-stops>
          <style:tab-stop style:position="0.15in"/>
        </style:tab-stops>
      </style:paragraph-properties>
    </style:style>
    <style:style style:name="P191" style:family="paragraph" style:parent-style-name="Test_20_Desc" style:list-style-name="WW8Num144">
      <style:paragraph-properties style:snap-to-layout-grid="false">
        <style:tab-stops>
          <style:tab-stop style:position="0.15in"/>
        </style:tab-stops>
      </style:paragraph-properties>
    </style:style>
    <style:style style:name="P192" style:family="paragraph" style:parent-style-name="Test_20_Desc" style:list-style-name="WW8Num124">
      <style:paragraph-properties style:snap-to-layout-grid="false">
        <style:tab-stops>
          <style:tab-stop style:position="0.15in"/>
        </style:tab-stops>
      </style:paragraph-properties>
    </style:style>
    <style:style style:name="P193" style:family="paragraph" style:parent-style-name="Test_20_Desc" style:list-style-name="WW8Num150">
      <style:paragraph-properties style:snap-to-layout-grid="false">
        <style:tab-stops>
          <style:tab-stop style:position="0.15in"/>
        </style:tab-stops>
      </style:paragraph-properties>
    </style:style>
    <style:style style:name="P194" style:family="paragraph" style:parent-style-name="Test_20_Desc" style:list-style-name="WW8Num95">
      <style:paragraph-properties style:snap-to-layout-grid="false">
        <style:tab-stops>
          <style:tab-stop style:position="0.15in"/>
        </style:tab-stops>
      </style:paragraph-properties>
    </style:style>
    <style:style style:name="P195" style:family="paragraph" style:parent-style-name="Test_20_Desc" style:list-style-name="WW8Num140">
      <style:paragraph-properties style:snap-to-layout-grid="false">
        <style:tab-stops>
          <style:tab-stop style:position="0.15in"/>
        </style:tab-stops>
      </style:paragraph-properties>
    </style:style>
    <style:style style:name="P196" style:family="paragraph" style:parent-style-name="Test_20_Desc" style:list-style-name="WW8Num84">
      <style:paragraph-properties style:snap-to-layout-grid="false">
        <style:tab-stops>
          <style:tab-stop style:position="0.15in"/>
        </style:tab-stops>
      </style:paragraph-properties>
    </style:style>
    <style:style style:name="P197" style:family="paragraph" style:parent-style-name="Test_20_Desc" style:list-style-name="WW8Num65">
      <style:paragraph-properties style:snap-to-layout-grid="false">
        <style:tab-stops>
          <style:tab-stop style:position="0.15in"/>
        </style:tab-stops>
      </style:paragraph-properties>
    </style:style>
    <style:style style:name="P198" style:family="paragraph" style:parent-style-name="Test_20_Desc" style:list-style-name="WW8Num29">
      <style:paragraph-properties style:snap-to-layout-grid="false">
        <style:tab-stops>
          <style:tab-stop style:position="0.15in"/>
        </style:tab-stops>
      </style:paragraph-properties>
    </style:style>
    <style:style style:name="P199" style:family="paragraph" style:parent-style-name="Test_20_Desc" style:list-style-name="WW8Num110">
      <style:paragraph-properties style:snap-to-layout-grid="false">
        <style:tab-stops>
          <style:tab-stop style:position="0.15in"/>
        </style:tab-stops>
      </style:paragraph-properties>
    </style:style>
    <style:style style:name="P200" style:family="paragraph" style:parent-style-name="Test_20_Desc" style:list-style-name="WW8Num89">
      <style:paragraph-properties style:snap-to-layout-grid="false">
        <style:tab-stops>
          <style:tab-stop style:position="0.15in"/>
        </style:tab-stops>
      </style:paragraph-properties>
    </style:style>
    <style:style style:name="P201" style:family="paragraph" style:parent-style-name="Test_20_Desc" style:list-style-name="WW8Num111">
      <style:paragraph-properties style:snap-to-layout-grid="false">
        <style:tab-stops>
          <style:tab-stop style:position="0.15in"/>
        </style:tab-stops>
      </style:paragraph-properties>
    </style:style>
    <style:style style:name="P202" style:family="paragraph" style:parent-style-name="Test_20_Desc" style:list-style-name="WW8Num125">
      <style:paragraph-properties style:snap-to-layout-grid="false">
        <style:tab-stops>
          <style:tab-stop style:position="0.15in"/>
        </style:tab-stops>
      </style:paragraph-properties>
    </style:style>
    <style:style style:name="P203" style:family="paragraph" style:parent-style-name="Test_20_Desc" style:list-style-name="WW8Num185">
      <style:paragraph-properties style:snap-to-layout-grid="false">
        <style:tab-stops>
          <style:tab-stop style:position="0.15in"/>
        </style:tab-stops>
      </style:paragraph-properties>
    </style:style>
    <style:style style:name="P204" style:family="paragraph" style:parent-style-name="Test_20_Desc" style:list-style-name="WW8Num7">
      <style:paragraph-properties style:snap-to-layout-grid="false">
        <style:tab-stops>
          <style:tab-stop style:position="0.15in"/>
        </style:tab-stops>
      </style:paragraph-properties>
    </style:style>
    <style:style style:name="P205" style:family="paragraph" style:parent-style-name="Test_20_Desc" style:list-style-name="WW8Num112">
      <style:paragraph-properties style:snap-to-layout-grid="false">
        <style:tab-stops>
          <style:tab-stop style:position="0.15in"/>
        </style:tab-stops>
      </style:paragraph-properties>
    </style:style>
    <style:style style:name="P206" style:family="paragraph" style:parent-style-name="Test_20_Desc" style:list-style-name="WW8Num98">
      <style:paragraph-properties style:snap-to-layout-grid="false">
        <style:tab-stops>
          <style:tab-stop style:position="0.15in"/>
        </style:tab-stops>
      </style:paragraph-properties>
    </style:style>
    <style:style style:name="P207" style:family="paragraph" style:parent-style-name="Test_20_Desc" style:list-style-name="WW8Num167">
      <style:paragraph-properties style:snap-to-layout-grid="false">
        <style:tab-stops>
          <style:tab-stop style:position="0.15in"/>
        </style:tab-stops>
      </style:paragraph-properties>
    </style:style>
    <style:style style:name="P208" style:family="paragraph" style:parent-style-name="Test_20_Desc" style:list-style-name="WW8Num9">
      <style:paragraph-properties style:snap-to-layout-grid="false">
        <style:tab-stops>
          <style:tab-stop style:position="0.15in"/>
        </style:tab-stops>
      </style:paragraph-properties>
    </style:style>
    <style:style style:name="P209" style:family="paragraph" style:parent-style-name="Test_20_Desc" style:list-style-name="WW8Num44">
      <style:paragraph-properties style:snap-to-layout-grid="false">
        <style:tab-stops>
          <style:tab-stop style:position="0.15in"/>
        </style:tab-stops>
      </style:paragraph-properties>
    </style:style>
    <style:style style:name="P210" style:family="paragraph" style:parent-style-name="Test_20_Desc" style:list-style-name="WW8Num103">
      <style:paragraph-properties style:snap-to-layout-grid="false">
        <style:tab-stops>
          <style:tab-stop style:position="0.15in"/>
        </style:tab-stops>
      </style:paragraph-properties>
    </style:style>
    <style:style style:name="P211" style:family="paragraph" style:parent-style-name="Test_20_Desc" style:list-style-name="WW8Num134">
      <style:paragraph-properties>
        <style:tab-stops>
          <style:tab-stop style:position="0.25in"/>
        </style:tab-stops>
      </style:paragraph-properties>
    </style:style>
    <style:style style:name="P212" style:family="paragraph" style:parent-style-name="Test_20_Desc" style:list-style-name="WW8Num134">
      <style:paragraph-properties style:snap-to-layout-grid="false">
        <style:tab-stops>
          <style:tab-stop style:position="0.25in"/>
        </style:tab-stops>
      </style:paragraph-properties>
    </style:style>
    <style:style style:name="P213" style:family="paragraph" style:parent-style-name="Test_20_Desc" style:list-style-name="WW8Num99">
      <style:paragraph-properties>
        <style:tab-stops>
          <style:tab-stop style:position="0.25in"/>
        </style:tab-stops>
      </style:paragraph-properties>
    </style:style>
    <style:style style:name="P214" style:family="paragraph" style:parent-style-name="Test_20_Desc" style:list-style-name="WW8Num99">
      <style:paragraph-properties style:snap-to-layout-grid="false">
        <style:tab-stops>
          <style:tab-stop style:position="0.25in"/>
        </style:tab-stops>
      </style:paragraph-properties>
    </style:style>
    <style:style style:name="P215" style:family="paragraph" style:parent-style-name="Test_20_Desc" style:list-style-name="WW8Num97">
      <style:paragraph-properties>
        <style:tab-stops>
          <style:tab-stop style:position="0.25in"/>
        </style:tab-stops>
      </style:paragraph-properties>
    </style:style>
    <style:style style:name="P216" style:family="paragraph" style:parent-style-name="Test_20_Desc" style:list-style-name="WW8Num97">
      <style:paragraph-properties style:snap-to-layout-grid="false">
        <style:tab-stops>
          <style:tab-stop style:position="0.25in"/>
        </style:tab-stops>
      </style:paragraph-properties>
    </style:style>
    <style:style style:name="P217" style:family="paragraph" style:parent-style-name="Test_20_Desc" style:list-style-name="WW8Num143">
      <style:paragraph-properties>
        <style:tab-stops>
          <style:tab-stop style:position="0.25in"/>
        </style:tab-stops>
      </style:paragraph-properties>
    </style:style>
    <style:style style:name="P218" style:family="paragraph" style:parent-style-name="Test_20_Desc" style:list-style-name="WW8Num143">
      <style:paragraph-properties style:snap-to-layout-grid="false">
        <style:tab-stops>
          <style:tab-stop style:position="0.25in"/>
        </style:tab-stops>
      </style:paragraph-properties>
    </style:style>
    <style:style style:name="P219" style:family="paragraph" style:parent-style-name="Test_20_Desc" style:list-style-name="WW8Num142">
      <style:paragraph-properties>
        <style:tab-stops>
          <style:tab-stop style:position="0.25in"/>
        </style:tab-stops>
      </style:paragraph-properties>
    </style:style>
    <style:style style:name="P220" style:family="paragraph" style:parent-style-name="Test_20_Desc" style:list-style-name="WW8Num142">
      <style:paragraph-properties style:snap-to-layout-grid="false">
        <style:tab-stops>
          <style:tab-stop style:position="0.25in"/>
        </style:tab-stops>
      </style:paragraph-properties>
    </style:style>
    <style:style style:name="P221" style:family="paragraph" style:parent-style-name="Test_20_Desc" style:list-style-name="WW8Num48">
      <style:paragraph-properties>
        <style:tab-stops>
          <style:tab-stop style:position="0.25in"/>
        </style:tab-stops>
      </style:paragraph-properties>
    </style:style>
    <style:style style:name="P222" style:family="paragraph" style:parent-style-name="Test_20_Desc" style:list-style-name="WW8Num48">
      <style:paragraph-properties style:snap-to-layout-grid="false">
        <style:tab-stops>
          <style:tab-stop style:position="0.25in"/>
        </style:tab-stops>
      </style:paragraph-properties>
    </style:style>
    <style:style style:name="P223" style:family="paragraph" style:parent-style-name="Test_20_Desc" style:list-style-name="WW8Num100">
      <style:paragraph-properties>
        <style:tab-stops>
          <style:tab-stop style:position="0.25in"/>
        </style:tab-stops>
      </style:paragraph-properties>
    </style:style>
    <style:style style:name="P224" style:family="paragraph" style:parent-style-name="Test_20_Desc" style:list-style-name="WW8Num100">
      <style:paragraph-properties style:snap-to-layout-grid="false">
        <style:tab-stops>
          <style:tab-stop style:position="0.25in"/>
        </style:tab-stops>
      </style:paragraph-properties>
    </style:style>
    <style:style style:name="P225" style:family="paragraph" style:parent-style-name="Test_20_Desc" style:list-style-name="WW8Num171">
      <style:paragraph-properties>
        <style:tab-stops>
          <style:tab-stop style:position="0.25in"/>
        </style:tab-stops>
      </style:paragraph-properties>
    </style:style>
    <style:style style:name="P226" style:family="paragraph" style:parent-style-name="Test_20_Desc" style:list-style-name="WW8Num171">
      <style:paragraph-properties style:snap-to-layout-grid="false">
        <style:tab-stops>
          <style:tab-stop style:position="0.25in"/>
        </style:tab-stops>
      </style:paragraph-properties>
    </style:style>
    <style:style style:name="P227" style:family="paragraph" style:parent-style-name="Test_20_Desc" style:list-style-name="WW8Num96">
      <style:paragraph-properties>
        <style:tab-stops>
          <style:tab-stop style:position="0.25in"/>
        </style:tab-stops>
      </style:paragraph-properties>
    </style:style>
    <style:style style:name="P228" style:family="paragraph" style:parent-style-name="Test_20_Desc" style:list-style-name="WW8Num96">
      <style:paragraph-properties style:snap-to-layout-grid="false">
        <style:tab-stops>
          <style:tab-stop style:position="0.25in"/>
        </style:tab-stops>
      </style:paragraph-properties>
    </style:style>
    <style:style style:name="P229" style:family="paragraph" style:parent-style-name="Test_20_Desc" style:list-style-name="WW8Num59">
      <style:paragraph-properties>
        <style:tab-stops>
          <style:tab-stop style:position="0.25in"/>
        </style:tab-stops>
      </style:paragraph-properties>
    </style:style>
    <style:style style:name="P230" style:family="paragraph" style:parent-style-name="Test_20_Desc" style:list-style-name="WW8Num59">
      <style:paragraph-properties style:snap-to-layout-grid="false">
        <style:tab-stops>
          <style:tab-stop style:position="0.25in"/>
        </style:tab-stops>
      </style:paragraph-properties>
    </style:style>
    <style:style style:name="P231" style:family="paragraph" style:parent-style-name="Test_20_Desc" style:list-style-name="WW8Num28">
      <style:paragraph-properties>
        <style:tab-stops>
          <style:tab-stop style:position="0.25in"/>
        </style:tab-stops>
      </style:paragraph-properties>
    </style:style>
    <style:style style:name="P232" style:family="paragraph" style:parent-style-name="Test_20_Desc" style:list-style-name="WW8Num28">
      <style:paragraph-properties style:snap-to-layout-grid="false">
        <style:tab-stops>
          <style:tab-stop style:position="0.25in"/>
        </style:tab-stops>
      </style:paragraph-properties>
    </style:style>
    <style:style style:name="P233" style:family="paragraph" style:parent-style-name="Test_20_Desc" style:list-style-name="WW8Num130">
      <style:paragraph-properties>
        <style:tab-stops>
          <style:tab-stop style:position="0.25in"/>
        </style:tab-stops>
      </style:paragraph-properties>
    </style:style>
    <style:style style:name="P234" style:family="paragraph" style:parent-style-name="Test_20_Desc" style:list-style-name="WW8Num130">
      <style:paragraph-properties style:snap-to-layout-grid="false">
        <style:tab-stops>
          <style:tab-stop style:position="0.25in"/>
        </style:tab-stops>
      </style:paragraph-properties>
    </style:style>
    <style:style style:name="P235" style:family="paragraph" style:parent-style-name="Test_20_Desc" style:list-style-name="WW8Num115">
      <style:paragraph-properties>
        <style:tab-stops>
          <style:tab-stop style:position="0.25in"/>
        </style:tab-stops>
      </style:paragraph-properties>
    </style:style>
    <style:style style:name="P236" style:family="paragraph" style:parent-style-name="Test_20_Desc" style:list-style-name="WW8Num115">
      <style:paragraph-properties style:snap-to-layout-grid="false">
        <style:tab-stops>
          <style:tab-stop style:position="0.25in"/>
        </style:tab-stops>
      </style:paragraph-properties>
    </style:style>
    <style:style style:name="P237" style:family="paragraph" style:parent-style-name="Test_20_Desc" style:list-style-name="WW8Num23">
      <style:paragraph-properties>
        <style:tab-stops>
          <style:tab-stop style:position="0.25in"/>
        </style:tab-stops>
      </style:paragraph-properties>
    </style:style>
    <style:style style:name="P238" style:family="paragraph" style:parent-style-name="Test_20_Desc" style:list-style-name="WW8Num23">
      <style:paragraph-properties style:snap-to-layout-grid="false">
        <style:tab-stops>
          <style:tab-stop style:position="0.25in"/>
        </style:tab-stops>
      </style:paragraph-properties>
    </style:style>
    <style:style style:name="P239" style:family="paragraph" style:parent-style-name="Test_20_Desc" style:list-style-name="WW8Num76">
      <style:paragraph-properties>
        <style:tab-stops>
          <style:tab-stop style:position="0.25in"/>
        </style:tab-stops>
      </style:paragraph-properties>
    </style:style>
    <style:style style:name="P240" style:family="paragraph" style:parent-style-name="Test_20_Desc" style:list-style-name="WW8Num76">
      <style:paragraph-properties style:snap-to-layout-grid="false">
        <style:tab-stops>
          <style:tab-stop style:position="0.25in"/>
        </style:tab-stops>
      </style:paragraph-properties>
    </style:style>
    <style:style style:name="P241" style:family="paragraph" style:parent-style-name="Test_20_Desc" style:list-style-name="WW8Num92">
      <style:paragraph-properties>
        <style:tab-stops>
          <style:tab-stop style:position="0.25in"/>
        </style:tab-stops>
      </style:paragraph-properties>
    </style:style>
    <style:style style:name="P242" style:family="paragraph" style:parent-style-name="Test_20_Desc" style:list-style-name="WW8Num92">
      <style:paragraph-properties style:snap-to-layout-grid="false">
        <style:tab-stops>
          <style:tab-stop style:position="0.25in"/>
        </style:tab-stops>
      </style:paragraph-properties>
    </style:style>
    <style:style style:name="P243" style:family="paragraph" style:parent-style-name="Test_20_Desc" style:list-style-name="WW8Num80">
      <style:paragraph-properties>
        <style:tab-stops>
          <style:tab-stop style:position="0.25in"/>
        </style:tab-stops>
      </style:paragraph-properties>
    </style:style>
    <style:style style:name="P244" style:family="paragraph" style:parent-style-name="Test_20_Desc" style:list-style-name="WW8Num80">
      <style:paragraph-properties style:snap-to-layout-grid="false">
        <style:tab-stops>
          <style:tab-stop style:position="0.25in"/>
        </style:tab-stops>
      </style:paragraph-properties>
    </style:style>
    <style:style style:name="P245" style:family="paragraph" style:parent-style-name="Test_20_Desc" style:list-style-name="WW8Num163">
      <style:paragraph-properties>
        <style:tab-stops>
          <style:tab-stop style:position="0.25in"/>
        </style:tab-stops>
      </style:paragraph-properties>
    </style:style>
    <style:style style:name="P246" style:family="paragraph" style:parent-style-name="Test_20_Desc" style:list-style-name="WW8Num163">
      <style:paragraph-properties style:snap-to-layout-grid="false">
        <style:tab-stops>
          <style:tab-stop style:position="0.25in"/>
        </style:tab-stops>
      </style:paragraph-properties>
    </style:style>
    <style:style style:name="P247" style:family="paragraph" style:parent-style-name="Test_20_Desc" style:list-style-name="WW8Num151">
      <style:paragraph-properties>
        <style:tab-stops>
          <style:tab-stop style:position="0.25in"/>
        </style:tab-stops>
      </style:paragraph-properties>
    </style:style>
    <style:style style:name="P248" style:family="paragraph" style:parent-style-name="Test_20_Desc" style:list-style-name="WW8Num151">
      <style:paragraph-properties style:snap-to-layout-grid="false">
        <style:tab-stops>
          <style:tab-stop style:position="0.25in"/>
        </style:tab-stops>
      </style:paragraph-properties>
    </style:style>
    <style:style style:name="P249" style:family="paragraph" style:parent-style-name="Test_20_Desc" style:list-style-name="WW8Num22">
      <style:paragraph-properties>
        <style:tab-stops>
          <style:tab-stop style:position="0.25in"/>
        </style:tab-stops>
      </style:paragraph-properties>
    </style:style>
    <style:style style:name="P250" style:family="paragraph" style:parent-style-name="Test_20_Desc" style:list-style-name="WW8Num22">
      <style:paragraph-properties style:snap-to-layout-grid="false">
        <style:tab-stops>
          <style:tab-stop style:position="0.25in"/>
        </style:tab-stops>
      </style:paragraph-properties>
    </style:style>
    <style:style style:name="P251" style:family="paragraph" style:parent-style-name="Test_20_Desc" style:list-style-name="WW8Num127">
      <style:paragraph-properties>
        <style:tab-stops>
          <style:tab-stop style:position="0.25in"/>
        </style:tab-stops>
      </style:paragraph-properties>
    </style:style>
    <style:style style:name="P252" style:family="paragraph" style:parent-style-name="Test_20_Desc" style:list-style-name="WW8Num127">
      <style:paragraph-properties style:snap-to-layout-grid="false">
        <style:tab-stops>
          <style:tab-stop style:position="0.25in"/>
        </style:tab-stops>
      </style:paragraph-properties>
    </style:style>
    <style:style style:name="P253" style:family="paragraph" style:parent-style-name="Test_20_Desc" style:list-style-name="WW8Num2">
      <style:paragraph-properties>
        <style:tab-stops>
          <style:tab-stop style:position="0.25in"/>
        </style:tab-stops>
      </style:paragraph-properties>
    </style:style>
    <style:style style:name="P254" style:family="paragraph" style:parent-style-name="Test_20_Desc" style:list-style-name="WW8Num2">
      <style:paragraph-properties style:snap-to-layout-grid="false">
        <style:tab-stops>
          <style:tab-stop style:position="0.25in"/>
        </style:tab-stops>
      </style:paragraph-properties>
    </style:style>
    <style:style style:name="P255" style:family="paragraph" style:parent-style-name="Test_20_Desc" style:list-style-name="WW8Num155">
      <style:paragraph-properties>
        <style:tab-stops>
          <style:tab-stop style:position="0.25in"/>
        </style:tab-stops>
      </style:paragraph-properties>
    </style:style>
    <style:style style:name="P256" style:family="paragraph" style:parent-style-name="Test_20_Desc" style:list-style-name="WW8Num155">
      <style:paragraph-properties style:snap-to-layout-grid="false">
        <style:tab-stops>
          <style:tab-stop style:position="0.25in"/>
        </style:tab-stops>
      </style:paragraph-properties>
    </style:style>
    <style:style style:name="P257" style:family="paragraph" style:parent-style-name="Test_20_Desc" style:list-style-name="WW8Num8">
      <style:paragraph-properties>
        <style:tab-stops>
          <style:tab-stop style:position="0.25in"/>
        </style:tab-stops>
      </style:paragraph-properties>
    </style:style>
    <style:style style:name="P258" style:family="paragraph" style:parent-style-name="Test_20_Desc" style:list-style-name="WW8Num8">
      <style:paragraph-properties style:snap-to-layout-grid="false">
        <style:tab-stops>
          <style:tab-stop style:position="0.25in"/>
        </style:tab-stops>
      </style:paragraph-properties>
    </style:style>
    <style:style style:name="P259" style:family="paragraph" style:parent-style-name="Test_20_Desc" style:list-style-name="WW8Num74">
      <style:paragraph-properties>
        <style:tab-stops>
          <style:tab-stop style:position="0.25in"/>
        </style:tab-stops>
      </style:paragraph-properties>
    </style:style>
    <style:style style:name="P260" style:family="paragraph" style:parent-style-name="Test_20_Desc" style:list-style-name="WW8Num74">
      <style:paragraph-properties style:snap-to-layout-grid="false">
        <style:tab-stops>
          <style:tab-stop style:position="0.25in"/>
        </style:tab-stops>
      </style:paragraph-properties>
    </style:style>
    <style:style style:name="P261" style:family="paragraph" style:parent-style-name="Test_20_Desc" style:list-style-name="WW8Num39">
      <style:paragraph-properties>
        <style:tab-stops>
          <style:tab-stop style:position="0.25in"/>
        </style:tab-stops>
      </style:paragraph-properties>
    </style:style>
    <style:style style:name="P262" style:family="paragraph" style:parent-style-name="Test_20_Desc" style:list-style-name="WW8Num39">
      <style:paragraph-properties style:snap-to-layout-grid="false">
        <style:tab-stops>
          <style:tab-stop style:position="0.25in"/>
        </style:tab-stops>
      </style:paragraph-properties>
    </style:style>
    <style:style style:name="P263" style:family="paragraph" style:parent-style-name="Test_20_Desc" style:list-style-name="WW8Num43">
      <style:paragraph-properties>
        <style:tab-stops>
          <style:tab-stop style:position="0.25in"/>
        </style:tab-stops>
      </style:paragraph-properties>
    </style:style>
    <style:style style:name="P264" style:family="paragraph" style:parent-style-name="Test_20_Desc" style:list-style-name="WW8Num43">
      <style:paragraph-properties style:snap-to-layout-grid="false">
        <style:tab-stops>
          <style:tab-stop style:position="0.25in"/>
        </style:tab-stops>
      </style:paragraph-properties>
    </style:style>
    <style:style style:name="P265" style:family="paragraph" style:parent-style-name="Test_20_Desc" style:list-style-name="WW8Num172">
      <style:paragraph-properties>
        <style:tab-stops>
          <style:tab-stop style:position="0.25in"/>
        </style:tab-stops>
      </style:paragraph-properties>
    </style:style>
    <style:style style:name="P266" style:family="paragraph" style:parent-style-name="Test_20_Desc" style:list-style-name="WW8Num172">
      <style:paragraph-properties style:snap-to-layout-grid="false">
        <style:tab-stops>
          <style:tab-stop style:position="0.25in"/>
        </style:tab-stops>
      </style:paragraph-properties>
    </style:style>
    <style:style style:name="P267" style:family="paragraph" style:parent-style-name="Test_20_Desc" style:list-style-name="WW8Num129">
      <style:paragraph-properties>
        <style:tab-stops>
          <style:tab-stop style:position="0.25in"/>
        </style:tab-stops>
      </style:paragraph-properties>
    </style:style>
    <style:style style:name="P268" style:family="paragraph" style:parent-style-name="Test_20_Desc" style:list-style-name="WW8Num129">
      <style:paragraph-properties style:snap-to-layout-grid="false">
        <style:tab-stops>
          <style:tab-stop style:position="0.25in"/>
        </style:tab-stops>
      </style:paragraph-properties>
    </style:style>
    <style:style style:name="P269" style:family="paragraph" style:parent-style-name="Test_20_Desc" style:list-style-name="WW8Num11">
      <style:paragraph-properties>
        <style:tab-stops>
          <style:tab-stop style:position="0.25in"/>
        </style:tab-stops>
      </style:paragraph-properties>
    </style:style>
    <style:style style:name="P270" style:family="paragraph" style:parent-style-name="Test_20_Desc" style:list-style-name="WW8Num11">
      <style:paragraph-properties style:snap-to-layout-grid="false">
        <style:tab-stops>
          <style:tab-stop style:position="0.25in"/>
        </style:tab-stops>
      </style:paragraph-properties>
    </style:style>
    <style:style style:name="P271" style:family="paragraph" style:parent-style-name="Test_20_Desc" style:list-style-name="WW8Num183">
      <style:paragraph-properties>
        <style:tab-stops>
          <style:tab-stop style:position="0.25in"/>
        </style:tab-stops>
      </style:paragraph-properties>
    </style:style>
    <style:style style:name="P272" style:family="paragraph" style:parent-style-name="Test_20_Desc" style:list-style-name="WW8Num183">
      <style:paragraph-properties style:snap-to-layout-grid="false">
        <style:tab-stops>
          <style:tab-stop style:position="0.25in"/>
        </style:tab-stops>
      </style:paragraph-properties>
    </style:style>
    <style:style style:name="P273" style:family="paragraph" style:parent-style-name="Test_20_Desc" style:list-style-name="WW8Num147">
      <style:paragraph-properties>
        <style:tab-stops>
          <style:tab-stop style:position="0.25in"/>
        </style:tab-stops>
      </style:paragraph-properties>
    </style:style>
    <style:style style:name="P274" style:family="paragraph" style:parent-style-name="Test_20_Desc" style:list-style-name="WW8Num147">
      <style:paragraph-properties style:snap-to-layout-grid="false">
        <style:tab-stops>
          <style:tab-stop style:position="0.25in"/>
        </style:tab-stops>
      </style:paragraph-properties>
    </style:style>
    <style:style style:name="P275" style:family="paragraph" style:parent-style-name="Test_20_Desc" style:list-style-name="WW8Num69">
      <style:paragraph-properties>
        <style:tab-stops>
          <style:tab-stop style:position="0.25in"/>
        </style:tab-stops>
      </style:paragraph-properties>
    </style:style>
    <style:style style:name="P276" style:family="paragraph" style:parent-style-name="Test_20_Desc" style:list-style-name="WW8Num69">
      <style:paragraph-properties style:snap-to-layout-grid="false">
        <style:tab-stops>
          <style:tab-stop style:position="0.25in"/>
        </style:tab-stops>
      </style:paragraph-properties>
    </style:style>
    <style:style style:name="P277" style:family="paragraph" style:parent-style-name="Test_20_Desc" style:list-style-name="WW8Num31">
      <style:paragraph-properties>
        <style:tab-stops>
          <style:tab-stop style:position="0.25in"/>
        </style:tab-stops>
      </style:paragraph-properties>
    </style:style>
    <style:style style:name="P278" style:family="paragraph" style:parent-style-name="Test_20_Desc" style:list-style-name="WW8Num31">
      <style:paragraph-properties style:snap-to-layout-grid="false">
        <style:tab-stops>
          <style:tab-stop style:position="0.25in"/>
        </style:tab-stops>
      </style:paragraph-properties>
    </style:style>
    <style:style style:name="P279" style:family="paragraph" style:parent-style-name="Test_20_Desc" style:list-style-name="WW8Num141">
      <style:paragraph-properties>
        <style:tab-stops>
          <style:tab-stop style:position="0.25in"/>
        </style:tab-stops>
      </style:paragraph-properties>
    </style:style>
    <style:style style:name="P280" style:family="paragraph" style:parent-style-name="Test_20_Desc" style:list-style-name="WW8Num141">
      <style:paragraph-properties style:snap-to-layout-grid="false">
        <style:tab-stops>
          <style:tab-stop style:position="0.25in"/>
        </style:tab-stops>
      </style:paragraph-properties>
    </style:style>
    <style:style style:name="P281" style:family="paragraph" style:parent-style-name="Test_20_Desc" style:list-style-name="WW8Num62">
      <style:paragraph-properties>
        <style:tab-stops>
          <style:tab-stop style:position="0.25in"/>
        </style:tab-stops>
      </style:paragraph-properties>
    </style:style>
    <style:style style:name="P282" style:family="paragraph" style:parent-style-name="Test_20_Desc" style:list-style-name="WW8Num62">
      <style:paragraph-properties style:snap-to-layout-grid="false">
        <style:tab-stops>
          <style:tab-stop style:position="0.25in"/>
        </style:tab-stops>
      </style:paragraph-properties>
    </style:style>
    <style:style style:name="P283" style:family="paragraph" style:parent-style-name="Test_20_Desc" style:list-style-name="WW8Num49">
      <style:paragraph-properties>
        <style:tab-stops>
          <style:tab-stop style:position="0.25in"/>
        </style:tab-stops>
      </style:paragraph-properties>
    </style:style>
    <style:style style:name="P284" style:family="paragraph" style:parent-style-name="Test_20_Desc" style:list-style-name="WW8Num49">
      <style:paragraph-properties style:snap-to-layout-grid="false">
        <style:tab-stops>
          <style:tab-stop style:position="0.25in"/>
        </style:tab-stops>
      </style:paragraph-properties>
    </style:style>
    <style:style style:name="P285" style:family="paragraph" style:parent-style-name="Test_20_Desc" style:list-style-name="WW8Num169">
      <style:paragraph-properties>
        <style:tab-stops>
          <style:tab-stop style:position="0.25in"/>
        </style:tab-stops>
      </style:paragraph-properties>
    </style:style>
    <style:style style:name="P286" style:family="paragraph" style:parent-style-name="Test_20_Desc" style:list-style-name="WW8Num169">
      <style:paragraph-properties style:snap-to-layout-grid="false">
        <style:tab-stops>
          <style:tab-stop style:position="0.25in"/>
        </style:tab-stops>
      </style:paragraph-properties>
    </style:style>
    <style:style style:name="P287" style:family="paragraph" style:parent-style-name="Test_20_Desc" style:list-style-name="WW8Num93">
      <style:paragraph-properties>
        <style:tab-stops>
          <style:tab-stop style:position="0.25in"/>
        </style:tab-stops>
      </style:paragraph-properties>
    </style:style>
    <style:style style:name="P288" style:family="paragraph" style:parent-style-name="Test_20_Desc" style:list-style-name="WW8Num93">
      <style:paragraph-properties style:snap-to-layout-grid="false">
        <style:tab-stops>
          <style:tab-stop style:position="0.25in"/>
        </style:tab-stops>
      </style:paragraph-properties>
    </style:style>
    <style:style style:name="P289" style:family="paragraph" style:parent-style-name="Test_20_Desc" style:list-style-name="WW8Num41">
      <style:paragraph-properties>
        <style:tab-stops>
          <style:tab-stop style:position="0.25in"/>
        </style:tab-stops>
      </style:paragraph-properties>
    </style:style>
    <style:style style:name="P290" style:family="paragraph" style:parent-style-name="Test_20_Desc" style:list-style-name="WW8Num41">
      <style:paragraph-properties style:snap-to-layout-grid="false">
        <style:tab-stops>
          <style:tab-stop style:position="0.25in"/>
        </style:tab-stops>
      </style:paragraph-properties>
    </style:style>
    <style:style style:name="P291" style:family="paragraph" style:parent-style-name="Test_20_Desc" style:list-style-name="WW8Num168">
      <style:paragraph-properties>
        <style:tab-stops>
          <style:tab-stop style:position="0.25in"/>
        </style:tab-stops>
      </style:paragraph-properties>
    </style:style>
    <style:style style:name="P292" style:family="paragraph" style:parent-style-name="Test_20_Desc" style:list-style-name="WW8Num168">
      <style:paragraph-properties style:snap-to-layout-grid="false">
        <style:tab-stops>
          <style:tab-stop style:position="0.25in"/>
        </style:tab-stops>
      </style:paragraph-properties>
    </style:style>
    <style:style style:name="P293" style:family="paragraph" style:parent-style-name="Test_20_Desc" style:list-style-name="WW8Num40">
      <style:paragraph-properties>
        <style:tab-stops>
          <style:tab-stop style:position="0.25in"/>
        </style:tab-stops>
      </style:paragraph-properties>
    </style:style>
    <style:style style:name="P294" style:family="paragraph" style:parent-style-name="Test_20_Desc" style:list-style-name="WW8Num40">
      <style:paragraph-properties style:snap-to-layout-grid="false">
        <style:tab-stops>
          <style:tab-stop style:position="0.25in"/>
        </style:tab-stops>
      </style:paragraph-properties>
    </style:style>
    <style:style style:name="P295" style:family="paragraph" style:parent-style-name="Test_20_Desc" style:list-style-name="WW8Num5">
      <style:paragraph-properties>
        <style:tab-stops>
          <style:tab-stop style:position="0.25in"/>
        </style:tab-stops>
      </style:paragraph-properties>
    </style:style>
    <style:style style:name="P296" style:family="paragraph" style:parent-style-name="Test_20_Desc" style:list-style-name="WW8Num5">
      <style:paragraph-properties style:snap-to-layout-grid="false">
        <style:tab-stops>
          <style:tab-stop style:position="0.25in"/>
        </style:tab-stops>
      </style:paragraph-properties>
    </style:style>
    <style:style style:name="P297" style:family="paragraph" style:parent-style-name="Test_20_Desc" style:list-style-name="WW8Num145">
      <style:paragraph-properties>
        <style:tab-stops>
          <style:tab-stop style:position="0.25in"/>
        </style:tab-stops>
      </style:paragraph-properties>
    </style:style>
    <style:style style:name="P298" style:family="paragraph" style:parent-style-name="Test_20_Desc" style:list-style-name="WW8Num145">
      <style:paragraph-properties style:snap-to-layout-grid="false">
        <style:tab-stops>
          <style:tab-stop style:position="0.25in"/>
        </style:tab-stops>
      </style:paragraph-properties>
    </style:style>
    <style:style style:name="P299" style:family="paragraph" style:parent-style-name="Test_20_Desc" style:list-style-name="WW8Num179">
      <style:paragraph-properties>
        <style:tab-stops>
          <style:tab-stop style:position="0.25in"/>
        </style:tab-stops>
      </style:paragraph-properties>
    </style:style>
    <style:style style:name="P300" style:family="paragraph" style:parent-style-name="Test_20_Desc" style:list-style-name="WW8Num179">
      <style:paragraph-properties style:snap-to-layout-grid="false">
        <style:tab-stops>
          <style:tab-stop style:position="0.25in"/>
        </style:tab-stops>
      </style:paragraph-properties>
    </style:style>
    <style:style style:name="P301" style:family="paragraph" style:parent-style-name="Test_20_Desc" style:list-style-name="WW8Num160">
      <style:paragraph-properties>
        <style:tab-stops>
          <style:tab-stop style:position="0.25in"/>
        </style:tab-stops>
      </style:paragraph-properties>
    </style:style>
    <style:style style:name="P302" style:family="paragraph" style:parent-style-name="Test_20_Desc" style:list-style-name="WW8Num160">
      <style:paragraph-properties style:snap-to-layout-grid="false">
        <style:tab-stops>
          <style:tab-stop style:position="0.25in"/>
        </style:tab-stops>
      </style:paragraph-properties>
    </style:style>
    <style:style style:name="P303" style:family="paragraph" style:parent-style-name="Test_20_Desc" style:list-style-name="WW8Num128">
      <style:paragraph-properties>
        <style:tab-stops>
          <style:tab-stop style:position="0.25in"/>
        </style:tab-stops>
      </style:paragraph-properties>
    </style:style>
    <style:style style:name="P304" style:family="paragraph" style:parent-style-name="Test_20_Desc" style:list-style-name="WW8Num128">
      <style:paragraph-properties style:snap-to-layout-grid="false">
        <style:tab-stops>
          <style:tab-stop style:position="0.25in"/>
        </style:tab-stops>
      </style:paragraph-properties>
    </style:style>
    <style:style style:name="P305" style:family="paragraph" style:parent-style-name="Test_20_Desc" style:list-style-name="WW8Num14">
      <style:paragraph-properties>
        <style:tab-stops>
          <style:tab-stop style:position="0.25in"/>
        </style:tab-stops>
      </style:paragraph-properties>
    </style:style>
    <style:style style:name="P306" style:family="paragraph" style:parent-style-name="Test_20_Desc" style:list-style-name="WW8Num14">
      <style:paragraph-properties style:snap-to-layout-grid="false">
        <style:tab-stops>
          <style:tab-stop style:position="0.25in"/>
        </style:tab-stops>
      </style:paragraph-properties>
    </style:style>
    <style:style style:name="P307" style:family="paragraph" style:parent-style-name="Test_20_Desc" style:list-style-name="WW8Num186">
      <style:paragraph-properties>
        <style:tab-stops>
          <style:tab-stop style:position="0.25in"/>
        </style:tab-stops>
      </style:paragraph-properties>
    </style:style>
    <style:style style:name="P308" style:family="paragraph" style:parent-style-name="Test_20_Desc" style:list-style-name="WW8Num186">
      <style:paragraph-properties style:snap-to-layout-grid="false">
        <style:tab-stops>
          <style:tab-stop style:position="0.25in"/>
        </style:tab-stops>
      </style:paragraph-properties>
    </style:style>
    <style:style style:name="P309" style:family="paragraph" style:parent-style-name="Test_20_Desc" style:list-style-name="WW8Num107">
      <style:paragraph-properties>
        <style:tab-stops>
          <style:tab-stop style:position="0.25in"/>
        </style:tab-stops>
      </style:paragraph-properties>
    </style:style>
    <style:style style:name="P310" style:family="paragraph" style:parent-style-name="Test_20_Desc" style:list-style-name="WW8Num107">
      <style:paragraph-properties style:snap-to-layout-grid="false">
        <style:tab-stops>
          <style:tab-stop style:position="0.25in"/>
        </style:tab-stops>
      </style:paragraph-properties>
    </style:style>
    <style:style style:name="P311" style:family="paragraph" style:parent-style-name="Test_20_Desc" style:list-style-name="WW8Num33">
      <style:paragraph-properties>
        <style:tab-stops>
          <style:tab-stop style:position="0.25in"/>
        </style:tab-stops>
      </style:paragraph-properties>
    </style:style>
    <style:style style:name="P312" style:family="paragraph" style:parent-style-name="Test_20_Desc" style:list-style-name="WW8Num33">
      <style:paragraph-properties style:snap-to-layout-grid="false">
        <style:tab-stops>
          <style:tab-stop style:position="0.25in"/>
        </style:tab-stops>
      </style:paragraph-properties>
    </style:style>
    <style:style style:name="P313" style:family="paragraph" style:parent-style-name="Test_20_Desc" style:list-style-name="WW8Num88">
      <style:paragraph-properties>
        <style:tab-stops>
          <style:tab-stop style:position="0.25in"/>
        </style:tab-stops>
      </style:paragraph-properties>
    </style:style>
    <style:style style:name="P314" style:family="paragraph" style:parent-style-name="Test_20_Desc" style:list-style-name="WW8Num88">
      <style:paragraph-properties style:snap-to-layout-grid="false">
        <style:tab-stops>
          <style:tab-stop style:position="0.25in"/>
        </style:tab-stops>
      </style:paragraph-properties>
    </style:style>
    <style:style style:name="P315" style:family="paragraph" style:parent-style-name="Test_20_Desc" style:list-style-name="WW8Num85">
      <style:paragraph-properties>
        <style:tab-stops>
          <style:tab-stop style:position="0.25in"/>
        </style:tab-stops>
      </style:paragraph-properties>
    </style:style>
    <style:style style:name="P316" style:family="paragraph" style:parent-style-name="Test_20_Desc" style:list-style-name="WW8Num85">
      <style:paragraph-properties style:snap-to-layout-grid="false">
        <style:tab-stops>
          <style:tab-stop style:position="0.25in"/>
        </style:tab-stops>
      </style:paragraph-properties>
    </style:style>
    <style:style style:name="P317" style:family="paragraph" style:parent-style-name="Test_20_Desc" style:list-style-name="WW8Num104">
      <style:paragraph-properties>
        <style:tab-stops>
          <style:tab-stop style:position="0.25in"/>
        </style:tab-stops>
      </style:paragraph-properties>
    </style:style>
    <style:style style:name="P318" style:family="paragraph" style:parent-style-name="Test_20_Desc" style:list-style-name="WW8Num104">
      <style:paragraph-properties style:snap-to-layout-grid="false">
        <style:tab-stops>
          <style:tab-stop style:position="0.25in"/>
        </style:tab-stops>
      </style:paragraph-properties>
    </style:style>
    <style:style style:name="P319" style:family="paragraph" style:parent-style-name="Test_20_Desc" style:list-style-name="WW8Num30">
      <style:paragraph-properties>
        <style:tab-stops>
          <style:tab-stop style:position="0.25in"/>
        </style:tab-stops>
      </style:paragraph-properties>
    </style:style>
    <style:style style:name="P320" style:family="paragraph" style:parent-style-name="Test_20_Desc" style:list-style-name="WW8Num30">
      <style:paragraph-properties style:snap-to-layout-grid="false">
        <style:tab-stops>
          <style:tab-stop style:position="0.25in"/>
        </style:tab-stops>
      </style:paragraph-properties>
    </style:style>
    <style:style style:name="P321" style:family="paragraph" style:parent-style-name="Test_20_Desc" style:list-style-name="WW8Num72">
      <style:paragraph-properties>
        <style:tab-stops>
          <style:tab-stop style:position="0.25in"/>
        </style:tab-stops>
      </style:paragraph-properties>
    </style:style>
    <style:style style:name="P322" style:family="paragraph" style:parent-style-name="Test_20_Desc" style:list-style-name="WW8Num72">
      <style:paragraph-properties style:snap-to-layout-grid="false">
        <style:tab-stops>
          <style:tab-stop style:position="0.25in"/>
        </style:tab-stops>
      </style:paragraph-properties>
    </style:style>
    <style:style style:name="P323" style:family="paragraph" style:parent-style-name="Test_20_Desc" style:list-style-name="WW8Num176">
      <style:paragraph-properties>
        <style:tab-stops>
          <style:tab-stop style:position="0.25in"/>
        </style:tab-stops>
      </style:paragraph-properties>
    </style:style>
    <style:style style:name="P324" style:family="paragraph" style:parent-style-name="Test_20_Desc" style:list-style-name="WW8Num176">
      <style:paragraph-properties style:snap-to-layout-grid="false">
        <style:tab-stops>
          <style:tab-stop style:position="0.25in"/>
        </style:tab-stops>
      </style:paragraph-properties>
    </style:style>
    <style:style style:name="P325" style:family="paragraph" style:parent-style-name="Test_20_Desc" style:list-style-name="WW8Num87">
      <style:paragraph-properties>
        <style:tab-stops>
          <style:tab-stop style:position="0.25in"/>
        </style:tab-stops>
      </style:paragraph-properties>
    </style:style>
    <style:style style:name="P326" style:family="paragraph" style:parent-style-name="Test_20_Desc" style:list-style-name="WW8Num87">
      <style:paragraph-properties style:snap-to-layout-grid="false">
        <style:tab-stops>
          <style:tab-stop style:position="0.25in"/>
        </style:tab-stops>
      </style:paragraph-properties>
    </style:style>
    <style:style style:name="P327" style:family="paragraph" style:parent-style-name="Test_20_Desc" style:list-style-name="WW8Num46">
      <style:paragraph-properties>
        <style:tab-stops>
          <style:tab-stop style:position="0.25in"/>
        </style:tab-stops>
      </style:paragraph-properties>
    </style:style>
    <style:style style:name="P328" style:family="paragraph" style:parent-style-name="Test_20_Desc" style:list-style-name="WW8Num46">
      <style:paragraph-properties style:snap-to-layout-grid="false">
        <style:tab-stops>
          <style:tab-stop style:position="0.25in"/>
        </style:tab-stops>
      </style:paragraph-properties>
    </style:style>
    <style:style style:name="P329" style:family="paragraph" style:parent-style-name="Test_20_Desc" style:list-style-name="WW8Num146">
      <style:paragraph-properties>
        <style:tab-stops>
          <style:tab-stop style:position="0.25in"/>
        </style:tab-stops>
      </style:paragraph-properties>
    </style:style>
    <style:style style:name="P330" style:family="paragraph" style:parent-style-name="Test_20_Desc" style:list-style-name="WW8Num146">
      <style:paragraph-properties style:snap-to-layout-grid="false">
        <style:tab-stops>
          <style:tab-stop style:position="0.25in"/>
        </style:tab-stops>
      </style:paragraph-properties>
    </style:style>
    <style:style style:name="P331" style:family="paragraph" style:parent-style-name="Test_20_Desc" style:list-style-name="WW8Num117">
      <style:paragraph-properties style:snap-to-layout-grid="false">
        <style:tab-stops>
          <style:tab-stop style:position="0.25in"/>
        </style:tab-stops>
      </style:paragraph-properties>
    </style:style>
    <style:style style:name="P332" style:family="paragraph" style:parent-style-name="Test_20_Desc" style:list-style-name="WW8Num114">
      <style:paragraph-properties>
        <style:tab-stops>
          <style:tab-stop style:position="0.25in"/>
        </style:tab-stops>
      </style:paragraph-properties>
    </style:style>
    <style:style style:name="P333" style:family="paragraph" style:parent-style-name="Test_20_Desc" style:list-style-name="WW8Num114">
      <style:paragraph-properties style:snap-to-layout-grid="false">
        <style:tab-stops>
          <style:tab-stop style:position="0.25in"/>
        </style:tab-stops>
      </style:paragraph-properties>
    </style:style>
    <style:style style:name="P334" style:family="paragraph" style:parent-style-name="Test_20_Desc" style:list-style-name="WW8Num90">
      <style:paragraph-properties>
        <style:tab-stops>
          <style:tab-stop style:position="0.25in"/>
        </style:tab-stops>
      </style:paragraph-properties>
    </style:style>
    <style:style style:name="P335" style:family="paragraph" style:parent-style-name="Test_20_Desc" style:list-style-name="WW8Num90">
      <style:paragraph-properties style:snap-to-layout-grid="false">
        <style:tab-stops>
          <style:tab-stop style:position="0.25in"/>
        </style:tab-stops>
      </style:paragraph-properties>
    </style:style>
    <style:style style:name="P336" style:family="paragraph" style:parent-style-name="Test_20_Desc" style:list-style-name="WW8Num131">
      <style:paragraph-properties>
        <style:tab-stops>
          <style:tab-stop style:position="0.25in"/>
        </style:tab-stops>
      </style:paragraph-properties>
    </style:style>
    <style:style style:name="P337" style:family="paragraph" style:parent-style-name="Test_20_Desc" style:list-style-name="WW8Num131">
      <style:paragraph-properties style:snap-to-layout-grid="false">
        <style:tab-stops>
          <style:tab-stop style:position="0.25in"/>
        </style:tab-stops>
      </style:paragraph-properties>
    </style:style>
    <style:style style:name="P338" style:family="paragraph" style:parent-style-name="Test_20_Desc" style:list-style-name="WW8Num159">
      <style:paragraph-properties>
        <style:tab-stops>
          <style:tab-stop style:position="0.25in"/>
        </style:tab-stops>
      </style:paragraph-properties>
    </style:style>
    <style:style style:name="P339" style:family="paragraph" style:parent-style-name="Test_20_Desc" style:list-style-name="WW8Num159">
      <style:paragraph-properties style:snap-to-layout-grid="false">
        <style:tab-stops>
          <style:tab-stop style:position="0.25in"/>
        </style:tab-stops>
      </style:paragraph-properties>
    </style:style>
    <style:style style:name="P340" style:family="paragraph" style:parent-style-name="Test_20_Desc" style:list-style-name="WW8Num82">
      <style:paragraph-properties>
        <style:tab-stops>
          <style:tab-stop style:position="0.25in"/>
        </style:tab-stops>
      </style:paragraph-properties>
    </style:style>
    <style:style style:name="P341" style:family="paragraph" style:parent-style-name="Test_20_Desc" style:list-style-name="WW8Num82">
      <style:paragraph-properties style:snap-to-layout-grid="false">
        <style:tab-stops>
          <style:tab-stop style:position="0.25in"/>
        </style:tab-stops>
      </style:paragraph-properties>
    </style:style>
    <style:style style:name="P342" style:family="paragraph" style:parent-style-name="Test_20_Desc" style:list-style-name="WW8Num63">
      <style:paragraph-properties>
        <style:tab-stops>
          <style:tab-stop style:position="0.25in"/>
        </style:tab-stops>
      </style:paragraph-properties>
    </style:style>
    <style:style style:name="P343" style:family="paragraph" style:parent-style-name="Test_20_Desc" style:list-style-name="WW8Num63">
      <style:paragraph-properties style:snap-to-layout-grid="false">
        <style:tab-stops>
          <style:tab-stop style:position="0.25in"/>
        </style:tab-stops>
      </style:paragraph-properties>
    </style:style>
    <style:style style:name="P344" style:family="paragraph" style:parent-style-name="Test_20_Desc" style:list-style-name="WW8Num70">
      <style:paragraph-properties>
        <style:tab-stops>
          <style:tab-stop style:position="0.25in"/>
        </style:tab-stops>
      </style:paragraph-properties>
    </style:style>
    <style:style style:name="P345" style:family="paragraph" style:parent-style-name="Test_20_Desc" style:list-style-name="WW8Num70">
      <style:paragraph-properties style:snap-to-layout-grid="false">
        <style:tab-stops>
          <style:tab-stop style:position="0.25in"/>
        </style:tab-stops>
      </style:paragraph-properties>
    </style:style>
    <style:style style:name="P346" style:family="paragraph" style:parent-style-name="Test_20_Desc" style:list-style-name="WW8Num66">
      <style:paragraph-properties>
        <style:tab-stops>
          <style:tab-stop style:position="0.25in"/>
        </style:tab-stops>
      </style:paragraph-properties>
    </style:style>
    <style:style style:name="P347" style:family="paragraph" style:parent-style-name="Test_20_Desc" style:list-style-name="WW8Num66">
      <style:paragraph-properties style:snap-to-layout-grid="false">
        <style:tab-stops>
          <style:tab-stop style:position="0.25in"/>
        </style:tab-stops>
      </style:paragraph-properties>
    </style:style>
    <style:style style:name="P348" style:family="paragraph" style:parent-style-name="Test_20_Desc" style:list-style-name="WW8Num105">
      <style:paragraph-properties>
        <style:tab-stops>
          <style:tab-stop style:position="0.25in"/>
        </style:tab-stops>
      </style:paragraph-properties>
    </style:style>
    <style:style style:name="P349" style:family="paragraph" style:parent-style-name="Test_20_Desc" style:list-style-name="WW8Num105">
      <style:paragraph-properties style:snap-to-layout-grid="false">
        <style:tab-stops>
          <style:tab-stop style:position="0.25in"/>
        </style:tab-stops>
      </style:paragraph-properties>
    </style:style>
    <style:style style:name="P350" style:family="paragraph" style:parent-style-name="Test_20_Desc" style:list-style-name="WW8Num126">
      <style:paragraph-properties>
        <style:tab-stops>
          <style:tab-stop style:position="0.25in"/>
        </style:tab-stops>
      </style:paragraph-properties>
    </style:style>
    <style:style style:name="P351" style:family="paragraph" style:parent-style-name="Test_20_Desc" style:list-style-name="WW8Num126">
      <style:paragraph-properties style:snap-to-layout-grid="false">
        <style:tab-stops>
          <style:tab-stop style:position="0.25in"/>
        </style:tab-stops>
      </style:paragraph-properties>
    </style:style>
    <style:style style:name="P352" style:family="paragraph" style:parent-style-name="Test_20_Desc" style:list-style-name="WW8Num17">
      <style:paragraph-properties>
        <style:tab-stops>
          <style:tab-stop style:position="0.25in"/>
        </style:tab-stops>
      </style:paragraph-properties>
    </style:style>
    <style:style style:name="P353" style:family="paragraph" style:parent-style-name="Test_20_Desc" style:list-style-name="WW8Num17">
      <style:paragraph-properties style:snap-to-layout-grid="false">
        <style:tab-stops>
          <style:tab-stop style:position="0.25in"/>
        </style:tab-stops>
      </style:paragraph-properties>
    </style:style>
    <style:style style:name="P354" style:family="paragraph" style:parent-style-name="Test_20_Desc" style:list-style-name="WW8Num75">
      <style:paragraph-properties>
        <style:tab-stops>
          <style:tab-stop style:position="0.25in"/>
        </style:tab-stops>
      </style:paragraph-properties>
    </style:style>
    <style:style style:name="P355" style:family="paragraph" style:parent-style-name="Test_20_Desc" style:list-style-name="WW8Num75">
      <style:paragraph-properties style:snap-to-layout-grid="false">
        <style:tab-stops>
          <style:tab-stop style:position="0.25in"/>
        </style:tab-stops>
      </style:paragraph-properties>
    </style:style>
    <style:style style:name="P356" style:family="paragraph" style:parent-style-name="Test_20_Desc" style:list-style-name="WW8Num156">
      <style:paragraph-properties>
        <style:tab-stops>
          <style:tab-stop style:position="0.25in"/>
        </style:tab-stops>
      </style:paragraph-properties>
    </style:style>
    <style:style style:name="P357" style:family="paragraph" style:parent-style-name="Test_20_Desc" style:list-style-name="WW8Num156">
      <style:paragraph-properties style:snap-to-layout-grid="false">
        <style:tab-stops>
          <style:tab-stop style:position="0.25in"/>
        </style:tab-stops>
      </style:paragraph-properties>
    </style:style>
    <style:style style:name="P358" style:family="paragraph" style:parent-style-name="Test_20_Desc" style:list-style-name="WW8Num157">
      <style:paragraph-properties>
        <style:tab-stops>
          <style:tab-stop style:position="0.25in"/>
        </style:tab-stops>
      </style:paragraph-properties>
    </style:style>
    <style:style style:name="P359" style:family="paragraph" style:parent-style-name="Test_20_Desc" style:list-style-name="WW8Num157">
      <style:paragraph-properties style:snap-to-layout-grid="false">
        <style:tab-stops>
          <style:tab-stop style:position="0.25in"/>
        </style:tab-stops>
      </style:paragraph-properties>
    </style:style>
    <style:style style:name="P360" style:family="paragraph" style:parent-style-name="Test_20_Desc" style:list-style-name="WW8Num68">
      <style:paragraph-properties>
        <style:tab-stops>
          <style:tab-stop style:position="0.25in"/>
        </style:tab-stops>
      </style:paragraph-properties>
    </style:style>
    <style:style style:name="P361" style:family="paragraph" style:parent-style-name="Test_20_Desc" style:list-style-name="WW8Num68">
      <style:paragraph-properties style:snap-to-layout-grid="false">
        <style:tab-stops>
          <style:tab-stop style:position="0.25in"/>
        </style:tab-stops>
      </style:paragraph-properties>
    </style:style>
    <style:style style:name="P362" style:family="paragraph" style:parent-style-name="Test_20_Desc" style:list-style-name="WW8Num53">
      <style:paragraph-properties>
        <style:tab-stops>
          <style:tab-stop style:position="0.25in"/>
        </style:tab-stops>
      </style:paragraph-properties>
    </style:style>
    <style:style style:name="P363" style:family="paragraph" style:parent-style-name="Test_20_Desc" style:list-style-name="WW8Num53">
      <style:paragraph-properties style:snap-to-layout-grid="false">
        <style:tab-stops>
          <style:tab-stop style:position="0.25in"/>
        </style:tab-stops>
      </style:paragraph-properties>
    </style:style>
    <style:style style:name="P364" style:family="paragraph" style:parent-style-name="Test_20_Desc" style:list-style-name="WW8Num165">
      <style:paragraph-properties>
        <style:tab-stops>
          <style:tab-stop style:position="0.25in"/>
        </style:tab-stops>
      </style:paragraph-properties>
    </style:style>
    <style:style style:name="P365" style:family="paragraph" style:parent-style-name="Test_20_Desc" style:list-style-name="WW8Num165">
      <style:paragraph-properties style:snap-to-layout-grid="false">
        <style:tab-stops>
          <style:tab-stop style:position="0.25in"/>
        </style:tab-stops>
      </style:paragraph-properties>
    </style:style>
    <style:style style:name="P366" style:family="paragraph" style:parent-style-name="Test_20_Desc" style:list-style-name="WW8Num137">
      <style:paragraph-properties>
        <style:tab-stops>
          <style:tab-stop style:position="0.25in"/>
        </style:tab-stops>
      </style:paragraph-properties>
    </style:style>
    <style:style style:name="P367" style:family="paragraph" style:parent-style-name="Test_20_Desc" style:list-style-name="WW8Num137">
      <style:paragraph-properties style:snap-to-layout-grid="false">
        <style:tab-stops>
          <style:tab-stop style:position="0.25in"/>
        </style:tab-stops>
      </style:paragraph-properties>
    </style:style>
    <style:style style:name="P368" style:family="paragraph" style:parent-style-name="Test_20_Desc" style:list-style-name="WW8Num18">
      <style:paragraph-properties>
        <style:tab-stops>
          <style:tab-stop style:position="0.25in"/>
        </style:tab-stops>
      </style:paragraph-properties>
    </style:style>
    <style:style style:name="P369" style:family="paragraph" style:parent-style-name="Test_20_Desc" style:list-style-name="WW8Num18">
      <style:paragraph-properties style:snap-to-layout-grid="false">
        <style:tab-stops>
          <style:tab-stop style:position="0.25in"/>
        </style:tab-stops>
      </style:paragraph-properties>
    </style:style>
    <style:style style:name="P370" style:family="paragraph" style:parent-style-name="Test_20_Desc" style:list-style-name="WW8Num81">
      <style:paragraph-properties>
        <style:tab-stops>
          <style:tab-stop style:position="0.25in"/>
        </style:tab-stops>
      </style:paragraph-properties>
    </style:style>
    <style:style style:name="P371" style:family="paragraph" style:parent-style-name="Test_20_Desc" style:list-style-name="WW8Num81">
      <style:paragraph-properties style:snap-to-layout-grid="false">
        <style:tab-stops>
          <style:tab-stop style:position="0.25in"/>
        </style:tab-stops>
      </style:paragraph-properties>
    </style:style>
    <style:style style:name="P372" style:family="paragraph" style:parent-style-name="Test_20_Desc" style:list-style-name="WW8Num122">
      <style:paragraph-properties>
        <style:tab-stops>
          <style:tab-stop style:position="0.25in"/>
        </style:tab-stops>
      </style:paragraph-properties>
    </style:style>
    <style:style style:name="P373" style:family="paragraph" style:parent-style-name="Test_20_Desc" style:list-style-name="WW8Num122">
      <style:paragraph-properties style:snap-to-layout-grid="false">
        <style:tab-stops>
          <style:tab-stop style:position="0.25in"/>
        </style:tab-stops>
      </style:paragraph-properties>
    </style:style>
    <style:style style:name="P374" style:family="paragraph" style:parent-style-name="Test_20_Desc" style:list-style-name="WW8Num133">
      <style:paragraph-properties>
        <style:tab-stops>
          <style:tab-stop style:position="0.25in"/>
        </style:tab-stops>
      </style:paragraph-properties>
    </style:style>
    <style:style style:name="P375" style:family="paragraph" style:parent-style-name="Test_20_Desc" style:list-style-name="WW8Num133">
      <style:paragraph-properties style:snap-to-layout-grid="false">
        <style:tab-stops>
          <style:tab-stop style:position="0.25in"/>
        </style:tab-stops>
      </style:paragraph-properties>
    </style:style>
    <style:style style:name="P376" style:family="paragraph" style:parent-style-name="Test_20_Desc" style:list-style-name="WW8Num64">
      <style:paragraph-properties>
        <style:tab-stops>
          <style:tab-stop style:position="0.25in"/>
        </style:tab-stops>
      </style:paragraph-properties>
    </style:style>
    <style:style style:name="P377" style:family="paragraph" style:parent-style-name="Test_20_Desc" style:list-style-name="WW8Num64">
      <style:paragraph-properties style:snap-to-layout-grid="false">
        <style:tab-stops>
          <style:tab-stop style:position="0.25in"/>
        </style:tab-stops>
      </style:paragraph-properties>
    </style:style>
    <style:style style:name="P378" style:family="paragraph" style:parent-style-name="Test_20_Desc" style:list-style-name="WW8Num32">
      <style:paragraph-properties>
        <style:tab-stops>
          <style:tab-stop style:position="0.25in"/>
        </style:tab-stops>
      </style:paragraph-properties>
    </style:style>
    <style:style style:name="P379" style:family="paragraph" style:parent-style-name="Test_20_Desc" style:list-style-name="WW8Num32">
      <style:paragraph-properties style:snap-to-layout-grid="false">
        <style:tab-stops>
          <style:tab-stop style:position="0.25in"/>
        </style:tab-stops>
      </style:paragraph-properties>
    </style:style>
    <style:style style:name="P380" style:family="paragraph" style:parent-style-name="Test_20_Desc" style:list-style-name="WW8Num182">
      <style:paragraph-properties>
        <style:tab-stops>
          <style:tab-stop style:position="0.25in"/>
        </style:tab-stops>
      </style:paragraph-properties>
    </style:style>
    <style:style style:name="P381" style:family="paragraph" style:parent-style-name="Test_20_Desc" style:list-style-name="WW8Num182">
      <style:paragraph-properties style:snap-to-layout-grid="false">
        <style:tab-stops>
          <style:tab-stop style:position="0.25in"/>
        </style:tab-stops>
      </style:paragraph-properties>
    </style:style>
    <style:style style:name="P382" style:family="paragraph" style:parent-style-name="Test_20_Desc" style:list-style-name="WW8Num21">
      <style:paragraph-properties>
        <style:tab-stops>
          <style:tab-stop style:position="0.25in"/>
        </style:tab-stops>
      </style:paragraph-properties>
    </style:style>
    <style:style style:name="P383" style:family="paragraph" style:parent-style-name="Test_20_Desc" style:list-style-name="WW8Num21">
      <style:paragraph-properties style:snap-to-layout-grid="false">
        <style:tab-stops>
          <style:tab-stop style:position="0.25in"/>
        </style:tab-stops>
      </style:paragraph-properties>
    </style:style>
    <style:style style:name="P384" style:family="paragraph" style:parent-style-name="Test_20_Desc" style:list-style-name="WW8Num102">
      <style:paragraph-properties>
        <style:tab-stops>
          <style:tab-stop style:position="0.25in"/>
        </style:tab-stops>
      </style:paragraph-properties>
    </style:style>
    <style:style style:name="P385" style:family="paragraph" style:parent-style-name="Test_20_Desc" style:list-style-name="WW8Num102">
      <style:paragraph-properties style:snap-to-layout-grid="false">
        <style:tab-stops>
          <style:tab-stop style:position="0.25in"/>
        </style:tab-stops>
      </style:paragraph-properties>
    </style:style>
    <style:style style:name="P386" style:family="paragraph" style:parent-style-name="Test_20_Desc" style:list-style-name="WW8Num3">
      <style:paragraph-properties>
        <style:tab-stops>
          <style:tab-stop style:position="0.25in"/>
        </style:tab-stops>
      </style:paragraph-properties>
    </style:style>
    <style:style style:name="P387" style:family="paragraph" style:parent-style-name="Test_20_Desc" style:list-style-name="WW8Num3">
      <style:paragraph-properties style:snap-to-layout-grid="false">
        <style:tab-stops>
          <style:tab-stop style:position="0.25in"/>
        </style:tab-stops>
      </style:paragraph-properties>
    </style:style>
    <style:style style:name="P388" style:family="paragraph" style:parent-style-name="Test_20_Desc" style:list-style-name="WW8Num71">
      <style:paragraph-properties>
        <style:tab-stops>
          <style:tab-stop style:position="0.25in"/>
        </style:tab-stops>
      </style:paragraph-properties>
    </style:style>
    <style:style style:name="P389" style:family="paragraph" style:parent-style-name="Test_20_Desc" style:list-style-name="WW8Num71">
      <style:paragraph-properties style:snap-to-layout-grid="false">
        <style:tab-stops>
          <style:tab-stop style:position="0.25in"/>
        </style:tab-stops>
      </style:paragraph-properties>
    </style:style>
    <style:style style:name="P390" style:family="paragraph" style:parent-style-name="Test_20_Desc" style:list-style-name="WW8Num61">
      <style:paragraph-properties>
        <style:tab-stops>
          <style:tab-stop style:position="0.25in"/>
        </style:tab-stops>
      </style:paragraph-properties>
    </style:style>
    <style:style style:name="P391" style:family="paragraph" style:parent-style-name="Test_20_Desc" style:list-style-name="WW8Num61">
      <style:paragraph-properties style:snap-to-layout-grid="false">
        <style:tab-stops>
          <style:tab-stop style:position="0.25in"/>
        </style:tab-stops>
      </style:paragraph-properties>
    </style:style>
    <style:style style:name="P392" style:family="paragraph" style:parent-style-name="Test_20_Desc" style:list-style-name="WW8Num113">
      <style:paragraph-properties>
        <style:tab-stops>
          <style:tab-stop style:position="0.25in"/>
        </style:tab-stops>
      </style:paragraph-properties>
    </style:style>
    <style:style style:name="P393" style:family="paragraph" style:parent-style-name="Test_20_Desc" style:list-style-name="WW8Num113">
      <style:paragraph-properties style:snap-to-layout-grid="false">
        <style:tab-stops>
          <style:tab-stop style:position="0.25in"/>
        </style:tab-stops>
      </style:paragraph-properties>
    </style:style>
    <style:style style:name="P394" style:family="paragraph" style:parent-style-name="Test_20_Desc" style:list-style-name="WW8Num54">
      <style:paragraph-properties>
        <style:tab-stops>
          <style:tab-stop style:position="0.25in"/>
        </style:tab-stops>
      </style:paragraph-properties>
    </style:style>
    <style:style style:name="P395" style:family="paragraph" style:parent-style-name="Test_20_Desc" style:list-style-name="WW8Num54">
      <style:paragraph-properties style:snap-to-layout-grid="false">
        <style:tab-stops>
          <style:tab-stop style:position="0.25in"/>
        </style:tab-stops>
      </style:paragraph-properties>
    </style:style>
    <style:style style:name="P396" style:family="paragraph" style:parent-style-name="Test_20_Desc" style:list-style-name="WW8Num108">
      <style:paragraph-properties>
        <style:tab-stops>
          <style:tab-stop style:position="0.25in"/>
        </style:tab-stops>
      </style:paragraph-properties>
    </style:style>
    <style:style style:name="P397" style:family="paragraph" style:parent-style-name="Test_20_Desc" style:list-style-name="WW8Num108">
      <style:paragraph-properties style:snap-to-layout-grid="false">
        <style:tab-stops>
          <style:tab-stop style:position="0.25in"/>
        </style:tab-stops>
      </style:paragraph-properties>
    </style:style>
    <style:style style:name="P398" style:family="paragraph" style:parent-style-name="Test_20_Desc" style:list-style-name="WW8Num181">
      <style:paragraph-properties>
        <style:tab-stops>
          <style:tab-stop style:position="0.25in"/>
        </style:tab-stops>
      </style:paragraph-properties>
    </style:style>
    <style:style style:name="P399" style:family="paragraph" style:parent-style-name="Test_20_Desc" style:list-style-name="WW8Num51">
      <style:paragraph-properties>
        <style:tab-stops>
          <style:tab-stop style:position="0.25in"/>
        </style:tab-stops>
      </style:paragraph-properties>
    </style:style>
    <style:style style:name="P400" style:family="paragraph" style:parent-style-name="Test_20_Desc" style:list-style-name="WW8Num51">
      <style:paragraph-properties style:snap-to-layout-grid="false">
        <style:tab-stops>
          <style:tab-stop style:position="0.25in"/>
        </style:tab-stops>
      </style:paragraph-properties>
    </style:style>
    <style:style style:name="P401" style:family="paragraph" style:parent-style-name="Test_20_Desc" style:list-style-name="WW8Num42">
      <style:paragraph-properties>
        <style:tab-stops>
          <style:tab-stop style:position="0.25in"/>
        </style:tab-stops>
      </style:paragraph-properties>
    </style:style>
    <style:style style:name="P402" style:family="paragraph" style:parent-style-name="Test_20_Desc" style:list-style-name="WW8Num42">
      <style:paragraph-properties style:snap-to-layout-grid="false">
        <style:tab-stops>
          <style:tab-stop style:position="0.25in"/>
        </style:tab-stops>
      </style:paragraph-properties>
    </style:style>
    <style:style style:name="P403" style:family="paragraph" style:parent-style-name="Test_20_Desc" style:list-style-name="WW8Num24">
      <style:paragraph-properties>
        <style:tab-stops>
          <style:tab-stop style:position="0.25in"/>
        </style:tab-stops>
      </style:paragraph-properties>
    </style:style>
    <style:style style:name="P404" style:family="paragraph" style:parent-style-name="Test_20_Desc" style:list-style-name="WW8Num83">
      <style:paragraph-properties>
        <style:tab-stops>
          <style:tab-stop style:position="0.25in"/>
        </style:tab-stops>
      </style:paragraph-properties>
    </style:style>
    <style:style style:name="P405" style:family="paragraph" style:parent-style-name="Test_20_Desc" style:list-style-name="WW8Num83">
      <style:paragraph-properties style:snap-to-layout-grid="false">
        <style:tab-stops>
          <style:tab-stop style:position="0.25in"/>
        </style:tab-stops>
      </style:paragraph-properties>
    </style:style>
    <style:style style:name="P406" style:family="paragraph" style:parent-style-name="Test_20_Desc" style:list-style-name="WW8Num52">
      <style:paragraph-properties>
        <style:tab-stops>
          <style:tab-stop style:position="0.25in"/>
        </style:tab-stops>
      </style:paragraph-properties>
    </style:style>
    <style:style style:name="P407" style:family="paragraph" style:parent-style-name="Test_20_Desc" style:list-style-name="WW8Num94">
      <style:paragraph-properties>
        <style:tab-stops>
          <style:tab-stop style:position="0.25in"/>
        </style:tab-stops>
      </style:paragraph-properties>
    </style:style>
    <style:style style:name="P408" style:family="paragraph" style:parent-style-name="Test_20_Desc" style:list-style-name="WW8Num94">
      <style:paragraph-properties style:snap-to-layout-grid="false">
        <style:tab-stops>
          <style:tab-stop style:position="0.25in"/>
        </style:tab-stops>
      </style:paragraph-properties>
    </style:style>
    <style:style style:name="P409" style:family="paragraph" style:parent-style-name="Test_20_Desc" style:list-style-name="WW8Num67">
      <style:paragraph-properties>
        <style:tab-stops>
          <style:tab-stop style:position="0.25in"/>
        </style:tab-stops>
      </style:paragraph-properties>
    </style:style>
    <style:style style:name="P410" style:family="paragraph" style:parent-style-name="Test_20_Desc" style:list-style-name="WW8Num12">
      <style:paragraph-properties>
        <style:tab-stops>
          <style:tab-stop style:position="0.25in"/>
        </style:tab-stops>
      </style:paragraph-properties>
    </style:style>
    <style:style style:name="P411" style:family="paragraph" style:parent-style-name="Test_20_Desc" style:list-style-name="WW8Num12">
      <style:paragraph-properties style:snap-to-layout-grid="false">
        <style:tab-stops>
          <style:tab-stop style:position="0.25in"/>
        </style:tab-stops>
      </style:paragraph-properties>
    </style:style>
    <style:style style:name="P412" style:family="paragraph" style:parent-style-name="Test_20_Desc" style:list-style-name="WW8Num121">
      <style:paragraph-properties>
        <style:tab-stops>
          <style:tab-stop style:position="0.25in"/>
        </style:tab-stops>
      </style:paragraph-properties>
    </style:style>
    <style:style style:name="P413" style:family="paragraph" style:parent-style-name="Test_20_Desc" style:list-style-name="WW8Num121">
      <style:paragraph-properties style:snap-to-layout-grid="false">
        <style:tab-stops>
          <style:tab-stop style:position="0.25in"/>
        </style:tab-stops>
      </style:paragraph-properties>
    </style:style>
    <style:style style:name="P414" style:family="paragraph" style:parent-style-name="Test_20_Desc" style:list-style-name="WW8Num60">
      <style:paragraph-properties>
        <style:tab-stops>
          <style:tab-stop style:position="0.25in"/>
        </style:tab-stops>
      </style:paragraph-properties>
    </style:style>
    <style:style style:name="P415" style:family="paragraph" style:parent-style-name="Test_20_Desc" style:list-style-name="WW8Num106">
      <style:paragraph-properties>
        <style:tab-stops>
          <style:tab-stop style:position="0.25in"/>
        </style:tab-stops>
      </style:paragraph-properties>
    </style:style>
    <style:style style:name="P416" style:family="paragraph" style:parent-style-name="Test_20_Desc" style:list-style-name="WW8Num106">
      <style:paragraph-properties style:snap-to-layout-grid="false">
        <style:tab-stops>
          <style:tab-stop style:position="0.25in"/>
        </style:tab-stops>
      </style:paragraph-properties>
    </style:style>
    <style:style style:name="P417" style:family="paragraph" style:parent-style-name="Test_20_Desc" style:list-style-name="WW8Num36">
      <style:paragraph-properties>
        <style:tab-stops>
          <style:tab-stop style:position="0.25in"/>
        </style:tab-stops>
      </style:paragraph-properties>
    </style:style>
    <style:style style:name="P418" style:family="paragraph" style:parent-style-name="Test_20_Desc" style:list-style-name="WW8Num116">
      <style:paragraph-properties>
        <style:tab-stops>
          <style:tab-stop style:position="0.25in"/>
        </style:tab-stops>
      </style:paragraph-properties>
    </style:style>
    <style:style style:name="P419" style:family="paragraph" style:parent-style-name="Test_20_Desc" style:list-style-name="WW8Num116">
      <style:paragraph-properties style:snap-to-layout-grid="false">
        <style:tab-stops>
          <style:tab-stop style:position="0.25in"/>
        </style:tab-stops>
      </style:paragraph-properties>
    </style:style>
    <style:style style:name="P420" style:family="paragraph" style:parent-style-name="Test_20_Desc" style:list-style-name="WW8Num166">
      <style:paragraph-properties>
        <style:tab-stops>
          <style:tab-stop style:position="0.25in"/>
        </style:tab-stops>
      </style:paragraph-properties>
    </style:style>
    <style:style style:name="P421" style:family="paragraph" style:parent-style-name="Test_20_Desc" style:list-style-name="WW8Num58">
      <style:paragraph-properties>
        <style:tab-stops>
          <style:tab-stop style:position="0.25in"/>
        </style:tab-stops>
      </style:paragraph-properties>
    </style:style>
    <style:style style:name="P422" style:family="paragraph" style:parent-style-name="Test_20_Desc" style:list-style-name="WW8Num58">
      <style:paragraph-properties style:snap-to-layout-grid="false">
        <style:tab-stops>
          <style:tab-stop style:position="0.25in"/>
        </style:tab-stops>
      </style:paragraph-properties>
    </style:style>
    <style:style style:name="P423" style:family="paragraph" style:parent-style-name="Test_20_Desc" style:list-style-name="WW8Num138">
      <style:paragraph-properties>
        <style:tab-stops>
          <style:tab-stop style:position="0.25in"/>
        </style:tab-stops>
      </style:paragraph-properties>
    </style:style>
    <style:style style:name="P424" style:family="paragraph" style:parent-style-name="Test_20_Desc" style:list-style-name="WW8Num158">
      <style:paragraph-properties>
        <style:tab-stops>
          <style:tab-stop style:position="0.25in"/>
        </style:tab-stops>
      </style:paragraph-properties>
    </style:style>
    <style:style style:name="P425" style:family="paragraph" style:parent-style-name="Test_20_Desc" style:list-style-name="WW8Num158">
      <style:paragraph-properties style:snap-to-layout-grid="false">
        <style:tab-stops>
          <style:tab-stop style:position="0.25in"/>
        </style:tab-stops>
      </style:paragraph-properties>
    </style:style>
    <style:style style:name="P426" style:family="paragraph" style:parent-style-name="Test_20_Desc" style:list-style-name="WW8Num27">
      <style:paragraph-properties>
        <style:tab-stops>
          <style:tab-stop style:position="0.25in"/>
        </style:tab-stops>
      </style:paragraph-properties>
    </style:style>
    <style:style style:name="P427" style:family="paragraph" style:parent-style-name="Test_20_Desc" style:list-style-name="WW8Num177">
      <style:paragraph-properties>
        <style:tab-stops>
          <style:tab-stop style:position="0.25in"/>
        </style:tab-stops>
      </style:paragraph-properties>
    </style:style>
    <style:style style:name="P428" style:family="paragraph" style:parent-style-name="Test_20_Desc" style:list-style-name="WW8Num177">
      <style:paragraph-properties style:snap-to-layout-grid="false">
        <style:tab-stops>
          <style:tab-stop style:position="0.25in"/>
        </style:tab-stops>
      </style:paragraph-properties>
    </style:style>
    <style:style style:name="P429" style:family="paragraph" style:parent-style-name="Test_20_Desc" style:list-style-name="WW8Num78">
      <style:paragraph-properties>
        <style:tab-stops>
          <style:tab-stop style:position="0.25in"/>
        </style:tab-stops>
      </style:paragraph-properties>
    </style:style>
    <style:style style:name="P430" style:family="paragraph" style:parent-style-name="Test_20_Desc" style:list-style-name="WW8Num109">
      <style:paragraph-properties>
        <style:tab-stops>
          <style:tab-stop style:position="0.25in"/>
        </style:tab-stops>
      </style:paragraph-properties>
    </style:style>
    <style:style style:name="P431" style:family="paragraph" style:parent-style-name="Test_20_Desc" style:list-style-name="WW8Num109">
      <style:paragraph-properties style:snap-to-layout-grid="false">
        <style:tab-stops>
          <style:tab-stop style:position="0.25in"/>
        </style:tab-stops>
      </style:paragraph-properties>
    </style:style>
    <style:style style:name="P432" style:family="paragraph" style:parent-style-name="Test_20_Desc" style:list-style-name="WW8Num26">
      <style:paragraph-properties>
        <style:tab-stops>
          <style:tab-stop style:position="0.25in"/>
        </style:tab-stops>
      </style:paragraph-properties>
    </style:style>
    <style:style style:name="P433" style:family="paragraph" style:parent-style-name="Test_20_Desc" style:list-style-name="WW8Num26">
      <style:paragraph-properties style:snap-to-layout-grid="false">
        <style:tab-stops>
          <style:tab-stop style:position="0.25in"/>
        </style:tab-stops>
      </style:paragraph-properties>
    </style:style>
    <style:style style:name="P434" style:family="paragraph" style:parent-style-name="Test_20_Desc" style:list-style-name="WW8Num38">
      <style:paragraph-properties>
        <style:tab-stops>
          <style:tab-stop style:position="0.25in"/>
        </style:tab-stops>
      </style:paragraph-properties>
    </style:style>
    <style:style style:name="P435" style:family="paragraph" style:parent-style-name="Test_20_Desc" style:list-style-name="WW8Num19">
      <style:paragraph-properties>
        <style:tab-stops>
          <style:tab-stop style:position="0.25in"/>
        </style:tab-stops>
      </style:paragraph-properties>
    </style:style>
    <style:style style:name="P436" style:family="paragraph" style:parent-style-name="Test_20_Desc" style:list-style-name="WW8Num19">
      <style:paragraph-properties style:snap-to-layout-grid="false">
        <style:tab-stops>
          <style:tab-stop style:position="0.25in"/>
        </style:tab-stops>
      </style:paragraph-properties>
    </style:style>
    <style:style style:name="P437" style:family="paragraph" style:parent-style-name="Test_20_Desc" style:list-style-name="WW8Num161">
      <style:paragraph-properties>
        <style:tab-stops>
          <style:tab-stop style:position="0.25in"/>
        </style:tab-stops>
      </style:paragraph-properties>
    </style:style>
    <style:style style:name="P438" style:family="paragraph" style:parent-style-name="Test_20_Desc" style:list-style-name="WW8Num6">
      <style:paragraph-properties>
        <style:tab-stops>
          <style:tab-stop style:position="0.25in"/>
        </style:tab-stops>
      </style:paragraph-properties>
    </style:style>
    <style:style style:name="P439" style:family="paragraph" style:parent-style-name="Test_20_Desc" style:list-style-name="WW8Num6">
      <style:paragraph-properties style:snap-to-layout-grid="false">
        <style:tab-stops>
          <style:tab-stop style:position="0.25in"/>
        </style:tab-stops>
      </style:paragraph-properties>
    </style:style>
    <style:style style:name="P440" style:family="paragraph" style:parent-style-name="Test_20_Desc" style:list-style-name="WW8Num119">
      <style:paragraph-properties>
        <style:tab-stops>
          <style:tab-stop style:position="0.25in"/>
        </style:tab-stops>
      </style:paragraph-properties>
    </style:style>
    <style:style style:name="P441" style:family="paragraph" style:parent-style-name="Test_20_Desc" style:list-style-name="WW8Num175">
      <style:paragraph-properties>
        <style:tab-stops>
          <style:tab-stop style:position="0.25in"/>
        </style:tab-stops>
      </style:paragraph-properties>
    </style:style>
    <style:style style:name="P442" style:family="paragraph" style:parent-style-name="Test_20_Desc" style:list-style-name="WW8Num136">
      <style:paragraph-properties>
        <style:tab-stops>
          <style:tab-stop style:position="0.25in"/>
        </style:tab-stops>
      </style:paragraph-properties>
    </style:style>
    <style:style style:name="P443" style:family="paragraph" style:parent-style-name="Test_20_Desc" style:list-style-name="WW8Num56">
      <style:paragraph-properties>
        <style:tab-stops>
          <style:tab-stop style:position="0.25in"/>
        </style:tab-stops>
      </style:paragraph-properties>
    </style:style>
    <style:style style:name="P444" style:family="paragraph" style:parent-style-name="Test_20_Desc" style:list-style-name="WW8Num139">
      <style:paragraph-properties>
        <style:tab-stops>
          <style:tab-stop style:position="0.25in"/>
        </style:tab-stops>
      </style:paragraph-properties>
    </style:style>
    <style:style style:name="P445" style:family="paragraph" style:parent-style-name="Test_20_Desc" style:list-style-name="WW8Num184">
      <style:paragraph-properties>
        <style:tab-stops>
          <style:tab-stop style:position="0.25in"/>
        </style:tab-stops>
      </style:paragraph-properties>
    </style:style>
    <style:style style:name="P446" style:family="paragraph" style:parent-style-name="Test_20_Desc" style:list-style-name="WW8Num79">
      <style:paragraph-properties>
        <style:tab-stops>
          <style:tab-stop style:position="0.25in"/>
        </style:tab-stops>
      </style:paragraph-properties>
    </style:style>
    <style:style style:name="P447" style:family="paragraph" style:parent-style-name="Test_20_Desc" style:list-style-name="WW8Num47">
      <style:paragraph-properties>
        <style:tab-stops>
          <style:tab-stop style:position="0.25in"/>
        </style:tab-stops>
      </style:paragraph-properties>
    </style:style>
    <style:style style:name="P448" style:family="paragraph" style:parent-style-name="Test_20_Desc" style:list-style-name="WW8Num50">
      <style:paragraph-properties>
        <style:tab-stops>
          <style:tab-stop style:position="0.25in"/>
        </style:tab-stops>
      </style:paragraph-properties>
    </style:style>
    <style:style style:name="P449" style:family="paragraph" style:parent-style-name="Test_20_Desc" style:list-style-name="WW8Num154">
      <style:paragraph-properties>
        <style:tab-stops>
          <style:tab-stop style:position="0.25in"/>
        </style:tab-stops>
      </style:paragraph-properties>
    </style:style>
    <style:style style:name="P450" style:family="paragraph" style:parent-style-name="Test_20_Desc" style:list-style-name="WW8Num154">
      <style:paragraph-properties style:snap-to-layout-grid="false">
        <style:tab-stops>
          <style:tab-stop style:position="0.25in"/>
        </style:tab-stops>
      </style:paragraph-properties>
    </style:style>
    <style:style style:name="P451" style:family="paragraph" style:parent-style-name="Test_20_Desc" style:list-style-name="WW8Num31">
      <style:paragraph-properties>
        <style:tab-stops>
          <style:tab-stop style:position="0.25in"/>
        </style:tab-stops>
      </style:paragraph-properties>
      <style:text-properties fo:background-color="transparent"/>
    </style:style>
    <style:style style:name="P452" style:family="paragraph" style:parent-style-name="Test_20_Desc" style:list-style-name="WW8Num157">
      <style:paragraph-properties>
        <style:tab-stops>
          <style:tab-stop style:position="0.75in"/>
        </style:tab-stops>
      </style:paragraph-properties>
      <style:text-properties fo:background-color="transparent"/>
    </style:style>
    <style:style style:name="P453" style:family="paragraph" style:parent-style-name="Test_20_Desc" style:list-style-name="WW8Num198">
      <style:paragraph-properties style:snap-to-layout-grid="false">
        <style:tab-stops>
          <style:tab-stop style:position="0.5in"/>
        </style:tab-stops>
      </style:paragraph-properties>
      <style:text-properties fo:background-color="transparent"/>
    </style:style>
    <style:style style:name="P454" style:family="paragraph" style:parent-style-name="Test_20_Desc" style:list-style-name="WW8Num198">
      <style:paragraph-properties style:snap-to-layout-grid="false">
        <style:tab-stops>
          <style:tab-stop style:position="0.5in"/>
        </style:tab-stops>
      </style:paragraph-properties>
      <style:text-properties fo:background-color="transparent" style:font-name-complex="Arial"/>
    </style:style>
    <style:style style:name="P455" style:family="paragraph" style:parent-style-name="Test_20_Desc">
      <style:paragraph-properties style:snap-to-layout-grid="false"/>
      <style:text-properties fo:background-color="transparent"/>
    </style:style>
    <style:style style:name="P456" style:family="paragraph" style:parent-style-name="Test_20_Desc" style:list-style-name="WW8Num46">
      <style:paragraph-properties>
        <style:tab-stops>
          <style:tab-stop style:position="0.25in"/>
        </style:tab-stops>
      </style:paragraph-properties>
      <style:text-properties style:text-underline-style="solid" style:text-underline-width="auto" style:text-underline-color="font-color"/>
    </style:style>
    <style:style style:name="P457" style:family="paragraph" style:parent-style-name="Test_20_Desc" style:list-style-name="WW8Num114">
      <style:paragraph-properties>
        <style:tab-stops>
          <style:tab-stop style:position="0.25in"/>
        </style:tab-stops>
      </style:paragraph-properties>
      <style:text-properties style:text-underline-style="solid" style:text-underline-width="auto" style:text-underline-color="font-color"/>
    </style:style>
    <style:style style:name="P458" style:family="paragraph" style:parent-style-name="Test_20_Desc" style:list-style-name="WW8Num34">
      <style:paragraph-properties>
        <style:tab-stops>
          <style:tab-stop style:position="0.5in"/>
        </style:tab-stops>
      </style:paragraph-properties>
      <style:text-properties style:text-underline-style="solid" style:text-underline-width="auto" style:text-underline-color="font-color"/>
    </style:style>
    <style:style style:name="P459" style:family="paragraph" style:parent-style-name="Test_20_Desc" style:list-style-name="WW8Num157">
      <style:paragraph-properties>
        <style:tab-stops>
          <style:tab-stop style:position="0.5in"/>
        </style:tab-stops>
      </style:paragraph-properties>
      <style:text-properties style:text-underline-style="solid" style:text-underline-width="auto" style:text-underline-color="font-color"/>
    </style:style>
    <style:style style:name="P460" style:family="paragraph" style:parent-style-name="Test_20_Desc" style:list-style-name="WW8Num157">
      <style:paragraph-properties>
        <style:tab-stops>
          <style:tab-stop style:position="0.5in"/>
        </style:tab-stops>
      </style:paragraph-properties>
      <style:text-properties style:text-underline-style="solid" style:text-underline-width="auto" style:text-underline-color="font-color" fo:background-color="transparent"/>
    </style:style>
    <style:style style:name="P461" style:family="paragraph" style:parent-style-name="Test_20_Desc" style:list-style-name="WW8Num139">
      <style:paragraph-properties>
        <style:tab-stops>
          <style:tab-stop style:position="0.5in"/>
        </style:tab-stops>
      </style:paragraph-properties>
      <style:text-properties style:text-underline-style="solid" style:text-underline-width="auto" style:text-underline-color="font-color" style:language-asian="zh" style:country-asian="CN"/>
    </style:style>
    <style:style style:name="P462" style:family="paragraph" style:parent-style-name="Test_20_Desc" style:list-style-name="WW8Num34">
      <style:paragraph-properties>
        <style:tab-stops>
          <style:tab-stop style:position="0.5in"/>
        </style:tab-stops>
      </style:paragraph-properties>
    </style:style>
    <style:style style:name="P463" style:family="paragraph" style:parent-style-name="Test_20_Desc" style:list-style-name="WW8Num148">
      <style:paragraph-properties>
        <style:tab-stops>
          <style:tab-stop style:position="0.5in"/>
        </style:tab-stops>
      </style:paragraph-properties>
    </style:style>
    <style:style style:name="P464" style:family="paragraph" style:parent-style-name="Test_20_Desc" style:list-style-name="WW8Num148">
      <style:paragraph-properties style:snap-to-layout-grid="false">
        <style:tab-stops>
          <style:tab-stop style:position="0.5in"/>
        </style:tab-stops>
      </style:paragraph-properties>
    </style:style>
    <style:style style:name="P465" style:family="paragraph" style:parent-style-name="Test_20_Desc" style:list-style-name="WW8Num203">
      <style:paragraph-properties style:snap-to-layout-grid="false">
        <style:tab-stops>
          <style:tab-stop style:position="0.5in"/>
        </style:tab-stops>
      </style:paragraph-properties>
    </style:style>
    <style:style style:name="P466" style:family="paragraph" style:parent-style-name="Test_20_Desc" style:list-style-name="WW8Num202">
      <style:paragraph-properties style:snap-to-layout-grid="false">
        <style:tab-stops>
          <style:tab-stop style:position="0.5in"/>
        </style:tab-stops>
      </style:paragraph-properties>
    </style:style>
    <style:style style:name="P467" style:family="paragraph" style:parent-style-name="Test_20_Desc" style:list-style-name="WW8Num187">
      <style:paragraph-properties style:snap-to-layout-grid="false">
        <style:tab-stops>
          <style:tab-stop style:position="0.5in"/>
        </style:tab-stops>
      </style:paragraph-properties>
    </style:style>
    <style:style style:name="P468" style:family="paragraph" style:parent-style-name="Test_20_Desc" style:list-style-name="WW8Num189">
      <style:paragraph-properties style:snap-to-layout-grid="false">
        <style:tab-stops>
          <style:tab-stop style:position="0.5in"/>
        </style:tab-stops>
      </style:paragraph-properties>
    </style:style>
    <style:style style:name="P469" style:family="paragraph" style:parent-style-name="Test_20_Desc" style:list-style-name="WW8Num191">
      <style:paragraph-properties>
        <style:tab-stops>
          <style:tab-stop style:position="0.5in"/>
        </style:tab-stops>
      </style:paragraph-properties>
    </style:style>
    <style:style style:name="P470" style:family="paragraph" style:parent-style-name="Test_20_Desc" style:list-style-name="WW8Num191">
      <style:paragraph-properties style:snap-to-layout-grid="false">
        <style:tab-stops>
          <style:tab-stop style:position="0.5in"/>
        </style:tab-stops>
      </style:paragraph-properties>
    </style:style>
    <style:style style:name="P471" style:family="paragraph" style:parent-style-name="Test_20_Desc" style:list-style-name="WW8Num194">
      <style:paragraph-properties style:snap-to-layout-grid="false">
        <style:tab-stops>
          <style:tab-stop style:position="0.5in"/>
        </style:tab-stops>
      </style:paragraph-properties>
    </style:style>
    <style:style style:name="P472" style:family="paragraph" style:parent-style-name="Test_20_Desc" style:list-style-name="WW8Num192">
      <style:paragraph-properties>
        <style:tab-stops>
          <style:tab-stop style:position="0.5in"/>
        </style:tab-stops>
      </style:paragraph-properties>
    </style:style>
    <style:style style:name="P473" style:family="paragraph" style:parent-style-name="Test_20_Desc" style:list-style-name="WW8Num195">
      <style:paragraph-properties style:snap-to-layout-grid="false">
        <style:tab-stops>
          <style:tab-stop style:position="0.5in"/>
        </style:tab-stops>
      </style:paragraph-properties>
    </style:style>
    <style:style style:name="P474" style:family="paragraph" style:parent-style-name="Test_20_Desc" style:list-style-name="WW8Num193">
      <style:paragraph-properties>
        <style:tab-stops>
          <style:tab-stop style:position="0.5in"/>
        </style:tab-stops>
      </style:paragraph-properties>
    </style:style>
    <style:style style:name="P475" style:family="paragraph" style:parent-style-name="Test_20_Desc" style:list-style-name="WW8Num218">
      <style:paragraph-properties style:snap-to-layout-grid="false">
        <style:tab-stops>
          <style:tab-stop style:position="0.5in"/>
        </style:tab-stops>
      </style:paragraph-properties>
    </style:style>
    <style:style style:name="P476" style:family="paragraph" style:parent-style-name="Test_20_Desc" style:list-style-name="WW8Num204">
      <style:paragraph-properties style:snap-to-layout-grid="false">
        <style:tab-stops>
          <style:tab-stop style:position="0.5in"/>
        </style:tab-stops>
      </style:paragraph-properties>
    </style:style>
    <style:style style:name="P477" style:family="paragraph" style:parent-style-name="Test_20_Desc" style:list-style-name="WW8Num200">
      <style:paragraph-properties>
        <style:tab-stops>
          <style:tab-stop style:position="0.5in"/>
        </style:tab-stops>
      </style:paragraph-properties>
    </style:style>
    <style:style style:name="P478" style:family="paragraph" style:parent-style-name="Test_20_Desc" style:list-style-name="WW8Num200">
      <style:paragraph-properties style:snap-to-layout-grid="false">
        <style:tab-stops>
          <style:tab-stop style:position="0.5in"/>
        </style:tab-stops>
      </style:paragraph-properties>
    </style:style>
    <style:style style:name="P479" style:family="paragraph" style:parent-style-name="Test_20_Desc" style:list-style-name="WW8Num197">
      <style:paragraph-properties style:snap-to-layout-grid="false">
        <style:tab-stops>
          <style:tab-stop style:position="0.5in"/>
        </style:tab-stops>
      </style:paragraph-properties>
    </style:style>
    <style:style style:name="P480" style:family="paragraph" style:parent-style-name="Test_20_Desc" style:list-style-name="WW8Num199">
      <style:paragraph-properties style:snap-to-layout-grid="false">
        <style:tab-stops>
          <style:tab-stop style:position="0.5in"/>
        </style:tab-stops>
      </style:paragraph-properties>
    </style:style>
    <style:style style:name="P481" style:family="paragraph" style:parent-style-name="Test_20_Desc" style:list-style-name="WW8Num205">
      <style:paragraph-properties style:snap-to-layout-grid="false">
        <style:tab-stops>
          <style:tab-stop style:position="0.5in"/>
        </style:tab-stops>
      </style:paragraph-properties>
    </style:style>
    <style:style style:name="P482" style:family="paragraph" style:parent-style-name="Test_20_Desc" style:list-style-name="WW8Num223">
      <style:paragraph-properties style:snap-to-layout-grid="false">
        <style:tab-stops>
          <style:tab-stop style:position="0.5in"/>
        </style:tab-stops>
      </style:paragraph-properties>
    </style:style>
    <style:style style:name="P483" style:family="paragraph" style:parent-style-name="Test_20_Desc" style:list-style-name="WW8Num139">
      <style:paragraph-properties>
        <style:tab-stops>
          <style:tab-stop style:position="0.5in"/>
        </style:tab-stops>
      </style:paragraph-properties>
    </style:style>
    <style:style style:name="P484" style:family="paragraph" style:parent-style-name="Test_20_Desc" style:list-style-name="WW8Num154">
      <style:paragraph-properties>
        <style:tab-stops>
          <style:tab-stop style:position="0.5in"/>
        </style:tab-stops>
      </style:paragraph-properties>
    </style:style>
    <style:style style:name="P485" style:family="paragraph" style:parent-style-name="Test_20_Desc" style:list-style-name="WW8Num209">
      <style:paragraph-properties style:snap-to-layout-grid="false">
        <style:tab-stops>
          <style:tab-stop style:position="0.5in"/>
        </style:tab-stops>
      </style:paragraph-properties>
    </style:style>
    <style:style style:name="P486" style:family="paragraph" style:parent-style-name="Test_20_Desc" style:list-style-name="WW8Num201">
      <style:paragraph-properties>
        <style:tab-stops>
          <style:tab-stop style:position="0.5in"/>
        </style:tab-stops>
      </style:paragraph-properties>
    </style:style>
    <style:style style:name="P487" style:family="paragraph" style:parent-style-name="Test_20_Desc" style:list-style-name="WW8Num225">
      <style:paragraph-properties>
        <style:tab-stops>
          <style:tab-stop style:position="0.5in"/>
        </style:tab-stops>
      </style:paragraph-properties>
    </style:style>
    <style:style style:name="P488" style:family="paragraph" style:parent-style-name="Test_20_Desc" style:list-style-name="WW8Num225">
      <style:paragraph-properties style:snap-to-layout-grid="false">
        <style:tab-stops>
          <style:tab-stop style:position="0.5in"/>
        </style:tab-stops>
      </style:paragraph-properties>
    </style:style>
    <style:style style:name="P489" style:family="paragraph" style:parent-style-name="Test_20_Desc" style:list-style-name="WW8Num206">
      <style:paragraph-properties>
        <style:tab-stops>
          <style:tab-stop style:position="0.5in"/>
        </style:tab-stops>
      </style:paragraph-properties>
    </style:style>
    <style:style style:name="P490" style:family="paragraph" style:parent-style-name="Test_20_Desc" style:list-style-name="WW8Num214">
      <style:paragraph-properties>
        <style:tab-stops>
          <style:tab-stop style:position="0.5in"/>
        </style:tab-stops>
      </style:paragraph-properties>
    </style:style>
    <style:style style:name="P491" style:family="paragraph" style:parent-style-name="Test_20_Desc" style:list-style-name="WW8Num214">
      <style:paragraph-properties style:snap-to-layout-grid="false">
        <style:tab-stops>
          <style:tab-stop style:position="0.5in"/>
        </style:tab-stops>
      </style:paragraph-properties>
    </style:style>
    <style:style style:name="P492" style:family="paragraph" style:parent-style-name="Test_20_Desc" style:list-style-name="WW8Num207">
      <style:paragraph-properties>
        <style:tab-stops>
          <style:tab-stop style:position="0.5in"/>
        </style:tab-stops>
      </style:paragraph-properties>
    </style:style>
    <style:style style:name="P493" style:family="paragraph" style:parent-style-name="Test_20_Desc" style:list-style-name="WW8Num226">
      <style:paragraph-properties>
        <style:tab-stops>
          <style:tab-stop style:position="0.5in"/>
        </style:tab-stops>
      </style:paragraph-properties>
    </style:style>
    <style:style style:name="P494" style:family="paragraph" style:parent-style-name="Test_20_Desc" style:list-style-name="WW8Num213">
      <style:paragraph-properties>
        <style:tab-stops>
          <style:tab-stop style:position="0.5in"/>
        </style:tab-stops>
      </style:paragraph-properties>
    </style:style>
    <style:style style:name="P495" style:family="paragraph" style:parent-style-name="Test_20_Desc" style:list-style-name="WW8Num210">
      <style:paragraph-properties>
        <style:tab-stops>
          <style:tab-stop style:position="0.5in"/>
        </style:tab-stops>
      </style:paragraph-properties>
    </style:style>
    <style:style style:name="P496" style:family="paragraph" style:parent-style-name="Test_20_Desc" style:list-style-name="WW8Num211">
      <style:paragraph-properties>
        <style:tab-stops>
          <style:tab-stop style:position="0.5in"/>
        </style:tab-stops>
      </style:paragraph-properties>
    </style:style>
    <style:style style:name="P497" style:family="paragraph" style:parent-style-name="Test_20_Desc" style:list-style-name="WW8Num212">
      <style:paragraph-properties>
        <style:tab-stops>
          <style:tab-stop style:position="0.5in"/>
        </style:tab-stops>
      </style:paragraph-properties>
    </style:style>
    <style:style style:name="P498" style:family="paragraph" style:parent-style-name="Test_20_Desc" style:list-style-name="WW8Num36">
      <style:paragraph-properties>
        <style:tab-stops>
          <style:tab-stop style:position="0.5in"/>
        </style:tab-stops>
      </style:paragraph-properties>
    </style:style>
    <style:style style:name="P499" style:family="paragraph" style:parent-style-name="Test_20_Desc" style:list-style-name="WW8Num34">
      <style:paragraph-properties>
        <style:tab-stops>
          <style:tab-stop style:position="1in"/>
        </style:tab-stops>
      </style:paragraph-properties>
    </style:style>
    <style:style style:name="P500" style:family="paragraph" style:parent-style-name="Test_20_Desc" style:list-style-name="WW8Num231">
      <style:paragraph-properties>
        <style:tab-stops>
          <style:tab-stop style:position="1in"/>
        </style:tab-stops>
      </style:paragraph-properties>
    </style:style>
    <style:style style:name="P501" style:family="paragraph" style:parent-style-name="Test_20_Desc" style:list-style-name="WW8Num231">
      <style:paragraph-properties style:snap-to-layout-grid="false">
        <style:tab-stops>
          <style:tab-stop style:position="1in"/>
        </style:tab-stops>
      </style:paragraph-properties>
    </style:style>
    <style:style style:name="P502" style:family="paragraph" style:parent-style-name="Test_20_Desc" style:list-style-name="WW8Num84"/>
    <style:style style:name="P503" style:family="paragraph" style:parent-style-name="Test_20_Desc">
      <style:text-properties fo:language="it" fo:country="IT"/>
    </style:style>
    <style:style style:name="P504" style:family="paragraph" style:parent-style-name="Test_20_Desc" style:list-style-name="WW8Num86">
      <style:paragraph-properties>
        <style:tab-stops>
          <style:tab-stop style:position="0.5in"/>
        </style:tab-stops>
      </style:paragraph-properties>
      <style:text-properties fo:language="it" fo:country="IT"/>
    </style:style>
    <style:style style:name="P505" style:family="paragraph" style:parent-style-name="Test_20_Desc">
      <style:paragraph-properties style:snap-to-layout-grid="false"/>
      <style:text-properties fo:language="it" fo:country="IT"/>
    </style:style>
    <style:style style:name="P506" style:family="paragraph" style:parent-style-name="Test_20_Desc" style:list-style-name="WW8Num21">
      <style:paragraph-properties>
        <style:tab-stops>
          <style:tab-stop style:position="0.25in"/>
          <style:tab-stop style:position="0.5in"/>
        </style:tab-stops>
      </style:paragraph-properties>
    </style:style>
    <style:style style:name="P507" style:family="paragraph" style:parent-style-name="Test_20_Desc" style:list-style-name="WW8Num24">
      <style:paragraph-properties>
        <style:tab-stops>
          <style:tab-stop style:position="0.25in"/>
          <style:tab-stop style:position="0.5in"/>
        </style:tab-stops>
      </style:paragraph-properties>
    </style:style>
    <style:style style:name="P508" style:family="paragraph" style:parent-style-name="Test_20_Desc" style:list-style-name="WW8Num36">
      <style:paragraph-properties>
        <style:tab-stops>
          <style:tab-stop style:position="0.25in"/>
          <style:tab-stop style:position="0.5in"/>
        </style:tab-stops>
      </style:paragraph-properties>
    </style:style>
    <style:style style:name="P509" style:family="paragraph" style:parent-style-name="Test_20_Desc" style:list-style-name="WW8Num36">
      <style:paragraph-properties style:snap-to-layout-grid="false">
        <style:tab-stops>
          <style:tab-stop style:position="0.25in"/>
          <style:tab-stop style:position="0.5in"/>
        </style:tab-stops>
      </style:paragraph-properties>
    </style:style>
    <style:style style:name="P510" style:family="paragraph" style:parent-style-name="Test_20_Desc" style:list-style-name="WW8Num22">
      <style:paragraph-properties>
        <style:tab-stops>
          <style:tab-stop style:position="0.25in"/>
          <style:tab-stop style:position="0.75in"/>
        </style:tab-stops>
      </style:paragraph-properties>
    </style:style>
    <style:style style:name="P511" style:family="paragraph" style:parent-style-name="Test_20_Desc" style:list-style-name="WW8Num21">
      <style:paragraph-properties>
        <style:tab-stops>
          <style:tab-stop style:position="0.25in"/>
          <style:tab-stop style:position="0.5in"/>
        </style:tab-stops>
      </style:paragraph-properties>
      <style:text-properties fo:language="en" fo:country="US" fo:font-weight="normal" style:font-weight-asian="normal"/>
    </style:style>
    <style:style style:name="P512" style:family="paragraph" style:parent-style-name="Test_20_Desc" style:list-style-name="WW8Num24">
      <style:paragraph-properties>
        <style:tab-stops>
          <style:tab-stop style:position="0.25in"/>
          <style:tab-stop style:position="0.5in"/>
        </style:tab-stops>
      </style:paragraph-properties>
      <style:text-properties fo:language="en" fo:country="US" style:text-underline-style="none" fo:font-weight="normal" style:font-weight-asian="normal"/>
    </style:style>
    <style:style style:name="P513" style:family="paragraph" style:parent-style-name="Test_20_Desc" style:list-style-name="WW8Num188">
      <style:paragraph-properties style:snap-to-layout-grid="false">
        <style:tab-stops>
          <style:tab-stop style:position="0.5in"/>
        </style:tab-stops>
      </style:paragraph-properties>
      <style:text-properties style:font-name="Times New Roman" fo:font-size="8pt" style:font-size-asian="8pt" style:font-size-complex="8pt"/>
    </style:style>
    <style:style style:name="P514" style:family="paragraph" style:parent-style-name="Test_20_Desc" style:list-style-name="WW8Num190">
      <style:paragraph-properties>
        <style:tab-stops>
          <style:tab-stop style:position="0.5in"/>
        </style:tab-stops>
      </style:paragraph-properties>
      <style:text-properties style:font-name="Times New Roman" fo:font-size="8pt" style:font-size-asian="8pt" style:font-size-complex="8pt"/>
    </style:style>
    <style:style style:name="P515" style:family="paragraph" style:parent-style-name="Test_20_Desc" style:list-style-name="WW8Num156"/>
    <style:style style:name="P516" style:family="paragraph" style:parent-style-name="Test_20_Desc" style:list-style-name="WW8Num157">
      <style:paragraph-properties>
        <style:tab-stops>
          <style:tab-stop style:position="0.75in"/>
        </style:tab-stops>
      </style:paragraph-properties>
    </style:style>
    <style:style style:name="P517" style:family="paragraph" style:parent-style-name="Test_20_Desc" style:list-style-name="WW8Num154">
      <style:paragraph-properties>
        <style:tab-stops>
          <style:tab-stop style:position="0.75in"/>
        </style:tab-stops>
      </style:paragraph-properties>
    </style:style>
    <style:style style:name="P518" style:family="paragraph" style:parent-style-name="Test_20_Desc" style:list-style-name="WW8Num219">
      <style:paragraph-properties style:snap-to-layout-grid="false">
        <style:tab-stops/>
      </style:paragraph-properties>
    </style:style>
    <style:style style:name="P519" style:family="paragraph" style:parent-style-name="Test_20_Desc" style:list-style-name="WW8Num132">
      <style:paragraph-properties>
        <style:tab-stops/>
      </style:paragraph-properties>
    </style:style>
    <style:style style:name="P520" style:family="paragraph" style:parent-style-name="Test_20_Desc" style:list-style-name="WW8Num132">
      <style:paragraph-properties style:snap-to-layout-grid="false">
        <style:tab-stops/>
      </style:paragraph-properties>
    </style:style>
    <style:style style:name="P521" style:family="paragraph" style:parent-style-name="Test_20_Desc" style:list-style-name="WW8Num181">
      <style:paragraph-properties style:snap-to-layout-grid="false">
        <style:tab-stops>
          <style:tab-stop style:position="0.25in"/>
        </style:tab-stops>
      </style:paragraph-properties>
      <style:text-properties style:language-asian="zh" style:country-asian="CN"/>
    </style:style>
    <style:style style:name="P522" style:family="paragraph" style:parent-style-name="Test_20_Desc" style:list-style-name="WW8Num24">
      <style:paragraph-properties style:snap-to-layout-grid="false">
        <style:tab-stops>
          <style:tab-stop style:position="0.25in"/>
        </style:tab-stops>
      </style:paragraph-properties>
      <style:text-properties style:language-asian="zh" style:country-asian="CN"/>
    </style:style>
    <style:style style:name="P523" style:family="paragraph" style:parent-style-name="Test_20_Desc" style:list-style-name="WW8Num52">
      <style:paragraph-properties style:snap-to-layout-grid="false">
        <style:tab-stops>
          <style:tab-stop style:position="0.25in"/>
        </style:tab-stops>
      </style:paragraph-properties>
      <style:text-properties style:language-asian="zh" style:country-asian="CN"/>
    </style:style>
    <style:style style:name="P524" style:family="paragraph" style:parent-style-name="Test_20_Desc" style:list-style-name="WW8Num67">
      <style:paragraph-properties style:snap-to-layout-grid="false">
        <style:tab-stops>
          <style:tab-stop style:position="0.25in"/>
        </style:tab-stops>
      </style:paragraph-properties>
      <style:text-properties style:language-asian="zh" style:country-asian="CN"/>
    </style:style>
    <style:style style:name="P525" style:family="paragraph" style:parent-style-name="Test_20_Desc" style:list-style-name="WW8Num60">
      <style:paragraph-properties style:snap-to-layout-grid="false">
        <style:tab-stops>
          <style:tab-stop style:position="0.25in"/>
        </style:tab-stops>
      </style:paragraph-properties>
      <style:text-properties style:language-asian="zh" style:country-asian="CN"/>
    </style:style>
    <style:style style:name="P526" style:family="paragraph" style:parent-style-name="Test_20_Desc" style:list-style-name="WW8Num36">
      <style:paragraph-properties style:snap-to-layout-grid="false">
        <style:tab-stops>
          <style:tab-stop style:position="0.25in"/>
        </style:tab-stops>
      </style:paragraph-properties>
      <style:text-properties style:language-asian="zh" style:country-asian="CN"/>
    </style:style>
    <style:style style:name="P527" style:family="paragraph" style:parent-style-name="Test_20_Desc" style:list-style-name="WW8Num166">
      <style:paragraph-properties style:snap-to-layout-grid="false">
        <style:tab-stops>
          <style:tab-stop style:position="0.25in"/>
        </style:tab-stops>
      </style:paragraph-properties>
      <style:text-properties style:language-asian="zh" style:country-asian="CN"/>
    </style:style>
    <style:style style:name="P528" style:family="paragraph" style:parent-style-name="Test_20_Desc" style:list-style-name="WW8Num138">
      <style:paragraph-properties style:snap-to-layout-grid="false">
        <style:tab-stops>
          <style:tab-stop style:position="0.25in"/>
        </style:tab-stops>
      </style:paragraph-properties>
      <style:text-properties style:language-asian="zh" style:country-asian="CN"/>
    </style:style>
    <style:style style:name="P529" style:family="paragraph" style:parent-style-name="Test_20_Desc" style:list-style-name="WW8Num27">
      <style:paragraph-properties style:snap-to-layout-grid="false">
        <style:tab-stops>
          <style:tab-stop style:position="0.25in"/>
        </style:tab-stops>
      </style:paragraph-properties>
      <style:text-properties style:language-asian="zh" style:country-asian="CN"/>
    </style:style>
    <style:style style:name="P530" style:family="paragraph" style:parent-style-name="Test_20_Desc" style:list-style-name="WW8Num78">
      <style:paragraph-properties style:snap-to-layout-grid="false">
        <style:tab-stops>
          <style:tab-stop style:position="0.25in"/>
        </style:tab-stops>
      </style:paragraph-properties>
      <style:text-properties style:language-asian="zh" style:country-asian="CN"/>
    </style:style>
    <style:style style:name="P531" style:family="paragraph" style:parent-style-name="Test_20_Desc" style:list-style-name="WW8Num38">
      <style:paragraph-properties style:snap-to-layout-grid="false">
        <style:tab-stops>
          <style:tab-stop style:position="0.25in"/>
        </style:tab-stops>
      </style:paragraph-properties>
      <style:text-properties style:language-asian="zh" style:country-asian="CN"/>
    </style:style>
    <style:style style:name="P532" style:family="paragraph" style:parent-style-name="Test_20_Desc" style:list-style-name="WW8Num161">
      <style:paragraph-properties style:snap-to-layout-grid="false">
        <style:tab-stops>
          <style:tab-stop style:position="0.25in"/>
        </style:tab-stops>
      </style:paragraph-properties>
      <style:text-properties style:language-asian="zh" style:country-asian="CN"/>
    </style:style>
    <style:style style:name="P533" style:family="paragraph" style:parent-style-name="Test_20_Desc" style:list-style-name="WW8Num119">
      <style:paragraph-properties style:snap-to-layout-grid="false">
        <style:tab-stops>
          <style:tab-stop style:position="0.25in"/>
        </style:tab-stops>
      </style:paragraph-properties>
      <style:text-properties style:language-asian="zh" style:country-asian="CN"/>
    </style:style>
    <style:style style:name="P534" style:family="paragraph" style:parent-style-name="Test_20_Desc" style:list-style-name="WW8Num175">
      <style:paragraph-properties>
        <style:tab-stops>
          <style:tab-stop style:position="0.25in"/>
        </style:tab-stops>
      </style:paragraph-properties>
      <style:text-properties style:language-asian="zh" style:country-asian="CN"/>
    </style:style>
    <style:style style:name="P535" style:family="paragraph" style:parent-style-name="Test_20_Desc" style:list-style-name="WW8Num175">
      <style:paragraph-properties style:snap-to-layout-grid="false">
        <style:tab-stops>
          <style:tab-stop style:position="0.25in"/>
        </style:tab-stops>
      </style:paragraph-properties>
      <style:text-properties style:language-asian="zh" style:country-asian="CN"/>
    </style:style>
    <style:style style:name="P536" style:family="paragraph" style:parent-style-name="Test_20_Desc" style:list-style-name="WW8Num164">
      <style:paragraph-properties>
        <style:tab-stops>
          <style:tab-stop style:position="0.25in"/>
        </style:tab-stops>
      </style:paragraph-properties>
      <style:text-properties style:language-asian="zh" style:country-asian="CN"/>
    </style:style>
    <style:style style:name="P537" style:family="paragraph" style:parent-style-name="Test_20_Desc" style:list-style-name="WW8Num164">
      <style:paragraph-properties style:snap-to-layout-grid="false">
        <style:tab-stops>
          <style:tab-stop style:position="0.25in"/>
        </style:tab-stops>
      </style:paragraph-properties>
      <style:text-properties style:language-asian="zh" style:country-asian="CN"/>
    </style:style>
    <style:style style:name="P538" style:family="paragraph" style:parent-style-name="Test_20_Desc" style:list-style-name="WW8Num136">
      <style:paragraph-properties>
        <style:tab-stops>
          <style:tab-stop style:position="0.25in"/>
        </style:tab-stops>
      </style:paragraph-properties>
      <style:text-properties style:language-asian="zh" style:country-asian="CN"/>
    </style:style>
    <style:style style:name="P539" style:family="paragraph" style:parent-style-name="Test_20_Desc" style:list-style-name="WW8Num136">
      <style:paragraph-properties style:snap-to-layout-grid="false">
        <style:tab-stops>
          <style:tab-stop style:position="0.25in"/>
        </style:tab-stops>
      </style:paragraph-properties>
      <style:text-properties style:language-asian="zh" style:country-asian="CN"/>
    </style:style>
    <style:style style:name="P540" style:family="paragraph" style:parent-style-name="Test_20_Desc" style:list-style-name="WW8Num174">
      <style:paragraph-properties>
        <style:tab-stops>
          <style:tab-stop style:position="0.25in"/>
        </style:tab-stops>
      </style:paragraph-properties>
      <style:text-properties style:language-asian="zh" style:country-asian="CN"/>
    </style:style>
    <style:style style:name="P541" style:family="paragraph" style:parent-style-name="Test_20_Desc" style:list-style-name="WW8Num174">
      <style:paragraph-properties style:snap-to-layout-grid="false">
        <style:tab-stops>
          <style:tab-stop style:position="0.25in"/>
        </style:tab-stops>
      </style:paragraph-properties>
      <style:text-properties style:language-asian="zh" style:country-asian="CN"/>
    </style:style>
    <style:style style:name="P542" style:family="paragraph" style:parent-style-name="Test_20_Desc" style:list-style-name="WW8Num56">
      <style:paragraph-properties>
        <style:tab-stops>
          <style:tab-stop style:position="0.25in"/>
        </style:tab-stops>
      </style:paragraph-properties>
      <style:text-properties style:language-asian="zh" style:country-asian="CN"/>
    </style:style>
    <style:style style:name="P543" style:family="paragraph" style:parent-style-name="Test_20_Desc" style:list-style-name="WW8Num56">
      <style:paragraph-properties style:snap-to-layout-grid="false">
        <style:tab-stops>
          <style:tab-stop style:position="0.25in"/>
        </style:tab-stops>
      </style:paragraph-properties>
      <style:text-properties style:language-asian="zh" style:country-asian="CN"/>
    </style:style>
    <style:style style:name="P544" style:family="paragraph" style:parent-style-name="Test_20_Desc" style:list-style-name="WW8Num120">
      <style:paragraph-properties>
        <style:tab-stops>
          <style:tab-stop style:position="0.25in"/>
        </style:tab-stops>
      </style:paragraph-properties>
      <style:text-properties style:language-asian="zh" style:country-asian="CN"/>
    </style:style>
    <style:style style:name="P545" style:family="paragraph" style:parent-style-name="Test_20_Desc" style:list-style-name="WW8Num120">
      <style:paragraph-properties style:snap-to-layout-grid="false">
        <style:tab-stops>
          <style:tab-stop style:position="0.25in"/>
        </style:tab-stops>
      </style:paragraph-properties>
      <style:text-properties style:language-asian="zh" style:country-asian="CN"/>
    </style:style>
    <style:style style:name="P546" style:family="paragraph" style:parent-style-name="Test_20_Desc" style:list-style-name="WW8Num139">
      <style:paragraph-properties>
        <style:tab-stops>
          <style:tab-stop style:position="0.25in"/>
        </style:tab-stops>
      </style:paragraph-properties>
      <style:text-properties style:language-asian="zh" style:country-asian="CN"/>
    </style:style>
    <style:style style:name="P547" style:family="paragraph" style:parent-style-name="Test_20_Desc" style:list-style-name="WW8Num139">
      <style:paragraph-properties style:snap-to-layout-grid="false">
        <style:tab-stops>
          <style:tab-stop style:position="0.25in"/>
        </style:tab-stops>
      </style:paragraph-properties>
      <style:text-properties style:language-asian="zh" style:country-asian="CN"/>
    </style:style>
    <style:style style:name="P548" style:family="paragraph" style:parent-style-name="Test_20_Desc" style:list-style-name="WW8Num101">
      <style:paragraph-properties>
        <style:tab-stops>
          <style:tab-stop style:position="0.25in"/>
        </style:tab-stops>
      </style:paragraph-properties>
      <style:text-properties style:language-asian="zh" style:country-asian="CN"/>
    </style:style>
    <style:style style:name="P549" style:family="paragraph" style:parent-style-name="Test_20_Desc" style:list-style-name="WW8Num101">
      <style:paragraph-properties style:snap-to-layout-grid="false">
        <style:tab-stops>
          <style:tab-stop style:position="0.25in"/>
        </style:tab-stops>
      </style:paragraph-properties>
      <style:text-properties style:language-asian="zh" style:country-asian="CN"/>
    </style:style>
    <style:style style:name="P550" style:family="paragraph" style:parent-style-name="Test_20_Desc" style:list-style-name="WW8Num184">
      <style:paragraph-properties>
        <style:tab-stops>
          <style:tab-stop style:position="0.25in"/>
        </style:tab-stops>
      </style:paragraph-properties>
      <style:text-properties style:language-asian="zh" style:country-asian="CN"/>
    </style:style>
    <style:style style:name="P551" style:family="paragraph" style:parent-style-name="Test_20_Desc" style:list-style-name="WW8Num184">
      <style:paragraph-properties style:snap-to-layout-grid="false">
        <style:tab-stops>
          <style:tab-stop style:position="0.25in"/>
        </style:tab-stops>
      </style:paragraph-properties>
      <style:text-properties style:language-asian="zh" style:country-asian="CN"/>
    </style:style>
    <style:style style:name="P552" style:family="paragraph" style:parent-style-name="Test_20_Desc" style:list-style-name="WW8Num123">
      <style:paragraph-properties>
        <style:tab-stops>
          <style:tab-stop style:position="0.25in"/>
        </style:tab-stops>
      </style:paragraph-properties>
      <style:text-properties style:language-asian="zh" style:country-asian="CN"/>
    </style:style>
    <style:style style:name="P553" style:family="paragraph" style:parent-style-name="Test_20_Desc" style:list-style-name="WW8Num123">
      <style:paragraph-properties style:snap-to-layout-grid="false">
        <style:tab-stops>
          <style:tab-stop style:position="0.25in"/>
        </style:tab-stops>
      </style:paragraph-properties>
      <style:text-properties style:language-asian="zh" style:country-asian="CN"/>
    </style:style>
    <style:style style:name="P554" style:family="paragraph" style:parent-style-name="Test_20_Desc" style:list-style-name="WW8Num79">
      <style:paragraph-properties>
        <style:tab-stops>
          <style:tab-stop style:position="0.25in"/>
        </style:tab-stops>
      </style:paragraph-properties>
      <style:text-properties style:language-asian="zh" style:country-asian="CN"/>
    </style:style>
    <style:style style:name="P555" style:family="paragraph" style:parent-style-name="Test_20_Desc" style:list-style-name="WW8Num79">
      <style:paragraph-properties style:snap-to-layout-grid="false">
        <style:tab-stops>
          <style:tab-stop style:position="0.25in"/>
        </style:tab-stops>
      </style:paragraph-properties>
      <style:text-properties style:language-asian="zh" style:country-asian="CN"/>
    </style:style>
    <style:style style:name="P556" style:family="paragraph" style:parent-style-name="Test_20_Desc" style:list-style-name="WW8Num4">
      <style:paragraph-properties>
        <style:tab-stops>
          <style:tab-stop style:position="0.25in"/>
        </style:tab-stops>
      </style:paragraph-properties>
      <style:text-properties style:language-asian="zh" style:country-asian="CN"/>
    </style:style>
    <style:style style:name="P557" style:family="paragraph" style:parent-style-name="Test_20_Desc" style:list-style-name="WW8Num4">
      <style:paragraph-properties style:snap-to-layout-grid="false">
        <style:tab-stops>
          <style:tab-stop style:position="0.25in"/>
        </style:tab-stops>
      </style:paragraph-properties>
      <style:text-properties style:language-asian="zh" style:country-asian="CN"/>
    </style:style>
    <style:style style:name="P558" style:family="paragraph" style:parent-style-name="Test_20_Desc" style:list-style-name="WW8Num47">
      <style:paragraph-properties>
        <style:tab-stops>
          <style:tab-stop style:position="0.25in"/>
        </style:tab-stops>
      </style:paragraph-properties>
      <style:text-properties style:language-asian="zh" style:country-asian="CN"/>
    </style:style>
    <style:style style:name="P559" style:family="paragraph" style:parent-style-name="Test_20_Desc" style:list-style-name="WW8Num47">
      <style:paragraph-properties style:snap-to-layout-grid="false">
        <style:tab-stops>
          <style:tab-stop style:position="0.25in"/>
        </style:tab-stops>
      </style:paragraph-properties>
      <style:text-properties style:language-asian="zh" style:country-asian="CN"/>
    </style:style>
    <style:style style:name="P560" style:family="paragraph" style:parent-style-name="Test_20_Desc" style:list-style-name="WW8Num170">
      <style:paragraph-properties>
        <style:tab-stops>
          <style:tab-stop style:position="0.25in"/>
        </style:tab-stops>
      </style:paragraph-properties>
      <style:text-properties style:language-asian="zh" style:country-asian="CN"/>
    </style:style>
    <style:style style:name="P561" style:family="paragraph" style:parent-style-name="Test_20_Desc" style:list-style-name="WW8Num170">
      <style:paragraph-properties style:snap-to-layout-grid="false">
        <style:tab-stops>
          <style:tab-stop style:position="0.25in"/>
        </style:tab-stops>
      </style:paragraph-properties>
      <style:text-properties style:language-asian="zh" style:country-asian="CN"/>
    </style:style>
    <style:style style:name="P562" style:family="paragraph" style:parent-style-name="Test_20_Desc" style:list-style-name="WW8Num152">
      <style:paragraph-properties>
        <style:tab-stops>
          <style:tab-stop style:position="0.25in"/>
        </style:tab-stops>
      </style:paragraph-properties>
      <style:text-properties style:language-asian="zh" style:country-asian="CN"/>
    </style:style>
    <style:style style:name="P563" style:family="paragraph" style:parent-style-name="Test_20_Desc" style:list-style-name="WW8Num152">
      <style:paragraph-properties style:snap-to-layout-grid="false">
        <style:tab-stops>
          <style:tab-stop style:position="0.25in"/>
        </style:tab-stops>
      </style:paragraph-properties>
      <style:text-properties style:language-asian="zh" style:country-asian="CN"/>
    </style:style>
    <style:style style:name="P564" style:family="paragraph" style:parent-style-name="Test_20_Desc" style:list-style-name="WW8Num6">
      <style:paragraph-properties>
        <style:tab-stops>
          <style:tab-stop style:position="0.25in"/>
        </style:tab-stops>
      </style:paragraph-properties>
      <style:text-properties style:language-asian="zh" style:country-asian="CN"/>
    </style:style>
    <style:style style:name="P565" style:family="paragraph" style:parent-style-name="Test_20_Desc" style:list-style-name="WW8Num6">
      <style:paragraph-properties style:snap-to-layout-grid="false">
        <style:tab-stops>
          <style:tab-stop style:position="0.25in"/>
        </style:tab-stops>
      </style:paragraph-properties>
      <style:text-properties style:language-asian="zh" style:country-asian="CN"/>
    </style:style>
    <style:style style:name="P566" style:family="paragraph" style:parent-style-name="Test_20_Desc" style:list-style-name="WW8Num10">
      <style:paragraph-properties>
        <style:tab-stops>
          <style:tab-stop style:position="0.25in"/>
        </style:tab-stops>
      </style:paragraph-properties>
      <style:text-properties style:language-asian="zh" style:country-asian="CN"/>
    </style:style>
    <style:style style:name="P567" style:family="paragraph" style:parent-style-name="Test_20_Desc" style:list-style-name="WW8Num10">
      <style:paragraph-properties style:snap-to-layout-grid="false">
        <style:tab-stops>
          <style:tab-stop style:position="0.25in"/>
        </style:tab-stops>
      </style:paragraph-properties>
      <style:text-properties style:language-asian="zh" style:country-asian="CN"/>
    </style:style>
    <style:style style:name="P568" style:family="paragraph" style:parent-style-name="Test_20_Desc" style:list-style-name="WW8Num180">
      <style:paragraph-properties>
        <style:tab-stops>
          <style:tab-stop style:position="0.25in"/>
        </style:tab-stops>
      </style:paragraph-properties>
      <style:text-properties style:language-asian="zh" style:country-asian="CN"/>
    </style:style>
    <style:style style:name="P569" style:family="paragraph" style:parent-style-name="Test_20_Desc" style:list-style-name="WW8Num180">
      <style:paragraph-properties style:snap-to-layout-grid="false">
        <style:tab-stops>
          <style:tab-stop style:position="0.25in"/>
        </style:tab-stops>
      </style:paragraph-properties>
      <style:text-properties style:language-asian="zh" style:country-asian="CN"/>
    </style:style>
    <style:style style:name="P570" style:family="paragraph" style:parent-style-name="Test_20_Desc" style:list-style-name="WW8Num154">
      <style:paragraph-properties>
        <style:tab-stops>
          <style:tab-stop style:position="0.25in"/>
        </style:tab-stops>
      </style:paragraph-properties>
      <style:text-properties style:language-asian="zh" style:country-asian="CN"/>
    </style:style>
    <style:style style:name="P571" style:family="paragraph" style:parent-style-name="Test_20_Desc" style:list-style-name="WW8Num139">
      <style:paragraph-properties>
        <style:tab-stops>
          <style:tab-stop style:position="0.5in"/>
        </style:tab-stops>
      </style:paragraph-properties>
      <style:text-properties style:language-asian="zh" style:country-asian="CN"/>
    </style:style>
    <style:style style:name="P572" style:family="paragraph" style:parent-style-name="Test_20_Desc" style:list-style-name="WW8Num154">
      <style:paragraph-properties>
        <style:tab-stops>
          <style:tab-stop style:position="0.5in"/>
        </style:tab-stops>
      </style:paragraph-properties>
      <style:text-properties style:language-asian="zh" style:country-asian="CN"/>
    </style:style>
    <style:style style:name="P573" style:family="paragraph" style:parent-style-name="Test_20_Desc" style:list-style-name="WW8Num184">
      <style:paragraph-properties>
        <style:tab-stops>
          <style:tab-stop style:position="0.25in"/>
        </style:tab-stops>
      </style:paragraph-properties>
      <style:text-properties style:language-asian="zh" style:country-asian="CN" style:font-size-complex="7.5pt"/>
    </style:style>
    <style:style style:name="P574" style:family="paragraph" style:parent-style-name="Test_20_Desc" style:list-style-name="WW8Num154">
      <style:paragraph-properties>
        <style:tab-stops>
          <style:tab-stop style:position="0.75in"/>
        </style:tab-stops>
      </style:paragraph-properties>
      <style:text-properties style:language-asian="zh" style:country-asian="CN"/>
    </style:style>
    <style:style style:name="P575" style:family="paragraph" style:parent-style-name="Test_20_Desc" style:list-style-name="WW8Num154">
      <style:paragraph-properties>
        <style:tab-stops>
          <style:tab-stop style:position="1in"/>
        </style:tab-stops>
      </style:paragraph-properties>
      <style:text-properties style:language-asian="zh" style:country-asian="CN"/>
    </style:style>
    <style:style style:name="P576" style:family="paragraph" style:parent-style-name="Test_20_Desc" style:list-style-name="WW8Num116">
      <style:paragraph-properties style:snap-to-layout-grid="false"/>
    </style:style>
    <style:style style:name="P577" style:family="paragraph" style:parent-style-name="Test_20_Desc" style:list-style-name="WW8Num213">
      <style:paragraph-properties>
        <style:tab-stops>
          <style:tab-stop style:position="0.5in"/>
        </style:tab-stops>
      </style:paragraph-properties>
      <style:text-properties style:use-window-font-color="true" fo:background-color="transparent"/>
    </style:style>
    <style:style style:name="P578" style:family="paragraph" style:parent-style-name="Test_20_Desc">
      <style:paragraph-properties style:snap-to-layout-grid="false"/>
    </style:style>
    <style:style style:name="P579" style:family="paragraph" style:parent-style-name="Test_20_Desc">
      <style:paragraph-properties fo:text-align="end" style:justify-single-word="false"/>
    </style:style>
    <style:style style:name="P580" style:family="paragraph" style:parent-style-name="Test_20_Desc">
      <style:paragraph-properties style:snap-to-layout-grid="false"/>
      <style:text-properties fo:font-size="8pt" style:font-size-asian="8pt" style:font-size-complex="8pt"/>
    </style:style>
    <style:style style:name="P581" style:family="paragraph" style:parent-style-name="Test_20_Desc" style:list-style-name="L1">
      <style:paragraph-properties style:snap-to-layout-grid="false"/>
    </style:style>
    <style:style style:name="P582" style:family="paragraph" style:parent-style-name="Test_20_Desc" style:list-style-name="L3">
      <style:paragraph-properties style:snap-to-layout-grid="false"/>
    </style:style>
    <style:style style:name="P583" style:family="paragraph" style:parent-style-name="Test_20_Desc">
      <style:paragraph-properties style:snap-to-layout-grid="false"/>
      <style:text-properties fo:background-color="#ff8080"/>
    </style:style>
    <style:style style:name="P584" style:family="paragraph" style:parent-style-name="Test_20_Desc" style:list-style-name="L4"/>
    <style:style style:name="P585" style:family="paragraph" style:parent-style-name="Test_20_Desc" style:list-style-name="WW8Num46">
      <style:paragraph-properties fo:margin-left="-0.5354in" fo:margin-right="0in" fo:text-indent="0in" style:auto-text-indent="false">
        <style:tab-stops>
          <style:tab-stop style:position="1in"/>
        </style:tab-stops>
      </style:paragraph-properties>
    </style:style>
    <style:style style:name="P586" style:family="paragraph" style:parent-style-name="Test_20_Desc" style:list-style-name="WW8Num117">
      <style:paragraph-properties fo:margin-left="-0.5354in" fo:margin-right="0in" fo:text-indent="0in" style:auto-text-indent="false">
        <style:tab-stops>
          <style:tab-stop style:position="1in"/>
        </style:tab-stops>
      </style:paragraph-properties>
    </style:style>
    <style:style style:name="P587" style:family="paragraph" style:parent-style-name="Test_20_Desc" style:list-style-name="WW8Num114">
      <style:paragraph-properties fo:margin-left="-0.5354in" fo:margin-right="0in" fo:text-indent="0in" style:auto-text-indent="false">
        <style:tab-stops>
          <style:tab-stop style:position="1in"/>
        </style:tab-stops>
      </style:paragraph-properties>
    </style:style>
    <style:style style:name="P588" style:family="paragraph" style:parent-style-name="Test_20_Desc" style:list-style-name="WW8Num63">
      <style:paragraph-properties fo:margin-left="-0.5354in" fo:margin-right="0in" fo:text-indent="0in" style:auto-text-indent="false">
        <style:tab-stops>
          <style:tab-stop style:position="1in"/>
        </style:tab-stops>
      </style:paragraph-properties>
    </style:style>
    <style:style style:name="P589" style:family="paragraph" style:parent-style-name="Test_20_Desc" style:list-style-name="WW8Num70">
      <style:paragraph-properties fo:margin-left="-0.5354in" fo:margin-right="0in" fo:text-indent="0in" style:auto-text-indent="false">
        <style:tab-stops>
          <style:tab-stop style:position="1in"/>
        </style:tab-stops>
      </style:paragraph-properties>
    </style:style>
    <style:style style:name="P590" style:family="paragraph" style:parent-style-name="Test_20_Desc" style:list-style-name="WW8Num66">
      <style:paragraph-properties fo:margin-left="-0.5354in" fo:margin-right="0in" fo:text-indent="0in" style:auto-text-indent="false">
        <style:tab-stops>
          <style:tab-stop style:position="1in"/>
        </style:tab-stops>
      </style:paragraph-properties>
    </style:style>
    <style:style style:name="P591" style:family="paragraph" style:parent-style-name="Test_20_Desc" style:list-style-name="WW8Num217">
      <style:paragraph-properties fo:margin-top="0.0835in" fo:margin-bottom="0in" style:snap-to-layout-grid="false">
        <style:tab-stops>
          <style:tab-stop style:position="0.5in"/>
        </style:tab-stops>
      </style:paragraph-properties>
      <style:text-properties style:use-window-font-color="true" fo:background-color="transparent"/>
    </style:style>
    <style:style style:name="P592" style:family="paragraph" style:parent-style-name="Test_20_Desc" style:list-style-name="WW8Num221">
      <style:paragraph-properties fo:margin-top="0.0835in" fo:margin-bottom="0in" style:snap-to-layout-grid="false">
        <style:tab-stops>
          <style:tab-stop style:position="0.5in"/>
        </style:tab-stops>
      </style:paragraph-properties>
      <style:text-properties style:use-window-font-color="true" fo:background-color="transparent"/>
    </style:style>
    <style:style style:name="P593" style:family="paragraph" style:parent-style-name="Test_20_Desc" style:list-style-name="WW8Num220">
      <style:paragraph-properties fo:margin-top="0.0835in" fo:margin-bottom="0in" style:snap-to-layout-grid="false">
        <style:tab-stops/>
      </style:paragraph-properties>
      <style:text-properties style:use-window-font-color="true" fo:background-color="transparent"/>
    </style:style>
    <style:style style:name="P594" style:family="paragraph" style:parent-style-name="Test_20_Desc" style:list-style-name="WW8Num221">
      <style:paragraph-properties fo:margin-top="0.0835in" fo:margin-bottom="0in" style:snap-to-layout-grid="false">
        <style:tab-stops/>
      </style:paragraph-properties>
      <style:text-properties style:use-window-font-color="true" fo:background-color="transparent"/>
    </style:style>
    <style:style style:name="P595" style:family="paragraph" style:parent-style-name="Test_20_Desc" style:list-style-name="WW8Num222">
      <style:paragraph-properties fo:margin-top="0.0835in" fo:margin-bottom="0in" style:snap-to-layout-grid="false">
        <style:tab-stops/>
      </style:paragraph-properties>
      <style:text-properties style:use-window-font-color="true" fo:background-color="transparent"/>
    </style:style>
    <style:style style:name="P596" style:family="paragraph" style:parent-style-name="Test_20_Desc" style:list-style-name="WW8Num217">
      <style:paragraph-properties fo:margin-top="0.0835in" fo:margin-bottom="0in" style:snap-to-layout-grid="false">
        <style:tab-stops>
          <style:tab-stop style:position="0.5in"/>
        </style:tab-stops>
      </style:paragraph-properties>
      <style:text-properties fo:background-color="transparent"/>
    </style:style>
    <style:style style:name="P597" style:family="paragraph" style:parent-style-name="Test_20_Desc" style:list-style-name="WW8Num6">
      <style:paragraph-properties fo:margin-top="0.0835in" fo:margin-bottom="0in" style:snap-to-layout-grid="false">
        <style:tab-stops>
          <style:tab-stop style:position="0.25in"/>
        </style:tab-stops>
      </style:paragraph-properties>
    </style:style>
    <style:style style:name="P598" style:family="paragraph" style:parent-style-name="Test_20_Desc" style:list-style-name="WW8Num223">
      <style:paragraph-properties fo:margin-top="0.0835in" fo:margin-bottom="0in" style:snap-to-layout-grid="false">
        <style:tab-stops>
          <style:tab-stop style:position="0.5in"/>
        </style:tab-stops>
      </style:paragraph-properties>
    </style:style>
    <style:style style:name="P599" style:family="paragraph" style:parent-style-name="Test_20_Desc" style:list-style-name="WW8Num207">
      <style:paragraph-properties fo:margin-top="0.0835in" fo:margin-bottom="0in" style:snap-to-layout-grid="false">
        <style:tab-stops>
          <style:tab-stop style:position="0.5in"/>
        </style:tab-stops>
      </style:paragraph-properties>
    </style:style>
    <style:style style:name="P600" style:family="paragraph" style:parent-style-name="Test_20_Desc">
      <style:paragraph-properties fo:margin-top="0.0835in" fo:margin-bottom="0in" style:snap-to-layout-grid="false"/>
    </style:style>
    <style:style style:name="P601" style:family="paragraph" style:parent-style-name="Test_20_Desc">
      <style:paragraph-properties fo:margin-left="0.25in" fo:margin-right="0in" fo:text-indent="0in" style:auto-text-indent="false" style:snap-to-layout-grid="false">
        <style:tab-stops>
          <style:tab-stop style:position="0.15in"/>
        </style:tab-stops>
      </style:paragraph-properties>
    </style:style>
    <style:style style:name="P602" style:family="paragraph" style:parent-style-name="Contents_20_2">
      <style:paragraph-properties>
        <style:tab-stops>
          <style:tab-stop style:position="6.5283in" style:type="right" style:leader-style="dotted" style:leader-text="."/>
        </style:tab-stops>
      </style:paragraph-properties>
    </style:style>
    <style:style style:name="P603" style:family="paragraph" style:parent-style-name="Contents_20_1">
      <style:paragraph-properties>
        <style:tab-stops>
          <style:tab-stop style:position="6.6673in" style:type="right" style:leader-style="dotted" style:leader-text="."/>
        </style:tab-stops>
      </style:paragraph-properties>
    </style:style>
    <style:style style:name="T1" style:family="text">
      <style:text-properties style:font-name="Symbol"/>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style:language-asian="zh" style:country-asian="CN" style:font-name-complex="Arial"/>
    </style:style>
    <style:style style:name="T5" style:family="text">
      <style:text-properties style:font-name="Arial" style:font-name-asian="Times New Roman" style:font-name-complex="Arial"/>
    </style:style>
    <style:style style:name="T6" style:family="text">
      <style:text-properties fo:color="#3366ff"/>
    </style:style>
    <style:style style:name="T7" style:family="text">
      <style:text-properties fo:color="#3366ff" fo:font-weight="bold" style:font-weight-asian="bold"/>
    </style:style>
    <style:style style:name="T8" style:family="text">
      <style:text-properties fo:color="#3366ff" style:font-name="Arial" style:font-name-complex="Arial" style:font-weight-complex="normal"/>
    </style:style>
    <style:style style:name="T9" style:family="text">
      <style:text-properties fo:color="#3366ff" style:font-name="Arial" fo:font-weight="normal" style:font-weight-asian="normal" style:font-name-complex="Ari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fo:font-weight="normal" style:font-weight-asian="normal"/>
    </style:style>
    <style:style style:name="T14" style:family="text">
      <style:text-properties fo:language="en" fo:country="US"/>
    </style:style>
    <style:style style:name="T15" style:family="text">
      <style:text-properties fo:language="en" fo:country="US" fo:font-weight="normal" style:font-weight-asian="normal"/>
    </style:style>
    <style:style style:name="T16" style:family="text">
      <style:text-properties fo:font-size="10pt" style:font-size-asian="10pt" style:font-size-complex="10pt"/>
    </style:style>
    <style:style style:name="T17" style:family="text">
      <style:text-properties fo:font-size="10pt" style:font-size-asian="10pt" style:font-size-complex="10pt" style:font-weight-complex="bold"/>
    </style:style>
    <style:style style:name="T18" style:family="text">
      <style:text-properties fo:font-size="10pt" fo:font-weight="bold" style:font-size-asian="10pt" style:font-weight-asian="bold" style:font-size-complex="10pt"/>
    </style:style>
    <style:style style:name="T19" style:family="text">
      <style:text-properties style:font-weight-complex="bold"/>
    </style:style>
    <style:style style:name="T20" style:family="text">
      <style:text-properties style:language-asian="zh" style:country-asian="CN"/>
    </style:style>
    <style:style style:name="T21" style:family="text">
      <style:text-properties style:language-asian="zh" style:country-asian="CN" style:font-size-complex="7.5pt"/>
    </style:style>
    <style:style style:name="T22" style:family="text">
      <style:text-properties style:language-asian="zh" style:country-asian="CN" style:font-size-complex="5pt"/>
    </style:style>
    <style:style style:name="T23" style:family="text">
      <style:text-properties style:font-name="Times New Roman" fo:font-size="8pt" style:font-size-asian="8pt" style:font-size-complex="8pt"/>
    </style:style>
    <style:style style:name="T24" style:family="text">
      <style:text-properties style:font-name="Times New Roman" fo:font-size="8pt" style:font-size-asian="8pt" style:language-asian="zh" style:country-asian="CN" style:font-size-complex="8pt"/>
    </style:style>
    <style:style style:name="T25" style:family="text">
      <style:text-properties style:font-name="Times New Roman" fo:font-size="8pt" fo:language="en" fo:country="US" style:font-size-asian="8pt" style:font-size-complex="8pt"/>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ff0000"/>
    </style:style>
    <style:style style:name="T29" style:family="text">
      <style:text-properties fo:color="#ff0000" style:font-name="Arial" style:font-name-complex="Arial"/>
    </style:style>
    <style:style style:name="T30" style:family="text">
      <style:text-properties fo:color="#ff0000" style:font-name="Arial" style:language-asian="zh" style:country-asian="CN" style:font-name-complex="Arial"/>
    </style:style>
    <style:style style:name="T31" style:family="text">
      <style:text-properties fo:color="#ff0000" style:language-asian="zh" style:country-asian="CN"/>
    </style:style>
    <style:style style:name="T32" style:family="text">
      <style:text-properties fo:color="#ff0000" fo:language="en" fo:country="US"/>
    </style:style>
    <style:style style:name="T33" style:family="text">
      <style:text-properties fo:background-color="transparent"/>
    </style:style>
    <style:style style:name="T34" style:family="text">
      <style:text-properties fo:color="#000000"/>
    </style:style>
    <style:style style:name="T35" style:family="text">
      <style:text-properties fo:color="#000000" style:language-asian="zh" style:country-asian="CN"/>
    </style:style>
    <style:style style:name="T36" style:family="text">
      <style:text-properties style:font-size-complex="7.5pt"/>
    </style:style>
    <style:style style:name="T37" style:family="text">
      <style:text-properties fo:color="#2f3e42" style:language-asian="zh" style:country-asian="CN" style:font-size-complex="7.5pt"/>
    </style:style>
    <style:style style:name="T38" style:family="text">
      <style:text-properties style:font-size-complex="5pt"/>
    </style:style>
    <style:style style:name="T39" style:family="text">
      <style:text-properties style:use-window-font-color="true"/>
    </style:style>
    <style:style style:name="T40" style:family="text">
      <style:text-properties style:use-window-font-color="true" fo:background-color="transparent"/>
    </style:style>
    <style:style style:name="T41" style:family="text">
      <style:text-properties fo:font-style="italic" style:font-style-asian="italic" style:font-style-complex="italic"/>
    </style:style>
    <style:style style:name="T42" style:family="text">
      <style:text-properties fo:language="it" fo:country="IT"/>
    </style:style>
    <style:style style:name="T43" style:family="text">
      <style:text-properties style:font-name="Wingdings1"/>
    </style:style>
    <style:style style:name="T44" style:family="text"/>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4417in" draw:visible-area-height="0.5354in">
        <style:background-image/>
      </style:graphic-properties>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4382in" draw:visible-area-height="0.5319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subject>GridTalk 4.2</text:subject></text:p>
      <text:p text:style-name="P65"><text:title>Standard Test Case</text:title></text:p>
      <text:p text:style-name="P66"/>
      <text:p text:style-name="P68">Version 2.1</text:p>
      <text:p text:style-name="P67"/>
      <text:p text:style-name="P14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2">Date</text:p>
          </table:table-cell>
          <table:table-cell table:style-name="Table1.A1" office:value-type="string">
            <text:p text:style-name="P72">Version</text:p>
          </table:table-cell>
          <table:table-cell table:style-name="Table1.A1" office:value-type="string">
            <text:p text:style-name="P72">Description</text:p>
          </table:table-cell>
          <table:table-cell table:style-name="Table1.D1" office:value-type="string">
            <text:p text:style-name="P72">Author</text:p>
          </table:table-cell>
        </table:table-row>
        <table:table-row table:style-name="Table1.1">
          <table:table-cell table:style-name="Table1.A1" office:value-type="string">
            <text:p text:style-name="P73">26/05/03</text:p>
          </table:table-cell>
          <table:table-cell table:style-name="Table1.A1" office:value-type="string">
            <text:p text:style-name="P74">1.0</text:p>
          </table:table-cell>
          <table:table-cell table:style-name="Table1.A1" office:value-type="string">
            <text:p text:style-name="P73">Initial Document</text:p>
          </table:table-cell>
          <table:table-cell table:style-name="Table1.D1" office:value-type="string">
            <text:p text:style-name="P73">Lucas Tan / Phyllis / Daniel Sim</text:p>
          </table:table-cell>
        </table:table-row>
        <table:table-row table:style-name="Table1.1">
          <table:table-cell table:style-name="Table1.A1" office:value-type="string">
            <text:p text:style-name="P73">20/06/03</text:p>
          </table:table-cell>
          <table:table-cell table:style-name="Table1.A1" office:value-type="string">
            <text:p text:style-name="P74">1.1</text:p>
          </table:table-cell>
          <table:table-cell table:style-name="Table1.A1" office:value-type="string">
            <text:p text:style-name="P73">Updated: Entire document to reflect new GUI links, Added: Certivo, security</text:p>
          </table:table-cell>
          <table:table-cell table:style-name="Table1.D1" office:value-type="string">
            <text:p text:style-name="P73">Daniel / Ferry</text:p>
          </table:table-cell>
        </table:table-row>
        <table:table-row table:style-name="Table1.1">
          <table:table-cell table:style-name="Table1.A1" office:value-type="string">
            <text:p text:style-name="P73">02/07/03</text:p>
          </table:table-cell>
          <table:table-cell table:style-name="Table1.A1" office:value-type="string">
            <text:p text:style-name="P74">1.2</text:p>
          </table:table-cell>
          <table:table-cell table:style-name="Table1.A1" office:value-type="string">
            <text:p text:style-name="P73">Added: Alert center, ftp, import/export configurations, archive/restore</text:p>
          </table:table-cell>
          <table:table-cell table:style-name="Table1.D1" office:value-type="string">
            <text:p text:style-name="P73">Phyllis / Khang Tert</text:p>
          </table:table-cell>
        </table:table-row>
        <table:table-row table:style-name="Table1.1">
          <table:table-cell table:style-name="Table1.A1" office:value-type="string">
            <text:p text:style-name="P73">02 Aug 2007</text:p>
          </table:table-cell>
          <table:table-cell table:style-name="Table1.A1" office:value-type="string">
            <text:p text:style-name="P74">2.0</text:p>
          </table:table-cell>
          <table:table-cell table:style-name="Table1.A1" office:value-type="string">
            <text:p text:style-name="P73">Update for GT 4.2</text:p>
          </table:table-cell>
          <table:table-cell table:style-name="Table1.D1" office:value-type="string">
            <text:p text:style-name="P73">Soon Hsiung Lim</text:p>
          </table:table-cell>
        </table:table-row>
        <table:table-row table:style-name="Table1.6">
          <table:table-cell table:style-name="Table1.A1" office:value-type="string">
            <text:p text:style-name="P39">12 Apr 2008</text:p>
            <text:p text:style-name="P38"/>
          </table:table-cell>
          <table:table-cell table:style-name="Table1.A1" office:value-type="string">
            <text:p text:style-name="P3">2.1</text:p>
            <text:p text:style-name="P2"/>
          </table:table-cell>
          <table:table-cell table:style-name="Table1.A1" office:value-type="string">
            <text:p text:style-name="P4">Refine which test case is no longer needed for GT4.2, to add in new functionality test case</text:p>
            <text:p text:style-name="P2"/>
          </table:table-cell>
          <table:table-cell table:style-name="Table1.D1" office:value-type="string">
            <text:p text:style-name="P4">Tam Wei Xiang</text:p>
            <text:p text:style-name="P2"/>
          </table:table-cell>
        </table:table-row>
        <table:table-row table:style-name="Table1.6">
          <table:table-cell table:style-name="Table1.A7" office:value-type="string">
            <text:p text:style-name="P39">31 May 2008</text:p>
          </table:table-cell>
          <table:table-cell table:style-name="Table1.A7" office:value-type="string">
            <text:p text:style-name="P3">2.2</text:p>
          </table:table-cell>
          <table:table-cell table:style-name="Table1.A7" office:value-type="string">
            <text:p text:style-name="P4">Added test case for “AS2”, “0A1 handling”, and “User Procedures → web service user procedure”</text:p>
          </table:table-cell>
          <table:table-cell table:style-name="Table1.D7" office:value-type="string">
            <text:p text:style-name="P4">Tam Wei Xiang</text:p>
          </table:table-cell>
        </table:table-row>
        <table:table-row table:style-name="Table1.6">
          <table:table-cell table:style-name="Table1.A7" office:value-type="string">
            <text:p text:style-name="P39">17 Jun 2008</text:p>
          </table:table-cell>
          <table:table-cell table:style-name="Table1.A7" office:value-type="string">
            <text:p text:style-name="P3">2.3</text:p>
          </table:table-cell>
          <table:table-cell table:style-name="Table1.A7" office:value-type="string">
            <text:p text:style-name="P4">Refine and carry out test case for GT4.2.</text:p>
          </table:table-cell>
          <table:table-cell table:style-name="Table1.D7" office:value-type="string">
            <text:p text:style-name="P4">Teh Yu Phei</text:p>
          </table:table-cell>
        </table:table-row>
      </table:table>
      <text:p text:style-name="P148">Table of 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603">1. Introduction<text:tab/>6</text:p>
          <text:p text:style-name="P602">1.1 Purpose<text:tab/>6</text:p>
          <text:p text:style-name="P602">1.2 Scope<text:tab/>6</text:p>
          <text:p text:style-name="P602">1.3 Definitions, Acronyms, and Abbreviations<text:tab/>6</text:p>
          <text:p text:style-name="P602">1.4 References<text:tab/>6</text:p>
          <text:p text:style-name="P603">2. Requirements for Test<text:tab/>6</text:p>
          <text:p text:style-name="P602">2.1 Hardware Requirements (recommended)<text:tab/>6</text:p>
          <text:p text:style-name="P602">2.2 Software Requirements<text:tab/>6</text:p>
          <text:p text:style-name="P603">3. The Test Cases<text:tab/>8</text:p>
          <text:p text:style-name="P602">3.1 Create/Edit/Delete of features<text:tab/>8</text:p>
          <text:p text:style-name="P144">3.1.1 Partner Tab: Partners, Partner Type, Partner Groups<text:tab/>8</text:p>
          <text:p text:style-name="P144">3.1.2 Navigation<text:tab/>8</text:p>
          <text:p text:style-name="P144">3.1.3 User<text:tab/>9</text:p>
          <text:p text:style-name="P144">3.1.4 Partner<text:tab/>10</text:p>
          <text:p text:style-name="P173">3.1.4.1 Partner Type<text:tab/>10</text:p>
          <text:p text:style-name="P173">3.1.4.2 Partner Group<text:tab/>11</text:p>
          <text:p text:style-name="P173">3.1.4.3 Partner<text:tab/>12</text:p>
          <text:p text:style-name="P144">3.1.5 Process<text:tab/>14</text:p>
          <text:p text:style-name="P173">3.1.5.1 Partner Function<text:tab/>14</text:p>
          <text:p text:style-name="P173">3.1.5.2 Triggers<text:tab/>15</text:p>
          <text:p text:style-name="P173">3.1.5.3 Port<text:tab/>17</text:p>
          <text:p text:style-name="P173">3.1.5.4 RFC<text:tab/>18</text:p>
          <text:p text:style-name="P173">3.1.5.5 User Procedure<text:tab/>19</text:p>
          <text:p text:style-name="P144">3.1.6 Import<text:tab/>21</text:p>
          <text:p text:style-name="P144">3.1.7 Mapping<text:tab/>21</text:p>
          <text:p text:style-name="P173">3.1.7.1 Document Types<text:tab/>21</text:p>
          <text:p text:style-name="P173">3.1.7.2 File Types<text:tab/>22</text:p>
          <text:p text:style-name="P173">3.1.7.3 Mapping File (For XSL, XPath, Conversion Rule, <text:s/>Reference Docs, DTD, Schemas and Dictionary Files, ) <text:tab/>24</text:p>
          <text:p text:style-name="P173">3.1.7.4 Mapping Rule<text:tab/>25</text:p>
          <text:p text:style-name="P602">3.2 RNIF Send Configuration<text:tab/>27</text:p>
          <text:p text:style-name="P144">3.2.1 Configuring Activation<text:tab/>27</text:p>
          <text:p text:style-name="P602">3.3 File sending <text:tab/>32</text:p>
          <text:p text:style-name="P144">3.3.1 Configuring File send <text:tab/>32</text:p>
          <text:p text:style-name="P602">3.4 Security<text:tab/>34</text:p>
          <text:p text:style-name="P144">3.4.1 Encryption and Signature<text:tab/>34</text:p>
          <text:p text:style-name="P602">3.5 RNIF Compression (Send &amp; Receive)<text:tab/>37</text:p>
          <text:p text:style-name="P602">3.6 Mapping (conversion) (TODO: Include Transformation with Header(KIV), Transformation with Reference Doc (KIV), Split (KIV), XPATH Extraction into GDOC (Exit to export, port, exit WF), include the test input files (KIV))<text:tab/>40</text:p>
          <text:p text:style-name="P144">3.6.1 Document Conversion during import/receive<text:tab/>40</text:p>
          <text:p text:style-name="P144">3.6.2 RFC (Remote Function Call) and Port (TO BE Enhanced) Export Doc using customize file name eg date time, or DocID etc<text:tab/>42</text:p>
          <text:p text:style-name="P144">3.6.3 <text:s/>Backend Integration<text:tab/>44</text:p>
          <text:p text:style-name="P602">3.7 Alert Center<text:tab/>47</text:p>
          <text:p text:style-name="P144">3.7.1 Alert Trigger level 0<text:tab/>47</text:p>
          <text:p text:style-name="P144">3.7.2 Alert Trigger level 1-4<text:tab/>50</text:p>
          <text:p text:style-name="P173">3.7.2.1 Configuration<text:tab/>50</text:p>
          <text:p text:style-name="P173">3.7.2.2 Level 1 Alert Trigger (Criteria: Document Type)<text:tab/>52</text:p>
          <text:p text:style-name="P173">3.7.2.3 Level 2 Alert Trigger (Criteria: Document Type &amp; Partner Type)<text:tab/>54</text:p>
          <text:p text:style-name="P173">3.7.2.4 Level 3 Alert Trigger (Criteria: Document Type &amp; Partner Type &amp; Partner Group)<text:tab/>56</text:p>
          <text:p text:style-name="P173">3.7.2.5 Level 4 Alert Trigger (Criteria: Document Type &amp; Partner)<text:tab/>58</text:p>
          <text:p text:style-name="P602">3.8 Archive and Restore (transitional documents) (TODO: Enhancement: Archive By Process, Enable Search, <text:soft-page-break/>Enable Restore, By Partner, By Process Def)<text:tab/>60</text:p>
          <text:p text:style-name="P602">3.9 FTP (KIV)<text:tab/>64</text:p>
          <text:p text:style-name="P144">3.9.1 Configuration<text:tab/>64</text:p>
          <text:p text:style-name="P144">3.9.2 Test FTP (KIV)<text:tab/>69</text:p>
          <text:p text:style-name="P602">3.10 Import/Export Configuration <text:tab/>69</text:p>
          <text:p text:style-name="P602">3.11 Testing Email Notification and Alerts<text:tab/>70</text:p>
          <text:p text:style-name="P144">3.11.1 Backend Email Notifications<text:tab/>70</text:p>
          <text:p text:style-name="P144">3.11.2 Email Alerts (REQUIRE REVIEW) (Skip)<text:tab/>71</text:p>
          <text:p text:style-name="P602">3.12 Trigger of the Alert <text:tab/>77</text:p>
          <text:p text:style-name="P602">3.14 GT Scheduler<text:tab/>78</text:p>
          <text:p text:style-name="P602">3.15 Certificate Management (HIGH PRIORITY)<text:tab/>80</text:p>
          <text:p text:style-name="P602">3.16 User Procedure<text:tab/>83</text:p>
          <text:p text:style-name="P602">3.17 Web Service<text:tab/>86</text:p>
          <text:p text:style-name="P602">3.18 HouseKeeping Test case<text:tab/>86</text:p>
          <text:p text:style-name="P602">3.19 Document Search<text:tab/>87</text:p>
          <text:p text:style-name="P602">3.20 <text:s/>AS2 sending/receiving<text:tab/>89</text:p>
          <text:p text:style-name="P602">3.21 JMS Alert Notification<text:tab/>91</text:p>
          <text:p text:style-name="P602">3.22 Batch Import Schema<text:tab/>91</text:p>
          <text:p text:style-name="P602">3.23 <text:s/>Handling 0A1<text:tab/>91</text:p>
        </text:index-body>
      </text:table-of-content>
      <text:section text:style-name="Sect2" text:name="Section2">
        <text:p text:style-name="P69"/>
        <text:p text:style-name="P70"/>
        <text:p text:style-name="P70"/>
        <text:p text:style-name="P40">Copyright</text:p>
        <text:p text:style-name="P76"/>
        <text:p text:style-name="P76">2008 © GridNode</text:p>
        <text:p text:style-name="P76"/>
        <text:p text:style-name="P10">All rights reserved. This document or any part thereof may not, without the written consent of GridNode, be copied, reprinted or reproduced in any material form including but not limited to photocopying, transcribing, transmitting or storing it in any medium or translating it into any language, in any form or by any means, be it electronic, mechanical, xerographic, optical, magnetic or otherwise.</text:p>
        <text:p text:style-name="P10"/>
        <text:p text:style-name="P10">The information contained in this document is proprietary and confidential and all copyright, trade marks, trade names, patents and other intellectual property rights in the documentation are the exclusive property of GridNode unless otherwise specified. The information (including but not limited to data, drawings, specification, documentation, software listings, source or object code) shall not at any time be disclosed directly or indirectly to any third party without GridNode’s prior written consent.</text:p>
        <text:p text:style-name="P10"/>
        <text:p text:style-name="P10">The information contained herein is believed to be accurate and reliable. GridNode accepts no responsibility for its use by any means or in any way whatsoever GridNode shall not be liable for any expenses, costs by damage that may result from the use of the information contained within this document. The information contained herein is subject to change without notice. </text:p>
        <text:p text:style-name="P71"><text:title>Standard Test Case</text:title></text:p>
        <text:p text:style-name="P2"/>
        <text:list text:style-name="Outline">
          <text:list-item>
            <text:h text:style-name="P51" text:outline-level="1">Introduction</text:h>
            <text:list>
              <text:list-item>
                <text:h text:style-name="P53" text:outline-level="2">Purpose</text:h>
              </text:list-item>
            </text:list>
          </text:list-item>
        </text:list>
        <text:p text:style-name="P75">This documentation provides the basic functionality test cases for GridTalk 4 build on J2EE architecture.</text:p>
        <text:p text:style-name="P2"/>
        <text:list text:style-name="Outline" text:continue-numbering="true">
          <text:list-item>
            <text:list text:continue-numbering="true">
              <text:list-item>
                <text:h text:style-name="P53" text:outline-level="2">Scope</text:h>
              </text:list-item>
            </text:list>
          </text:list-item>
        </text:list>
        <text:p text:style-name="P31">This documentation focus on the following cases:</text:p>
        <text:list text:style-name="WW8Num13">
          <text:list-item>
            <text:p text:style-name="P149">Registration and connection to GridMaster</text:p>
          </text:list-item>
          <text:list-item>
            <text:p text:style-name="P149">Basic features – create/edit/delete</text:p>
          </text:list-item>
          <text:list-item>
            <text:p text:style-name="P149">Activation with a partner</text:p>
          </text:list-item>
          <text:list-item>
            <text:p text:style-name="P149">File sending transactions (P2P)</text:p>
          </text:list-item>
          <text:list-item>
            <text:p text:style-name="P149">HTTP setup and PIP testing (non-GridTalk partner) </text:p>
          </text:list-item>
          <text:list-item>
            <text:p text:style-name="P149">PIPs testing with Certivo self-test kit</text:p>
          </text:list-item>
          <text:list-item>
            <text:p text:style-name="P149">Security - signatures, encryptions, </text:p>
          </text:list-item>
          <text:list-item>
            <text:p text:style-name="P149">Document conversion, RFC invocation, Port, and backend integration.</text:p>
          </text:list-item>
          <text:list-item>
            <text:p text:style-name="P149">Alert Center, FTP, archive/restore, import/export configuration</text:p>
          </text:list-item>
        </text:list>
        <text:list text:style-name="Outline" text:continue-numbering="true">
          <text:list-item>
            <text:list text:continue-numbering="true">
              <text:list-item>
                <text:h text:style-name="P53" text:outline-level="2">Definitions, Acronyms, and Abbreviations</text:h>
              </text:list-item>
            </text:list>
          </text:list-item>
        </text:list>
        <text:p text:style-name="P75">The terms GridTalk and GTAS mean the same application and used interchangeably.</text:p>
        <text:p text:style-name="P31"/>
        <text:list text:style-name="Outline" text:continue-numbering="true">
          <text:list-item>
            <text:list text:continue-numbering="true">
              <text:list-item>
                <text:h text:style-name="P53" text:outline-level="2">References</text:h>
              </text:list-item>
            </text:list>
          </text:list-item>
        </text:list>
        <text:p text:style-name="P31">NA</text:p>
        <text:p text:style-name="P31"/>
        <text:list text:style-name="Outline" text:continue-numbering="true">
          <text:list-item>
            <text:h text:style-name="P51" text:outline-level="1">Requirements for Test</text:h>
            <text:list>
              <text:list-item>
                <text:h text:style-name="P53" text:outline-level="2">Hardware Requirements (recommended)</text:h>
              </text:list-item>
            </text:list>
          </text:list-item>
        </text:list>
        <text:p text:style-name="P31">The machine requirements for the server side of GridTalk are:</text:p>
        <text:list text:style-name="WW8Num57">
          <text:list-item>
            <text:p text:style-name="P150">Pentium 4, 512 MB or more RAM for each application server installed</text:p>
          </text:list-item>
        </text:list>
        <text:p text:style-name="P2"/>
        <text:p text:style-name="P32">The machine requirements for the client side of GridTalk are:</text:p>
        <text:list text:style-name="WW8Num228">
          <text:list-item>
            <text:p text:style-name="P141">Pentium with 128 MB RAM</text:p>
          </text:list-item>
        </text:list>
        <text:p text:style-name="P27"/>
        <text:list text:style-name="Outline" text:continue-numbering="true">
          <text:list-item>
            <text:list text:continue-numbering="true">
              <text:list-item>
                <text:h text:style-name="P53" text:outline-level="2">Software Requirements</text:h>
              </text:list-item>
            </text:list>
          </text:list-item>
        </text:list>
        <text:p text:style-name="P31"/>
        <text:p text:style-name="P31">The machine requirements for the server side of GridTalk are:</text:p>
        <text:list text:style-name="WW8Num229">
          <text:list-item>
            <text:p text:style-name="P151">Windows 2000 Platform</text:p>
          </text:list-item>
        </text:list>
        <text:list text:style-name="WW8Num228">
          <text:list-item text:start-value="1">
            <text:p text:style-name="P152">Ant (optional)</text:p>
          </text:list-item>
          <text:list-item>
            <text:p text:style-name="P152">J2SDK 1.4.1</text:p>
          </text:list-item>
        </text:list>
        <text:p text:style-name="P41">For JBoss installation:</text:p>
        <text:list text:style-name="WW8Num15">
          <text:list-item>
            <text:p text:style-name="P153">MySQL</text:p>
          </text:list-item>
          <text:list-item>
            <text:p text:style-name="P153">JBoss</text:p>
          </text:list-item>
        </text:list>
        <text:p text:style-name="P41">Self Test Kit installation:</text:p>
        <text:list text:style-name="WW8Num149">
          <text:list-item>
            <text:p text:style-name="P154">Certivo</text:p>
          </text:list-item>
        </text:list>
        <text:p text:style-name="P32"/>
        <text:p text:style-name="P32">The machine requirements for the client side of GTAS are:</text:p>
        <text:list text:style-name="WW8Num230">
          <text:list-item>
            <text:p text:style-name="P142">Web browser (currently this is done on the server system as well)</text:p>
          </text:list-item>
        </text:list>
        <text:p text:style-name="P31"/>
        <text:p text:style-name="P2"/>
      </text:section>
      <text:section text:style-name="Sect2" text:name="Section3">
        <text:p text:style-name="Standard"/>
      </text:section>
      <text:section text:style-name="Sect2" text:name="Section4">
        <text:p text:style-name="Standard"/>
      </text:section>
      <text:section text:style-name="Sect2" text:name="Section5">
        <text:p text:style-name="Standard"><text:soft-page-break/></text:p>
      </text:section>
      <text:section text:style-name="Sect2" text:name="Section6">
        <text:p text:style-name="Standard"/>
      </text:section>
      <text:section text:style-name="Sect2" text:name="Section7">
        <text:p text:style-name="Standard"/>
      </text:section>
      <text:section text:style-name="Sect2" text:name="Section8">
        <text:p text:style-name="Standard"/>
      </text:section>
      <text:section text:style-name="Sect2" text:name="Section9">
        <text:p text:style-name="Standard"/>
      </text:section>
      <text:section text:style-name="Sect2" text:name="Section10">
        <text:p text:style-name="Standard"/>
      </text:section>
      <text:section text:style-name="Sect2" text:name="Section11">
        <text:p text:style-name="Standard"/>
      </text:section>
      <text:section text:style-name="Sect2" text:name="Section12">
        <text:p text:style-name="Standard"/>
      </text:section>
      <text:section text:style-name="Sect2" text:name="Section13">
        <text:p text:style-name="Standard"/>
      </text:section>
      <text:section text:style-name="Sect2" text:name="Section14">
        <text:p text:style-name="Standard"/>
      </text:section>
      <text:section text:style-name="Sect2" text:name="Section15">
        <text:p text:style-name="Standard"/>
      </text:section>
      <text:section text:style-name="Sect2" text:name="Section16">
        <text:p text:style-name="Standard"/>
      </text:section>
      <text:section text:style-name="Sect2" text:name="Section17">
        <text:p text:style-name="Standard"/>
      </text:section>
      <text:section text:style-name="Sect2" text:name="Section18">
        <text:p text:style-name="Standard"/>
      </text:section>
      <text:section text:style-name="Sect2" text:name="Section19">
        <text:p text:style-name="Standard"/>
      </text:section>
      <text:section text:style-name="Sect2" text:name="Section20">
        <text:p text:style-name="Standard"/>
      </text:section>
      <text:section text:style-name="Sect3" text:name="Section21">
        <text:p text:style-name="P2"/>
      </text:section>
      <text:list text:style-name="Outline" text:continue-numbering="true">
        <text:list-item>
          <text:h text:style-name="P137" text:outline-level="1">The Test Cases</text:h>
        </text:list-item>
      </text:list>
      <text:p text:style-name="Test_20_Desc"/>
      <text:list text:style-name="Outline" text:continue-numbering="true">
        <text:list-item>
          <text:list text:continue-numbering="true">
            <text:list-item>
              <text:h text:style-name="P53" text:outline-level="2">Create/Edit/Delete of features</text:h>
            </text:list-item>
          </text:list>
        </text:list-item>
      </text:list>
      <text:p text:style-name="P11">TWX: All the visible entities in the UI need to be created/updated/deleted (Needed since we update DB from MYSQL to Postgres DB)</text:p>
      <text:p text:style-name="P11">TODO: FUTURE QA need to include all the visible entities in GT.</text:p>
      <text:p text:style-name="Standard"><text:span text:style-name="T7">ADMIN TAB</text:span><text:span text:style-name="T6">: Registration, Alert, Alert Action, Alert Msg Template, Response Track Record, Alert Trigger, Email Configuration, JMS Destination, ScheduleTask.</text:span></text:p>
      <text:p text:style-name="Standard"><text:span text:style-name="T7">Communication TAB</text:span><text:span text:style-name="T6">: Packaging, Security Profile, Communication, Channel, Certificate</text:span></text:p>
      <text:p text:style-name="Standard"><text:span text:style-name="T7">Mapping TAB</text:span><text:span text:style-name="T6">: Doc Types, File Types, 7 Mapping Files, 2 Mapping Rules, CertMapping</text:span></text:p>
      <text:p text:style-name="Standard"><text:span text:style-name="T7">Process Tab</text:span><text:span text:style-name="T6">: Partner Function, Triggers, Process Def, Process Mapping, RFC, Port, Procedure Definition Files (Shell, Java, Webservice), User Procedure (shell, java, ws)</text:span></text:p>
      <text:p text:style-name="Standard"><text:span text:style-name="T7">Registry Tab</text:span><text:span text:style-name="T6">: Company Profile, Business Entities</text:span></text:p>
      <text:list text:style-name="Outline" text:continue-numbering="true">
        <text:list-item>
          <text:list text:continue-numbering="true">
            <text:list-item>
              <text:list text:continue-numbering="true">
                <text:list-item>
                  <text:h text:style-name="Heading_20_3" text:outline-level="3"><text:span text:style-name="T8">Partner Tab</text:span><text:span text:style-name="T9">: Partners, Partner Type, Partner Groups</text:span></text:h>
                </text:list-item>
              </text:list>
            </text:list-item>
          </text:list>
        </text:list-item>
      </text:list>
      <text:p text:style-name="Standard"/>
      <text:list text:style-name="Outline" text:continue-numbering="true">
        <text:list-item>
          <text:list text:continue-numbering="true">
            <text:list-item>
              <text:list text:continue-numbering="true">
                <text:list-item>
                  <text:h text:style-name="P58" text:outline-level="3">Navigatio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18">Test ID</text:p>
            </table:table-cell>
            <table:table-cell table:style-name="Table2.A1" table:number-columns-spanned="2" office:value-type="string">
              <text:p text:style-name="P118">Test Description</text:p>
            </table:table-cell>
            <table:covered-table-cell/>
            <table:table-cell table:style-name="Table2.A1" office:value-type="string">
              <text:p text:style-name="P118">Expected Result</text:p>
            </table:table-cell>
            <table:table-cell table:style-name="Table2.E1" office:value-type="string">
              <text:p text:style-name="P118">Actual Result / Comment</text:p>
            </table:table-cell>
          </table:table-row>
        </table:table-header-rows>
        <table:table-row table:style-name="Table2.2">
          <table:table-cell table:style-name="Table2.A2" office:value-type="string">
            <text:list text:style-name="WW8Num173">
              <text:list-item>
                <text:p text:style-name="P174"/>
              </text:list-item>
            </text:list>
          </table:table-cell>
          <table:table-cell table:style-name="Table2.B2" table:number-columns-spanned="4" office:value-type="string">
            <text:p text:style-name="P115">Test Description: </text:p>
            <text:p text:style-name="Test_20_Desc">Test the navigation menu</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3">
          <table:table-cell table:style-name="Table2.A3" office:value-type="string">
            <text:list text:style-name="WW8Num20">
              <text:list-item>
                <text:p text:style-name="P178"/>
              </text:list-item>
            </text:list>
          </table:table-cell>
          <table:table-cell table:style-name="Table2.A3" office:value-type="string">
            <text:p text:style-name="P114">Scenario: </text:p>
            <text:p text:style-name="Test_20_Desc">Check navigation toolbar buttons</text:p>
            <text:p text:style-name="Test_20_Sub-header">Prerequisite:</text:p>
            <text:p text:style-name="Test_20_Sub-header">Note:</text:p>
            <text:p text:style-name="Test_20_Sub-header">Action:</text:p>
          </table:table-cell>
          <table:table-cell table:style-name="Table2.A3" table:number-columns-spanned="2" office:value-type="string">
            <text:p text:style-name="P79"/>
          </table:table-cell>
          <table:covered-table-cell/>
          <table:table-cell table:style-name="Table2.E3" office:value-type="string">
            <text:p text:style-name="P79">Pass</text:p>
          </table:table-cell>
        </table:table-row>
        <table:table-row table:style-name="Table2.4">
          <table:table-cell table:style-name="Table2.A4" office:value-type="string">
            <text:p text:style-name="P80"/>
          </table:table-cell>
          <table:table-cell table:style-name="Table2.A4" office:value-type="string">
            <text:p text:style-name="P79">Click on every links in the navigational bar and left frame</text:p>
          </table:table-cell>
          <table:table-cell table:style-name="Table2.A4" table:number-columns-spanned="2" office:value-type="string">
            <text:p text:style-name="P79">The corresponding page is displayed</text:p>
          </table:table-cell>
          <table:covered-table-cell/>
          <table:table-cell table:style-name="Table2.E4" office:value-type="string">
            <text:p text:style-name="P79"/>
          </table:table-cell>
        </table:table-row>
        <table:table-row table:style-name="Table2.5">
          <table:table-cell table:style-name="Table2.A5" office:value-type="string">
            <text:p text:style-name="P79"/>
          </table:table-cell>
          <table:table-cell table:style-name="Table2.B5" office:value-type="string">
            <text:p text:style-name="P83"/>
          </table:table-cell>
          <table:table-cell table:style-name="Table2.B5" table:number-columns-spanned="2" office:value-type="string">
            <text:p text:style-name="P79"/>
          </table:table-cell>
          <table:covered-table-cell/>
          <table:table-cell table:style-name="Table2.E5" office:value-type="string">
            <text:p text:style-name="P79"/>
          </table:table-cell>
        </table:table-row>
        <table:table-row table:style-name="Table2.5">
          <table:table-cell table:style-name="Table2.A3" office:value-type="string">
            <text:list text:style-name="WW8Num20" text:continue-numbering="true">
              <text:list-item>
                <text:p text:style-name="P178"/>
              </text:list-item>
            </text:list>
          </table:table-cell>
          <table:table-cell table:style-name="Table2.A3" office:value-type="string">
            <text:p text:style-name="P115">Scenario: </text:p>
            <text:p text:style-name="Test_20_Desc">Check the refresh button</text:p>
            <text:p text:style-name="P122">Prerequisite:</text:p>
            <text:p text:style-name="Test_20_Sub-header">Note:</text:p>
            <text:p text:style-name="P122">Action:</text:p>
          </table:table-cell>
          <table:table-cell table:style-name="Table2.A3" table:number-columns-spanned="2" office:value-type="string">
            <text:p text:style-name="P79"/>
          </table:table-cell>
          <table:covered-table-cell/>
          <table:table-cell table:style-name="Table2.E3" office:value-type="string">
            <text:p text:style-name="P79">Pass </text:p>
          </table:table-cell>
        </table:table-row>
        <table:table-row table:style-name="Table2.5">
          <table:table-cell table:style-name="Table2.A4" office:value-type="string">
            <text:p text:style-name="P79"/>
          </table:table-cell>
          <table:table-cell table:style-name="Table2.A4" office:value-type="string">
            <text:p text:style-name="P79">Click on any of the refresh buttons</text:p>
          </table:table-cell>
          <table:table-cell table:style-name="Table2.A4" table:number-columns-spanned="2" office:value-type="string">
            <text:p text:style-name="P79">The page is refreshed</text:p>
          </table:table-cell>
          <table:covered-table-cell/>
          <table:table-cell table:style-name="Table2.E4" office:value-type="string">
            <text:p text:style-name="P79"/>
          </table:table-cell>
        </table:table-row>
        <text:soft-page-break/>
        <table:table-row table:style-name="Table2.5">
          <table:table-cell table:style-name="Table2.A8" office:value-type="string">
            <text:p text:style-name="P79"/>
          </table:table-cell>
          <table:table-cell table:style-name="Table2.A8" office:value-type="string">
            <text:p text:style-name="P79"/>
          </table:table-cell>
          <table:table-cell table:style-name="Table2.A8" table:number-columns-spanned="2" office:value-type="string">
            <text:p text:style-name="P86"/>
          </table:table-cell>
          <table:covered-table-cell/>
          <table:table-cell table:style-name="Table2.E8"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8" text:outline-level="3">User</text:h>
                </text:list-item>
              </text:list>
            </text:list-item>
          </text:list>
        </text:list-item>
      </text:list>
      <text:p text:style-name="Test_20_Desc"/>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18">Test ID</text:p>
            </table:table-cell>
            <table:table-cell table:style-name="Table3.A1" table:number-columns-spanned="2" office:value-type="string">
              <text:p text:style-name="P118">Test Description</text:p>
            </table:table-cell>
            <table:covered-table-cell/>
            <table:table-cell table:style-name="Table3.A1" office:value-type="string">
              <text:p text:style-name="P118">Expected Result</text:p>
            </table:table-cell>
            <table:table-cell table:style-name="Table3.E1" office:value-type="string">
              <text:p text:style-name="P118">Actual Result / Comment</text:p>
            </table:table-cell>
          </table:table-row>
        </table:table-header-rows>
        <table:table-row table:style-name="Table3.2">
          <table:table-cell table:style-name="Table3.A2" office:value-type="string">
            <text:list text:style-name="WW8Num173" text:continue-numbering="true">
              <text:list-item>
                <text:p text:style-name="P174"/>
              </text:list-item>
            </text:list>
          </table:table-cell>
          <table:table-cell table:style-name="Table3.B2" table:number-columns-spanned="4" office:value-type="string">
            <text:p text:style-name="P115">Test Description: </text:p>
            <text:p text:style-name="Test_20_Desc">Test the User module</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3">
          <table:table-cell table:style-name="Table3.A3" office:value-type="string">
            <text:list text:style-name="WW8Num118">
              <text:list-item>
                <text:p text:style-name="P179"/>
              </text:list-item>
            </text:list>
          </table:table-cell>
          <table:table-cell table:style-name="Table3.A3" office:value-type="string">
            <text:p text:style-name="P114">Scenario: </text:p>
            <text:p text:style-name="Test_20_Desc">Create user</text:p>
            <text:p text:style-name="Test_20_Sub-header">Prerequisite:</text:p>
            <text:p text:style-name="Test_20_Sub-header">Note:</text:p>
            <text:p text:style-name="Test_20_Sub-header">Action:</text:p>
          </table:table-cell>
          <table:table-cell table:style-name="Table3.A3" table:number-columns-spanned="2" office:value-type="string">
            <text:p text:style-name="P83"/>
          </table:table-cell>
          <table:covered-table-cell/>
          <table:table-cell table:style-name="Table3.E3" office:value-type="string">
            <text:p text:style-name="P83">Pass</text:p>
          </table:table-cell>
        </table:table-row>
        <table:table-row table:style-name="Table3.4">
          <table:table-cell table:style-name="Table3.A4" office:value-type="string">
            <text:p text:style-name="P81"/>
          </table:table-cell>
          <table:table-cell table:style-name="Table3.A4" office:value-type="string">
            <text:list text:style-name="WW8Num134">
              <text:list-item>
                <text:p text:style-name="P212">Click admin at the right top corner of the window</text:p>
              </text:list-item>
              <text:list-item>
                <text:p text:style-name="P211">Go to Administration -&gt; Users</text:p>
              </text:list-item>
              <text:list-item>
                <text:p text:style-name="P211">Click create user at the right navigational frame </text:p>
              </text:list-item>
              <text:list-item>
                <text:p text:style-name="P211">Fill in the information with a unique user ID</text:p>
              </text:list-item>
              <text:list-item>
                <text:p text:style-name="P211">Save the user</text:p>
              </text:list-item>
              <text:list-item>
                <text:p text:style-name="P211">Repeat step 3 – 5 with an existing user ID</text:p>
              </text:list-item>
              <text:list-item>
                <text:p text:style-name="P211">Repeat step 3 - 5 with missing or invalid information</text:p>
              </text:list-item>
            </text:list>
          </table:table-cell>
          <table:table-cell table:style-name="Table3.A4" table:number-columns-spanned="2" office:value-type="string">
            <text:list text:style-name="WW8Num99">
              <text:list-item>
                <text:p text:style-name="P214">After step 5 the newly created user is displayed in the screen</text:p>
              </text:list-item>
              <text:list-item>
                <text:p text:style-name="P213">After step 6 an error message is displayed and no user is created</text:p>
              </text:list-item>
              <text:list-item>
                <text:p text:style-name="P213">After step 7 an error message is displayed</text:p>
              </text:list-item>
            </text:list>
          </table:table-cell>
          <table:covered-table-cell/>
          <table:table-cell table:style-name="Table3.E4" office:value-type="string">
            <text:p text:style-name="P79"/>
          </table:table-cell>
        </table:table-row>
        <table:table-row table:style-name="Table3.5">
          <table:table-cell table:style-name="Table3.A5" office:value-type="string">
            <text:p text:style-name="P79"/>
          </table:table-cell>
          <table:table-cell table:style-name="Table3.B5" office:value-type="string">
            <text:p text:style-name="P79"/>
          </table:table-cell>
          <table:table-cell table:style-name="Table3.B5" table:number-columns-spanned="2" office:value-type="string">
            <text:p text:style-name="P79"/>
          </table:table-cell>
          <table:covered-table-cell/>
          <table:table-cell table:style-name="Table3.E5" office:value-type="string">
            <text:p text:style-name="P79"/>
          </table:table-cell>
        </table:table-row>
        <table:table-row table:style-name="Table3.5">
          <table:table-cell table:style-name="Table3.A3" office:value-type="string">
            <text:list text:style-name="WW8Num118" text:continue-numbering="true">
              <text:list-item>
                <text:p text:style-name="P179"/>
              </text:list-item>
            </text:list>
          </table:table-cell>
          <table:table-cell table:style-name="Table3.A3" office:value-type="string">
            <text:p text:style-name="P114">Scenario: </text:p>
            <text:p text:style-name="Test_20_Desc">Update user</text:p>
            <text:p text:style-name="Test_20_Sub-header">Prerequisite:</text:p>
            <text:p text:style-name="Test_20_Sub-header">Note:</text:p>
            <text:p text:style-name="Test_20_Sub-header">Action:</text:p>
          </table:table-cell>
          <table:table-cell table:style-name="Table3.A3" table:number-columns-spanned="2" office:value-type="string">
            <text:p text:style-name="P79"/>
          </table:table-cell>
          <table:covered-table-cell/>
          <table:table-cell table:style-name="Table3.E3" office:value-type="string">
            <text:p text:style-name="P79">Pass</text:p>
          </table:table-cell>
        </table:table-row>
        <table:table-row table:style-name="Table3.5">
          <table:table-cell table:style-name="Table3.A4" office:value-type="string">
            <text:p text:style-name="P79"/>
          </table:table-cell>
          <table:table-cell table:style-name="Table3.A4" office:value-type="string">
            <text:list text:style-name="WW8Num97">
              <text:list-item>
                <text:p text:style-name="P216">Click admin at the right top corner of the window</text:p>
              </text:list-item>
              <text:list-item>
                <text:p text:style-name="P215">Go to Administration -&gt; Users</text:p>
              </text:list-item>
              <text:list-item>
                <text:p text:style-name="P215">Click edit button on any of the user</text:p>
              </text:list-item>
              <text:list-item>
                <text:p text:style-name="P215">Update the information and click save</text:p>
              </text:list-item>
            </text:list>
          </table:table-cell>
          <table:table-cell table:style-name="Table3.A4" table:number-columns-spanned="2" office:value-type="string">
            <text:p text:style-name="P79">User information is updated</text:p>
          </table:table-cell>
          <table:covered-table-cell/>
          <table:table-cell table:style-name="Table3.E4" office:value-type="string">
            <text:p text:style-name="P79"/>
          </table:table-cell>
        </table:table-row>
        <text:soft-page-break/>
        <table:table-row table:style-name="Table3.5">
          <table:table-cell table:style-name="Table3.A5" office:value-type="string">
            <text:p text:style-name="P79"/>
          </table:table-cell>
          <table:table-cell table:style-name="Table3.B5" office:value-type="string">
            <text:p text:style-name="P79"/>
          </table:table-cell>
          <table:table-cell table:style-name="Table3.B5" table:number-columns-spanned="2" office:value-type="string">
            <text:p text:style-name="P79"/>
          </table:table-cell>
          <table:covered-table-cell/>
          <table:table-cell table:style-name="Table3.E5" office:value-type="string">
            <text:p text:style-name="P79"/>
          </table:table-cell>
        </table:table-row>
        <table:table-row table:style-name="Table3.5">
          <table:table-cell table:style-name="Table3.A3" office:value-type="string">
            <text:list text:style-name="WW8Num118" text:continue-numbering="true">
              <text:list-item>
                <text:p text:style-name="P179"/>
              </text:list-item>
            </text:list>
          </table:table-cell>
          <table:table-cell table:style-name="Table3.A3" office:value-type="string">
            <text:p text:style-name="P114">Scenario: </text:p>
            <text:p text:style-name="P82">Delete user</text:p>
            <text:p text:style-name="Test_20_Sub-header">Prerequisite:</text:p>
            <text:p text:style-name="Test_20_Sub-header">Note:</text:p>
            <text:p text:style-name="Test_20_Sub-header">Action:</text:p>
          </table:table-cell>
          <table:table-cell table:style-name="Table3.A3" table:number-columns-spanned="2" office:value-type="string">
            <text:p text:style-name="P83"/>
          </table:table-cell>
          <table:covered-table-cell/>
          <table:table-cell table:style-name="Table3.E3" office:value-type="string">
            <text:p text:style-name="P83">Pass.</text:p>
          </table:table-cell>
        </table:table-row>
        <table:table-row table:style-name="Table3.5">
          <table:table-cell table:style-name="Table3.A4" office:value-type="string">
            <text:p text:style-name="P83"/>
          </table:table-cell>
          <table:table-cell table:style-name="Table3.A4" office:value-type="string">
            <text:list text:style-name="WW8Num143">
              <text:list-item>
                <text:p text:style-name="P218">Click admin at the right top corner of the window</text:p>
              </text:list-item>
              <text:list-item>
                <text:p text:style-name="P217">Go to Administration -&gt; Users</text:p>
              </text:list-item>
              <text:list-item>
                <text:p text:style-name="P217">Select a user and click delete user</text:p>
              </text:list-item>
            </text:list>
          </table:table-cell>
          <table:table-cell table:style-name="Table3.A4" table:number-columns-spanned="2" office:value-type="string">
            <text:p text:style-name="P79">The selected user is deleted</text:p>
          </table:table-cell>
          <table:covered-table-cell/>
          <table:table-cell table:style-name="Table3.E4" office:value-type="string">
            <text:p text:style-name="P79"/>
          </table:table-cell>
        </table:table-row>
        <table:table-row table:style-name="Table3.5">
          <table:table-cell table:style-name="Table3.A11" office:value-type="string">
            <text:p text:style-name="P79"/>
          </table:table-cell>
          <table:table-cell table:style-name="Table3.A11" office:value-type="string">
            <text:p text:style-name="P79"/>
          </table:table-cell>
          <table:table-cell table:style-name="Table3.A11" table:number-columns-spanned="2" office:value-type="string">
            <text:p text:style-name="P86"/>
          </table:table-cell>
          <table:covered-table-cell/>
          <table:table-cell table:style-name="Table3.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8" text:outline-level="3">Partner</text:h>
                  <text:list>
                    <text:list-item>
                      <text:h text:style-name="P64" text:outline-level="4">Partner Type</text:h>
                    </text:list-item>
                  </text:list>
                </text:list-item>
              </text:list>
            </text:list-item>
          </text:list>
        </text:list-item>
      </text:list>
      <text:p text:style-name="Test_20_Desc"/>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18">Test ID</text:p>
            </table:table-cell>
            <table:table-cell table:style-name="Table4.A1" table:number-columns-spanned="2" office:value-type="string">
              <text:p text:style-name="P118">Test Description</text:p>
            </table:table-cell>
            <table:covered-table-cell/>
            <table:table-cell table:style-name="Table4.A1" office:value-type="string">
              <text:p text:style-name="P118">Expected Result</text:p>
            </table:table-cell>
            <table:table-cell table:style-name="Table4.E1" office:value-type="string">
              <text:p text:style-name="P118">Actual Result / Comment</text:p>
            </table:table-cell>
          </table:table-row>
        </table:table-header-rows>
        <table:table-row table:style-name="Table4.2">
          <table:table-cell table:style-name="Table4.A2" office:value-type="string">
            <text:p text:style-name="P79">GT001</text:p>
          </table:table-cell>
          <table:table-cell table:style-name="Table4.B2" table:number-columns-spanned="4" office:value-type="string">
            <text:p text:style-name="P115">Test Description: </text:p>
            <text:p text:style-name="Test_20_Desc">Test Partner Type module</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4.3">
          <table:table-cell table:style-name="Table4.A3" office:value-type="string">
            <text:list text:style-name="WW8Num162">
              <text:list-item>
                <text:p text:style-name="P180"/>
              </text:list-item>
            </text:list>
          </table:table-cell>
          <table:table-cell table:style-name="Table4.A3" office:value-type="string">
            <text:p text:style-name="P114">Scenario: </text:p>
            <text:p text:style-name="P82">Create partner type</text:p>
            <text:p text:style-name="Test_20_Sub-header">Prerequisite:</text:p>
            <text:p text:style-name="Test_20_Sub-header">Note:</text:p>
            <text:p text:style-name="Test_20_Sub-header">Action:</text:p>
          </table:table-cell>
          <table:table-cell table:style-name="Table4.A3" table:number-columns-spanned="2" office:value-type="string">
            <text:p text:style-name="P79"/>
          </table:table-cell>
          <table:covered-table-cell/>
          <table:table-cell table:style-name="Table4.E3" office:value-type="string">
            <text:p text:style-name="P79">Pass</text:p>
          </table:table-cell>
        </table:table-row>
        <table:table-row table:style-name="Table4.3">
          <table:table-cell table:style-name="Table4.A4" office:value-type="string">
            <text:p text:style-name="P80"/>
          </table:table-cell>
          <table:table-cell table:style-name="Table4.A4" office:value-type="string">
            <text:list text:style-name="WW8Num142">
              <text:list-item>
                <text:p text:style-name="P220">Go to Partner -&gt; Partner types</text:p>
              </text:list-item>
              <text:list-item>
                <text:p text:style-name="P219">Click create partner type at the right navigational frame </text:p>
              </text:list-item>
              <text:list-item>
                <text:p text:style-name="P219">Fill in the information with a unique partner type ID</text:p>
              </text:list-item>
              <text:list-item>
                <text:p text:style-name="P219">Save the partner type</text:p>
              </text:list-item>
              <text:list-item>
                <text:p text:style-name="P219">Repeat step 3 – 5 with an existing partner type ID</text:p>
              </text:list-item>
              <text:list-item>
                <text:p text:style-name="P219">Repeat step 3 - 5 with missing or invalid information</text:p>
              </text:list-item>
            </text:list>
          </table:table-cell>
          <table:table-cell table:style-name="Table4.A4" table:number-columns-spanned="2" office:value-type="string">
            <text:list text:style-name="WW8Num48">
              <text:list-item>
                <text:p text:style-name="P222">After step 4 the newly created partner type is displayed in the screen</text:p>
              </text:list-item>
              <text:list-item>
                <text:p text:style-name="P221">After step 5 an error message is displayed and no partner type is created</text:p>
              </text:list-item>
              <text:list-item>
                <text:p text:style-name="P221">After step 6 an error message is displayed</text:p>
              </text:list-item>
            </text:list>
          </table:table-cell>
          <table:covered-table-cell/>
          <table:table-cell table:style-name="Table4.E4" office:value-type="string">
            <text:p text:style-name="P79"/>
          </table:table-cell>
        </table:table-row>
        <table:table-row table:style-name="Table4.5">
          <table:table-cell table:style-name="Table4.A5" office:value-type="string">
            <text:p text:style-name="P79"/>
          </table:table-cell>
          <table:table-cell table:style-name="Table4.B5" office:value-type="string">
            <text:p text:style-name="P79"/>
          </table:table-cell>
          <table:table-cell table:style-name="Table4.B5" table:number-columns-spanned="2" office:value-type="string">
            <text:p text:style-name="P79"/>
          </table:table-cell>
          <table:covered-table-cell/>
          <table:table-cell table:style-name="Table4.E5" office:value-type="string">
            <text:p text:style-name="P79"/>
          </table:table-cell>
        </table:table-row>
        <text:soft-page-break/>
        <table:table-row table:style-name="Table4.5">
          <table:table-cell table:style-name="Table4.A3" office:value-type="string">
            <text:list text:style-name="WW8Num118" text:continue-numbering="true">
              <text:list-item>
                <text:p text:style-name="P179"/>
              </text:list-item>
            </text:list>
          </table:table-cell>
          <table:table-cell table:style-name="Table4.A3" office:value-type="string">
            <text:p text:style-name="P114">Scenario: </text:p>
            <text:p text:style-name="P82">Update partner type</text:p>
            <text:p text:style-name="Test_20_Sub-header">Prerequisite:</text:p>
            <text:p text:style-name="Test_20_Sub-header">Note:</text:p>
            <text:p text:style-name="Test_20_Sub-header">Action:</text:p>
          </table:table-cell>
          <table:table-cell table:style-name="Table4.A3" table:number-columns-spanned="2" office:value-type="string">
            <text:p text:style-name="P79"/>
          </table:table-cell>
          <table:covered-table-cell/>
          <table:table-cell table:style-name="Table4.E3" office:value-type="string">
            <text:p text:style-name="P79">Pass</text:p>
          </table:table-cell>
        </table:table-row>
        <table:table-row table:style-name="Table4.5">
          <table:table-cell table:style-name="Table4.A4" office:value-type="string">
            <text:p text:style-name="P79"/>
          </table:table-cell>
          <table:table-cell table:style-name="Table4.A4" office:value-type="string">
            <text:list text:style-name="WW8Num100">
              <text:list-item>
                <text:p text:style-name="P224">Go to Partner -&gt; Partner types</text:p>
              </text:list-item>
              <text:list-item>
                <text:p text:style-name="P223">Click edit button on any of the partner type</text:p>
              </text:list-item>
              <text:list-item>
                <text:p text:style-name="P223">Update the information and click save</text:p>
              </text:list-item>
            </text:list>
          </table:table-cell>
          <table:table-cell table:style-name="Table4.A4" table:number-columns-spanned="2" office:value-type="string">
            <text:p text:style-name="P79">Partner type information is updated</text:p>
          </table:table-cell>
          <table:covered-table-cell/>
          <table:table-cell table:style-name="Table4.E4" office:value-type="string">
            <text:p text:style-name="P79"/>
          </table:table-cell>
        </table:table-row>
        <table:table-row table:style-name="Table4.5">
          <table:table-cell table:style-name="Table4.A5" office:value-type="string">
            <text:p text:style-name="P79"/>
          </table:table-cell>
          <table:table-cell table:style-name="Table4.B5" office:value-type="string">
            <text:p text:style-name="P79"/>
          </table:table-cell>
          <table:table-cell table:style-name="Table4.B5" table:number-columns-spanned="2" office:value-type="string">
            <text:p text:style-name="P79"/>
          </table:table-cell>
          <table:covered-table-cell/>
          <table:table-cell table:style-name="Table4.E5" office:value-type="string">
            <text:p text:style-name="P79"/>
          </table:table-cell>
        </table:table-row>
        <table:table-row table:style-name="Table4.5">
          <table:table-cell table:style-name="Table4.A3" office:value-type="string">
            <text:list text:style-name="WW8Num118" text:continue-numbering="true">
              <text:list-item>
                <text:p text:style-name="P179"/>
              </text:list-item>
            </text:list>
          </table:table-cell>
          <table:table-cell table:style-name="Table4.A3" office:value-type="string">
            <text:p text:style-name="P114">Scenario: </text:p>
            <text:p text:style-name="P82">Delete partner type</text:p>
            <text:p text:style-name="Test_20_Sub-header">Prerequisite:</text:p>
            <text:p text:style-name="Test_20_Sub-header">Note:</text:p>
            <text:p text:style-name="Test_20_Sub-header">Action:</text:p>
          </table:table-cell>
          <table:table-cell table:style-name="Table4.A3" table:number-columns-spanned="2" office:value-type="string">
            <text:p text:style-name="P79"/>
          </table:table-cell>
          <table:covered-table-cell/>
          <table:table-cell table:style-name="Table4.E3" office:value-type="string">
            <text:p text:style-name="P79">Pass</text:p>
          </table:table-cell>
        </table:table-row>
        <table:table-row table:style-name="Table4.5">
          <table:table-cell table:style-name="Table4.A4" office:value-type="string">
            <text:p text:style-name="P79"/>
          </table:table-cell>
          <table:table-cell table:style-name="Table4.A4" office:value-type="string">
            <text:list text:style-name="WW8Num171">
              <text:list-item>
                <text:p text:style-name="P226">Go to Partner -&gt; Partner types</text:p>
              </text:list-item>
              <text:list-item>
                <text:p text:style-name="P225">Select a partner type and click delete partner type</text:p>
              </text:list-item>
            </text:list>
          </table:table-cell>
          <table:table-cell table:style-name="Table4.A4" table:number-columns-spanned="2" office:value-type="string">
            <text:p text:style-name="P79">The selected partner type is deleted</text:p>
          </table:table-cell>
          <table:covered-table-cell/>
          <table:table-cell table:style-name="Table4.E4" office:value-type="string">
            <text:p text:style-name="P79"/>
          </table:table-cell>
        </table:table-row>
        <table:table-row table:style-name="Table4.5">
          <table:table-cell table:style-name="Table4.A11" office:value-type="string">
            <text:p text:style-name="P79"/>
          </table:table-cell>
          <table:table-cell table:style-name="Table4.A11" office:value-type="string">
            <text:p text:style-name="P79"/>
          </table:table-cell>
          <table:table-cell table:style-name="Table4.A11" table:number-columns-spanned="2" office:value-type="string">
            <text:p text:style-name="P86"/>
          </table:table-cell>
          <table:covered-table-cell/>
          <table:table-cell table:style-name="Table4.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Partner Group</text:h>
                    </text:list-item>
                  </text:list>
                </text:list-item>
              </text:list>
            </text:list-item>
          </text:list>
        </text:list-item>
      </text:list>
      <text:p text:style-name="Test_20_Desc"/>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18">Test ID</text:p>
            </table:table-cell>
            <table:table-cell table:style-name="Table5.A1" table:number-columns-spanned="2" office:value-type="string">
              <text:p text:style-name="P118">Test Description</text:p>
            </table:table-cell>
            <table:covered-table-cell/>
            <table:table-cell table:style-name="Table5.A1" office:value-type="string">
              <text:p text:style-name="P118">Expected Result</text:p>
            </table:table-cell>
            <table:table-cell table:style-name="Table5.E1" office:value-type="string">
              <text:p text:style-name="P118">Actual Result / Comment</text:p>
            </table:table-cell>
          </table:table-row>
        </table:table-header-rows>
        <table:table-row table:style-name="Table5.2">
          <table:table-cell table:style-name="Table5.A2" office:value-type="string">
            <text:list text:style-name="WW8Num173" text:continue-numbering="true">
              <text:list-item>
                <text:p text:style-name="P174"/>
              </text:list-item>
            </text:list>
          </table:table-cell>
          <table:table-cell table:style-name="Table5.B2" table:number-columns-spanned="4" office:value-type="string">
            <text:p text:style-name="P115">Test Description: </text:p>
            <text:p text:style-name="Test_20_Desc">Test Partner Group module</text:p>
            <text:p text:style-name="P89">Result: Pass / Fail</text:p>
          </table:table-cell>
          <table:covered-table-cell/>
          <table:covered-table-cell/>
          <table:covered-table-cell/>
        </table:table-row>
        <table:table-row table:style-name="Table5.3">
          <table:table-cell table:style-name="Table5.A3" office:value-type="string">
            <text:list text:style-name="WW8Num37">
              <text:list-item>
                <text:p text:style-name="P181"/>
              </text:list-item>
            </text:list>
          </table:table-cell>
          <table:table-cell table:style-name="Table5.A3" office:value-type="string">
            <text:p text:style-name="P114">Scenario: </text:p>
            <text:p text:style-name="P82">Create partner group</text:p>
            <text:p text:style-name="Test_20_Sub-header">Prerequisite:</text:p>
            <text:p text:style-name="Test_20_Sub-header">Note:</text:p>
            <text:p text:style-name="Test_20_Sub-header">Action:</text:p>
          </table:table-cell>
          <table:table-cell table:style-name="Table5.A3" table:number-columns-spanned="2" office:value-type="string">
            <text:p text:style-name="P79"/>
          </table:table-cell>
          <table:covered-table-cell/>
          <table:table-cell table:style-name="Table5.E3" office:value-type="string">
            <text:p text:style-name="P79">Pass</text:p>
          </table:table-cell>
        </table:table-row>
        <text:soft-page-break/>
        <table:table-row table:style-name="Table5.3">
          <table:table-cell table:style-name="Table5.A4" office:value-type="string">
            <text:p text:style-name="P80"/>
          </table:table-cell>
          <table:table-cell table:style-name="Table5.A4" office:value-type="string">
            <text:list text:style-name="WW8Num96">
              <text:list-item>
                <text:p text:style-name="P228">Go to Partner -&gt; Partner groups</text:p>
              </text:list-item>
              <text:list-item>
                <text:p text:style-name="P227">Click create partner group at the right navigational frame </text:p>
              </text:list-item>
              <text:list-item>
                <text:p text:style-name="P227">Fill in the information with a unique partner group ID</text:p>
              </text:list-item>
              <text:list-item>
                <text:p text:style-name="P227">Save the partner group</text:p>
              </text:list-item>
              <text:list-item>
                <text:p text:style-name="P227">Repeat step 3 – 5 with an existing partner group ID</text:p>
              </text:list-item>
              <text:list-item>
                <text:p text:style-name="P227">Repeat step 3 - 5 with missing or invalid information</text:p>
              </text:list-item>
            </text:list>
          </table:table-cell>
          <table:table-cell table:style-name="Table5.A4" table:number-columns-spanned="2" office:value-type="string">
            <text:list text:style-name="WW8Num59">
              <text:list-item>
                <text:p text:style-name="P230">After step 4 the newly created partner group is displayed in the screen</text:p>
              </text:list-item>
              <text:list-item>
                <text:p text:style-name="P229">After step 5 an error message is displayed and no partner group is created</text:p>
              </text:list-item>
              <text:list-item>
                <text:p text:style-name="P229">After step 6 an error message is displayed</text:p>
              </text:list-item>
            </text:list>
          </table:table-cell>
          <table:covered-table-cell/>
          <table:table-cell table:style-name="Table5.E4" office:value-type="string">
            <text:p text:style-name="P79"/>
          </table:table-cell>
        </table:table-row>
        <table:table-row table:style-name="Table5.5">
          <table:table-cell table:style-name="Table5.A5" office:value-type="string">
            <text:p text:style-name="P79"/>
          </table:table-cell>
          <table:table-cell table:style-name="Table5.B5" office:value-type="string">
            <text:p text:style-name="P79"/>
          </table:table-cell>
          <table:table-cell table:style-name="Table5.B5" table:number-columns-spanned="2" office:value-type="string">
            <text:p text:style-name="P79"/>
          </table:table-cell>
          <table:covered-table-cell/>
          <table:table-cell table:style-name="Table5.E5" office:value-type="string">
            <text:p text:style-name="P79"/>
          </table:table-cell>
        </table:table-row>
        <table:table-row table:style-name="Table5.5">
          <table:table-cell table:style-name="Table5.A3" office:value-type="string">
            <text:list text:style-name="WW8Num37" text:continue-numbering="true">
              <text:list-item>
                <text:p text:style-name="P181"/>
              </text:list-item>
            </text:list>
          </table:table-cell>
          <table:table-cell table:style-name="Table5.A3" office:value-type="string">
            <text:p text:style-name="P114">Scenario: </text:p>
            <text:p text:style-name="Test_20_Desc">Update partner group</text:p>
            <text:p text:style-name="Test_20_Sub-header">Prerequisite:</text:p>
            <text:p text:style-name="Test_20_Sub-header">Note:</text:p>
            <text:p text:style-name="Test_20_Sub-header">Action:</text:p>
          </table:table-cell>
          <table:table-cell table:style-name="Table5.A3" table:number-columns-spanned="2" office:value-type="string">
            <text:p text:style-name="P79"/>
          </table:table-cell>
          <table:covered-table-cell/>
          <table:table-cell table:style-name="Table5.E3" office:value-type="string">
            <text:p text:style-name="P79">Pass</text:p>
          </table:table-cell>
        </table:table-row>
        <table:table-row table:style-name="Table5.5">
          <table:table-cell table:style-name="Table5.A4" office:value-type="string">
            <text:p text:style-name="P79"/>
          </table:table-cell>
          <table:table-cell table:style-name="Table5.A4" office:value-type="string">
            <text:list text:style-name="WW8Num28">
              <text:list-item>
                <text:p text:style-name="P232">Go to Partner -&gt; Partner groups</text:p>
              </text:list-item>
              <text:list-item>
                <text:p text:style-name="P231">Click edit button on any of the partner group</text:p>
              </text:list-item>
              <text:list-item>
                <text:p text:style-name="P231">Update the information and click save</text:p>
              </text:list-item>
            </text:list>
          </table:table-cell>
          <table:table-cell table:style-name="Table5.A4" table:number-columns-spanned="2" office:value-type="string">
            <text:p text:style-name="P79">Partner group information is updated</text:p>
          </table:table-cell>
          <table:covered-table-cell/>
          <table:table-cell table:style-name="Table5.E4" office:value-type="string">
            <text:p text:style-name="P79"/>
          </table:table-cell>
        </table:table-row>
        <table:table-row table:style-name="Table5.5">
          <table:table-cell table:style-name="Table5.A5" office:value-type="string">
            <text:p text:style-name="P79"/>
          </table:table-cell>
          <table:table-cell table:style-name="Table5.B5" office:value-type="string">
            <text:p text:style-name="P79"/>
          </table:table-cell>
          <table:table-cell table:style-name="Table5.B5" table:number-columns-spanned="2" office:value-type="string">
            <text:p text:style-name="P79"/>
          </table:table-cell>
          <table:covered-table-cell/>
          <table:table-cell table:style-name="Table5.E5" office:value-type="string">
            <text:p text:style-name="P79"/>
          </table:table-cell>
        </table:table-row>
        <table:table-row table:style-name="Table5.5">
          <table:table-cell table:style-name="Table5.A3" office:value-type="string">
            <text:list text:style-name="WW8Num37" text:continue-numbering="true">
              <text:list-item>
                <text:p text:style-name="P181"/>
              </text:list-item>
            </text:list>
          </table:table-cell>
          <table:table-cell table:style-name="Table5.A3" office:value-type="string">
            <text:p text:style-name="P114">Scenario: </text:p>
            <text:p text:style-name="P82">Delete partner group</text:p>
            <text:p text:style-name="Test_20_Sub-header">Prerequisite:</text:p>
            <text:p text:style-name="Test_20_Sub-header">Note:</text:p>
            <text:p text:style-name="Test_20_Sub-header">Action:</text:p>
          </table:table-cell>
          <table:table-cell table:style-name="Table5.A3" table:number-columns-spanned="2" office:value-type="string">
            <text:p text:style-name="P79"/>
          </table:table-cell>
          <table:covered-table-cell/>
          <table:table-cell table:style-name="Table5.E3" office:value-type="string">
            <text:p text:style-name="P79">Pass</text:p>
          </table:table-cell>
        </table:table-row>
        <table:table-row table:style-name="Table5.5">
          <table:table-cell table:style-name="Table5.A4" office:value-type="string">
            <text:p text:style-name="P79"/>
          </table:table-cell>
          <table:table-cell table:style-name="Table5.A4" office:value-type="string">
            <text:list text:style-name="WW8Num130">
              <text:list-item>
                <text:p text:style-name="P234">Go to Partner -&gt; Partner groups</text:p>
              </text:list-item>
              <text:list-item>
                <text:p text:style-name="P233">Select a partner group and click delete partner group</text:p>
              </text:list-item>
            </text:list>
          </table:table-cell>
          <table:table-cell table:style-name="Table5.A4" table:number-columns-spanned="2" office:value-type="string">
            <text:p text:style-name="P79">The selected partner group is deleted</text:p>
          </table:table-cell>
          <table:covered-table-cell/>
          <table:table-cell table:style-name="Table5.E4" office:value-type="string">
            <text:p text:style-name="P79"/>
          </table:table-cell>
        </table:table-row>
        <table:table-row table:style-name="Table5.5">
          <table:table-cell table:style-name="Table5.A11" office:value-type="string">
            <text:p text:style-name="P79"/>
          </table:table-cell>
          <table:table-cell table:style-name="Table5.A11" office:value-type="string">
            <text:p text:style-name="P79"/>
          </table:table-cell>
          <table:table-cell table:style-name="Table5.A11" table:number-columns-spanned="2" office:value-type="string">
            <text:p text:style-name="P86"/>
          </table:table-cell>
          <table:covered-table-cell/>
          <table:table-cell table:style-name="Table5.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Partner</text:h>
                    </text:list-item>
                  </text:list>
                </text:list-item>
              </text:list>
            </text:list-item>
          </text:list>
        </text:list-item>
      </text:list>
      <text:p text:style-name="Test_20_Desc"/>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18">Test ID</text:p>
            </table:table-cell>
            <table:table-cell table:style-name="Table6.A1" table:number-columns-spanned="2" office:value-type="string">
              <text:p text:style-name="P118">Test Description</text:p>
            </table:table-cell>
            <table:covered-table-cell/>
            <table:table-cell table:style-name="Table6.A1" office:value-type="string">
              <text:p text:style-name="P118">Expected Result</text:p>
            </table:table-cell>
            <table:table-cell table:style-name="Table6.E1" office:value-type="string">
              <text:p text:style-name="P118">Actual Result / Comment</text:p>
            </table:table-cell>
          </table:table-row>
        </table:table-header-rows>
        <table:table-row table:style-name="Table6.2">
          <table:table-cell table:style-name="Table6.A2" office:value-type="string">
            <text:list text:style-name="WW8Num173" text:continue-numbering="true">
              <text:list-item>
                <text:p text:style-name="P174"/>
              </text:list-item>
            </text:list>
          </table:table-cell>
          <table:table-cell table:style-name="Table6.B2" table:number-columns-spanned="4" office:value-type="string">
            <text:p text:style-name="P115">Test Description: </text:p>
            <text:p text:style-name="Test_20_Desc">Test Partner module</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6.3">
          <table:table-cell table:style-name="Table6.A3" office:value-type="string">
            <text:list text:style-name="WW8Num35">
              <text:list-item>
                <text:p text:style-name="P182"/>
              </text:list-item>
            </text:list>
          </table:table-cell>
          <table:table-cell table:style-name="Table6.A3" office:value-type="string">
            <text:p text:style-name="P114">Scenario: </text:p>
            <text:p text:style-name="P82">Create partner</text:p>
            <text:p text:style-name="Test_20_Sub-header">Prerequisite:</text:p>
            <text:p text:style-name="Test_20_Sub-header">Note:</text:p>
            <text:p text:style-name="Test_20_Sub-header">Action:</text:p>
          </table:table-cell>
          <table:table-cell table:style-name="Table6.A3" table:number-columns-spanned="2" office:value-type="string">
            <text:p text:style-name="P83"/>
          </table:table-cell>
          <table:covered-table-cell/>
          <table:table-cell table:style-name="Table6.E3" office:value-type="string">
            <text:p text:style-name="P83">Pass </text:p>
          </table:table-cell>
        </table:table-row>
        <table:table-row table:style-name="Table6.4">
          <table:table-cell table:style-name="Table6.A4" office:value-type="string">
            <text:p text:style-name="P81"/>
          </table:table-cell>
          <table:table-cell table:style-name="Table6.A4" office:value-type="string">
            <text:list text:style-name="WW8Num115">
              <text:list-item>
                <text:p text:style-name="P236">Go to Partner -&gt; Partner </text:p>
              </text:list-item>
              <text:list-item>
                <text:p text:style-name="P235">Click create partner at the right navigational frame </text:p>
              </text:list-item>
              <text:list-item>
                <text:p text:style-name="P235">Fill in the information with a unique partner ID</text:p>
              </text:list-item>
              <text:list-item>
                <text:p text:style-name="P235">Save the partner </text:p>
              </text:list-item>
              <text:list-item>
                <text:p text:style-name="P235">Repeat step 3 – 5 with an existing partner ID</text:p>
              </text:list-item>
              <text:list-item>
                <text:p text:style-name="P235">Repeat step 3 - 5 with missing or invalid information</text:p>
              </text:list-item>
            </text:list>
          </table:table-cell>
          <table:table-cell table:style-name="Table6.A4" table:number-columns-spanned="2" office:value-type="string">
            <text:list text:style-name="WW8Num23">
              <text:list-item>
                <text:p text:style-name="P238">After step 4 the newly created partner is displayed in the screen</text:p>
              </text:list-item>
              <text:list-item>
                <text:p text:style-name="P237">After step 5 an error message is displayed and no partner is created</text:p>
              </text:list-item>
              <text:list-item>
                <text:p text:style-name="P237">After step 6 an error message is displayed</text:p>
              </text:list-item>
            </text:list>
          </table:table-cell>
          <table:covered-table-cell/>
          <table:table-cell table:style-name="Table6.E4" office:value-type="string">
            <text:p text:style-name="P79"/>
          </table:table-cell>
        </table:table-row>
        <table:table-row table:style-name="Table6.5">
          <table:table-cell table:style-name="Table6.A5" office:value-type="string">
            <text:p text:style-name="P79"/>
          </table:table-cell>
          <table:table-cell table:style-name="Table6.B5" office:value-type="string">
            <text:p text:style-name="P79"/>
          </table:table-cell>
          <table:table-cell table:style-name="Table6.B5" table:number-columns-spanned="2" office:value-type="string">
            <text:p text:style-name="P79"/>
          </table:table-cell>
          <table:covered-table-cell/>
          <table:table-cell table:style-name="Table6.E5" office:value-type="string">
            <text:p text:style-name="P79"/>
          </table:table-cell>
        </table:table-row>
        <table:table-row table:style-name="Table6.5">
          <table:table-cell table:style-name="Table6.A3" office:value-type="string">
            <text:list text:style-name="WW8Num35" text:continue-numbering="true">
              <text:list-item>
                <text:p text:style-name="P182"/>
              </text:list-item>
            </text:list>
          </table:table-cell>
          <table:table-cell table:style-name="Table6.A3" office:value-type="string">
            <text:p text:style-name="P114">Scenario: </text:p>
            <text:p text:style-name="P82">Update partner</text:p>
            <text:p text:style-name="Test_20_Sub-header">Prerequisite:</text:p>
            <text:p text:style-name="Test_20_Sub-header">Note:</text:p>
            <text:p text:style-name="Test_20_Sub-header">Action:</text:p>
          </table:table-cell>
          <table:table-cell table:style-name="Table6.A3" table:number-columns-spanned="2" office:value-type="string">
            <text:p text:style-name="P83"/>
          </table:table-cell>
          <table:covered-table-cell/>
          <table:table-cell table:style-name="Table6.E3" office:value-type="string">
            <text:p text:style-name="P83">Pass</text:p>
          </table:table-cell>
        </table:table-row>
        <table:table-row table:style-name="Table6.5">
          <table:table-cell table:style-name="Table6.A4" office:value-type="string">
            <text:p text:style-name="P83"/>
          </table:table-cell>
          <table:table-cell table:style-name="Table6.A4" office:value-type="string">
            <text:list text:style-name="WW8Num76">
              <text:list-item>
                <text:p text:style-name="P240">Go to Partner -&gt; Partner</text:p>
              </text:list-item>
              <text:list-item>
                <text:p text:style-name="P239">Click edit button on any of the partner </text:p>
              </text:list-item>
              <text:list-item>
                <text:p text:style-name="P239">Update the information and click save</text:p>
              </text:list-item>
            </text:list>
          </table:table-cell>
          <table:table-cell table:style-name="Table6.A4" table:number-columns-spanned="2" office:value-type="string">
            <text:p text:style-name="P79">Partner information is updated</text:p>
          </table:table-cell>
          <table:covered-table-cell/>
          <table:table-cell table:style-name="Table6.E4" office:value-type="string">
            <text:p text:style-name="P79"/>
          </table:table-cell>
        </table:table-row>
        <table:table-row table:style-name="Table6.5">
          <table:table-cell table:style-name="Table6.A5" office:value-type="string">
            <text:p text:style-name="P79"/>
          </table:table-cell>
          <table:table-cell table:style-name="Table6.B5" office:value-type="string">
            <text:p text:style-name="P79"/>
          </table:table-cell>
          <table:table-cell table:style-name="Table6.B5" table:number-columns-spanned="2" office:value-type="string">
            <text:p text:style-name="P79"/>
          </table:table-cell>
          <table:covered-table-cell/>
          <table:table-cell table:style-name="Table6.E5" office:value-type="string">
            <text:p text:style-name="P79"/>
          </table:table-cell>
        </table:table-row>
        <table:table-row table:style-name="Table6.5">
          <table:table-cell table:style-name="Table6.A3" office:value-type="string">
            <text:list text:style-name="WW8Num35" text:continue-numbering="true">
              <text:list-item>
                <text:p text:style-name="P182"/>
              </text:list-item>
            </text:list>
          </table:table-cell>
          <table:table-cell table:style-name="Table6.A3" office:value-type="string">
            <text:p text:style-name="P114">Scenario: </text:p>
            <text:p text:style-name="P82">Delete partner</text:p>
            <text:p text:style-name="Test_20_Sub-header">Prerequisite:</text:p>
            <text:p text:style-name="Test_20_Sub-header">Note:</text:p>
            <text:p text:style-name="Test_20_Sub-header">Action:</text:p>
          </table:table-cell>
          <table:table-cell table:style-name="Table6.A3" table:number-columns-spanned="2" office:value-type="string">
            <text:p text:style-name="P79"/>
          </table:table-cell>
          <table:covered-table-cell/>
          <table:table-cell table:style-name="Table6.E3" office:value-type="string">
            <text:p text:style-name="P79">Pass</text:p>
          </table:table-cell>
        </table:table-row>
        <text:soft-page-break/>
        <table:table-row table:style-name="Table6.5">
          <table:table-cell table:style-name="Table6.A4" office:value-type="string">
            <text:p text:style-name="P79"/>
          </table:table-cell>
          <table:table-cell table:style-name="Table6.A4" office:value-type="string">
            <text:list text:style-name="WW8Num92">
              <text:list-item>
                <text:p text:style-name="P242">Go to Partner -&gt; Partner</text:p>
              </text:list-item>
              <text:list-item>
                <text:p text:style-name="P241">Select a partner and click delete partner</text:p>
              </text:list-item>
            </text:list>
          </table:table-cell>
          <table:table-cell table:style-name="Table6.A4" table:number-columns-spanned="2" office:value-type="string">
            <text:p text:style-name="P79">The selected partner is deleted</text:p>
          </table:table-cell>
          <table:covered-table-cell/>
          <table:table-cell table:style-name="Table6.E4" office:value-type="string">
            <text:p text:style-name="P79"/>
          </table:table-cell>
        </table:table-row>
        <table:table-row table:style-name="Table6.5">
          <table:table-cell table:style-name="Table6.A11" office:value-type="string">
            <text:p text:style-name="P79"/>
          </table:table-cell>
          <table:table-cell table:style-name="Table6.A11" office:value-type="string">
            <text:p text:style-name="P79"/>
          </table:table-cell>
          <table:table-cell table:style-name="Table6.A11" table:number-columns-spanned="2" office:value-type="string">
            <text:p text:style-name="P86"/>
          </table:table-cell>
          <table:covered-table-cell/>
          <table:table-cell table:style-name="Table6.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8" text:outline-level="3">Process</text:h>
                  <text:list>
                    <text:list-item>
                      <text:h text:style-name="P64" text:outline-level="4">Partner Function</text:h>
                    </text:list-item>
                  </text:list>
                </text:list-item>
              </text:list>
            </text:list-item>
          </text:list>
        </text:list-item>
      </text:list>
      <text:p text:style-name="Test_20_Desc"/>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18">Test ID</text:p>
            </table:table-cell>
            <table:table-cell table:style-name="Table7.A1" table:number-columns-spanned="2" office:value-type="string">
              <text:p text:style-name="P118">Test Description</text:p>
            </table:table-cell>
            <table:covered-table-cell/>
            <table:table-cell table:style-name="Table7.A1" office:value-type="string">
              <text:p text:style-name="P118">Expected Result</text:p>
            </table:table-cell>
            <table:table-cell table:style-name="Table7.E1" office:value-type="string">
              <text:p text:style-name="P118">Actual Result / Comment</text:p>
            </table:table-cell>
          </table:table-row>
        </table:table-header-rows>
        <table:table-row table:style-name="Table7.2">
          <table:table-cell table:style-name="Table7.A2" office:value-type="string">
            <text:list text:style-name="WW8Num173" text:continue-numbering="true">
              <text:list-item>
                <text:p text:style-name="P174"/>
              </text:list-item>
            </text:list>
          </table:table-cell>
          <table:table-cell table:style-name="Table7.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7.3">
          <table:table-cell table:style-name="Table7.A3" office:value-type="string">
            <text:list text:style-name="WW8Num73">
              <text:list-item>
                <text:p text:style-name="P183"/>
              </text:list-item>
            </text:list>
          </table:table-cell>
          <table:table-cell table:style-name="Table7.A3" office:value-type="string">
            <text:p text:style-name="P114">Scenario: </text:p>
            <text:p text:style-name="P82">Create partner function</text:p>
            <text:p text:style-name="Test_20_Sub-header">Prerequisite:</text:p>
            <text:p text:style-name="Test_20_Sub-header">Note:</text:p>
            <text:p text:style-name="Test_20_Sub-header">Action:</text:p>
          </table:table-cell>
          <table:table-cell table:style-name="Table7.A3" table:number-columns-spanned="2" office:value-type="string">
            <text:p text:style-name="P79"/>
          </table:table-cell>
          <table:covered-table-cell/>
          <table:table-cell table:style-name="Table7.E3" office:value-type="string">
            <text:p text:style-name="P79">Pass </text:p>
          </table:table-cell>
        </table:table-row>
        <table:table-row table:style-name="Table7.4">
          <table:table-cell table:style-name="Table7.A4" office:value-type="string">
            <text:p text:style-name="P80"/>
          </table:table-cell>
          <table:table-cell table:style-name="Table7.A4" office:value-type="string">
            <text:list text:style-name="WW8Num80">
              <text:list-item>
                <text:p text:style-name="P244">Go to Process -&gt; Partner function </text:p>
              </text:list-item>
              <text:list-item>
                <text:p text:style-name="P243">Click create partner function at the right navigational frame </text:p>
              </text:list-item>
              <text:list-item>
                <text:p text:style-name="P243">Fill in the information with a unique partner function ID</text:p>
              </text:list-item>
              <text:list-item>
                <text:p text:style-name="P243">Save the partner function </text:p>
              </text:list-item>
              <text:list-item>
                <text:p text:style-name="P243">Repeat step 3 – 5 with an existing partner function ID</text:p>
              </text:list-item>
              <text:list-item>
                <text:p text:style-name="P243">Repeat step 3 - 5 with missing or invalid information</text:p>
              </text:list-item>
            </text:list>
          </table:table-cell>
          <table:table-cell table:style-name="Table7.A4" table:number-columns-spanned="2" office:value-type="string">
            <text:list text:style-name="WW8Num163">
              <text:list-item>
                <text:p text:style-name="P246">After step 4 the newly created partner function is displayed in the screen</text:p>
              </text:list-item>
              <text:list-item>
                <text:p text:style-name="P245">After step 5 an error message is displayed and no partner function is created</text:p>
              </text:list-item>
              <text:list-item>
                <text:p text:style-name="P245">After step 6 an error message is displayed</text:p>
              </text:list-item>
            </text:list>
          </table:table-cell>
          <table:covered-table-cell/>
          <table:table-cell table:style-name="Table7.E4" office:value-type="string">
            <text:p text:style-name="P79"/>
          </table:table-cell>
        </table:table-row>
        <table:table-row table:style-name="Table7.5">
          <table:table-cell table:style-name="Table7.A5" office:value-type="string">
            <text:p text:style-name="P79"/>
          </table:table-cell>
          <table:table-cell table:style-name="Table7.B5" office:value-type="string">
            <text:p text:style-name="P79"/>
          </table:table-cell>
          <table:table-cell table:style-name="Table7.B5" table:number-columns-spanned="2" office:value-type="string">
            <text:p text:style-name="P79"/>
          </table:table-cell>
          <table:covered-table-cell/>
          <table:table-cell table:style-name="Table7.E5" office:value-type="string">
            <text:p text:style-name="P79"/>
          </table:table-cell>
        </table:table-row>
        <table:table-row table:style-name="Table7.5">
          <table:table-cell table:style-name="Table7.A3" office:value-type="string">
            <text:list text:style-name="WW8Num73" text:continue-numbering="true">
              <text:list-item>
                <text:p text:style-name="P183"/>
              </text:list-item>
            </text:list>
          </table:table-cell>
          <table:table-cell table:style-name="Table7.A3" office:value-type="string">
            <text:p text:style-name="P114">Scenario: </text:p>
            <text:p text:style-name="Test_20_Desc">Update partner function</text:p>
            <text:p text:style-name="Test_20_Sub-header">Prerequisite:</text:p>
            <text:p text:style-name="Test_20_Sub-header">Note:</text:p>
            <text:p text:style-name="Test_20_Sub-header">Action:</text:p>
          </table:table-cell>
          <table:table-cell table:style-name="Table7.A3" table:number-columns-spanned="2" office:value-type="string">
            <text:p text:style-name="P79"/>
          </table:table-cell>
          <table:covered-table-cell/>
          <table:table-cell table:style-name="Table7.E3" office:value-type="string">
            <text:p text:style-name="P79">Pass </text:p>
          </table:table-cell>
        </table:table-row>
        <table:table-row table:style-name="Table7.5">
          <table:table-cell table:style-name="Table7.A4" office:value-type="string">
            <text:p text:style-name="P79"/>
          </table:table-cell>
          <table:table-cell table:style-name="Table7.A4" office:value-type="string">
            <text:list text:style-name="WW8Num151">
              <text:list-item>
                <text:p text:style-name="P248">Go to Process -&gt; Partner function</text:p>
              </text:list-item>
              <text:list-item>
                <text:p text:style-name="P247">Click edit button on any of the partner function </text:p>
              </text:list-item>
              <text:list-item>
                <text:p text:style-name="P247">Update the information and click save</text:p>
              </text:list-item>
            </text:list>
          </table:table-cell>
          <table:table-cell table:style-name="Table7.A4" table:number-columns-spanned="2" office:value-type="string">
            <text:p text:style-name="P109">Partner function information is updated</text:p>
          </table:table-cell>
          <table:covered-table-cell/>
          <table:table-cell table:style-name="Table7.E4" office:value-type="string">
            <text:p text:style-name="P79"/>
          </table:table-cell>
        </table:table-row>
        <text:soft-page-break/>
        <table:table-row table:style-name="Table7.5">
          <table:table-cell table:style-name="Table7.A5" office:value-type="string">
            <text:p text:style-name="P79"/>
          </table:table-cell>
          <table:table-cell table:style-name="Table7.B5" office:value-type="string">
            <text:p text:style-name="P79"/>
          </table:table-cell>
          <table:table-cell table:style-name="Table7.B5" table:number-columns-spanned="2" office:value-type="string">
            <text:p text:style-name="P79"/>
          </table:table-cell>
          <table:covered-table-cell/>
          <table:table-cell table:style-name="Table7.E5" office:value-type="string">
            <text:p text:style-name="P79"/>
          </table:table-cell>
        </table:table-row>
        <table:table-row table:style-name="Table7.5">
          <table:table-cell table:style-name="Table7.A3" office:value-type="string">
            <text:list text:style-name="WW8Num73" text:continue-numbering="true">
              <text:list-item>
                <text:p text:style-name="P183"/>
              </text:list-item>
            </text:list>
          </table:table-cell>
          <table:table-cell table:style-name="Table7.A3" office:value-type="string">
            <text:p text:style-name="P114">Scenario: </text:p>
            <text:p text:style-name="P82">Delete partner function</text:p>
            <text:p text:style-name="Test_20_Sub-header">Prerequisite:</text:p>
            <text:p text:style-name="Test_20_Sub-header">Note:</text:p>
            <text:p text:style-name="Test_20_Sub-header">Action:</text:p>
          </table:table-cell>
          <table:table-cell table:style-name="Table7.A3" table:number-columns-spanned="2" office:value-type="string">
            <text:p text:style-name="P79"/>
          </table:table-cell>
          <table:covered-table-cell/>
          <table:table-cell table:style-name="Table7.E3" office:value-type="string">
            <text:p text:style-name="P79">Pass</text:p>
          </table:table-cell>
        </table:table-row>
        <table:table-row table:style-name="Table7.5">
          <table:table-cell table:style-name="Table7.A4" office:value-type="string">
            <text:p text:style-name="P79"/>
          </table:table-cell>
          <table:table-cell table:style-name="Table7.A4" office:value-type="string">
            <text:list text:style-name="WW8Num22">
              <text:list-item>
                <text:p text:style-name="P250">Go to Process -&gt; Partner function</text:p>
              </text:list-item>
              <text:list-item>
                <text:p text:style-name="P249">Select a partner function and click delete partner function </text:p>
              </text:list-item>
            </text:list>
          </table:table-cell>
          <table:table-cell table:style-name="Table7.A4" table:number-columns-spanned="2" office:value-type="string">
            <text:p text:style-name="P79">The selected partner function is deleted</text:p>
          </table:table-cell>
          <table:covered-table-cell/>
          <table:table-cell table:style-name="Table7.E4" office:value-type="string">
            <text:p text:style-name="P79"/>
          </table:table-cell>
        </table:table-row>
        <table:table-row table:style-name="Table7.5">
          <table:table-cell table:style-name="Table7.A5" office:value-type="string">
            <text:p text:style-name="P79"/>
          </table:table-cell>
          <table:table-cell table:style-name="Table7.B5" office:value-type="string">
            <text:p text:style-name="P79"/>
          </table:table-cell>
          <table:table-cell table:style-name="Table7.B5" table:number-columns-spanned="2" office:value-type="string">
            <text:p text:style-name="P79"/>
          </table:table-cell>
          <table:covered-table-cell/>
          <table:table-cell table:style-name="Table7.E5" office:value-type="string">
            <text:p text:style-name="P79"/>
          </table:table-cell>
        </table:table-row>
        <table:table-row table:style-name="Table7.5">
          <table:table-cell table:style-name="Table7.A3" office:value-type="string">
            <text:list text:style-name="WW8Num73" text:continue-numbering="true">
              <text:list-item>
                <text:p text:style-name="P183"/>
              </text:list-item>
            </text:list>
          </table:table-cell>
          <table:table-cell table:style-name="Table7.A3" office:value-type="string">
            <text:p text:style-name="P115">Scenario: </text:p>
            <text:p text:style-name="Test_20_Desc">Workflow – Exit (using GTPF)</text:p>
            <text:p text:style-name="Test_20_Desc">eg. <text:tab/>1. Exit to system folder Outbound<text:line-break/><text:tab/>2. Exit to channel<text:line-break/><text:tab/>3. Exit workflow</text:p>
            <text:p text:style-name="P122">Prerequisite:</text:p>
            <text:p text:style-name="Test_20_Sub-header">Note:</text:p>
            <text:p text:style-name="P122">Action:</text:p>
          </table:table-cell>
          <table:table-cell table:style-name="Table7.A3" table:number-columns-spanned="2" office:value-type="string">
            <text:p text:style-name="P79"/>
          </table:table-cell>
          <table:covered-table-cell/>
          <table:table-cell table:style-name="Table7.E3" office:value-type="string">
            <text:p text:style-name="P79">Pass</text:p>
          </table:table-cell>
        </table:table-row>
        <table:table-row table:style-name="Table7.5">
          <table:table-cell table:style-name="Table7.A4" office:value-type="string">
            <text:p text:style-name="P79"/>
          </table:table-cell>
          <table:table-cell table:style-name="Table7.A4" office:value-type="string">
            <text:p text:style-name="P79">In Create or edit partner function, click on create workflow activity and choose one of the workflows in the drop down list. Then choose save workflow activity</text:p>
          </table:table-cell>
          <table:table-cell table:style-name="Table7.A4" table:number-columns-spanned="2" office:value-type="string">
            <text:p text:style-name="P79">The partner function has the desired workflow activities</text:p>
          </table:table-cell>
          <table:covered-table-cell/>
          <table:table-cell table:style-name="Table7.E4" office:value-type="string">
            <text:p text:style-name="P79"/>
          </table:table-cell>
        </table:table-row>
        <table:table-row table:style-name="Table7.5">
          <table:table-cell table:style-name="Table7.A14" office:value-type="string">
            <text:p text:style-name="P79"/>
          </table:table-cell>
          <table:table-cell table:style-name="Table7.A14" office:value-type="string">
            <text:p text:style-name="P79"/>
          </table:table-cell>
          <table:table-cell table:style-name="Table7.A14" table:number-columns-spanned="2" office:value-type="string">
            <text:p text:style-name="P86"/>
          </table:table-cell>
          <table:covered-table-cell/>
          <table:table-cell table:style-name="Table7.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Triggers</text:h>
                    </text:list-item>
                  </text:list>
                </text:list-item>
              </text:list>
            </text:list-item>
          </text:list>
        </text:list-item>
      </text:list>
      <text:p text:style-name="Test_20_Desc"/>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118">Test ID</text:p>
            </table:table-cell>
            <table:table-cell table:style-name="Table8.A1" table:number-columns-spanned="2" office:value-type="string">
              <text:p text:style-name="P118">Test Description</text:p>
            </table:table-cell>
            <table:covered-table-cell/>
            <table:table-cell table:style-name="Table8.A1" office:value-type="string">
              <text:p text:style-name="P118">Expected Result</text:p>
            </table:table-cell>
            <table:table-cell table:style-name="Table8.E1" office:value-type="string">
              <text:p text:style-name="P118">Actual Result / Comment</text:p>
            </table:table-cell>
          </table:table-row>
        </table:table-header-rows>
        <table:table-row table:style-name="Table8.2">
          <table:table-cell table:style-name="Table8.A2" office:value-type="string">
            <text:list text:style-name="WW8Num173" text:continue-numbering="true">
              <text:list-item>
                <text:p text:style-name="P174"/>
              </text:list-item>
            </text:list>
          </table:table-cell>
          <table:table-cell table:style-name="Table8.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8.3">
          <table:table-cell table:style-name="Table8.A3" office:value-type="string">
            <text:list text:style-name="WW8Num77">
              <text:list-item>
                <text:p text:style-name="P184"/>
              </text:list-item>
            </text:list>
          </table:table-cell>
          <table:table-cell table:style-name="Table8.A3" office:value-type="string">
            <text:p text:style-name="P114">Scenario: </text:p>
            <text:p text:style-name="P82">Create Trigger</text:p>
            <text:p text:style-name="Test_20_Sub-header">Prerequisite:</text:p>
            <text:p text:style-name="Test_20_Sub-header">Note:</text:p>
            <text:p text:style-name="Test_20_Sub-header">Action:</text:p>
          </table:table-cell>
          <table:table-cell table:style-name="Table8.A3" table:number-columns-spanned="2" office:value-type="string">
            <text:p text:style-name="P79"/>
          </table:table-cell>
          <table:covered-table-cell/>
          <table:table-cell table:style-name="Table8.E3" office:value-type="string">
            <text:p text:style-name="P79">Pass</text:p>
          </table:table-cell>
        </table:table-row>
        <table:table-row table:style-name="Table8.4">
          <table:table-cell table:style-name="Table8.A4" office:value-type="string">
            <text:p text:style-name="P80"/>
          </table:table-cell>
          <table:table-cell table:style-name="Table8.A4" office:value-type="string">
            <text:list text:style-name="WW8Num127">
              <text:list-item>
                <text:p text:style-name="P252">Go to Process -&gt; Trigger </text:p>
              </text:list-item>
              <text:list-item>
                <text:p text:style-name="P251">Click create Trigger at the right navigational frame </text:p>
              </text:list-item>
              <text:list-item>
                <text:p text:style-name="P251">Fill in the information with a unique doc type, etc</text:p>
              </text:list-item>
              <text:list-item>
                <text:p text:style-name="P251">Save the Trigger </text:p>
              </text:list-item>
              <text:list-item>
                <text:p text:style-name="P251">Repeat step 3 – 5 with an existing combination</text:p>
              </text:list-item>
              <text:list-item>
                <text:p text:style-name="P251">Repeat step 3 - 5 with missing or invalid information</text:p>
              </text:list-item>
            </text:list>
          </table:table-cell>
          <table:table-cell table:style-name="Table8.A4" table:number-columns-spanned="2" office:value-type="string">
            <text:list text:style-name="WW8Num2">
              <text:list-item>
                <text:p text:style-name="P254">After step 4 the newly created Trigger is displayed in the screen</text:p>
              </text:list-item>
              <text:list-item>
                <text:p text:style-name="P253">After step 5 an error message is displayed and no Trigger is created</text:p>
              </text:list-item>
              <text:list-item>
                <text:p text:style-name="P253">After step 6 an error message is displayed</text:p>
              </text:list-item>
            </text:list>
          </table:table-cell>
          <table:covered-table-cell/>
          <table:table-cell table:style-name="Table8.E4" office:value-type="string">
            <text:p text:style-name="P79"/>
          </table:table-cell>
        </table:table-row>
        <table:table-row table:style-name="Table8.5">
          <table:table-cell table:style-name="Table8.A5" office:value-type="string">
            <text:p text:style-name="P79"/>
          </table:table-cell>
          <table:table-cell table:style-name="Table8.B5" office:value-type="string">
            <text:p text:style-name="P79"/>
          </table:table-cell>
          <table:table-cell table:style-name="Table8.B5" table:number-columns-spanned="2" office:value-type="string">
            <text:p text:style-name="P79"/>
          </table:table-cell>
          <table:covered-table-cell/>
          <table:table-cell table:style-name="Table8.E5" office:value-type="string">
            <text:p text:style-name="P79"/>
          </table:table-cell>
        </table:table-row>
        <table:table-row table:style-name="Table8.5">
          <table:table-cell table:style-name="Table8.A3" office:value-type="string">
            <text:list text:style-name="WW8Num77" text:continue-numbering="true">
              <text:list-item>
                <text:p text:style-name="P184"/>
              </text:list-item>
            </text:list>
          </table:table-cell>
          <table:table-cell table:style-name="Table8.A3" office:value-type="string">
            <text:p text:style-name="P114">Scenario: </text:p>
            <text:p text:style-name="P82">Update Trigger</text:p>
            <text:p text:style-name="Test_20_Sub-header">Prerequisite:</text:p>
            <text:p text:style-name="Test_20_Sub-header">Note:</text:p>
            <text:p text:style-name="Test_20_Sub-header">Action:</text:p>
          </table:table-cell>
          <table:table-cell table:style-name="Table8.A3" table:number-columns-spanned="2" office:value-type="string">
            <text:p text:style-name="P79"/>
          </table:table-cell>
          <table:covered-table-cell/>
          <table:table-cell table:style-name="Table8.E3" office:value-type="string">
            <text:p text:style-name="P79">Pass</text:p>
          </table:table-cell>
        </table:table-row>
        <table:table-row table:style-name="Table8.5">
          <table:table-cell table:style-name="Table8.A4" office:value-type="string">
            <text:p text:style-name="P79"/>
          </table:table-cell>
          <table:table-cell table:style-name="Table8.A4" office:value-type="string">
            <text:list text:style-name="WW8Num155">
              <text:list-item>
                <text:p text:style-name="P256">Go to Process -&gt; Trigger</text:p>
              </text:list-item>
              <text:list-item>
                <text:p text:style-name="P255">Click edit button on any of the Trigger </text:p>
              </text:list-item>
              <text:list-item>
                <text:p text:style-name="P255">Update the information and click save</text:p>
              </text:list-item>
            </text:list>
          </table:table-cell>
          <table:table-cell table:style-name="Table8.A4" table:number-columns-spanned="2" office:value-type="string">
            <text:p text:style-name="P79">Trigger information is updated</text:p>
          </table:table-cell>
          <table:covered-table-cell/>
          <table:table-cell table:style-name="Table8.E4" office:value-type="string">
            <text:p text:style-name="P79"/>
          </table:table-cell>
        </table:table-row>
        <table:table-row table:style-name="Table8.5">
          <table:table-cell table:style-name="Table8.A5" office:value-type="string">
            <text:p text:style-name="P79"/>
          </table:table-cell>
          <table:table-cell table:style-name="Table8.B5" office:value-type="string">
            <text:p text:style-name="P79"/>
          </table:table-cell>
          <table:table-cell table:style-name="Table8.B5" table:number-columns-spanned="2" office:value-type="string">
            <text:p text:style-name="P79"/>
          </table:table-cell>
          <table:covered-table-cell/>
          <table:table-cell table:style-name="Table8.E5" office:value-type="string">
            <text:p text:style-name="P79"/>
          </table:table-cell>
        </table:table-row>
        <table:table-row table:style-name="Table8.5">
          <table:table-cell table:style-name="Table8.A3" office:value-type="string">
            <text:list text:style-name="WW8Num77" text:continue-numbering="true">
              <text:list-item>
                <text:p text:style-name="P184"/>
              </text:list-item>
            </text:list>
          </table:table-cell>
          <table:table-cell table:style-name="Table8.A3" office:value-type="string">
            <text:p text:style-name="P114">Scenario: </text:p>
            <text:p text:style-name="P82">Delete Trigger</text:p>
            <text:p text:style-name="Test_20_Sub-header">Prerequisite:</text:p>
            <text:p text:style-name="Test_20_Sub-header">Note:</text:p>
            <text:p text:style-name="Test_20_Sub-header">Action:</text:p>
          </table:table-cell>
          <table:table-cell table:style-name="Table8.A3" table:number-columns-spanned="2" office:value-type="string">
            <text:p text:style-name="P83"/>
          </table:table-cell>
          <table:covered-table-cell/>
          <table:table-cell table:style-name="Table8.E3" office:value-type="string">
            <text:p text:style-name="P83">Pass</text:p>
          </table:table-cell>
        </table:table-row>
        <table:table-row table:style-name="Table8.5">
          <table:table-cell table:style-name="Table8.A4" office:value-type="string">
            <text:p text:style-name="P83"/>
          </table:table-cell>
          <table:table-cell table:style-name="Table8.A4" office:value-type="string">
            <text:list text:style-name="WW8Num8">
              <text:list-item>
                <text:p text:style-name="P258">Go to Process -&gt; Trigger</text:p>
              </text:list-item>
              <text:list-item>
                <text:p text:style-name="P257">Select a Trigger and click delete Trigger </text:p>
              </text:list-item>
            </text:list>
          </table:table-cell>
          <table:table-cell table:style-name="Table8.A4" table:number-columns-spanned="2" office:value-type="string">
            <text:p text:style-name="P79">The selected Trigger is deleted</text:p>
          </table:table-cell>
          <table:covered-table-cell/>
          <table:table-cell table:style-name="Table8.E4" office:value-type="string">
            <text:p text:style-name="P79"/>
          </table:table-cell>
        </table:table-row>
        <table:table-row table:style-name="Table8.5">
          <table:table-cell table:style-name="Table8.A5" office:value-type="string">
            <text:p text:style-name="P79"/>
          </table:table-cell>
          <table:table-cell table:style-name="Table8.B5" office:value-type="string">
            <text:p text:style-name="P79"/>
          </table:table-cell>
          <table:table-cell table:style-name="Table8.B5" table:number-columns-spanned="2" office:value-type="string">
            <text:p text:style-name="P79"/>
          </table:table-cell>
          <table:covered-table-cell/>
          <table:table-cell table:style-name="Table8.E5" office:value-type="string">
            <text:p text:style-name="P79"/>
          </table:table-cell>
        </table:table-row>
        <text:soft-page-break/>
        <table:table-row table:style-name="Table8.5">
          <table:table-cell table:style-name="Table8.A3" office:value-type="string">
            <text:list text:style-name="WW8Num77" text:continue-numbering="true">
              <text:list-item>
                <text:p text:style-name="P184"/>
              </text:list-item>
            </text:list>
          </table:table-cell>
          <table:table-cell table:style-name="Table8.A3" office:value-type="string">
            <text:p text:style-name="P115">Scenario: </text:p>
            <text:p text:style-name="Test_20_Desc">Using trigger to invoke partner function</text:p>
            <text:p text:style-name="Test_20_Sub-header">Prerequisite:</text:p>
            <text:p text:style-name="Test_20_Sub-header">Note:</text:p>
            <text:p text:style-name="Test_20_Sub-header">Action:</text:p>
          </table:table-cell>
          <table:table-cell table:style-name="Table8.A3" table:number-columns-spanned="2" office:value-type="string">
            <text:p text:style-name="P79"/>
          </table:table-cell>
          <table:covered-table-cell/>
          <table:table-cell table:style-name="Table8.E3" office:value-type="string">
            <text:p text:style-name="P79">Pass</text:p>
          </table:table-cell>
        </table:table-row>
        <table:table-row table:style-name="Table8.5">
          <table:table-cell table:style-name="Table8.A4" office:value-type="string">
            <text:p text:style-name="P79"/>
          </table:table-cell>
          <table:table-cell table:style-name="Table8.A4" office:value-type="string">
            <text:list text:style-name="WW8Num74">
              <text:list-item>
                <text:p text:style-name="P260">Create a Partner Function containing move to outbound.</text:p>
              </text:list-item>
              <text:list-item>
                <text:p text:style-name="P259">Create a Trigger using that PF triggered on Import for UC docs</text:p>
              </text:list-item>
              <text:list-item>
                <text:p text:style-name="P259">Go to Documents-&gt;Import, click on the Import</text:p>
              </text:list-item>
              <text:list-item>
                <text:p text:style-name="P259">Fill in the required fields and click Import. The document type should be UC</text:p>
              </text:list-item>
            </text:list>
          </table:table-cell>
          <table:table-cell table:style-name="Table8.A4" table:number-columns-spanned="2" office:value-type="string">
            <text:p text:style-name="P79">An UC doc imported was copied to outbound</text:p>
          </table:table-cell>
          <table:covered-table-cell/>
          <table:table-cell table:style-name="Table8.E4" office:value-type="string">
            <text:p text:style-name="P79"/>
          </table:table-cell>
        </table:table-row>
        <table:table-row table:style-name="Table8.5">
          <table:table-cell table:style-name="Table8.A14" office:value-type="string">
            <text:p text:style-name="P79"/>
          </table:table-cell>
          <table:table-cell table:style-name="Table8.A14" office:value-type="string">
            <text:p text:style-name="P79"/>
          </table:table-cell>
          <table:table-cell table:style-name="Table8.A14" table:number-columns-spanned="2" office:value-type="string">
            <text:p text:style-name="P86"/>
          </table:table-cell>
          <table:covered-table-cell/>
          <table:table-cell table:style-name="Table8.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Port</text:h>
                    </text:list-item>
                  </text:list>
                </text:list-item>
              </text:list>
            </text:list-item>
          </text:list>
        </text:list-item>
      </text:list>
      <text:p text:style-name="Test_20_Desc"/>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office:value-type="string">
              <text:p text:style-name="P118">Test ID</text:p>
            </table:table-cell>
            <table:table-cell table:style-name="Table9.A1" table:number-columns-spanned="2" office:value-type="string">
              <text:p text:style-name="P118">Test Description</text:p>
            </table:table-cell>
            <table:covered-table-cell/>
            <table:table-cell table:style-name="Table9.A1" office:value-type="string">
              <text:p text:style-name="P118">Expected Result</text:p>
            </table:table-cell>
            <table:table-cell table:style-name="Table9.E1" office:value-type="string">
              <text:p text:style-name="P118">Actual Result / Comment</text:p>
            </table:table-cell>
          </table:table-row>
        </table:table-header-rows>
        <table:table-row table:style-name="Table9.2">
          <table:table-cell table:style-name="Table9.A2" office:value-type="string">
            <text:list text:style-name="WW8Num173" text:continue-numbering="true">
              <text:list-item>
                <text:p text:style-name="P174"/>
              </text:list-item>
            </text:list>
          </table:table-cell>
          <table:table-cell table:style-name="Table9.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9.3">
          <table:table-cell table:style-name="Table9.A3" office:value-type="string">
            <text:list text:style-name="WW8Num91">
              <text:list-item>
                <text:p text:style-name="P185"/>
              </text:list-item>
            </text:list>
          </table:table-cell>
          <table:table-cell table:style-name="Table9.A3" office:value-type="string">
            <text:p text:style-name="P114">Scenario: </text:p>
            <text:p text:style-name="P82">Create Port</text:p>
            <text:p text:style-name="Test_20_Sub-header">Prerequisite:</text:p>
            <text:p text:style-name="Test_20_Sub-header">Note:</text:p>
            <text:p text:style-name="Test_20_Sub-header">Action:</text:p>
          </table:table-cell>
          <table:table-cell table:style-name="Table9.A3" table:number-columns-spanned="2" office:value-type="string">
            <text:p text:style-name="P79"/>
          </table:table-cell>
          <table:covered-table-cell/>
          <table:table-cell table:style-name="Table9.E3" office:value-type="string">
            <text:p text:style-name="P79">Pass</text:p>
          </table:table-cell>
        </table:table-row>
        <table:table-row table:style-name="Table9.3">
          <table:table-cell table:style-name="Table9.A4" office:value-type="string">
            <text:p text:style-name="P80"/>
          </table:table-cell>
          <table:table-cell table:style-name="Table9.A4" office:value-type="string">
            <text:list text:style-name="WW8Num39">
              <text:list-item>
                <text:p text:style-name="P262">Go to Process -&gt; Port </text:p>
              </text:list-item>
              <text:list-item>
                <text:p text:style-name="P261">Click create Port at the right navigational frame </text:p>
              </text:list-item>
              <text:list-item>
                <text:p text:style-name="P261">Fill in the information with a unique Port ID</text:p>
              </text:list-item>
              <text:list-item>
                <text:p text:style-name="P261">Save the Port </text:p>
              </text:list-item>
              <text:list-item>
                <text:p text:style-name="P261">Repeat step 3 – 5 with an existing Port ID</text:p>
              </text:list-item>
              <text:list-item>
                <text:p text:style-name="P261">Repeat step 3 - 5 with missing or invalid information</text:p>
              </text:list-item>
            </text:list>
          </table:table-cell>
          <table:table-cell table:style-name="Table9.A4" table:number-columns-spanned="2" office:value-type="string">
            <text:list text:style-name="WW8Num43">
              <text:list-item>
                <text:p text:style-name="P264">After step 4 the newly created Port is displayed in the screen</text:p>
              </text:list-item>
              <text:list-item>
                <text:p text:style-name="P263">After step 5 an error message is displayed and no Port is created</text:p>
              </text:list-item>
              <text:list-item>
                <text:p text:style-name="P263">After step 6 an error message is displayed</text:p>
              </text:list-item>
            </text:list>
          </table:table-cell>
          <table:covered-table-cell/>
          <table:table-cell table:style-name="Table9.E4" office:value-type="string">
            <text:p text:style-name="P79"/>
          </table:table-cell>
        </table:table-row>
        <table:table-row table:style-name="Table9.5">
          <table:table-cell table:style-name="Table9.A5" office:value-type="string">
            <text:p text:style-name="P79"/>
          </table:table-cell>
          <table:table-cell table:style-name="Table9.B5" office:value-type="string">
            <text:p text:style-name="P79"/>
          </table:table-cell>
          <table:table-cell table:style-name="Table9.B5" table:number-columns-spanned="2" office:value-type="string">
            <text:p text:style-name="P79"/>
          </table:table-cell>
          <table:covered-table-cell/>
          <table:table-cell table:style-name="Table9.E5" office:value-type="string">
            <text:p text:style-name="P79"/>
          </table:table-cell>
        </table:table-row>
        <text:soft-page-break/>
        <table:table-row table:style-name="Table9.5">
          <table:table-cell table:style-name="Table9.A3" office:value-type="string">
            <text:list text:style-name="WW8Num91" text:continue-numbering="true">
              <text:list-item>
                <text:p text:style-name="P185"/>
              </text:list-item>
            </text:list>
          </table:table-cell>
          <table:table-cell table:style-name="Table9.A3" office:value-type="string">
            <text:p text:style-name="P114">Scenario: </text:p>
            <text:p text:style-name="P82">Update Port</text:p>
            <text:p text:style-name="Test_20_Sub-header">Prerequisite:</text:p>
            <text:p text:style-name="Test_20_Sub-header">Note:</text:p>
            <text:p text:style-name="Test_20_Sub-header">Action:</text:p>
          </table:table-cell>
          <table:table-cell table:style-name="Table9.A3" table:number-columns-spanned="2" office:value-type="string">
            <text:p text:style-name="P79"/>
          </table:table-cell>
          <table:covered-table-cell/>
          <table:table-cell table:style-name="Table9.E3" office:value-type="string">
            <text:p text:style-name="P79">Pass</text:p>
          </table:table-cell>
        </table:table-row>
        <table:table-row table:style-name="Table9.5">
          <table:table-cell table:style-name="Table9.A4" office:value-type="string">
            <text:p text:style-name="P79"/>
          </table:table-cell>
          <table:table-cell table:style-name="Table9.A4" office:value-type="string">
            <text:list text:style-name="WW8Num172">
              <text:list-item>
                <text:p text:style-name="P266">Go to Process -&gt; Port</text:p>
              </text:list-item>
              <text:list-item>
                <text:p text:style-name="P265">Click edit button on any of the Port </text:p>
              </text:list-item>
              <text:list-item>
                <text:p text:style-name="P265">Update the information and click save</text:p>
              </text:list-item>
            </text:list>
          </table:table-cell>
          <table:table-cell table:style-name="Table9.A4" table:number-columns-spanned="2" office:value-type="string">
            <text:p text:style-name="P79">Port information is updated</text:p>
          </table:table-cell>
          <table:covered-table-cell/>
          <table:table-cell table:style-name="Table9.E4" office:value-type="string">
            <text:p text:style-name="P79"/>
          </table:table-cell>
        </table:table-row>
        <table:table-row table:style-name="Table9.5">
          <table:table-cell table:style-name="Table9.A5" office:value-type="string">
            <text:p text:style-name="P79"/>
          </table:table-cell>
          <table:table-cell table:style-name="Table9.B5" office:value-type="string">
            <text:p text:style-name="P79"/>
          </table:table-cell>
          <table:table-cell table:style-name="Table9.B5" table:number-columns-spanned="2" office:value-type="string">
            <text:p text:style-name="P79"/>
          </table:table-cell>
          <table:covered-table-cell/>
          <table:table-cell table:style-name="Table9.E5" office:value-type="string">
            <text:p text:style-name="P79"/>
          </table:table-cell>
        </table:table-row>
        <table:table-row table:style-name="Table9.5">
          <table:table-cell table:style-name="Table9.A3" office:value-type="string">
            <text:list text:style-name="WW8Num91" text:continue-numbering="true">
              <text:list-item>
                <text:p text:style-name="P185"/>
              </text:list-item>
            </text:list>
          </table:table-cell>
          <table:table-cell table:style-name="Table9.A3" office:value-type="string">
            <text:p text:style-name="P114">Scenario: </text:p>
            <text:p text:style-name="P82">Delete Port</text:p>
            <text:p text:style-name="Test_20_Sub-header">Prerequisite:</text:p>
            <text:p text:style-name="Test_20_Sub-header">Note:</text:p>
            <text:p text:style-name="Test_20_Sub-header">Action:</text:p>
          </table:table-cell>
          <table:table-cell table:style-name="Table9.A3" table:number-columns-spanned="2" office:value-type="string">
            <text:p text:style-name="P83"/>
          </table:table-cell>
          <table:covered-table-cell/>
          <table:table-cell table:style-name="Table9.E3" office:value-type="string">
            <text:p text:style-name="P83">Pass</text:p>
          </table:table-cell>
        </table:table-row>
        <table:table-row table:style-name="Table9.5">
          <table:table-cell table:style-name="Table9.A4" office:value-type="string">
            <text:p text:style-name="P83"/>
          </table:table-cell>
          <table:table-cell table:style-name="Table9.A4" office:value-type="string">
            <text:list text:style-name="WW8Num129">
              <text:list-item>
                <text:p text:style-name="P268">Go to Process -&gt; Port</text:p>
              </text:list-item>
              <text:list-item>
                <text:p text:style-name="P267">Select a Port and click delete Port </text:p>
              </text:list-item>
            </text:list>
          </table:table-cell>
          <table:table-cell table:style-name="Table9.A4" table:number-columns-spanned="2" office:value-type="string">
            <text:p text:style-name="P79">The selected Port is deleted</text:p>
          </table:table-cell>
          <table:covered-table-cell/>
          <table:table-cell table:style-name="Table9.E4" office:value-type="string">
            <text:p text:style-name="P79"/>
          </table:table-cell>
        </table:table-row>
        <table:table-row table:style-name="Table9.5">
          <table:table-cell table:style-name="Table9.A11" office:value-type="string">
            <text:p text:style-name="P79"/>
          </table:table-cell>
          <table:table-cell table:style-name="Table9.A11" office:value-type="string">
            <text:p text:style-name="P79"/>
          </table:table-cell>
          <table:table-cell table:style-name="Table9.A11" table:number-columns-spanned="2" office:value-type="string">
            <text:p text:style-name="P86"/>
          </table:table-cell>
          <table:covered-table-cell/>
          <table:table-cell table:style-name="Table9.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RFC</text:h>
                    </text:list-item>
                  </text:list>
                </text:list-item>
              </text:list>
            </text:list-item>
          </text:list>
        </text:list-item>
      </text:list>
      <text:p text:style-name="Test_20_Desc"/>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office:value-type="string">
              <text:p text:style-name="P118">Test ID</text:p>
            </table:table-cell>
            <table:table-cell table:style-name="Table10.A1" table:number-columns-spanned="2" office:value-type="string">
              <text:p text:style-name="P118">Test Description</text:p>
            </table:table-cell>
            <table:covered-table-cell/>
            <table:table-cell table:style-name="Table10.A1" office:value-type="string">
              <text:p text:style-name="P118">Expected Result</text:p>
            </table:table-cell>
            <table:table-cell table:style-name="Table10.E1" office:value-type="string">
              <text:p text:style-name="P118">Actual Result / Comment</text:p>
            </table:table-cell>
          </table:table-row>
        </table:table-header-rows>
        <table:table-row table:style-name="Table10.2">
          <table:table-cell table:style-name="Table10.A2" office:value-type="string">
            <text:list text:style-name="WW8Num173" text:continue-numbering="true">
              <text:list-item>
                <text:p text:style-name="P174"/>
              </text:list-item>
            </text:list>
          </table:table-cell>
          <table:table-cell table:style-name="Table10.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0.3">
          <table:table-cell table:style-name="Table10.A3" office:value-type="string">
            <text:list text:style-name="WW8Num55">
              <text:list-item>
                <text:p text:style-name="P186"/>
              </text:list-item>
            </text:list>
          </table:table-cell>
          <table:table-cell table:style-name="Table10.A3" office:value-type="string">
            <text:p text:style-name="P114">Scenario: </text:p>
            <text:p text:style-name="P82">Create RFC</text:p>
            <text:p text:style-name="Test_20_Sub-header">Prerequisite:</text:p>
            <text:p text:style-name="Test_20_Sub-header">Note:</text:p>
            <text:p text:style-name="Test_20_Sub-header">Action:</text:p>
          </table:table-cell>
          <table:table-cell table:style-name="Table10.A3" table:number-columns-spanned="2" office:value-type="string">
            <text:p text:style-name="P83"/>
          </table:table-cell>
          <table:covered-table-cell/>
          <table:table-cell table:style-name="Table10.E3" office:value-type="string">
            <text:p text:style-name="P83">Pass</text:p>
          </table:table-cell>
        </table:table-row>
        <text:soft-page-break/>
        <table:table-row table:style-name="Table10.3">
          <table:table-cell table:style-name="Table10.A4" office:value-type="string">
            <text:p text:style-name="P81"/>
          </table:table-cell>
          <table:table-cell table:style-name="Table10.A4" office:value-type="string">
            <text:list text:style-name="WW8Num11">
              <text:list-item>
                <text:p text:style-name="P270">Go to Process -&gt; RFC </text:p>
              </text:list-item>
              <text:list-item>
                <text:p text:style-name="P269">Click create RFC at the right navigational frame </text:p>
              </text:list-item>
              <text:list-item>
                <text:p text:style-name="P269">Fill in the information with a unique RFC ID</text:p>
              </text:list-item>
              <text:list-item>
                <text:p text:style-name="P269">Save the RFC </text:p>
              </text:list-item>
              <text:list-item>
                <text:p text:style-name="P269">Repeat step 3 – 5 with an existing RFC ID</text:p>
              </text:list-item>
              <text:list-item>
                <text:p text:style-name="P269">Repeat step 3 - 5 with missing or invalid information</text:p>
              </text:list-item>
            </text:list>
          </table:table-cell>
          <table:table-cell table:style-name="Table10.A4" table:number-columns-spanned="2" office:value-type="string">
            <text:list text:style-name="WW8Num183">
              <text:list-item>
                <text:p text:style-name="P272">After step 4 the newly created RFC is displayed in the screen</text:p>
              </text:list-item>
              <text:list-item>
                <text:p text:style-name="P271">After step 5 an error message is displayed and no RFC is created</text:p>
              </text:list-item>
              <text:list-item>
                <text:p text:style-name="P271">After step 6 an error message is displayed</text:p>
              </text:list-item>
            </text:list>
          </table:table-cell>
          <table:covered-table-cell/>
          <table:table-cell table:style-name="Table10.E4" office:value-type="string">
            <text:p text:style-name="P79"/>
          </table:table-cell>
        </table:table-row>
        <table:table-row table:style-name="Table10.5">
          <table:table-cell table:style-name="Table10.A5" office:value-type="string">
            <text:p text:style-name="P79"/>
          </table:table-cell>
          <table:table-cell table:style-name="Table10.A5" office:value-type="string">
            <text:p text:style-name="P79"/>
          </table:table-cell>
          <table:table-cell table:style-name="Table10.A5" table:number-columns-spanned="2" office:value-type="string">
            <text:p text:style-name="P79"/>
          </table:table-cell>
          <table:covered-table-cell/>
          <table:table-cell table:style-name="Table10.E5" office:value-type="string">
            <text:p text:style-name="P79"/>
          </table:table-cell>
        </table:table-row>
        <table:table-row table:style-name="Table10.5">
          <table:table-cell table:style-name="Table10.A3" office:value-type="string">
            <text:list text:style-name="WW8Num55" text:continue-numbering="true">
              <text:list-item>
                <text:p text:style-name="P186"/>
              </text:list-item>
            </text:list>
          </table:table-cell>
          <table:table-cell table:style-name="Table10.A3" office:value-type="string">
            <text:p text:style-name="P114">Scenario: </text:p>
            <text:p text:style-name="P82">Update RFC</text:p>
            <text:p text:style-name="Test_20_Sub-header">Prerequisite:</text:p>
            <text:p text:style-name="Test_20_Sub-header">Note:</text:p>
            <text:p text:style-name="Test_20_Sub-header">Action:</text:p>
          </table:table-cell>
          <table:table-cell table:style-name="Table10.A3" table:number-columns-spanned="2" office:value-type="string">
            <text:p text:style-name="P79"/>
          </table:table-cell>
          <table:covered-table-cell/>
          <table:table-cell table:style-name="Table10.E3" office:value-type="string">
            <text:p text:style-name="P79">Pass</text:p>
          </table:table-cell>
        </table:table-row>
        <table:table-row table:style-name="Table10.5">
          <table:table-cell table:style-name="Table10.A4" office:value-type="string">
            <text:p text:style-name="P79"/>
          </table:table-cell>
          <table:table-cell table:style-name="Table10.A4" office:value-type="string">
            <text:list text:style-name="WW8Num147">
              <text:list-item>
                <text:p text:style-name="P274">Go to Process -&gt; RFC</text:p>
              </text:list-item>
              <text:list-item>
                <text:p text:style-name="P273">Click edit button on any of the RFC </text:p>
              </text:list-item>
              <text:list-item>
                <text:p text:style-name="P273">Update the information and click save</text:p>
              </text:list-item>
            </text:list>
          </table:table-cell>
          <table:table-cell table:style-name="Table10.A4" table:number-columns-spanned="2" office:value-type="string">
            <text:p text:style-name="P79">RFC information is updated</text:p>
          </table:table-cell>
          <table:covered-table-cell/>
          <table:table-cell table:style-name="Table10.E4" office:value-type="string">
            <text:p text:style-name="P79"/>
          </table:table-cell>
        </table:table-row>
        <table:table-row table:style-name="Table10.5">
          <table:table-cell table:style-name="Table10.A5" office:value-type="string">
            <text:p text:style-name="P79"/>
          </table:table-cell>
          <table:table-cell table:style-name="Table10.A5" office:value-type="string">
            <text:p text:style-name="P79"/>
          </table:table-cell>
          <table:table-cell table:style-name="Table10.A5" table:number-columns-spanned="2" office:value-type="string">
            <text:p text:style-name="P79"/>
          </table:table-cell>
          <table:covered-table-cell/>
          <table:table-cell table:style-name="Table10.E5" office:value-type="string">
            <text:p text:style-name="P79"/>
          </table:table-cell>
        </table:table-row>
        <table:table-row table:style-name="Table10.5">
          <table:table-cell table:style-name="Table10.A3" office:value-type="string">
            <text:list text:style-name="WW8Num55" text:continue-numbering="true">
              <text:list-item>
                <text:p text:style-name="P186"/>
              </text:list-item>
            </text:list>
          </table:table-cell>
          <table:table-cell table:style-name="Table10.A3" office:value-type="string">
            <text:p text:style-name="P114">Scenario: </text:p>
            <text:p text:style-name="P82">Delete RFC</text:p>
            <text:p text:style-name="Test_20_Sub-header">Prerequisite:</text:p>
            <text:p text:style-name="Test_20_Sub-header">Note:</text:p>
            <text:p text:style-name="Test_20_Sub-header">Action:</text:p>
          </table:table-cell>
          <table:table-cell table:style-name="Table10.A3" table:number-columns-spanned="2" office:value-type="string">
            <text:p text:style-name="P79"/>
          </table:table-cell>
          <table:covered-table-cell/>
          <table:table-cell table:style-name="Table10.E3" office:value-type="string">
            <text:p text:style-name="P79">Pass</text:p>
          </table:table-cell>
        </table:table-row>
        <table:table-row table:style-name="Table10.5">
          <table:table-cell table:style-name="Table10.A4" office:value-type="string">
            <text:p text:style-name="P79"/>
          </table:table-cell>
          <table:table-cell table:style-name="Table10.A4" office:value-type="string">
            <text:list text:style-name="WW8Num69">
              <text:list-item>
                <text:p text:style-name="P276">Go to Process -&gt; RFC</text:p>
              </text:list-item>
              <text:list-item>
                <text:p text:style-name="P275">Select a RFC and click delete RFC </text:p>
              </text:list-item>
            </text:list>
          </table:table-cell>
          <table:table-cell table:style-name="Table10.A4" table:number-columns-spanned="2" office:value-type="string">
            <text:p text:style-name="P79">The selected RFC is deleted</text:p>
          </table:table-cell>
          <table:covered-table-cell/>
          <table:table-cell table:style-name="Table10.E4" office:value-type="string">
            <text:p text:style-name="P79"/>
          </table:table-cell>
        </table:table-row>
        <table:table-row table:style-name="Table10.5">
          <table:table-cell table:style-name="Table10.A11" office:value-type="string">
            <text:p text:style-name="P79"/>
          </table:table-cell>
          <table:table-cell table:style-name="Table10.A11" office:value-type="string">
            <text:p text:style-name="P79"/>
          </table:table-cell>
          <table:table-cell table:style-name="Table10.A11" table:number-columns-spanned="2" office:value-type="string">
            <text:p text:style-name="P86"/>
          </table:table-cell>
          <table:covered-table-cell/>
          <table:table-cell table:style-name="Table10.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User Procedure</text:h>
                    </text:list-item>
                  </text:list>
                </text:list-item>
              </text:list>
            </text:list-item>
          </text:list>
        </text:list-item>
      </text:list>
      <text:p text:style-name="Test_20_Desc"/>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P118">Test ID</text:p>
            </table:table-cell>
            <table:table-cell table:style-name="Table11.A1" table:number-columns-spanned="2" office:value-type="string">
              <text:p text:style-name="P118">Test Description</text:p>
            </table:table-cell>
            <table:covered-table-cell/>
            <table:table-cell table:style-name="Table11.A1" office:value-type="string">
              <text:p text:style-name="P118">Expected Result</text:p>
            </table:table-cell>
            <table:table-cell table:style-name="Table11.E1" office:value-type="string">
              <text:p text:style-name="P118">Actual Result / Comment</text:p>
            </table:table-cell>
          </table:table-row>
        </table:table-header-rows>
        <table:table-row table:style-name="Table11.2">
          <table:table-cell table:style-name="Table11.A2" office:value-type="string">
            <text:list text:style-name="WW8Num173" text:continue-numbering="true">
              <text:list-item>
                <text:p text:style-name="P174"/>
              </text:list-item>
            </text:list>
          </table:table-cell>
          <table:table-cell table:style-name="Table11.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11.3">
          <table:table-cell table:style-name="Table11.A3" office:value-type="string">
            <text:list text:style-name="WW8Num25">
              <text:list-item>
                <text:p text:style-name="P187"/>
              </text:list-item>
            </text:list>
          </table:table-cell>
          <table:table-cell table:style-name="Table11.A3" office:value-type="string">
            <text:p text:style-name="P114">Scenario: </text:p>
            <text:p text:style-name="P82">Create User Procedure</text:p>
            <text:p text:style-name="Test_20_Sub-header">Prerequisite:</text:p>
            <text:p text:style-name="Test_20_Sub-header">Note:</text:p>
            <text:p text:style-name="Test_20_Sub-header">Action:</text:p>
          </table:table-cell>
          <table:table-cell table:style-name="Table11.A3" table:number-columns-spanned="2" office:value-type="string">
            <text:p text:style-name="P83"/>
          </table:table-cell>
          <table:covered-table-cell/>
          <table:table-cell table:style-name="Table11.E3" office:value-type="string">
            <text:p text:style-name="P83">Pass</text:p>
          </table:table-cell>
        </table:table-row>
        <table:table-row table:style-name="Table11.3">
          <table:table-cell table:style-name="Table11.A4" office:value-type="string">
            <text:p text:style-name="P81"/>
          </table:table-cell>
          <table:table-cell table:style-name="Table11.A4" office:value-type="string">
            <text:list text:style-name="WW8Num31">
              <text:list-item>
                <text:p text:style-name="P278">Go to Process -&gt; User Procedure </text:p>
              </text:list-item>
              <text:list-item>
                <text:p text:style-name="P277">Click create User Procedure at the right navigational frame </text:p>
              </text:list-item>
              <text:list-item>
                <text:p text:style-name="P277">Fill in the information with a unique User Procedure ID</text:p>
              </text:list-item>
              <text:list-item>
                <text:p text:style-name="P277">Save the User Procedure</text:p>
              </text:list-item>
              <text:list-item>
                <text:p text:style-name="P277">Repeat step 3 – 5 with an existing User Procedure ID</text:p>
              </text:list-item>
              <text:list-item>
                <text:p text:style-name="P277">Repeat step 3 - 5 with missing or invalid information</text:p>
              </text:list-item>
              <text:list-item>
                <text:p text:style-name="P451">Repeat step 3 - 5 with batch file type </text:p>
              </text:list-item>
            </text:list>
          </table:table-cell>
          <table:table-cell table:style-name="Table11.A4" table:number-columns-spanned="2" office:value-type="string">
            <text:list text:style-name="WW8Num141">
              <text:list-item>
                <text:p text:style-name="P280">After step 4 the newly created User Procedure is displayed in the screen</text:p>
              </text:list-item>
              <text:list-item>
                <text:p text:style-name="P279">After step 5 an error message is displayed and no User Procedure is created</text:p>
              </text:list-item>
              <text:list-item>
                <text:p text:style-name="P279">After step 6 an error message is displayed</text:p>
              </text:list-item>
              <text:list-item>
                <text:p text:style-name="P279">After step 7 the newly created User Procedure is displayed in the screen</text:p>
              </text:list-item>
            </text:list>
          </table:table-cell>
          <table:covered-table-cell/>
          <table:table-cell table:style-name="Table11.E4" office:value-type="string">
            <text:p text:style-name="P79"/>
          </table:table-cell>
        </table:table-row>
        <table:table-row table:style-name="Table11.5">
          <table:table-cell table:style-name="Table11.A5" office:value-type="string">
            <text:p text:style-name="P79"/>
          </table:table-cell>
          <table:table-cell table:style-name="Table11.A5" office:value-type="string">
            <text:p text:style-name="P79"/>
          </table:table-cell>
          <table:table-cell table:style-name="Table11.A5" table:number-columns-spanned="2" office:value-type="string">
            <text:p text:style-name="P79"/>
          </table:table-cell>
          <table:covered-table-cell/>
          <table:table-cell table:style-name="Table11.E5" office:value-type="string">
            <text:p text:style-name="P79"/>
          </table:table-cell>
        </table:table-row>
        <table:table-row table:style-name="Table11.5">
          <table:table-cell table:style-name="Table11.A3" office:value-type="string">
            <text:list text:style-name="WW8Num25" text:continue-numbering="true">
              <text:list-item>
                <text:p text:style-name="P187"/>
              </text:list-item>
            </text:list>
          </table:table-cell>
          <table:table-cell table:style-name="Table11.A3" office:value-type="string">
            <text:p text:style-name="P114">Scenario: </text:p>
            <text:p text:style-name="P82">Update User Procedure</text:p>
            <text:p text:style-name="Test_20_Sub-header">Prerequisite:</text:p>
            <text:p text:style-name="Test_20_Sub-header">Note:</text:p>
            <text:p text:style-name="Test_20_Sub-header">Action:</text:p>
          </table:table-cell>
          <table:table-cell table:style-name="Table11.A3" table:number-columns-spanned="2" office:value-type="string">
            <text:p text:style-name="P83"/>
          </table:table-cell>
          <table:covered-table-cell/>
          <table:table-cell table:style-name="Table11.E3" office:value-type="string">
            <text:p text:style-name="P83">Pass</text:p>
          </table:table-cell>
        </table:table-row>
        <table:table-row table:style-name="Table11.5">
          <table:table-cell table:style-name="Table11.A4" office:value-type="string">
            <text:p text:style-name="P83"/>
          </table:table-cell>
          <table:table-cell table:style-name="Table11.A4" office:value-type="string">
            <text:list text:style-name="WW8Num62">
              <text:list-item>
                <text:p text:style-name="P282">Go to Process -&gt; User Procedure</text:p>
              </text:list-item>
              <text:list-item>
                <text:p text:style-name="P281">Click edit button on any of the User Procedure </text:p>
              </text:list-item>
              <text:list-item>
                <text:p text:style-name="P281">Update the information and click save</text:p>
              </text:list-item>
            </text:list>
          </table:table-cell>
          <table:table-cell table:style-name="Table11.A4" table:number-columns-spanned="2" office:value-type="string">
            <text:p text:style-name="P79">User Procedure information is updated</text:p>
          </table:table-cell>
          <table:covered-table-cell/>
          <table:table-cell table:style-name="Table11.E4" office:value-type="string">
            <text:p text:style-name="P79"/>
          </table:table-cell>
        </table:table-row>
        <table:table-row table:style-name="Table11.5">
          <table:table-cell table:style-name="Table11.A5" office:value-type="string">
            <text:p text:style-name="P79"/>
          </table:table-cell>
          <table:table-cell table:style-name="Table11.A5" office:value-type="string">
            <text:p text:style-name="P79"/>
          </table:table-cell>
          <table:table-cell table:style-name="Table11.A5" table:number-columns-spanned="2" office:value-type="string">
            <text:p text:style-name="P79"/>
          </table:table-cell>
          <table:covered-table-cell/>
          <table:table-cell table:style-name="Table11.E5" office:value-type="string">
            <text:p text:style-name="P79"/>
          </table:table-cell>
        </table:table-row>
        <table:table-row table:style-name="Table11.5">
          <table:table-cell table:style-name="Table11.A3" office:value-type="string">
            <text:list text:style-name="WW8Num25" text:continue-numbering="true">
              <text:list-item>
                <text:p text:style-name="P187"/>
              </text:list-item>
            </text:list>
          </table:table-cell>
          <table:table-cell table:style-name="Table11.A3" office:value-type="string">
            <text:p text:style-name="P114">Scenario: </text:p>
            <text:p text:style-name="P82">Delete User Procedure</text:p>
            <text:p text:style-name="Test_20_Sub-header">Prerequisite:</text:p>
            <text:p text:style-name="Test_20_Sub-header">Note:</text:p>
            <text:p text:style-name="Test_20_Sub-header">Action:</text:p>
          </table:table-cell>
          <table:table-cell table:style-name="Table11.A3" table:number-columns-spanned="2" office:value-type="string">
            <text:p text:style-name="P79"/>
          </table:table-cell>
          <table:covered-table-cell/>
          <table:table-cell table:style-name="Table11.E3" office:value-type="string">
            <text:p text:style-name="P79">Pass</text:p>
          </table:table-cell>
        </table:table-row>
        <table:table-row table:style-name="Table11.5">
          <table:table-cell table:style-name="Table11.A4" office:value-type="string">
            <text:p text:style-name="P79"/>
          </table:table-cell>
          <table:table-cell table:style-name="Table11.A4" office:value-type="string">
            <text:list text:style-name="WW8Num49">
              <text:list-item>
                <text:p text:style-name="P284">Go to Process -&gt; User Procedure</text:p>
              </text:list-item>
              <text:list-item>
                <text:p text:style-name="P283">Select a User Procedure and click delete User Procedure </text:p>
              </text:list-item>
            </text:list>
          </table:table-cell>
          <table:table-cell table:style-name="Table11.A4" table:number-columns-spanned="2" office:value-type="string">
            <text:p text:style-name="P79">The selected User Procedure is deleted</text:p>
          </table:table-cell>
          <table:covered-table-cell/>
          <table:table-cell table:style-name="Table11.E4" office:value-type="string">
            <text:p text:style-name="P79"/>
          </table:table-cell>
        </table:table-row>
        <table:table-row table:style-name="Table11.5">
          <table:table-cell table:style-name="Table11.A11" office:value-type="string">
            <text:p text:style-name="P79"/>
          </table:table-cell>
          <table:table-cell table:style-name="Table11.A11" office:value-type="string">
            <text:p text:style-name="P79"/>
          </table:table-cell>
          <table:table-cell table:style-name="Table11.A11" table:number-columns-spanned="2" office:value-type="string">
            <text:p text:style-name="P86"/>
          </table:table-cell>
          <table:covered-table-cell/>
          <table:table-cell table:style-name="Table11.E11" office:value-type="string">
            <text:p text:style-name="P79"/>
          </table:table-cell>
        </table:table-row>
      </table:table>
      <text:p text:style-name="Test_20_Desc"><text:soft-page-break/></text:p>
      <text:list text:style-name="Outline" text:continue-numbering="true">
        <text:list-item>
          <text:list text:continue-numbering="true">
            <text:list-item>
              <text:list text:continue-numbering="true">
                <text:list-item>
                  <text:h text:style-name="P59" text:outline-level="3">Import</text:h>
                </text:list-item>
              </text:list>
            </text:list-item>
          </text:list>
        </text:list-item>
      </text:list>
      <text:p text:style-name="Test_20_Desc"/>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118">Test ID</text:p>
            </table:table-cell>
            <table:table-cell table:style-name="Table12.A1" table:number-columns-spanned="2" office:value-type="string">
              <text:p text:style-name="P118">Test Description</text:p>
            </table:table-cell>
            <table:covered-table-cell/>
            <table:table-cell table:style-name="Table12.A1" office:value-type="string">
              <text:p text:style-name="P118">Expected Result</text:p>
            </table:table-cell>
            <table:table-cell table:style-name="Table12.E1" office:value-type="string">
              <text:p text:style-name="P118">Actual Result / Comment</text:p>
            </table:table-cell>
          </table:table-row>
        </table:table-header-rows>
        <table:table-row table:style-name="Table12.2">
          <table:table-cell table:style-name="Table12.A2" office:value-type="string">
            <text:p text:style-name="P79">GT001</text:p>
          </table:table-cell>
          <table:table-cell table:style-name="Table12.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2.3">
          <table:table-cell table:style-name="Table12.A3" office:value-type="string">
            <text:p text:style-name="P79">A</text:p>
          </table:table-cell>
          <table:table-cell table:style-name="Table12.A3" office:value-type="string">
            <text:p text:style-name="P115">Scenario: </text:p>
            <text:p text:style-name="Test_20_Desc">Import a document from hard disk</text:p>
            <text:p text:style-name="Test_20_Sub-header">Prerequisite:</text:p>
            <text:p text:style-name="Test_20_Sub-header">Note:</text:p>
            <text:p text:style-name="Test_20_Sub-header">Action:</text:p>
          </table:table-cell>
          <table:table-cell table:style-name="Table12.A3" table:number-columns-spanned="2" office:value-type="string">
            <text:p text:style-name="P79"/>
          </table:table-cell>
          <table:covered-table-cell/>
          <table:table-cell table:style-name="Table12.E3" office:value-type="string">
            <text:p text:style-name="P79">Pass</text:p>
          </table:table-cell>
        </table:table-row>
        <table:table-row table:style-name="Table12.4">
          <table:table-cell table:style-name="Table12.A4" office:value-type="string">
            <text:p text:style-name="P80"/>
          </table:table-cell>
          <table:table-cell table:style-name="Table12.A4" office:value-type="string">
            <text:list text:style-name="WW8Num169">
              <text:list-item>
                <text:p text:style-name="P286">Go to Documents-&gt;Import</text:p>
              </text:list-item>
              <text:list-item>
                <text:p text:style-name="P285">Click on the Import</text:p>
              </text:list-item>
              <text:list-item>
                <text:p text:style-name="P285">Fill in the required fields and click Import</text:p>
              </text:list-item>
            </text:list>
          </table:table-cell>
          <table:table-cell table:style-name="Table12.A4" table:number-columns-spanned="2" office:value-type="string">
            <text:p text:style-name="P79">The document is displayed in the import folder</text:p>
          </table:table-cell>
          <table:covered-table-cell/>
          <table:table-cell table:style-name="Table12.E4" office:value-type="string">
            <text:p text:style-name="P79"/>
          </table:table-cell>
        </table:table-row>
        <table:table-row table:style-name="Table12.5">
          <table:table-cell table:style-name="Table12.A5" office:value-type="string">
            <text:p text:style-name="P79"/>
          </table:table-cell>
          <table:table-cell table:style-name="Table12.A5" office:value-type="string">
            <text:p text:style-name="P79"/>
          </table:table-cell>
          <table:table-cell table:style-name="Table12.A5" table:number-columns-spanned="2" office:value-type="string">
            <text:p text:style-name="P86"/>
          </table:table-cell>
          <table:covered-table-cell/>
          <table:table-cell table:style-name="Table12.E5"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8" text:outline-level="3">Mapping</text:h>
                  <text:list>
                    <text:list-item>
                      <text:h text:style-name="P64" text:outline-level="4">Document Types</text:h>
                    </text:list-item>
                  </text:list>
                </text:list-item>
              </text:list>
            </text:list-item>
          </text:list>
        </text:list-item>
      </text:list>
      <text:p text:style-name="Test_20_Desc"/>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118">Test ID</text:p>
            </table:table-cell>
            <table:table-cell table:style-name="Table13.A1" table:number-columns-spanned="2" office:value-type="string">
              <text:p text:style-name="P118">Test Description</text:p>
            </table:table-cell>
            <table:covered-table-cell/>
            <table:table-cell table:style-name="Table13.A1" office:value-type="string">
              <text:p text:style-name="P118">Expected Result</text:p>
            </table:table-cell>
            <table:table-cell table:style-name="Table13.E1" office:value-type="string">
              <text:p text:style-name="P118">Actual Result / Comment</text:p>
            </table:table-cell>
          </table:table-row>
        </table:table-header-rows>
        <table:table-row table:style-name="Table13.2">
          <table:table-cell table:style-name="Table13.A2" office:value-type="string">
            <text:list text:style-name="WW8Num173" text:continue-numbering="true">
              <text:list-item>
                <text:p text:style-name="P174"/>
              </text:list-item>
            </text:list>
          </table:table-cell>
          <table:table-cell table:style-name="Table13.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3.3">
          <table:table-cell table:style-name="Table13.A3" office:value-type="string">
            <text:list text:style-name="WW8Num16">
              <text:list-item>
                <text:p text:style-name="P188"/>
              </text:list-item>
            </text:list>
          </table:table-cell>
          <table:table-cell table:style-name="Table13.A3" office:value-type="string">
            <text:p text:style-name="P114">Scenario: </text:p>
            <text:p text:style-name="P82">Create document type</text:p>
            <text:p text:style-name="Test_20_Sub-header">Prerequisite:</text:p>
            <text:p text:style-name="Test_20_Sub-header">Note:</text:p>
            <text:p text:style-name="Test_20_Sub-header">Action:</text:p>
          </table:table-cell>
          <table:table-cell table:style-name="Table13.A3" table:number-columns-spanned="2" office:value-type="string">
            <text:p text:style-name="P83"/>
          </table:table-cell>
          <table:covered-table-cell/>
          <table:table-cell table:style-name="Table13.E3" office:value-type="string">
            <text:p text:style-name="P83">Pass</text:p>
          </table:table-cell>
        </table:table-row>
        <text:soft-page-break/>
        <table:table-row table:style-name="Table13.4">
          <table:table-cell table:style-name="Table13.A4" office:value-type="string">
            <text:p text:style-name="P81"/>
          </table:table-cell>
          <table:table-cell table:style-name="Table13.A4" office:value-type="string">
            <text:list text:style-name="WW8Num93">
              <text:list-item>
                <text:p text:style-name="P288">Click admin at the right top corner of the window</text:p>
              </text:list-item>
              <text:list-item>
                <text:p text:style-name="P287">Go to Mapping -&gt; Document types</text:p>
              </text:list-item>
              <text:list-item>
                <text:p text:style-name="P287">Click create document type at the right navigational frame </text:p>
              </text:list-item>
              <text:list-item>
                <text:p text:style-name="P287">Fill in the information with a unique document type</text:p>
              </text:list-item>
              <text:list-item>
                <text:p text:style-name="P287">Save the document type</text:p>
              </text:list-item>
              <text:list-item>
                <text:p text:style-name="P287">Repeat step 3 – 5 with an existing document type</text:p>
              </text:list-item>
              <text:list-item>
                <text:p text:style-name="P287">Repeat step 3 - 5 with missing or invalid information</text:p>
              </text:list-item>
            </text:list>
          </table:table-cell>
          <table:table-cell table:style-name="Table13.A4" table:number-columns-spanned="2" office:value-type="string">
            <text:list text:style-name="WW8Num41">
              <text:list-item>
                <text:p text:style-name="P290">After step 5 the newly created document type is displayed in the screen</text:p>
              </text:list-item>
              <text:list-item>
                <text:p text:style-name="P289">After step 6 an error message is displayed and no document type is created</text:p>
              </text:list-item>
              <text:list-item>
                <text:p text:style-name="P289">After step 7 an error message is displayed</text:p>
              </text:list-item>
            </text:list>
          </table:table-cell>
          <table:covered-table-cell/>
          <table:table-cell table:style-name="Table13.E4" office:value-type="string">
            <text:p text:style-name="P79"/>
          </table:table-cell>
        </table:table-row>
        <table:table-row table:style-name="Table13.5">
          <table:table-cell table:style-name="Table13.A5" office:value-type="string">
            <text:p text:style-name="P79"/>
          </table:table-cell>
          <table:table-cell table:style-name="Table13.A5" office:value-type="string">
            <text:p text:style-name="P79"/>
          </table:table-cell>
          <table:table-cell table:style-name="Table13.A5" table:number-columns-spanned="2" office:value-type="string">
            <text:p text:style-name="P79"/>
          </table:table-cell>
          <table:covered-table-cell/>
          <table:table-cell table:style-name="Table13.E5" office:value-type="string">
            <text:p text:style-name="P79"/>
          </table:table-cell>
        </table:table-row>
        <table:table-row table:style-name="Table13.5">
          <table:table-cell table:style-name="Table13.A3" office:value-type="string">
            <text:list text:style-name="WW8Num16" text:continue-numbering="true">
              <text:list-item>
                <text:p text:style-name="P188"/>
              </text:list-item>
            </text:list>
          </table:table-cell>
          <table:table-cell table:style-name="Table13.A3" office:value-type="string">
            <text:p text:style-name="P114">Scenario: </text:p>
            <text:p text:style-name="P82">Update document type</text:p>
            <text:p text:style-name="Test_20_Sub-header">Prerequisite:</text:p>
            <text:p text:style-name="Test_20_Sub-header">Note:</text:p>
            <text:p text:style-name="Test_20_Sub-header">Action:</text:p>
          </table:table-cell>
          <table:table-cell table:style-name="Table13.A3" table:number-columns-spanned="2" office:value-type="string">
            <text:p text:style-name="P79"/>
          </table:table-cell>
          <table:covered-table-cell/>
          <table:table-cell table:style-name="Table13.E3" office:value-type="string">
            <text:p text:style-name="P79">Pass</text:p>
          </table:table-cell>
        </table:table-row>
        <table:table-row table:style-name="Table13.5">
          <table:table-cell table:style-name="Table13.A4" office:value-type="string">
            <text:p text:style-name="P79"/>
          </table:table-cell>
          <table:table-cell table:style-name="Table13.A4" office:value-type="string">
            <text:list text:style-name="WW8Num168">
              <text:list-item>
                <text:p text:style-name="P292">Click admin at the right top corner of the window</text:p>
              </text:list-item>
              <text:list-item>
                <text:p text:style-name="P291">Go to Mapping -&gt; Document types</text:p>
              </text:list-item>
              <text:list-item>
                <text:p text:style-name="P291">Click edit button on any of the document type</text:p>
              </text:list-item>
              <text:list-item>
                <text:p text:style-name="P291">Update the information and click save</text:p>
              </text:list-item>
            </text:list>
          </table:table-cell>
          <table:table-cell table:style-name="Table13.A4" table:number-columns-spanned="2" office:value-type="string">
            <text:p text:style-name="P79">Document type information is updated</text:p>
          </table:table-cell>
          <table:covered-table-cell/>
          <table:table-cell table:style-name="Table13.E4" office:value-type="string">
            <text:p text:style-name="P79"/>
          </table:table-cell>
        </table:table-row>
        <table:table-row table:style-name="Table13.5">
          <table:table-cell table:style-name="Table13.A5" office:value-type="string">
            <text:p text:style-name="P79"/>
          </table:table-cell>
          <table:table-cell table:style-name="Table13.A5" office:value-type="string">
            <text:p text:style-name="P79"/>
          </table:table-cell>
          <table:table-cell table:style-name="Table13.A5" table:number-columns-spanned="2" office:value-type="string">
            <text:p text:style-name="P79"/>
          </table:table-cell>
          <table:covered-table-cell/>
          <table:table-cell table:style-name="Table13.E5" office:value-type="string">
            <text:p text:style-name="P79"/>
          </table:table-cell>
        </table:table-row>
        <table:table-row table:style-name="Table13.5">
          <table:table-cell table:style-name="Table13.A3" office:value-type="string">
            <text:list text:style-name="WW8Num16" text:continue-numbering="true">
              <text:list-item>
                <text:p text:style-name="P188"/>
              </text:list-item>
            </text:list>
          </table:table-cell>
          <table:table-cell table:style-name="Table13.A3" office:value-type="string">
            <text:p text:style-name="P114">Scenario: </text:p>
            <text:p text:style-name="P82">Delete document type</text:p>
            <text:p text:style-name="Test_20_Sub-header">Prerequisite:</text:p>
            <text:p text:style-name="Test_20_Sub-header">Note:</text:p>
            <text:p text:style-name="Test_20_Sub-header">Action:</text:p>
          </table:table-cell>
          <table:table-cell table:style-name="Table13.A3" table:number-columns-spanned="2" office:value-type="string">
            <text:p text:style-name="P83"/>
          </table:table-cell>
          <table:covered-table-cell/>
          <table:table-cell table:style-name="Table13.E3" office:value-type="string">
            <text:p text:style-name="P83">Pass</text:p>
          </table:table-cell>
        </table:table-row>
        <table:table-row table:style-name="Table13.5">
          <table:table-cell table:style-name="Table13.A4" office:value-type="string">
            <text:p text:style-name="P83"/>
          </table:table-cell>
          <table:table-cell table:style-name="Table13.A4" office:value-type="string">
            <text:list text:style-name="WW8Num40">
              <text:list-item>
                <text:p text:style-name="P294">Click admin at the right top corner of the window</text:p>
              </text:list-item>
              <text:list-item>
                <text:p text:style-name="P293">Go to Mapping -&gt; Document types</text:p>
              </text:list-item>
              <text:list-item>
                <text:p text:style-name="P293">Select a document type and click delete document type</text:p>
              </text:list-item>
            </text:list>
          </table:table-cell>
          <table:table-cell table:style-name="Table13.A4" table:number-columns-spanned="2" office:value-type="string">
            <text:p text:style-name="P79">The selected document type is deleted</text:p>
          </table:table-cell>
          <table:covered-table-cell/>
          <table:table-cell table:style-name="Table13.E4" office:value-type="string">
            <text:p text:style-name="P79"/>
          </table:table-cell>
        </table:table-row>
        <table:table-row table:style-name="Table13.5">
          <table:table-cell table:style-name="Table13.A11" office:value-type="string">
            <text:p text:style-name="P79"/>
          </table:table-cell>
          <table:table-cell table:style-name="Table13.A11" office:value-type="string">
            <text:p text:style-name="P79"/>
          </table:table-cell>
          <table:table-cell table:style-name="Table13.A11" table:number-columns-spanned="2" office:value-type="string">
            <text:p text:style-name="P86"/>
          </table:table-cell>
          <table:covered-table-cell/>
          <table:table-cell table:style-name="Table13.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File Types</text:h>
                    </text:list-item>
                  </text:list>
                </text:list-item>
              </text:list>
            </text:list-item>
          </text:list>
        </text:list-item>
      </text:list>
      <text:p text:style-name="Test_20_Desc"/>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118">Test ID</text:p>
            </table:table-cell>
            <table:table-cell table:style-name="Table14.A1" table:number-columns-spanned="2" office:value-type="string">
              <text:p text:style-name="P118">Test Description</text:p>
            </table:table-cell>
            <table:covered-table-cell/>
            <table:table-cell table:style-name="Table14.A1" office:value-type="string">
              <text:p text:style-name="P118">Expected Result</text:p>
            </table:table-cell>
            <table:table-cell table:style-name="Table14.E1" office:value-type="string">
              <text:p text:style-name="P118">Actual Result / Comment</text:p>
            </table:table-cell>
          </table:table-row>
        </table:table-header-rows>
        <table:table-row table:style-name="Table14.2">
          <table:table-cell table:style-name="Table14.A2" office:value-type="string">
            <text:list text:style-name="WW8Num173" text:continue-numbering="true">
              <text:list-item>
                <text:p text:style-name="P174"/>
              </text:list-item>
            </text:list>
          </table:table-cell>
          <table:table-cell table:style-name="Table14.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4.3">
          <table:table-cell table:style-name="Table14.A3" office:value-type="string">
            <text:list text:style-name="WW8Num153">
              <text:list-item>
                <text:p text:style-name="P189"/>
              </text:list-item>
            </text:list>
          </table:table-cell>
          <table:table-cell table:style-name="Table14.A3" office:value-type="string">
            <text:p text:style-name="P114">Scenario: </text:p>
            <text:p text:style-name="Test_20_Desc">Create file type</text:p>
            <text:p text:style-name="P122">Prerequisite:</text:p>
            <text:p text:style-name="P122">Note:</text:p>
            <text:p text:style-name="Test_20_Sub-header">Action:</text:p>
          </table:table-cell>
          <table:table-cell table:style-name="Table14.A3" table:number-columns-spanned="2" office:value-type="string">
            <text:p text:style-name="P79"/>
          </table:table-cell>
          <table:covered-table-cell/>
          <table:table-cell table:style-name="Table14.E3" office:value-type="string">
            <text:p text:style-name="P79">Pass</text:p>
          </table:table-cell>
        </table:table-row>
        <table:table-row table:style-name="Table14.3">
          <table:table-cell table:style-name="Table14.A4" office:value-type="string">
            <text:p text:style-name="P80"/>
          </table:table-cell>
          <table:table-cell table:style-name="Table14.A4" office:value-type="string">
            <text:list text:style-name="WW8Num5">
              <text:list-item>
                <text:p text:style-name="P296">Click admin at the right top corner of the window</text:p>
              </text:list-item>
              <text:list-item>
                <text:p text:style-name="P295">Go to Mapping -&gt; File types</text:p>
              </text:list-item>
              <text:list-item>
                <text:p text:style-name="P295">Click create file type at the right navigational frame </text:p>
              </text:list-item>
              <text:list-item>
                <text:p text:style-name="P295">Fill in the information with a unique file type</text:p>
              </text:list-item>
              <text:list-item>
                <text:p text:style-name="P295">Save the file type</text:p>
              </text:list-item>
              <text:list-item>
                <text:p text:style-name="P295">Repeat step 3 – 5 with an existing file type</text:p>
              </text:list-item>
              <text:list-item>
                <text:p text:style-name="P295">Repeat step 3 - 5 with missing or invalid information</text:p>
              </text:list-item>
            </text:list>
          </table:table-cell>
          <table:table-cell table:style-name="Table14.A4" table:number-columns-spanned="2" office:value-type="string">
            <text:list text:style-name="WW8Num145">
              <text:list-item>
                <text:p text:style-name="P298">After step 5 the newly created file type is displayed in the screen</text:p>
              </text:list-item>
              <text:list-item>
                <text:p text:style-name="P297">After step 6 an error message is displayed and no file type is created</text:p>
              </text:list-item>
              <text:list-item>
                <text:p text:style-name="P297">After step 7 an error message is displayed</text:p>
              </text:list-item>
            </text:list>
          </table:table-cell>
          <table:covered-table-cell/>
          <table:table-cell table:style-name="Table14.E4" office:value-type="string">
            <text:p text:style-name="P79"/>
          </table:table-cell>
        </table:table-row>
        <table:table-row table:style-name="Table14.5">
          <table:table-cell table:style-name="Table14.A5" office:value-type="string">
            <text:p text:style-name="P79"/>
          </table:table-cell>
          <table:table-cell table:style-name="Table14.A5" office:value-type="string">
            <text:p text:style-name="P79"/>
          </table:table-cell>
          <table:table-cell table:style-name="Table14.A5" table:number-columns-spanned="2" office:value-type="string">
            <text:p text:style-name="P79"/>
          </table:table-cell>
          <table:covered-table-cell/>
          <table:table-cell table:style-name="Table14.E5" office:value-type="string">
            <text:p text:style-name="P79"/>
          </table:table-cell>
        </table:table-row>
        <table:table-row table:style-name="Table14.5">
          <table:table-cell table:style-name="Table14.A3" office:value-type="string">
            <text:list text:style-name="WW8Num153" text:continue-numbering="true">
              <text:list-item>
                <text:p text:style-name="P189"/>
              </text:list-item>
            </text:list>
          </table:table-cell>
          <table:table-cell table:style-name="Table14.A3" office:value-type="string">
            <text:p text:style-name="P114">Scenario: </text:p>
            <text:p text:style-name="Test_20_Desc">Update file type</text:p>
            <text:p text:style-name="Test_20_Sub-header">Prerequisite:</text:p>
            <text:p text:style-name="Test_20_Sub-header">Note:</text:p>
            <text:p text:style-name="Test_20_Sub-header">Action:</text:p>
          </table:table-cell>
          <table:table-cell table:style-name="Table14.A3" table:number-columns-spanned="2" office:value-type="string">
            <text:p text:style-name="P79"/>
          </table:table-cell>
          <table:covered-table-cell/>
          <table:table-cell table:style-name="Table14.E3" office:value-type="string">
            <text:p text:style-name="P79">Pass</text:p>
          </table:table-cell>
        </table:table-row>
        <table:table-row table:style-name="Table14.5">
          <table:table-cell table:style-name="Table14.A4" office:value-type="string">
            <text:p text:style-name="P79"/>
          </table:table-cell>
          <table:table-cell table:style-name="Table14.A4" office:value-type="string">
            <text:list text:style-name="WW8Num179">
              <text:list-item>
                <text:p text:style-name="P300">Click admin at the right top corner of the window</text:p>
              </text:list-item>
              <text:list-item>
                <text:p text:style-name="P299">Go to Mapping -&gt; File types</text:p>
              </text:list-item>
              <text:list-item>
                <text:p text:style-name="P299">Click edit button on any of the file type</text:p>
              </text:list-item>
              <text:list-item>
                <text:p text:style-name="P299">Update the information and click save</text:p>
              </text:list-item>
            </text:list>
          </table:table-cell>
          <table:table-cell table:style-name="Table14.A4" table:number-columns-spanned="2" office:value-type="string">
            <text:p text:style-name="P79">File type information is updated</text:p>
          </table:table-cell>
          <table:covered-table-cell/>
          <table:table-cell table:style-name="Table14.E4" office:value-type="string">
            <text:p text:style-name="P79"/>
          </table:table-cell>
        </table:table-row>
        <table:table-row table:style-name="Table14.5">
          <table:table-cell table:style-name="Table14.A5" office:value-type="string">
            <text:p text:style-name="P79"/>
          </table:table-cell>
          <table:table-cell table:style-name="Table14.A5" office:value-type="string">
            <text:p text:style-name="P79"/>
          </table:table-cell>
          <table:table-cell table:style-name="Table14.A5" table:number-columns-spanned="2" office:value-type="string">
            <text:p text:style-name="P79"/>
          </table:table-cell>
          <table:covered-table-cell/>
          <table:table-cell table:style-name="Table14.E5" office:value-type="string">
            <text:p text:style-name="P79"/>
          </table:table-cell>
        </table:table-row>
        <table:table-row table:style-name="Table14.5">
          <table:table-cell table:style-name="Table14.A3" office:value-type="string">
            <text:p text:style-name="P79">B</text:p>
          </table:table-cell>
          <table:table-cell table:style-name="Table14.A3" office:value-type="string">
            <text:p text:style-name="P114">Scenario: </text:p>
            <text:p text:style-name="P82">Delete file type</text:p>
            <text:p text:style-name="Test_20_Sub-header">Prerequisite:</text:p>
            <text:p text:style-name="Test_20_Sub-header">Note:</text:p>
            <text:p text:style-name="Test_20_Sub-header">Action:</text:p>
          </table:table-cell>
          <table:table-cell table:style-name="Table14.A3" table:number-columns-spanned="2" office:value-type="string">
            <text:p text:style-name="P79"/>
          </table:table-cell>
          <table:covered-table-cell/>
          <table:table-cell table:style-name="Table14.E3" office:value-type="string">
            <text:p text:style-name="P79">Pass</text:p>
          </table:table-cell>
        </table:table-row>
        <text:soft-page-break/>
        <table:table-row table:style-name="Table14.5">
          <table:table-cell table:style-name="Table14.A4" office:value-type="string">
            <text:p text:style-name="P79"/>
          </table:table-cell>
          <table:table-cell table:style-name="Table14.A4" office:value-type="string">
            <text:list text:style-name="WW8Num160">
              <text:list-item>
                <text:p text:style-name="P302">Click admin at the right top corner of the window</text:p>
              </text:list-item>
              <text:list-item>
                <text:p text:style-name="P301">Go to Mapping -&gt; File types</text:p>
              </text:list-item>
              <text:list-item>
                <text:p text:style-name="P301">Select a file type and click delete file type</text:p>
              </text:list-item>
            </text:list>
          </table:table-cell>
          <table:table-cell table:style-name="Table14.A4" table:number-columns-spanned="2" office:value-type="string">
            <text:p text:style-name="P79">The selected file type is deleted</text:p>
          </table:table-cell>
          <table:covered-table-cell/>
          <table:table-cell table:style-name="Table14.E4" office:value-type="string">
            <text:p text:style-name="P79"/>
          </table:table-cell>
        </table:table-row>
        <table:table-row table:style-name="Table14.5">
          <table:table-cell table:style-name="Table14.A11" office:value-type="string">
            <text:p text:style-name="P79"/>
          </table:table-cell>
          <table:table-cell table:style-name="Table14.A11" office:value-type="string">
            <text:p text:style-name="P79"/>
          </table:table-cell>
          <table:table-cell table:style-name="Table14.A11" table:number-columns-spanned="2" office:value-type="string">
            <text:p text:style-name="P86"/>
          </table:table-cell>
          <table:covered-table-cell/>
          <table:table-cell table:style-name="Table14.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Mapping File (For XSL, XPath, Conversion Rule, <text:s/>Reference Docs, DTD, Schemas and Dictionary Files, ) </text:h>
                    </text:list-item>
                  </text:list>
                </text:list-item>
              </text:list>
            </text:list-item>
          </text:list>
        </text:list-item>
      </text:list>
      <text:p text:style-name="Test_20_Desc"/>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15.1">
            <table:table-cell table:style-name="Table15.A1" office:value-type="string">
              <text:p text:style-name="P118">Test ID</text:p>
            </table:table-cell>
            <table:table-cell table:style-name="Table15.A1" table:number-columns-spanned="2" office:value-type="string">
              <text:p text:style-name="P118">Test Description</text:p>
            </table:table-cell>
            <table:covered-table-cell/>
            <table:table-cell table:style-name="Table15.A1" office:value-type="string">
              <text:p text:style-name="P118">Expected Result</text:p>
            </table:table-cell>
            <table:table-cell table:style-name="Table15.E1" office:value-type="string">
              <text:p text:style-name="P118">Actual Result / Comment</text:p>
            </table:table-cell>
          </table:table-row>
        </table:table-header-rows>
        <table:table-row table:style-name="Table15.2">
          <table:table-cell table:style-name="Table15.A2" office:value-type="string">
            <text:list text:style-name="WW8Num173" text:continue-numbering="true">
              <text:list-item>
                <text:p text:style-name="P174"/>
              </text:list-item>
            </text:list>
          </table:table-cell>
          <table:table-cell table:style-name="Table15.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5.3">
          <table:table-cell table:style-name="Table15.A3" office:value-type="string">
            <text:list text:style-name="WW8Num135">
              <text:list-item>
                <text:p text:style-name="P190"/>
              </text:list-item>
            </text:list>
          </table:table-cell>
          <table:table-cell table:style-name="Table15.A3" office:value-type="string">
            <text:p text:style-name="P114">Scenario: </text:p>
            <text:p text:style-name="P82">Create Mapping File</text:p>
            <text:p text:style-name="Test_20_Sub-header">Prerequisite:</text:p>
            <text:p text:style-name="Test_20_Sub-header">Note:</text:p>
            <text:p text:style-name="Test_20_Sub-header">Action:</text:p>
          </table:table-cell>
          <table:table-cell table:style-name="Table15.A3" table:number-columns-spanned="2" office:value-type="string">
            <text:p text:style-name="P79"/>
          </table:table-cell>
          <table:covered-table-cell/>
          <table:table-cell table:style-name="Table15.E3" office:value-type="string">
            <text:p text:style-name="P79">Pass</text:p>
          </table:table-cell>
        </table:table-row>
        <table:table-row table:style-name="Table15.3">
          <table:table-cell table:style-name="Table15.A4" office:value-type="string">
            <text:p text:style-name="P80"/>
          </table:table-cell>
          <table:table-cell table:style-name="Table15.A4" office:value-type="string">
            <text:list text:style-name="WW8Num128">
              <text:list-item>
                <text:p text:style-name="P304">Click admin at the right top corner of the window</text:p>
              </text:list-item>
              <text:list-item>
                <text:p text:style-name="P303">Go to Mapping -&gt; Mapping Files</text:p>
              </text:list-item>
              <text:list-item>
                <text:p text:style-name="P303">Click create Mapping File at the right navigational frame </text:p>
              </text:list-item>
              <text:list-item>
                <text:p text:style-name="P303">Fill in the information with a unique Mapping File ID</text:p>
              </text:list-item>
              <text:list-item>
                <text:p text:style-name="P303">Save the Mapping File</text:p>
              </text:list-item>
              <text:list-item>
                <text:p text:style-name="P303">Repeat step 3 – 5 with an existing Mapping File ID</text:p>
              </text:list-item>
              <text:list-item>
                <text:p text:style-name="P303">Repeat step 3 - 5 with missing or invalid information</text:p>
              </text:list-item>
            </text:list>
          </table:table-cell>
          <table:table-cell table:style-name="Table15.A4" table:number-columns-spanned="2" office:value-type="string">
            <text:list text:style-name="WW8Num14">
              <text:list-item>
                <text:p text:style-name="P306">After step 5 the newly created Mapping File is displayed in the screen</text:p>
              </text:list-item>
              <text:list-item>
                <text:p text:style-name="P305">After step 6 an error message is displayed and no Mapping File is created</text:p>
              </text:list-item>
              <text:list-item>
                <text:p text:style-name="P305">After step 7 an error message is displayed</text:p>
              </text:list-item>
            </text:list>
          </table:table-cell>
          <table:covered-table-cell/>
          <table:table-cell table:style-name="Table15.E4" office:value-type="string">
            <text:p text:style-name="P79"/>
          </table:table-cell>
        </table:table-row>
        <table:table-row table:style-name="Table15.5">
          <table:table-cell table:style-name="Table15.A5" office:value-type="string">
            <text:p text:style-name="P79"/>
          </table:table-cell>
          <table:table-cell table:style-name="Table15.A5" office:value-type="string">
            <text:p text:style-name="P79"/>
          </table:table-cell>
          <table:table-cell table:style-name="Table15.A5" table:number-columns-spanned="2" office:value-type="string">
            <text:p text:style-name="P79"/>
          </table:table-cell>
          <table:covered-table-cell/>
          <table:table-cell table:style-name="Table15.E5" office:value-type="string">
            <text:p text:style-name="P79"/>
          </table:table-cell>
        </table:table-row>
        <table:table-row table:style-name="Table15.6">
          <table:table-cell table:style-name="Table15.A3" office:value-type="string">
            <text:list text:style-name="WW8Num135" text:continue-numbering="true">
              <text:list-item>
                <text:p text:style-name="P190"/>
              </text:list-item>
            </text:list>
          </table:table-cell>
          <table:table-cell table:style-name="Table15.A3" office:value-type="string">
            <text:p text:style-name="P114">Scenario: </text:p>
            <text:p text:style-name="Test_20_Desc">Update Mapping File</text:p>
            <text:p text:style-name="Test_20_Sub-header">Prerequisite:</text:p>
            <text:p text:style-name="Test_20_Sub-header">Note:</text:p>
            <text:p text:style-name="Test_20_Sub-header">Action:</text:p>
          </table:table-cell>
          <table:table-cell table:style-name="Table15.A3" table:number-columns-spanned="2" office:value-type="string">
            <text:p text:style-name="P79"/>
          </table:table-cell>
          <table:covered-table-cell/>
          <table:table-cell table:style-name="Table15.E3" office:value-type="string">
            <text:p text:style-name="P79">Pass</text:p>
          </table:table-cell>
        </table:table-row>
        <text:soft-page-break/>
        <table:table-row table:style-name="Table15.5">
          <table:table-cell table:style-name="Table15.A4" office:value-type="string">
            <text:p text:style-name="P79"/>
          </table:table-cell>
          <table:table-cell table:style-name="Table15.A4" office:value-type="string">
            <text:list text:style-name="WW8Num186">
              <text:list-item>
                <text:p text:style-name="P308">Click admin at the right top corner of the window</text:p>
              </text:list-item>
              <text:list-item>
                <text:p text:style-name="P307">Go to Mapping -&gt; Mapping Files</text:p>
              </text:list-item>
              <text:list-item>
                <text:p text:style-name="P307">Click edit button on any of the Mapping File</text:p>
              </text:list-item>
              <text:list-item>
                <text:p text:style-name="P307">Update the information and click save</text:p>
              </text:list-item>
            </text:list>
          </table:table-cell>
          <table:table-cell table:style-name="Table15.A4" table:number-columns-spanned="2" office:value-type="string">
            <text:p text:style-name="P79">Mapping File information is updated</text:p>
          </table:table-cell>
          <table:covered-table-cell/>
          <table:table-cell table:style-name="Table15.E4" office:value-type="string">
            <text:p text:style-name="P79"/>
          </table:table-cell>
        </table:table-row>
        <table:table-row table:style-name="Table15.5">
          <table:table-cell table:style-name="Table15.A5" office:value-type="string">
            <text:p text:style-name="P79"/>
          </table:table-cell>
          <table:table-cell table:style-name="Table15.A5" office:value-type="string">
            <text:p text:style-name="P79"/>
          </table:table-cell>
          <table:table-cell table:style-name="Table15.A5" table:number-columns-spanned="2" office:value-type="string">
            <text:p text:style-name="P79"/>
          </table:table-cell>
          <table:covered-table-cell/>
          <table:table-cell table:style-name="Table15.E5" office:value-type="string">
            <text:p text:style-name="P79"/>
          </table:table-cell>
        </table:table-row>
        <table:table-row table:style-name="Table15.5">
          <table:table-cell table:style-name="Table15.A3" office:value-type="string">
            <text:list text:style-name="WW8Num135" text:continue-numbering="true">
              <text:list-item>
                <text:p text:style-name="P190"/>
              </text:list-item>
            </text:list>
          </table:table-cell>
          <table:table-cell table:style-name="Table15.A3" office:value-type="string">
            <text:p text:style-name="P114">Scenario: </text:p>
            <text:p text:style-name="Test_20_Desc">Delete Mapping File</text:p>
            <text:p text:style-name="Test_20_Sub-header">Prerequisite:</text:p>
            <text:p text:style-name="Test_20_Sub-header">Note:</text:p>
            <text:p text:style-name="Test_20_Sub-header">Action:</text:p>
          </table:table-cell>
          <table:table-cell table:style-name="Table15.A3" table:number-columns-spanned="2" office:value-type="string">
            <text:p text:style-name="P79"/>
          </table:table-cell>
          <table:covered-table-cell/>
          <table:table-cell table:style-name="Table15.E3" office:value-type="string">
            <text:p text:style-name="P79">Pass</text:p>
          </table:table-cell>
        </table:table-row>
        <table:table-row table:style-name="Table15.5">
          <table:table-cell table:style-name="Table15.A4" office:value-type="string">
            <text:p text:style-name="P79"/>
          </table:table-cell>
          <table:table-cell table:style-name="Table15.A4" office:value-type="string">
            <text:list text:style-name="WW8Num107">
              <text:list-item>
                <text:p text:style-name="P310">Click admin at the right top corner of the window</text:p>
              </text:list-item>
              <text:list-item>
                <text:p text:style-name="P309">Go to Mapping -&gt; Mapping Files</text:p>
              </text:list-item>
              <text:list-item>
                <text:p text:style-name="P309">Select a Mapping File and click delete Mapping File</text:p>
              </text:list-item>
            </text:list>
          </table:table-cell>
          <table:table-cell table:style-name="Table15.A4" table:number-columns-spanned="2" office:value-type="string">
            <text:p text:style-name="P79">The selected Mapping File is deleted</text:p>
          </table:table-cell>
          <table:covered-table-cell/>
          <table:table-cell table:style-name="Table15.E4" office:value-type="string">
            <text:p text:style-name="P79"/>
          </table:table-cell>
        </table:table-row>
        <table:table-row table:style-name="Table15.5">
          <table:table-cell table:style-name="Table15.A11" office:value-type="string">
            <text:p text:style-name="P79"/>
          </table:table-cell>
          <table:table-cell table:style-name="Table15.A11" office:value-type="string">
            <text:p text:style-name="P79"/>
          </table:table-cell>
          <table:table-cell table:style-name="Table15.A11" table:number-columns-spanned="2" office:value-type="string">
            <text:p text:style-name="P86"/>
          </table:table-cell>
          <table:covered-table-cell/>
          <table:table-cell table:style-name="Table15.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4" text:outline-level="4">Mapping Rule</text:h>
                    </text:list-item>
                  </text:list>
                </text:list-item>
              </text:list>
            </text:list-item>
          </text:list>
        </text:list-item>
      </text:list>
      <text:p text:style-name="Test_20_Desc"/>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office:value-type="string">
              <text:p text:style-name="P118">Test ID</text:p>
            </table:table-cell>
            <table:table-cell table:style-name="Table16.A1" table:number-columns-spanned="2" office:value-type="string">
              <text:p text:style-name="P118">Test Description</text:p>
            </table:table-cell>
            <table:covered-table-cell/>
            <table:table-cell table:style-name="Table16.A1" office:value-type="string">
              <text:p text:style-name="P118">Expected Result</text:p>
            </table:table-cell>
            <table:table-cell table:style-name="Table16.E1" office:value-type="string">
              <text:p text:style-name="P118">Actual Result / Comment</text:p>
            </table:table-cell>
          </table:table-row>
        </table:table-header-rows>
        <table:table-row table:style-name="Table16.2">
          <table:table-cell table:style-name="Table16.A2" office:value-type="string">
            <text:list text:style-name="WW8Num173" text:continue-numbering="true">
              <text:list-item>
                <text:p text:style-name="P174"/>
              </text:list-item>
            </text:list>
          </table:table-cell>
          <table:table-cell table:style-name="Table16.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6.3">
          <table:table-cell table:style-name="Table16.A3" office:value-type="string">
            <text:list text:style-name="WW8Num144">
              <text:list-item>
                <text:p text:style-name="P191"/>
              </text:list-item>
            </text:list>
          </table:table-cell>
          <table:table-cell table:style-name="Table16.A3" office:value-type="string">
            <text:p text:style-name="P114">Scenario: </text:p>
            <text:p text:style-name="P82">Create Mapping Rule</text:p>
            <text:p text:style-name="Test_20_Sub-header">Prerequisite:</text:p>
            <text:p text:style-name="Test_20_Sub-header">Note:</text:p>
            <text:p text:style-name="Test_20_Sub-header">Action:</text:p>
          </table:table-cell>
          <table:table-cell table:style-name="Table16.A3" table:number-columns-spanned="2" office:value-type="string">
            <text:p text:style-name="P79"/>
          </table:table-cell>
          <table:covered-table-cell/>
          <table:table-cell table:style-name="Table16.E3" office:value-type="string">
            <text:p text:style-name="P79">Pass</text:p>
          </table:table-cell>
        </table:table-row>
        <text:soft-page-break/>
        <table:table-row table:style-name="Table16.3">
          <table:table-cell table:style-name="Table16.A4" office:value-type="string">
            <text:p text:style-name="P80"/>
          </table:table-cell>
          <table:table-cell table:style-name="Table16.A4" office:value-type="string">
            <text:list text:style-name="WW8Num33">
              <text:list-item>
                <text:p text:style-name="P312">Click admin at the right top corner of the window</text:p>
              </text:list-item>
              <text:list-item>
                <text:p text:style-name="P311">Go to Mapping -&gt; Mapping Rules</text:p>
              </text:list-item>
              <text:list-item>
                <text:p text:style-name="P311">Click create Mapping Rule at the right navigational frame </text:p>
              </text:list-item>
              <text:list-item>
                <text:p text:style-name="P311">Fill in the information with a unique Mapping Rule ID</text:p>
              </text:list-item>
              <text:list-item>
                <text:p text:style-name="P311">Save the Mapping Rule</text:p>
              </text:list-item>
              <text:list-item>
                <text:p text:style-name="P311">Repeat step 3 – 5 with an existing Mapping Rule ID</text:p>
              </text:list-item>
              <text:list-item>
                <text:p text:style-name="P311">Repeat step 3 - 5 with missing or invalid information</text:p>
              </text:list-item>
            </text:list>
          </table:table-cell>
          <table:table-cell table:style-name="Table16.A4" table:number-columns-spanned="2" office:value-type="string">
            <text:list text:style-name="WW8Num88">
              <text:list-item>
                <text:p text:style-name="P314">After step 5 the newly created Mapping Rule is displayed in the screen</text:p>
              </text:list-item>
              <text:list-item>
                <text:p text:style-name="P313">After step 6 an error message is displayed and no Mapping Rule is created</text:p>
              </text:list-item>
              <text:list-item>
                <text:p text:style-name="P313">After step 7 an error message is displayed</text:p>
              </text:list-item>
            </text:list>
          </table:table-cell>
          <table:covered-table-cell/>
          <table:table-cell table:style-name="Table16.E4" office:value-type="string">
            <text:p text:style-name="P79"/>
          </table:table-cell>
        </table:table-row>
        <table:table-row table:style-name="Table16.5">
          <table:table-cell table:style-name="Table16.A5" office:value-type="string">
            <text:p text:style-name="P79"/>
          </table:table-cell>
          <table:table-cell table:style-name="Table16.A5" office:value-type="string">
            <text:p text:style-name="P79"/>
          </table:table-cell>
          <table:table-cell table:style-name="Table16.A5" table:number-columns-spanned="2" office:value-type="string">
            <text:p text:style-name="P79"/>
          </table:table-cell>
          <table:covered-table-cell/>
          <table:table-cell table:style-name="Table16.E5" office:value-type="string">
            <text:p text:style-name="P79"/>
          </table:table-cell>
        </table:table-row>
        <table:table-row table:style-name="Table16.5">
          <table:table-cell table:style-name="Table16.A3" office:value-type="string">
            <text:list text:style-name="WW8Num144" text:continue-numbering="true">
              <text:list-item>
                <text:p text:style-name="P191"/>
              </text:list-item>
            </text:list>
          </table:table-cell>
          <table:table-cell table:style-name="Table16.A3" office:value-type="string">
            <text:p text:style-name="P114">Scenario: </text:p>
            <text:p text:style-name="Test_20_Desc">Update Mapping Rule</text:p>
            <text:p text:style-name="Test_20_Sub-header">Prerequisite:</text:p>
            <text:p text:style-name="Test_20_Sub-header">Note:</text:p>
            <text:p text:style-name="Test_20_Sub-header">Action:</text:p>
          </table:table-cell>
          <table:table-cell table:style-name="Table16.A3" table:number-columns-spanned="2" office:value-type="string">
            <text:p text:style-name="P79"/>
          </table:table-cell>
          <table:covered-table-cell/>
          <table:table-cell table:style-name="Table16.E3" office:value-type="string">
            <text:p text:style-name="P79">Pass</text:p>
          </table:table-cell>
        </table:table-row>
        <table:table-row table:style-name="Table16.5">
          <table:table-cell table:style-name="Table16.A4" office:value-type="string">
            <text:p text:style-name="P79"/>
          </table:table-cell>
          <table:table-cell table:style-name="Table16.A4" office:value-type="string">
            <text:list text:style-name="WW8Num85">
              <text:list-item>
                <text:p text:style-name="P316">Click admin at the right top corner of the window</text:p>
              </text:list-item>
              <text:list-item>
                <text:p text:style-name="P315">Go to Mapping -&gt; Mapping Rules</text:p>
              </text:list-item>
              <text:list-item>
                <text:p text:style-name="P315">Click edit button on any of the Mapping Rule</text:p>
              </text:list-item>
              <text:list-item>
                <text:p text:style-name="P315">Update the information and click save</text:p>
              </text:list-item>
            </text:list>
          </table:table-cell>
          <table:table-cell table:style-name="Table16.A4" table:number-columns-spanned="2" office:value-type="string">
            <text:p text:style-name="P79">Mapping Rule information is updated</text:p>
          </table:table-cell>
          <table:covered-table-cell/>
          <table:table-cell table:style-name="Table16.E4" office:value-type="string">
            <text:p text:style-name="P79"/>
          </table:table-cell>
        </table:table-row>
        <table:table-row table:style-name="Table16.5">
          <table:table-cell table:style-name="Table16.A5" office:value-type="string">
            <text:p text:style-name="P79"/>
          </table:table-cell>
          <table:table-cell table:style-name="Table16.A5" office:value-type="string">
            <text:p text:style-name="P79"/>
          </table:table-cell>
          <table:table-cell table:style-name="Table16.A5" table:number-columns-spanned="2" office:value-type="string">
            <text:p text:style-name="P79"/>
          </table:table-cell>
          <table:covered-table-cell/>
          <table:table-cell table:style-name="Table16.E5" office:value-type="string">
            <text:p text:style-name="P79"/>
          </table:table-cell>
        </table:table-row>
        <table:table-row table:style-name="Table16.5">
          <table:table-cell table:style-name="Table16.A3" office:value-type="string">
            <text:list text:style-name="WW8Num144" text:continue-numbering="true">
              <text:list-item>
                <text:p text:style-name="P191"/>
              </text:list-item>
            </text:list>
          </table:table-cell>
          <table:table-cell table:style-name="Table16.A3" office:value-type="string">
            <text:p text:style-name="P114">Scenario: </text:p>
            <text:p text:style-name="P82">Delete Mapping Rule</text:p>
            <text:p text:style-name="Test_20_Sub-header">Prerequisite:</text:p>
            <text:p text:style-name="Test_20_Sub-header">Note:</text:p>
            <text:p text:style-name="Test_20_Sub-header">Action:</text:p>
          </table:table-cell>
          <table:table-cell table:style-name="Table16.A3" table:number-columns-spanned="2" office:value-type="string">
            <text:p text:style-name="P79"/>
          </table:table-cell>
          <table:covered-table-cell/>
          <table:table-cell table:style-name="Table16.E3" office:value-type="string">
            <text:p text:style-name="P79">Pass</text:p>
          </table:table-cell>
        </table:table-row>
        <table:table-row table:style-name="Table16.5">
          <table:table-cell table:style-name="Table16.A4" office:value-type="string">
            <text:p text:style-name="P79"/>
          </table:table-cell>
          <table:table-cell table:style-name="Table16.A4" office:value-type="string">
            <text:list text:style-name="WW8Num104">
              <text:list-item>
                <text:p text:style-name="P318">Click admin at the right top corner of the window</text:p>
              </text:list-item>
              <text:list-item>
                <text:p text:style-name="P317">Go to Mapping -&gt; Mapping Rules</text:p>
              </text:list-item>
              <text:list-item>
                <text:p text:style-name="P317">Select a Mapping Rule and click delete Mapping Rule</text:p>
              </text:list-item>
            </text:list>
          </table:table-cell>
          <table:table-cell table:style-name="Table16.A4" table:number-columns-spanned="2" office:value-type="string">
            <text:p text:style-name="P79">The selected Mapping Rule is deleted</text:p>
          </table:table-cell>
          <table:covered-table-cell/>
          <table:table-cell table:style-name="Table16.E4" office:value-type="string">
            <text:p text:style-name="P79"/>
          </table:table-cell>
        </table:table-row>
        <table:table-row table:style-name="Table16.5">
          <table:table-cell table:style-name="Table16.A11" office:value-type="string">
            <text:p text:style-name="P79"/>
          </table:table-cell>
          <table:table-cell table:style-name="Table16.A11" office:value-type="string">
            <text:p text:style-name="P79"/>
          </table:table-cell>
          <table:table-cell table:style-name="Table16.A11" table:number-columns-spanned="2" office:value-type="string">
            <text:p text:style-name="P86"/>
          </table:table-cell>
          <table:covered-table-cell/>
          <table:table-cell table:style-name="Table16.E11" office:value-type="string">
            <text:p text:style-name="P79"/>
          </table:table-cell>
        </table:table-row>
      </table:table>
      <text:p text:style-name="Test_20_Desc"/>
      <text:p text:style-name="Test_20_Desc"/>
      <text:p text:style-name="Test_20_Desc"/>
      <text:p text:style-name="Test_20_Desc"/>
      <text:p text:style-name="Test_20_Desc"/>
      <text:p text:style-name="Test_20_Desc"><text:soft-page-break/></text:p>
      <text:list text:style-name="Outline" text:continue-numbering="true">
        <text:list-item>
          <text:list text:continue-numbering="true">
            <text:list-item>
              <text:h text:style-name="P53" text:outline-level="2">RNIF Send Configuration</text:h>
              <text:list>
                <text:list-item>
                  <text:h text:style-name="P59" text:outline-level="3">Configuring Activation</text:h>
                </text:list-item>
              </text:list>
            </text:list-item>
          </text:list>
        </text:list-item>
      </text:list>
      <text:p text:style-name="Test_20_Desc"/>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17.1">
            <table:table-cell table:style-name="Table17.A1" office:value-type="string">
              <text:p text:style-name="P118">Test ID</text:p>
            </table:table-cell>
            <table:table-cell table:style-name="Table17.A1" table:number-columns-spanned="2" office:value-type="string">
              <text:p text:style-name="P118">Test Description</text:p>
            </table:table-cell>
            <table:covered-table-cell/>
            <table:table-cell table:style-name="Table17.A1" office:value-type="string">
              <text:p text:style-name="P118">Expected Result</text:p>
            </table:table-cell>
            <table:table-cell table:style-name="Table17.E1" office:value-type="string">
              <text:p text:style-name="P118">Actual Result / Comment</text:p>
            </table:table-cell>
          </table:table-row>
        </table:table-header-rows>
        <table:table-row table:style-name="Table17.2">
          <table:table-cell table:style-name="Table17.A2" office:value-type="string">
            <text:list text:style-name="WW8Num173" text:continue-numbering="true">
              <text:list-item>
                <text:p text:style-name="P174"/>
              </text:list-item>
            </text:list>
          </table:table-cell>
          <table:table-cell table:style-name="Table17.B2" table:number-columns-spanned="4" office:value-type="string">
            <text:p text:style-name="P114">Test Description: <text:s/>Configure OWN and Partner Business Entity</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7.3">
          <table:table-cell table:style-name="Table17.A3" office:value-type="string">
            <text:list text:style-name="WW8Num124">
              <text:list-item>
                <text:p text:style-name="P192"/>
              </text:list-item>
            </text:list>
          </table:table-cell>
          <table:table-cell table:style-name="Table17.A3" office:value-type="string">
            <text:p text:style-name="P115">Scenario: </text:p>
            <text:p text:style-name="Test_20_Desc">Create own Business Entity</text:p>
            <text:p text:style-name="P122">Prerequisite:</text:p>
            <text:p text:style-name="Test_20_Sub-header">Note:</text:p>
            <text:p text:style-name="P122">Action:</text:p>
          </table:table-cell>
          <table:table-cell table:style-name="Table17.A3" table:number-columns-spanned="2" office:value-type="string">
            <text:p text:style-name="P79"/>
          </table:table-cell>
          <table:covered-table-cell/>
          <table:table-cell table:style-name="Table17.E3" office:value-type="string">
            <text:p text:style-name="P79">Pass</text:p>
          </table:table-cell>
        </table:table-row>
        <table:table-row table:style-name="Table17.4">
          <table:table-cell table:style-name="Table17.A4" office:value-type="string">
            <text:p text:style-name="P80"/>
          </table:table-cell>
          <table:table-cell table:style-name="Table17.A4" office:value-type="string">
            <text:list text:style-name="WW8Num30">
              <text:list-item>
                <text:p text:style-name="P320">Select the “Registry” hyper link</text:p>
              </text:list-item>
              <text:list-item>
                <text:p text:style-name="P319">Expand the “Business Entities” link</text:p>
              </text:list-item>
              <text:list-item>
                <text:p text:style-name="P319">Click on “own” on the left navigational bar </text:p>
              </text:list-item>
              <text:list-item>
                <text:p text:style-name="P319">Click on the “Create business entity” hyper link</text:p>
              </text:list-item>
              <text:list-item>
                <text:p text:style-name="P319">Fill up the information on the Business Entity and White Page tabs</text:p>
              </text:list-item>
              <text:list-item>
                <text:p text:style-name="P319">Click on the “Save Business Entity” hyper link</text:p>
              </text:list-item>
            </text:list>
          </table:table-cell>
          <table:table-cell table:style-name="Table17.A4" table:number-columns-spanned="2" office:value-type="string">
            <text:p text:style-name="P92">The Partner checkbox should not be checked</text:p>
            <text:p text:style-name="Test_20_Desc"><text:span text:style-name="T33">Browser will return to the page showing all own business entities and include the Business</text:span> Entities just added</text:p>
            <text:p text:style-name="Test_20_Desc">Under the partner column in the table, “Yes” should be shown for partner Business Entities and “No” for own business entities.</text:p>
          </table:table-cell>
          <table:covered-table-cell/>
          <table:table-cell table:style-name="Table17.E4" office:value-type="string">
            <text:p text:style-name="P79"/>
          </table:table-cell>
        </table:table-row>
        <table:table-row table:style-name="Table17.5">
          <table:table-cell table:style-name="Table17.A5" office:value-type="string">
            <text:p text:style-name="P79"/>
          </table:table-cell>
          <table:table-cell table:style-name="Table17.A5" office:value-type="string">
            <text:p text:style-name="P79"/>
          </table:table-cell>
          <table:table-cell table:style-name="Table17.A5" table:number-columns-spanned="2" office:value-type="string">
            <text:p text:style-name="P79"/>
          </table:table-cell>
          <table:covered-table-cell/>
          <table:table-cell table:style-name="Table17.E5" office:value-type="string">
            <text:p text:style-name="P79"/>
          </table:table-cell>
        </table:table-row>
        <table:table-row table:style-name="Table17.5">
          <table:table-cell table:style-name="Table17.A3" office:value-type="string">
            <text:list text:style-name="WW8Num124" text:continue-numbering="true">
              <text:list-item>
                <text:p text:style-name="P192"/>
              </text:list-item>
            </text:list>
          </table:table-cell>
          <table:table-cell table:style-name="Table17.A3" office:value-type="string">
            <text:p text:style-name="P114">Scenario: </text:p>
            <text:p text:style-name="Test_20_Desc">Create partner Business Entity</text:p>
            <text:p text:style-name="Test_20_Sub-header">Prerequisite:</text:p>
            <text:p text:style-name="Test_20_Sub-header">Note:</text:p>
            <text:p text:style-name="Test_20_Sub-header">Action:</text:p>
          </table:table-cell>
          <table:table-cell table:style-name="Table17.A3" table:number-columns-spanned="2" office:value-type="string">
            <text:p text:style-name="P79"/>
          </table:table-cell>
          <table:covered-table-cell/>
          <table:table-cell table:style-name="Table17.E3" office:value-type="string">
            <text:p text:style-name="P79">Pass</text:p>
          </table:table-cell>
        </table:table-row>
        <table:table-row table:style-name="Table17.5">
          <table:table-cell table:style-name="Table17.A4" office:value-type="string">
            <text:p text:style-name="P79"/>
          </table:table-cell>
          <table:table-cell table:style-name="Table17.A4" office:value-type="string">
            <text:list text:style-name="WW8Num72">
              <text:list-item>
                <text:p text:style-name="P322">Select the “Registry” hyper link</text:p>
              </text:list-item>
              <text:list-item>
                <text:p text:style-name="P321">Expand the “Business Entities” link</text:p>
              </text:list-item>
              <text:list-item>
                <text:p text:style-name="P321">Click on “partner” on the left navigational bar</text:p>
              </text:list-item>
              <text:list-item>
                <text:p text:style-name="P321">Click on the “Create business entity” hyper link</text:p>
              </text:list-item>
              <text:list-item>
                <text:p text:style-name="P321">Fill up the information on the Business Entity and White Page tabs</text:p>
              </text:list-item>
              <text:list-item>
                <text:p text:style-name="P321">Click on the “Save Business Entity” hyper link</text:p>
              </text:list-item>
            </text:list>
          </table:table-cell>
          <table:table-cell table:style-name="Table17.A4" table:number-columns-spanned="2" office:value-type="string">
            <text:p text:style-name="P79">Partner checkbox should be checked</text:p>
            <text:p text:style-name="Test_20_Desc">Browser will return to the page showing all business entities and include the Business Entities just added</text:p>
            <text:p text:style-name="Test_20_Desc">Under the partner column in the table, “Yes” should be shown for partner Business Entities and “No” for own business entities.</text:p>
          </table:table-cell>
          <table:covered-table-cell/>
          <table:table-cell table:style-name="Table17.E4" office:value-type="string">
            <text:p text:style-name="P79"/>
          </table:table-cell>
        </table:table-row>
        <table:table-row table:style-name="Table17.5">
          <table:table-cell table:style-name="Table17.A5" office:value-type="string">
            <text:p text:style-name="P79"/>
          </table:table-cell>
          <table:table-cell table:style-name="Table17.A5" office:value-type="string">
            <text:p text:style-name="P79"/>
          </table:table-cell>
          <table:table-cell table:style-name="Table17.A5" table:number-columns-spanned="2" office:value-type="string">
            <text:p text:style-name="P79"/>
          </table:table-cell>
          <table:covered-table-cell/>
          <table:table-cell table:style-name="Table17.E5" office:value-type="string">
            <text:p text:style-name="P79"/>
          </table:table-cell>
        </table:table-row>
      </table:table>
      <text:p text:style-name="Test_20_Desc"/>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office:value-type="string">
              <text:p text:style-name="P118">Test ID</text:p>
            </table:table-cell>
            <table:table-cell table:style-name="Table18.A1" table:number-columns-spanned="2" office:value-type="string">
              <text:p text:style-name="P118">Test Description</text:p>
            </table:table-cell>
            <table:covered-table-cell/>
            <table:table-cell table:style-name="Table18.A1" office:value-type="string">
              <text:p text:style-name="P118">Expected Result</text:p>
            </table:table-cell>
            <table:table-cell table:style-name="Table18.E1" office:value-type="string">
              <text:p text:style-name="P118">Actual Result / Comment</text:p>
            </table:table-cell>
          </table:table-row>
        </table:table-header-rows>
        <table:table-row table:style-name="Table18.2">
          <table:table-cell table:style-name="Table18.A2" office:value-type="string">
            <text:list text:style-name="WW8Num173" text:continue-numbering="true">
              <text:list-item>
                <text:p text:style-name="P174"/>
              </text:list-item>
            </text:list>
          </table:table-cell>
          <table:table-cell table:style-name="Table18.B2" table:number-columns-spanned="4" office:value-type="string">
            <text:p text:style-name="P114">Test Description: Configure Partner, Partner Function, Trigger, Process Definition</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18.3">
          <table:table-cell table:style-name="Table18.A3" office:value-type="string">
            <text:list text:style-name="WW8Num150">
              <text:list-item>
                <text:p text:style-name="P193"/>
              </text:list-item>
            </text:list>
          </table:table-cell>
          <table:table-cell table:style-name="Table18.A3" office:value-type="string">
            <text:p text:style-name="P114">Scenario: </text:p>
            <text:p text:style-name="Test_20_Desc">Create GridTalk Partner</text:p>
            <text:p text:style-name="Test_20_Sub-header">Prerequisite: </text:p>
            <text:p text:style-name="P82">GT_TC_14_B to be performed.</text:p>
            <text:p text:style-name="Test_20_Sub-header">Note:</text:p>
            <text:p text:style-name="Test_20_Sub-header">Action:</text:p>
          </table:table-cell>
          <table:table-cell table:style-name="Table18.A3" table:number-columns-spanned="2" office:value-type="string">
            <text:p text:style-name="P79"/>
          </table:table-cell>
          <table:covered-table-cell/>
          <table:table-cell table:style-name="Table18.E3" office:value-type="string">
            <text:p text:style-name="P79">Pass</text:p>
          </table:table-cell>
        </table:table-row>
        <table:table-row table:style-name="Table18.4">
          <table:table-cell table:style-name="Table18.A4" office:value-type="string">
            <text:p text:style-name="P80"/>
          </table:table-cell>
          <table:table-cell table:style-name="Table18.A4" office:value-type="string">
            <text:list text:style-name="WW8Num176">
              <text:list-item>
                <text:p text:style-name="P324">Click on the “Partner” hyper link </text:p>
              </text:list-item>
              <text:list-item>
                <text:p text:style-name="P323">Click on the “Partners” hyper link on the left navigational bar</text:p>
              </text:list-item>
              <text:list-item>
                <text:p text:style-name="P323">Click on the “Create Partner” hyper link</text:p>
              </text:list-item>
              <text:list-item>
                <text:p text:style-name="P323">Fill up the information of the partner</text:p>
              </text:list-item>
              <text:list-item>
                <text:p text:style-name="P323">Click on “Save Partner” </text:p>
              </text:list-item>
            </text:list>
          </table:table-cell>
          <table:table-cell table:style-name="Table18.A4" table:number-columns-spanned="2" office:value-type="string">
            <text:list text:style-name="WW8Num87">
              <text:list-item>
                <text:p text:style-name="P326">In step 4, the Business Entities available should not show the GridNode’s own business entities.</text:p>
              </text:list-item>
              <text:list-item>
                <text:p text:style-name="P325">Partner will be added to the Partners page</text:p>
              </text:list-item>
            </text:list>
          </table:table-cell>
          <table:covered-table-cell/>
          <table:table-cell table:style-name="Table18.E4" office:value-type="string">
            <text:p text:style-name="P79"/>
          </table:table-cell>
        </table:table-row>
        <table:table-row table:style-name="Table18.5">
          <table:table-cell table:style-name="Table18.A5" office:value-type="string">
            <text:p text:style-name="P79"/>
          </table:table-cell>
          <table:table-cell table:style-name="Table18.A5" office:value-type="string">
            <text:p text:style-name="P79"/>
          </table:table-cell>
          <table:table-cell table:style-name="Table18.A5" table:number-columns-spanned="2" office:value-type="string">
            <text:p text:style-name="P79"/>
          </table:table-cell>
          <table:covered-table-cell/>
          <table:table-cell table:style-name="Table18.E5" office:value-type="string">
            <text:p text:style-name="P79"/>
          </table:table-cell>
        </table:table-row>
        <table:table-row table:style-name="Table18.5">
          <table:table-cell table:style-name="Table18.A3" office:value-type="string">
            <text:list text:style-name="WW8Num150" text:continue-numbering="true">
              <text:list-item>
                <text:p text:style-name="P193"/>
              </text:list-item>
            </text:list>
          </table:table-cell>
          <table:table-cell table:style-name="Table18.A3" office:value-type="string">
            <text:p text:style-name="P114">Scenario: </text:p>
            <text:p text:style-name="P82">Create Partner Function</text:p>
            <text:p text:style-name="Test_20_Sub-header">Prerequisite:</text:p>
            <text:p text:style-name="Test_20_Sub-header">Note:</text:p>
            <text:p text:style-name="Test_20_Sub-header">Action:</text:p>
          </table:table-cell>
          <table:table-cell table:style-name="Table18.A3" table:number-columns-spanned="2" office:value-type="string">
            <text:p text:style-name="P79"/>
          </table:table-cell>
          <table:covered-table-cell/>
          <table:table-cell table:style-name="Table18.E3" office:value-type="string">
            <text:p text:style-name="P79">Pass</text:p>
          </table:table-cell>
        </table:table-row>
        <text:soft-page-break/>
        <table:table-row table:style-name="Table18.5">
          <table:table-cell table:style-name="Table18.A4" office:value-type="string">
            <text:p text:style-name="P79"/>
          </table:table-cell>
          <table:table-cell table:style-name="Table18.A4" office:value-type="string">
            <text:list text:style-name="WW8Num46">
              <text:list-item>
                <text:p text:style-name="P328">Click on the “Process” hyper link</text:p>
              </text:list-item>
              <text:list-item>
                <text:p text:style-name="P327">Click on “Create Partner Function” </text:p>
              </text:list-item>
              <text:list-item>
                <text:p text:style-name="P456">Basic Partner Function creation</text:p>
                <text:list>
                  <text:list-item>
                    <text:p text:style-name="P585">Fill up the details on the Partner Function box</text:p>
                  </text:list-item>
                  <text:list-item>
                    <text:p text:style-name="P585">Select Create Workflow Activity and select a work flow to add to the function.</text:p>
                  </text:list-item>
                  <text:list-item>
                    <text:p text:style-name="P585">Repeat step 3b a few times.</text:p>
                  </text:list-item>
                  <text:list-item>
                    <text:p text:style-name="P585">Select a work flow and click on delete work flow activity</text:p>
                  </text:list-item>
                  <text:list-item>
                    <text:p text:style-name="P585">Select a work flow and click on the Up and Down hyper links</text:p>
                  </text:list-item>
                  <text:list-item>
                    <text:p text:style-name="P585">Click on Save Partner Function</text:p>
                  </text:list-item>
                </text:list>
              </text:list-item>
              <text:list-item>
                <text:p text:style-name="P456">Receiver Partner Function</text:p>
                <text:list>
                  <text:list-item>
                    <text:p text:style-name="P585">Repeat steps 1-2</text:p>
                  </text:list-item>
                  <text:list-item>
                    <text:p text:style-name="P585">Select Receive on the “Trigger on” box</text:p>
                  </text:list-item>
                  <text:list-item>
                    <text:p text:style-name="P585">Select Create Workflow Activity</text:p>
                  </text:list-item>
                  <text:list-item>
                    <text:p text:style-name="P585">Select “Exit to export” workflow</text:p>
                  </text:list-item>
                  <text:list-item>
                    <text:p text:style-name="P585">Repeat step 4c and select “Exit To Port”, DEF</text:p>
                  </text:list-item>
                  <text:list-item>
                    <text:p text:style-name="P585">Repeat step 4c and select “Exit workflow”</text:p>
                  </text:list-item>
                </text:list>
              </text:list-item>
              <text:list-item>
                <text:p text:style-name="P456">Sender Partner Function</text:p>
                <text:list>
                  <text:list-item>
                    <text:p text:style-name="P585">Repeat steps 1-2</text:p>
                  </text:list-item>
                  <text:list-item>
                    <text:p text:style-name="P585">Select Import on the “Trigger on” box</text:p>
                  </text:list-item>
                  <text:list-item>
                    <text:p text:style-name="P585">Select Create Workflow Activity</text:p>
                  </text:list-item>
                  <text:list-item>
                    <text:p text:style-name="P585">Select “Exit to outbound” workflow</text:p>
                  </text:list-item>
                  <text:list-item>
                    <text:p text:style-name="P585">Repeat step 5c and select “Exit to Channel”</text:p>
                  </text:list-item>
                  <text:list-item>
                    <text:p text:style-name="P585">Repeat step 5c and select “Exit workflow”</text:p>
                  </text:list-item>
                </text:list>
              </text:list-item>
            </text:list>
          </table:table-cell>
          <table:table-cell table:style-name="Table18.A4" table:number-columns-spanned="2" office:value-type="string">
            <text:list text:style-name="WW8Num146">
              <text:list-item>
                <text:p text:style-name="P330">In step 3f, the work flow will be added to the partner function and will be displayed in the <text:line-break/>”Workflow Activities” table</text:p>
              </text:list-item>
              <text:list-item>
                <text:p text:style-name="P329">In step 3d, the work flow will be deleted from the list of work flows</text:p>
              </text:list-item>
              <text:list-item>
                <text:p text:style-name="P329">In step 3e, the work flow will move up and down the list of activities.</text:p>
              </text:list-item>
              <text:list-item>
                <text:p text:style-name="P329">The partner functions will be added to the Partner Functions page and will display the information of the partner function. </text:p>
              </text:list-item>
            </text:list>
            <text:p text:style-name="Test_20_Desc"/>
          </table:table-cell>
          <table:covered-table-cell/>
          <table:table-cell table:style-name="Table18.E4" office:value-type="string">
            <text:p text:style-name="P79"/>
          </table:table-cell>
        </table:table-row>
        <table:table-row table:style-name="Table18.5">
          <table:table-cell table:style-name="Table18.A5" office:value-type="string">
            <text:p text:style-name="P79"/>
          </table:table-cell>
          <table:table-cell table:style-name="Table18.A5" office:value-type="string">
            <text:p text:style-name="P79"/>
          </table:table-cell>
          <table:table-cell table:style-name="Table18.A5" table:number-columns-spanned="2" office:value-type="string">
            <text:p text:style-name="P79"/>
          </table:table-cell>
          <table:covered-table-cell/>
          <table:table-cell table:style-name="Table18.E5" office:value-type="string">
            <text:p text:style-name="P79"/>
          </table:table-cell>
        </table:table-row>
        <table:table-row table:style-name="Table18.5">
          <table:table-cell table:style-name="Table18.A3" office:value-type="string">
            <text:list text:style-name="WW8Num150" text:continue-numbering="true">
              <text:list-item>
                <text:p text:style-name="P193"/>
              </text:list-item>
            </text:list>
          </table:table-cell>
          <table:table-cell table:style-name="Table18.A3" office:value-type="string">
            <text:p text:style-name="P114">Scenario: </text:p>
            <text:p text:style-name="P82">Create Document Type</text:p>
            <text:p text:style-name="Test_20_Sub-header">Prerequisite:</text:p>
            <text:p text:style-name="Test_20_Sub-header">Note:</text:p>
            <text:p text:style-name="Test_20_Sub-header">Action:</text:p>
          </table:table-cell>
          <table:table-cell table:style-name="Table18.A3" table:number-columns-spanned="2" office:value-type="string">
            <text:p text:style-name="P79"/>
          </table:table-cell>
          <table:covered-table-cell/>
          <table:table-cell table:style-name="Table18.E3" office:value-type="string">
            <text:p text:style-name="P79">Pass</text:p>
          </table:table-cell>
        </table:table-row>
        <text:soft-page-break/>
        <table:table-row table:style-name="Table18.5">
          <table:table-cell table:style-name="Table18.A4" office:value-type="string">
            <text:p text:style-name="P79"/>
          </table:table-cell>
          <table:table-cell table:style-name="Table18.A4" office:value-type="string">
            <text:list text:style-name="WW8Num117">
              <text:list-item>
                <text:p text:style-name="P331">Document configuration</text:p>
                <text:list>
                  <text:list-item>
                    <text:p text:style-name="P586">Click on Mapping sub menu</text:p>
                  </text:list-item>
                  <text:list-item>
                    <text:p text:style-name="P586">Click on “Document types” on the navigational bar.</text:p>
                  </text:list-item>
                  <text:list-item>
                    <text:p text:style-name="P586">Click on “Create a document type” and create a new document type eg. 3C3document.</text:p>
                  </text:list-item>
                  <text:list-item>
                    <text:p text:style-name="P586">Click on “File types” on the left navigational bar</text:p>
                  </text:list-item>
                </text:list>
              </text:list-item>
            </text:list>
            <text:list text:style-name="WW8Num114">
              <text:list-item>
                <text:list>
                  <text:list-item>
                    <text:p text:style-name="P587">Click on “Create a new file type” and create a new file type for a rosettaNet file</text:p>
                  </text:list-item>
                </text:list>
              </text:list-item>
            </text:list>
          </table:table-cell>
          <table:table-cell table:style-name="Table18.A4" table:number-columns-spanned="2" office:value-type="string">
            <text:p text:style-name="P79">Configuration is saved</text:p>
          </table:table-cell>
          <table:covered-table-cell/>
          <table:table-cell table:style-name="Table18.E4" office:value-type="string">
            <text:p text:style-name="P79"/>
          </table:table-cell>
        </table:table-row>
        <table:table-row table:style-name="Table18.5">
          <table:table-cell table:style-name="Table18.A5" office:value-type="string">
            <text:p text:style-name="P79"/>
          </table:table-cell>
          <table:table-cell table:style-name="Table18.A5" office:value-type="string">
            <text:p text:style-name="P79"/>
          </table:table-cell>
          <table:table-cell table:style-name="Table18.A5" table:number-columns-spanned="2" office:value-type="string">
            <text:p text:style-name="P79"/>
          </table:table-cell>
          <table:covered-table-cell/>
          <table:table-cell table:style-name="Table18.E5" office:value-type="string">
            <text:p text:style-name="P79"/>
          </table:table-cell>
        </table:table-row>
        <table:table-row table:style-name="Table18.5">
          <table:table-cell table:style-name="Table18.A3" office:value-type="string">
            <text:list text:style-name="WW8Num150" text:continue-numbering="true">
              <text:list-item>
                <text:p text:style-name="P193"/>
              </text:list-item>
            </text:list>
          </table:table-cell>
          <table:table-cell table:style-name="Table18.A3" office:value-type="string">
            <text:p text:style-name="P114">Scenario: </text:p>
            <text:p text:style-name="P82">Create Trigger</text:p>
            <text:p text:style-name="Test_20_Sub-header">Prerequisite:</text:p>
            <text:p text:style-name="Test_20_Sub-header">Note:</text:p>
            <text:p text:style-name="Test_20_Sub-header">Action:</text:p>
          </table:table-cell>
          <table:table-cell table:style-name="Table18.A3" table:number-columns-spanned="2" office:value-type="string">
            <text:p text:style-name="P79"/>
          </table:table-cell>
          <table:covered-table-cell/>
          <table:table-cell table:style-name="Table18.E3" office:value-type="string">
            <text:p text:style-name="P79">Pass</text:p>
          </table:table-cell>
        </table:table-row>
        <table:table-row table:style-name="Table18.5">
          <table:table-cell table:style-name="Table18.A4" office:value-type="string">
            <text:p text:style-name="P79"/>
          </table:table-cell>
          <table:table-cell table:style-name="Table18.A4" office:value-type="string">
            <text:list text:style-name="WW8Num114" text:continue-numbering="true">
              <text:list-item>
                <text:p text:style-name="P333">Click on the “Process” hyper link</text:p>
              </text:list-item>
              <text:list-item>
                <text:p text:style-name="P332">Click on “Create Trigger” </text:p>
              </text:list-item>
              <text:list-item>
                <text:p text:style-name="P457">Receiver Trigger</text:p>
                <text:list>
                  <text:list-item>
                    <text:p text:style-name="P587">Select Receive trigger type and Level 1 Trigger</text:p>
                  </text:list-item>
                  <text:list-item>
                    <text:p text:style-name="P587">Choose the receiver partner function.</text:p>
                  </text:list-item>
                  <text:list-item>
                    <text:p text:style-name="P587">Choose the appropriate document and Process definition.</text:p>
                  </text:list-item>
                  <text:list-item>
                    <text:p text:style-name="P587">Save the Trigger</text:p>
                  </text:list-item>
                </text:list>
              </text:list-item>
              <text:list-item>
                <text:p text:style-name="P457">Sender Trigger</text:p>
                <text:list>
                  <text:list-item>
                    <text:p text:style-name="P587">Select Import trigger type and Level 1 Trigger</text:p>
                  </text:list-item>
                  <text:list-item>
                    <text:p text:style-name="P587">Choose the receiver partner function.</text:p>
                  </text:list-item>
                  <text:list-item>
                    <text:p text:style-name="P587">Choose the appropriate document and Process definition.</text:p>
                  </text:list-item>
                  <text:list-item>
                    <text:p text:style-name="P587">Save the Trigger</text:p>
                  </text:list-item>
                </text:list>
              </text:list-item>
            </text:list>
          </table:table-cell>
          <table:table-cell table:style-name="Table18.A4" table:number-columns-spanned="2" office:value-type="string">
            <text:p text:style-name="P79">In step 4 if the document triggered is a request, choose is request checkbox.</text:p>
          </table:table-cell>
          <table:covered-table-cell/>
          <table:table-cell table:style-name="Table18.E4" office:value-type="string">
            <text:p text:style-name="P79"/>
          </table:table-cell>
        </table:table-row>
        <table:table-row table:style-name="Table18.5">
          <table:table-cell table:style-name="Table18.A14" office:value-type="string">
            <text:p text:style-name="P79"/>
          </table:table-cell>
          <table:table-cell table:style-name="Table18.A14" office:value-type="string">
            <text:p text:style-name="P79"/>
          </table:table-cell>
          <table:table-cell table:style-name="Table18.A14" table:number-columns-spanned="2" office:value-type="string">
            <text:p text:style-name="P86"/>
          </table:table-cell>
          <table:covered-table-cell/>
          <table:table-cell table:style-name="Table18.E14" office:value-type="string">
            <text:p text:style-name="P79"/>
          </table:table-cell>
        </table:table-row>
      </table:table>
      <text:p text:style-name="Test_20_Desc"/>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office:value-type="string">
              <text:p text:style-name="P118">Test ID</text:p>
            </table:table-cell>
            <table:table-cell table:style-name="Table19.A1" table:number-columns-spanned="2" office:value-type="string">
              <text:p text:style-name="P118">Test Description</text:p>
            </table:table-cell>
            <table:covered-table-cell/>
            <table:table-cell table:style-name="Table19.A1" office:value-type="string">
              <text:p text:style-name="P118">Expected Result</text:p>
            </table:table-cell>
            <table:table-cell table:style-name="Table19.E1" office:value-type="string">
              <text:p text:style-name="P118">Actual Result / Comment</text:p>
            </table:table-cell>
          </table:table-row>
        </table:table-header-rows>
        <table:table-row table:style-name="Table19.2">
          <table:table-cell table:style-name="Table19.A2" office:value-type="string">
            <text:list text:style-name="WW8Num173" text:continue-numbering="true">
              <text:list-item>
                <text:p text:style-name="P174"/>
              </text:list-item>
            </text:list>
          </table:table-cell>
          <table:table-cell table:style-name="Table19.B2" table:number-columns-spanned="4" office:value-type="string">
            <text:p text:style-name="P114">Test Description: Create Process Definition, Communication for RNIF</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19.3">
          <table:table-cell table:style-name="Table19.A3" office:value-type="string">
            <text:list text:style-name="WW8Num95">
              <text:list-item>
                <text:p text:style-name="P194"/>
              </text:list-item>
            </text:list>
          </table:table-cell>
          <table:table-cell table:style-name="Table19.A3" office:value-type="string">
            <text:p text:style-name="P115">Scenario: </text:p>
            <text:p text:style-name="Test_20_Desc">Configuring Process Definition</text:p>
            <text:p text:style-name="P122">Prerequisite:</text:p>
            <text:p text:style-name="Test_20_Desc">User must be logged on into the system</text:p>
            <text:p text:style-name="Test_20_Sub-header">Note:</text:p>
            <text:p text:style-name="Test_20_Sub-header">Action:</text:p>
          </table:table-cell>
          <table:table-cell table:style-name="Table19.A3" table:number-columns-spanned="2" office:value-type="string">
            <text:p text:style-name="P79">All cofnguration should be saved properly</text:p>
          </table:table-cell>
          <table:covered-table-cell/>
          <table:table-cell table:style-name="Table19.E3" office:value-type="string">
            <text:p text:style-name="P79">Pass</text:p>
          </table:table-cell>
        </table:table-row>
        <table:table-row table:style-name="Table19.3">
          <table:table-cell table:style-name="Table19.A4" office:value-type="string">
            <text:p text:style-name="P80"/>
          </table:table-cell>
          <table:table-cell table:style-name="Table19.A4" office:value-type="string">
            <text:list text:style-name="WW8Num117" text:continue-numbering="true">
              <text:list-item>
                <text:p text:style-name="P331">Process definition configuration</text:p>
                <text:list>
                  <text:list-item>
                    <text:p text:style-name="P586">Click on Process sub menu</text:p>
                  </text:list-item>
                  <text:list-item>
                    <text:p text:style-name="P586">Click on “Process Definition” on the navigational bar and go to “Create Process Definition”.</text:p>
                  </text:list-item>
                  <text:list-item>
                    <text:p text:style-name="P586">Click on the process type and fill in the information. Ensure you selected a double/single action process depending on the PIP spec and RNIF 2.0 is selected.</text:p>
                  </text:list-item>
                  <text:list-item>
                    <text:p text:style-name="P586">Click on “Edit Request Action Configurations” and fill in the information here. Ensure u used the DTD and diction file u created in step 2.f.iii and 3.f.iv</text:p>
                  </text:list-item>
                  <text:list-item>
                    <text:p text:style-name="P586">For double action process, click on “Edit Response Action Configurations” and fill in the information here. Ensure u used the DTD and diction file u created in step 2.f.iii and 3.f.iv</text:p>
                  </text:list-item>
                </text:list>
              </text:list-item>
            </text:list>
            <text:p text:style-name="P94"/>
          </table:table-cell>
          <table:table-cell table:style-name="Table19.A4" table:number-columns-spanned="2" office:value-type="string">
            <text:p text:style-name="P95"/>
          </table:table-cell>
          <table:covered-table-cell/>
          <table:table-cell table:style-name="Table19.E4" office:value-type="string">
            <text:p text:style-name="P79"/>
          </table:table-cell>
        </table:table-row>
        <text:soft-page-break/>
        <table:table-row table:style-name="Table19.3">
          <table:table-cell table:style-name="Table19.A4" office:value-type="string">
            <text:p text:style-name="P79"/>
          </table:table-cell>
          <table:table-cell table:style-name="Table19.A4" office:value-type="string">
            <text:list text:style-name="WW8Num117" text:continue-numbering="true">
              <text:list-item>
                <text:p text:style-name="P331">Communication configuration</text:p>
                <text:list>
                  <text:list-item>
                    <text:p text:style-name="P586">Click on Communication sub menu</text:p>
                  </text:list-item>
                  <text:list-item>
                    <text:p text:style-name="P586">Click on Non-Gridtalk Packaging profile, choose Create Packaging Profile</text:p>
                  </text:list-item>
                  <text:list-item>
                    <text:p text:style-name="P586">Fill in the information. Ensure an Envelop Rnif 2.0 is selected and partner is checked.</text:p>
                  </text:list-item>
                  <text:list-item>
                    <text:p text:style-name="P586">Click on Non-Gridtalk Security profile and choose Create Security Profile</text:p>
                  </text:list-item>
                  <text:list-item>
                    <text:p text:style-name="P586">Fill in the information (Put None For all). Ensure partner is checked.</text:p>
                  </text:list-item>
                  <text:list-item>
                    <text:p text:style-name="P586">Click on Non-Gridtalk Communication profile and choose create Communication Profile</text:p>
                  </text:list-item>
                  <text:list-item>
                    <text:p text:style-name="P586">Fill in the information. Ensure the protocol type is Http, “partner” is checked and a URL is entered in</text:p>
                  </text:list-item>
                  <text:list-item>
                    <text:p text:style-name="P586">Click on Create Non-Gridtalk channel info.</text:p>
                  </text:list-item>
                  <text:list-item>
                    <text:p text:style-name="P586">Fill in the information. Ensure the protocol type is HTTP and partner is checked. Select the profiles u created in 5b, 5d and 5f.</text:p>
                  </text:list-item>
                </text:list>
              </text:list-item>
            </text:list>
            <text:p text:style-name="Test_20_Desc"/>
            <text:p text:style-name="P111">( eg. http://&lt;partner’s IP/hostname&gt;:8080/gridtalk/b2bi/rosettanet/)</text:p>
            <text:p text:style-name="P94"/>
          </table:table-cell>
          <table:table-cell table:style-name="Table19.A4" table:number-columns-spanned="2" office:value-type="string">
            <text:p text:style-name="P95"/>
          </table:table-cell>
          <table:covered-table-cell/>
          <table:table-cell table:style-name="Table19.E4" office:value-type="string">
            <text:p text:style-name="P79"/>
          </table:table-cell>
        </table:table-row>
        <table:table-row table:style-name="Table19.6">
          <table:table-cell table:style-name="Table19.A6" office:value-type="string">
            <text:p text:style-name="P79"/>
          </table:table-cell>
          <table:table-cell table:style-name="Table19.A6" office:value-type="string">
            <text:p text:style-name="P79"/>
          </table:table-cell>
          <table:table-cell table:style-name="Table19.A6" table:number-columns-spanned="2" office:value-type="string">
            <text:p text:style-name="P79"/>
          </table:table-cell>
          <table:covered-table-cell/>
          <table:table-cell table:style-name="Table19.E6" office:value-type="string">
            <text:p text:style-name="P79"/>
          </table:table-cell>
        </table:table-row>
      </table:table>
      <text:p text:style-name="Test_20_Desc"/>
      <text:p text:style-name="Test_20_Desc"/>
      <text:list text:style-name="Outline" text:continue-numbering="true">
        <text:list-item>
          <text:list text:continue-numbering="true">
            <text:list-item>
              <text:h text:style-name="P53" text:outline-level="2">File sending </text:h>
              <text:list>
                <text:list-item>
                  <text:h text:style-name="P60" text:outline-level="3">Configuring File send </text:h>
                </text:list-item>
              </text:list>
            </text:list-item>
          </text:list>
        </text:list-item>
      </text:list>
      <text:p text:style-name="Test_20_Desc"/>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style-name="Table20.1">
            <table:table-cell table:style-name="Table20.A1" office:value-type="string">
              <text:p text:style-name="P118">Test ID</text:p>
            </table:table-cell>
            <table:table-cell table:style-name="Table20.A1" table:number-columns-spanned="2" office:value-type="string">
              <text:p text:style-name="P118">Test Description</text:p>
            </table:table-cell>
            <table:covered-table-cell/>
            <table:table-cell table:style-name="Table20.A1" office:value-type="string">
              <text:p text:style-name="P118">Expected Result</text:p>
            </table:table-cell>
            <table:table-cell table:style-name="Table20.E1" office:value-type="string">
              <text:p text:style-name="P118">Actual Result / Comment</text:p>
            </table:table-cell>
          </table:table-row>
        </table:table-header-rows>
        <table:table-row table:style-name="Table20.2">
          <table:table-cell table:style-name="Table20.A2" office:value-type="string">
            <text:list text:style-name="WW8Num173" text:continue-numbering="true">
              <text:list-item>
                <text:p text:style-name="P174"/>
              </text:list-item>
            </text:list>
          </table:table-cell>
          <table:table-cell table:style-name="Table20.B2" table:number-columns-spanned="4" office:value-type="string">
            <text:p text:style-name="P114">Test Description: Send Document Via GT UI</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20.3">
          <table:table-cell table:style-name="Table20.A3" office:value-type="string">
            <text:list text:style-name="WW8Num140">
              <text:list-item>
                <text:p text:style-name="P195"/>
              </text:list-item>
            </text:list>
          </table:table-cell>
          <table:table-cell table:style-name="Table20.A3" office:value-type="string">
            <text:p text:style-name="P115">Scenario: </text:p>
            <text:p text:style-name="Test_20_Desc">Send file from browser </text:p>
            <text:p text:style-name="Test_20_Sub-header">Prerequisite:</text:p>
            <text:p text:style-name="Test_20_Sub-header">Note:</text:p>
            <text:p text:style-name="Test_20_Sub-header">Action:</text:p>
          </table:table-cell>
          <table:table-cell table:style-name="Table20.A3" table:number-columns-spanned="2" office:value-type="string">
            <text:p text:style-name="P79"/>
          </table:table-cell>
          <table:covered-table-cell/>
          <table:table-cell table:style-name="Table20.E3" office:value-type="string">
            <text:p text:style-name="P79">Pass</text:p>
          </table:table-cell>
        </table:table-row>
        <table:table-row table:style-name="Table20.3">
          <table:table-cell table:style-name="Table20.A4" office:value-type="string">
            <text:p text:style-name="P79"/>
          </table:table-cell>
          <table:table-cell table:style-name="Table20.A4" office:value-type="string">
            <text:p text:style-name="P79">In the buyer system</text:p>
            <text:list text:style-name="WW8Num34">
              <text:list-item>
                <text:p text:style-name="P462">Click on the “Documents”hyper link</text:p>
              </text:list-item>
              <text:list-item>
                <text:p text:style-name="P462">Click on the “Import” hyper link</text:p>
              </text:list-item>
              <text:list-item>
                <text:p text:style-name="P462">Select a sender Business Entity</text:p>
              </text:list-item>
              <text:list-item>
                <text:p text:style-name="P462">Select a document type</text:p>
              </text:list-item>
              <text:list-item>
                <text:p text:style-name="P458">Files Selection</text:p>
                <text:list>
                  <text:list-item>
                    <text:p text:style-name="P499">Click on Browse and select a file to send, choose the request file.</text:p>
                  </text:list-item>
                  <text:list-item>
                    <text:p text:style-name="P499">Click on Add/Remove File(s) to add the file</text:p>
                  </text:list-item>
                  <text:list-item>
                    <text:p text:style-name="P499">Click on Add/Remove File(s) to remove the file</text:p>
                  </text:list-item>
                  <text:list-item>
                    <text:p text:style-name="P499">Repeat step 5a to 5b to add a file</text:p>
                  </text:list-item>
                </text:list>
              </text:list-item>
              <text:list-item>
                <text:p text:style-name="P462">Select a recipient</text:p>
              </text:list-item>
              <text:list-item>
                <text:p text:style-name="P458">Attachment Selection</text:p>
                <text:list>
                  <text:list-item>
                    <text:p text:style-name="P499">Click on Browse and select an attachment </text:p>
                  </text:list-item>
                  <text:list-item>
                    <text:p text:style-name="P499">Click on Add/Remove to add the attachment</text:p>
                  </text:list-item>
                  <text:list-item>
                    <text:p text:style-name="P499">Repeat step 7b to remove the same attachment</text:p>
                  </text:list-item>
                  <text:list-item>
                    <text:p text:style-name="P499">Repeat step 7a to 7b to add an attachment</text:p>
                  </text:list-item>
                </text:list>
              </text:list-item>
              <text:list-item>
                <text:p text:style-name="P462">Click Import</text:p>
              </text:list-item>
            </text:list>
          </table:table-cell>
          <table:table-cell table:style-name="Table20.A4" table:number-columns-spanned="2" office:value-type="string">
            <text:list text:style-name="WW8Num148">
              <text:list-item>
                <text:p text:style-name="P464">File is added to the “Import” page and “All Documents” Page</text:p>
              </text:list-item>
              <text:list-item>
                <text:p text:style-name="P463">In step 5c, the file should be removed from the list</text:p>
              </text:list-item>
              <text:list-item>
                <text:p text:style-name="P463">In step 7c, the attachment should be removed</text:p>
              </text:list-item>
              <text:list-item>
                <text:p text:style-name="P463">In step 3, the business entities available should only be the grid node’s own business entities</text:p>
              </text:list-item>
              <text:list-item>
                <text:p text:style-name="P463">Any triggers matching the import will be executed</text:p>
              </text:list-item>
              <text:list-item>
                <text:p text:style-name="P463">Should be able to add and send several files at the same time</text:p>
              </text:list-item>
              <text:list-item>
                <text:p text:style-name="P463">In step 8, the documents will be shown in the import folder and outbound folder.</text:p>
              </text:list-item>
              <text:list-item>
                <text:p text:style-name="P463">After some time, an acknowledgement will appear in the inbound folder.</text:p>
              </text:list-item>
              <text:list-item>
                <text:p text:style-name="P463">After response is sent, and some time, the process instance status should be shown complete.</text:p>
              </text:list-item>
            </text:list>
            <text:p text:style-name="Test_20_Desc"/>
          </table:table-cell>
          <table:covered-table-cell/>
          <table:table-cell table:style-name="Table20.E4" office:value-type="string">
            <text:p text:style-name="P79"/>
          </table:table-cell>
        </table:table-row>
        <table:table-row table:style-name="Table20.3">
          <table:table-cell table:style-name="Table20.A5" office:value-type="string">
            <text:p text:style-name="P79"/>
          </table:table-cell>
          <table:table-cell table:style-name="Table20.A5" office:value-type="string">
            <text:p text:style-name="P79"/>
          </table:table-cell>
          <table:table-cell table:style-name="Table20.A5" table:number-columns-spanned="2" office:value-type="string">
            <text:p text:style-name="P86"/>
          </table:table-cell>
          <table:covered-table-cell/>
          <table:table-cell table:style-name="Table20.E5" office:value-type="string">
            <text:p text:style-name="P79"/>
          </table:table-cell>
        </table:table-row>
      </table:table>
      <text:p text:style-name="Test_20_Desc"/>
      <text:p text:style-name="Test_20_Desc"/>
      <text:p text:style-name="Test_20_Desc"/>
      <text:p text:style-name="Test_20_Desc"/>
      <text:p text:style-name="Test_20_Desc"/>
      <text:p text:style-name="Test_20_Desc"/>
      <text:p text:style-name="Test_20_Desc"/>
      <text:p text:style-name="Test_20_Desc"/>
      <text:p text:style-name="Test_20_Desc"/>
      <text:p text:style-name="Test_20_Desc"/>
      <text:p text:style-name="Test_20_Desc"/>
      <text:p text:style-name="Test_20_Desc"><text:soft-page-break/></text:p>
      <text:list text:style-name="Outline" text:continue-numbering="true">
        <text:list-item>
          <text:list text:continue-numbering="true">
            <text:list-item>
              <text:h text:style-name="P54" text:outline-level="2">Security</text:h>
              <text:list>
                <text:list-item>
                  <text:h text:style-name="P60" text:outline-level="3">Encryption and Signature</text:h>
                </text:list-item>
              </text:list>
            </text:list-item>
          </text:list>
        </text:list-item>
      </text:list>
      <text:p text:style-name="Test_20_Desc"/>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style-name="Table21.1">
            <table:table-cell table:style-name="Table21.A1" office:value-type="string">
              <text:p text:style-name="P118">Test ID</text:p>
            </table:table-cell>
            <table:table-cell table:style-name="Table21.A1" table:number-columns-spanned="2" office:value-type="string">
              <text:p text:style-name="P118">Test Description</text:p>
            </table:table-cell>
            <table:covered-table-cell/>
            <table:table-cell table:style-name="Table21.A1" office:value-type="string">
              <text:p text:style-name="P118">Expected Result</text:p>
            </table:table-cell>
            <table:table-cell table:style-name="Table21.E1" office:value-type="string">
              <text:p text:style-name="P118">Actual Result / Comment</text:p>
            </table:table-cell>
          </table:table-row>
        </table:table-header-rows>
        <table:table-row table:style-name="Table21.2">
          <table:table-cell table:style-name="Table21.A2" office:value-type="string">
            <text:list text:style-name="WW8Num173" text:continue-numbering="true">
              <text:list-item>
                <text:p text:style-name="P174"/>
              </text:list-item>
            </text:list>
          </table:table-cell>
          <table:table-cell table:style-name="Table21.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1.3">
          <table:table-cell table:style-name="Table21.A3" office:value-type="string">
            <text:list text:style-name="WW8Num84">
              <text:list-item>
                <text:p text:style-name="P196"/>
              </text:list-item>
            </text:list>
          </table:table-cell>
          <table:table-cell table:style-name="Table21.A3" office:value-type="string">
            <text:p text:style-name="P114"><text:span text:style-name="T14">Scenario:</text:span><text:span text:style-name="T15"> </text:span></text:p>
            <text:p text:style-name="Test_20_Desc">Setting up encryption and signature</text:p>
            <text:p text:style-name="Test_20_Sub-header">Prerequisite:</text:p>
            <text:p text:style-name="Test_20_Sub-header">Note:</text:p>
            <text:p text:style-name="Test_20_Sub-header">Action:</text:p>
          </table:table-cell>
          <table:table-cell table:style-name="Table21.A3" table:number-columns-spanned="2" office:value-type="string">
            <text:p text:style-name="P79"/>
          </table:table-cell>
          <table:covered-table-cell/>
          <table:table-cell table:style-name="Table21.E3" office:value-type="string">
            <text:p text:style-name="P79">Pass</text:p>
          </table:table-cell>
        </table:table-row>
        <table:table-row table:style-name="Table21.4">
          <table:table-cell table:style-name="Table21.A4" office:value-type="string">
            <text:p text:style-name="P80"/>
          </table:table-cell>
          <table:table-cell table:style-name="Table21.A4" office:value-type="string">
            <text:list text:style-name="WW8Num90">
              <text:list-item>
                <text:p text:style-name="P335">Go to Admin-&gt; Communication -&gt; Certificates</text:p>
              </text:list-item>
              <text:list-item>
                <text:p text:style-name="P334">Choose Import Certificate</text:p>
              </text:list-item>
              <text:list-item>
                <text:p text:style-name="P334">Choose No in partner certificate option. Fill in the appropriate details and choose your own p12 certificate.</text:p>
              </text:list-item>
              <text:list-item>
                <text:p text:style-name="P334">Click Save</text:p>
              </text:list-item>
              <text:list-item>
                <text:p text:style-name="P334">Repeat step 3 with option yes in partner certificate option . Fill in the details and choose a partner’s .cer certificate.</text:p>
              </text:list-item>
              <text:list-item>
                <text:p text:style-name="P334">Click save.</text:p>
              </text:list-item>
              <text:list-item>
                <text:p text:style-name="P334">Go to Mapping -&gt; Certificate Mapping</text:p>
              </text:list-item>
              <text:list-item>
                <text:p text:style-name="P334">Click on Create Mapping</text:p>
              </text:list-item>
              <text:list-item>
                <text:p text:style-name="P334">Choose Partner, Partner Certificate and own certificate.</text:p>
              </text:list-item>
              <text:list-item>
                <text:p text:style-name="P334">Click Save</text:p>
              </text:list-item>
              <text:list-item>
                <text:p text:style-name="P334">Repeat step 1-10 in the partner system</text:p>
              </text:list-item>
            </text:list>
          </table:table-cell>
          <table:table-cell table:style-name="Table21.A4" table:number-columns-spanned="2" office:value-type="string">
            <text:list text:style-name="WW8Num131">
              <text:list-item>
                <text:p text:style-name="P337">For step 4 the certificate setting created is displayed in the main frame.</text:p>
              </text:list-item>
              <text:list-item>
                <text:p text:style-name="P336">For step 10 the certificate mapping will be displayed in the main frame.</text:p>
              </text:list-item>
            </text:list>
          </table:table-cell>
          <table:covered-table-cell/>
          <table:table-cell table:style-name="Table21.E4" office:value-type="string">
            <text:p text:style-name="P79"/>
          </table:table-cell>
        </table:table-row>
        <table:table-row table:style-name="Table21.5">
          <table:table-cell table:style-name="Table21.A5" office:value-type="string">
            <text:p text:style-name="P79"/>
          </table:table-cell>
          <table:table-cell table:style-name="Table21.A5" office:value-type="string">
            <text:p text:style-name="P79"/>
          </table:table-cell>
          <table:table-cell table:style-name="Table21.A5" table:number-columns-spanned="2" office:value-type="string">
            <text:p text:style-name="P79"/>
          </table:table-cell>
          <table:covered-table-cell/>
          <table:table-cell table:style-name="Table21.E5" office:value-type="string">
            <text:p text:style-name="P79"/>
          </table:table-cell>
        </table:table-row>
        <table:table-row table:style-name="Table21.5">
          <table:table-cell table:style-name="Table21.A3" office:value-type="string">
            <text:list text:style-name="WW8Num84" text:continue-numbering="true">
              <text:list-item>
                <text:p text:style-name="P196"/>
              </text:list-item>
            </text:list>
          </table:table-cell>
          <table:table-cell table:style-name="Table21.A3" office:value-type="string">
            <text:p text:style-name="P114"><text:span text:style-name="T14">Scenario:</text:span><text:span text:style-name="T15"> </text:span></text:p>
            <text:p text:style-name="Test_20_Desc">Enabling encryption and signature</text:p>
            <text:p text:style-name="P122">Prerequisite:</text:p>
            <text:p text:style-name="Test_20_Sub-header">Note:</text:p>
            <text:p text:style-name="Test_20_Sub-header">Action:</text:p>
          </table:table-cell>
          <table:table-cell table:style-name="Table21.A3" table:number-columns-spanned="2" office:value-type="string">
            <text:p text:style-name="P79"/>
          </table:table-cell>
          <table:covered-table-cell/>
          <table:table-cell table:style-name="Table21.E3" office:value-type="string">
            <text:p text:style-name="P79">Pass</text:p>
          </table:table-cell>
        </table:table-row>
        <text:soft-page-break/>
        <table:table-row table:style-name="Table21.5">
          <table:table-cell table:style-name="Table21.A4" office:value-type="string">
            <text:p text:style-name="P79"/>
          </table:table-cell>
          <table:table-cell table:style-name="Table21.A4" office:value-type="string">
            <text:list text:style-name="WW8Num159">
              <text:list-item>
                <text:p text:style-name="P339">Go to Process -&gt; Process definition</text:p>
              </text:list-item>
              <text:list-item>
                <text:p text:style-name="P338">Edit the process definition you want to use.</text:p>
              </text:list-item>
              <text:list-item>
                <text:p text:style-name="P338">Inside the request and response specification (if double action process) check the enable encryption and enable signature checkbox.</text:p>
              </text:list-item>
              <text:list-item>
                <text:p text:style-name="P338">Click save</text:p>
              </text:list-item>
            </text:list>
          </table:table-cell>
          <table:table-cell table:style-name="Table21.A4" table:number-columns-spanned="2" office:value-type="string">
            <text:p text:style-name="P79">Viewing the process will display the encryption and signature checkbox checked.</text:p>
          </table:table-cell>
          <table:covered-table-cell/>
          <table:table-cell table:style-name="Table21.E4" office:value-type="string">
            <text:p text:style-name="P79"/>
          </table:table-cell>
        </table:table-row>
        <table:table-row table:style-name="Table21.5">
          <table:table-cell table:style-name="Table21.A5" office:value-type="string">
            <text:p text:style-name="P79"/>
          </table:table-cell>
          <table:table-cell table:style-name="Table21.A5" office:value-type="string">
            <text:p text:style-name="P79"/>
          </table:table-cell>
          <table:table-cell table:style-name="Table21.A5" table:number-columns-spanned="2" office:value-type="string">
            <text:p text:style-name="P79"/>
          </table:table-cell>
          <table:covered-table-cell/>
          <table:table-cell table:style-name="Table21.E5" office:value-type="string">
            <text:p text:style-name="P79"/>
          </table:table-cell>
        </table:table-row>
        <table:table-row table:style-name="Table21.5">
          <table:table-cell table:style-name="Table21.A3" office:value-type="string">
            <text:list text:style-name="WW8Num84" text:continue-numbering="true">
              <text:list-item>
                <text:p text:style-name="P196"/>
              </text:list-item>
            </text:list>
          </table:table-cell>
          <table:table-cell table:style-name="Table21.A3" office:value-type="string">
            <text:p text:style-name="P114"><text:span text:style-name="T14">Scenario:</text:span><text:span text:style-name="T15"> </text:span></text:p>
            <text:p text:style-name="Test_20_Desc">Testing encryption and signature for send/receive</text:p>
            <text:p text:style-name="Test_20_Sub-header">Prerequisite:</text:p>
            <text:p text:style-name="Test_20_Sub-header">Note:</text:p>
            <text:p text:style-name="Test_20_Sub-header">Action:</text:p>
          </table:table-cell>
          <table:table-cell table:style-name="Table21.A3" table:number-columns-spanned="2" office:value-type="string">
            <text:p text:style-name="P79"/>
          </table:table-cell>
          <table:covered-table-cell/>
          <table:table-cell table:style-name="Table21.E3" office:value-type="string">
            <text:p text:style-name="P79">Pass</text:p>
          </table:table-cell>
        </table:table-row>
        <table:table-row table:style-name="Table21.5">
          <table:table-cell table:style-name="Table21.A4" office:value-type="string">
            <text:p text:style-name="P79"/>
          </table:table-cell>
          <table:table-cell table:style-name="Table21.A4" office:value-type="string">
            <text:list text:style-name="WW8Num82">
              <text:list-item>
                <text:p text:style-name="P341">Set up the HTTP connection as in 3.5</text:p>
              </text:list-item>
              <text:list-item>
                <text:p text:style-name="P340">Try send/receive according to section 3.5 on send file from browser</text:p>
              </text:list-item>
            </text:list>
          </table:table-cell>
          <table:table-cell table:style-name="Table21.A4" table:number-columns-spanned="2" office:value-type="string">
            <text:p text:style-name="P79">The process instance shows a complete status </text:p>
          </table:table-cell>
          <table:covered-table-cell/>
          <table:table-cell table:style-name="Table21.E4" office:value-type="string">
            <text:p text:style-name="P79"/>
          </table:table-cell>
        </table:table-row>
        <table:table-row table:style-name="Table21.5">
          <table:table-cell table:style-name="Table21.A11" office:value-type="string">
            <text:p text:style-name="P79"/>
          </table:table-cell>
          <table:table-cell table:style-name="Table21.A11" office:value-type="string">
            <text:p text:style-name="P79"/>
          </table:table-cell>
          <table:table-cell table:style-name="Table21.A11" table:number-columns-spanned="2" office:value-type="string">
            <text:p text:style-name="P86"/>
          </table:table-cell>
          <table:covered-table-cell/>
          <table:table-cell table:style-name="Table21.E11" office:value-type="string">
            <text:p text:style-name="P79"/>
          </table:table-cell>
        </table:table-row>
      </table:table>
      <text:p text:style-name="Test_20_Desc"/>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style-name="Table22.1">
            <table:table-cell table:style-name="Table22.A1" office:value-type="string">
              <text:p text:style-name="P118">Test ID</text:p>
            </table:table-cell>
            <table:table-cell table:style-name="Table22.A1" table:number-columns-spanned="2" office:value-type="string">
              <text:p text:style-name="P118">Test Description</text:p>
            </table:table-cell>
            <table:covered-table-cell/>
            <table:table-cell table:style-name="Table22.A1" office:value-type="string">
              <text:p text:style-name="P118">Expected Result</text:p>
            </table:table-cell>
            <table:table-cell table:style-name="Table22.E1" office:value-type="string">
              <text:p text:style-name="P118">Actual Result / Comment</text:p>
            </table:table-cell>
          </table:table-row>
        </table:table-header-rows>
        <table:table-row table:style-name="Table22.2">
          <table:table-cell table:style-name="Table22.A2" office:value-type="string">
            <text:list text:style-name="WW8Num173" text:continue-numbering="true">
              <text:list-item>
                <text:p text:style-name="P174"/>
              </text:list-item>
            </text:list>
          </table:table-cell>
          <table:table-cell table:style-name="Table22.B2" table:number-columns-spanned="4" office:value-type="string">
            <text:p text:style-name="P116">Test Description: <text:s/>HTTPS Connection Testing (Connect To/from Partner) (TBC)</text:p>
            <text:list text:style-name="WW8Num86">
              <text:list-item>
                <text:p text:style-name="P504">Connect to TP HTTPS: (export to truststore without need to restart GT)</text:p>
              </text:list-item>
              <text:list-item>
                <text:p text:style-name="P504">Connect from TP</text:p>
              </text:list-item>
            </text:list>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22.3">
          <table:table-cell table:style-name="Table22.A3" office:value-type="string">
            <text:list text:style-name="WW8Num203">
              <text:list-item>
                <text:p text:style-name="P465"/>
              </text:list-item>
            </text:list>
          </table:table-cell>
          <table:table-cell table:style-name="Table22.A3" office:value-type="string">
            <text:p text:style-name="P114"><text:span text:style-name="T14">Scenario:</text:span><text:span text:style-name="T15"> <text:s/></text:span></text:p>
            <text:p text:style-name="Test_20_Desc">Sending document via HTTPS</text:p>
            <text:p text:style-name="Test_20_Sub-header">Prerequisite:</text:p>
            <text:p text:style-name="P112">TP's https setup has been setup properly.</text:p>
            <text:p text:style-name="Test_20_Sub-header">Note:</text:p>
            <text:list text:style-name="WW8Num202">
              <text:list-item>
                <text:p text:style-name="P466">Private cert generate by GT cannot be used because he receiver fail to accept the https connection.</text:p>
              </text:list-item>
              <text:list-item>
                <text:p text:style-name="P466">To solve this problem, a new certificate need to regenerate.</text:p>
              </text:list-item>
              <text:list-item>
                <text:p text:style-name="P466">The partner <text:s/>certificate name cannot be same as the own certificate name.</text:p>
              </text:list-item>
            </text:list>
            <text:p text:style-name="Test_20_Sub-header">Action:</text:p>
            <text:list text:style-name="WW8Num21">
              <text:list-item>
                <text:p text:style-name="P506">Go to Admin -&gt; Communication -&gt; Communication Profile.</text:p>
              </text:list-item>
              <text:list-item>
                <text:p text:style-name="P506">Click on the Edit icon to change </text:p>
              </text:list-item>
            </text:list>
            <text:list text:style-name="WW8Num22" text:continue-numbering="true">
              <text:list-item>
                <text:p text:style-name="P510">the port number from 8080 to 443.</text:p>
              </text:list-item>
              <text:list-item>
                <text:p text:style-name="P510">http to https.</text:p>
              </text:list-item>
            </text:list>
            <text:list text:style-name="WW8Num21" text:continue-numbering="true">
              <text:list-item>
                <text:p text:style-name="P506">Click on “Save Communication Profile”.</text:p>
              </text:list-item>
              <text:list-item>
                <text:p text:style-name="P506">Go to Admin -&gt; Communication -&gt; Certificate -&gt; Partner.</text:p>
              </text:list-item>
              <text:list-item>
                <text:p text:style-name="P506">Select TP's certificate and choose Export To Trust Store after TP sets to https.</text:p>
              </text:list-item>
              <text:list-item>
                <text:p text:style-name="P511">Try to send document.</text:p>
              </text:list-item>
            </text:list>
          </table:table-cell>
          <table:table-cell table:style-name="Table22.A3" table:number-columns-spanned="2" office:value-type="string">
            <text:list text:style-name="WW8Num187">
              <text:list-item>
                <text:p text:style-name="P467">The connectivity to the TP via https is successfully.</text:p>
              </text:list-item>
              <text:list-item>
                <text:p text:style-name="P467">No restart of the GT is necessary after export to trust store.</text:p>
              </text:list-item>
            </text:list>
          </table:table-cell>
          <table:covered-table-cell/>
          <table:table-cell table:style-name="Table22.E3" office:value-type="string">
            <text:p text:style-name="P79">Pass</text:p>
          </table:table-cell>
        </table:table-row>
        <table:table-row table:style-name="Table22.4">
          <table:table-cell table:style-name="Table22.A4" office:value-type="string">
            <text:p text:style-name="P80"/>
          </table:table-cell>
          <table:table-cell table:style-name="Table22.A4" office:value-type="string">
            <text:p text:style-name="P79"/>
          </table:table-cell>
          <table:table-cell table:style-name="Table22.A4" table:number-columns-spanned="2" office:value-type="string">
            <text:p text:style-name="P79"/>
          </table:table-cell>
          <table:covered-table-cell/>
          <table:table-cell table:style-name="Table22.E4" office:value-type="string">
            <text:p text:style-name="P79"/>
          </table:table-cell>
        </table:table-row>
        <table:table-row table:style-name="Table22.5">
          <table:table-cell table:style-name="Table22.A5" office:value-type="string">
            <text:p text:style-name="P79"/>
          </table:table-cell>
          <table:table-cell table:style-name="Table22.A5" office:value-type="string">
            <text:p text:style-name="P79"/>
          </table:table-cell>
          <table:table-cell table:style-name="Table22.A5" table:number-columns-spanned="2" office:value-type="string">
            <text:p text:style-name="P79"/>
          </table:table-cell>
          <table:covered-table-cell/>
          <table:table-cell table:style-name="Table22.E5" office:value-type="string">
            <text:p text:style-name="P79"/>
          </table:table-cell>
        </table:table-row>
        <table:table-row table:style-name="Table22.5">
          <table:table-cell table:style-name="Table22.A3" office:value-type="string">
            <text:p text:style-name="P78">B.</text:p>
          </table:table-cell>
          <table:table-cell table:style-name="Table22.A3" office:value-type="string">
            <text:p text:style-name="P114"><text:span text:style-name="T14">Scenario:</text:span><text:span text:style-name="T15"> </text:span></text:p>
            <text:p text:style-name="Test_20_Desc">Receiving document via HTTPS.</text:p>
            <text:p text:style-name="P122">Prerequisite:</text:p>
            <text:p text:style-name="Test_20_Desc">HTTPS setup has been setup properly both both TP and local.</text:p>
            <text:p text:style-name="Test_20_Sub-header">Note:</text:p>
            <text:p text:style-name="Test_20_Sub-header">Action:</text:p>
            <text:list text:style-name="WW8Num24">
              <text:list-item>
                <text:p text:style-name="P507">Go to Admin -&gt; Communication -&gt; Certificate -&gt; Own.</text:p>
              </text:list-item>
              <text:list-item>
                <text:p text:style-name="P507">Select own certificate and choose Export To Key Store.</text:p>
              </text:list-item>
              <text:list-item>
                <text:p text:style-name="P507">Go to Documents -&gt; Outbound.</text:p>
              </text:list-item>
              <text:list-item>
                <text:p text:style-name="P512">A list of successful received files will be displayed.</text:p>
              </text:list-item>
            </text:list>
          </table:table-cell>
          <table:table-cell table:style-name="Table22.A3" table:number-columns-spanned="2" office:value-type="string">
            <text:p text:style-name="P79"/>
          </table:table-cell>
          <table:covered-table-cell/>
          <table:table-cell table:style-name="Table22.E3" office:value-type="string">
            <text:p text:style-name="P79">Pass</text:p>
          </table:table-cell>
        </table:table-row>
        <text:soft-page-break/>
        <table:table-row table:style-name="Table22.5">
          <table:table-cell table:style-name="Table22.A4" office:value-type="string">
            <text:p text:style-name="P79"/>
          </table:table-cell>
          <table:table-cell table:style-name="Table22.A4" office:value-type="string">
            <text:p text:style-name="P79"/>
          </table:table-cell>
          <table:table-cell table:style-name="Table22.A4" table:number-columns-spanned="2" office:value-type="string">
            <text:p text:style-name="P79"/>
          </table:table-cell>
          <table:covered-table-cell/>
          <table:table-cell table:style-name="Table22.E4" office:value-type="string">
            <text:p text:style-name="P79"/>
          </table:table-cell>
        </table:table-row>
        <table:table-row table:style-name="Table22.5">
          <table:table-cell table:style-name="Table22.A5" office:value-type="string">
            <text:p text:style-name="P79"/>
          </table:table-cell>
          <table:table-cell table:style-name="Table22.A5" office:value-type="string">
            <text:p text:style-name="P79"/>
          </table:table-cell>
          <table:table-cell table:style-name="Table22.A5" table:number-columns-spanned="2" office:value-type="string">
            <text:p text:style-name="P79"/>
          </table:table-cell>
          <table:covered-table-cell/>
          <table:table-cell table:style-name="Table22.E5" office:value-type="string">
            <text:p text:style-name="P79"/>
          </table:table-cell>
        </table:table-row>
      </table:table>
      <text:p text:style-name="Test_20_Desc"/>
      <text:list text:style-name="Outline" text:continue-numbering="true">
        <text:list-item>
          <text:list text:continue-numbering="true">
            <text:list-item>
              <text:h text:style-name="P56" text:outline-level="2">RNIF Compression (Send &amp; Receive)</text:h>
            </text:list-item>
          </text:list>
        </text:list-item>
      </text:list>
      <text:p text:style-name="P12"/>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18">Test ID</text:p>
            </table:table-cell>
            <table:table-cell table:style-name="Table23.A1" table:number-columns-spanned="2" office:value-type="string">
              <text:p text:style-name="P118">Test Description</text:p>
            </table:table-cell>
            <table:covered-table-cell/>
            <table:table-cell table:style-name="Table23.A1" office:value-type="string">
              <text:p text:style-name="P118">Expected Result</text:p>
            </table:table-cell>
            <table:table-cell table:style-name="Table23.E1" office:value-type="string">
              <text:p text:style-name="P118">Actual Result / Comment</text:p>
            </table:table-cell>
          </table:table-row>
        </table:table-header-rows>
        <table:table-row table:style-name="Table23.2">
          <table:table-cell table:style-name="Table23.A2" office:value-type="string">
            <text:list text:style-name="WW8Num173" text:continue-numbering="true">
              <text:list-item>
                <text:p text:style-name="P174"/>
              </text:list-item>
            </text:list>
          </table:table-cell>
          <table:table-cell table:style-name="Table23.B2" table:number-columns-spanned="4" office:value-type="string">
            <text:p text:style-name="P114">Test Description: <text:span text:style-name="T20">Sending And Receive Document With Compress, Encrypt And Signature.</text:span></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3.3">
          <table:table-cell table:style-name="Table23.A3" office:value-type="string">
            <text:list text:style-name="WW8Num188">
              <text:list-item>
                <text:p text:style-name="P513"/>
              </text:list-item>
            </text:list>
          </table:table-cell>
          <table:table-cell table:style-name="Table23.A3" office:value-type="string">
            <text:p text:style-name="P117">Scenario: </text:p>
            <text:p text:style-name="P99">Send and receive document with compress only.</text:p>
            <text:p text:style-name="P123">Prerequisite:</text:p>
            <text:p text:style-name="Test_20_Desc"><text:span text:style-name="T23">The TP must be able to support the uncompress. </text:span><text:span text:style-name="T25">TP also have to configured with the compress option.</text:span></text:p>
            <text:p text:style-name="P123">Note:</text:p>
            <text:p text:style-name="P123">Action:</text:p>
            <text:list text:style-name="WW8Num190">
              <text:list-item>
                <text:p text:style-name="P514">Go to Process -&gt; Process Definition.</text:p>
              </text:list-item>
              <text:list-item>
                <text:p text:style-name="P514">Select the process definition to edit by click on the Edit icon.</text:p>
              </text:list-item>
              <text:list-item>
                <text:p text:style-name="P514">Click on Edit Request Action Configuration.</text:p>
              </text:list-item>
              <text:list-item>
                <text:p text:style-name="P157"><text:bookmark-start text:name="insert_page"/>Then checked the checkbox of Is Compression Required.<text:bookmark-end text:name="insert_page"/></text:p>
              </text:list-item>
              <text:list-item>
                <text:p text:style-name="P157">Click on Save Process Action.</text:p>
              </text:list-item>
              <text:list-item>
                <text:p text:style-name="P157">Repeat steps 4 and 5 for Edit Response Action Configuration.</text:p>
              </text:list-item>
              <text:list-item>
                <text:p text:style-name="P157">Then Save Process Definition.</text:p>
              </text:list-item>
              <text:list-item>
                <text:p text:style-name="P157">Try to send and receive document.<text:bookmark text:name="encryptionAlgorithmLength_value"/><text:bookmark text:name="encryptionAlgorithm_value"/><text:bookmark text:name="digestAlgorithm_value"/><text:bookmark text:name="onlyEncryptPayload_value"/><text:bookmark text:name="disableSignature_value"/><text:bookmark text:name="disableEncryption_value"/><text:bookmark text:name="page_content"/></text:p>
              </text:list-item>
            </text:list>
            <text:p text:style-name="P97"/>
          </table:table-cell>
          <table:table-cell table:style-name="Table23.A3" table:number-columns-spanned="2" office:value-type="string">
            <text:p text:style-name="P79">The SMIME-header of the Audit file that has been compressed should contain a “- -z” in the “ContentID”.</text:p>
            <text:p text:style-name="Test_20_Desc"/>
            <text:p text:style-name="Test_20_Desc">Content-Type: application/pkcs7-mime; smime-type=compressed-data;</text:p>
            <text:p text:style-name="Test_20_Desc"><text:s text:c="25"/>name=smime.p7z</text:p>
            <text:p text:style-name="Test_20_Desc">Content-Transfer-Encoding: base64</text:p>
            <text:p text:style-name="Test_20_Desc">Content-ID: &lt;12082650.1207974597978.GridNode.i00104@neo<text:span text:style-name="T27">--z</text:span>&gt;</text:p>
            <text:p text:style-name="P98">Content-Disposition: attachment; filename=smime.p7z</text:p>
          </table:table-cell>
          <table:covered-table-cell/>
          <table:table-cell table:style-name="Table23.E3" office:value-type="string">
            <text:p text:style-name="P98">Pass</text:p>
          </table:table-cell>
        </table:table-row>
        <table:table-row table:style-name="Table23.3">
          <table:table-cell table:style-name="Table23.A4" office:value-type="string">
            <text:p text:style-name="P79"/>
          </table:table-cell>
          <table:table-cell table:style-name="Table23.A4" office:value-type="string">
            <text:p text:style-name="P79"/>
          </table:table-cell>
          <table:table-cell table:style-name="Table23.A4" table:number-columns-spanned="2" office:value-type="string">
            <text:p text:style-name="P79"/>
          </table:table-cell>
          <table:covered-table-cell/>
          <table:table-cell table:style-name="Table23.E4" office:value-type="string">
            <text:p text:style-name="P79"/>
          </table:table-cell>
        </table:table-row>
        <text:soft-page-break/>
        <table:table-row table:style-name="Table23.3">
          <table:table-cell table:style-name="Table23.A3" office:value-type="string">
            <text:list text:style-name="WW8Num189">
              <text:list-item>
                <text:p text:style-name="P468"/>
              </text:list-item>
            </text:list>
          </table:table-cell>
          <table:table-cell table:style-name="Table23.A3" office:value-type="string">
            <text:p text:style-name="P114"><text:span text:style-name="T14">Scenario:</text:span><text:span text:style-name="T15"> </text:span></text:p>
            <text:p text:style-name="Test_20_Desc"><text:span text:style-name="T24">Send and receive</text:span> with compress and signature.</text:p>
            <text:p text:style-name="P122">Prerequisite:</text:p>
            <text:p text:style-name="P96">The TP must be able to support the uncompress. TP also have to configured with the compress option.</text:p>
            <text:p text:style-name="Test_20_Sub-header">Note:</text:p>
            <text:p text:style-name="Test_20_Sub-header">Action:</text:p>
          </table:table-cell>
          <table:table-cell table:style-name="Table23.A3" table:number-columns-spanned="2" office:value-type="string">
            <text:p text:style-name="P79"/>
          </table:table-cell>
          <table:covered-table-cell/>
          <table:table-cell table:style-name="Table23.E3" office:value-type="string">
            <text:p text:style-name="P79">Pass</text:p>
          </table:table-cell>
        </table:table-row>
        <table:table-row table:style-name="Table23.3">
          <table:table-cell table:style-name="Table23.A6" office:value-type="string">
            <text:p text:style-name="P79"/>
          </table:table-cell>
          <table:table-cell table:style-name="Table23.A6" office:value-type="string">
            <text:list text:style-name="WW8Num191">
              <text:list-item>
                <text:p text:style-name="P470">Go to Process -&gt; Process Definition.</text:p>
              </text:list-item>
              <text:list-item>
                <text:p text:style-name="P469">Select the process definition to edit by click on the Edit icon.</text:p>
              </text:list-item>
              <text:list-item>
                <text:p text:style-name="P469">Click on Edit Request Action Configuration.</text:p>
              </text:list-item>
              <text:list-item>
                <text:p text:style-name="P469">Unchecked the checkbox of Disable Signature.</text:p>
              </text:list-item>
              <text:list-item>
                <text:p text:style-name="P469">Checked the checkbox of Is Compression Required.</text:p>
              </text:list-item>
              <text:list-item>
                <text:p text:style-name="P469">Click on Save Process Action.</text:p>
              </text:list-item>
              <text:list-item>
                <text:p text:style-name="P469">Repeat steps 4 and 6 for Edit Response Action Configuration.</text:p>
              </text:list-item>
              <text:list-item>
                <text:p text:style-name="P469">Then Save Process Definition.</text:p>
              </text:list-item>
              <text:list-item>
                <text:p text:style-name="P469">Try to send and receive document.</text:p>
              </text:list-item>
            </text:list>
          </table:table-cell>
          <table:table-cell table:style-name="Table23.A6" table:number-columns-spanned="2" office:value-type="string">
            <text:p text:style-name="P79"/>
          </table:table-cell>
          <table:covered-table-cell/>
          <table:table-cell table:style-name="Table23.E6" office:value-type="string">
            <text:p text:style-name="P79"/>
          </table:table-cell>
        </table:table-row>
        <table:table-row table:style-name="Table23.3">
          <table:table-cell table:style-name="Table23.A4" office:value-type="string">
            <text:p text:style-name="P79"/>
          </table:table-cell>
          <table:table-cell table:style-name="Table23.A4" office:value-type="string">
            <text:p text:style-name="P79"/>
          </table:table-cell>
          <table:table-cell table:style-name="Table23.A4" table:number-columns-spanned="2" office:value-type="string">
            <text:p text:style-name="P79"/>
          </table:table-cell>
          <table:covered-table-cell/>
          <table:table-cell table:style-name="Table23.E4" office:value-type="string">
            <text:p text:style-name="P79"/>
          </table:table-cell>
        </table:table-row>
        <text:soft-page-break/>
        <table:table-row table:style-name="Table23.3">
          <table:table-cell table:style-name="Table23.A8" office:value-type="string">
            <text:list text:style-name="WW8Num194">
              <text:list-item>
                <text:p text:style-name="P471"/>
              </text:list-item>
            </text:list>
          </table:table-cell>
          <table:table-cell table:style-name="Table23.A8" office:value-type="string">
            <text:p text:style-name="P115">Scenario: </text:p>
            <text:p text:style-name="Test_20_Desc"><text:span text:style-name="T24">Send and receive</text:span><text:span text:style-name="T20"> with compress and encryption.</text:span></text:p>
            <text:p text:style-name="Test_20_Sub-header">Prerequisite:</text:p>
            <text:p text:style-name="Test_20_Desc">The TP must be able to support the uncompress. <text:span text:style-name="T14">TP also have to configured with the compress and encryption option.</text:span></text:p>
            <text:p text:style-name="Test_20_Sub-header">Note:</text:p>
            <text:p text:style-name="P121">Action:</text:p>
            <text:list text:style-name="WW8Num192">
              <text:list-item>
                <text:p text:style-name="P472">Go to Process -&gt; Process Definition.</text:p>
              </text:list-item>
              <text:list-item>
                <text:p text:style-name="P472">Select the process definition to edit by click on the Edit icon.</text:p>
              </text:list-item>
              <text:list-item>
                <text:p text:style-name="P472">Click on Edit Request Action Configuration.</text:p>
              </text:list-item>
              <text:list-item>
                <text:p text:style-name="P472">Unchecked the checkbox of Disable Encryption.</text:p>
              </text:list-item>
              <text:list-item>
                <text:p text:style-name="P472">Checked the checkbox of Is Compression Required.</text:p>
              </text:list-item>
              <text:list-item>
                <text:p text:style-name="P472">Click on Save Process Action.</text:p>
              </text:list-item>
              <text:list-item>
                <text:p text:style-name="P472">Repeat steps 4 and 6 for Edit Response Action Configuration.</text:p>
              </text:list-item>
              <text:list-item>
                <text:p text:style-name="P472">Then Save Process Definition.</text:p>
              </text:list-item>
              <text:list-item>
                <text:p text:style-name="P472">Try to send and receive document.</text:p>
              </text:list-item>
            </text:list>
            <text:p text:style-name="P79"/>
          </table:table-cell>
          <table:table-cell table:style-name="Table23.A8" table:number-columns-spanned="2" office:value-type="string">
            <text:p text:style-name="P79"/>
          </table:table-cell>
          <table:covered-table-cell/>
          <table:table-cell table:style-name="Table23.E8" office:value-type="string">
            <text:p text:style-name="P79">Pass</text:p>
          </table:table-cell>
        </table:table-row>
        <table:table-row table:style-name="Table23.3">
          <table:table-cell table:style-name="Table23.A9" office:value-type="string">
            <text:p text:style-name="P79"/>
          </table:table-cell>
          <table:table-cell table:style-name="Table23.A9" office:value-type="string">
            <text:p text:style-name="P79"/>
          </table:table-cell>
          <table:table-cell table:style-name="Table23.A9" table:number-columns-spanned="2" office:value-type="string">
            <text:p text:style-name="P79"/>
          </table:table-cell>
          <table:covered-table-cell/>
          <table:table-cell table:style-name="Table23.E9" office:value-type="string">
            <text:p text:style-name="P79"/>
          </table:table-cell>
        </table:table-row>
        <text:soft-page-break/>
        <table:table-row table:style-name="Table23.3">
          <table:table-cell table:style-name="Table23.A8" office:value-type="string">
            <text:list text:style-name="WW8Num195">
              <text:list-item>
                <text:p text:style-name="P473"/>
              </text:list-item>
            </text:list>
          </table:table-cell>
          <table:table-cell table:style-name="Table23.A8" office:value-type="string">
            <text:p text:style-name="P115">Scenario: </text:p>
            <text:p text:style-name="Test_20_Desc"><text:span text:style-name="T24">Send and receive</text:span><text:span text:style-name="T20"> with compress,encryption and signature.</text:span></text:p>
            <text:p text:style-name="Test_20_Sub-header">Prerequisite:</text:p>
            <text:p text:style-name="Test_20_Desc">The TP must be able to support the uncompress. <text:span text:style-name="T14">TP also have to configured with the compress option.</text:span></text:p>
            <text:p text:style-name="Test_20_Sub-header">Note:</text:p>
            <text:p text:style-name="P121">Action:</text:p>
            <text:list text:style-name="WW8Num193">
              <text:list-item>
                <text:p text:style-name="P474">Go to Process -&gt; Process Definition.</text:p>
              </text:list-item>
              <text:list-item>
                <text:p text:style-name="P474">Select the process definition to edit by click on the Edit icon.</text:p>
              </text:list-item>
              <text:list-item>
                <text:p text:style-name="P474">Click on Edit Request Action Configuration.</text:p>
              </text:list-item>
              <text:list-item>
                <text:p text:style-name="P474">Unchecked the checkbox of Disable Encryption.</text:p>
              </text:list-item>
              <text:list-item>
                <text:p text:style-name="P474">Unchecked the checkbox of Disable Signature.</text:p>
              </text:list-item>
              <text:list-item>
                <text:p text:style-name="P474"><text:bookmark-start text:name="insert_page111"/>C<text:bookmark-end text:name="insert_page111"/>hecked the checkbox of Is Compression Required.</text:p>
              </text:list-item>
              <text:list-item>
                <text:p text:style-name="P474">Click on Save Process Action.</text:p>
              </text:list-item>
              <text:list-item>
                <text:p text:style-name="P474">Repeat steps 4 and 7for Edit Response Action Configuration.</text:p>
              </text:list-item>
              <text:list-item>
                <text:p text:style-name="P474">Then Save Process Definition.</text:p>
              </text:list-item>
              <text:list-item>
                <text:p text:style-name="P474">Try to send and receive document.</text:p>
              </text:list-item>
            </text:list>
            <text:p text:style-name="P79"/>
          </table:table-cell>
          <table:table-cell table:style-name="Table23.A8" table:number-columns-spanned="2" office:value-type="string">
            <text:p text:style-name="P79"/>
          </table:table-cell>
          <table:covered-table-cell/>
          <table:table-cell table:style-name="Table23.E8" office:value-type="string">
            <text:p text:style-name="P79">Pass</text:p>
          </table:table-cell>
        </table:table-row>
        <table:table-row table:style-name="Table23.3">
          <table:table-cell table:style-name="Table23.A9" office:value-type="string">
            <text:p text:style-name="P79"/>
          </table:table-cell>
          <table:table-cell table:style-name="Table23.A9" office:value-type="string">
            <text:p text:style-name="P79"/>
          </table:table-cell>
          <table:table-cell table:style-name="Table23.A9" table:number-columns-spanned="2" office:value-type="string">
            <text:p text:style-name="P79"/>
          </table:table-cell>
          <table:covered-table-cell/>
          <table:table-cell table:style-name="Table23.E9" office:value-type="string">
            <text:p text:style-name="P79"/>
          </table:table-cell>
        </table:table-row>
      </table:table>
      <text:p text:style-name="Standard"/>
      <text:list text:style-name="Outline" text:continue-numbering="true">
        <text:list-item>
          <text:list text:continue-numbering="true">
            <text:list-item>
              <text:h text:style-name="P52" text:outline-level="2"><text:span text:style-name="T3">Mapping (conversion) (</text:span><text:span text:style-name="T29">TODO: Include Transformation with Header(KIV), Transformation with Reference Doc (KIV), Split (KIV), XPATH Extraction into GDOC (Exit to export, port, exit WF), include the test input files (KIV)</text:span><text:span text:style-name="T3">)</text:span></text:h>
              <text:list>
                <text:list-item>
                  <text:h text:style-name="P60" text:outline-level="3">Document Conversion during import/receive</text:h>
                </text:list-item>
              </text:list>
            </text:list-item>
          </text:list>
        </text:list-item>
      </text:list>
      <text:p text:style-name="Test_20_Desc"/>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style-name="Table24.1">
            <table:table-cell table:style-name="Table24.A1" office:value-type="string">
              <text:p text:style-name="P118">Test ID</text:p>
            </table:table-cell>
            <table:table-cell table:style-name="Table24.A1" table:number-columns-spanned="2" office:value-type="string">
              <text:p text:style-name="P118">Test Description</text:p>
            </table:table-cell>
            <table:covered-table-cell/>
            <table:table-cell table:style-name="Table24.A1" office:value-type="string">
              <text:p text:style-name="P118">Expected Result</text:p>
            </table:table-cell>
            <table:table-cell table:style-name="Table24.E1" office:value-type="string">
              <text:p text:style-name="P118">Actual Result / Comment</text:p>
            </table:table-cell>
          </table:table-row>
        </table:table-header-rows>
        <table:table-row table:style-name="Table24.2">
          <table:table-cell table:style-name="Table24.A2" office:value-type="string">
            <text:list text:style-name="WW8Num173" text:continue-numbering="true">
              <text:list-item>
                <text:p text:style-name="P174"/>
              </text:list-item>
            </text:list>
          </table:table-cell>
          <table:table-cell table:style-name="Table24.B2" table:number-columns-spanned="4" office:value-type="string">
            <text:p text:style-name="P114">Test Description: <text:s/><text:span text:style-name="T26">Test the transformation, SPLIT, conversion, xpath extraction</text:span></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24.3">
          <table:table-cell table:style-name="Table24.A3" office:value-type="string">
            <text:list text:style-name="WW8Num65">
              <text:list-item>
                <text:p text:style-name="P197"/>
              </text:list-item>
            </text:list>
          </table:table-cell>
          <table:table-cell table:style-name="Table24.A3" office:value-type="string">
            <text:p text:style-name="P114"><text:span text:style-name="T14">Scenario:</text:span><text:span text:style-name="T15"> </text:span></text:p>
            <text:p text:style-name="Test_20_Desc">Test mapping rule conversion</text:p>
            <text:p text:style-name="Test_20_Sub-header">Prerequisite:</text:p>
            <text:p text:style-name="Test_20_Desc">- The sample mapping file and the test files are here:</text:p>
            <text:p text:style-name="Test_20_Desc"/>
            <text:p text:style-name="Test_20_Sub-header">Note:</text:p>
            <text:p text:style-name="Test_20_Sub-header">Action:</text:p>
          </table:table-cell>
          <table:table-cell table:style-name="Table24.A3" table:number-columns-spanned="2" office:value-type="string">
            <text:p text:style-name="P79"/>
          </table:table-cell>
          <table:covered-table-cell/>
          <table:table-cell table:style-name="Table24.E3" office:value-type="string">
            <text:p text:style-name="P79">Pass</text:p>
          </table:table-cell>
        </table:table-row>
        <table:table-row table:style-name="Table24.3">
          <table:table-cell table:style-name="Table24.A4" office:value-type="string">
            <text:p text:style-name="P80"/>
          </table:table-cell>
          <table:table-cell table:style-name="Table24.A4" office:value-type="string">
            <text:list text:style-name="WW8Num63">
              <text:list-item>
                <text:p text:style-name="P343">Create a Mapping File </text:p>
                <text:list>
                  <text:list-item>
                    <text:p text:style-name="P588">In Mapping-&gt; Mapping Files, click on Create a Mapping File</text:p>
                  </text:list-item>
                  <text:list-item>
                    <text:p text:style-name="P588">Fill in the required fields and choose the rule file. Ensure the type is Conversion Rule. Then Save.</text:p>
                  </text:list-item>
                </text:list>
              </text:list-item>
              <text:list-item>
                <text:p text:style-name="P342">Create a Mapping Rule</text:p>
                <text:list>
                  <text:list-item>
                    <text:p text:style-name="P588">In Mapping-&gt; Mapping Rules, click on Create a Mapping Rule</text:p>
                  </text:list-item>
                  <text:list-item>
                    <text:p text:style-name="P588">Fill in the required fields and choose the rule file. Ensure the type is convert. And both the source and target file types are given accordingly. The mapping file must also be selected. Then Save.</text:p>
                  </text:list-item>
                </text:list>
              </text:list-item>
              <text:list-item>
                <text:p text:style-name="P342">Create a Partner function and add its workflow activity. Select Mapping Rule and the previously created Mapping Rule and put it in the first thing to be done. Choose trigger on import. </text:p>
              </text:list-item>
              <text:list-item>
                <text:p text:style-name="P342">The Partner Function must contain these sequence:</text:p>
                <text:list>
                  <text:list-item>
                    <text:p text:style-name="P588">Exit to Export.</text:p>
                  </text:list-item>
                  <text:list-item>
                    <text:p text:style-name="P588">Mapping Rule.</text:p>
                  </text:list-item>
                  <text:list-item>
                    <text:p text:style-name="P588">Exit to Port: DEF</text:p>
                  </text:list-item>
                  <text:list-item>
                    <text:p text:style-name="P588">Exit Workflow</text:p>
                  </text:list-item>
                </text:list>
              </text:list-item>
              <text:list-item>
                <text:p text:style-name="P342">Save the partner function.</text:p>
              </text:list-item>
              <text:list-item>
                <text:p text:style-name="P342">Create a trigger associated with a document, for example 3A4. Use the newly created mapping rule and trigger on import.</text:p>
              </text:list-item>
              <text:list-item>
                <text:p text:style-name="P342">Go to Documents-&gt;import and select Import. Fill in the required fields and use the appropriate document, for example 3A4 and choose import.</text:p>
              </text:list-item>
            </text:list>
          </table:table-cell>
          <table:table-cell table:style-name="Table24.A4" table:number-columns-spanned="2" office:value-type="string">
            <text:p text:style-name="P79">The document is in the export folder and is converted correctly.</text:p>
          </table:table-cell>
          <table:covered-table-cell/>
          <table:table-cell table:style-name="Table24.E4" office:value-type="string">
            <text:p text:style-name="P79"/>
          </table:table-cell>
        </table:table-row>
        <table:table-row table:style-name="Table24.5">
          <table:table-cell table:style-name="Table24.A5" office:value-type="string">
            <text:p text:style-name="P79"/>
          </table:table-cell>
          <table:table-cell table:style-name="Table24.A5" office:value-type="string">
            <text:p text:style-name="P79"/>
          </table:table-cell>
          <table:table-cell table:style-name="Table24.A5" table:number-columns-spanned="2" office:value-type="string">
            <text:p text:style-name="P79"/>
          </table:table-cell>
          <table:covered-table-cell/>
          <table:table-cell table:style-name="Table24.E5" office:value-type="string">
            <text:p text:style-name="P79"/>
          </table:table-cell>
        </table:table-row>
        <text:soft-page-break/>
        <table:table-row table:style-name="Table24.5">
          <table:table-cell table:style-name="Table24.A3" office:value-type="string">
            <text:list text:style-name="WW8Num65" text:continue-numbering="true">
              <text:list-item>
                <text:p text:style-name="P197"/>
              </text:list-item>
            </text:list>
          </table:table-cell>
          <table:table-cell table:style-name="Table24.A3" office:value-type="string">
            <text:p text:style-name="P114"><text:span text:style-name="T14">Scenario:</text:span><text:span text:style-name="T15"> </text:span></text:p>
            <text:p text:style-name="Test_20_Desc">Receive using mapping rule</text:p>
            <text:p text:style-name="P122">Prerequisite:</text:p>
            <text:p text:style-name="Test_20_Sub-header">Note:</text:p>
            <text:p text:style-name="Test_20_Sub-header">Action:</text:p>
          </table:table-cell>
          <table:table-cell table:style-name="Table24.A3" table:number-columns-spanned="2" office:value-type="string">
            <text:p text:style-name="P79"/>
          </table:table-cell>
          <table:covered-table-cell/>
          <table:table-cell table:style-name="Table24.E3" office:value-type="string">
            <text:p text:style-name="P79">Pass</text:p>
          </table:table-cell>
        </table:table-row>
        <table:table-row table:style-name="Table24.5">
          <table:table-cell table:style-name="Table24.A4" office:value-type="string">
            <text:p text:style-name="P79"/>
          </table:table-cell>
          <table:table-cell table:style-name="Table24.A4" office:value-type="string">
            <text:list text:style-name="WW8Num70">
              <text:list-item>
                <text:p text:style-name="P345">Create a Mapping File </text:p>
                <text:list>
                  <text:list-item>
                    <text:p text:style-name="P589">In Mapping-&gt; Mapping Files, click on Create a Mapping File</text:p>
                  </text:list-item>
                  <text:list-item>
                    <text:p text:style-name="P589">Fill in the required fields and choose the rule file. Ensure the type is Conversion Rule. Then Save.</text:p>
                  </text:list-item>
                </text:list>
              </text:list-item>
              <text:list-item>
                <text:p text:style-name="P344">Create a Mapping Rule</text:p>
                <text:list>
                  <text:list-item>
                    <text:p text:style-name="P589">In Mapping-&gt; Mapping Rules, click on Create a Mapping Rule</text:p>
                  </text:list-item>
                  <text:list-item>
                    <text:p text:style-name="P589">Fill in the required fields and choose the rule file. Ensure the type is convert. And both the source and target file types are given accordingly. The mapping file must also be selected. Then Save.</text:p>
                  </text:list-item>
                </text:list>
              </text:list-item>
              <text:list-item>
                <text:p text:style-name="P344">Create a Partner function and add its workflow activity. Select Mapping Rule and the previously created Mapping Rule and put it in the first thing to be done. Choose trigger on receive. </text:p>
              </text:list-item>
              <text:list-item>
                <text:p text:style-name="P344">The Partner Function must contain these sequence:</text:p>
                <text:list>
                  <text:list-item>
                    <text:p text:style-name="P589">Mapping Rule.</text:p>
                  </text:list-item>
                  <text:list-item>
                    <text:p text:style-name="P589">Exit to export.</text:p>
                  </text:list-item>
                  <text:list-item>
                    <text:p text:style-name="P589">Exit Workflow</text:p>
                  </text:list-item>
                </text:list>
              </text:list-item>
              <text:list-item>
                <text:p text:style-name="P344">Save the partner function.</text:p>
              </text:list-item>
              <text:list-item>
                <text:p text:style-name="P344">Create a trigger associated with a document, for example 3A4. Use the newly created mapping rule and trigger on receive.</text:p>
              </text:list-item>
              <text:list-item>
                <text:p text:style-name="P344">Send a document to this system (refer to 3.5 send file from browser) </text:p>
              </text:list-item>
            </text:list>
          </table:table-cell>
          <table:table-cell table:style-name="Table24.A4" table:number-columns-spanned="2" office:value-type="string">
            <text:p text:style-name="P79">The document is in the export folder and is converted correctly.</text:p>
          </table:table-cell>
          <table:covered-table-cell/>
          <table:table-cell table:style-name="Table24.E4" office:value-type="string">
            <text:p text:style-name="P79"/>
          </table:table-cell>
        </table:table-row>
        <table:table-row table:style-name="Table24.5">
          <table:table-cell table:style-name="Table24.A8" office:value-type="string">
            <text:p text:style-name="P79"/>
          </table:table-cell>
          <table:table-cell table:style-name="Table24.A8" office:value-type="string">
            <text:p text:style-name="P79"/>
          </table:table-cell>
          <table:table-cell table:style-name="Table24.A8" table:number-columns-spanned="2" office:value-type="string">
            <text:p text:style-name="P86"/>
          </table:table-cell>
          <table:covered-table-cell/>
          <table:table-cell table:style-name="Table24.E8"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7" text:outline-level="3"><text:span text:style-name="T3">RFC (Remote Function Call) and Port (</text:span><text:span text:style-name="T29">TO BE Enhanced</text:span><text:span text:style-name="T3">) </text:span><text:span text:style-name="T29">Export Doc using customize file name eg date time, or DocID</text:span><text:span text:style-name="T3"> etc</text:span></text:h>
                </text:list-item>
              </text:list>
            </text:list-item>
          </text:list>
        </text:list-item>
      </text:list>
      <text:p text:style-name="P30"/>
      <text:p text:style-name="Test_20_Desc"/>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style-name="Table25.1">
            <table:table-cell table:style-name="Table25.A1" office:value-type="string">
              <text:p text:style-name="P118">Test ID</text:p>
            </table:table-cell>
            <table:table-cell table:style-name="Table25.A1" table:number-columns-spanned="2" office:value-type="string">
              <text:p text:style-name="P118">Test Description</text:p>
            </table:table-cell>
            <table:covered-table-cell/>
            <table:table-cell table:style-name="Table25.A1" office:value-type="string">
              <text:p text:style-name="P118">Expected Result</text:p>
            </table:table-cell>
            <table:table-cell table:style-name="Table25.E1" office:value-type="string">
              <text:p text:style-name="P118">Actual Result / Comment</text:p>
            </table:table-cell>
          </table:table-row>
        </table:table-header-rows>
        <table:table-row table:style-name="Table25.2">
          <table:table-cell table:style-name="Table25.A2" office:value-type="string">
            <text:list text:style-name="WW8Num173" text:continue-numbering="true">
              <text:list-item>
                <text:p text:style-name="P174"/>
              </text:list-item>
            </text:list>
          </table:table-cell>
          <table:table-cell table:style-name="Table25.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25.3">
          <table:table-cell table:style-name="Table25.A3" office:value-type="string">
            <text:list text:style-name="WW8Num29">
              <text:list-item>
                <text:p text:style-name="P198"/>
              </text:list-item>
            </text:list>
          </table:table-cell>
          <table:table-cell table:style-name="Table25.A3" office:value-type="string">
            <text:p text:style-name="P114">Scenario:<text:span text:style-name="T13"> </text:span></text:p>
            <text:p text:style-name="Test_20_Desc">Setting up RFC</text:p>
            <text:p text:style-name="Test_20_Sub-header">Prerequisite:</text:p>
            <text:p text:style-name="Test_20_Sub-header">Note:</text:p>
            <text:p text:style-name="Test_20_Sub-header">Action:</text:p>
          </table:table-cell>
          <table:table-cell table:style-name="Table25.A3" table:number-columns-spanned="2" office:value-type="string">
            <text:p text:style-name="P79"/>
          </table:table-cell>
          <table:covered-table-cell/>
          <table:table-cell table:style-name="Table25.E3" office:value-type="string">
            <text:p text:style-name="P79">Pass</text:p>
          </table:table-cell>
        </table:table-row>
        <table:table-row table:style-name="Table25.3">
          <table:table-cell table:style-name="Table25.A4" office:value-type="string">
            <text:p text:style-name="P80"/>
          </table:table-cell>
          <table:table-cell table:style-name="Table25.A4" office:value-type="string">
            <text:list text:style-name="WW8Num66">
              <text:list-item>
                <text:p text:style-name="P347">Go to Process -&gt; RFC</text:p>
              </text:list-item>
              <text:list-item>
                <text:p text:style-name="P346">Click on Create RFC</text:p>
              </text:list-item>
              <text:list-item>
                <text:p text:style-name="P346">Fill in the required fields, use this setting:</text:p>
                <text:list>
                  <text:list-item>
                    <text:p text:style-name="P590">Host: localhost</text:p>
                  </text:list-item>
                  <text:list-item>
                    <text:p text:style-name="P590">Port Num : 6767</text:p>
                  </text:list-item>
                  <text:list-item>
                    <text:p text:style-name="P590">Use Command: yes</text:p>
                  </text:list-item>
                  <text:list-item>
                    <text:p text:style-name="P590">Command file directory: C:\WINNT</text:p>
                  </text:list-item>
                  <text:list-item>
                    <text:p text:style-name="P590">Command File: notepad</text:p>
                  </text:list-item>
                  <text:list-item>
                    <text:p text:style-name="P590">Command line: &lt;a filename to be opened using notepad&gt;</text:p>
                  </text:list-item>
                </text:list>
              </text:list-item>
              <text:list-item>
                <text:p text:style-name="P346">Click Save</text:p>
              </text:list-item>
              <text:list-item>
                <text:p text:style-name="P346">Go to Process-&gt; Port</text:p>
              </text:list-item>
              <text:list-item>
                <text:p text:style-name="P346">Click on create Port.</text:p>
              </text:list-item>
              <text:list-item>
                <text:p text:style-name="P346">Fill in the details. Check Is RFC checkbox and choose the appropriate RFC.</text:p>
              </text:list-item>
              <text:list-item>
                <text:p text:style-name="P346">Click Save.</text:p>
              </text:list-item>
            </text:list>
          </table:table-cell>
          <table:table-cell table:style-name="Table25.A4" table:number-columns-spanned="2" office:value-type="string">
            <text:list text:style-name="WW8Num105">
              <text:list-item>
                <text:p text:style-name="P349">In step 4, the newly created RFC is displayed in the RFC list.</text:p>
              </text:list-item>
              <text:list-item>
                <text:p text:style-name="P348">In step 8, the newly created port is displayed in the port list.</text:p>
              </text:list-item>
            </text:list>
          </table:table-cell>
          <table:covered-table-cell/>
          <table:table-cell table:style-name="Table25.E4" office:value-type="string">
            <text:p text:style-name="P79"/>
          </table:table-cell>
        </table:table-row>
        <table:table-row table:style-name="Table25.5">
          <table:table-cell table:style-name="Table25.A5" office:value-type="string">
            <text:p text:style-name="P79"/>
          </table:table-cell>
          <table:table-cell table:style-name="Table25.A5" office:value-type="string">
            <text:p text:style-name="P79"/>
          </table:table-cell>
          <table:table-cell table:style-name="Table25.A5" table:number-columns-spanned="2" office:value-type="string">
            <text:p text:style-name="P79"/>
          </table:table-cell>
          <table:covered-table-cell/>
          <table:table-cell table:style-name="Table25.E5" office:value-type="string">
            <text:p text:style-name="P79"/>
          </table:table-cell>
        </table:table-row>
        <table:table-row table:style-name="Table25.5">
          <table:table-cell table:style-name="Table25.A3" office:value-type="string">
            <text:list text:style-name="WW8Num29" text:continue-numbering="true">
              <text:list-item>
                <text:p text:style-name="P198"/>
              </text:list-item>
            </text:list>
          </table:table-cell>
          <table:table-cell table:style-name="Table25.A3" office:value-type="string">
            <text:p text:style-name="P114"><text:span text:style-name="T14">Scenario:</text:span><text:span text:style-name="T15"> </text:span></text:p>
            <text:p text:style-name="Test_20_Desc">Associating RFC with partner function.</text:p>
            <text:p text:style-name="Test_20_Sub-header">Prerequisite:</text:p>
            <text:p text:style-name="Test_20_Sub-header">Note:</text:p>
            <text:p text:style-name="Test_20_Sub-header">Action:</text:p>
          </table:table-cell>
          <table:table-cell table:style-name="Table25.A3" table:number-columns-spanned="2" office:value-type="string">
            <text:p text:style-name="P79"/>
          </table:table-cell>
          <table:covered-table-cell/>
          <table:table-cell table:style-name="Table25.E3" office:value-type="string">
            <text:p text:style-name="P79">Pass</text:p>
          </table:table-cell>
        </table:table-row>
        <table:table-row table:style-name="Table25.5">
          <table:table-cell table:style-name="Table25.A4" office:value-type="string">
            <text:p text:style-name="P79"/>
          </table:table-cell>
          <table:table-cell table:style-name="Table25.A4" office:value-type="string">
            <text:list text:style-name="WW8Num126">
              <text:list-item>
                <text:p text:style-name="P351">Go to Process -&gt; Partner Function</text:p>
              </text:list-item>
              <text:list-item>
                <text:p text:style-name="P350">Edit the existing partner function and click on create workflow activity.</text:p>
              </text:list-item>
              <text:list-item>
                <text:p text:style-name="P350">Choose exit to port and specify the RFC port.</text:p>
              </text:list-item>
              <text:list-item>
                <text:p text:style-name="P350">Move it up/down the sequence as desired.</text:p>
              </text:list-item>
              <text:list-item>
                <text:p text:style-name="P350">Click save</text:p>
              </text:list-item>
            </text:list>
          </table:table-cell>
          <table:table-cell table:style-name="Table25.A4" table:number-columns-spanned="2" office:value-type="string">
            <text:p text:style-name="P79">After step 5, editing the PF will display the workflow activity exit to port in the desired sequence</text:p>
          </table:table-cell>
          <table:covered-table-cell/>
          <table:table-cell table:style-name="Table25.E4" office:value-type="string">
            <text:p text:style-name="P79"/>
          </table:table-cell>
        </table:table-row>
        <table:table-row table:style-name="Table25.5">
          <table:table-cell table:style-name="Table25.A5" office:value-type="string">
            <text:p text:style-name="P79"/>
          </table:table-cell>
          <table:table-cell table:style-name="Table25.A5" office:value-type="string">
            <text:p text:style-name="P79"/>
          </table:table-cell>
          <table:table-cell table:style-name="Table25.A5" table:number-columns-spanned="2" office:value-type="string">
            <text:p text:style-name="P79"/>
          </table:table-cell>
          <table:covered-table-cell/>
          <table:table-cell table:style-name="Table25.E5" office:value-type="string">
            <text:p text:style-name="P79"/>
          </table:table-cell>
        </table:table-row>
        <text:soft-page-break/>
        <table:table-row table:style-name="Table25.5">
          <table:table-cell table:style-name="Table25.A3" office:value-type="string">
            <text:list text:style-name="WW8Num29" text:continue-numbering="true">
              <text:list-item>
                <text:p text:style-name="P198"/>
              </text:list-item>
            </text:list>
          </table:table-cell>
          <table:table-cell table:style-name="Table25.A3" office:value-type="string">
            <text:p text:style-name="P114"><text:span text:style-name="T14">Scenario:</text:span><text:span text:style-name="T15"> </text:span></text:p>
            <text:p text:style-name="Test_20_Desc">Listening in the target system</text:p>
            <text:p text:style-name="Test_20_Sub-header">Prerequisite:</text:p>
            <text:p text:style-name="Test_20_Sub-header">Note:</text:p>
            <text:p text:style-name="Test_20_Sub-header">Action:</text:p>
          </table:table-cell>
          <table:table-cell table:style-name="Table25.A3" table:number-columns-spanned="2" office:value-type="string">
            <text:p text:style-name="P79"/>
          </table:table-cell>
          <table:covered-table-cell/>
          <table:table-cell table:style-name="Table25.E3" office:value-type="string">
            <text:p text:style-name="P79">Pass</text:p>
          </table:table-cell>
        </table:table-row>
        <table:table-row table:style-name="Table25.5">
          <table:table-cell table:style-name="Table25.A4" office:value-type="string">
            <text:p text:style-name="P79"/>
          </table:table-cell>
          <table:table-cell table:style-name="Table25.A4" office:value-type="string">
            <text:list text:style-name="WW8Num17">
              <text:list-item>
                <text:p text:style-name="P353">Go to <text:span text:style-name="T33">Receiver folder</text:span></text:p>
              </text:list-item>
              <text:list-item>
                <text:p text:style-name="P352">Edit the listen.bat file to point to the system with RFC configured (modify the IP and port address)</text:p>
              </text:list-item>
              <text:list-item>
                <text:p text:style-name="P352">Run the listen.bat</text:p>
              </text:list-item>
            </text:list>
          </table:table-cell>
          <table:table-cell table:style-name="Table25.A4" table:number-columns-spanned="2" office:value-type="string">
            <text:p text:style-name="P79">After step 3 the log should not display any exception.</text:p>
          </table:table-cell>
          <table:covered-table-cell/>
          <table:table-cell table:style-name="Table25.E4" office:value-type="string">
            <text:p text:style-name="P79"/>
          </table:table-cell>
        </table:table-row>
        <table:table-row table:style-name="Table25.5">
          <table:table-cell table:style-name="Table25.A5" office:value-type="string">
            <text:p text:style-name="P79"/>
          </table:table-cell>
          <table:table-cell table:style-name="Table25.A5" office:value-type="string">
            <text:p text:style-name="P79"/>
          </table:table-cell>
          <table:table-cell table:style-name="Table25.A5" table:number-columns-spanned="2" office:value-type="string">
            <text:p text:style-name="P79"/>
          </table:table-cell>
          <table:covered-table-cell/>
          <table:table-cell table:style-name="Table25.E5" office:value-type="string">
            <text:p text:style-name="P79"/>
          </table:table-cell>
        </table:table-row>
        <table:table-row table:style-name="Table25.5">
          <table:table-cell table:style-name="Table25.A3" office:value-type="string">
            <text:list text:style-name="WW8Num29" text:continue-numbering="true">
              <text:list-item>
                <text:p text:style-name="P198"/>
              </text:list-item>
            </text:list>
          </table:table-cell>
          <table:table-cell table:style-name="Table25.A3" office:value-type="string">
            <text:p text:style-name="P114"><text:span text:style-name="T14">Scenario:</text:span><text:span text:style-name="T15"> </text:span></text:p>
            <text:p text:style-name="Test_20_Desc">Testing RFC and port for send/receive (RFC is the another machine )</text:p>
            <text:p text:style-name="Test_20_Sub-header">Prerequisite:</text:p>
            <text:p text:style-name="P82">Complete C in target system. Copy the “backend/receiver” to other machine.</text:p>
            <text:p text:style-name="Test_20_Sub-header">Note:</text:p>
            <text:p text:style-name="Test_20_Sub-header">Action:</text:p>
          </table:table-cell>
          <table:table-cell table:style-name="Table25.A3" table:number-columns-spanned="2" office:value-type="string">
            <text:p text:style-name="P79"/>
          </table:table-cell>
          <table:covered-table-cell/>
          <table:table-cell table:style-name="Table25.E3" office:value-type="string">
            <text:p text:style-name="P79">Pass</text:p>
          </table:table-cell>
        </table:table-row>
        <table:table-row table:style-name="Table25.5">
          <table:table-cell table:style-name="Table25.A4" office:value-type="string">
            <text:p text:style-name="P79"/>
          </table:table-cell>
          <table:table-cell table:style-name="Table25.A4" office:value-type="string">
            <text:list text:style-name="WW8Num75">
              <text:list-item>
                <text:p text:style-name="P355">Set up the HTTP connection as in 3.5</text:p>
              </text:list-item>
              <text:list-item>
                <text:p text:style-name="P354">Send documents (refer to section 3.5 send file from browser) from buyer system</text:p>
              </text:list-item>
            </text:list>
          </table:table-cell>
          <table:table-cell table:style-name="Table25.A4" table:number-columns-spanned="2" office:value-type="string">
            <text:list text:style-name="WW8Num156">
              <text:list-item>
                <text:p text:style-name="P357">The document will go to the path specified in port</text:p>
              </text:list-item>
              <text:list-item>
                <text:p text:style-name="P356">The notepad will be invoked in the system pointed by the partner function</text:p>
              </text:list-item>
            </text:list>
          </table:table-cell>
          <table:covered-table-cell/>
          <table:table-cell table:style-name="Table25.E4" office:value-type="string">
            <text:p text:style-name="P79"/>
          </table:table-cell>
        </table:table-row>
        <table:table-row table:style-name="Table25.5">
          <table:table-cell table:style-name="Table25.A14" office:value-type="string">
            <text:p text:style-name="P79"/>
          </table:table-cell>
          <table:table-cell table:style-name="Table25.A14" office:value-type="string">
            <text:p text:style-name="P79"/>
          </table:table-cell>
          <table:table-cell table:style-name="Table25.A14" table:number-columns-spanned="2" office:value-type="string">
            <text:p text:style-name="P86"/>
          </table:table-cell>
          <table:covered-table-cell/>
          <table:table-cell table:style-name="Table25.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60" text:outline-level="3"><text:s/>Backend Integration</text:h>
                </text:list-item>
              </text:list>
            </text:list-item>
          </text:list>
        </text:list-item>
      </text:list>
      <text:p text:style-name="P5"/>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119">Test ID</text:p>
            </table:table-cell>
            <table:table-cell table:style-name="Table26.A1" office:value-type="string">
              <text:p text:style-name="P119">Test Description</text:p>
            </table:table-cell>
            <table:table-cell table:style-name="Table26.A1" office:value-type="string">
              <text:p text:style-name="P119">Expected Result</text:p>
            </table:table-cell>
            <table:table-cell table:style-name="Table26.D1" office:value-type="string">
              <text:p text:style-name="P119">Actual Result / Comment</text:p>
            </table:table-cell>
          </table:table-row>
        </table:table-header-rows>
        <table:table-row table:style-name="Table26.2">
          <table:table-cell table:style-name="Table26.A2" office:value-type="string">
            <text:list text:style-name="WW8Num174">
              <text:list-item>
                <text:p text:style-name="P175"/>
              </text:list-item>
            </text:list>
          </table:table-cell>
          <table:table-cell table:style-name="Table26.B2" table:number-columns-spanned="3" office:value-type="string">
            <text:p text:style-name="P114">Test Description: Backend import into GT via Sender</text:p>
            <text:p text:style-name="P77"><text:span text:style-name="T16">Result: </text:span><text:span text:style-name="T17">Pass</text:span><text:span text:style-name="T18"> /</text:span><text:span text:style-name="T16"> Fail</text:span></text:p>
          </table:table-cell>
          <table:covered-table-cell/>
          <table:covered-table-cell/>
        </table:table-row>
        <text:soft-page-break/>
        <table:table-row table:style-name="Table26.3">
          <table:table-cell table:style-name="Table26.A3" office:value-type="string">
            <text:p text:style-name="P78">A.</text:p>
          </table:table-cell>
          <table:table-cell table:style-name="Table26.A3" office:value-type="string">
            <text:p text:style-name="P114">Scenario:<text:span text:style-name="T13"> </text:span></text:p>
            <text:p text:style-name="Test_20_Desc">Backend Integration</text:p>
            <text:p text:style-name="Test_20_Sub-header">Prerequisite:</text:p>
            <text:p text:style-name="Test_20_Sub-header">Note:</text:p>
            <text:p text:style-name="Test_20_Sub-header">Action:</text:p>
            <text:list text:style-name="WW8Num157">
              <text:list-item>
                <text:p text:style-name="P359">Configure the following files</text:p>
                <text:list>
                  <text:list-item>
                    <text:p text:style-name="P459">sender.ini configuration</text:p>
                    <text:list>
                      <text:list-item>
                        <text:p text:style-name="P516">Enter the IP of the listener under the Property key “GT_IP”</text:p>
                      </text:list-item>
                      <text:list-item>
                        <text:p text:style-name="P516">Enter the arbitrary name associated to this set of settings under the Property key “PORT_NAME”</text:p>
                      </text:list-item>
                      <text:list-item>
                        <text:p text:style-name="P516">Enter the directory for picking up the documents to send under the Property key “HOST_DIR”</text:p>
                      </text:list-item>
                      <text:list-item>
                        <text:p text:style-name="P516">Enter the business entity of the sender under the Property Key “BIZ_ENT_ID”</text:p>
                      </text:list-item>
                    </text:list>
                  </text:list-item>
                </text:list>
              </text:list-item>
            </text:list>
            <text:p text:style-name="P46"/>
            <text:list text:style-name="WW8Num157" text:continue-numbering="true">
              <text:list-item>
                <text:list text:continue-numbering="true">
                  <text:list-item>
                    <text:p text:style-name="P460">directory.file configuration</text:p>
                    <text:list>
                      <text:list-item>
                        <text:p text:style-name="P452">Append a new copy of directory info</text:p>
                      </text:list-item>
                      <text:list-item>
                        <text:p text:style-name="P452">Edit the arbitrary name for associating this set of directories settings under the Key “Name”</text:p>
                      </text:list-item>
                      <text:list-item>
                        <text:p text:style-name="P452">Edit the directory path where the sending documents reside under the Key “Directory”</text:p>
                      </text:list-item>
                      <text:list-item>
                        <text:p text:style-name="P452">Edit the path to the info file under the Key “InfoFile”</text:p>
                      </text:list-item>
                    </text:list>
                  </text:list-item>
                </text:list>
              </text:list-item>
            </text:list>
            <text:p text:style-name="P46"/>
            <text:list text:style-name="WW8Num157" text:continue-numbering="true">
              <text:list-item>
                <text:list text:continue-numbering="true">
                  <text:list-item>
                    <text:p text:style-name="P459">send.bat configuration</text:p>
                    <text:list>
                      <text:list-item>
                        <text:p text:style-name="P516">Make sure there is a java -jar sender.jar command</text:p>
                      </text:list-item>
                      <text:list-item>
                        <text:p text:style-name="P516">Enter the sender.ini path in the first parameter</text:p>
                      </text:list-item>
                      <text:list-item>
                        <text:p text:style-name="P516">Enter the directory.ini path in the second parameter</text:p>
                        <text:p text:style-name="P516"/>
                      </text:list-item>
                    </text:list>
                  </text:list-item>
                </text:list>
              </text:list-item>
              <text:list-item>
                <text:p text:style-name="P358">Click on the send.bat</text:p>
              </text:list-item>
            </text:list>
          </table:table-cell>
          <table:table-cell table:style-name="Table26.A3" office:value-type="string">
            <text:p text:style-name="P79">If the business entity entered at step 1a.iv. does not match the user’s business entity at GridTalk, the send will not work</text:p>
            <text:p text:style-name="P79">The files specified in the directory.file will be imported into GridTalk, the appropriate partner function will be kick started.</text:p>
          </table:table-cell>
          <table:table-cell table:style-name="Table26.D3" office:value-type="string">
            <text:p text:style-name="P79">Pass</text:p>
          </table:table-cell>
        </table:table-row>
        <table:table-row table:style-name="Table26.4">
          <table:table-cell table:style-name="Table26.A4" office:value-type="string">
            <text:p text:style-name="P78"/>
          </table:table-cell>
          <table:table-cell table:style-name="Table26.A4" office:value-type="string">
            <text:p text:style-name="P114"/>
          </table:table-cell>
          <table:table-cell table:style-name="Table26.A4" office:value-type="string">
            <text:p text:style-name="P79"/>
          </table:table-cell>
          <table:table-cell table:style-name="Table26.D4" office:value-type="string">
            <text:p text:style-name="P79"/>
          </table:table-cell>
        </table:table-row>
        <text:soft-page-break/>
        <table:table-row table:style-name="Table26.4">
          <table:table-cell table:style-name="Table26.A2" office:value-type="string">
            <text:p text:style-name="P78">B.</text:p>
          </table:table-cell>
          <table:table-cell table:style-name="Table26.A2" office:value-type="string">
            <text:p text:style-name="P114">Scenario:<text:span text:style-name="T13"> </text:span></text:p>
            <text:p text:style-name="Test_20_Desc">To ensure 3C3 can be imported and send through senderlite.</text:p>
            <text:p text:style-name="Test_20_Sub-header">Prerequisite:</text:p>
            <text:p text:style-name="Test_20_Sub-header">Note:</text:p>
            <text:p text:style-name="Test_20_Sub-header">Action:</text:p>
            <text:list text:style-name="WW8Num218">
              <text:list-item>
                <text:p text:style-name="P475">Configure a backend import to send 3C3.</text:p>
              </text:list-item>
              <text:list-item>
                <text:p text:style-name="P475">Make changes to senderlite.bat</text:p>
              </text:list-item>
            </text:list>
            <text:list text:style-name="WW8Num219">
              <text:list-item>
                <text:p text:style-name="P518">Change the IP address to local IP address.</text:p>
              </text:list-item>
              <text:list-item>
                <text:p text:style-name="P518">Change the document type to 3C3.</text:p>
              </text:list-item>
              <text:list-item>
                <text:p text:style-name="P518">Change the partner ID.</text:p>
              </text:list-item>
              <text:list-item>
                <text:p text:style-name="P518">Change file location.</text:p>
              </text:list-item>
            </text:list>
            <text:list text:style-name="WW8Num218" text:continue-numbering="true">
              <text:list-item>
                <text:p text:style-name="P475">Click on the senderlite.bat</text:p>
              </text:list-item>
            </text:list>
          </table:table-cell>
          <table:table-cell table:style-name="Table26.A2" office:value-type="string">
            <text:p text:style-name="P79">The 3C3 will be imported into GT.</text:p>
          </table:table-cell>
          <table:table-cell table:style-name="Table26.B2" office:value-type="string">
            <text:p text:style-name="P79">Pass</text:p>
          </table:table-cell>
        </table:table-row>
        <table:table-row table:style-name="Table26.4">
          <table:table-cell table:style-name="Table26.A4" office:value-type="string">
            <text:p text:style-name="P78"/>
          </table:table-cell>
          <table:table-cell table:style-name="Table26.A4" office:value-type="string">
            <text:p text:style-name="P114"/>
          </table:table-cell>
          <table:table-cell table:style-name="Table26.A4" office:value-type="string">
            <text:p text:style-name="P79"/>
          </table:table-cell>
          <table:table-cell table:style-name="Table26.D4" office:value-type="string">
            <text:p text:style-name="P79"/>
          </table:table-cell>
        </table:table-row>
        <table:table-row table:style-name="Table26.4">
          <table:table-cell table:style-name="Table26.A2" office:value-type="string">
            <text:p text:style-name="P78">C.</text:p>
          </table:table-cell>
          <table:table-cell table:style-name="Table26.A2" office:value-type="string">
            <text:p text:style-name="P114">Scenario:<text:span text:style-name="T13"> </text:span></text:p>
            <text:p text:style-name="P113">To ensure 1 document with multiple attachments can be imported and send via senderlite add on.</text:p>
            <text:p text:style-name="Test_20_Sub-header">Prerequisite:</text:p>
            <text:p text:style-name="P124">Note:</text:p>
            <text:p text:style-name="P124">Action:</text:p>
            <text:list text:style-name="WW8Num217">
              <text:list-item>
                <text:p text:style-name="P591">Configure a backend inport to send 3C3.</text:p>
              </text:list-item>
              <text:list-item>
                <text:p text:style-name="P591">Make changes to configSenderLite.bat</text:p>
              </text:list-item>
            </text:list>
            <text:list text:style-name="WW8Num220">
              <text:list-item>
                <text:p text:style-name="P593">Specify the location of the import file, 3C3.xml.</text:p>
              </text:list-item>
              <text:list-item>
                <text:p text:style-name="P593">Specify the location of the attachments' folder, 3C3.</text:p>
              </text:list-item>
              <text:list-item>
                <text:p text:style-name="P593">Make sure the path do not contain any space in between.</text:p>
              </text:list-item>
            </text:list>
            <text:list text:style-name="WW8Num217" text:continue-numbering="true">
              <text:list-item>
                <text:p text:style-name="P596">Execute the import.bat.</text:p>
              </text:list-item>
            </text:list>
          </table:table-cell>
          <table:table-cell table:style-name="Table26.A2" office:value-type="string">
            <text:p text:style-name="P79">An notification email will be received.</text:p>
            <text:p text:style-name="P79">3C3.xml had been imported in to GT together with the attachments.</text:p>
            <text:p text:style-name="P79"/>
          </table:table-cell>
          <table:table-cell table:style-name="Table26.B2" office:value-type="string">
            <text:p text:style-name="P79">Pass</text:p>
          </table:table-cell>
        </table:table-row>
        <table:table-row table:style-name="Table26.4">
          <table:table-cell table:style-name="Table26.A4" office:value-type="string">
            <text:p text:style-name="P78"/>
          </table:table-cell>
          <table:table-cell table:style-name="Table26.A4" office:value-type="string">
            <text:p text:style-name="P114"/>
          </table:table-cell>
          <table:table-cell table:style-name="Table26.A4" office:value-type="string">
            <text:p text:style-name="P79"/>
          </table:table-cell>
          <table:table-cell table:style-name="Table26.D4" office:value-type="string">
            <text:p text:style-name="P79"/>
          </table:table-cell>
        </table:table-row>
        <text:soft-page-break/>
        <table:table-row table:style-name="Table26.4">
          <table:table-cell table:style-name="Table26.A2" office:value-type="string">
            <text:p text:style-name="P78">D.</text:p>
          </table:table-cell>
          <table:table-cell table:style-name="Table26.A2" office:value-type="string">
            <text:p text:style-name="P114">Scenario:<text:span text:style-name="T13"> </text:span></text:p>
            <text:p text:style-name="P113">To ensure 1 document with 1 attachment can be imported and send via senderlite add on.</text:p>
            <text:p text:style-name="Test_20_Sub-header">Prerequisite:</text:p>
            <text:p text:style-name="P124">Note:</text:p>
            <text:p text:style-name="P124">Action:</text:p>
            <text:list text:style-name="WW8Num221">
              <text:list-item>
                <text:p text:style-name="P592">Configure a backend inport to send 3C3.</text:p>
              </text:list-item>
              <text:list-item>
                <text:p text:style-name="P592">Make changes to configSenderLite.bat</text:p>
                <text:list>
                  <text:list-item>
                    <text:p text:style-name="P594">Specify the location of the import file, 3C3.xml.</text:p>
                  </text:list-item>
                  <text:list-item>
                    <text:p text:style-name="P594">Specify the location of the attachment's folder, att.</text:p>
                  </text:list-item>
                </text:list>
              </text:list-item>
            </text:list>
            <text:list text:style-name="WW8Num222">
              <text:list-item>
                <text:p text:style-name="P595">Make sure the path do not contain any space in between.</text:p>
              </text:list-item>
            </text:list>
            <text:list text:style-name="WW8Num221" text:continue-numbering="true">
              <text:list-item>
                <text:p text:style-name="P592">Execute the import.bat.</text:p>
              </text:list-item>
            </text:list>
          </table:table-cell>
          <table:table-cell table:style-name="Table26.A2" office:value-type="string">
            <text:p text:style-name="P79">An notification email will be received.</text:p>
            <text:p text:style-name="P79">3C3.xml had been imported in to GT together with the attachment.</text:p>
          </table:table-cell>
          <table:table-cell table:style-name="Table26.B2" office:value-type="string">
            <text:p text:style-name="P79">Pass </text:p>
          </table:table-cell>
        </table:table-row>
      </table:table>
      <text:p text:style-name="P13"/>
      <text:list text:style-name="Outline" text:continue-numbering="true">
        <text:list-item>
          <text:list text:continue-numbering="true">
            <text:list-item>
              <text:h text:style-name="P55" text:outline-level="2">Alert Center</text:h>
              <text:list>
                <text:list-item>
                  <text:h text:style-name="P61" text:outline-level="3">Alert Trigger level 0</text:h>
                </text:list-item>
              </text:list>
            </text:list-item>
          </text:list>
        </text:list-item>
      </text:list>
      <text:p text:style-name="P100"/>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style-name="Table27.1">
            <table:table-cell table:style-name="Table27.A1" office:value-type="string">
              <text:p text:style-name="P118">Test ID</text:p>
            </table:table-cell>
            <table:table-cell table:style-name="Table27.A1" table:number-columns-spanned="2" office:value-type="string">
              <text:p text:style-name="P118">Test Description</text:p>
            </table:table-cell>
            <table:covered-table-cell/>
            <table:table-cell table:style-name="Table27.A1" office:value-type="string">
              <text:p text:style-name="P118">Expected Result</text:p>
            </table:table-cell>
            <table:table-cell table:style-name="Table27.E1" office:value-type="string">
              <text:p text:style-name="P118">Actual Result / Comment</text:p>
            </table:table-cell>
          </table:table-row>
        </table:table-header-rows>
        <table:table-row table:style-name="Table27.2">
          <table:table-cell table:style-name="Table27.A2" office:value-type="string">
            <text:list text:style-name="WW8Num173" text:continue-numbering="true">
              <text:list-item>
                <text:p text:style-name="P174"/>
              </text:list-item>
            </text:list>
          </table:table-cell>
          <table:table-cell table:style-name="Table27.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ext:soft-page-break/>
        <table:table-row table:style-name="Table27.3">
          <table:table-cell table:style-name="Table27.A4" office:value-type="string">
            <text:list text:style-name="WW8Num110">
              <text:list-item>
                <text:p text:style-name="P199"/>
              </text:list-item>
            </text:list>
          </table:table-cell>
          <table:table-cell table:style-name="Table27.A4" office:value-type="string">
            <text:p text:style-name="P114">Scenario:<text:span text:style-name="T15"> </text:span></text:p>
            <text:p text:style-name="P101">GridTalk License Expired</text:p>
            <text:p text:style-name="Test_20_Sub-header">Prerequisite:</text:p>
            <text:p text:style-name="Test_20_Sub-header">Note:</text:p>
            <text:p text:style-name="P122">Action:</text:p>
          </table:table-cell>
          <table:table-cell table:style-name="Table27.A4" table:number-columns-spanned="2" office:value-type="string">
            <text:p text:style-name="P79"/>
          </table:table-cell>
          <table:covered-table-cell/>
          <table:table-cell table:style-name="Table27.E4" office:value-type="string">
            <text:p text:style-name="P79">Pass</text:p>
            <text:p text:style-name="P79"/>
            <text:p text:style-name="P91">if email failed to be send out (encounter connectionReset"), the logging is failed to be executed</text:p>
            <text:p text:style-name="P91"/>
            <text:p text:style-name="P91">WX: The JBOSS transaction manager mark the transaction as failed due to the sending of the email alert failed (connection reset), the subsequence operation (the retrieval of the license log message template) which depend on the same transaction will not be able to be continued. A potential fix is to add in a new transaction when we retrieve the template.</text:p>
          </table:table-cell>
        </table:table-row>
        <table:table-row table:style-name="Table27.3">
          <table:table-cell table:style-name="Table27.A5" office:value-type="string">
            <text:p text:style-name="P79"/>
          </table:table-cell>
          <table:table-cell table:style-name="Table27.A5" office:value-type="string">
            <text:list text:style-name="WW8Num68">
              <text:list-item>
                <text:p text:style-name="P361">Go to Administration -&gt; Alert -&gt; Alert Trigger -&gt; level 0</text:p>
              </text:list-item>
              <text:list-item>
                <text:p text:style-name="P360">Click GridTalk License Expired</text:p>
              </text:list-item>
              <text:list-item>
                <text:p text:style-name="P360">Make sure its <text:span text:style-name="T11">enabled</text:span></text:p>
              </text:list-item>
              <text:list-item>
                <text:p text:style-name="P360">Shutdown GridTalk</text:p>
              </text:list-item>
              <text:list-item>
                <text:p text:style-name="P360">Change system date to be exceed the license valid period.</text:p>
              </text:list-item>
              <text:list-item>
                <text:p text:style-name="P360">Start GirdTalk</text:p>
              </text:list-item>
              <text:list-item>
                <text:p text:style-name="P360">Repeat step 1 – 6 with step 3 make sure its <text:span text:style-name="T11">disabled</text:span></text:p>
              </text:list-item>
            </text:list>
          </table:table-cell>
          <table:table-cell table:style-name="Table27.A5" table:number-columns-spanned="2" office:value-type="string">
            <text:list text:style-name="WW8Num53">
              <text:list-item>
                <text:p text:style-name="P363">After step 1-6, GridTalk <text:span text:style-name="T11">will send out</text:span> an email notification to the recipient(s) that configured in the message template.<text:span text:style-name="T33"> License.log </text:span><text:span text:style-name="T12">is updated</text:span><text:span text:style-name="T33">. It can be found at &lt;GRIDTALK_HOME&gt;/date/gnapps/gtas/data/alert/log</text:span></text:p>
              </text:list-item>
              <text:list-item>
                <text:p text:style-name="P362">After step 7, GridTalk <text:span text:style-name="T11">will not send out</text:span> an email notification to the recipient(s) that configured in the message template. License.log <text:span text:style-name="T11">is not updated</text:span>.</text:p>
              </text:list-item>
            </text:list>
            <text:p text:style-name="Test_20_Desc"/>
          </table:table-cell>
          <table:covered-table-cell/>
          <table:table-cell table:style-name="Table27.E5" office:value-type="string">
            <text:p text:style-name="P79"/>
            <text:p text:style-name="P79"/>
          </table:table-cell>
        </table:table-row>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able:table-row table:style-name="Table27.3">
          <table:table-cell table:style-name="Table27.A4" office:value-type="string">
            <text:list text:style-name="WW8Num110" text:continue-numbering="true">
              <text:list-item>
                <text:p text:style-name="P199"/>
              </text:list-item>
            </text:list>
          </table:table-cell>
          <table:table-cell table:style-name="Table27.A4" office:value-type="string">
            <text:p text:style-name="P114">Scenario:<text:span text:style-name="T15"> </text:span></text:p>
            <text:p text:style-name="Test_20_Desc">GridTalk License Expiring Soon</text:p>
            <text:p text:style-name="Test_20_Sub-header">Prerequisite:</text:p>
            <text:p text:style-name="Test_20_Sub-header">Note:</text:p>
            <text:p text:style-name="P122">Action:</text:p>
          </table:table-cell>
          <table:table-cell table:style-name="Table27.A4" table:number-columns-spanned="2" office:value-type="string">
            <text:p text:style-name="P79"/>
          </table:table-cell>
          <table:covered-table-cell/>
          <table:table-cell table:style-name="Table27.E4" office:value-type="string">
            <text:p text:style-name="P79">Pass</text:p>
          </table:table-cell>
        </table:table-row>
        <text:soft-page-break/>
        <table:table-row table:style-name="Table27.3">
          <table:table-cell table:style-name="Table27.A5" office:value-type="string">
            <text:p text:style-name="P79">.</text:p>
          </table:table-cell>
          <table:table-cell table:style-name="Table27.A5" office:value-type="string">
            <text:list text:style-name="WW8Num165">
              <text:list-item>
                <text:p text:style-name="P365">Go to Administration -&gt; Alert -&gt; Alert Trigger -&gt; level 0</text:p>
              </text:list-item>
              <text:list-item>
                <text:p text:style-name="P364">Click GridTalk License Expiring Soon</text:p>
              </text:list-item>
              <text:list-item>
                <text:p text:style-name="P364">Make sure its <text:span text:style-name="T11">enabled</text:span></text:p>
              </text:list-item>
              <text:list-item>
                <text:p text:style-name="P364">Shutdown GridTalk</text:p>
              </text:list-item>
              <text:list-item>
                <text:p text:style-name="P364">Change system date to be near to GridTalk license expired date.</text:p>
              </text:list-item>
              <text:list-item>
                <text:p text:style-name="P364">Start GirdTalk</text:p>
              </text:list-item>
              <text:list-item>
                <text:p text:style-name="P364">Repeat step 1 – 6 with step 3 make sure its <text:span text:style-name="T11">disabled</text:span></text:p>
              </text:list-item>
            </text:list>
          </table:table-cell>
          <table:table-cell table:style-name="Table27.A5" table:number-columns-spanned="2" office:value-type="string">
            <text:list text:style-name="WW8Num137">
              <text:list-item>
                <text:p text:style-name="P367">After step 1-6, GridTalk <text:span text:style-name="T11">will send out</text:span> an email notification to the recipient(s) that configured in the message template. </text:p>
              </text:list-item>
              <text:list-item>
                <text:p text:style-name="P366">After step 7, GridTalk <text:span text:style-name="T11">will not send out</text:span> an email notification to the recipient(s) that configured in the message template.</text:p>
              </text:list-item>
            </text:list>
            <text:p text:style-name="Test_20_Desc"/>
          </table:table-cell>
          <table:covered-table-cell/>
          <table:table-cell table:style-name="Table27.E5" office:value-type="string">
            <text:p text:style-name="P79"/>
          </table:table-cell>
        </table:table-row>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able:table-row table:style-name="Table27.3">
          <table:table-cell table:style-name="Table27.A4" office:value-type="string">
            <text:list text:style-name="WW8Num110" text:continue-numbering="true">
              <text:list-item>
                <text:p text:style-name="P199"/>
              </text:list-item>
            </text:list>
          </table:table-cell>
          <table:table-cell table:style-name="Table27.A4" office:value-type="string">
            <text:p text:style-name="P114">Scenario:<text:span text:style-name="T13"> </text:span></text:p>
            <text:p text:style-name="Test_20_Desc">Document Received</text:p>
            <text:p text:style-name="Test_20_Sub-header">Prerequisite:</text:p>
            <text:p text:style-name="Test_20_Sub-header">Note:</text:p>
            <text:p text:style-name="Test_20_Sub-header">Action:</text:p>
          </table:table-cell>
          <table:table-cell table:style-name="Table27.A4" table:number-columns-spanned="2" office:value-type="string">
            <text:p text:style-name="P79"/>
          </table:table-cell>
          <table:covered-table-cell/>
          <table:table-cell table:style-name="Table27.E4" office:value-type="string">
            <text:p text:style-name="P79">Pass</text:p>
          </table:table-cell>
        </table:table-row>
        <table:table-row table:style-name="Table27.3">
          <table:table-cell table:style-name="Table27.A5" office:value-type="string">
            <text:p text:style-name="P79"/>
          </table:table-cell>
          <table:table-cell table:style-name="Table27.A5" office:value-type="string">
            <text:list text:style-name="WW8Num18">
              <text:list-item>
                <text:p text:style-name="P369">Go to Administration -&gt; Alert <text:s/>-&gt; Alert Trigger -&gt; level 0</text:p>
              </text:list-item>
              <text:list-item>
                <text:p text:style-name="P368">Click Document Received</text:p>
              </text:list-item>
              <text:list-item>
                <text:p text:style-name="P368">Make sure its <text:span text:style-name="T11">enabled</text:span></text:p>
              </text:list-item>
              <text:list-item>
                <text:p text:style-name="P368">Send file from another GridTalk to this machine’s GridTalk</text:p>
              </text:list-item>
              <text:list-item>
                <text:p text:style-name="P368">Repeat step 1-4 with step 3 make sure its <text:span text:style-name="T11">disabled</text:span></text:p>
              </text:list-item>
            </text:list>
          </table:table-cell>
          <table:table-cell table:style-name="Table27.A5" table:number-columns-spanned="2" office:value-type="string">
            <text:list text:style-name="WW8Num81">
              <text:list-item>
                <text:p text:style-name="P371">After step 1-4, upon receiving file(s), GridTalk <text:span text:style-name="T11">will send out</text:span> an email notification to the recipient(s) that configured in the message template.</text:p>
              </text:list-item>
              <text:list-item>
                <text:p text:style-name="P370">After step 5, upon receiving file(s), GridTalk <text:span text:style-name="T11">will not send out</text:span> an email notification to the recipient(s) that configured in the message template.</text:p>
              </text:list-item>
            </text:list>
            <text:p text:style-name="Test_20_Desc"/>
          </table:table-cell>
          <table:covered-table-cell/>
          <table:table-cell table:style-name="Table27.E5" office:value-type="string">
            <text:p text:style-name="P79"/>
          </table:table-cell>
        </table:table-row>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able:table-row table:style-name="Table27.3">
          <table:table-cell table:style-name="Table27.A4" office:value-type="string">
            <text:list text:style-name="WW8Num110" text:continue-numbering="true">
              <text:list-item>
                <text:p text:style-name="P199"/>
              </text:list-item>
            </text:list>
          </table:table-cell>
          <table:table-cell table:style-name="Table27.A4" office:value-type="string">
            <text:p text:style-name="P114">Scenario:<text:span text:style-name="T13"> </text:span></text:p>
            <text:p text:style-name="P101">Document Exported</text:p>
            <text:p text:style-name="Test_20_Sub-header">Prerequisite:</text:p>
            <text:p text:style-name="Test_20_Sub-header">Note:</text:p>
            <text:p text:style-name="Test_20_Sub-header">Action:</text:p>
          </table:table-cell>
          <table:table-cell table:style-name="Table27.A4" table:number-columns-spanned="2" office:value-type="string">
            <text:p text:style-name="P79"/>
          </table:table-cell>
          <table:covered-table-cell/>
          <table:table-cell table:style-name="Table27.E4" office:value-type="string">
            <text:p text:style-name="P79">Pass</text:p>
          </table:table-cell>
        </table:table-row>
        <table:table-row table:style-name="Table27.3">
          <table:table-cell table:style-name="Table27.A5" office:value-type="string">
            <text:p text:style-name="P79"/>
          </table:table-cell>
          <table:table-cell table:style-name="Table27.A5" office:value-type="string">
            <text:list text:style-name="WW8Num122">
              <text:list-item>
                <text:p text:style-name="P373">Go to Administration -&gt; Alert <text:s/>-&gt; Alert Trigger -&gt; level 0</text:p>
              </text:list-item>
              <text:list-item>
                <text:p text:style-name="P372">Click Document Exported</text:p>
              </text:list-item>
              <text:list-item>
                <text:p text:style-name="P372">Make sure its <text:span text:style-name="T11">enabled</text:span></text:p>
              </text:list-item>
              <text:list-item>
                <text:p text:style-name="P372">Go to Process -&gt; Partner Functions</text:p>
              </text:list-item>
              <text:list-item>
                <text:p text:style-name="P372">Click the partner functions that corresponds to the process</text:p>
              </text:list-item>
              <text:list-item>
                <text:p text:style-name="P372">Make sure Exit to port is inside one of the workflow activities</text:p>
              </text:list-item>
              <text:list-item>
                <text:p text:style-name="P372">Send file from another GridTalk to this machine’s GridTalk</text:p>
              </text:list-item>
              <text:list-item>
                <text:p text:style-name="P372">Repeat step 1-7 with step 3 make sure its <text:span text:style-name="T11">disabled</text:span></text:p>
              </text:list-item>
            </text:list>
          </table:table-cell>
          <table:table-cell table:style-name="Table27.A5" table:number-columns-spanned="2" office:value-type="string">
            <text:list text:style-name="WW8Num133">
              <text:list-item>
                <text:p text:style-name="P375">After step 1-7, upon receiving file(s), GridTalk <text:span text:style-name="T11">will send out</text:span> an email notification to the recipient(s) that configured in the message template.</text:p>
              </text:list-item>
              <text:list-item>
                <text:p text:style-name="P374">After step 8, upon receiving file(s), GridTalk <text:span text:style-name="T11">will not send out</text:span> an email notification to the recipient(s) that configured in the message template.</text:p>
              </text:list-item>
            </text:list>
            <text:p text:style-name="Test_20_Desc"/>
          </table:table-cell>
          <table:covered-table-cell/>
          <table:table-cell table:style-name="Table27.E5" office:value-type="string">
            <text:p text:style-name="P79"/>
          </table:table-cell>
        </table:table-row>
        <text:soft-page-break/>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able:table-row table:style-name="Table27.3">
          <table:table-cell table:style-name="Table27.A4" office:value-type="string">
            <text:list text:style-name="WW8Num110" text:continue-numbering="true">
              <text:list-item>
                <text:p text:style-name="P199"/>
              </text:list-item>
            </text:list>
          </table:table-cell>
          <table:table-cell table:style-name="Table27.A4" office:value-type="string">
            <text:p text:style-name="P114"><text:span text:style-name="T14">Scenario:</text:span><text:span text:style-name="T15"> </text:span></text:p>
            <text:p text:style-name="Test_20_Desc"><text:span text:style-name="T19">Document Received by Partner</text:span><text:span text:style-name="T10"> </text:span></text:p>
            <text:p text:style-name="P122">Prerequisite:</text:p>
            <text:p text:style-name="Test_20_Sub-header">Note:</text:p>
            <text:p text:style-name="Test_20_Sub-header">Action:</text:p>
          </table:table-cell>
          <table:table-cell table:style-name="Table27.A4" table:number-columns-spanned="2" office:value-type="string">
            <text:p text:style-name="P79"/>
          </table:table-cell>
          <table:covered-table-cell/>
          <table:table-cell table:style-name="Table27.E4" office:value-type="string">
            <text:p text:style-name="P79">Pass</text:p>
          </table:table-cell>
        </table:table-row>
        <table:table-row table:style-name="Table27.3">
          <table:table-cell table:style-name="Table27.A5" office:value-type="string">
            <text:p text:style-name="P79"/>
          </table:table-cell>
          <table:table-cell table:style-name="Table27.A5" office:value-type="string">
            <text:list text:style-name="WW8Num64">
              <text:list-item>
                <text:p text:style-name="P377">Go to Administration -&gt; Alert <text:s/>-&gt; Alert Trigger -&gt; level 0</text:p>
              </text:list-item>
              <text:list-item>
                <text:p text:style-name="P376">Click Document Received by Partner</text:p>
              </text:list-item>
              <text:list-item>
                <text:p text:style-name="P376">Make sure its <text:span text:style-name="T11">enabled</text:span></text:p>
              </text:list-item>
              <text:list-item>
                <text:p text:style-name="P376">Send file from this machine’s GridTalk to another GridTalk</text:p>
              </text:list-item>
              <text:list-item>
                <text:p text:style-name="P376">Repeat step 1-4 with step 3 make sure its <text:span text:style-name="T11">disabled</text:span></text:p>
              </text:list-item>
            </text:list>
          </table:table-cell>
          <table:table-cell table:style-name="Table27.A5" table:number-columns-spanned="2" office:value-type="string">
            <text:list text:style-name="WW8Num32">
              <text:list-item>
                <text:p text:style-name="P379">After step 1-4, upon receiving acknowledgement from partner GridTalk, GridTalk <text:span text:style-name="T11">will send out</text:span> an email notification to the recipient(s) that configured in the message template.</text:p>
              </text:list-item>
              <text:list-item>
                <text:p text:style-name="P378">After step 5, upon receiving acknowledgement from partner GridTalk, GridTalk <text:span text:style-name="T11">will not send out</text:span> an email notification to the recipient(s) that configured in the message template.</text:p>
              </text:list-item>
            </text:list>
          </table:table-cell>
          <table:covered-table-cell/>
          <table:table-cell table:style-name="Table27.E5" office:value-type="string">
            <text:p text:style-name="P79"/>
          </table:table-cell>
        </table:table-row>
        <table:table-row table:style-name="Table27.3">
          <table:table-cell table:style-name="Table27.A3" office:value-type="string">
            <text:p text:style-name="P79"/>
          </table:table-cell>
          <table:table-cell table:style-name="Table27.A3" office:value-type="string">
            <text:p text:style-name="P79"/>
          </table:table-cell>
          <table:table-cell table:style-name="Table27.A3" table:number-columns-spanned="2" office:value-type="string">
            <text:p text:style-name="P79"/>
          </table:table-cell>
          <table:covered-table-cell/>
          <table:table-cell table:style-name="Table27.E3" office:value-type="string">
            <text:p text:style-name="P79"/>
          </table:table-cell>
        </table:table-row>
        <table:table-row table:style-name="Table27.3">
          <table:table-cell table:style-name="Table27.A4" office:value-type="string">
            <text:list text:style-name="WW8Num110" text:continue-numbering="true">
              <text:list-item>
                <text:p text:style-name="P199"/>
              </text:list-item>
            </text:list>
          </table:table-cell>
          <table:table-cell table:style-name="Table27.A4" office:value-type="string">
            <text:p text:style-name="P114">Scenario:<text:span text:style-name="T13"> </text:span></text:p>
            <text:p text:style-name="P101">Partner Function Failure</text:p>
            <text:p text:style-name="Test_20_Sub-header">Prerequisite:</text:p>
            <text:p text:style-name="Test_20_Sub-header">Note:</text:p>
            <text:p text:style-name="Test_20_Sub-header">Action:</text:p>
          </table:table-cell>
          <table:table-cell table:style-name="Table27.A4" table:number-columns-spanned="2" office:value-type="string">
            <text:p text:style-name="P79"/>
          </table:table-cell>
          <table:covered-table-cell/>
          <table:table-cell table:style-name="Table27.E4" office:value-type="string">
            <text:p text:style-name="P79">Pass</text:p>
          </table:table-cell>
        </table:table-row>
        <table:table-row table:style-name="Table27.3">
          <table:table-cell table:style-name="Table27.A5" office:value-type="string">
            <text:p text:style-name="P79"/>
          </table:table-cell>
          <table:table-cell table:style-name="Table27.A5" office:value-type="string">
            <text:list text:style-name="WW8Num182">
              <text:list-item>
                <text:p text:style-name="P381">Go to Administration -&gt; Alert <text:s/>-&gt; Alert Trigger -&gt; level 0</text:p>
              </text:list-item>
              <text:list-item>
                <text:p text:style-name="P380">Click Partner Function Failure</text:p>
              </text:list-item>
              <text:list-item>
                <text:p text:style-name="P380">Make sure its <text:span text:style-name="T11">enabled</text:span></text:p>
              </text:list-item>
              <text:list-item>
                <text:p text:style-name="P380">Go to Process -&gt; Partner Functions</text:p>
              </text:list-item>
              <text:list-item>
                <text:p text:style-name="P380">Click the partner function that corresponds to the process</text:p>
              </text:list-item>
              <text:list-item>
                <text:p text:style-name="P380">Make sure Exit to Channel is inside one of the workflow activities</text:p>
              </text:list-item>
              <text:list-item>
                <text:p text:style-name="P380">Send file from backend with not existing GridTalk partner ID</text:p>
              </text:list-item>
              <text:list-item>
                <text:p text:style-name="P380">Repeat step 1-7 with step 3 make sure its <text:span text:style-name="T11">disabled</text:span></text:p>
              </text:list-item>
            </text:list>
          </table:table-cell>
          <table:table-cell table:style-name="Table27.A5" table:number-columns-spanned="2" office:value-type="string">
            <text:list text:style-name="WW8Num21" text:continue-numbering="true">
              <text:list-item>
                <text:p text:style-name="P383">After step 1-7, upon partner function failure, GridTalk <text:span text:style-name="T11">will send out</text:span> an email notification to the recipient(s) that configured in the message template.</text:p>
              </text:list-item>
              <text:list-item>
                <text:p text:style-name="P382">After step 8, upon partner function failure, GridTalk <text:span text:style-name="T11">will not send out</text:span> an email notification to the recipient(s) that configured in the message template.</text:p>
              </text:list-item>
            </text:list>
          </table:table-cell>
          <table:covered-table-cell/>
          <table:table-cell table:style-name="Table27.E5" office:value-type="string">
            <text:p text:style-name="P79"/>
          </table:table-cell>
        </table:table-row>
        <table:table-row table:style-name="Table27.3">
          <table:table-cell table:style-name="Table27.A21" office:value-type="string">
            <text:p text:style-name="P79"/>
          </table:table-cell>
          <table:table-cell table:style-name="Table27.A21" office:value-type="string">
            <text:p text:style-name="P79"/>
          </table:table-cell>
          <table:table-cell table:style-name="Table27.A21" table:number-columns-spanned="2" office:value-type="string">
            <text:p text:style-name="P86"/>
          </table:table-cell>
          <table:covered-table-cell/>
          <table:table-cell table:style-name="Table27.E2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61" text:outline-level="3">Alert Trigger level 1-4</text:h>
                  <text:list>
                    <text:list-item>
                      <text:h text:style-name="P63" text:outline-level="4">Configuration</text:h>
                    </text:list-item>
                  </text:list>
                </text:list-item>
              </text:list>
            </text:list-item>
          </text:list>
        </text:list-item>
      </text:list>
      <text:p text:style-name="Test_20_Desc"/>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style-name="Table28.1">
            <table:table-cell table:style-name="Table28.A1" office:value-type="string">
              <text:p text:style-name="P118">Test ID</text:p>
            </table:table-cell>
            <table:table-cell table:style-name="Table28.A1" table:number-columns-spanned="2" office:value-type="string">
              <text:p text:style-name="P118">Test Description</text:p>
            </table:table-cell>
            <table:covered-table-cell/>
            <table:table-cell table:style-name="Table28.A1" office:value-type="string">
              <text:p text:style-name="P118">Expected Result</text:p>
            </table:table-cell>
            <table:table-cell table:style-name="Table28.E1" office:value-type="string">
              <text:p text:style-name="P118">Actual Result / Comment</text:p>
            </table:table-cell>
          </table:table-row>
        </table:table-header-rows>
        <table:table-row table:style-name="Table28.2">
          <table:table-cell table:style-name="Table28.A2" office:value-type="string">
            <text:list text:style-name="WW8Num173" text:continue-numbering="true">
              <text:list-item>
                <text:p text:style-name="P174"/>
              </text:list-item>
            </text:list>
          </table:table-cell>
          <table:table-cell table:style-name="Table28.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8.3">
          <table:table-cell table:style-name="Table28.A3" office:value-type="string">
            <text:list text:style-name="WW8Num89">
              <text:list-item>
                <text:p text:style-name="P200"/>
              </text:list-item>
            </text:list>
          </table:table-cell>
          <table:table-cell table:style-name="Table28.A3" office:value-type="string">
            <text:p text:style-name="P114">Scenario:<text:span text:style-name="T13"> </text:span></text:p>
            <text:p text:style-name="P87">Create Message Template</text:p>
            <text:p text:style-name="Test_20_Sub-header">Prerequisite:</text:p>
            <text:p text:style-name="Test_20_Sub-header">Note:</text:p>
            <text:p text:style-name="Test_20_Sub-header">Action:</text:p>
          </table:table-cell>
          <table:table-cell table:style-name="Table28.A3" table:number-columns-spanned="2" office:value-type="string">
            <text:p text:style-name="P83"/>
          </table:table-cell>
          <table:covered-table-cell/>
          <table:table-cell table:style-name="Table28.E3" office:value-type="string">
            <text:p text:style-name="P83">Pass</text:p>
          </table:table-cell>
        </table:table-row>
        <table:table-row table:style-name="Table28.3">
          <table:table-cell table:style-name="Table28.A4" office:value-type="string">
            <text:p text:style-name="P81"/>
          </table:table-cell>
          <table:table-cell table:style-name="Table28.A4" office:value-type="string">
            <text:list text:style-name="WW8Num102">
              <text:list-item>
                <text:p text:style-name="P385">Go to Administration -&gt; Alert -&gt; Message Template</text:p>
              </text:list-item>
              <text:list-item>
                <text:p text:style-name="P384">Click Create Message Template</text:p>
              </text:list-item>
              <text:list-item>
                <text:p text:style-name="P384">Set name as POR received</text:p>
              </text:list-item>
              <text:list-item>
                <text:p text:style-name="P384">Select Content Type as Text</text:p>
              </text:list-item>
              <text:list-item>
                <text:p text:style-name="P384">Select Message Type as Email</text:p>
              </text:list-item>
              <text:list-item>
                <text:p text:style-name="P384">Set From as &lt;#USER=admin#&gt;</text:p>
              </text:list-item>
              <text:list-item>
                <text:p text:style-name="P384">Set To as &lt;#USER=admin#&gt;</text:p>
              </text:list-item>
              <text:list-item>
                <text:p text:style-name="P384">Set Subject as Purchase Order Request Received</text:p>
              </text:list-item>
              <text:list-item>
                <text:p text:style-name="P384">Set the Message as Dear user, you have received a purchase order request.</text:p>
              </text:list-item>
              <text:list-item>
                <text:p text:style-name="P384">Click Save Message Template</text:p>
              </text:list-item>
            </text:list>
          </table:table-cell>
          <table:table-cell table:style-name="Table28.A4" table:number-columns-spanned="2" office:value-type="string">
            <text:list text:style-name="WW8Num3">
              <text:list-item>
                <text:p text:style-name="P387">After step 2, a new message template window will appear.</text:p>
              </text:list-item>
              <text:list-item>
                <text:p text:style-name="P386">After step 10, the message template will be saved and can be seen at Message Templates page.</text:p>
              </text:list-item>
            </text:list>
          </table:table-cell>
          <table:covered-table-cell/>
          <table:table-cell table:style-name="Table28.E4" office:value-type="string">
            <text:p text:style-name="P79"/>
          </table:table-cell>
        </table:table-row>
        <table:table-row table:style-name="Table28.5">
          <table:table-cell table:style-name="Table28.A5" office:value-type="string">
            <text:p text:style-name="P79"/>
          </table:table-cell>
          <table:table-cell table:style-name="Table28.A5" office:value-type="string">
            <text:p text:style-name="P79"/>
          </table:table-cell>
          <table:table-cell table:style-name="Table28.A5" table:number-columns-spanned="2" office:value-type="string">
            <text:p text:style-name="P79"/>
          </table:table-cell>
          <table:covered-table-cell/>
          <table:table-cell table:style-name="Table28.E5" office:value-type="string">
            <text:p text:style-name="P79"/>
          </table:table-cell>
        </table:table-row>
        <table:table-row table:style-name="Table28.5">
          <table:table-cell table:style-name="Table28.A3" office:value-type="string">
            <text:list text:style-name="WW8Num89" text:continue-numbering="true">
              <text:list-item>
                <text:p text:style-name="P200"/>
              </text:list-item>
            </text:list>
          </table:table-cell>
          <table:table-cell table:style-name="Table28.A3" office:value-type="string">
            <text:p text:style-name="P114">Scenario:<text:span text:style-name="T13"> </text:span></text:p>
            <text:p text:style-name="P87">Create Action</text:p>
            <text:p text:style-name="Test_20_Sub-header">Prerequisite:</text:p>
            <text:p text:style-name="Test_20_Sub-header">Note:</text:p>
            <text:p text:style-name="Test_20_Sub-header">Action:</text:p>
          </table:table-cell>
          <table:table-cell table:style-name="Table28.A3" table:number-columns-spanned="2" office:value-type="string">
            <text:p text:style-name="P79"/>
          </table:table-cell>
          <table:covered-table-cell/>
          <table:table-cell table:style-name="Table28.E3" office:value-type="string">
            <text:p text:style-name="P79">Pass</text:p>
          </table:table-cell>
        </table:table-row>
        <table:table-row table:style-name="Table28.5">
          <table:table-cell table:style-name="Table28.A4" office:value-type="string">
            <text:p text:style-name="P79"/>
          </table:table-cell>
          <table:table-cell table:style-name="Table28.A4" office:value-type="string">
            <text:list text:style-name="WW8Num71">
              <text:list-item>
                <text:p text:style-name="P389">Go to Administration -&gt; Alert -&gt; Action</text:p>
              </text:list-item>
              <text:list-item>
                <text:p text:style-name="P388">Click Create Action</text:p>
              </text:list-item>
              <text:list-item>
                <text:p text:style-name="P388">Set name as POR_received_emil_action</text:p>
              </text:list-item>
              <text:list-item>
                <text:p text:style-name="P388">Set description as Send email for a purchase order request received</text:p>
              </text:list-item>
              <text:list-item>
                <text:p text:style-name="P388">Select Message Template as POR Received</text:p>
              </text:list-item>
              <text:list-item>
                <text:p text:style-name="P388">Click Save Action</text:p>
              </text:list-item>
            </text:list>
          </table:table-cell>
          <table:table-cell table:style-name="Table28.A4" table:number-columns-spanned="2" office:value-type="string">
            <text:list text:style-name="WW8Num61">
              <text:list-item>
                <text:p text:style-name="P391">After step 2, a new action window will appear.</text:p>
              </text:list-item>
              <text:list-item>
                <text:p text:style-name="P390">After step 6, the action will be saved and can be seen at Actions page.</text:p>
              </text:list-item>
            </text:list>
          </table:table-cell>
          <table:covered-table-cell/>
          <table:table-cell table:style-name="Table28.E4" office:value-type="string">
            <text:p text:style-name="P79"/>
          </table:table-cell>
        </table:table-row>
        <table:table-row table:style-name="Table28.5">
          <table:table-cell table:style-name="Table28.A5" office:value-type="string">
            <text:p text:style-name="P79"/>
          </table:table-cell>
          <table:table-cell table:style-name="Table28.A5" office:value-type="string">
            <text:p text:style-name="P79"/>
          </table:table-cell>
          <table:table-cell table:style-name="Table28.A5" table:number-columns-spanned="2" office:value-type="string">
            <text:p text:style-name="P79"/>
          </table:table-cell>
          <table:covered-table-cell/>
          <table:table-cell table:style-name="Table28.E5" office:value-type="string">
            <text:p text:style-name="P79"/>
          </table:table-cell>
        </table:table-row>
        <text:soft-page-break/>
        <table:table-row table:style-name="Table28.5">
          <table:table-cell table:style-name="Table28.A3" office:value-type="string">
            <text:list text:style-name="WW8Num89" text:continue-numbering="true">
              <text:list-item>
                <text:p text:style-name="P200"/>
              </text:list-item>
            </text:list>
          </table:table-cell>
          <table:table-cell table:style-name="Table28.A3" office:value-type="string">
            <text:p text:style-name="P114">Scenario:<text:span text:style-name="T13"> </text:span></text:p>
            <text:p text:style-name="P87">Create Alert</text:p>
            <text:p text:style-name="Test_20_Sub-header">Prerequisite:</text:p>
            <text:p text:style-name="Test_20_Sub-header">Note:</text:p>
            <text:p text:style-name="Test_20_Sub-header">Action:</text:p>
          </table:table-cell>
          <table:table-cell table:style-name="Table28.A3" table:number-columns-spanned="2" office:value-type="string">
            <text:p text:style-name="P79"/>
          </table:table-cell>
          <table:covered-table-cell/>
          <table:table-cell table:style-name="Table28.E3" office:value-type="string">
            <text:p text:style-name="P79">Pass</text:p>
          </table:table-cell>
        </table:table-row>
        <table:table-row table:style-name="Table28.5">
          <table:table-cell table:style-name="Table28.A4" office:value-type="string">
            <text:p text:style-name="P79"/>
          </table:table-cell>
          <table:table-cell table:style-name="Table28.A4" office:value-type="string">
            <text:list text:style-name="WW8Num113">
              <text:list-item>
                <text:p text:style-name="P393">Go to Administration -&gt; Alert</text:p>
              </text:list-item>
              <text:list-item>
                <text:p text:style-name="P392">Click Create Alert</text:p>
              </text:list-item>
              <text:list-item>
                <text:p text:style-name="P392">Set name as PO Receive Alert</text:p>
              </text:list-item>
              <text:list-item>
                <text:p text:style-name="P392">Set Description as PO Receive Alert</text:p>
              </text:list-item>
              <text:list-item>
                <text:p text:style-name="P392">Set Type as Document Received</text:p>
              </text:list-item>
              <text:list-item>
                <text:p text:style-name="P392">Select Actions as POR_received_emil_action</text:p>
              </text:list-item>
              <text:list-item>
                <text:p text:style-name="P392">Click Save Alert</text:p>
              </text:list-item>
            </text:list>
          </table:table-cell>
          <table:table-cell table:style-name="Table28.A4" table:number-columns-spanned="2" office:value-type="string">
            <text:list text:style-name="WW8Num54">
              <text:list-item>
                <text:p text:style-name="P395">After step 2, a new alert window will appear.</text:p>
              </text:list-item>
              <text:list-item>
                <text:p text:style-name="P394">After step 6, the alert will be saved and can be seen at Alerts page.</text:p>
              </text:list-item>
            </text:list>
          </table:table-cell>
          <table:covered-table-cell/>
          <table:table-cell table:style-name="Table28.E4" office:value-type="string">
            <text:p text:style-name="P79"/>
          </table:table-cell>
        </table:table-row>
        <table:table-row table:style-name="Table28.5">
          <table:table-cell table:style-name="Table28.A11" office:value-type="string">
            <text:p text:style-name="P79"/>
          </table:table-cell>
          <table:table-cell table:style-name="Table28.A11" office:value-type="string">
            <text:p text:style-name="P79"/>
          </table:table-cell>
          <table:table-cell table:style-name="Table28.A11" table:number-columns-spanned="2" office:value-type="string">
            <text:p text:style-name="P86"/>
          </table:table-cell>
          <table:covered-table-cell/>
          <table:table-cell table:style-name="Table28.E11"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3" text:outline-level="4">Level 1 Alert Trigger (Criteria: Document Type)</text:h>
                    </text:list-item>
                  </text:list>
                </text:list-item>
              </text:list>
            </text:list-item>
          </text:list>
        </text:list-item>
      </text:list>
      <text:p text:style-name="Test_20_Desc"/>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style-name="Table29.1">
            <table:table-cell table:style-name="Table29.A1" office:value-type="string">
              <text:p text:style-name="P118">Test ID</text:p>
            </table:table-cell>
            <table:table-cell table:style-name="Table29.A1" table:number-columns-spanned="2" office:value-type="string">
              <text:p text:style-name="P118">Test Description</text:p>
            </table:table-cell>
            <table:covered-table-cell/>
            <table:table-cell table:style-name="Table29.A1" office:value-type="string">
              <text:p text:style-name="P118">Expected Result</text:p>
            </table:table-cell>
            <table:table-cell table:style-name="Table29.E1" office:value-type="string">
              <text:p text:style-name="P118">Actual Result / Comment</text:p>
            </table:table-cell>
          </table:table-row>
        </table:table-header-rows>
        <table:table-row table:style-name="Table29.2">
          <table:table-cell table:style-name="Table29.A2" office:value-type="string">
            <text:list text:style-name="WW8Num173" text:continue-numbering="true">
              <text:list-item>
                <text:p text:style-name="P174"/>
              </text:list-item>
            </text:list>
          </table:table-cell>
          <table:table-cell table:style-name="Table29.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29.3">
          <table:table-cell table:style-name="Table29.A3" office:value-type="string">
            <text:list text:style-name="WW8Num111">
              <text:list-item>
                <text:p text:style-name="P201"/>
              </text:list-item>
            </text:list>
          </table:table-cell>
          <table:table-cell table:style-name="Table29.A3" office:value-type="string">
            <text:p text:style-name="P114">Scenario:<text:span text:style-name="T13"> </text:span></text:p>
            <text:p text:style-name="Test_20_Desc">Create Level 1 Alert Trigger</text:p>
            <text:p text:style-name="Test_20_Sub-header">Prerequisite:</text:p>
            <text:p text:style-name="Test_20_Sub-header">Note:</text:p>
            <text:p text:style-name="Test_20_Sub-header">Action:</text:p>
          </table:table-cell>
          <table:table-cell table:style-name="Table29.A3" table:number-columns-spanned="2" office:value-type="string">
            <text:p text:style-name="P79"/>
          </table:table-cell>
          <table:covered-table-cell/>
          <table:table-cell table:style-name="Table29.E3" office:value-type="string">
            <text:p text:style-name="P79">Pass</text:p>
          </table:table-cell>
        </table:table-row>
        <text:soft-page-break/>
        <table:table-row table:style-name="Table29.3">
          <table:table-cell table:style-name="Table29.A4" office:value-type="string">
            <text:p text:style-name="P80"/>
          </table:table-cell>
          <table:table-cell table:style-name="Table29.A4" office:value-type="string">
            <text:list text:style-name="WW8Num108">
              <text:list-item>
                <text:p text:style-name="P397">Go to Administration -&gt; Alert -&gt; Alert Trigger -&gt; Level 1</text:p>
              </text:list-item>
              <text:list-item>
                <text:p text:style-name="P396">Click Create Alert Trigger</text:p>
              </text:list-item>
              <text:list-item>
                <text:p text:style-name="P396">Select Level as Level 1</text:p>
              </text:list-item>
              <text:list-item>
                <text:p text:style-name="P396">Select Document Type as Purchase Order Request</text:p>
              </text:list-item>
              <text:list-item>
                <text:p text:style-name="P396">Select Alert Type as Document Received</text:p>
              </text:list-item>
              <text:list-item>
                <text:p text:style-name="P396">Select Alert as PO Receive Alert</text:p>
              </text:list-item>
              <text:list-item>
                <text:p text:style-name="P396">Select Type as User</text:p>
              </text:list-item>
              <text:list-item>
                <text:p text:style-name="P396">Select Value as Admin</text:p>
              </text:list-item>
              <text:list-item>
                <text:p text:style-name="P396">Click Add Recipient</text:p>
              </text:list-item>
              <text:list-item>
                <text:p text:style-name="P396">Click Save Alert Trigger</text:p>
              </text:list-item>
            </text:list>
          </table:table-cell>
          <table:table-cell table:style-name="Table29.A4" table:number-columns-spanned="2" office:value-type="string">
            <text:list text:style-name="WW8Num181">
              <text:list-item>
                <text:p text:style-name="P521">After step 2, a new alert trigger window will appear.</text:p>
              </text:list-item>
              <text:list-item>
                <text:p text:style-name="P398">After step 10, <text:span text:style-name="T20">the alert trigger will be saved and can be seen at Alert Triggers page.</text:span></text:p>
              </text:list-item>
            </text:list>
          </table:table-cell>
          <table:covered-table-cell/>
          <table:table-cell table:style-name="Table29.E4" office:value-type="string">
            <text:p text:style-name="P79"/>
          </table:table-cell>
        </table:table-row>
        <table:table-row table:style-name="Table29.5">
          <table:table-cell table:style-name="Table29.A5" office:value-type="string">
            <text:p text:style-name="P79"/>
          </table:table-cell>
          <table:table-cell table:style-name="Table29.A5" office:value-type="string">
            <text:p text:style-name="P79"/>
          </table:table-cell>
          <table:table-cell table:style-name="Table29.A5" table:number-columns-spanned="2" office:value-type="string">
            <text:p text:style-name="P79"/>
          </table:table-cell>
          <table:covered-table-cell/>
          <table:table-cell table:style-name="Table29.E5" office:value-type="string">
            <text:p text:style-name="P79"/>
          </table:table-cell>
        </table:table-row>
        <table:table-row table:style-name="Table29.5">
          <table:table-cell table:style-name="Table29.A3" office:value-type="string">
            <text:list text:style-name="WW8Num111" text:continue-numbering="true">
              <text:list-item>
                <text:p text:style-name="P201"/>
              </text:list-item>
            </text:list>
          </table:table-cell>
          <table:table-cell table:style-name="Table29.A3" office:value-type="string">
            <text:p text:style-name="P114"><text:span text:style-name="T14">Scenario:</text:span><text:span text:style-name="T15"> </text:span></text:p>
            <text:p text:style-name="Test_20_Desc">Testing Level 1 Alert Trigger – enabled</text:p>
            <text:p text:style-name="Test_20_Sub-header">Prerequisite:</text:p>
            <text:p text:style-name="Test_20_Sub-header">Note:</text:p>
            <text:p text:style-name="Test_20_Sub-header">Action:</text:p>
          </table:table-cell>
          <table:table-cell table:style-name="Table29.A3" table:number-columns-spanned="2" office:value-type="string">
            <text:p text:style-name="P79"/>
          </table:table-cell>
          <table:covered-table-cell/>
          <table:table-cell table:style-name="Table29.E3" office:value-type="string">
            <text:p text:style-name="P79">Partially <text:s/>pass. </text:p>
            <text:p text:style-name="P79"/>
            <text:p text:style-name="P79"><text:span text:style-name="T11">WX</text:span>: The current logic will not triggered the “document_received” email alert when we first received from the TP. Only those document re-deliver from the TP will trigger that alert.</text:p>
            <text:p text:style-name="P79"/>
            <text:p text:style-name="P79">GT4.0.2 has the same behaviour. Review is needed to enhance it to fire the “document_Received” when we first received.</text:p>
          </table:table-cell>
        </table:table-row>
        <table:table-row table:style-name="Table29.5">
          <table:table-cell table:style-name="Table29.A4" office:value-type="string">
            <text:p text:style-name="P79"/>
          </table:table-cell>
          <table:table-cell table:style-name="Table29.A4" office:value-type="string">
            <text:list text:style-name="WW8Num51">
              <text:list-item>
                <text:p text:style-name="P400">Send a 3A4 Purchase Order from another machine to this machine</text:p>
              </text:list-item>
              <text:list-item>
                <text:p text:style-name="P399">Check the admin mailbox</text:p>
              </text:list-item>
            </text:list>
          </table:table-cell>
          <table:table-cell table:style-name="Table29.A4" table:number-columns-spanned="2" office:value-type="string">
            <text:p text:style-name="P103">After step 2, the admin user should receive an email notification that generated by GridTalk on received an 3A4 Purchase Order</text:p>
          </table:table-cell>
          <table:covered-table-cell/>
          <table:table-cell table:style-name="Table29.E4" office:value-type="string">
            <text:p text:style-name="P79"/>
          </table:table-cell>
        </table:table-row>
        <table:table-row table:style-name="Table29.5">
          <table:table-cell table:style-name="Table29.A5" office:value-type="string">
            <text:p text:style-name="P79"/>
          </table:table-cell>
          <table:table-cell table:style-name="Table29.A5" office:value-type="string">
            <text:p text:style-name="P79"/>
          </table:table-cell>
          <table:table-cell table:style-name="Table29.A5" table:number-columns-spanned="2" office:value-type="string">
            <text:p text:style-name="P79"/>
          </table:table-cell>
          <table:covered-table-cell/>
          <table:table-cell table:style-name="Table29.E5" office:value-type="string">
            <text:p text:style-name="P79"/>
          </table:table-cell>
        </table:table-row>
        <table:table-row table:style-name="Table29.5">
          <table:table-cell table:style-name="Table29.A3" office:value-type="string">
            <text:list text:style-name="WW8Num111" text:continue-numbering="true">
              <text:list-item>
                <text:p text:style-name="P201"/>
              </text:list-item>
            </text:list>
          </table:table-cell>
          <table:table-cell table:style-name="Table29.A3" office:value-type="string">
            <text:p text:style-name="P114">Scenario:<text:span text:style-name="T13"> </text:span></text:p>
            <text:p text:style-name="Test_20_Desc">Test Level 1 Alert Trigger – disabled</text:p>
            <text:p text:style-name="Test_20_Desc"/>
            <text:p text:style-name="Test_20_Sub-header">Prerequisite:</text:p>
            <text:p text:style-name="Test_20_Desc"/>
            <text:p text:style-name="Test_20_Sub-header">Note:</text:p>
            <text:p text:style-name="Test_20_Desc"/>
            <text:p text:style-name="Test_20_Sub-header">Action:</text:p>
          </table:table-cell>
          <table:table-cell table:style-name="Table29.A3" table:number-columns-spanned="2" office:value-type="string">
            <text:p text:style-name="P79"/>
          </table:table-cell>
          <table:covered-table-cell/>
          <table:table-cell table:style-name="Table29.E3" office:value-type="string">
            <text:p text:style-name="P79">Pass</text:p>
          </table:table-cell>
        </table:table-row>
        <text:soft-page-break/>
        <table:table-row table:style-name="Table29.5">
          <table:table-cell table:style-name="Table29.A4" office:value-type="string">
            <text:p text:style-name="P79"/>
          </table:table-cell>
          <table:table-cell table:style-name="Table29.A4" office:value-type="string">
            <text:list text:style-name="WW8Num42">
              <text:list-item>
                <text:p text:style-name="P402">Go to Administration -&gt; Alert -&gt; Alert Trigger -&gt; Level 1</text:p>
              </text:list-item>
              <text:list-item>
                <text:p text:style-name="P401">Click the edit icon in front the alert trigger</text:p>
              </text:list-item>
              <text:list-item>
                <text:p text:style-name="P401">Click the Enabled check box</text:p>
              </text:list-item>
              <text:list-item>
                <text:p text:style-name="P401">Click Save Alert Trigger</text:p>
              </text:list-item>
              <text:list-item>
                <text:p text:style-name="P401">Send a 3A4 Purchase Order from another machine to this machine</text:p>
              </text:list-item>
              <text:list-item>
                <text:p text:style-name="P401">Check the admin mailbox</text:p>
              </text:list-item>
            </text:list>
          </table:table-cell>
          <table:table-cell table:style-name="Table29.A4" table:number-columns-spanned="2" office:value-type="string">
            <text:list text:style-name="WW8Num24" text:continue-numbering="true">
              <text:list-item>
                <text:p text:style-name="P522">After step 2, the alert trigger window will appear</text:p>
              </text:list-item>
              <text:list-item>
                <text:p text:style-name="P403">After step 3, the Enabled check box should unchecked</text:p>
              </text:list-item>
              <text:list-item>
                <text:p text:style-name="P403">After step 4, the alert trigger will disabled</text:p>
              </text:list-item>
              <text:list-item>
                <text:p text:style-name="P403">After step 6, the admin user should not receive email notification from GridTalk, for both Purchase Order Received and Document Received email notification</text:p>
              </text:list-item>
            </text:list>
          </table:table-cell>
          <table:covered-table-cell/>
          <table:table-cell table:style-name="Table29.E4" office:value-type="string">
            <text:p text:style-name="P79"/>
          </table:table-cell>
        </table:table-row>
        <table:table-row table:style-name="Table29.5">
          <table:table-cell table:style-name="Table29.A5" office:value-type="string">
            <text:p text:style-name="P79"/>
          </table:table-cell>
          <table:table-cell table:style-name="Table29.A5" office:value-type="string">
            <text:p text:style-name="P79"/>
          </table:table-cell>
          <table:table-cell table:style-name="Table29.A5" table:number-columns-spanned="2" office:value-type="string">
            <text:p text:style-name="P79"/>
          </table:table-cell>
          <table:covered-table-cell/>
          <table:table-cell table:style-name="Table29.E5" office:value-type="string">
            <text:p text:style-name="P79"/>
          </table:table-cell>
        </table:table-row>
        <table:table-row table:style-name="Table29.5">
          <table:table-cell table:style-name="Table29.A3" office:value-type="string">
            <text:list text:style-name="WW8Num111" text:continue-numbering="true">
              <text:list-item>
                <text:p text:style-name="P201"/>
              </text:list-item>
            </text:list>
          </table:table-cell>
          <table:table-cell table:style-name="Table29.A3" office:value-type="string">
            <text:p text:style-name="P114">Scenario:<text:span text:style-name="T13"> </text:span></text:p>
            <text:p text:style-name="P82">Delete Level 1 Alert Trigger</text:p>
            <text:p text:style-name="Test_20_Sub-header">Prerequisite:</text:p>
            <text:p text:style-name="Test_20_Sub-header">Note:</text:p>
            <text:p text:style-name="Test_20_Sub-header">Action:</text:p>
          </table:table-cell>
          <table:table-cell table:style-name="Table29.A3" table:number-columns-spanned="2" office:value-type="string">
            <text:p text:style-name="P79"/>
          </table:table-cell>
          <table:covered-table-cell/>
          <table:table-cell table:style-name="Table29.E3" office:value-type="string">
            <text:p text:style-name="P79">Pass</text:p>
          </table:table-cell>
        </table:table-row>
        <table:table-row table:style-name="Table29.5">
          <table:table-cell table:style-name="Table29.A4" office:value-type="string">
            <text:p text:style-name="P79"/>
          </table:table-cell>
          <table:table-cell table:style-name="Table29.A4" office:value-type="string">
            <text:list text:style-name="WW8Num83">
              <text:list-item>
                <text:p text:style-name="P405">Go to Administration -&gt; Alert -&gt; Alert Trigger -&gt; Level 1</text:p>
              </text:list-item>
              <text:list-item>
                <text:p text:style-name="P404">Click the check box Select in front of alert trigger</text:p>
              </text:list-item>
              <text:list-item>
                <text:p text:style-name="P404">Click Delete Alert Trigger(s)</text:p>
              </text:list-item>
            </text:list>
          </table:table-cell>
          <table:table-cell table:style-name="Table29.A4" table:number-columns-spanned="2" office:value-type="string">
            <text:list text:style-name="WW8Num52">
              <text:list-item>
                <text:p text:style-name="P523">After step 2, the check box in front of that alert trigger should checked</text:p>
              </text:list-item>
              <text:list-item>
                <text:p text:style-name="P406">After step 3, the alert trigger should deleted and not seen on the UI</text:p>
              </text:list-item>
            </text:list>
          </table:table-cell>
          <table:covered-table-cell/>
          <table:table-cell table:style-name="Table29.E4" office:value-type="string">
            <text:p text:style-name="P79"/>
          </table:table-cell>
        </table:table-row>
        <table:table-row table:style-name="Table29.5">
          <table:table-cell table:style-name="Table29.A14" office:value-type="string">
            <text:p text:style-name="P79"/>
          </table:table-cell>
          <table:table-cell table:style-name="Table29.A14" office:value-type="string">
            <text:p text:style-name="P79"/>
          </table:table-cell>
          <table:table-cell table:style-name="Table29.A14" table:number-columns-spanned="2" office:value-type="string">
            <text:p text:style-name="P86"/>
          </table:table-cell>
          <table:covered-table-cell/>
          <table:table-cell table:style-name="Table29.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3" text:outline-level="4">Level 2 Alert Trigger (Criteria: Document Type &amp; Partner Type)</text:h>
                    </text:list-item>
                  </text:list>
                </text:list-item>
              </text:list>
            </text:list-item>
          </text:list>
        </text:list-item>
      </text:list>
      <text:p text:style-name="Test_20_Desc"/>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style-name="Table30.1">
            <table:table-cell table:style-name="Table30.A1" office:value-type="string">
              <text:p text:style-name="P118">Test ID</text:p>
            </table:table-cell>
            <table:table-cell table:style-name="Table30.A1" table:number-columns-spanned="2" office:value-type="string">
              <text:p text:style-name="P118">Test Description</text:p>
            </table:table-cell>
            <table:covered-table-cell/>
            <table:table-cell table:style-name="Table30.A1" office:value-type="string">
              <text:p text:style-name="P118">Expected Result</text:p>
            </table:table-cell>
            <table:table-cell table:style-name="Table30.E1" office:value-type="string">
              <text:p text:style-name="P118">Actual Result / Comment</text:p>
            </table:table-cell>
          </table:table-row>
        </table:table-header-rows>
        <table:table-row table:style-name="Table30.2">
          <table:table-cell table:style-name="Table30.A2" office:value-type="string">
            <text:list text:style-name="WW8Num173" text:continue-numbering="true">
              <text:list-item>
                <text:p text:style-name="P174"/>
              </text:list-item>
            </text:list>
          </table:table-cell>
          <table:table-cell table:style-name="Table30.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0.3">
          <table:table-cell table:style-name="Table30.A3" office:value-type="string">
            <text:list text:style-name="WW8Num125">
              <text:list-item>
                <text:p text:style-name="P202"/>
              </text:list-item>
            </text:list>
          </table:table-cell>
          <table:table-cell table:style-name="Table30.A3" office:value-type="string">
            <text:p text:style-name="P114">Scenario:<text:span text:style-name="T13"> </text:span></text:p>
            <text:p text:style-name="Test_20_Desc">Create Level 2 Alert Trigger</text:p>
            <text:p text:style-name="Test_20_Sub-header">Prerequisite:</text:p>
            <text:p text:style-name="Test_20_Sub-header">Note:</text:p>
            <text:p text:style-name="Test_20_Sub-header">Action:</text:p>
          </table:table-cell>
          <table:table-cell table:style-name="Table30.A3" table:number-columns-spanned="2" office:value-type="string">
            <text:p text:style-name="P79"/>
          </table:table-cell>
          <table:covered-table-cell/>
          <table:table-cell table:style-name="Table30.E3" office:value-type="string">
            <text:p text:style-name="P79">Pass</text:p>
          </table:table-cell>
        </table:table-row>
        <text:soft-page-break/>
        <table:table-row table:style-name="Table30.3">
          <table:table-cell table:style-name="Table30.A4" office:value-type="string">
            <text:p text:style-name="P80"/>
          </table:table-cell>
          <table:table-cell table:style-name="Table30.A4" office:value-type="string">
            <text:list text:style-name="WW8Num94">
              <text:list-item>
                <text:p text:style-name="P408">Go to Administration -&gt; Alert -&gt; Alert Trigger -&gt; Level 2</text:p>
              </text:list-item>
              <text:list-item>
                <text:p text:style-name="P407">Click Create Alert Trigger</text:p>
              </text:list-item>
              <text:list-item>
                <text:p text:style-name="P407">Select Level as Level 2</text:p>
              </text:list-item>
              <text:list-item>
                <text:p text:style-name="P407">Select Document Type as Purchase Order Request</text:p>
              </text:list-item>
              <text:list-item>
                <text:p text:style-name="P407">Select Partner Type as target partner type</text:p>
              </text:list-item>
              <text:list-item>
                <text:p text:style-name="P407">Select Alert Type as Document Received</text:p>
              </text:list-item>
              <text:list-item>
                <text:p text:style-name="P407">Select Alert as PO Receive Alert</text:p>
              </text:list-item>
              <text:list-item>
                <text:p text:style-name="P407">Select Type as User</text:p>
              </text:list-item>
              <text:list-item>
                <text:p text:style-name="P407">Select Value as Admin</text:p>
              </text:list-item>
              <text:list-item>
                <text:p text:style-name="P407">Click Add Recipient</text:p>
              </text:list-item>
              <text:list-item>
                <text:p text:style-name="P407">Click Save Alert Trigger</text:p>
              </text:list-item>
            </text:list>
          </table:table-cell>
          <table:table-cell table:style-name="Table30.A4" table:number-columns-spanned="2" office:value-type="string">
            <text:list text:style-name="WW8Num67">
              <text:list-item>
                <text:p text:style-name="P524">After step 2, a new alert trigger window will appear.</text:p>
              </text:list-item>
              <text:list-item>
                <text:p text:style-name="P409">After step 11, <text:span text:style-name="T20">the alert trigger will be saved and can be seen at Alert Triggers page.</text:span></text:p>
              </text:list-item>
            </text:list>
          </table:table-cell>
          <table:covered-table-cell/>
          <table:table-cell table:style-name="Table30.E4" office:value-type="string">
            <text:p text:style-name="P79"/>
          </table:table-cell>
        </table:table-row>
        <table:table-row table:style-name="Table30.5">
          <table:table-cell table:style-name="Table30.A5" office:value-type="string">
            <text:p text:style-name="P79"/>
          </table:table-cell>
          <table:table-cell table:style-name="Table30.A5" office:value-type="string">
            <text:p text:style-name="P79"/>
          </table:table-cell>
          <table:table-cell table:style-name="Table30.A5" table:number-columns-spanned="2" office:value-type="string">
            <text:p text:style-name="P79"/>
          </table:table-cell>
          <table:covered-table-cell/>
          <table:table-cell table:style-name="Table30.E5" office:value-type="string">
            <text:p text:style-name="P79"/>
          </table:table-cell>
        </table:table-row>
        <table:table-row table:style-name="Table30.5">
          <table:table-cell table:style-name="Table30.A3" office:value-type="string">
            <text:list text:style-name="WW8Num125" text:continue-numbering="true">
              <text:list-item>
                <text:p text:style-name="P202"/>
              </text:list-item>
            </text:list>
          </table:table-cell>
          <table:table-cell table:style-name="Table30.A3" office:value-type="string">
            <text:p text:style-name="P114"><text:span text:style-name="T14">Scenario:</text:span><text:span text:style-name="T15"> </text:span></text:p>
            <text:p text:style-name="Test_20_Desc">Test Level 2 Alert Trigger <text:s/>- enabled</text:p>
            <text:p text:style-name="Test_20_Sub-header">Prerequisite:</text:p>
            <text:p text:style-name="Test_20_Sub-header">Note:</text:p>
            <text:p text:style-name="Test_20_Sub-header">Action:</text:p>
          </table:table-cell>
          <table:table-cell table:style-name="Table30.A3" table:number-columns-spanned="2" office:value-type="string">
            <text:p text:style-name="P79"/>
          </table:table-cell>
          <table:covered-table-cell/>
          <table:table-cell table:style-name="Table30.E3" office:value-type="string">
            <text:p text:style-name="P79">Partially pass</text:p>
            <text:p text:style-name="P79"/>
            <text:p text:style-name="P79">see comment on 3.7.2.2</text:p>
          </table:table-cell>
        </table:table-row>
        <table:table-row table:style-name="Table30.5">
          <table:table-cell table:style-name="Table30.A4" office:value-type="string">
            <text:p text:style-name="P79"/>
          </table:table-cell>
          <table:table-cell table:style-name="Table30.A4" office:value-type="string">
            <text:list text:style-name="WW8Num12">
              <text:list-item>
                <text:p text:style-name="P411">Send a 3A4 Purchase Order from another machine to this machine</text:p>
              </text:list-item>
              <text:list-item>
                <text:p text:style-name="P410">Check the admin mailbox</text:p>
              </text:list-item>
            </text:list>
          </table:table-cell>
          <table:table-cell table:style-name="Table30.A4" table:number-columns-spanned="2" office:value-type="string">
            <text:p text:style-name="P103">After step 2, the admin user should receive an email notification that generated by GridTalk on received an 3A4 Purchase Order</text:p>
          </table:table-cell>
          <table:covered-table-cell/>
          <table:table-cell table:style-name="Table30.E4" office:value-type="string">
            <text:p text:style-name="P79"/>
          </table:table-cell>
        </table:table-row>
        <table:table-row table:style-name="Table30.5">
          <table:table-cell table:style-name="Table30.A5" office:value-type="string">
            <text:p text:style-name="P79"/>
          </table:table-cell>
          <table:table-cell table:style-name="Table30.A5" office:value-type="string">
            <text:p text:style-name="P79"/>
          </table:table-cell>
          <table:table-cell table:style-name="Table30.A5" table:number-columns-spanned="2" office:value-type="string">
            <text:p text:style-name="P79"/>
          </table:table-cell>
          <table:covered-table-cell/>
          <table:table-cell table:style-name="Table30.E5" office:value-type="string">
            <text:p text:style-name="P79"/>
          </table:table-cell>
        </table:table-row>
        <table:table-row table:style-name="Table30.5">
          <table:table-cell table:style-name="Table30.A3" office:value-type="string">
            <text:list text:style-name="WW8Num125" text:continue-numbering="true">
              <text:list-item>
                <text:p text:style-name="P202"/>
              </text:list-item>
            </text:list>
          </table:table-cell>
          <table:table-cell table:style-name="Table30.A3" office:value-type="string">
            <text:p text:style-name="P114"><text:span text:style-name="T14">Scenario:</text:span><text:span text:style-name="T15"> </text:span></text:p>
            <text:p text:style-name="Test_20_Desc">Test Level 2 Alert Trigger – disabled</text:p>
            <text:p text:style-name="Test_20_Sub-header">Prerequisite:</text:p>
            <text:p text:style-name="Test_20_Sub-header">Note:</text:p>
            <text:p text:style-name="Test_20_Sub-header">Action:</text:p>
          </table:table-cell>
          <table:table-cell table:style-name="Table30.A3" table:number-columns-spanned="2" office:value-type="string">
            <text:p text:style-name="P79"/>
          </table:table-cell>
          <table:covered-table-cell/>
          <table:table-cell table:style-name="Table30.E3" office:value-type="string">
            <text:p text:style-name="P79">Pass</text:p>
          </table:table-cell>
        </table:table-row>
        <table:table-row table:style-name="Table30.5">
          <table:table-cell table:style-name="Table30.A4" office:value-type="string">
            <text:p text:style-name="P79"/>
          </table:table-cell>
          <table:table-cell table:style-name="Table30.A4" office:value-type="string">
            <text:list text:style-name="WW8Num121">
              <text:list-item>
                <text:p text:style-name="P413">Go to Administration -&gt; Alert -&gt; Alert Trigger -&gt; Level 2</text:p>
              </text:list-item>
              <text:list-item>
                <text:p text:style-name="P412">Click the edit icon in front the alert trigger</text:p>
              </text:list-item>
              <text:list-item>
                <text:p text:style-name="P412">Click the Enabled check box</text:p>
              </text:list-item>
              <text:list-item>
                <text:p text:style-name="P412">Click Save Alert Trigger</text:p>
              </text:list-item>
              <text:list-item>
                <text:p text:style-name="P412">Send a 3A4 Purchase Order from another machine to this machine</text:p>
              </text:list-item>
              <text:list-item>
                <text:p text:style-name="P412">Check the admin mailbox</text:p>
              </text:list-item>
            </text:list>
          </table:table-cell>
          <table:table-cell table:style-name="Table30.A4" table:number-columns-spanned="2" office:value-type="string">
            <text:list text:style-name="WW8Num60">
              <text:list-item>
                <text:p text:style-name="P525">After step 2, the alert trigger window will appear</text:p>
              </text:list-item>
              <text:list-item>
                <text:p text:style-name="P414">After step 3, the Enabled check box should unchecked</text:p>
              </text:list-item>
              <text:list-item>
                <text:p text:style-name="P414">After step 4, the alert trigger will disabled</text:p>
              </text:list-item>
              <text:list-item>
                <text:p text:style-name="P414">After step 6, the admin user should not receive email notification from GridTalk, for both Purchase Order Received and Document Received email notification</text:p>
              </text:list-item>
            </text:list>
          </table:table-cell>
          <table:covered-table-cell/>
          <table:table-cell table:style-name="Table30.E4" office:value-type="string">
            <text:p text:style-name="P79"/>
          </table:table-cell>
        </table:table-row>
        <table:table-row table:style-name="Table30.5">
          <table:table-cell table:style-name="Table30.A11" office:value-type="string">
            <text:p text:style-name="P79"/>
          </table:table-cell>
          <table:table-cell table:style-name="Table30.A11" office:value-type="string">
            <text:p text:style-name="P79"/>
          </table:table-cell>
          <table:table-cell table:style-name="Table30.A11" table:number-columns-spanned="2" office:value-type="string">
            <text:p text:style-name="P79"/>
          </table:table-cell>
          <table:covered-table-cell/>
          <table:table-cell table:style-name="Table30.E11" office:value-type="string">
            <text:p text:style-name="P79"/>
          </table:table-cell>
        </table:table-row>
        <text:soft-page-break/>
        <table:table-row table:style-name="Table30.5">
          <table:table-cell table:style-name="Table30.A3" office:value-type="string">
            <text:list text:style-name="WW8Num125" text:continue-numbering="true">
              <text:list-item>
                <text:p text:style-name="P202"/>
              </text:list-item>
            </text:list>
          </table:table-cell>
          <table:table-cell table:style-name="Table30.A3" office:value-type="string">
            <text:p text:style-name="P114">Scenario:<text:span text:style-name="T13"> </text:span></text:p>
            <text:p text:style-name="P82">Delete Level 2 Alert Trigger</text:p>
            <text:p text:style-name="Test_20_Sub-header">Prerequisite:</text:p>
            <text:p text:style-name="Test_20_Sub-header">Note:</text:p>
            <text:p text:style-name="Test_20_Sub-header">Action:</text:p>
          </table:table-cell>
          <table:table-cell table:style-name="Table30.A3" table:number-columns-spanned="2" office:value-type="string">
            <text:p text:style-name="P79"/>
          </table:table-cell>
          <table:covered-table-cell/>
          <table:table-cell table:style-name="Table30.E3" office:value-type="string">
            <text:p text:style-name="P79">Pass</text:p>
          </table:table-cell>
        </table:table-row>
        <table:table-row table:style-name="Table30.5">
          <table:table-cell table:style-name="Table30.A4" office:value-type="string">
            <text:p text:style-name="P79"/>
          </table:table-cell>
          <table:table-cell table:style-name="Table30.A4" office:value-type="string">
            <text:list text:style-name="WW8Num106">
              <text:list-item>
                <text:p text:style-name="P416">Go to Administration -&gt; Alert -&gt; Alert Trigger -&gt; Level 2</text:p>
              </text:list-item>
              <text:list-item>
                <text:p text:style-name="P415">Click the check box Select in front of alert trigger</text:p>
              </text:list-item>
              <text:list-item>
                <text:p text:style-name="P415">Click Delete Alert Trigger(s)</text:p>
              </text:list-item>
            </text:list>
          </table:table-cell>
          <table:table-cell table:style-name="Table30.A4" table:number-columns-spanned="2" office:value-type="string">
            <text:list text:style-name="WW8Num36">
              <text:list-item>
                <text:p text:style-name="P526">After step 2, the check box in front of that alert trigger should checked</text:p>
              </text:list-item>
              <text:list-item>
                <text:p text:style-name="P417">After step 3, the alert trigger should deleted and not seen on the UI</text:p>
              </text:list-item>
            </text:list>
          </table:table-cell>
          <table:covered-table-cell/>
          <table:table-cell table:style-name="Table30.E4" office:value-type="string">
            <text:p text:style-name="P79"/>
          </table:table-cell>
        </table:table-row>
        <table:table-row table:style-name="Table30.5">
          <table:table-cell table:style-name="Table30.A14" office:value-type="string">
            <text:p text:style-name="P79"/>
          </table:table-cell>
          <table:table-cell table:style-name="Table30.A14" office:value-type="string">
            <text:p text:style-name="P79"/>
          </table:table-cell>
          <table:table-cell table:style-name="Table30.A14" table:number-columns-spanned="2" office:value-type="string">
            <text:p text:style-name="P86"/>
          </table:table-cell>
          <table:covered-table-cell/>
          <table:table-cell table:style-name="Table30.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3" text:outline-level="4">Level 3 Alert Trigger (Criteria: Document Type &amp; Partner Type &amp; Partner Group)</text:h>
                    </text:list-item>
                  </text:list>
                </text:list-item>
              </text:list>
            </text:list-item>
          </text:list>
        </text:list-item>
      </text:list>
      <text:p text:style-name="Test_20_Desc"/>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style-name="Table31.1">
            <table:table-cell table:style-name="Table31.A1" office:value-type="string">
              <text:p text:style-name="P118">Test ID</text:p>
            </table:table-cell>
            <table:table-cell table:style-name="Table31.A1" table:number-columns-spanned="2" office:value-type="string">
              <text:p text:style-name="P118">Test Description</text:p>
            </table:table-cell>
            <table:covered-table-cell/>
            <table:table-cell table:style-name="Table31.A1" office:value-type="string">
              <text:p text:style-name="P118">Expected Result</text:p>
            </table:table-cell>
            <table:table-cell table:style-name="Table31.E1" office:value-type="string">
              <text:p text:style-name="P118">Actual Result / Comment</text:p>
            </table:table-cell>
          </table:table-row>
        </table:table-header-rows>
        <table:table-row table:style-name="Table31.2">
          <table:table-cell table:style-name="Table31.A2" office:value-type="string">
            <text:list text:style-name="WW8Num173" text:continue-numbering="true">
              <text:list-item>
                <text:p text:style-name="P174"/>
              </text:list-item>
            </text:list>
          </table:table-cell>
          <table:table-cell table:style-name="Table31.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1.3">
          <table:table-cell table:style-name="Table31.A3" office:value-type="string">
            <text:list text:style-name="WW8Num185">
              <text:list-item>
                <text:p text:style-name="P203"/>
              </text:list-item>
            </text:list>
          </table:table-cell>
          <table:table-cell table:style-name="Table31.A3" office:value-type="string">
            <text:p text:style-name="P114">Scenario:<text:span text:style-name="T13"> </text:span></text:p>
            <text:p text:style-name="Test_20_Desc">Create Level 3 Alert Trigger</text:p>
            <text:p text:style-name="Test_20_Sub-header">Prerequisite:</text:p>
            <text:p text:style-name="Test_20_Sub-header">Note:</text:p>
            <text:p text:style-name="Test_20_Sub-header">Action:</text:p>
          </table:table-cell>
          <table:table-cell table:style-name="Table31.A3" table:number-columns-spanned="2" office:value-type="string">
            <text:p text:style-name="P79"/>
          </table:table-cell>
          <table:covered-table-cell/>
          <table:table-cell table:style-name="Table31.E3" office:value-type="string">
            <text:p text:style-name="P79">Pass</text:p>
          </table:table-cell>
        </table:table-row>
        <text:soft-page-break/>
        <table:table-row table:style-name="Table31.3">
          <table:table-cell table:style-name="Table31.A4" office:value-type="string">
            <text:p text:style-name="P80"/>
          </table:table-cell>
          <table:table-cell table:style-name="Table31.A4" office:value-type="string">
            <text:list text:style-name="WW8Num116">
              <text:list-item>
                <text:p text:style-name="P419">Go to Administration -&gt; Alert -&gt; Alert Trigger -&gt; Level 3</text:p>
              </text:list-item>
              <text:list-item>
                <text:p text:style-name="P418">Click Create Alert Trigger</text:p>
              </text:list-item>
              <text:list-item>
                <text:p text:style-name="P418">Select Level as Level 3</text:p>
              </text:list-item>
              <text:list-item>
                <text:p text:style-name="P418">Select Document Type as Purchase Order Request</text:p>
              </text:list-item>
              <text:list-item>
                <text:p text:style-name="P418">Select Partner Type as target partner type</text:p>
              </text:list-item>
              <text:list-item>
                <text:p text:style-name="P418">Select Partner Group as target partner group</text:p>
              </text:list-item>
              <text:list-item>
                <text:p text:style-name="P418">Select Alert Type as Document Received</text:p>
              </text:list-item>
              <text:list-item>
                <text:p text:style-name="P418">Select Alert as PO Receive Alert</text:p>
              </text:list-item>
              <text:list-item>
                <text:p text:style-name="P418">Select Type as User</text:p>
              </text:list-item>
              <text:list-item>
                <text:p text:style-name="P418">Select Value as Admin</text:p>
              </text:list-item>
              <text:list-item>
                <text:p text:style-name="P418">Click Add Recipient</text:p>
              </text:list-item>
              <text:list-item>
                <text:p text:style-name="P418">Click Save Alert Trigger</text:p>
              </text:list-item>
            </text:list>
          </table:table-cell>
          <table:table-cell table:style-name="Table31.A4" table:number-columns-spanned="2" office:value-type="string">
            <text:list text:style-name="WW8Num166">
              <text:list-item>
                <text:p text:style-name="P527">After step 2, a new alert trigger window will appear.</text:p>
              </text:list-item>
              <text:list-item>
                <text:p text:style-name="P420">After step 12, <text:span text:style-name="T20">the alert trigger will be saved and can be seen at Alert Triggers page.</text:span></text:p>
              </text:list-item>
            </text:list>
          </table:table-cell>
          <table:covered-table-cell/>
          <table:table-cell table:style-name="Table31.E4" office:value-type="string">
            <text:p text:style-name="P79"/>
          </table:table-cell>
        </table:table-row>
        <table:table-row table:style-name="Table31.5">
          <table:table-cell table:style-name="Table31.A5" office:value-type="string">
            <text:p text:style-name="P79"/>
          </table:table-cell>
          <table:table-cell table:style-name="Table31.A5" office:value-type="string">
            <text:p text:style-name="P79"/>
          </table:table-cell>
          <table:table-cell table:style-name="Table31.A5" table:number-columns-spanned="2" office:value-type="string">
            <text:p text:style-name="P79"/>
          </table:table-cell>
          <table:covered-table-cell/>
          <table:table-cell table:style-name="Table31.E5" office:value-type="string">
            <text:p text:style-name="P79"/>
          </table:table-cell>
        </table:table-row>
        <table:table-row table:style-name="Table31.5">
          <table:table-cell table:style-name="Table31.A3" office:value-type="string">
            <text:list text:style-name="WW8Num185" text:continue-numbering="true">
              <text:list-item>
                <text:p text:style-name="P203"/>
              </text:list-item>
            </text:list>
          </table:table-cell>
          <table:table-cell table:style-name="Table31.A3" office:value-type="string">
            <text:p text:style-name="P114"><text:span text:style-name="T14">Scenario:</text:span><text:span text:style-name="T15"> </text:span></text:p>
            <text:p text:style-name="Test_20_Desc">Test Level 3 Alert Trigger <text:s/>- enabled</text:p>
            <text:p text:style-name="Test_20_Sub-header">Prerequisite:</text:p>
            <text:p text:style-name="Test_20_Sub-header">Note:</text:p>
            <text:p text:style-name="Test_20_Sub-header">Action:</text:p>
          </table:table-cell>
          <table:table-cell table:style-name="Table31.A3" table:number-columns-spanned="2" office:value-type="string">
            <text:p text:style-name="P79"/>
          </table:table-cell>
          <table:covered-table-cell/>
          <table:table-cell table:style-name="Table31.E3" office:value-type="string">
            <text:p text:style-name="P79">Partially pass</text:p>
            <text:p text:style-name="P79"/>
            <text:p text:style-name="P79">see comment on 3.7.2.2</text:p>
          </table:table-cell>
        </table:table-row>
        <table:table-row table:style-name="Table31.5">
          <table:table-cell table:style-name="Table31.A4" office:value-type="string">
            <text:p text:style-name="P79"/>
          </table:table-cell>
          <table:table-cell table:style-name="Table31.A4" office:value-type="string">
            <text:list text:style-name="WW8Num132">
              <text:list-item>
                <text:p text:style-name="P520">Send a 3A4 Purchase Order from another machine to this machine</text:p>
              </text:list-item>
              <text:list-item>
                <text:p text:style-name="P519">Check the admin mailbox</text:p>
              </text:list-item>
            </text:list>
          </table:table-cell>
          <table:table-cell table:style-name="Table31.A4" table:number-columns-spanned="2" office:value-type="string">
            <text:p text:style-name="P103">After step 2, the admin user should receive an email notification that generated by GridTalk on received an 3A4 Purchase Order</text:p>
          </table:table-cell>
          <table:covered-table-cell/>
          <table:table-cell table:style-name="Table31.E4" office:value-type="string">
            <text:p text:style-name="P79"/>
          </table:table-cell>
        </table:table-row>
        <table:table-row table:style-name="Table31.5">
          <table:table-cell table:style-name="Table31.A5" office:value-type="string">
            <text:p text:style-name="P79"/>
          </table:table-cell>
          <table:table-cell table:style-name="Table31.A5" office:value-type="string">
            <text:p text:style-name="P79"/>
          </table:table-cell>
          <table:table-cell table:style-name="Table31.A5" table:number-columns-spanned="2" office:value-type="string">
            <text:p text:style-name="P79"/>
          </table:table-cell>
          <table:covered-table-cell/>
          <table:table-cell table:style-name="Table31.E5" office:value-type="string">
            <text:p text:style-name="P79"/>
          </table:table-cell>
        </table:table-row>
        <table:table-row table:style-name="Table31.5">
          <table:table-cell table:style-name="Table31.A3" office:value-type="string">
            <text:list text:style-name="WW8Num185" text:continue-numbering="true">
              <text:list-item>
                <text:p text:style-name="P203"/>
              </text:list-item>
            </text:list>
          </table:table-cell>
          <table:table-cell table:style-name="Table31.A3" office:value-type="string">
            <text:p text:style-name="P114"><text:span text:style-name="T14">Scenario:</text:span><text:span text:style-name="T15"> </text:span></text:p>
            <text:p text:style-name="Test_20_Desc">Test Level 3 Alert Trigger – disabled</text:p>
            <text:p text:style-name="Test_20_Sub-header">Prerequisite:</text:p>
            <text:p text:style-name="Test_20_Sub-header">Note:</text:p>
            <text:p text:style-name="Test_20_Sub-header">Action:</text:p>
          </table:table-cell>
          <table:table-cell table:style-name="Table31.A3" table:number-columns-spanned="2" office:value-type="string">
            <text:p text:style-name="P79"/>
          </table:table-cell>
          <table:covered-table-cell/>
          <table:table-cell table:style-name="Table31.E3" office:value-type="string">
            <text:p text:style-name="P79">Pass</text:p>
          </table:table-cell>
        </table:table-row>
        <table:table-row table:style-name="Table31.5">
          <table:table-cell table:style-name="Table31.A4" office:value-type="string">
            <text:p text:style-name="P79"/>
          </table:table-cell>
          <table:table-cell table:style-name="Table31.A4" office:value-type="string">
            <text:list text:style-name="WW8Num58">
              <text:list-item>
                <text:p text:style-name="P422">Go to Administration -&gt; Alert -&gt; Alert Trigger -&gt; Level 3</text:p>
              </text:list-item>
              <text:list-item>
                <text:p text:style-name="P421">Click the edit icon in front the alert trigger</text:p>
              </text:list-item>
              <text:list-item>
                <text:p text:style-name="P421">Click the Enabled check box</text:p>
              </text:list-item>
              <text:list-item>
                <text:p text:style-name="P421">Click Save Alert Trigger</text:p>
              </text:list-item>
              <text:list-item>
                <text:p text:style-name="P421">Send a 3A4 Purchase Order from another machine to this machine</text:p>
              </text:list-item>
              <text:list-item>
                <text:p text:style-name="P421">Check the admin mailbox</text:p>
              </text:list-item>
            </text:list>
          </table:table-cell>
          <table:table-cell table:style-name="Table31.A4" table:number-columns-spanned="2" office:value-type="string">
            <text:list text:style-name="WW8Num138">
              <text:list-item>
                <text:p text:style-name="P528">After step 2, the alert trigger window will appear</text:p>
              </text:list-item>
              <text:list-item>
                <text:p text:style-name="P423">After step 3, the Enabled check box should unchecked</text:p>
              </text:list-item>
              <text:list-item>
                <text:p text:style-name="P423">After step 4, the alert trigger will disabled</text:p>
              </text:list-item>
              <text:list-item>
                <text:p text:style-name="P423">After step 6, the admin user should not receive email notification from GridTalk, for both Purchase Order Received and Document Received email notification</text:p>
              </text:list-item>
            </text:list>
          </table:table-cell>
          <table:covered-table-cell/>
          <table:table-cell table:style-name="Table31.E4" office:value-type="string">
            <text:p text:style-name="P79"/>
          </table:table-cell>
        </table:table-row>
        <text:soft-page-break/>
        <table:table-row table:style-name="Table31.5">
          <table:table-cell table:style-name="Table31.A5" office:value-type="string">
            <text:p text:style-name="P79"/>
          </table:table-cell>
          <table:table-cell table:style-name="Table31.A5" office:value-type="string">
            <text:p text:style-name="P79"/>
          </table:table-cell>
          <table:table-cell table:style-name="Table31.A5" table:number-columns-spanned="2" office:value-type="string">
            <text:p text:style-name="P79"/>
          </table:table-cell>
          <table:covered-table-cell/>
          <table:table-cell table:style-name="Table31.E5" office:value-type="string">
            <text:p text:style-name="P79"/>
          </table:table-cell>
        </table:table-row>
        <table:table-row table:style-name="Table31.5">
          <table:table-cell table:style-name="Table31.A3" office:value-type="string">
            <text:list text:style-name="WW8Num185" text:continue-numbering="true">
              <text:list-item>
                <text:p text:style-name="P203"/>
              </text:list-item>
            </text:list>
          </table:table-cell>
          <table:table-cell table:style-name="Table31.A3" office:value-type="string">
            <text:p text:style-name="P114">Scenario:<text:span text:style-name="T13"> </text:span></text:p>
            <text:p text:style-name="P82">Delete Level 3 Alert Trigger</text:p>
            <text:p text:style-name="Test_20_Sub-header">Prerequisite:</text:p>
            <text:p text:style-name="Test_20_Sub-header">Note:</text:p>
            <text:p text:style-name="Test_20_Sub-header">Action:</text:p>
          </table:table-cell>
          <table:table-cell table:style-name="Table31.A3" table:number-columns-spanned="2" office:value-type="string">
            <text:p text:style-name="P79"/>
          </table:table-cell>
          <table:covered-table-cell/>
          <table:table-cell table:style-name="Table31.E3" office:value-type="string">
            <text:p text:style-name="P79">Pass</text:p>
          </table:table-cell>
        </table:table-row>
        <table:table-row table:style-name="Table31.5">
          <table:table-cell table:style-name="Table31.A4" office:value-type="string">
            <text:p text:style-name="P79"/>
          </table:table-cell>
          <table:table-cell table:style-name="Table31.A4" office:value-type="string">
            <text:list text:style-name="WW8Num158">
              <text:list-item>
                <text:p text:style-name="P425">Go to Administration -&gt; Alert -&gt; Alert Trigger -&gt; Level 3</text:p>
              </text:list-item>
              <text:list-item>
                <text:p text:style-name="P424">Click the check box Select in front of alert trigger</text:p>
              </text:list-item>
              <text:list-item>
                <text:p text:style-name="P424">Click Delete Alert Trigger(s)</text:p>
              </text:list-item>
            </text:list>
          </table:table-cell>
          <table:table-cell table:style-name="Table31.A4" table:number-columns-spanned="2" office:value-type="string">
            <text:list text:style-name="WW8Num27">
              <text:list-item>
                <text:p text:style-name="P529">After step 2, the check box in front of that alert trigger should checked</text:p>
              </text:list-item>
              <text:list-item>
                <text:p text:style-name="P426">After step 3, the alert trigger should deleted and not seen on the UI</text:p>
              </text:list-item>
            </text:list>
          </table:table-cell>
          <table:covered-table-cell/>
          <table:table-cell table:style-name="Table31.E4" office:value-type="string">
            <text:p text:style-name="P79"/>
          </table:table-cell>
        </table:table-row>
        <table:table-row table:style-name="Table31.5">
          <table:table-cell table:style-name="Table31.A14" office:value-type="string">
            <text:p text:style-name="P79"/>
          </table:table-cell>
          <table:table-cell table:style-name="Table31.A14" office:value-type="string">
            <text:p text:style-name="P79"/>
          </table:table-cell>
          <table:table-cell table:style-name="Table31.A14" table:number-columns-spanned="2" office:value-type="string">
            <text:p text:style-name="P86"/>
          </table:table-cell>
          <table:covered-table-cell/>
          <table:table-cell table:style-name="Table31.E14"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list text:continue-numbering="true">
                    <text:list-item>
                      <text:h text:style-name="P63" text:outline-level="4">Level 4 Alert Trigger (Criteria: Document Type &amp; Partner)</text:h>
                    </text:list-item>
                  </text:list>
                </text:list-item>
              </text:list>
            </text:list-item>
          </text:list>
        </text:list-item>
      </text:list>
      <text:p text:style-name="Test_20_Desc"/>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style-name="Table32.1">
            <table:table-cell table:style-name="Table32.A1" office:value-type="string">
              <text:p text:style-name="P118">Test ID</text:p>
            </table:table-cell>
            <table:table-cell table:style-name="Table32.A1" table:number-columns-spanned="2" office:value-type="string">
              <text:p text:style-name="P118">Test Description</text:p>
            </table:table-cell>
            <table:covered-table-cell/>
            <table:table-cell table:style-name="Table32.A1" office:value-type="string">
              <text:p text:style-name="P118">Expected Result</text:p>
            </table:table-cell>
            <table:table-cell table:style-name="Table32.E1" office:value-type="string">
              <text:p text:style-name="P118">Actual Result / Comment</text:p>
            </table:table-cell>
          </table:table-row>
        </table:table-header-rows>
        <table:table-row table:style-name="Table32.2">
          <table:table-cell table:style-name="Table32.A2" office:value-type="string">
            <text:list text:style-name="WW8Num173" text:continue-numbering="true">
              <text:list-item>
                <text:p text:style-name="P174"/>
              </text:list-item>
            </text:list>
          </table:table-cell>
          <table:table-cell table:style-name="Table32.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2.3">
          <table:table-cell table:style-name="Table32.A3" office:value-type="string">
            <text:list text:style-name="WW8Num7">
              <text:list-item>
                <text:p text:style-name="P204"/>
              </text:list-item>
            </text:list>
          </table:table-cell>
          <table:table-cell table:style-name="Table32.A3" office:value-type="string">
            <text:p text:style-name="P114">Scenario:<text:span text:style-name="T13"> </text:span></text:p>
            <text:p text:style-name="Test_20_Desc">Create Level 4 Alert Trigger</text:p>
            <text:p text:style-name="Test_20_Sub-header">Prerequisite:</text:p>
            <text:p text:style-name="Test_20_Sub-header">Note:</text:p>
            <text:p text:style-name="Test_20_Sub-header">Action:</text:p>
          </table:table-cell>
          <table:table-cell table:style-name="Table32.A3" table:number-columns-spanned="2" office:value-type="string">
            <text:p text:style-name="P79"/>
          </table:table-cell>
          <table:covered-table-cell/>
          <table:table-cell table:style-name="Table32.E3" office:value-type="string">
            <text:p text:style-name="P79">Pass</text:p>
          </table:table-cell>
        </table:table-row>
        <text:soft-page-break/>
        <table:table-row table:style-name="Table32.4">
          <table:table-cell table:style-name="Table32.A4" office:value-type="string">
            <text:p text:style-name="P80"/>
          </table:table-cell>
          <table:table-cell table:style-name="Table32.A4" office:value-type="string">
            <text:list text:style-name="WW8Num177">
              <text:list-item>
                <text:p text:style-name="P428">Go to Administration -&gt; Alert -&gt; Alert Trigger -&gt; Level 4</text:p>
              </text:list-item>
              <text:list-item>
                <text:p text:style-name="P427">Click Create Alert Trigger</text:p>
              </text:list-item>
              <text:list-item>
                <text:p text:style-name="P427">Select Level as Level 4</text:p>
              </text:list-item>
              <text:list-item>
                <text:p text:style-name="P427">Select Document Type as Purchase Order Request</text:p>
              </text:list-item>
              <text:list-item>
                <text:p text:style-name="P427">Select Partner as target partner</text:p>
              </text:list-item>
              <text:list-item>
                <text:p text:style-name="P427">Select Alert Type as Document Received</text:p>
              </text:list-item>
              <text:list-item>
                <text:p text:style-name="P427">Select Alert as PO Receive Alert</text:p>
              </text:list-item>
              <text:list-item>
                <text:p text:style-name="P427">Select Type as User</text:p>
              </text:list-item>
              <text:list-item>
                <text:p text:style-name="P427">Select Value as Admin</text:p>
              </text:list-item>
              <text:list-item>
                <text:p text:style-name="P427">Click Add Recipient</text:p>
              </text:list-item>
              <text:list-item>
                <text:p text:style-name="P427">Click Save Alert Trigger</text:p>
              </text:list-item>
            </text:list>
          </table:table-cell>
          <table:table-cell table:style-name="Table32.A4" table:number-columns-spanned="2" office:value-type="string">
            <text:list text:style-name="WW8Num78">
              <text:list-item>
                <text:p text:style-name="P530">After step 2, a new alert trigger window will appear.</text:p>
              </text:list-item>
              <text:list-item>
                <text:p text:style-name="P429">After step 11, <text:span text:style-name="T20">the alert trigger will be saved and can be seen at Alert Triggers page.</text:span></text:p>
              </text:list-item>
            </text:list>
          </table:table-cell>
          <table:covered-table-cell/>
          <table:table-cell table:style-name="Table32.E4" office:value-type="string">
            <text:p text:style-name="P79"/>
          </table:table-cell>
        </table:table-row>
        <table:table-row table:style-name="Table32.5">
          <table:table-cell table:style-name="Table32.A5" office:value-type="string">
            <text:p text:style-name="P79"/>
          </table:table-cell>
          <table:table-cell table:style-name="Table32.A5" office:value-type="string">
            <text:p text:style-name="P79"/>
          </table:table-cell>
          <table:table-cell table:style-name="Table32.A5" table:number-columns-spanned="2" office:value-type="string">
            <text:p text:style-name="P79"/>
          </table:table-cell>
          <table:covered-table-cell/>
          <table:table-cell table:style-name="Table32.E5" office:value-type="string">
            <text:p text:style-name="P79"/>
          </table:table-cell>
        </table:table-row>
        <table:table-row table:style-name="Table32.5">
          <table:table-cell table:style-name="Table32.A3" office:value-type="string">
            <text:list text:style-name="WW8Num7" text:continue-numbering="true">
              <text:list-item>
                <text:p text:style-name="P204"/>
              </text:list-item>
            </text:list>
          </table:table-cell>
          <table:table-cell table:style-name="Table32.A3" office:value-type="string">
            <text:p text:style-name="P114"><text:span text:style-name="T14">Scenario:</text:span><text:span text:style-name="T15"> </text:span></text:p>
            <text:p text:style-name="Test_20_Desc">Test Level 4 Alert Trigger <text:s/>- enabled</text:p>
            <text:p text:style-name="Test_20_Sub-header">Prerequisite:</text:p>
            <text:p text:style-name="Test_20_Sub-header">Note:</text:p>
            <text:p text:style-name="Test_20_Sub-header">Action:</text:p>
          </table:table-cell>
          <table:table-cell table:style-name="Table32.A3" table:number-columns-spanned="2" office:value-type="string">
            <text:p text:style-name="P79"/>
          </table:table-cell>
          <table:covered-table-cell/>
          <table:table-cell table:style-name="Table32.E3" office:value-type="string">
            <text:p text:style-name="P79">Partially pass</text:p>
            <text:p text:style-name="P79"/>
            <text:p text:style-name="P79">see comment on 3.7.2.2</text:p>
          </table:table-cell>
        </table:table-row>
        <table:table-row table:style-name="Table32.5">
          <table:table-cell table:style-name="Table32.A4" office:value-type="string">
            <text:p text:style-name="P79"/>
          </table:table-cell>
          <table:table-cell table:style-name="Table32.A4" office:value-type="string">
            <text:list text:style-name="WW8Num109">
              <text:list-item>
                <text:p text:style-name="P431">Send a 3A4 Purchase Order from another machine to this machine</text:p>
              </text:list-item>
              <text:list-item>
                <text:p text:style-name="P430">Check the admin user’s mailbox</text:p>
              </text:list-item>
            </text:list>
          </table:table-cell>
          <table:table-cell table:style-name="Table32.A4" table:number-columns-spanned="2" office:value-type="string">
            <text:p text:style-name="P103">After step 2, the admin user should receive an email notification that generated by GridTalk on received an 3A4 Purchase Order</text:p>
          </table:table-cell>
          <table:covered-table-cell/>
          <table:table-cell table:style-name="Table32.E4" office:value-type="string">
            <text:p text:style-name="P79"/>
          </table:table-cell>
        </table:table-row>
        <table:table-row table:style-name="Table32.5">
          <table:table-cell table:style-name="Table32.A5" office:value-type="string">
            <text:p text:style-name="P79"/>
          </table:table-cell>
          <table:table-cell table:style-name="Table32.A5" office:value-type="string">
            <text:p text:style-name="P79"/>
          </table:table-cell>
          <table:table-cell table:style-name="Table32.A5" table:number-columns-spanned="2" office:value-type="string">
            <text:p text:style-name="P79"/>
          </table:table-cell>
          <table:covered-table-cell/>
          <table:table-cell table:style-name="Table32.E5" office:value-type="string">
            <text:p text:style-name="P79"/>
          </table:table-cell>
        </table:table-row>
        <table:table-row table:style-name="Table32.5">
          <table:table-cell table:style-name="Table32.A3" office:value-type="string">
            <text:list text:style-name="WW8Num7" text:continue-numbering="true">
              <text:list-item>
                <text:p text:style-name="P204"/>
              </text:list-item>
            </text:list>
          </table:table-cell>
          <table:table-cell table:style-name="Table32.A3" office:value-type="string">
            <text:p text:style-name="P114"><text:span text:style-name="T14">Scenario:</text:span><text:span text:style-name="T15"> </text:span></text:p>
            <text:p text:style-name="Test_20_Desc">Test Level 4 Alert Trigger – disabled</text:p>
            <text:p text:style-name="Test_20_Sub-header">Prerequisite:</text:p>
            <text:p text:style-name="Test_20_Sub-header">Note:</text:p>
            <text:p text:style-name="Test_20_Sub-header">Action:</text:p>
          </table:table-cell>
          <table:table-cell table:style-name="Table32.A3" table:number-columns-spanned="2" office:value-type="string">
            <text:p text:style-name="P79"/>
          </table:table-cell>
          <table:covered-table-cell/>
          <table:table-cell table:style-name="Table32.E3" office:value-type="string">
            <text:p text:style-name="P79">Pass</text:p>
          </table:table-cell>
        </table:table-row>
        <table:table-row table:style-name="Table32.5">
          <table:table-cell table:style-name="Table32.A4" office:value-type="string">
            <text:p text:style-name="P79"/>
          </table:table-cell>
          <table:table-cell table:style-name="Table32.A4" office:value-type="string">
            <text:list text:style-name="WW8Num26">
              <text:list-item>
                <text:p text:style-name="P433">Go to Administration -&gt; Alert -&gt; Alert Trigger -&gt; Level 4</text:p>
              </text:list-item>
              <text:list-item>
                <text:p text:style-name="P432">Click the edit icon in front the alert trigger</text:p>
              </text:list-item>
              <text:list-item>
                <text:p text:style-name="P432">Click the Enabled check box</text:p>
              </text:list-item>
              <text:list-item>
                <text:p text:style-name="P432">Click Save Alert Trigger</text:p>
              </text:list-item>
              <text:list-item>
                <text:p text:style-name="P432">Send a 3A4 Purchase Order from another machine to this machine</text:p>
              </text:list-item>
              <text:list-item>
                <text:p text:style-name="P432">Check the admin mailbox</text:p>
              </text:list-item>
            </text:list>
          </table:table-cell>
          <table:table-cell table:style-name="Table32.A4" table:number-columns-spanned="2" office:value-type="string">
            <text:list text:style-name="WW8Num38">
              <text:list-item>
                <text:p text:style-name="P531">After step 2, the alert trigger window will appear</text:p>
              </text:list-item>
              <text:list-item>
                <text:p text:style-name="P434">After step 3, the Enabled check box should unchecked</text:p>
              </text:list-item>
              <text:list-item>
                <text:p text:style-name="P434">After step 4, the alert trigger will disabled</text:p>
              </text:list-item>
              <text:list-item>
                <text:p text:style-name="P434">After step 6, the admin user should not receive email notification from GridTalk, for both Purchase Order Received and Document Received email notification</text:p>
              </text:list-item>
            </text:list>
          </table:table-cell>
          <table:covered-table-cell/>
          <table:table-cell table:style-name="Table32.E4" office:value-type="string">
            <text:p text:style-name="P79"/>
          </table:table-cell>
        </table:table-row>
        <table:table-row table:style-name="Table32.5">
          <table:table-cell table:style-name="Table32.A5" office:value-type="string">
            <text:p text:style-name="P79"/>
          </table:table-cell>
          <table:table-cell table:style-name="Table32.A5" office:value-type="string">
            <text:p text:style-name="P79"/>
          </table:table-cell>
          <table:table-cell table:style-name="Table32.A5" table:number-columns-spanned="2" office:value-type="string">
            <text:p text:style-name="P79"/>
          </table:table-cell>
          <table:covered-table-cell/>
          <table:table-cell table:style-name="Table32.E5" office:value-type="string">
            <text:p text:style-name="P79"/>
          </table:table-cell>
        </table:table-row>
        <text:soft-page-break/>
        <table:table-row table:style-name="Table32.5">
          <table:table-cell table:style-name="Table32.A3" office:value-type="string">
            <text:list text:style-name="WW8Num7" text:continue-numbering="true">
              <text:list-item>
                <text:p text:style-name="P204"/>
              </text:list-item>
            </text:list>
          </table:table-cell>
          <table:table-cell table:style-name="Table32.A3" office:value-type="string">
            <text:p text:style-name="P114">Scenario:<text:span text:style-name="T13"> </text:span></text:p>
            <text:p text:style-name="Test_20_Desc">Delete Level 4 Alert Trigger</text:p>
            <text:p text:style-name="P122">Prerequisite:</text:p>
            <text:p text:style-name="Test_20_Sub-header">Note:</text:p>
            <text:p text:style-name="Test_20_Sub-header">Action:</text:p>
          </table:table-cell>
          <table:table-cell table:style-name="Table32.A3" table:number-columns-spanned="2" office:value-type="string">
            <text:p text:style-name="P79"/>
          </table:table-cell>
          <table:covered-table-cell/>
          <table:table-cell table:style-name="Table32.E3" office:value-type="string">
            <text:p text:style-name="P79">Pass</text:p>
          </table:table-cell>
        </table:table-row>
        <table:table-row table:style-name="Table32.5">
          <table:table-cell table:style-name="Table32.A4" office:value-type="string">
            <text:p text:style-name="P79"/>
          </table:table-cell>
          <table:table-cell table:style-name="Table32.A4" office:value-type="string">
            <text:list text:style-name="WW8Num19">
              <text:list-item>
                <text:p text:style-name="P436">Go to Administration -&gt; Alert -&gt; Alert Trigger -&gt; Level 2</text:p>
              </text:list-item>
              <text:list-item>
                <text:p text:style-name="P435">Click the check box Select in front of alert trigger</text:p>
              </text:list-item>
              <text:list-item>
                <text:p text:style-name="P435">Click Delete Alert Trigger(s)</text:p>
              </text:list-item>
            </text:list>
          </table:table-cell>
          <table:table-cell table:style-name="Table32.A4" table:number-columns-spanned="2" office:value-type="string">
            <text:list text:style-name="WW8Num161">
              <text:list-item>
                <text:p text:style-name="P532">After step 2, the check box in front of that alert trigger should checked</text:p>
              </text:list-item>
              <text:list-item>
                <text:p text:style-name="P437">After step 3, the alert trigger should deleted and not seen on the UI</text:p>
              </text:list-item>
            </text:list>
          </table:table-cell>
          <table:covered-table-cell/>
          <table:table-cell table:style-name="Table32.E4" office:value-type="string">
            <text:p text:style-name="P79"/>
          </table:table-cell>
        </table:table-row>
        <table:table-row table:style-name="Table32.5">
          <table:table-cell table:style-name="Table32.A14" office:value-type="string">
            <text:p text:style-name="P79"/>
          </table:table-cell>
          <table:table-cell table:style-name="Table32.A14" office:value-type="string">
            <text:p text:style-name="P79"/>
          </table:table-cell>
          <table:table-cell table:style-name="Table32.A14" table:number-columns-spanned="2" office:value-type="string">
            <text:p text:style-name="P86"/>
          </table:table-cell>
          <table:covered-table-cell/>
          <table:table-cell table:style-name="Table32.E14" office:value-type="string">
            <text:p text:style-name="P79"/>
          </table:table-cell>
        </table:table-row>
      </table:table>
      <text:p text:style-name="Test_20_Desc"/>
      <text:list text:style-name="Outline" text:continue-numbering="true">
        <text:list-item>
          <text:list text:continue-numbering="true">
            <text:list-item>
              <text:h text:style-name="P52" text:outline-level="2"><text:span text:style-name="T4">Archive and Restore (transitional documents) (</text:span><text:span text:style-name="T30">TODO: Enhancement: Archive By Process, Enable Search, Enable Restore, By Partner, By Process Def</text:span><text:span text:style-name="T4">)</text:span></text:h>
            </text:list-item>
          </text:list>
        </text:list-item>
      </text:list>
      <text:p text:style-name="P44">TODO: </text:p>
      <text:p text:style-name="P42"><text:span text:style-name="T31">1) </text:span><text:span text:style-name="T28">Archive Process Instance Search Page criteria validate (make sure the result match with the selected criteria)</text:span></text:p>
      <text:p text:style-name="P43">2) Archive Document Search Page criteria validate. <text:s/>(make sure the result match with the selected criteria)</text:p>
      <text:p text:style-name="P43">3) Archive By Process, enable search, enable restore, specify TP, Process type (administrator -&gt; archive doc.) (aft archive then all will be remove from database and can be found in the zip file, ** specify criteria)</text:p>
      <text:p text:style-name="P43">4) Archive by Doc, enable search, enable restore, specify TP, Process type (refer step 4)</text:p>
      <text:p text:style-name="P43">5) To view the OB audit file that is encrypted, and it can be decrypted by the ESTORE UI. (if specified in process definition as encrypted, when view the audit file in archive search page and the content will be decrypted automatically.)</text:p>
      <text:p text:style-name="P43">6) Restore of archive (after perform step 2 or 3 then able to restore again, administrator -&gt; restore)</text:p>
      <text:p text:style-name="P15"/>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style-name="Table33.1">
            <table:table-cell table:style-name="Table33.A1" office:value-type="string">
              <text:p text:style-name="P118">Test ID</text:p>
            </table:table-cell>
            <table:table-cell table:style-name="Table33.A1" table:number-columns-spanned="2" office:value-type="string">
              <text:p text:style-name="P118">Test Description</text:p>
            </table:table-cell>
            <table:covered-table-cell/>
            <table:table-cell table:style-name="Table33.A1" office:value-type="string">
              <text:p text:style-name="P118">Expected Result</text:p>
            </table:table-cell>
            <table:table-cell table:style-name="Table33.E1" office:value-type="string">
              <text:p text:style-name="P118">Actual Result / Comment</text:p>
            </table:table-cell>
          </table:table-row>
        </table:table-header-rows>
        <table:table-row table:style-name="Table33.2">
          <table:table-cell table:style-name="Table33.A2" office:value-type="string">
            <text:list text:style-name="WW8Num173" text:continue-numbering="true">
              <text:list-item>
                <text:p text:style-name="P174"/>
              </text:list-item>
            </text:list>
          </table:table-cell>
          <table:table-cell table:style-name="Table33.B2" table:number-columns-spanned="4" office:value-type="string">
            <text:p text:style-name="P114">Test Description: Archive and Restore Documents and Process Instance</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33.3">
          <table:table-cell table:style-name="Table33.A3" office:value-type="string">
            <text:list text:style-name="WW8Num112">
              <text:list-item>
                <text:p text:style-name="P205"/>
              </text:list-item>
            </text:list>
          </table:table-cell>
          <table:table-cell table:style-name="Table33.A3" office:value-type="string">
            <text:p text:style-name="P114">Scenario:<text:span text:style-name="T13"> </text:span></text:p>
            <text:p text:style-name="Test_20_Desc">Archive Documents</text:p>
            <text:p text:style-name="Test_20_Sub-header">Prerequisite:</text:p>
            <text:p text:style-name="Test_20_Desc">Has some existing GDOC records. For example Import, Export or Outbound should records.</text:p>
            <text:p text:style-name="Test_20_Sub-header">Note:</text:p>
            <text:p text:style-name="Test_20_Sub-header">Action:</text:p>
            <text:list text:style-name="WW8Num6">
              <text:list-item>
                <text:p text:style-name="P439">Go to Administration -&gt; Administration</text:p>
              </text:list-item>
              <text:list-item>
                <text:p text:style-name="P438">Click Archive Documents</text:p>
              </text:list-item>
              <text:list-item>
                <text:p text:style-name="P438">Must enter Name.</text:p>
              </text:list-item>
              <text:list-item>
                <text:p text:style-name="P438">Select Archive Type as Document.</text:p>
              </text:list-item>
              <text:list-item>
                <text:p text:style-name="P438">Checked the checkbox of Enable Search to make the archive file searchable.</text:p>
              </text:list-item>
              <text:list-item>
                <text:p text:style-name="P438">Checked the checkbox of Enable Restore so that can be restore in future.</text:p>
              </text:list-item>
              <text:list-item>
                <text:p text:style-name="P438">Select date and time range of document to archive. To Date must be greater than From Date.</text:p>
              </text:list-item>
              <text:list-item>
                <text:p text:style-name="P438">Select which Partner's document to archive.</text:p>
              </text:list-item>
              <text:list-item>
                <text:p text:style-name="P438">Must specify document which Folder to archive.</text:p>
              </text:list-item>
              <text:list-item>
                <text:p text:style-name="P438">Must specify which Document Type to archive.</text:p>
              </text:list-item>
              <text:list-item>
                <text:p text:style-name="P597">Click Generate Archive</text:p>
              </text:list-item>
            </text:list>
          </table:table-cell>
          <table:table-cell table:style-name="Table33.A3" table:number-columns-spanned="2" office:value-type="string">
            <text:p text:style-name="P47"/>
            <text:list text:style-name="WW8Num204">
              <text:list-item>
                <text:p text:style-name="P476">After step 11, a zip file should be created. </text:p>
              </text:list-item>
              <text:list-item>
                <text:p text:style-name="P476">Documents match with the selected criteria should archive into this zip file, and removed from the selected folder. </text:p>
              </text:list-item>
              <text:list-item>
                <text:p text:style-name="P476">Documents that are not match with the selected criteria should not be archived.</text:p>
              </text:list-item>
              <text:list-item>
                <text:p text:style-name="P476">The corresponding document will not be seen from IU.</text:p>
              </text:list-item>
            </text:list>
          </table:table-cell>
          <table:covered-table-cell/>
          <table:table-cell table:style-name="Table33.E3" office:value-type="string">
            <text:p text:style-name="P90">Pass</text:p>
          </table:table-cell>
        </table:table-row>
        <table:table-row table:style-name="Table33.4">
          <table:table-cell table:style-name="Table33.A4" office:value-type="string">
            <text:p text:style-name="P79"/>
          </table:table-cell>
          <table:table-cell table:style-name="Table33.A4" office:value-type="string">
            <text:p text:style-name="P79"/>
          </table:table-cell>
          <table:table-cell table:style-name="Table33.A4" table:number-columns-spanned="2" office:value-type="string">
            <text:p text:style-name="P79"/>
          </table:table-cell>
          <table:covered-table-cell/>
          <table:table-cell table:style-name="Table33.E4" office:value-type="string">
            <text:p text:style-name="P79"/>
          </table:table-cell>
        </table:table-row>
        <table:table-row table:style-name="Table33.4">
          <table:table-cell table:style-name="Table33.A3" office:value-type="string">
            <text:list text:style-name="WW8Num112" text:continue-numbering="true">
              <text:list-item>
                <text:p text:style-name="P205"/>
              </text:list-item>
            </text:list>
          </table:table-cell>
          <table:table-cell table:style-name="Table33.A3" office:value-type="string">
            <text:p text:style-name="P114">Scenario:<text:span text:style-name="T13"> </text:span></text:p>
            <text:p text:style-name="P82">Restore Archived Documents</text:p>
            <text:p text:style-name="Test_20_Sub-header">Prerequisite:</text:p>
            <text:p text:style-name="Test_20_Desc">The archive file was set as Enable to Restore.</text:p>
            <text:p text:style-name="Test_20_Sub-header">Note:</text:p>
            <text:p text:style-name="Test_20_Sub-header">Action:</text:p>
          </table:table-cell>
          <table:table-cell table:style-name="Table33.A3" table:number-columns-spanned="2" office:value-type="string">
            <text:p text:style-name="P79"/>
          </table:table-cell>
          <table:covered-table-cell/>
          <table:table-cell table:style-name="Table33.E3" office:value-type="string">
            <text:p text:style-name="P79">Pass</text:p>
          </table:table-cell>
        </table:table-row>
        <table:table-row table:style-name="Table33.4">
          <table:table-cell table:style-name="Table33.A6" office:value-type="string">
            <text:p text:style-name="P79"/>
          </table:table-cell>
          <table:table-cell table:style-name="Table33.A6" office:value-type="string">
            <text:list text:style-name="WW8Num200">
              <text:list-item>
                <text:p text:style-name="P478">Go to Administration -&gt; Administration</text:p>
              </text:list-item>
              <text:list-item>
                <text:p text:style-name="P477">Click Restore Documents from Archive</text:p>
              </text:list-item>
              <text:list-item>
                <text:p text:style-name="P477">Click Browse button</text:p>
              </text:list-item>
              <text:list-item>
                <text:p text:style-name="P477">Select the zip file</text:p>
              </text:list-item>
              <text:list-item>
                <text:p text:style-name="P477">Click Restore</text:p>
              </text:list-item>
            </text:list>
            <text:p text:style-name="Test_20_Desc"/>
          </table:table-cell>
          <table:table-cell table:style-name="Table33.A6" table:number-columns-spanned="2" office:value-type="string">
            <text:list text:style-name="WW8Num119">
              <text:list-item>
                <text:p text:style-name="P533">After step 5, the documents archived should restored into GTAS document folder.</text:p>
              </text:list-item>
              <text:list-item>
                <text:p text:style-name="P440">After step 6, the documents should not restore into GTAS document folder.</text:p>
              </text:list-item>
            </text:list>
          </table:table-cell>
          <table:covered-table-cell/>
          <table:table-cell table:style-name="Table33.E6" office:value-type="string">
            <text:p text:style-name="P79"/>
          </table:table-cell>
        </table:table-row>
        <text:soft-page-break/>
        <table:table-row table:style-name="Table33.4">
          <table:table-cell table:style-name="Table33.A7" office:value-type="string">
            <text:p text:style-name="P79"/>
          </table:table-cell>
          <table:table-cell table:style-name="Table33.A7" office:value-type="string">
            <text:p text:style-name="P79"/>
          </table:table-cell>
          <table:table-cell table:style-name="Table33.A7" table:number-columns-spanned="2" office:value-type="string">
            <text:p text:style-name="P79"/>
          </table:table-cell>
          <table:covered-table-cell/>
          <table:table-cell table:style-name="Table33.E7" office:value-type="string">
            <text:p text:style-name="P79"/>
          </table:table-cell>
        </table:table-row>
        <table:table-row table:style-name="Table33.4">
          <table:table-cell table:style-name="Table33.A8" office:value-type="string">
            <text:p text:style-name="P79">C.</text:p>
          </table:table-cell>
          <table:table-cell table:style-name="Table33.A8" office:value-type="string">
            <text:p text:style-name="P114">Scenario:<text:span text:style-name="T13"> </text:span></text:p>
            <text:p text:style-name="Test_20_Desc">Archive Process Instance</text:p>
            <text:p text:style-name="Test_20_Sub-header">Prerequisite:</text:p>
            <text:p text:style-name="Test_20_Sub-header">Note:</text:p>
            <text:p text:style-name="P121">Action:</text:p>
            <text:list text:style-name="WW8Num197">
              <text:list-item>
                <text:p text:style-name="P479">Go to Administration -&gt; Administration</text:p>
              </text:list-item>
              <text:list-item>
                <text:p text:style-name="P479">Click Archive Documents</text:p>
              </text:list-item>
              <text:list-item>
                <text:p text:style-name="P479">Must enter Name.</text:p>
              </text:list-item>
              <text:list-item>
                <text:p text:style-name="P479">Select Archive Type as Process Instance.</text:p>
              </text:list-item>
              <text:list-item>
                <text:p text:style-name="P479">Checked the checkbox of Enable Search to make the archive file search able.</text:p>
              </text:list-item>
              <text:list-item>
                <text:p text:style-name="P479">Checked the checkbox of Enable Restore so that can be restore in future.</text:p>
              </text:list-item>
              <text:list-item>
                <text:p text:style-name="P479">Select date and time range of document to archive. To Date must be greater than From Date.</text:p>
              </text:list-item>
              <text:list-item>
                <text:p text:style-name="P479">Select which Partner's document to archive.</text:p>
              </text:list-item>
              <text:list-item>
                <text:p text:style-name="P479">Must specify document which Process Definition to archive.</text:p>
              </text:list-item>
              <text:list-item>
                <text:p text:style-name="P479">Checked the checkbox of Include Incomplete Processes to include it.</text:p>
              </text:list-item>
              <text:list-item>
                <text:p text:style-name="P479">Click Generate Archive</text:p>
              </text:list-item>
            </text:list>
            <text:p text:style-name="P34"/>
          </table:table-cell>
          <table:table-cell table:style-name="Table33.A8" table:number-columns-spanned="2" office:value-type="string">
            <text:list text:style-name="WW8Num198">
              <text:list-item>
                <text:p text:style-name="P453">After step 11, a zip file should be created. </text:p>
              </text:list-item>
              <text:list-item>
                <text:p text:style-name="P453">Documents match with the selected criteria should archive into this zip file, and removed from the selected folder. </text:p>
              </text:list-item>
              <text:list-item>
                <text:p text:style-name="P454">Documents that are not match with the selected criteria should not be archived.</text:p>
              </text:list-item>
              <text:list-item>
                <text:p text:style-name="P454">The corresponding process instance will not be seen in UI.</text:p>
              </text:list-item>
            </text:list>
            <text:p text:style-name="P35"/>
          </table:table-cell>
          <table:covered-table-cell/>
          <table:table-cell table:style-name="Table33.E8" office:value-type="string">
            <text:p text:style-name="P90">Pass</text:p>
          </table:table-cell>
        </table:table-row>
        <table:table-row table:style-name="Table33.4">
          <table:table-cell table:style-name="Table33.A9" office:value-type="string">
            <text:p text:style-name="P79"/>
          </table:table-cell>
          <table:table-cell table:style-name="Table33.A9" office:value-type="string">
            <text:p text:style-name="P79"/>
          </table:table-cell>
          <table:table-cell table:style-name="Table33.A9" table:number-columns-spanned="2" office:value-type="string">
            <text:p text:style-name="P86"/>
          </table:table-cell>
          <table:covered-table-cell/>
          <table:table-cell table:style-name="Table33.E9" office:value-type="string">
            <text:p text:style-name="P79"/>
          </table:table-cell>
        </table:table-row>
        <table:table-row table:style-name="Table33.4">
          <table:table-cell table:style-name="Table33.A8" office:value-type="string">
            <text:p text:style-name="P79">D.</text:p>
          </table:table-cell>
          <table:table-cell table:style-name="Table33.A8" office:value-type="string">
            <text:p text:style-name="P114"><text:span text:style-name="T14">Scenario:</text:span><text:span text:style-name="T15"> </text:span></text:p>
            <text:p text:style-name="Test_20_Desc">Archived Process Instance Search.</text:p>
            <text:p text:style-name="Test_20_Sub-header">Prerequisite:</text:p>
            <text:p text:style-name="Test_20_Sub-header">Note:</text:p>
            <text:p text:style-name="P121">Action:</text:p>
            <text:list text:style-name="WW8Num199">
              <text:list-item>
                <text:p text:style-name="P480">Go to <text:s/>Archive Search -&gt; Process Instance Search.</text:p>
              </text:list-item>
              <text:list-item>
                <text:p text:style-name="P480">Select searching criteria and click Search.</text:p>
              </text:list-item>
              <text:list-item>
                <text:p text:style-name="P480">A list of match result will be displayed.</text:p>
              </text:list-item>
            </text:list>
            <text:p text:style-name="P36"/>
          </table:table-cell>
          <table:table-cell table:style-name="Table33.A8" table:number-columns-spanned="2" office:value-type="string">
            <text:p text:style-name="P86"/>
          </table:table-cell>
          <table:covered-table-cell/>
          <table:table-cell table:style-name="Table33.E8" office:value-type="string">
            <text:p text:style-name="P79">Pass</text:p>
          </table:table-cell>
        </table:table-row>
        <text:soft-page-break/>
        <table:table-row table:style-name="Table33.4">
          <table:table-cell table:style-name="Table33.A9" office:value-type="string">
            <text:p text:style-name="P79"/>
          </table:table-cell>
          <table:table-cell table:style-name="Table33.A9" office:value-type="string">
            <text:p text:style-name="P79"/>
          </table:table-cell>
          <table:table-cell table:style-name="Table33.A9" table:number-columns-spanned="2" office:value-type="string">
            <text:p text:style-name="P86"/>
          </table:table-cell>
          <table:covered-table-cell/>
          <table:table-cell table:style-name="Table33.E9" office:value-type="string">
            <text:p text:style-name="P79"/>
          </table:table-cell>
        </table:table-row>
        <table:table-row table:style-name="Table33.4">
          <table:table-cell table:style-name="Table33.A8" office:value-type="string">
            <text:p text:style-name="P79">E.</text:p>
          </table:table-cell>
          <table:table-cell table:style-name="Table33.A8" office:value-type="string">
            <text:p text:style-name="P114"><text:span text:style-name="T14">Scenario:</text:span><text:span text:style-name="T15"> </text:span></text:p>
            <text:p text:style-name="Test_20_Desc">Archived Document Search.</text:p>
            <text:p text:style-name="Test_20_Sub-header">Prerequisite:</text:p>
            <text:p text:style-name="Test_20_Desc">Containing existing searchable document archive file.</text:p>
            <text:p text:style-name="Test_20_Sub-header">Note:</text:p>
            <text:p text:style-name="P121">Action:</text:p>
            <text:list text:style-name="WW8Num205">
              <text:list-item>
                <text:p text:style-name="P481">Go to <text:s/>Archive Search -&gt; Document Search.</text:p>
              </text:list-item>
              <text:list-item>
                <text:p text:style-name="P481">Select at least a searching criteria and click Search.</text:p>
              </text:list-item>
              <text:list-item>
                <text:p text:style-name="P481">A list of match result will be displayed.</text:p>
              </text:list-item>
            </text:list>
          </table:table-cell>
          <table:table-cell table:style-name="Table33.A8" table:number-columns-spanned="2" office:value-type="string">
            <text:p text:style-name="P86"/>
          </table:table-cell>
          <table:covered-table-cell/>
          <table:table-cell table:style-name="Table33.E8" office:value-type="string">
            <text:p text:style-name="P79">Get error.</text:p>
            <text:p text:style-name="P79"/>
            <text:p text:style-name="P79">Error in RenderingAction</text:p>
            <text:p text:style-name="P79"/>
            <text:p text:style-name="P79">WX:</text:p>
            <text:p text:style-name="P129">java.lang.NullPointerException: Uid is null for entity com.gridnode.gtas.client.ctrl.DefaultEsDocEntity(EsDoc)uid=null</text:p>
            <text:p text:style-name="P129"><text:s text:c="8"/>at com.gridnode.gtas.client.ctrl.AbstractGTEntity.getUid(AbstractGTEntity.java:120)</text:p>
            <text:p text:style-name="P130"><text:s text:c="8"/>at com.gridnode.gtas.client.web.renderers.EntityListRenderer.getObjectReference(EntityListRenderer.java:686)</text:p>
          </table:table-cell>
        </table:table-row>
        <table:table-row table:style-name="Table33.4">
          <table:table-cell table:style-name="Table33.A13" office:value-type="string">
            <text:p text:style-name="P79"/>
          </table:table-cell>
          <table:table-cell table:style-name="Table33.A13" office:value-type="string">
            <text:p text:style-name="P114"/>
          </table:table-cell>
          <table:table-cell table:style-name="Table33.A13" table:number-columns-spanned="2" office:value-type="string">
            <text:p text:style-name="P86"/>
          </table:table-cell>
          <table:covered-table-cell/>
          <table:table-cell table:style-name="Table33.E13" office:value-type="string">
            <text:p text:style-name="P79"/>
          </table:table-cell>
        </table:table-row>
        <table:table-row table:style-name="Table33.4">
          <table:table-cell table:style-name="Table33.A8" office:value-type="string">
            <text:p text:style-name="P79">F.</text:p>
          </table:table-cell>
          <table:table-cell table:style-name="Table33.A8" office:value-type="string">
            <text:p text:style-name="P114"><text:span text:style-name="T14">Scenario:</text:span><text:span text:style-name="T15"> </text:span></text:p>
            <text:p text:style-name="Test_20_Desc">Archived Process Instance Search.</text:p>
            <text:p text:style-name="Test_20_Sub-header">Prerequisite:</text:p>
            <text:p text:style-name="Test_20_Desc">Containing existing searchable document archive file.</text:p>
            <text:p text:style-name="Test_20_Sub-header">Note:</text:p>
            <text:p text:style-name="P121">Action:</text:p>
            <text:list text:style-name="WW8Num223">
              <text:list-item>
                <text:p text:style-name="P482">Go to <text:s/>Archive Search -&gt; Process Instance Search.</text:p>
              </text:list-item>
              <text:list-item>
                <text:p text:style-name="P482">Select at least a searching criteria and click Search.</text:p>
              </text:list-item>
              <text:list-item>
                <text:p text:style-name="P598">A list of match result will be displayed.</text:p>
              </text:list-item>
            </text:list>
          </table:table-cell>
          <table:table-cell table:style-name="Table33.A8" table:number-columns-spanned="2" office:value-type="string">
            <text:p text:style-name="P86"/>
          </table:table-cell>
          <table:covered-table-cell/>
          <table:table-cell table:style-name="Table33.E8" office:value-type="string">
            <text:p text:style-name="P79">Pass</text:p>
          </table:table-cell>
        </table:table-row>
      </table:table>
      <text:p text:style-name="P42"><text:soft-page-break/></text:p>
      <text:list text:style-name="Outline" text:continue-numbering="true">
        <text:list-item>
          <text:list text:continue-numbering="true">
            <text:list-item>
              <text:h text:style-name="P52" text:outline-level="2"><text:span text:style-name="T4">FTP (</text:span><text:span text:style-name="T30">KIV</text:span><text:span text:style-name="T4">)</text:span></text:h>
              <text:list>
                <text:list-item>
                  <text:h text:style-name="P62" text:outline-level="3">Configuration</text:h>
                </text:list-item>
              </text:list>
            </text:list-item>
          </text:list>
        </text:list-item>
      </text:list>
      <text:p text:style-name="Test_20_Desc"/>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style-name="Table34.1">
            <table:table-cell table:style-name="Table34.A1" office:value-type="string">
              <text:p text:style-name="P118">Test ID</text:p>
            </table:table-cell>
            <table:table-cell table:style-name="Table34.A1" table:number-columns-spanned="2" office:value-type="string">
              <text:p text:style-name="P118">Test Description</text:p>
            </table:table-cell>
            <table:covered-table-cell/>
            <table:table-cell table:style-name="Table34.A1" office:value-type="string">
              <text:p text:style-name="P118">Expected Result</text:p>
            </table:table-cell>
            <table:table-cell table:style-name="Table34.E1" office:value-type="string">
              <text:p text:style-name="P118">Actual Result / Comment</text:p>
            </table:table-cell>
          </table:table-row>
        </table:table-header-rows>
        <table:table-row table:style-name="Table34.2">
          <table:table-cell table:style-name="Table34.A2" office:value-type="string">
            <text:list text:style-name="WW8Num173" text:continue-numbering="true">
              <text:list-item>
                <text:p text:style-name="P174"/>
              </text:list-item>
            </text:list>
          </table:table-cell>
          <table:table-cell table:style-name="Table34.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4.3">
          <table:table-cell table:style-name="Table34.A3" office:value-type="string">
            <text:list text:style-name="WW8Num98">
              <text:list-item>
                <text:p text:style-name="P206"/>
              </text:list-item>
            </text:list>
          </table:table-cell>
          <table:table-cell table:style-name="Table34.A3" office:value-type="string">
            <text:p text:style-name="P114">Scenario:<text:span text:style-name="T13"> </text:span></text:p>
            <text:p text:style-name="P102">Create message template</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able:table-row table:style-name="Table34.3">
          <table:table-cell table:style-name="Table34.A4" office:value-type="string">
            <text:p text:style-name="P80"/>
          </table:table-cell>
          <table:table-cell table:style-name="Table34.A4" office:value-type="string">
            <text:list text:style-name="WW8Num175">
              <text:list-item>
                <text:p text:style-name="P535">Go to Administration -&gt; Alert -&gt; Message Template</text:p>
              </text:list-item>
              <text:list-item>
                <text:p text:style-name="P534">Click on Create Message Template</text:p>
              </text:list-item>
              <text:list-item>
                <text:p text:style-name="P441"><text:span text:style-name="T20">Set Name to “</text:span>FTP_SUCCESSFUL_MSGTPLT<text:span text:style-name="T20">”</text:span></text:p>
              </text:list-item>
              <text:list-item>
                <text:p text:style-name="P534">Select Content Type as “Text”</text:p>
              </text:list-item>
              <text:list-item>
                <text:p text:style-name="P534">Select Message Type as “Email”</text:p>
              </text:list-item>
              <text:list-item>
                <text:p text:style-name="P441"><text:span text:style-name="T20">Set From to “</text:span>&lt;#USER=admin#&gt;<text:span text:style-name="T20">”</text:span></text:p>
              </text:list-item>
              <text:list-item>
                <text:p text:style-name="P441"><text:span text:style-name="T20">Set To to “</text:span>&lt;#USER=admin#&gt;<text:span text:style-name="T20">”</text:span></text:p>
              </text:list-item>
              <text:list-item>
                <text:p text:style-name="P441"><text:span text:style-name="T20">Set Subject to “</text:span>FTP Operation Successful Completion<text:span text:style-name="T20">”</text:span></text:p>
              </text:list-item>
              <text:list-item>
                <text:p text:style-name="P441"><text:span text:style-name="T20">Enter the Message as “</text:span>FTP Operation Successful Completion<text:span text:style-name="T20">”</text:span></text:p>
              </text:list-item>
              <text:list-item>
                <text:p text:style-name="P534">Click on Save Message Template</text:p>
              </text:list-item>
              <text:list-item>
                <text:p text:style-name="P534">Follow steps 1-10 to create another message template for unsuccessful ftp</text:p>
              </text:list-item>
            </text:list>
          </table:table-cell>
          <table:table-cell table:style-name="Table34.A4" table:number-columns-spanned="2" office:value-type="string">
            <text:list text:style-name="WW8Num164">
              <text:list-item>
                <text:p text:style-name="P537">After step 2, a new message template window will appear.</text:p>
              </text:list-item>
              <text:list-item>
                <text:p text:style-name="P536">After step 10, the message template will be saved and can be seen at Message Template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84">Create action</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ext:soft-page-break/>
        <table:table-row table:style-name="Table34.5">
          <table:table-cell table:style-name="Table34.A4" office:value-type="string">
            <text:p text:style-name="P79"/>
          </table:table-cell>
          <table:table-cell table:style-name="Table34.A4" office:value-type="string">
            <text:list text:style-name="WW8Num136">
              <text:list-item>
                <text:p text:style-name="P539">Go to Administration -&gt; Alert -&gt; Action</text:p>
              </text:list-item>
              <text:list-item>
                <text:p text:style-name="P538">Click on Create Action</text:p>
              </text:list-item>
              <text:list-item>
                <text:p text:style-name="P442"><text:span text:style-name="T20">Set Name to “</text:span><text:span text:style-name="T34">FTP_SUCCESSFUL_OPT</text:span><text:span text:style-name="T35">”</text:span></text:p>
              </text:list-item>
              <text:list-item>
                <text:p text:style-name="P442"><text:span text:style-name="T20">Set Description to “</text:span><text:span text:style-name="T34">FTP_SUCCESSFUL_OPT</text:span><text:span text:style-name="T35">”</text:span></text:p>
              </text:list-item>
              <text:list-item>
                <text:p text:style-name="P442"><text:span text:style-name="T20">Select Message Template as “</text:span><text:span text:style-name="T34">FTP_SUCCESSFUL_MSGTPLT</text:span><text:span text:style-name="T35">”</text:span></text:p>
              </text:list-item>
              <text:list-item>
                <text:p text:style-name="P538">Click on Save Action</text:p>
              </text:list-item>
              <text:list-item>
                <text:p text:style-name="P538">Follow steps 1-6 to create another action for unsuccessful ftp</text:p>
              </text:list-item>
            </text:list>
          </table:table-cell>
          <table:table-cell table:style-name="Table34.A4" table:number-columns-spanned="2" office:value-type="string">
            <text:list text:style-name="WW8Num174" text:continue-numbering="true">
              <text:list-item>
                <text:p text:style-name="P541">After step 2, a new action window will appear.</text:p>
              </text:list-item>
              <text:list-item>
                <text:p text:style-name="P540">After step 6, the action will be saved and can be seen at Action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84">Create alert</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able:table-row table:style-name="Table34.5">
          <table:table-cell table:style-name="Table34.A4" office:value-type="string">
            <text:p text:style-name="P79"/>
          </table:table-cell>
          <table:table-cell table:style-name="Table34.A4" office:value-type="string">
            <text:list text:style-name="WW8Num56">
              <text:list-item>
                <text:p text:style-name="P543">Go to Administration -&gt; Alert </text:p>
              </text:list-item>
              <text:list-item>
                <text:p text:style-name="P542">Click on Create Alert</text:p>
              </text:list-item>
              <text:list-item>
                <text:p text:style-name="P443"><text:span text:style-name="T20">Set Name to “</text:span><text:span text:style-name="T34">FTP_SUCCESSFUL_ALT</text:span><text:span text:style-name="T35">”</text:span></text:p>
              </text:list-item>
              <text:list-item>
                <text:p text:style-name="P443"><text:span text:style-name="T20">Set Description to “</text:span><text:span text:style-name="T34">FTP_SUCCESSFUL_ALT</text:span><text:span text:style-name="T35">”</text:span></text:p>
              </text:list-item>
              <text:list-item>
                <text:p text:style-name="P542">Select Type as User Defined</text:p>
              </text:list-item>
              <text:list-item>
                <text:p text:style-name="P542">Select Actions as FTP_SUCCESSFUL_OPT</text:p>
              </text:list-item>
              <text:list-item>
                <text:p text:style-name="P542">Click on Save Alert</text:p>
              </text:list-item>
              <text:list-item>
                <text:p text:style-name="P542">Follow steps 1-7 to create another alert for unsuccessful ftp</text:p>
              </text:list-item>
            </text:list>
          </table:table-cell>
          <table:table-cell table:style-name="Table34.A4" table:number-columns-spanned="2" office:value-type="string">
            <text:list text:style-name="WW8Num120">
              <text:list-item>
                <text:p text:style-name="P545">After step 2, a new action window will appear.</text:p>
              </text:list-item>
              <text:list-item>
                <text:p text:style-name="P544">After step 7, the action will be saved and can be seen at Action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102">Create user procedure</text:p>
            <text:p text:style-name="P122">Prerequisite:</text:p>
            <text:p text:style-name="P122">Note:</text:p>
            <text:p text:style-name="P102">All of the configurations assume that FTP server is set up</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ext:soft-page-break/>
        <table:table-row table:style-name="Table34.5">
          <table:table-cell table:style-name="Table34.A4" office:value-type="string">
            <text:p text:style-name="P79"/>
          </table:table-cell>
          <table:table-cell table:style-name="Table34.A4" office:value-type="string">
            <text:list text:style-name="WW8Num139">
              <text:list-item>
                <text:p text:style-name="P547">Go to Process -&gt; User Procedure</text:p>
              </text:list-item>
              <text:list-item>
                <text:p text:style-name="P546">Click on Create User Procedure</text:p>
              </text:list-item>
              <text:list-item>
                <text:p text:style-name="P444"><text:span text:style-name="T20">Set Name to “</text:span>USERPROCEDURE_FTP<text:span text:style-name="T20">”</text:span></text:p>
              </text:list-item>
              <text:list-item>
                <text:p text:style-name="P444"><text:span text:style-name="T20">Set Description to “</text:span>User Procedure to perform FTP<text:span text:style-name="T35">”</text:span></text:p>
              </text:list-item>
              <text:list-item>
                <text:p text:style-name="P444"><text:span text:style-name="T35">Select Procedure Type as “</text:span>Java Procedure(*.jar, *.class)<text:span text:style-name="T20">”</text:span></text:p>
                <text:list>
                  <text:list-item>
                    <text:p text:style-name="P461">Edit Java Procedure Configuration</text:p>
                  </text:list-item>
                  <text:list-item>
                    <text:p text:style-name="P571">Set Class Name to “com.gridnode.ftp.FTPClientDelegate”</text:p>
                  </text:list-item>
                  <text:list-item>
                    <text:p text:style-name="P571">Check Execute within Application VM</text:p>
                  </text:list-item>
                  <text:list-item>
                    <text:p text:style-name="P571">Set Method Name to “ftpSend”</text:p>
                  </text:list-item>
                </text:list>
              </text:list-item>
              <text:list-item>
                <text:p text:style-name="P444"><text:span text:style-name="T35">Select Procedure Definition File as “</text:span>Procedure_Def_File_FTP<text:span text:style-name="T20"> “</text:span></text:p>
              </text:list-item>
              <text:list-item>
                <text:p text:style-name="P444"><text:span text:style-name="T35">Select Return Data Type as “</text:span>Integer<text:span text:style-name="T20"> “</text:span></text:p>
              </text:list-item>
            </text:list>
            <text:p text:style-name="P48">Procedure Parameter List</text:p>
            <text:list text:style-name="WW8Num139" text:continue-numbering="true">
              <text:list-item>
                <text:list text:continue-numbering="true">
                  <text:list-item>
                    <text:p text:style-name="P571">Click on Create Procedure Parameter Configuration</text:p>
                  </text:list-item>
                  <text:list-item>
                    <text:p text:style-name="P483"><text:span text:style-name="T20">Set Name to “</text:span>HOST<text:span text:style-name="T20">”</text:span></text:p>
                  </text:list-item>
                  <text:list-item>
                    <text:p text:style-name="P483"><text:span text:style-name="T20">Set Description to “</text:span>Host of FTP Server<text:span text:style-name="T35">”</text:span></text:p>
                  </text:list-item>
                  <text:list-item>
                    <text:p text:style-name="P483"><text:span text:style-name="T35">Select Data Type as “</text:span>String<text:span text:style-name="T20">”</text:span></text:p>
                  </text:list-item>
                  <text:list-item>
                    <text:p text:style-name="P483"><text:span text:style-name="T20">Select Data Source as “</text:span>User Defined<text:span text:style-name="T20">”</text:span></text:p>
                  </text:list-item>
                  <text:list-item>
                    <text:p text:style-name="P483"><text:span text:style-name="T20">Set Data Value to “</text:span>202.83.97.30<text:span text:style-name="T20">”</text:span></text:p>
                  </text:list-item>
                  <text:list-item>
                    <text:p text:style-name="P483"><text:span text:style-name="T20">Click on </text:span><text:span text:style-name="T21">Save Procedure Parameter Configuration</text:span></text:p>
                  </text:list-item>
                  <text:list-item>
                    <text:p text:style-name="P571">Follow steps i-vii above to create other parameters as specified in the table below</text:p>
                  </text:list-item>
                </text:list>
              </text:list-item>
            </text:list>
            <text:p text:style-name="P48">Procedure Return List</text:p>
            <text:list text:style-name="WW8Num139" text:continue-numbering="true">
              <text:list-item>
                <text:list text:continue-numbering="true">
                  <text:list-item>
                    <text:p text:style-name="P571">Click on Create Procedure Return Conditions</text:p>
                  </text:list-item>
                  <text:list-item>
                    <text:p text:style-name="P483"><text:span text:style-name="T37">ii. </text:span><text:span text:style-name="T20">Select Operator as “</text:span>(=)Equal<text:span text:style-name="T20">”</text:span></text:p>
                  </text:list-item>
                  <text:list-item>
                    <text:p text:style-name="P483"><text:span text:style-name="T20">iii. Set Value to “</text:span>250<text:span text:style-name="T35">”</text:span></text:p>
                  </text:list-item>
                  <text:list-item>
                    <text:p text:style-name="P483"><text:span text:style-name="T35">iv. Select Action as “</text:span>Continue<text:span text:style-name="T20">”</text:span></text:p>
                  </text:list-item>
                  <text:list-item>
                    <text:p text:style-name="P483"><text:span text:style-name="T20">v. Select Alert as “</text:span>FTP_SUCCESSFUL_ALERT<text:span text:style-name="T20">”</text:span></text:p>
                  </text:list-item>
                  <text:list-item>
                    <text:p text:style-name="P571">vi. Click on Save Procedure Return Conditions</text:p>
                  </text:list-item>
                  <text:list-item>
                    <text:p text:style-name="P571">vii. Follow steps i-vi above to create another procedure return condition as specified in the table below</text:p>
                  </text:list-item>
                </text:list>
              </text:list-item>
              <text:list-item>
                <text:p text:style-name="P444"><text:s/>[Frame2] <text:span text:style-name="T20">Click on Save User Procedure</text:span></text:p>
              </text:list-item>
            </text:list>
          </table:table-cell>
          <table:table-cell table:style-name="Table34.A4" table:number-columns-spanned="2" office:value-type="string">
            <text:list text:style-name="WW8Num101">
              <text:list-item>
                <text:p text:style-name="P549">After step 2, a new user procedure <text:s/>window will appear.</text:p>
              </text:list-item>
              <text:list-item>
                <text:p text:style-name="P548">After step A(i), <text:s/>a new Procedure Parameter Configuration window will appear.</text:p>
              </text:list-item>
              <text:list-item>
                <text:p text:style-name="P548">After step A(vii), the procedure parameter will be saved and can be seen at User Procedure page.</text:p>
              </text:list-item>
              <text:list-item>
                <text:p text:style-name="P548">After step B(i), <text:s/>a new Procedure Return Condition window will appear.</text:p>
              </text:list-item>
              <text:list-item>
                <text:p text:style-name="P548">After step B(vi), the procedure return condition will be saved and can be seen at User Procedure page.</text:p>
              </text:list-item>
              <text:list-item>
                <text:p text:style-name="P548">After step 8, the user procedure will be saved and can be seen at User Procedure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ext:soft-page-break/>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84">Create port</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able:table-row table:style-name="Table34.5">
          <table:table-cell table:style-name="Table34.A4" office:value-type="string">
            <text:p text:style-name="P79"/>
          </table:table-cell>
          <table:table-cell table:style-name="Table34.A4" office:value-type="string">
            <text:list text:style-name="WW8Num184">
              <text:list-item>
                <text:p text:style-name="P551">Go to Process -&gt; Port</text:p>
              </text:list-item>
              <text:list-item>
                <text:p text:style-name="P550">Click on Create Port</text:p>
              </text:list-item>
              <text:list-item>
                <text:p text:style-name="P445"><text:span text:style-name="T20">Set Name to “</text:span>PORT_FTP<text:span text:style-name="T20">”</text:span></text:p>
              </text:list-item>
              <text:list-item>
                <text:p text:style-name="P445"><text:span text:style-name="T20">Set Description to “</text:span>PORT DEFINITION FOR FTP<text:span text:style-name="T20">”</text:span></text:p>
              </text:list-item>
              <text:list-item>
                <text:p text:style-name="P550">Leave Is RFC unchecked</text:p>
              </text:list-item>
              <text:list-item>
                <text:p text:style-name="P445"><text:span text:style-name="T20">Set Host Directory to “</text:span>d:\export<text:span text:style-name="T20">”</text:span></text:p>
              </text:list-item>
              <text:list-item>
                <text:p text:style-name="P550">Leave Overwrite File unchecked</text:p>
              </text:list-item>
              <text:list-item>
                <text:p text:style-name="P550">Check Different Filename</text:p>
              </text:list-item>
              <text:list-item>
                <text:p text:style-name="P445"><text:span text:style-name="T20">Set File Name to “</text:span>new.txt<text:span text:style-name="T20">”</text:span></text:p>
              </text:list-item>
              <text:list-item>
                <text:p text:style-name="P550">Check Add File Extension</text:p>
              </text:list-item>
              <text:list-item>
                <text:p text:style-name="P445"><text:span text:style-name="T20">Select File Extension Type as “</text:span>Running Sequence Number<text:span text:style-name="T20">”</text:span></text:p>
              </text:list-item>
              <text:list-item>
                <text:p text:style-name="P445"><text:span text:style-name="T20">Set </text:span><text:span text:style-name="T36">Minimum Sequence Number</text:span><text:span text:style-name="T21"> to “0”</text:span></text:p>
              </text:list-item>
              <text:list-item>
                <text:p text:style-name="P445"><text:span text:style-name="T20">Set </text:span><text:span text:style-name="T36">Maximum Sequence Number</text:span><text:span text:style-name="T21"> to “99999”</text:span></text:p>
              </text:list-item>
              <text:list-item>
                <text:p text:style-name="P445"><text:span text:style-name="T21">Set </text:span><text:span text:style-name="T36">Next Sequence Number</text:span><text:span text:style-name="T21"> to “1”</text:span></text:p>
              </text:list-item>
              <text:list-item>
                <text:p text:style-name="P445"><text:span text:style-name="T21">Check </text:span><text:span text:style-name="T38">Pad With Leading Zeros</text:span></text:p>
              </text:list-item>
              <text:list-item>
                <text:p text:style-name="P445"><text:span text:style-name="T22">Set </text:span><text:span text:style-name="T36">Sequence Number Length</text:span><text:span text:style-name="T21"> to “5”</text:span></text:p>
              </text:list-item>
              <text:list-item>
                <text:p text:style-name="P573">Click on Save Port</text:p>
              </text:list-item>
            </text:list>
          </table:table-cell>
          <table:table-cell table:style-name="Table34.A4" table:number-columns-spanned="2" office:value-type="string">
            <text:list text:style-name="WW8Num123">
              <text:list-item>
                <text:p text:style-name="P553">After step 2, a new port window will appear.</text:p>
              </text:list-item>
              <text:list-item>
                <text:p text:style-name="P552">After step 17, the port will be saved and can be seen at Port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84">Create partner function</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ext:soft-page-break/>
        <table:table-row table:style-name="Table34.5">
          <table:table-cell table:style-name="Table34.A4" office:value-type="string">
            <text:p text:style-name="P79"/>
          </table:table-cell>
          <table:table-cell table:style-name="Table34.A4" office:value-type="string">
            <text:list text:style-name="WW8Num79">
              <text:list-item>
                <text:p text:style-name="P555">Go to Process -&gt; Partner Functions</text:p>
              </text:list-item>
              <text:list-item>
                <text:p text:style-name="P554">Click on Create Partner Functions</text:p>
              </text:list-item>
              <text:list-item>
                <text:p text:style-name="P446"><text:span text:style-name="T20">Set Name to “</text:span><text:span text:style-name="T38">PFFTP</text:span><text:span text:style-name="T20">”</text:span></text:p>
              </text:list-item>
              <text:list-item>
                <text:p text:style-name="P446"><text:span text:style-name="T20">Set Description to “</text:span>Partner Function for FTP<text:span text:style-name="T20">”</text:span></text:p>
              </text:list-item>
              <text:list-item>
                <text:p text:style-name="P554">Select Trigger On as “Import”</text:p>
              </text:list-item>
              <text:list-item>
                <text:p text:style-name="P554">Click on Create Workflow Activity</text:p>
              </text:list-item>
              <text:list-item>
                <text:p text:style-name="P446"><text:span text:style-name="T20">Select Activity Type as”</text:span><text:span text:style-name="T38"> Exit to export</text:span><text:span text:style-name="T20">“</text:span></text:p>
              </text:list-item>
              <text:list-item>
                <text:p text:style-name="P554">Click on Save Workflow Activity(s)</text:p>
              </text:list-item>
              <text:list-item>
                <text:p text:style-name="P554">Click on Create Workflow Activity</text:p>
              </text:list-item>
              <text:list-item>
                <text:p text:style-name="P446"><text:span text:style-name="T20">Select Activity Type as”</text:span><text:span text:style-name="T38"> Exit To Port</text:span><text:span text:style-name="T20"> “</text:span></text:p>
              </text:list-item>
              <text:list-item>
                <text:p text:style-name="P446"><text:span text:style-name="T20">Select Port as “</text:span><text:span text:style-name="T38">PORT_FTP</text:span><text:span text:style-name="T22">”</text:span></text:p>
              </text:list-item>
              <text:list-item>
                <text:p text:style-name="P554">Click on Save Workflow Activity(s)</text:p>
              </text:list-item>
              <text:list-item>
                <text:p text:style-name="P554">Click on Create Workflow Activity</text:p>
              </text:list-item>
              <text:list-item>
                <text:p text:style-name="P446"><text:span text:style-name="T20">Select Activity Type as”</text:span><text:span text:style-name="T38"> User Procedure</text:span><text:span text:style-name="T20"> “</text:span></text:p>
              </text:list-item>
              <text:list-item>
                <text:p text:style-name="P446"><text:span text:style-name="T21">Select User Procedure as “</text:span><text:span text:style-name="T38">USERPROCEDURE_FTP</text:span><text:span text:style-name="T22">”</text:span></text:p>
              </text:list-item>
              <text:list-item>
                <text:p text:style-name="P554">Click on Save Workflow Activity(s)</text:p>
              </text:list-item>
              <text:list-item>
                <text:p text:style-name="P554">Click on Create Workflow Activity</text:p>
              </text:list-item>
              <text:list-item>
                <text:p text:style-name="P446"><text:span text:style-name="T20">Select Activity Type as”</text:span><text:span text:style-name="T38"> Exit workflow</text:span><text:span text:style-name="T20"> “</text:span></text:p>
              </text:list-item>
              <text:list-item>
                <text:p text:style-name="P554">Click on Save Workflow Activity(s)</text:p>
              </text:list-item>
              <text:list-item>
                <text:p text:style-name="P554">Click on Save Partner Function</text:p>
              </text:list-item>
            </text:list>
          </table:table-cell>
          <table:table-cell table:style-name="Table34.A4" table:number-columns-spanned="2" office:value-type="string">
            <text:list text:style-name="WW8Num4">
              <text:list-item>
                <text:p text:style-name="P557">After step 2, a new partner function window will appear.</text:p>
              </text:list-item>
              <text:list-item>
                <text:p text:style-name="P556">After step 20, the partner function will be saved and can be seen at Partner Functions page.</text:p>
              </text:list-item>
            </text:list>
          </table:table-cell>
          <table:covered-table-cell/>
          <table:table-cell table:style-name="Table34.E4" office:value-type="string">
            <text:p text:style-name="P79"/>
          </table:table-cell>
        </table:table-row>
        <table:table-row table:style-name="Table34.5">
          <table:table-cell table:style-name="Table34.A5" office:value-type="string">
            <text:p text:style-name="P79"/>
          </table:table-cell>
          <table:table-cell table:style-name="Table34.A5" office:value-type="string">
            <text:p text:style-name="P79"/>
          </table:table-cell>
          <table:table-cell table:style-name="Table34.A5" table:number-columns-spanned="2" office:value-type="string">
            <text:p text:style-name="P79"/>
          </table:table-cell>
          <table:covered-table-cell/>
          <table:table-cell table:style-name="Table34.E5" office:value-type="string">
            <text:p text:style-name="P79"/>
          </table:table-cell>
        </table:table-row>
        <table:table-row table:style-name="Table34.5">
          <table:table-cell table:style-name="Table34.A3" office:value-type="string">
            <text:list text:style-name="WW8Num98" text:continue-numbering="true">
              <text:list-item>
                <text:p text:style-name="P206"/>
              </text:list-item>
            </text:list>
          </table:table-cell>
          <table:table-cell table:style-name="Table34.A3" office:value-type="string">
            <text:p text:style-name="P114">Scenario:<text:span text:style-name="T13"> </text:span></text:p>
            <text:p text:style-name="P102">Create trigger</text:p>
            <text:p text:style-name="Test_20_Sub-header">Prerequisite:</text:p>
            <text:p text:style-name="Test_20_Sub-header">Note:</text:p>
            <text:p text:style-name="Test_20_Sub-header">Action:</text:p>
          </table:table-cell>
          <table:table-cell table:style-name="Table34.A3" table:number-columns-spanned="2" office:value-type="string">
            <text:p text:style-name="P79"/>
          </table:table-cell>
          <table:covered-table-cell/>
          <table:table-cell table:style-name="Table34.E3" office:value-type="string">
            <text:p text:style-name="P79"/>
          </table:table-cell>
        </table:table-row>
        <table:table-row table:style-name="Table34.5">
          <table:table-cell table:style-name="Table34.A4" office:value-type="string">
            <text:p text:style-name="P79"/>
          </table:table-cell>
          <table:table-cell table:style-name="Table34.A4" office:value-type="string">
            <text:list text:style-name="WW8Num47">
              <text:list-item>
                <text:p text:style-name="P559">Go to Process -&gt; Triggers</text:p>
              </text:list-item>
              <text:list-item>
                <text:p text:style-name="P558">Click on Create Trigger</text:p>
              </text:list-item>
              <text:list-item>
                <text:p text:style-name="P447"><text:span text:style-name="T20">Select Trigger Type as “</text:span><text:span text:style-name="T35">Import”</text:span></text:p>
              </text:list-item>
              <text:list-item>
                <text:p text:style-name="P447"><text:span text:style-name="T20">Select Trigger Level as “</text:span><text:span text:style-name="T35">Level 1”</text:span></text:p>
              </text:list-item>
              <text:list-item>
                <text:p text:style-name="P447"><text:span text:style-name="T20">Select Partner Function as “</text:span><text:span text:style-name="T35">PF_FTP”</text:span></text:p>
              </text:list-item>
              <text:list-item>
                <text:p text:style-name="P447"><text:span text:style-name="T20">Select Document Type as “</text:span><text:span text:style-name="T35">UC”</text:span></text:p>
              </text:list-item>
              <text:list-item>
                <text:p text:style-name="P558">Click on Save Trigger</text:p>
              </text:list-item>
            </text:list>
          </table:table-cell>
          <table:table-cell table:style-name="Table34.A4" table:number-columns-spanned="2" office:value-type="string">
            <text:list text:style-name="WW8Num170">
              <text:list-item>
                <text:p text:style-name="P561">After step 2, a new action window will appear.</text:p>
              </text:list-item>
              <text:list-item>
                <text:p text:style-name="P560">After step 7, the trigger will be saved and can be seen at Triggers page.</text:p>
              </text:list-item>
            </text:list>
          </table:table-cell>
          <table:covered-table-cell/>
          <table:table-cell table:style-name="Table34.E4" office:value-type="string">
            <text:p text:style-name="P79"/>
          </table:table-cell>
        </table:table-row>
        <table:table-row table:style-name="Table34.5">
          <table:table-cell table:style-name="Table34.A23" office:value-type="string">
            <text:p text:style-name="P79"/>
          </table:table-cell>
          <table:table-cell table:style-name="Table34.A23" office:value-type="string">
            <text:p text:style-name="P79"/>
          </table:table-cell>
          <table:table-cell table:style-name="Table34.A23" table:number-columns-spanned="2" office:value-type="string">
            <text:p text:style-name="P86"/>
          </table:table-cell>
          <table:covered-table-cell/>
          <table:table-cell table:style-name="Table34.E23"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7" text:outline-level="3"><text:soft-page-break/><text:span text:style-name="T4">Test FTP (</text:span><text:span text:style-name="T30">KIV</text:span><text:span text:style-name="T4">)</text:span></text:h>
                </text:list-item>
              </text:list>
            </text:list-item>
          </text:list>
        </text:list-item>
      </text:list>
      <text:p text:style-name="Test_20_Desc"/>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style-name="Table35.1">
            <table:table-cell table:style-name="Table35.A1" office:value-type="string">
              <text:p text:style-name="P118">Test ID</text:p>
            </table:table-cell>
            <table:table-cell table:style-name="Table35.A1" table:number-columns-spanned="2" office:value-type="string">
              <text:p text:style-name="P118">Test Description</text:p>
            </table:table-cell>
            <table:covered-table-cell/>
            <table:table-cell table:style-name="Table35.A1" office:value-type="string">
              <text:p text:style-name="P118">Expected Result</text:p>
            </table:table-cell>
            <table:table-cell table:style-name="Table35.E1" office:value-type="string">
              <text:p text:style-name="P118">Actual Result / Comment</text:p>
            </table:table-cell>
          </table:table-row>
        </table:table-header-rows>
        <table:table-row table:style-name="Table35.2">
          <table:table-cell table:style-name="Table35.A2" office:value-type="string">
            <text:list text:style-name="WW8Num173" text:continue-numbering="true">
              <text:list-item>
                <text:p text:style-name="P174"/>
              </text:list-item>
            </text:list>
          </table:table-cell>
          <table:table-cell table:style-name="Table35.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5.3">
          <table:table-cell table:style-name="Table35.A3" office:value-type="string">
            <text:list text:style-name="WW8Num167">
              <text:list-item>
                <text:p text:style-name="P207"/>
              </text:list-item>
            </text:list>
          </table:table-cell>
          <table:table-cell table:style-name="Table35.A3" office:value-type="string">
            <text:p text:style-name="P114">Scenario:<text:span text:style-name="T13"> </text:span></text:p>
            <text:p text:style-name="P102">Test ftp</text:p>
            <text:p text:style-name="Test_20_Sub-header">Prerequisite:</text:p>
            <text:p text:style-name="Test_20_Desc"><text:span text:style-name="T20">FTP server need to set up before testing</text:span> </text:p>
            <text:p text:style-name="Test_20_Sub-header">Note:</text:p>
            <text:p text:style-name="Test_20_Sub-header">Action:</text:p>
          </table:table-cell>
          <table:table-cell table:style-name="Table35.A3" table:number-columns-spanned="2" office:value-type="string">
            <text:p text:style-name="P79"/>
          </table:table-cell>
          <table:covered-table-cell/>
          <table:table-cell table:style-name="Table35.E3" office:value-type="string">
            <text:p text:style-name="P79"/>
          </table:table-cell>
        </table:table-row>
        <table:table-row table:style-name="Table35.3">
          <table:table-cell table:style-name="Table35.A4" office:value-type="string">
            <text:p text:style-name="P80"/>
          </table:table-cell>
          <table:table-cell table:style-name="Table35.A4" office:value-type="string">
            <text:list text:style-name="WW8Num152">
              <text:list-item>
                <text:p text:style-name="P563">Go to Documents</text:p>
              </text:list-item>
              <text:list-item>
                <text:p text:style-name="P562">Click on Import</text:p>
              </text:list-item>
              <text:list-item>
                <text:p text:style-name="P562">Select Sender ID as “DEF”</text:p>
              </text:list-item>
              <text:list-item>
                <text:p text:style-name="P562">Select Document Type as “UC”</text:p>
              </text:list-item>
              <text:list-item>
                <text:p text:style-name="P562">Select the file</text:p>
              </text:list-item>
              <text:list-item>
                <text:p text:style-name="P562">Select the Recipents</text:p>
              </text:list-item>
              <text:list-item>
                <text:p text:style-name="P562">Click on Import</text:p>
              </text:list-item>
              <text:list-item>
                <text:p text:style-name="P562">Shut down FTP Server, repeat step 1-7</text:p>
              </text:list-item>
            </text:list>
          </table:table-cell>
          <table:table-cell table:style-name="Table35.A4" table:number-columns-spanned="2" office:value-type="string">
            <text:list text:style-name="WW8Num6" text:continue-numbering="true">
              <text:list-item>
                <text:p text:style-name="P565">After step 2, a import window will appear.</text:p>
              </text:list-item>
              <text:list-item>
                <text:p text:style-name="P564">After step 7, the file will be imported and can be seen at Import system folder. The Import will also trigger the FTP to take place. The admin user’s mailbox will receive a ftp successful email notification</text:p>
              </text:list-item>
              <text:list-item>
                <text:p text:style-name="P564">After step 8, the admin user mailbox should receive a ftp unsuccessful email notification.</text:p>
              </text:list-item>
            </text:list>
          </table:table-cell>
          <table:covered-table-cell/>
          <table:table-cell table:style-name="Table35.E4" office:value-type="string">
            <text:p text:style-name="P79"/>
          </table:table-cell>
        </table:table-row>
        <table:table-row table:style-name="Table35.5">
          <table:table-cell table:style-name="Table35.A5" office:value-type="string">
            <text:p text:style-name="P79"/>
          </table:table-cell>
          <table:table-cell table:style-name="Table35.A5" office:value-type="string">
            <text:p text:style-name="P79"/>
          </table:table-cell>
          <table:table-cell table:style-name="Table35.A5" table:number-columns-spanned="2" office:value-type="string">
            <text:p text:style-name="P86"/>
          </table:table-cell>
          <table:covered-table-cell/>
          <table:table-cell table:style-name="Table35.E5" office:value-type="string">
            <text:p text:style-name="P79"/>
          </table:table-cell>
        </table:table-row>
      </table:table>
      <text:p text:style-name="Test_20_Desc"/>
      <text:p text:style-name="Test_20_Desc"/>
      <text:p text:style-name="Test_20_Desc"/>
      <text:p text:style-name="Test_20_Desc"/>
      <text:p text:style-name="Test_20_Desc"/>
      <text:p text:style-name="Test_20_Desc"/>
      <text:list text:style-name="Outline" text:continue-numbering="true">
        <text:list-item>
          <text:list text:continue-numbering="true">
            <text:list-item>
              <text:h text:style-name="P55" text:outline-level="2">Import/Export Configuration </text:h>
            </text:list-item>
          </text:list>
        </text:list-item>
      </text:list>
      <text:p text:style-name="Test_20_Desc"/>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style-name="Table36.1">
            <table:table-cell table:style-name="Table36.A1" office:value-type="string">
              <text:p text:style-name="P118">Test ID</text:p>
            </table:table-cell>
            <table:table-cell table:style-name="Table36.A1" table:number-columns-spanned="2" office:value-type="string">
              <text:p text:style-name="P118">Test Description</text:p>
            </table:table-cell>
            <table:covered-table-cell/>
            <table:table-cell table:style-name="Table36.A1" office:value-type="string">
              <text:p text:style-name="P118">Expected Result</text:p>
            </table:table-cell>
            <table:table-cell table:style-name="Table36.E1" office:value-type="string">
              <text:p text:style-name="P118">Actual Result / Comment</text:p>
            </table:table-cell>
          </table:table-row>
        </table:table-header-rows>
        <table:table-row table:style-name="Table36.2">
          <table:table-cell table:style-name="Table36.A2" office:value-type="string">
            <text:list text:style-name="WW8Num173" text:continue-numbering="true">
              <text:list-item>
                <text:p text:style-name="P174"/>
              </text:list-item>
            </text:list>
          </table:table-cell>
          <table:table-cell table:style-name="Table36.B2" table:number-columns-spanned="4" office:value-type="string">
            <text:p text:style-name="P114">Test Description: Import and Export Configuration</text:p>
            <text:p text:style-name="P77"><text:span text:style-name="T16">Result: </text:span><text:span text:style-name="T17">Pass</text:span><text:span text:style-name="T18"> /</text:span><text:span text:style-name="T16"> Fail</text:span></text:p>
          </table:table-cell>
          <table:covered-table-cell/>
          <table:covered-table-cell/>
          <table:covered-table-cell/>
        </table:table-row>
        <text:soft-page-break/>
        <table:table-row table:style-name="Table36.3">
          <table:table-cell table:style-name="Table36.A3" office:value-type="string">
            <text:list text:style-name="WW8Num9">
              <text:list-item>
                <text:p text:style-name="P208"/>
              </text:list-item>
            </text:list>
          </table:table-cell>
          <table:table-cell table:style-name="Table36.A3" office:value-type="string">
            <text:p text:style-name="P114">Scenario:<text:span text:style-name="T13"> </text:span></text:p>
            <text:p text:style-name="P102">Export Configuration</text:p>
            <text:p text:style-name="Test_20_Sub-header">Prerequisite:</text:p>
            <text:p text:style-name="Test_20_Sub-header">Note:</text:p>
            <text:p text:style-name="P102">Non-editable entities cannot be exported</text:p>
            <text:p text:style-name="Test_20_Sub-header">Action:</text:p>
          </table:table-cell>
          <table:table-cell table:style-name="Table36.A3" table:number-columns-spanned="2" office:value-type="string">
            <text:p text:style-name="P79"/>
          </table:table-cell>
          <table:covered-table-cell/>
          <table:table-cell table:style-name="Table36.E3" office:value-type="string">
            <text:p text:style-name="P79">Pass</text:p>
          </table:table-cell>
        </table:table-row>
        <table:table-row table:style-name="Table36.3">
          <table:table-cell table:style-name="Table36.A4" office:value-type="string">
            <text:p text:style-name="P80"/>
          </table:table-cell>
          <table:table-cell table:style-name="Table36.A4" office:value-type="string">
            <text:list text:style-name="WW8Num10">
              <text:list-item>
                <text:p text:style-name="P567">Go to Administration -&gt; Administration</text:p>
              </text:list-item>
              <text:list-item>
                <text:p text:style-name="P566">Click on Export Configuration Record</text:p>
              </text:list-item>
              <text:list-item>
                <text:p text:style-name="P566">Select configuration records</text:p>
              </text:list-item>
              <text:list-item>
                <text:p text:style-name="P566">Click on Create Export File</text:p>
              </text:list-item>
              <text:list-item>
                <text:p text:style-name="P566">Click on the zip file to save into local disk</text:p>
              </text:list-item>
            </text:list>
          </table:table-cell>
          <table:table-cell table:style-name="Table36.A4" table:number-columns-spanned="2" office:value-type="string">
            <text:p text:style-name="P103">After step 4, a zip file should be created. The zip file should contain the configuration records itself and other related configuration records.</text:p>
          </table:table-cell>
          <table:covered-table-cell/>
          <table:table-cell table:style-name="Table36.E4" office:value-type="string">
            <text:p text:style-name="P79"/>
          </table:table-cell>
        </table:table-row>
        <table:table-row table:style-name="Table36.5">
          <table:table-cell table:style-name="Table36.A5" office:value-type="string">
            <text:p text:style-name="P79"/>
          </table:table-cell>
          <table:table-cell table:style-name="Table36.A5" office:value-type="string">
            <text:p text:style-name="P79"/>
          </table:table-cell>
          <table:table-cell table:style-name="Table36.A5" table:number-columns-spanned="2" office:value-type="string">
            <text:p text:style-name="P79"/>
          </table:table-cell>
          <table:covered-table-cell/>
          <table:table-cell table:style-name="Table36.E5" office:value-type="string">
            <text:p text:style-name="P79"/>
          </table:table-cell>
        </table:table-row>
        <table:table-row table:style-name="Table36.5">
          <table:table-cell table:style-name="Table36.A3" office:value-type="string">
            <text:list text:style-name="WW8Num9" text:continue-numbering="true">
              <text:list-item>
                <text:p text:style-name="P208"/>
              </text:list-item>
            </text:list>
          </table:table-cell>
          <table:table-cell table:style-name="Table36.A3" office:value-type="string">
            <text:p text:style-name="P114">Scenario:<text:span text:style-name="T13"> </text:span></text:p>
            <text:p text:style-name="P84">Import Configuration</text:p>
            <text:p text:style-name="Test_20_Sub-header">Prerequisite:</text:p>
            <text:p text:style-name="Test_20_Sub-header">Note:</text:p>
            <text:p text:style-name="Test_20_Sub-header">Action:</text:p>
          </table:table-cell>
          <table:table-cell table:style-name="Table36.A3" table:number-columns-spanned="2" office:value-type="string">
            <text:p text:style-name="P79"/>
          </table:table-cell>
          <table:covered-table-cell/>
          <table:table-cell table:style-name="Table36.E3" office:value-type="string">
            <text:p text:style-name="P79">Pass </text:p>
          </table:table-cell>
        </table:table-row>
        <table:table-row table:style-name="Table36.5">
          <table:table-cell table:style-name="Table36.A7" office:value-type="string">
            <text:p text:style-name="P79"/>
          </table:table-cell>
          <table:table-cell table:style-name="Table36.A7" office:value-type="string">
            <text:list text:style-name="WW8Num180">
              <text:list-item>
                <text:p text:style-name="P569">Delete the configuration records exported</text:p>
              </text:list-item>
              <text:list-item>
                <text:p text:style-name="P568">Go to Administration -&gt; Administration</text:p>
              </text:list-item>
              <text:list-item>
                <text:p text:style-name="P568">Click on Import Configuration Record</text:p>
              </text:list-item>
              <text:list-item>
                <text:p text:style-name="P568">Click Browse button</text:p>
              </text:list-item>
              <text:list-item>
                <text:p text:style-name="P568">Select zip file</text:p>
              </text:list-item>
              <text:list-item>
                <text:p text:style-name="P568">Click Import Records</text:p>
              </text:list-item>
            </text:list>
          </table:table-cell>
          <table:table-cell table:style-name="Table36.A7" table:number-columns-spanned="2" office:value-type="string">
            <text:p text:style-name="P103">After step 6, the configuration records should be imported into GTAS.</text:p>
          </table:table-cell>
          <table:covered-table-cell/>
          <table:table-cell table:style-name="Table36.E7" office:value-type="string">
            <text:p text:style-name="P79"/>
          </table:table-cell>
        </table:table-row>
      </table:table>
      <text:p text:style-name="Test_20_Desc"/>
      <text:list text:style-name="Outline" text:continue-numbering="true">
        <text:list-item>
          <text:list text:continue-numbering="true">
            <text:list-item>
              <text:h text:style-name="P53" text:outline-level="2">Testing Email Notification and Alerts</text:h>
            </text:list-item>
          </text:list>
        </text:list-item>
      </text:list>
      <text:p text:style-name="P19"/>
      <text:list text:style-name="Outline" text:continue-numbering="true">
        <text:list-item>
          <text:list text:continue-numbering="true">
            <text:list-item>
              <text:list text:continue-numbering="true">
                <text:list-item>
                  <text:h text:style-name="P60" text:outline-level="3">Backend Email Notifications</text:h>
                </text:list-item>
              </text:list>
            </text:list-item>
          </text:list>
        </text:list-item>
      </text:list>
      <text:p text:style-name="Test_20_Desc"/>
      <table:table table:name="Table37" table:style-name="Table37">
        <table:table-column table:style-name="Table37.A"/>
        <table:table-column table:style-name="Table37.B"/>
        <table:table-column table:style-name="Table37.C"/>
        <table:table-column table:style-name="Table37.D"/>
        <table:table-column table:style-name="Table37.E"/>
        <table:table-header-rows>
          <text:soft-page-break/>
          <table:table-row table:style-name="Table37.1">
            <table:table-cell table:style-name="Table37.A1" office:value-type="string">
              <text:p text:style-name="P118">Test ID</text:p>
            </table:table-cell>
            <table:table-cell table:style-name="Table37.A1" table:number-columns-spanned="2" office:value-type="string">
              <text:p text:style-name="P118">Test Description</text:p>
            </table:table-cell>
            <table:covered-table-cell/>
            <table:table-cell table:style-name="Table37.A1" office:value-type="string">
              <text:p text:style-name="P118">Expected Result</text:p>
            </table:table-cell>
            <table:table-cell table:style-name="Table37.E1" office:value-type="string">
              <text:p text:style-name="P118">Actual Result / Comment</text:p>
            </table:table-cell>
          </table:table-row>
        </table:table-header-rows>
        <table:table-row table:style-name="Table37.2">
          <table:table-cell table:style-name="Table37.A2" office:value-type="string">
            <text:list text:style-name="WW8Num173" text:continue-numbering="true">
              <text:list-item>
                <text:p text:style-name="P174"/>
              </text:list-item>
            </text:list>
          </table:table-cell>
          <table:table-cell table:style-name="Table37.B2" table:number-columns-spanned="4"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7.3">
          <table:table-cell table:style-name="Table37.A3" office:value-type="string">
            <text:list text:style-name="WW8Num44">
              <text:list-item>
                <text:p text:style-name="P209"/>
              </text:list-item>
            </text:list>
          </table:table-cell>
          <table:table-cell table:style-name="Table37.A3" office:value-type="string">
            <text:p text:style-name="P114">Scenario:<text:span text:style-name="T13"> </text:span></text:p>
            <text:p text:style-name="Test_20_Desc">Testing backend notification on error (sender.jar)</text:p>
            <text:p text:style-name="Test_20_Sub-header">Prerequisite:</text:p>
            <text:p text:style-name="Test_20_Sub-header">Note:</text:p>
            <text:p text:style-name="Test_20_Sub-header">Action:</text:p>
          </table:table-cell>
          <table:table-cell table:style-name="Table37.A3" table:number-columns-spanned="2" office:value-type="string">
            <text:p text:style-name="P79"/>
          </table:table-cell>
          <table:covered-table-cell/>
          <table:table-cell table:style-name="Table37.E3" office:value-type="string">
            <text:p text:style-name="P79"/>
          </table:table-cell>
        </table:table-row>
        <table:table-row table:style-name="Table37.4">
          <table:table-cell table:style-name="Table37.A4" office:value-type="string">
            <text:p text:style-name="P80"/>
          </table:table-cell>
          <table:table-cell table:style-name="Table37.A4" office:value-type="string">
            <text:p text:style-name="P79">Change the parameter indicated in the bolded text for the file D:\import\esc_resources\sender.ini:</text:p>
            <text:p text:style-name="Test_20_Desc"/>
            <text:p text:style-name="Test_20_Desc"><text:s text:c="2"/><text:span text:style-name="T3">&lt;Property key="PORT_NAME"&gt;PORT0001&lt;/Property&gt;</text:span></text:p>
            <text:p text:style-name="P85"><text:s text:c="2"/>&lt;Property key="HOST_DIR"&gt;C:\infineon_port\import&lt;/Property&gt;</text:p>
            <text:p text:style-name="P88"><text:s text:c="2"/>&lt;Property key="GT_IP"&gt;Infineon IP&lt;/Property&gt; </text:p>
            <text:p text:style-name="P85"><text:s text:c="2"/>&lt;Property key="GT_PORT_NUMBER"&gt;6763&lt;/Property&gt; </text:p>
            <text:p text:style-name="P85"><text:s text:c="2"/>&lt;Property key="USER_NAME"&gt;admin&lt;/Property&gt;</text:p>
            <text:p text:style-name="P85"><text:s text:c="2"/>&lt;Property key="PASSWORD"&gt;admin&lt;/Property&gt;</text:p>
            <text:p text:style-name="P85"><text:s text:c="2"/>&lt;Property key="BIZ_ENT_ID"&gt;2000&lt;/Property&gt;</text:p>
            <text:p text:style-name="P88"><text:s text:c="2"/>&lt;Property key="SMTP"&gt;192.168.213.251&lt;/Property&gt;</text:p>
            <text:p text:style-name="P88"><text:s text:c="2"/>&lt;Property key="EMAIL"&gt;lucas.tan@gridnode.com&lt;/Property&gt;</text:p>
            <text:p text:style-name="P85"><text:s text:c="2"/>&lt;Property key="LOCKFILE"&gt;lock&lt;/Property&gt;</text:p>
            <text:p text:style-name="P85"><text:s text:c="2"/>&lt;Property key="TIMEOUT"&gt;5&lt;/Property&gt;</text:p>
            <text:p text:style-name="Test_20_Desc"/>
            <text:list text:style-name="WW8Num50">
              <text:list-item>
                <text:p text:style-name="P448">Intentionally change the Infineon IP to the wrong value or do a shut down of GTAS.</text:p>
              </text:list-item>
              <text:list-item>
                <text:p text:style-name="P448">Run the batch file in D:\import\esc_resources\import_from_SAP.bat</text:p>
              </text:list-item>
            </text:list>
          </table:table-cell>
          <table:table-cell table:style-name="Table37.A4" table:number-columns-spanned="2" office:value-type="string">
            <text:p text:style-name="P79">The EMAIL recipient should receive an “Backend Sender Exception : “ email notification from <text:a xlink:type="simple" xlink:href="mailto:gt_backend@gridnode.com"><text:span text:style-name="Internet_20_link"><text:span text:style-name="T3">gt_backend@gridnode.com</text:span></text:span></text:a>.</text:p>
          </table:table-cell>
          <table:covered-table-cell/>
          <table:table-cell table:style-name="Table37.E4" office:value-type="string">
            <text:p text:style-name="P79"/>
          </table:table-cell>
        </table:table-row>
        <table:table-row table:style-name="Table37.5">
          <table:table-cell table:style-name="Table37.A5" office:value-type="string">
            <text:p text:style-name="P79"/>
          </table:table-cell>
          <table:table-cell table:style-name="Table37.A5" office:value-type="string">
            <text:p text:style-name="P79"/>
          </table:table-cell>
          <table:table-cell table:style-name="Table37.A5" table:number-columns-spanned="2" office:value-type="string">
            <text:p text:style-name="P86"/>
          </table:table-cell>
          <table:covered-table-cell/>
          <table:table-cell table:style-name="Table37.E5" office:value-type="string">
            <text:p text:style-name="P79"/>
          </table:table-cell>
        </table:table-row>
      </table:table>
      <text:p text:style-name="Test_20_Desc"/>
      <text:list text:style-name="Outline" text:continue-numbering="true">
        <text:list-item>
          <text:list text:continue-numbering="true">
            <text:list-item>
              <text:list text:continue-numbering="true">
                <text:list-item>
                  <text:h text:style-name="P57" text:outline-level="3"><text:span text:style-name="T3">Email Alerts (</text:span><text:span text:style-name="T29">REQUIRE REVIEW</text:span><text:span text:style-name="T3">) (Skip)</text:span></text:h>
                </text:list-item>
              </text:list>
            </text:list-item>
          </text:list>
        </text:list-item>
      </text:list>
      <text:p text:style-name="Test_20_Desc"/>
      <table:table table:name="Table38" table:style-name="Table38">
        <table:table-column table:style-name="Table38.A"/>
        <table:table-column table:style-name="Table38.B"/>
        <table:table-column table:style-name="Table38.C"/>
        <table:table-column table:style-name="Table38.D"/>
        <table:table-header-rows>
          <table:table-row table:style-name="Table38.1">
            <table:table-cell table:style-name="Table38.A1" office:value-type="string">
              <text:p text:style-name="P118">Test ID</text:p>
            </table:table-cell>
            <table:table-cell table:style-name="Table38.A1" office:value-type="string">
              <text:p text:style-name="P118">Test Description</text:p>
            </table:table-cell>
            <table:table-cell table:style-name="Table38.A1" office:value-type="string">
              <text:p text:style-name="P118">Expected Result</text:p>
            </table:table-cell>
            <table:table-cell table:style-name="Table38.D1" office:value-type="string">
              <text:p text:style-name="P118">Actual Result / Comment</text:p>
            </table:table-cell>
          </table:table-row>
        </table:table-header-rows>
        <table:table-row table:style-name="Table38.2">
          <table:table-cell table:style-name="Table38.A2" office:value-type="string">
            <text:list text:style-name="WW8Num173" text:continue-numbering="true">
              <text:list-item>
                <text:p text:style-name="P174"/>
              </text:list-item>
            </text:list>
          </table:table-cell>
          <table:table-cell table:style-name="Table38.B2" table:number-columns-spanned="3" office:value-type="string">
            <text:p text:style-name="P114">Test Description: </text:p>
            <text:p text:style-name="P77"><text:span text:style-name="T16">Result: </text:span><text:span text:style-name="T17">Pass</text:span><text:span text:style-name="T18"> /</text:span><text:span text:style-name="T16"> Fail</text:span></text:p>
          </table:table-cell>
          <table:covered-table-cell/>
          <table:covered-table-cell/>
        </table:table-row>
        <text:soft-page-break/>
        <table:table-row table:style-name="Table38.3">
          <table:table-cell table:style-name="Table38.A3" office:value-type="string">
            <text:list text:style-name="WW8Num103">
              <text:list-item>
                <text:p text:style-name="P210"/>
              </text:list-item>
            </text:list>
          </table:table-cell>
          <table:table-cell table:style-name="Table38.A3" office:value-type="string">
            <text:p text:style-name="P114">Scenario: </text:p>
            <text:p text:style-name="Test_20_Desc">Configuring alert notifications</text:p>
            <text:p text:style-name="Test_20_Sub-header">Prerequisite:</text:p>
            <text:p text:style-name="Test_20_Sub-header">Note:</text:p>
            <text:p text:style-name="Test_20_Sub-header">Action:</text:p>
          </table:table-cell>
          <table:table-cell table:style-name="Table38.A3" office:value-type="string">
            <text:p text:style-name="P79"/>
          </table:table-cell>
          <table:table-cell table:style-name="Table38.D3" office:value-type="string">
            <text:p text:style-name="P79"/>
          </table:table-cell>
        </table:table-row>
        <text:soft-page-break/>
        <table:table-row table:style-name="Table38.4">
          <table:table-cell table:style-name="Table38.A4" office:value-type="string">
            <text:p text:style-name="P80"/>
          </table:table-cell>
          <table:table-cell table:style-name="Table38.A4" office:value-type="string">
            <text:list text:style-name="WW8Num154">
              <text:list-item>
                <text:p text:style-name="P450">Alert configuration</text:p>
                <text:list>
                  <text:list-item>
                    <text:p text:style-name="P484">Go to System Administration sub menu</text:p>
                  </text:list-item>
                  <text:list-item>
                    <text:p text:style-name="P484">Create Message Template</text:p>
                    <text:list>
                      <text:list-item>
                        <text:p text:style-name="P574">Click on message template hyperlink and click on “Create message template”</text:p>
                      </text:list-item>
                      <text:list-item>
                        <text:p text:style-name="P574">Fill in the information about the template</text:p>
                      </text:list-item>
                      <text:list-item>
                        <text:p text:style-name="P574">Configure “To” field</text:p>
                        <text:list>
                          <text:list-item>
                            <text:p text:style-name="P575">Select “UserDocument” in the “Object” dropdown box</text:p>
                          </text:list-item>
                          <text:list-item>
                            <text:p text:style-name="P575">Select “Email Code Recipients” in the “Fields” drop down box (uses the properties file)</text:p>
                          </text:list-item>
                          <text:list-item>
                            <text:p text:style-name="P575">Specify a xpath to use that specifies the receiver’s email (optional).</text:p>
                          </text:list-item>
                          <text:list-item>
                            <text:p text:style-name="P575">Click on the “To” text field and click on insert</text:p>
                          </text:list-item>
                        </text:list>
                      </text:list-item>
                      <text:list-item>
                        <text:p text:style-name="P574">Configure “From” field</text:p>
                        <text:list>
                          <text:list-item>
                            <text:p text:style-name="P575">Select “User” in the “Object” dropdown box</text:p>
                          </text:list-item>
                          <text:list-item>
                            <text:p text:style-name="P575">Select the user’s email to use to send</text:p>
                          </text:list-item>
                          <text:list-item>
                            <text:p text:style-name="P575">Click on “From” text field and click on insert</text:p>
                          </text:list-item>
                        </text:list>
                      </text:list-item>
                      <text:list-item>
                        <text:p text:style-name="P574">Fill up the subject and the message to send.</text:p>
                      </text:list-item>
                    </text:list>
                  </text:list-item>
                  <text:list-item>
                    <text:p text:style-name="P484">Create Action</text:p>
                    <text:list>
                      <text:list-item>
                        <text:p text:style-name="P574">Click on action hyperlink and click on “Create action”.</text:p>
                      </text:list-item>
                      <text:list-item>
                        <text:p text:style-name="P574">Fill in the information and select the message template created in 1b.</text:p>
                      </text:list-item>
                    </text:list>
                  </text:list-item>
                  <text:list-item>
                    <text:p text:style-name="P484">Create Alert</text:p>
                    <text:list>
                      <text:list-item>
                        <text:p text:style-name="P574">Click on alert hyperlink and click on “Create alert”.</text:p>
                      </text:list-item>
                      <text:list-item>
                        <text:p text:style-name="P574">Fill in the information and select the action created in 1c.</text:p>
                      </text:list-item>
                      <text:list-item>
                        <text:p text:style-name="P574">Specify the Type of alert.</text:p>
                      </text:list-item>
                    </text:list>
                  </text:list-item>
                </text:list>
              </text:list-item>
              <text:list-item>
                <text:p text:style-name="P449">Properties file configuration</text:p>
                <text:list>
                  <text:list-item>
                    <text:p text:style-name="P484">Specify alert for<text:span text:style-name="T20"> </text:span>specific document types</text:p>
                    <text:list>
                      <text:list-item>
                        <text:p text:style-name="P574">Go to directory Gtas\jboss\bin\gtas\data\alert\userproc and edit the file receive-doc.properties if you are configuring a receiver</text:p>
                      </text:list-item>
                      <text:list-item>
                        <text:p text:style-name="P574">Go to directory Gtas\jboss\bin\gtas\data\alert\userproc and edit the file receive-rnack.properties if you are configuring a sender</text:p>
                      </text:list-item>
                      <text:list-item>
                        <text:p text:style-name="P574">Add the doc type you want to use to trigger a email to the field “doctypes”</text:p>
                      </text:list-item>
                      <text:list-item>
                        <text:p text:style-name="P517">Specify alert to call for the document type</text:p>
                      </text:list-item>
                      <text:list-item>
                        <text:p text:style-name="P517">Specify the x-path to the email code in the document<text:span text:style-name="T20"> you are using</text:span></text:p>
                      </text:list-item>
                    </text:list>
                  </text:list-item>
                  <text:list-item>
                    <text:p text:style-name="P572">Specify roles</text:p>
                    <text:list>
                      <text:list-item>
                        <text:p text:style-name="P574">Go to directory Gtas\jboss\bin\gtas\data\alert\email and edit the file code2role.properties</text:p>
                      </text:list-item>
                      <text:list-item>
                        <text:p text:style-name="P574">Specify the role to use for the email code specified</text:p>
                      </text:list-item>
                    </text:list>
                  </text:list-item>
                </text:list>
              </text:list-item>
              <text:list-item>
                <text:p text:style-name="P570">Role configuration</text:p>
                <text:list>
                  <text:list-item>
                    <text:p text:style-name="P572">Go to System Administration sub menu</text:p>
                  </text:list-item>
                  <text:list-item>
                    <text:p text:style-name="P572">Click on Roles and click on “Create Role”</text:p>
                  </text:list-item>
                  <text:list-item>
                    <text:p text:style-name="P572">Fill in the information and enter the name of the role that you are using in 2b.ii</text:p>
                  </text:list-item>
                </text:list>
              </text:list-item>
              <text:list-item>
                <text:p text:style-name="P570">Users configuration</text:p>
                <text:list>
                  <text:list-item>
                    <text:p text:style-name="P572">Go to System Administration sub menu</text:p>
                  </text:list-item>
                  <text:list-item>
                    <text:p text:style-name="P572">Click on Users and click on “Create User”</text:p>
                  </text:list-item>
                  <text:list-item>
                    <text:p text:style-name="P572">Fill in the information and specify the role that you are using in 3c.</text:p>
                  </text:list-item>
                </text:list>
              </text:list-item>
              <text:list-item>
                <text:p text:style-name="P449">Trigger configuration</text:p>
                <text:list>
                  <text:list-item>
                    <text:p text:style-name="P484">Click on process sub menu</text:p>
                  </text:list-item>
                  <text:list-item>
                    <text:p text:style-name="P572">Click on Triggers or click on one of the Level 0 to level 4 Triggers</text:p>
                  </text:list-item>
                  <text:list-item>
                    <text:p text:style-name="P572">Fill in the information</text:p>
                  </text:list-item>
                  <text:list-item>
                    <text:p text:style-name="P572">Select RN_ACK if you are configuring for sender</text:p>
                  </text:list-item>
                  <text:list-item>
                    <text:p text:style-name="P572">Select the received document type if you are configuring for receiver</text:p>
                  </text:list-item>
                </text:list>
              </text:list-item>
              <text:list-item>
                <text:p text:style-name="P449">User procedure configuration</text:p>
                <text:list>
                  <text:list-item>
                    <text:p text:style-name="P484">Click on process sub menu</text:p>
                  </text:list-item>
                  <text:list-item>
                    <text:p text:style-name="P572">Click on User Procedures hyperlink and click on “Create User Procedure”</text:p>
                  </text:list-item>
                  <text:list-item>
                    <text:p text:style-name="P572">Configure procedure definition</text:p>
                    <text:list>
                      <text:list-item>
                        <text:p text:style-name="P574">Click on “Create Procedure definition file”</text:p>
                      </text:list-item>
                      <text:list-item>
                        <text:p text:style-name="P574">Fill in the information of the procedure definition</text:p>
                      </text:list-item>
                    </text:list>
                  </text:list-item>
                  <text:list-item>
                    <text:p text:style-name="P572">Create a procedure parameter for the received document griddoc. Ensure data source is Header document(GridDoc)</text:p>
                  </text:list-item>
                  <text:list-item>
                    <text:p text:style-name="P572">Fill in the rest of the information</text:p>
                  </text:list-item>
                </text:list>
              </text:list-item>
              <text:list-item>
                <text:p text:style-name="P449">Partner Function configuration</text:p>
                <text:list>
                  <text:list-item>
                    <text:p text:style-name="P484">Click on process sub menu</text:p>
                  </text:list-item>
                  <text:list-item>
                    <text:p text:style-name="P572">Click on partner function and create a partner function</text:p>
                  </text:list-item>
                  <text:list-item>
                    <text:p text:style-name="P572">Create a workflow activity and specify the user procedure created in step 6</text:p>
                  </text:list-item>
                  <text:list-item>
                    <text:p text:style-name="P572">Select trigger on to match the alert you are configuring</text:p>
                  </text:list-item>
                  <text:list-item>
                    <text:p text:style-name="P572">Fill in the rest of the workflow activities</text:p>
                  </text:list-item>
                </text:list>
              </text:list-item>
            </text:list>
          </table:table-cell>
          <table:table-cell table:style-name="Table38.A4" office:value-type="string">
            <text:p text:style-name="P103">Alert is created and emails are successfully sent</text:p>
          </table:table-cell>
          <table:table-cell table:style-name="Table38.D4" office:value-type="string">
            <text:p text:style-name="P79"/>
          </table:table-cell>
        </table:table-row>
        <text:soft-page-break/>
        <table:table-row table:style-name="Table38.5">
          <table:table-cell table:style-name="Table38.A5" office:value-type="string">
            <text:p text:style-name="P79"/>
          </table:table-cell>
          <table:table-cell table:style-name="Table38.A5" office:value-type="string">
            <text:p text:style-name="P79"/>
          </table:table-cell>
          <table:table-cell table:style-name="Table38.A5" office:value-type="string">
            <text:p text:style-name="P79"/>
          </table:table-cell>
          <table:table-cell table:style-name="Table38.D5" office:value-type="string">
            <text:p text:style-name="P79"/>
          </table:table-cell>
        </table:table-row>
        <table:table-row table:style-name="Table38.5">
          <table:table-cell table:style-name="Table38.A3" office:value-type="string">
            <text:list text:style-name="WW8Num103" text:continue-numbering="true">
              <text:list-item>
                <text:p text:style-name="P210"/>
              </text:list-item>
            </text:list>
          </table:table-cell>
          <table:table-cell table:style-name="Table38.A3" office:value-type="string">
            <text:p text:style-name="P114"><text:span text:style-name="T14">Scenario: <text:s/>(</text:span><text:span text:style-name="T32">REVIEW</text:span><text:span text:style-name="T14">)</text:span></text:p>
            <text:p text:style-name="Test_20_Desc">Email properties file example</text:p>
            <text:p text:style-name="Test_20_Sub-header">Prerequisite:</text:p>
            <text:p text:style-name="Test_20_Sub-header">Note:</text:p>
            <text:p text:style-name="Test_20_Sub-header">Action:</text:p>
          </table:table-cell>
          <table:table-cell table:style-name="Table38.A3" office:value-type="string">
            <text:p text:style-name="P79"/>
          </table:table-cell>
          <table:table-cell table:style-name="Table38.D3" office:value-type="string">
            <text:p text:style-name="P79"/>
          </table:table-cell>
        </table:table-row>
        <table:table-row table:style-name="Table38.5">
          <table:table-cell table:style-name="Table38.A4" office:value-type="string">
            <text:p text:style-name="P79"/>
          </table:table-cell>
          <table:table-cell table:style-name="Table38.A4" office:value-type="string">
            <text:p text:style-name="P79">View the file in \GTAS\jboss\bin\gtas\data\alert\email\code2email.properties</text:p>
            <text:p text:style-name="Test_20_Desc"/>
            <text:p text:style-name="P37"># Mapping email code to email addresses (delimited by comma)</text:p>
            <text:p text:style-name="P37"># e.g email_code=addr1@host.com,addr2@host.com</text:p>
            <text:p text:style-name="P37"/>
            <text:p text:style-name="P37">11114=ravi.sankar@gridnode.com</text:p>
            <text:p text:style-name="P37">11115=ravi.sankar@gridnode.com</text:p>
            <text:p text:style-name="P37">11116=ravi.sankar@gridnode.com</text:p>
            <text:p text:style-name="P37">11571=ravi.sankar@gridnode.com</text:p>
            <text:p text:style-name="P37"/>
            <text:p text:style-name="P37">0000011114=ravi.sankar@gridnode.com</text:p>
            <text:p text:style-name="P37">0000011115=ravi.sankar@gridnode.com</text:p>
            <text:p text:style-name="P33"><text:a xlink:type="simple" xlink:href="mailto:0000011056%3Dravi.sankar@gridnode.com"><text:span text:style-name="Internet_20_link"><text:span text:style-name="T5">0000011056=ravi.sankar@gridnode.com</text:span></text:span></text:a></text:p>
            <text:p text:style-name="P37"/>
            <text:p text:style-name="Test_20_Desc">View the file in \GTAS\jboss\bin\gtas\data\alert\email\code2role.properties</text:p>
            <text:p text:style-name="Test_20_Desc"/>
            <text:p text:style-name="P104"><text:tab/># Mapping Email code to user Role</text:p>
            <text:p text:style-name="P104"><text:tab/># e.g email_code=role_name</text:p>
            <text:p text:style-name="P104"/>
            <text:p text:style-name="P104"><text:tab/>11114=Seller</text:p>
            <text:p text:style-name="P104"><text:tab/>11115=Seller</text:p>
            <text:p text:style-name="P104"><text:tab/>11116=Seller</text:p>
            <text:p text:style-name="P104"><text:tab/>11571=Seller</text:p>
            <text:p text:style-name="P104"/>
            <text:p text:style-name="P104"><text:tab/>0000011114=Seller</text:p>
            <text:p text:style-name="P104"><text:tab/>0000011115=Seller</text:p>
            <text:p text:style-name="P104"><text:tab/>0000011056=Seller</text:p>
          </table:table-cell>
          <table:table-cell table:style-name="Table38.A4" office:value-type="string">
            <text:p text:style-name="P110"/>
          </table:table-cell>
          <table:table-cell table:style-name="Table38.D4" office:value-type="string">
            <text:p text:style-name="P79"/>
          </table:table-cell>
        </table:table-row>
        <table:table-row table:style-name="Table38.5">
          <table:table-cell table:style-name="Table38.A5" office:value-type="string">
            <text:p text:style-name="P79"/>
          </table:table-cell>
          <table:table-cell table:style-name="Table38.A5" office:value-type="string">
            <text:p text:style-name="P83"/>
          </table:table-cell>
          <table:table-cell table:style-name="Table38.A5" office:value-type="string">
            <text:p text:style-name="P79"/>
          </table:table-cell>
          <table:table-cell table:style-name="Table38.D5" office:value-type="string">
            <text:p text:style-name="P79"/>
          </table:table-cell>
        </table:table-row>
        <text:soft-page-break/>
        <table:table-row table:style-name="Table38.5">
          <table:table-cell table:style-name="Table38.A3" office:value-type="string">
            <text:list text:style-name="WW8Num103" text:continue-numbering="true">
              <text:list-item>
                <text:p text:style-name="P210"/>
              </text:list-item>
            </text:list>
          </table:table-cell>
          <table:table-cell table:style-name="Table38.A3" office:value-type="string">
            <text:p text:style-name="P114">Scenario: </text:p>
            <text:p text:style-name="P106">User Procedure properties file for email <text:s/>example (REVIEW)</text:p>
            <text:p text:style-name="Test_20_Sub-header">Prerequisite:</text:p>
            <text:p text:style-name="Test_20_Sub-header">Note:</text:p>
            <text:p text:style-name="Test_20_Sub-header">Action:</text:p>
          </table:table-cell>
          <table:table-cell table:style-name="Table38.A3" office:value-type="string">
            <text:p text:style-name="P79"/>
          </table:table-cell>
          <table:table-cell table:style-name="Table38.D3" office:value-type="string">
            <text:p text:style-name="P79"/>
          </table:table-cell>
        </table:table-row>
        <text:soft-page-break/>
        <table:table-row table:style-name="Table38.5">
          <table:table-cell table:style-name="Table38.A4" office:value-type="string">
            <text:p text:style-name="P79"/>
          </table:table-cell>
          <table:table-cell table:style-name="Table38.A4" office:value-type="string">
            <text:p text:style-name="P105">View the file in \GTAS\jboss\bin\gtas\data\alert\userproc\receive-doc.properties</text:p>
            <text:p text:style-name="P104"/>
            <text:p text:style-name="P37">#Example Configuration - Need to modify with the real Values.</text:p>
            <text:p text:style-name="P37"/>
            <text:p text:style-name="P37">doctypes=3A4RN,3A8RN</text:p>
            <text:p text:style-name="P37">3A4RN.alert=POR_RECEIVED_ALERT</text:p>
            <text:p text:style-name="P37">3A4RN.emailcode=/Pip3A4PurchaseOrderRequest/PurchaseOrder</text:p>
            <text:p text:style-name="P37">/ContractInformation/primaryContractWith/PartnerDescription</text:p>
            <text:p text:style-name="P37">/BusinessDescription/PartnerBusinessIdentification/ProprietaryBusinessIdentifier</text:p>
            <text:p text:style-name="P37"/>
            <text:p text:style-name="P37">3A8RN.alert=POCHG_RECEIVED_ALERT</text:p>
            <text:p text:style-name="P37">3A8RN.emailcode=/Pip3A8PurchaseOrderChangeRequest/PurchaseOrder</text:p>
            <text:p text:style-name="P37">/ContractInformation/primaryContractWith/PartnerDescription/BusinessDescription</text:p>
            <text:p text:style-name="P37">/PartnerBusinessIdentification/ProprietaryBusinessIdentifier</text:p>
            <text:p text:style-name="P37"/>
            <text:p text:style-name="P37"/>
            <text:p text:style-name="P37">#doctypes=docType1,docType2,docType3</text:p>
            <text:p text:style-name="P37">#docType1.alert=alert1</text:p>
            <text:p text:style-name="P37">#docType1.emailcode=alert1.emailCode1</text:p>
            <text:p text:style-name="P37">#docType2.alert=alert2</text:p>
            <text:p text:style-name="P37">#docType2.emailcode=alert2.emailCode1</text:p>
            <text:p text:style-name="P37">#docType3.alert=alert3</text:p>
            <text:p text:style-name="P37">#docType3.emailcode=alert3.emailCode1</text:p>
            <text:p text:style-name="Test_20_Desc"/>
            <text:p text:style-name="P104">View the file in \GTAS\jboss\bin\gtas\data\alert\userproc\receive-rnack.properties</text:p>
            <text:p text:style-name="P104"/>
            <text:p text:style-name="P37">#Example Configuration - Need to modify with the real Values.</text:p>
            <text:p text:style-name="P37"/>
            <text:p text:style-name="P37"/>
            <text:p text:style-name="P37">#doctypes=docType1,docType2,docType3</text:p>
            <text:p text:style-name="P37">#docType1.alert=alert1</text:p>
            <text:p text:style-name="P37">#docType1.emailcode=alert1.emailCode1</text:p>
            <text:p text:style-name="P37">#docType2.alert=alert2</text:p>
            <text:p text:style-name="P37">#docType2.emailcode=alert2.emailCode1</text:p>
            <text:p text:style-name="P37">#docType3.alert=alert3</text:p>
            <text:p text:style-name="P37">#docType3.emailcode=alert3.emailCode1</text:p>
            <text:p text:style-name="Test_20_Desc"/>
          </table:table-cell>
          <table:table-cell table:style-name="Table38.A4" office:value-type="string">
            <text:p text:style-name="P110"/>
          </table:table-cell>
          <table:table-cell table:style-name="Table38.D4" office:value-type="string">
            <text:p text:style-name="P79"/>
          </table:table-cell>
        </table:table-row>
        <text:soft-page-break/>
        <table:table-row table:style-name="Table38.5">
          <table:table-cell table:style-name="Table38.A5" office:value-type="string">
            <text:p text:style-name="P79"/>
          </table:table-cell>
          <table:table-cell table:style-name="Table38.A5" office:value-type="string">
            <text:p text:style-name="P83"/>
          </table:table-cell>
          <table:table-cell table:style-name="Table38.A5" office:value-type="string">
            <text:p text:style-name="P79"/>
          </table:table-cell>
          <table:table-cell table:style-name="Table38.D5" office:value-type="string">
            <text:p text:style-name="P79"/>
          </table:table-cell>
        </table:table-row>
        <table:table-row table:style-name="Table38.5">
          <table:table-cell table:style-name="Table38.A3" office:value-type="string">
            <text:list text:style-name="WW8Num103" text:continue-numbering="true">
              <text:list-item>
                <text:p text:style-name="P210"/>
              </text:list-item>
            </text:list>
          </table:table-cell>
          <table:table-cell table:style-name="Table38.A3" office:value-type="string">
            <text:p text:style-name="P114">Scenario: </text:p>
            <text:p text:style-name="Test_20_Desc">Email Acknowledgement example</text:p>
            <text:p text:style-name="Test_20_Sub-header">Prerequisite:</text:p>
            <text:p text:style-name="Test_20_Sub-header">Note:</text:p>
            <text:p text:style-name="Test_20_Sub-header">Action:</text:p>
          </table:table-cell>
          <table:table-cell table:style-name="Table38.A3" office:value-type="string">
            <text:p text:style-name="P79"/>
          </table:table-cell>
          <table:table-cell table:style-name="Table38.D3" office:value-type="string">
            <text:p text:style-name="P79"/>
          </table:table-cell>
        </table:table-row>
        <table:table-row table:style-name="Table38.5">
          <table:table-cell table:style-name="Table38.A4" office:value-type="string">
            <text:p text:style-name="P79"/>
          </table:table-cell>
          <table:table-cell table:style-name="Table38.A4" office:value-type="string">
            <text:p text:style-name="P79">An email should be received by the recipient, for example:</text:p>
            <text:p text:style-name="Test_20_Desc"><text:tab/></text:p>
            <text:p text:style-name="Test_20_Desc"><text:tab/>From: <text:a xlink:type="simple" xlink:href="mailto:admin@gridnode.com"><text:span text:style-name="Internet_20_link"><text:span text:style-name="T3">admin@gridnode.com</text:span></text:span></text:a></text:p>
            <text:p text:style-name="Test_20_Desc"><text:tab/>To: <text:a xlink:type="simple" xlink:href="mailto:lucas.tan@gridnode.com"><text:span text:style-name="Internet_20_link"><text:span text:style-name="T3">lucas.tan@gridnode.com</text:span></text:span></text:a></text:p>
            <text:p text:style-name="Test_20_Desc"><text:tab/>Subject: Purchase Order Confirmation</text:p>
            <text:p text:style-name="Test_20_Desc"/>
            <text:p text:style-name="Test_20_Desc"><text:tab/>Dear Buyer,</text:p>
            <text:p text:style-name="Test_20_Desc"><text:tab/>You have received an order confirmation for doc. no 2000007331 from <text:tab/>Vendor code Not Used on 19.02.2003 at 12:04:47 PM.</text:p>
            <text:p text:style-name="Test_20_Desc"/>
            <text:p text:style-name="Test_20_Desc"><text:tab/>Infineon GridTalk Administrator.</text:p>
          </table:table-cell>
          <table:table-cell table:style-name="Table38.A4" office:value-type="string">
            <text:p text:style-name="P110"/>
          </table:table-cell>
          <table:table-cell table:style-name="Table38.D4" office:value-type="string">
            <text:p text:style-name="P79"/>
          </table:table-cell>
        </table:table-row>
        <table:table-row table:style-name="Table38.5">
          <table:table-cell table:style-name="Table38.A14" office:value-type="string">
            <text:p text:style-name="P79"/>
          </table:table-cell>
          <table:table-cell table:style-name="Table38.A14" office:value-type="string">
            <text:p text:style-name="P79"/>
          </table:table-cell>
          <table:table-cell table:style-name="Table38.A14" office:value-type="string">
            <text:p text:style-name="P86"/>
          </table:table-cell>
          <table:table-cell table:style-name="Table38.D14" office:value-type="string">
            <text:p text:style-name="P79"/>
          </table:table-cell>
        </table:table-row>
      </table:table>
      <text:p text:style-name="P21"/>
      <text:p text:style-name="P169"/>
      <text:list text:style-name="Outline" text:continue-numbering="true">
        <text:list-item>
          <text:list text:continue-numbering="true">
            <text:list-item>
              <text:h text:style-name="P172" text:outline-level="2">Trigger of the Alert </text:h>
            </text:list-item>
          </text:list>
        </text:list-item>
      </text:list>
      <text:p text:style-name="P42">Archive Start/End Alert</text:p>
      <text:p text:style-name="P42">After user procedure executed Alert</text:p>
      <text:p text:style-name="P21"/>
      <text:p text:style-name="P21"/>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style-name="Table39.1">
            <table:table-cell table:style-name="Table39.A1" office:value-type="string">
              <text:p text:style-name="P118">Test ID</text:p>
            </table:table-cell>
            <table:table-cell table:style-name="Table39.A1" table:number-columns-spanned="2" office:value-type="string">
              <text:p text:style-name="P118">Test Description</text:p>
            </table:table-cell>
            <table:covered-table-cell/>
            <table:table-cell table:style-name="Table39.A1" office:value-type="string">
              <text:p text:style-name="P118">Expected Result</text:p>
            </table:table-cell>
            <table:table-cell table:style-name="Table39.E1" office:value-type="string">
              <text:p text:style-name="P118">Actual Result / Comment</text:p>
            </table:table-cell>
          </table:table-row>
        </table:table-header-rows>
        <table:table-row table:style-name="Table39.2">
          <table:table-cell table:style-name="Table39.A2" office:value-type="string">
            <text:list text:style-name="WW8Num7" text:continue-numbering="true">
              <text:list-item>
                <text:p text:style-name="P176"/>
              </text:list-item>
            </text:list>
          </table:table-cell>
          <table:table-cell table:style-name="Table39.B2" table:number-columns-spanned="4" office:value-type="string">
            <text:p text:style-name="P114">Test Description: Trigger of the alert</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39.3">
          <table:table-cell table:style-name="Table39.A3" office:value-type="string">
            <text:p text:style-name="P601">A.</text:p>
            <text:p text:style-name="P601"/>
          </table:table-cell>
          <table:table-cell table:style-name="Table39.A3" office:value-type="string">
            <text:p text:style-name="P114">Scenario:<text:span text:style-name="T13"> </text:span></text:p>
            <text:p text:style-name="Test_20_Desc">Trigger the alert for document send to TP.</text:p>
            <text:p text:style-name="Test_20_Sub-header">Prerequisite:</text:p>
            <text:p text:style-name="Test_20_Sub-header">Note:</text:p>
            <text:p text:style-name="Test_20_Sub-header">Action:</text:p>
          </table:table-cell>
          <table:table-cell table:style-name="Table39.A3" table:number-columns-spanned="2" office:value-type="string">
            <text:p text:style-name="P79"/>
          </table:table-cell>
          <table:covered-table-cell/>
          <table:table-cell table:style-name="Table39.E3" office:value-type="string">
            <text:p text:style-name="P583">Question: why the password column do not change to ****??</text:p>
            <text:p text:style-name="P583"/>
            <text:p text:style-name="P90">Pass.</text:p>
          </table:table-cell>
        </table:table-row>
        <table:table-row table:style-name="Table39.3">
          <table:table-cell table:style-name="Table39.A4" office:value-type="string">
            <text:p text:style-name="P80"/>
          </table:table-cell>
          <table:table-cell table:style-name="Table39.A4" office:value-type="string">
            <text:list text:style-name="WW8Num209">
              <text:list-item>
                <text:p text:style-name="P485">Go to Administration -&gt; Alert.</text:p>
              </text:list-item>
              <text:list-item>
                <text:p text:style-name="P485">Go to Email Configuration.</text:p>
              </text:list-item>
              <text:list-item>
                <text:p text:style-name="P485">Click on Edit Email Configuration.</text:p>
              </text:list-item>
              <text:list-item>
                <text:p text:style-name="P485">Enter necessary information and click Apply.</text:p>
              </text:list-item>
              <text:list-item>
                <text:p text:style-name="P485">Go and alter the message template “DOCUMENT_RECEIVED_BY_PARTNER_EMAIL” and include your email address into “To” field.</text:p>
              </text:list-item>
              <text:list-item>
                <text:p text:style-name="P485">Try to send a document.</text:p>
              </text:list-item>
            </text:list>
          </table:table-cell>
          <table:table-cell table:style-name="Table39.A4" table:number-columns-spanned="2" office:value-type="string">
            <text:p text:style-name="P79">The email should be triggered after the document has reached TP end.</text:p>
          </table:table-cell>
          <table:covered-table-cell/>
          <table:table-cell table:style-name="Table39.E4" office:value-type="string">
            <text:p text:style-name="P79"/>
          </table:table-cell>
        </table:table-row>
        <table:table-row table:style-name="Table39.5">
          <table:table-cell table:style-name="Table39.A5" office:value-type="string">
            <text:p text:style-name="P79"/>
          </table:table-cell>
          <table:table-cell table:style-name="Table39.A5" office:value-type="string">
            <text:p text:style-name="P79"/>
          </table:table-cell>
          <table:table-cell table:style-name="Table39.A5" table:number-columns-spanned="2" office:value-type="string">
            <text:p text:style-name="P79"/>
          </table:table-cell>
          <table:covered-table-cell/>
          <table:table-cell table:style-name="Table39.E5" office:value-type="string">
            <text:p text:style-name="P79"/>
          </table:table-cell>
        </table:table-row>
      </table:table>
      <text:list text:style-name="Outline" text:continue-numbering="true">
        <text:list-item>
          <text:list text:continue-numbering="true">
            <text:list-header>
              <text:h text:style-name="P52" text:outline-level="2" text:is-list-header="true"/>
            </text:list-header>
            <text:list-item>
              <text:h text:style-name="P172" text:outline-level="2">GT Scheduler</text:h>
            </text:list-item>
          </text:list>
        </text:list-item>
      </text:list>
      <text:p text:style-name="Standard">-The resend of the Request Document in case no ACK coming back from Partner</text:p>
      <text:p text:style-name="Standard">-The kick start of the schedule task</text:p>
      <text:list text:style-name="WW8Num45">
        <text:list-item>
          <text:list>
            <text:list-item>
              <text:p text:style-name="P159">once</text:p>
            </text:list-item>
            <text:list-item>
              <text:p text:style-name="P159">Minutely, for example times to run 10</text:p>
            </text:list-item>
          </text:list>
        </text:list-item>
      </text:list>
      <text:p text:style-name="P9">-Recurrent schedule task. Run every 1 minuste for 10 times, restart GT, the schedule task still can continue. Those missed task will not be kick started, only those still within time range.</text:p>
      <text:list text:style-name="WW8Num196">
        <text:list-item>
          <text:p text:style-name="P160">Suspended workflow activity</text:p>
        </text:list-item>
      </text:list>
      <text:p text:style-name="P45"/>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26">Test ID</text:p>
          </table:table-cell>
          <table:table-cell table:style-name="Table40.A1" office:value-type="string">
            <text:p text:style-name="P126">Test Description</text:p>
          </table:table-cell>
          <table:table-cell table:style-name="Table40.A1" office:value-type="string">
            <text:p text:style-name="P126">Expected Result</text:p>
          </table:table-cell>
          <table:table-cell table:style-name="Table40.D1" office:value-type="string">
            <text:p text:style-name="P120">Actual Result / Comment</text:p>
          </table:table-cell>
        </table:table-row>
        <text:soft-page-break/>
        <table:table-row table:style-name="Table40.1">
          <table:table-cell table:style-name="Table40.A2" office:value-type="string">
            <text:p text:style-name="P125"/>
          </table:table-cell>
          <table:table-cell table:style-name="Table40.B2" table:number-columns-spanned="3" office:value-type="string">
            <text:p text:style-name="P127">Test Description: Schedule Task</text:p>
            <text:p text:style-name="P77"><text:span text:style-name="T16">Result: </text:span><text:span text:style-name="T17">Pass</text:span><text:span text:style-name="T18"> /</text:span><text:span text:style-name="T16"> Fail</text:span></text:p>
          </table:table-cell>
          <table:covered-table-cell/>
          <table:covered-table-cell/>
        </table:table-row>
        <table:table-row table:style-name="Table40.1">
          <table:table-cell table:style-name="Table40.A2" office:value-type="string">
            <text:p text:style-name="P125">A.</text:p>
          </table:table-cell>
          <table:table-cell table:style-name="Table40.A2" office:value-type="string">
            <text:p text:style-name="P114">Scenario: </text:p>
            <text:p text:style-name="P112">The resend of the Request Document in case no ACK coming back from TP.</text:p>
            <text:p text:style-name="Test_20_Sub-header">Prerequisite:</text:p>
            <text:p text:style-name="Test_20_Sub-header">Note:</text:p>
            <text:p text:style-name="P79">Need to at least put a space for argument list.</text:p>
            <text:p text:style-name="Test_20_Sub-header">Action:</text:p>
            <text:list text:style-name="WW8Num201">
              <text:list-item>
                <text:p text:style-name="P486">Create a batch file by invoke a notepad.</text:p>
              </text:list-item>
              <text:list-item>
                <text:p text:style-name="P486">Then create a user procedure by configure <text:s/>the procedure type as “Shell Executable(*.exe, *bat)”.</text:p>
              </text:list-item>
              <text:list-item>
                <text:p text:style-name="P486">Go to Administer -&gt; Scheduled Task.</text:p>
              </text:list-item>
              <text:list-item>
                <text:p text:style-name="P486">Click Create Scheduled Task and configure the Frequency as “Once”.</text:p>
              </text:list-item>
            </text:list>
          </table:table-cell>
          <table:table-cell table:style-name="Table40.A2" office:value-type="string">
            <text:p text:style-name="P125">A new notepad was pop out when the schedule start.</text:p>
          </table:table-cell>
          <table:table-cell table:style-name="Table40.B2" office:value-type="string">
            <text:p text:style-name="P125">Pass</text:p>
          </table:table-cell>
        </table:table-row>
        <table:table-row table:style-name="Table40.1">
          <table:table-cell table:style-name="Table40.A4" office:value-type="string">
            <text:p text:style-name="P125"/>
          </table:table-cell>
          <table:table-cell table:style-name="Table40.A4" office:value-type="string">
            <text:p text:style-name="P125"/>
          </table:table-cell>
          <table:table-cell table:style-name="Table40.A4" office:value-type="string">
            <text:p text:style-name="P125"/>
          </table:table-cell>
          <table:table-cell table:style-name="Table40.D4" office:value-type="string">
            <text:p text:style-name="P125"/>
          </table:table-cell>
        </table:table-row>
        <table:table-row table:style-name="Table40.1">
          <table:table-cell table:style-name="Table40.A2" office:value-type="string">
            <text:p text:style-name="P125">B.</text:p>
          </table:table-cell>
          <table:table-cell table:style-name="Table40.A2" office:value-type="string">
            <text:p text:style-name="P127">Scenario: </text:p>
            <text:p text:style-name="P112">To ensure the kick start of the scheduled task for 10 times in a minutes.</text:p>
            <text:p text:style-name="Test_20_Sub-header">Prerequisite:</text:p>
            <text:p text:style-name="Test_20_Sub-header">Note:</text:p>
            <text:p text:style-name="Test_20_Sub-header">Action:</text:p>
            <text:list text:style-name="WW8Num231">
              <text:list-item>
                <text:p text:style-name="P500">Create a batch file by invoke a notepad.</text:p>
              </text:list-item>
              <text:list-item>
                <text:p text:style-name="P500">Then create a user procedure by configure <text:s/>the procedure type as “Shell Executable(*.exe, *bat)”.</text:p>
              </text:list-item>
              <text:list-item>
                <text:p text:style-name="P500">Go to Administer -&gt; Scheduled Task.</text:p>
              </text:list-item>
              <text:list-item>
                <text:p text:style-name="P500">Click Create Scheduled Task and configure the Frequency as “Minutely”.</text:p>
              </text:list-item>
              <text:list-item>
                <text:p text:style-name="P501">Set the Times To Run as 10.</text:p>
              </text:list-item>
            </text:list>
          </table:table-cell>
          <table:table-cell table:style-name="Table40.A2" office:value-type="string">
            <text:p text:style-name="P112">The notepad will pop out once every 1 minute for 10 times.</text:p>
          </table:table-cell>
          <table:table-cell table:style-name="Table40.B2" office:value-type="string">
            <text:p text:style-name="P125">Pass </text:p>
          </table:table-cell>
        </table:table-row>
        <table:table-row table:style-name="Table40.1">
          <table:table-cell table:style-name="Table40.A4" office:value-type="string">
            <text:p text:style-name="P125"/>
          </table:table-cell>
          <table:table-cell table:style-name="Table40.A4" office:value-type="string">
            <text:p text:style-name="P125"/>
          </table:table-cell>
          <table:table-cell table:style-name="Table40.A4" office:value-type="string">
            <text:p text:style-name="P125"/>
          </table:table-cell>
          <table:table-cell table:style-name="Table40.D4" office:value-type="string">
            <text:p text:style-name="P125"/>
          </table:table-cell>
        </table:table-row>
        <text:soft-page-break/>
        <table:table-row table:style-name="Table40.1">
          <table:table-cell table:style-name="Table40.A2" office:value-type="string">
            <text:p text:style-name="P125">C.</text:p>
          </table:table-cell>
          <table:table-cell table:style-name="Table40.A2" office:value-type="string">
            <text:p text:style-name="P127">Scenario: </text:p>
            <text:p text:style-name="P112">To test on recurrent schedule task. </text:p>
            <text:p text:style-name="Test_20_Sub-header">Prerequisite:</text:p>
            <text:p text:style-name="Test_20_Desc">Schedule for the document to resend already set properly.</text:p>
            <text:p text:style-name="Test_20_Sub-header">Note:</text:p>
            <text:p text:style-name="P121">Action:</text:p>
            <text:list text:style-name="WW8Num225">
              <text:list-item>
                <text:p text:style-name="P487">Create a batch file by invoke a notepad.</text:p>
              </text:list-item>
              <text:list-item>
                <text:p text:style-name="P487">Then create a user procedure by configure <text:s/>the procedure type as “Shell Executable(*.exe, *bat)”.</text:p>
              </text:list-item>
              <text:list-item>
                <text:p text:style-name="P487">Go to Administer -&gt; Scheduled Task.</text:p>
              </text:list-item>
              <text:list-item>
                <text:p text:style-name="P487">Click Create Scheduled Task and configure the Frequency as “Minutely”.</text:p>
              </text:list-item>
              <text:list-item>
                <text:p text:style-name="P487">Set the Every n Minutes as 5.</text:p>
              </text:list-item>
              <text:list-item>
                <text:p text:style-name="P487">Set the Times To Run as 10.</text:p>
              </text:list-item>
              <text:list-item>
                <text:p text:style-name="P488">Then restart GT when the first minutes and the notepad had pop out.</text:p>
              </text:list-item>
            </text:list>
          </table:table-cell>
          <table:table-cell table:style-name="Table40.A2" office:value-type="string">
            <text:p text:style-name="P112">After restart GT, the schedule task still can continue. </text:p>
          </table:table-cell>
          <table:table-cell table:style-name="Table40.B2" office:value-type="string">
            <text:p text:style-name="P125">Pass</text:p>
          </table:table-cell>
        </table:table-row>
        <table:table-row table:style-name="Table40.1">
          <table:table-cell table:style-name="Table40.A4" office:value-type="string">
            <text:p text:style-name="P125"/>
          </table:table-cell>
          <table:table-cell table:style-name="Table40.A4" office:value-type="string">
            <text:p text:style-name="P125"/>
          </table:table-cell>
          <table:table-cell table:style-name="Table40.A4" office:value-type="string">
            <text:p text:style-name="P125"/>
          </table:table-cell>
          <table:table-cell table:style-name="Table40.D4" office:value-type="string">
            <text:p text:style-name="P125"/>
          </table:table-cell>
        </table:table-row>
      </table:table>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list text:continue-numbering="true">
            <text:list-item>
              <text:h text:style-name="P172" text:outline-level="2"><text:soft-page-break/>Certificate Management (HIGH PRIORITY)</text:h>
            </text:list-item>
          </text:list>
        </text:list-item>
      </text:list>
      <text:p text:style-name="P14"/>
      <text:p text:style-name="P16"/>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26">Test ID</text:p>
          </table:table-cell>
          <table:table-cell table:style-name="Table41.A1" office:value-type="string">
            <text:p text:style-name="P126">Test Description</text:p>
          </table:table-cell>
          <table:table-cell table:style-name="Table41.A1" office:value-type="string">
            <text:p text:style-name="P126">Expected Result</text:p>
          </table:table-cell>
          <table:table-cell table:style-name="Table41.D1" office:value-type="string">
            <text:p text:style-name="P120">Actual Result / Comment</text:p>
          </table:table-cell>
        </table:table-row>
        <table:table-row table:style-name="Table41.1">
          <table:table-cell table:style-name="Table41.A2" office:value-type="string">
            <text:p text:style-name="P125"/>
          </table:table-cell>
          <table:table-cell table:style-name="Table41.B2" table:number-columns-spanned="3" office:value-type="string">
            <text:p text:style-name="P127">Test Description: Certificate Management</text:p>
            <text:p text:style-name="P77"><text:span text:style-name="T16">Result: </text:span><text:span text:style-name="T17">Pass</text:span><text:span text:style-name="T18"> /</text:span><text:span text:style-name="T16"> Fail</text:span></text:p>
          </table:table-cell>
          <table:covered-table-cell/>
          <table:covered-table-cell/>
        </table:table-row>
        <table:table-row table:style-name="Table41.1">
          <table:table-cell table:style-name="Table41.A2" office:value-type="string">
            <text:p text:style-name="P125">A.</text:p>
          </table:table-cell>
          <table:table-cell table:style-name="Table41.A2" office:value-type="string">
            <text:p text:style-name="P114">Scenario: </text:p>
            <text:p text:style-name="P112">To set the replacement cert for an expiring cert.</text:p>
            <text:p text:style-name="Test_20_Sub-header">Prerequisite:</text:p>
            <text:p text:style-name="Test_20_Sub-header">Note:</text:p>
            <text:p text:style-name="Test_20_Sub-header">Action:</text:p>
            <text:list text:style-name="WW8Num206">
              <text:list-item>
                <text:p text:style-name="P489">Create 2 certificate where the first certificate will be expired in a year and another certificate will be expired in 2 years time.</text:p>
              </text:list-item>
              <text:list-item>
                <text:p text:style-name="P489">These 2 certs <text:s/>will be used as TP certificate.</text:p>
              </text:list-item>
              <text:list-item>
                <text:p text:style-name="P489">Import the first certificate as current used certificate.</text:p>
              </text:list-item>
              <text:list-item>
                <text:p text:style-name="P489">Import another certificate by configure it As Pending Certificate For the first certificate.</text:p>
              </text:list-item>
              <text:list-item>
                <text:p text:style-name="P489">Change system date to the expired date of the first certificate.</text:p>
              </text:list-item>
              <text:list-item>
                <text:p text:style-name="P489">Restart GT since GT will not reflect with the new date.</text:p>
              </text:list-item>
              <text:list-item>
                <text:p text:style-name="P489">Try to send document.</text:p>
              </text:list-item>
            </text:list>
          </table:table-cell>
          <table:table-cell table:style-name="Table41.A2" office:value-type="string">
            <text:p text:style-name="P125">After replacement, sending process should be succeed.</text:p>
            <text:p text:style-name="P125">The receiver party can be decrypted using the new cert.</text:p>
            <text:p text:style-name="P125">The corresponding cert mapping will be updated correctly.</text:p>
          </table:table-cell>
          <table:table-cell table:style-name="Table41.B2" office:value-type="string">
            <text:p text:style-name="P125">Pass</text:p>
          </table:table-cell>
        </table:table-row>
        <table:table-row table:style-name="Table41.1">
          <table:table-cell table:style-name="Table41.A4" office:value-type="string">
            <text:p text:style-name="P125"/>
          </table:table-cell>
          <table:table-cell table:style-name="Table41.A4" office:value-type="string">
            <text:p text:style-name="P125"/>
          </table:table-cell>
          <table:table-cell table:style-name="Table41.A4" office:value-type="string">
            <text:p text:style-name="P125"/>
          </table:table-cell>
          <table:table-cell table:style-name="Table41.D4" office:value-type="string">
            <text:p text:style-name="P125"/>
          </table:table-cell>
        </table:table-row>
        <text:soft-page-break/>
        <table:table-row table:style-name="Table41.1">
          <table:table-cell table:style-name="Table41.A2" office:value-type="string">
            <text:p text:style-name="P125">B.</text:p>
          </table:table-cell>
          <table:table-cell table:style-name="Table41.A2" office:value-type="string">
            <text:p text:style-name="P114">Scenario: </text:p>
            <text:p text:style-name="Test_20_Desc">Prompt the user in case the parent cert CA cert for the partner cert does not exit in trust store.</text:p>
            <text:p text:style-name="Test_20_Sub-header">Prerequisite:</text:p>
            <text:p text:style-name="Test_20_Sub-header">Note:</text:p>
            <text:p text:style-name="Test_20_Sub-header">Action:</text:p>
            <text:list text:style-name="WW8Num214">
              <text:list-item>
                <text:p text:style-name="P490">Go to any security site and export the its certificate to local machine, save as certA.</text:p>
              </text:list-item>
              <text:list-item>
                <text:p text:style-name="P490">Double click on the certificate and go to the Certification Path tab.</text:p>
              </text:list-item>
              <text:list-item>
                <text:p text:style-name="P490">Note down the primary CA.</text:p>
              </text:list-item>
              <text:list-item>
                <text:p text:style-name="P490">Remove the primary CA from ../keystore/cacerts.</text:p>
              </text:list-item>
              <text:list-item>
                <text:p text:style-name="P490">Go to Admin -&gt; Communication.</text:p>
              </text:list-item>
              <text:list-item>
                <text:p text:style-name="P490">Click Certificate.</text:p>
              </text:list-item>
              <text:list-item>
                <text:p text:style-name="P490">Click Import Certificate.</text:p>
              </text:list-item>
              <text:list-item>
                <text:p text:style-name="P490">Import certA.</text:p>
              </text:list-item>
              <text:list-item>
                <text:p text:style-name="P491">Then Export to Trust Store.</text:p>
              </text:list-item>
            </text:list>
          </table:table-cell>
          <table:table-cell table:style-name="Table41.A2" office:value-type="string">
            <text:p text:style-name="P79">Error will be display: <text:bookmark text:name="untitled1211008424015_section_label"/>[1608] Error exporting certificate trust store </text:p>
          </table:table-cell>
          <table:table-cell table:style-name="Table41.B2" office:value-type="string">
            <text:p text:style-name="P125">Pass</text:p>
          </table:table-cell>
        </table:table-row>
        <table:table-row table:style-name="Table41.1">
          <table:table-cell table:style-name="Table41.A6" office:value-type="string">
            <text:p text:style-name="P128"/>
          </table:table-cell>
          <table:table-cell table:style-name="Table41.A6" office:value-type="string">
            <text:p text:style-name="P128"/>
          </table:table-cell>
          <table:table-cell table:style-name="Table41.A6" office:value-type="string">
            <text:p text:style-name="P128"/>
          </table:table-cell>
          <table:table-cell table:style-name="Table41.D6" office:value-type="string">
            <text:p text:style-name="P128"/>
          </table:table-cell>
        </table:table-row>
        <table:table-row table:style-name="Table41.1">
          <table:table-cell table:style-name="Table41.A2" office:value-type="string">
            <text:p text:style-name="P125">C.</text:p>
          </table:table-cell>
          <table:table-cell table:style-name="Table41.A2" office:value-type="string">
            <text:p text:style-name="P114">Scenario: </text:p>
            <text:p text:style-name="P49">Trigger the ALERT regards the certificate is expiring within 30 days.</text:p>
            <text:p text:style-name="Test_20_Sub-header">Prerequisite:</text:p>
            <text:p text:style-name="Test_20_Sub-header">Note:</text:p>
            <text:p text:style-name="Test_20_Sub-header">Action:</text:p>
            <text:list text:style-name="WW8Num215">
              <text:list-item>
                <text:p text:style-name="P131"><text:span text:style-name="T40">Configure the email template “</text:span><text:a xlink:type="simple" xlink:href="javascript:%20void(0);" office:target-frame-name="_blank" xlink:show="new"><text:span text:style-name="Internet_20_link"><text:span text:style-name="T33">CERT_EXPIRY_NOTFN_EMAIL</text:span></text:span></text:a><text:span text:style-name="T40">” to send to your own email.</text:span></text:p>
              </text:list-item>
              <text:list-item>
                <text:p text:style-name="P133">Adjust the system time 20 days before the cert expired (or any other days as long as within 30 days)</text:p>
              </text:list-item>
              <text:list-item>
                <text:p text:style-name="P135">Adjust the scheduled task “CHECK_CERT_EXPIRY_PROC” to perform the cert expiry checking immediately (we force the system to perform cert expiry check, so we can know the result)</text:p>
              </text:list-item>
            </text:list>
          </table:table-cell>
          <table:table-cell table:style-name="Table41.A2" office:value-type="string">
            <text:p text:style-name="P125">An email will be received.</text:p>
          </table:table-cell>
          <table:table-cell table:style-name="Table41.B2" office:value-type="string">
            <text:p text:style-name="P125">Pass</text:p>
          </table:table-cell>
        </table:table-row>
        <table:table-row table:style-name="Table41.1">
          <table:table-cell table:style-name="Table41.A6" office:value-type="string">
            <text:p text:style-name="P125"/>
          </table:table-cell>
          <table:table-cell table:style-name="Table41.A6" office:value-type="string">
            <text:p text:style-name="P125"/>
          </table:table-cell>
          <table:table-cell table:style-name="Table41.A6" office:value-type="string">
            <text:p text:style-name="P125"/>
          </table:table-cell>
          <table:table-cell table:style-name="Table41.D6" office:value-type="string">
            <text:p text:style-name="P125"/>
          </table:table-cell>
        </table:table-row>
        <text:soft-page-break/>
        <table:table-row table:style-name="Table41.1">
          <table:table-cell table:style-name="Table41.A2" office:value-type="string">
            <text:p text:style-name="P125">D.</text:p>
          </table:table-cell>
          <table:table-cell table:style-name="Table41.A2" office:value-type="string">
            <text:p text:style-name="P114">Scenario: </text:p>
            <text:p text:style-name="P49">Trigger the ALERT regards the certificate has expired.</text:p>
            <text:p text:style-name="Test_20_Sub-header">Prerequisite:</text:p>
            <text:p text:style-name="Test_20_Sub-header">Note:</text:p>
            <text:p text:style-name="Test_20_Sub-header">Action:</text:p>
            <text:list text:style-name="WW8Num216">
              <text:list-item>
                <text:p text:style-name="P132"><text:span text:style-name="T40">Configure the email template “</text:span><text:a xlink:type="simple" xlink:href="javascript:%20void(0);" office:target-frame-name="_blank" xlink:show="new"><text:span text:style-name="Internet_20_link"><text:span text:style-name="T33">CERT_EXPIRY_NOTFN_EMAIL</text:span></text:span></text:a><text:span text:style-name="T40">” to send to your own email.</text:span></text:p>
              </text:list-item>
              <text:list-item>
                <text:p text:style-name="P134">Adjust the system time 1 day after the cert has expired.</text:p>
              </text:list-item>
              <text:list-item>
                <text:p text:style-name="P136">Adjust the scheduled task “CHECK_CERT_EXPIRY_PROC” to perform the cert expiry checking immediately (we force the system to perform cert expiry check, so we can know the result)</text:p>
              </text:list-item>
            </text:list>
          </table:table-cell>
          <table:table-cell table:style-name="Table41.A2" office:value-type="string">
            <text:p text:style-name="P125">An email will be received.</text:p>
          </table:table-cell>
          <table:table-cell table:style-name="Table41.B2" office:value-type="string">
            <text:p text:style-name="P125">Pass</text:p>
          </table:table-cell>
        </table:table-row>
      </table:table>
      <text:p text:style-name="Standard"/>
      <text:p text:style-name="P167"/>
      <text:list text:style-name="Outline" text:continue-numbering="true">
        <text:list-item>
          <text:list text:continue-numbering="true">
            <text:list-item>
              <text:h text:style-name="P172" text:outline-level="2">User Procedure</text:h>
            </text:list-item>
          </text:list>
        </text:list-item>
      </text:list>
      <text:list text:style-name="WW8Num178">
        <text:list-item>
          <text:p text:style-name="P161">Bat file/Shell script</text:p>
        </text:list-item>
        <text:list-item>
          <text:p text:style-name="P161">Java Procedure (expected result: log file show cert expired.)</text:p>
        </text:list-item>
        <text:list-item>
          <text:p text:style-name="P161">Webservice Procedure: invoke the backend import webservice expose by GT</text:p>
        </text:list-item>
        <text:list-item>
          <text:p text:style-name="P161"/>
        </text:list-item>
      </text:list>
      <text:p text:style-name="P21"><draw:frame draw:style-name="fr2" draw:name="Object1" text:anchor-type="as-char" svg:width="1.4366in" svg:height="0.5311in" draw:z-index="0"><draw:object-ole xlink:href="./Object 1" xlink:type="simple" xlink:show="embed" xlink:actuate="onLoad"/><draw:image xlink:href="./ObjectReplacements/Object 1" xlink:type="simple" xlink:show="embed" xlink:actuate="onLoad"/></draw:frame></text:p>
      <text:p text:style-name="P21"><text:span text:style-name="Internet_20_link"/></text:p>
      <text:p text:style-name="P21"/>
      <text:p text:style-name="P25"/>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26">Test ID</text:p>
          </table:table-cell>
          <table:table-cell table:style-name="Table42.A1" office:value-type="string">
            <text:p text:style-name="P126">Test Description</text:p>
          </table:table-cell>
          <table:table-cell table:style-name="Table42.A1" office:value-type="string">
            <text:p text:style-name="P126">Expected Result</text:p>
          </table:table-cell>
          <table:table-cell table:style-name="Table42.D1" office:value-type="string">
            <text:p text:style-name="P120">Actual Result / Comment</text:p>
          </table:table-cell>
        </table:table-row>
        <table:table-row table:style-name="Table42.1">
          <table:table-cell table:style-name="Table42.A2" office:value-type="string">
            <text:p text:style-name="P125"/>
          </table:table-cell>
          <table:table-cell table:style-name="Table42.B2" table:number-columns-spanned="3" office:value-type="string">
            <text:p text:style-name="P127">Test Description: User Procedure</text:p>
            <text:p text:style-name="P77"><text:span text:style-name="T16">Result: </text:span><text:span text:style-name="T17">Pass</text:span><text:span text:style-name="T18"> /</text:span><text:span text:style-name="T16"> Fail</text:span></text:p>
          </table:table-cell>
          <table:covered-table-cell/>
          <table:covered-table-cell/>
        </table:table-row>
        <table:table-row table:style-name="Table42.1">
          <table:table-cell table:style-name="Table42.A2" office:value-type="string">
            <text:p text:style-name="P125">A.</text:p>
          </table:table-cell>
          <table:table-cell table:style-name="Table42.A2" office:value-type="string">
            <text:p text:style-name="P114">Scenario: </text:p>
            <text:p text:style-name="P112">Test on the Shell Executable procedure type.</text:p>
            <text:p text:style-name="Test_20_Sub-header">Prerequisite:</text:p>
            <text:p text:style-name="Test_20_Sub-header">Note:</text:p>
            <text:p text:style-name="P79">Need to at least put a space for argument list.</text:p>
            <text:p text:style-name="Test_20_Sub-header">Action:</text:p>
            <text:list text:style-name="WW8Num207">
              <text:list-item>
                <text:p text:style-name="P492">Create a batch file by invoke a notepad.</text:p>
              </text:list-item>
              <text:list-item>
                <text:p text:style-name="P492">Go to Process --&gt; User Procedure.</text:p>
              </text:list-item>
              <text:list-item>
                <text:p text:style-name="P492">Click Create User Procedure.</text:p>
              </text:list-item>
              <text:list-item>
                <text:p text:style-name="P492">Choose the procedure type as “Shell Executable(*.exe, *bat)”.</text:p>
              </text:list-item>
              <text:list-item>
                <text:p text:style-name="P492">Click Save User Procedure.</text:p>
              </text:list-item>
              <text:list-item>
                <text:p text:style-name="P492">Go to Administer -&gt; Scheduled Task.</text:p>
              </text:list-item>
              <text:list-item>
                <text:p text:style-name="P492">Click Create Scheduled Task.</text:p>
              </text:list-item>
              <text:list-item>
                <text:p text:style-name="P492">Select Task Type as “User Procedure” and Task Id as the user procedure created in step 4.</text:p>
              </text:list-item>
              <text:list-item>
                <text:p text:style-name="P492">Follow by the configuration of the frequency.</text:p>
              </text:list-item>
              <text:list-item>
                <text:p text:style-name="P599">Click Save Scheduled Task.</text:p>
              </text:list-item>
            </text:list>
          </table:table-cell>
          <table:table-cell table:style-name="Table42.A2" office:value-type="string">
            <text:p text:style-name="P79">A notepad will pop out automatically based on the frequency configure at step 10.need to at least put a space for argument list</text:p>
          </table:table-cell>
          <table:table-cell table:style-name="Table42.B2" office:value-type="string">
            <text:p text:style-name="P79">Pass</text:p>
          </table:table-cell>
        </table:table-row>
        <table:table-row table:style-name="Table42.1">
          <table:table-cell table:style-name="Table42.A4" office:value-type="string">
            <text:p text:style-name="P125"/>
          </table:table-cell>
          <table:table-cell table:style-name="Table42.A4" office:value-type="string">
            <text:p text:style-name="P125"/>
          </table:table-cell>
          <table:table-cell table:style-name="Table42.A4" office:value-type="string">
            <text:p text:style-name="P125"/>
          </table:table-cell>
          <table:table-cell table:style-name="Table42.D4" office:value-type="string">
            <text:p text:style-name="P125"/>
          </table:table-cell>
        </table:table-row>
        <text:soft-page-break/>
        <table:table-row table:style-name="Table42.1">
          <table:table-cell table:style-name="Table42.A2" office:value-type="string">
            <text:p text:style-name="P125">B.</text:p>
          </table:table-cell>
          <table:table-cell table:style-name="Table42.A2" office:value-type="string">
            <text:p text:style-name="P114">Scenario: </text:p>
            <text:p text:style-name="P112">Test on Java Procedure user procedure type.</text:p>
            <text:p text:style-name="Test_20_Sub-header">Prerequisite:</text:p>
            <text:p text:style-name="Test_20_Sub-header">Note:</text:p>
            <text:p text:style-name="Test_20_Sub-header">Action:</text:p>
            <text:list text:style-name="WW8Num36" text:continue-numbering="true">
              <text:list-item>
                <text:p text:style-name="P508">Go to Process -&gt; User Procedure.</text:p>
              </text:list-item>
              <text:list-item>
                <text:p text:style-name="P508">Click Create User Procedure.</text:p>
              </text:list-item>
              <text:list-item>
                <text:p text:style-name="P508">Choose the procedure type as “Java Procedure (*.jar, *.class)”.</text:p>
              </text:list-item>
              <text:list-item>
                <text:p text:style-name="P508">Select Process Definition File.</text:p>
              </text:list-item>
              <text:list-item>
                <text:p text:style-name="P508">Click Edit Java Procedure Configuration..</text:p>
              </text:list-item>
              <text:list-item>
                <text:p text:style-name="P508">Select class name from the list of classes contained selected Procedure Definition File.</text:p>
              </text:list-item>
              <text:list-item>
                <text:p text:style-name="P508">Checked the checkbox of <text:s/>Execute Within Application VM to execute the Java program with the same JVM as the GT Application. </text:p>
              </text:list-item>
              <text:list-item>
                <text:p text:style-name="P508">A Method Name list <text:s/>which will be invoked on the selected Java Class will be prompted out.</text:p>
              </text:list-item>
              <text:list-item>
                <text:p text:style-name="P509">Click Save Java Procedure Configuration.</text:p>
              </text:list-item>
            </text:list>
          </table:table-cell>
          <table:table-cell table:style-name="Table42.A2" office:value-type="string">
            <text:p text:style-name="P79">Log file show cert expired.</text:p>
            <text:p text:style-name="Test_20_Desc">A message like ”15:00:00,781 INFO <text:s/>[USERPROCEDURE] [UserProcedureManagerBean getUserProcedurefilter: =(1,CheckExpired)” display in Tomcat on time.</text:p>
          </table:table-cell>
          <table:table-cell table:style-name="Table42.B2" office:value-type="string">
            <text:p text:style-name="P125">Pass</text:p>
          </table:table-cell>
        </table:table-row>
        <table:table-row table:style-name="Table42.1">
          <table:table-cell table:style-name="Table42.A6" office:value-type="string">
            <text:p text:style-name="P125"/>
          </table:table-cell>
          <table:table-cell table:style-name="Table42.A6" office:value-type="string">
            <text:p text:style-name="P125"/>
          </table:table-cell>
          <table:table-cell table:style-name="Table42.A6" office:value-type="string">
            <text:p text:style-name="P125"/>
          </table:table-cell>
          <table:table-cell table:style-name="Table42.D6" office:value-type="string">
            <text:p text:style-name="P125"/>
          </table:table-cell>
        </table:table-row>
        <text:soft-page-break/>
        <table:table-row table:style-name="Table42.1">
          <table:table-cell table:style-name="Table42.A2" office:value-type="string">
            <text:p text:style-name="P125">B.</text:p>
          </table:table-cell>
          <table:table-cell table:style-name="Table42.A2" office:value-type="string">
            <text:p text:style-name="P121">Scenario: </text:p>
            <text:p text:style-name="P112">Backend import via Webservices</text:p>
            <text:p text:style-name="Test_20_Sub-header">Prerequisite:</text:p>
            <text:p text:style-name="Test_20_Desc"><draw:frame draw:style-name="fr3" draw:name="Object3" text:anchor-type="as-char" svg:width="1.4374in" svg:height="0.5311in" draw:z-index="7"><draw:object-ole xlink:href="./Object 2" xlink:type="simple" xlink:show="embed" xlink:actuate="onLoad"/><draw:image xlink:href="./ObjectReplacements/Object 2" xlink:type="simple" xlink:show="embed" xlink:actuate="onLoad"/></draw:frame></text:p>
            <text:list text:style-name="L4">
              <text:list-item>
                <text:p text:style-name="P584">We need to modify the .WSDL to point to the <text:s/>URL of the target GT. Replace the “Host Name” “RN2” inside the .WSDL file to the host name of target GT.</text:p>
              </text:list-item>
              <text:list-item>
                <text:p text:style-name="P584">Require a test GT that act as web service consumer.</text:p>
              </text:list-item>
            </text:list>
            <text:p text:style-name="Test_20_Sub-header">Note:</text:p>
            <text:p text:style-name="Test_20_Desc">This test case is similar to the test case for “User Procedure: Web service”. The different is we swap the role that invoke the webservice. In this case, GT will be the webservice Provider.</text:p>
            <text:p text:style-name="Test_20_Sub-header">Action (To be completed in the “Test GT”):</text:p>
            <text:list text:style-name="WW8Num36">
              <text:list-item text:start-value="1">
                <text:p text:style-name="P498">Go to Process -&gt; User Procedure.</text:p>
              </text:list-item>
              <text:list-item>
                <text:p text:style-name="P498">Click Create User Procedure.</text:p>
              </text:list-item>
              <text:list-item>
                <text:p text:style-name="P498">Choose the procedure type as “Web Service”.</text:p>
              </text:list-item>
              <text:list-item>
                <text:p text:style-name="P498">Create Process Definition File (Use the attached GTBackendImport.wsdl).</text:p>
              </text:list-item>
              <text:list-item>
                <text:p text:style-name="P498">Click Edit Web Service Configuration. And select the method we want to invoke that is “backendImport4”.</text:p>
              </text:list-item>
              <text:list-item>
                <text:p text:style-name="P498">Configure the following Procedure Parameter List (These are the param that is required to be passed into the method we select “backendImport4”, just think of it we are doing senderlite)</text:p>
                <text:list>
                  <text:list-item>
                    <text:p text:style-name="P498">username - “UserDefined”, String, 'admin'</text:p>
                  </text:list-item>
                  <text:list-item>
                    <text:p text:style-name="P498">password - “UserDefined”, String, 'admin'</text:p>
                  </text:list-item>
                  <text:list-item>
                    <text:p text:style-name="P498">recipient - “UserDefined”, String, &lt;<text:span text:style-name="T41">PartnerID</text:span>&gt;</text:p>
                  </text:list-item>
                  <text:list-item>
                    <text:p text:style-name="P498">contentFilename - “Header Document”, String, “Doc.Filename”</text:p>
                  </text:list-item>
                  <text:list-item>
                    <text:p text:style-name="P498">content - “Embedded Document( UserDoc)”, byte[]</text:p>
                  </text:list-item>
                  <text:list-item>
                    <text:p text:style-name="P498">contentType - “User Defined”, String, &lt;<text:span text:style-name="T41">DocType</text:span>&gt;</text:p>
                  </text:list-item>
                </text:list>
              </text:list-item>
              <text:list-item>
                <text:p text:style-name="P498">Save the web service User Procedure. </text:p>
              </text:list-item>
              <text:list-item>
                <text:p text:style-name="P498">Create partner function trigger on “Import” <text:s/>to invoke the web service User Procedure.</text:p>
                <text:list>
                  <text:list-item>
                    <text:p text:style-name="P498">Exit To Export</text:p>
                  </text:list-item>
                  <text:list-item>
                    <text:p text:style-name="P498">User Procedure (Select the user procedure we created)</text:p>
                  </text:list-item>
                  <text:list-item>
                    <text:p text:style-name="P498">Exit to Port</text:p>
                  </text:list-item>
                  <text:list-item>
                    <text:p text:style-name="P498">Exit Workflow</text:p>
                  </text:list-item>
                </text:list>
              </text:list-item>
              <text:list-item>
                <text:p text:style-name="P498">Configure the Partner function trigger.</text:p>
              </text:list-item>
              <text:list-item>
                <text:p text:style-name="P498">Import the document and trigger the Partner function configured earlier</text:p>
              </text:list-item>
            </text:list>
          </table:table-cell>
          <table:table-cell table:style-name="Table42.A2" office:value-type="string">
            <text:p text:style-name="P79">The document imported into the Test GT will appear in the “Import” folder of the GT.</text:p>
          </table:table-cell>
          <table:table-cell table:style-name="Table42.B2" office:value-type="string">
            <text:p text:style-name="P125">WX: Passed</text:p>
          </table:table-cell>
        </table:table-row>
        <text:soft-page-break/>
        <table:table-row table:style-name="Table42.1">
          <table:table-cell table:style-name="Table42.A2" office:value-type="string">
            <text:p text:style-name="P125"/>
          </table:table-cell>
          <table:table-cell table:style-name="Table42.A2" office:value-type="string">
            <text:p text:style-name="P125"/>
          </table:table-cell>
          <table:table-cell table:style-name="Table42.A2" office:value-type="string">
            <text:p text:style-name="P125"/>
          </table:table-cell>
          <table:table-cell table:style-name="Table42.B2" office:value-type="string">
            <text:p text:style-name="P125"/>
          </table:table-cell>
        </table:table-row>
      </table:table>
      <text:p text:style-name="P24"/>
      <text:p text:style-name="P25"/>
      <text:list text:style-name="Outline" text:continue-numbering="true">
        <text:list-item>
          <text:list text:continue-numbering="true">
            <text:list-item>
              <text:h text:style-name="P56" text:outline-level="2">Web Service</text:h>
            </text:list-item>
          </text:list>
        </text:list-item>
      </text:list>
      <text:p text:style-name="Standard"/>
      <text:p text:style-name="Standard"><text:s/>- Receive Webservice from TP: Use user procedure to invoke the service below.</text:p>
      <text:p text:style-name="Standard"><text:a xlink:type="simple" xlink:href="http://localhost:8080/gridtalk/webservice/services/SoapMessageReceiverService?wsdl"><text:span text:style-name="Internet_20_link">http://localhost:8080/gridtalk/webservice/services/SoapMessageReceiverService?wsdl</text:span></text:a></text:p>
      <text:p text:style-name="Standard"/>
      <text:p text:style-name="Standard">- Relay of incoming SOAP request to the customer backend webservice (<text:span text:style-name="T10">KIV</text:span>)</text:p>
      <text:p text:style-name="Standard"/>
      <text:p text:style-name="Standard"/>
      <text:p text:style-name="P21"/>
      <text:list text:style-name="Outline" text:continue-numbering="true">
        <text:list-item>
          <text:list text:continue-numbering="true">
            <text:list-item>
              <text:h text:style-name="P56" text:outline-level="2">HouseKeeping Test case</text:h>
            </text:list-item>
          </text:list>
        </text:list-item>
      </text:list>
      <text:p text:style-name="P42">The following file/record will be purged</text:p>
      <text:p text:style-name="P42"/>
      <text:p text:style-name="P42">D:\Gridtalk\GT4.2_RC\data\GNapps\gtas\data\log </text:p>
      <text:p text:style-name="P42">D:\Gridtalk\GT4.2_RC\data\GNapps\gtas\data\temp</text:p>
      <text:p text:style-name="P42">XPDL runtime record (DELETE OK, only those XPDL state other than Running, Suspended, Not Running)</text:p>
      <text:list text:style-name="WW8Num45" text:continue-numbering="true">
        <text:list-item>
          <text:list text:continue-numbering="true">
            <text:list-item>
              <text:p text:style-name="P159">XPDL RTPRocess (State = Open Running, Open Not Running, Open Not Running Suspended) </text:p>
            </text:list-item>
            <text:list-item>
              <text:p text:style-name="P159">XPDLActivity (Its correspond rtprocess uid that fultil the above XPDL Process Filter)</text:p>
            </text:list-item>
          </text:list>
        </text:list-item>
      </text:list>
      <text:p text:style-name="P50"/>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26">Test ID</text:p>
          </table:table-cell>
          <table:table-cell table:style-name="Table43.A1" office:value-type="string">
            <text:p text:style-name="P126">Test Description</text:p>
          </table:table-cell>
          <table:table-cell table:style-name="Table43.A1" office:value-type="string">
            <text:p text:style-name="P126">Expected Result</text:p>
          </table:table-cell>
          <table:table-cell table:style-name="Table43.D1" office:value-type="string">
            <text:p text:style-name="P119">Actual Result / Comment</text:p>
          </table:table-cell>
        </table:table-row>
        <table:table-row table:style-name="Table43.1">
          <table:table-cell table:style-name="Table43.A2" office:value-type="string">
            <text:p text:style-name="P125"/>
          </table:table-cell>
          <table:table-cell table:style-name="Table43.B2" table:number-columns-spanned="3" office:value-type="string">
            <text:p text:style-name="P127">Test Description: HouseKeeping Test Case</text:p>
            <text:p text:style-name="P77"><text:span text:style-name="T16">Result: </text:span><text:span text:style-name="T17">Pass</text:span><text:span text:style-name="T18"> /</text:span><text:span text:style-name="T16"> Fail</text:span></text:p>
          </table:table-cell>
          <table:covered-table-cell/>
          <table:covered-table-cell/>
        </table:table-row>
        <text:soft-page-break/>
        <table:table-row table:style-name="Table43.1">
          <table:table-cell table:style-name="Table43.A2" office:value-type="string">
            <text:p text:style-name="P125">A.</text:p>
          </table:table-cell>
          <table:table-cell table:style-name="Table43.A2" office:value-type="string">
            <text:p text:style-name="P114">Scenario: </text:p>
            <text:p text:style-name="P112">Test on the house keeping setting.</text:p>
            <text:p text:style-name="Test_20_Sub-header">Prerequisite:</text:p>
            <text:p text:style-name="Test_20_Sub-header">Note:</text:p>
            <text:p text:style-name="Test_20_Sub-header">Action:</text:p>
            <text:list text:style-name="WW8Num226">
              <text:list-item>
                <text:p text:style-name="P493">Go to Admin -&gt;Administration.</text:p>
              </text:list-item>
              <text:list-item>
                <text:p text:style-name="P493">Click House Keeping Setting. </text:p>
              </text:list-item>
              <text:list-item>
                <text:p text:style-name="P493">Specify the maximum age (in days) of the temporary files to keep.</text:p>
              </text:list-item>
              <text:list-item>
                <text:p text:style-name="P493">Specify the maximum age (in days) of the log files to keep </text:p>
              </text:list-item>
              <text:list-item>
                <text:p text:style-name="P493">Specify the maximum age (in days) of the ended partner function runtime records to keep </text:p>
              </text:list-item>
              <text:list-item>
                <text:p text:style-name="P493">Click Apply.</text:p>
              </text:list-item>
              <text:list-item>
                <text:p text:style-name="P493">Go to Administer -&gt; Scheduled Task.</text:p>
              </text:list-item>
              <text:list-item>
                <text:p text:style-name="P493">Click Edit HouseKeepingInfo and uncheck the Disabled checkbox to enable the housekeeping schedule .</text:p>
              </text:list-item>
              <text:list-item>
                <text:p text:style-name="P493">Click Save Scheduled Task.</text:p>
              </text:list-item>
            </text:list>
          </table:table-cell>
          <table:table-cell table:style-name="Table43.A2" office:value-type="string">
            <text:p text:style-name="P79">The following file/record will be purged</text:p>
            <text:p text:style-name="Test_20_Desc">..\data\GNapps\gtas\data\log </text:p>
            <text:p text:style-name="Test_20_Desc">..\data\GNapps\gtas\data\temp</text:p>
            <text:p text:style-name="Test_20_Desc"/>
            <text:p text:style-name="P93">XPDL runtime record (DELETE OK, only those XPDL state other than Running, Suspended, Not Running)</text:p>
            <text:list text:style-name="WW8Num213">
              <text:list-item>
                <text:p text:style-name="P577">XPDL RTPRocess (State = Open Running, Open Not Running, Open Not Running Suspended) </text:p>
              </text:list-item>
              <text:list-item>
                <text:p text:style-name="P494"><text:span text:style-name="T40">XPDLActivity (Its correspond rtprocess uid that fultil the above XPDL Process Filter</text:span><text:span text:style-name="T33">)</text:span></text:p>
              </text:list-item>
            </text:list>
            <text:p text:style-name="P107"/>
            <text:p text:style-name="P107"/>
            <text:p text:style-name="P107"/>
          </table:table-cell>
          <table:table-cell table:style-name="Table43.B2" office:value-type="string">
            <text:p text:style-name="P79">Pass</text:p>
          </table:table-cell>
        </table:table-row>
      </table:table>
      <text:p text:style-name="P9"/>
      <text:p text:style-name="P168"/>
      <text:list text:style-name="Outline" text:continue-numbering="true">
        <text:list-item>
          <text:list text:continue-numbering="true">
            <text:list-item>
              <text:h text:style-name="P172" text:outline-level="2">Document Search</text:h>
            </text:list-item>
          </text:list>
        </text:list-item>
      </text:list>
      <text:p text:style-name="P42">Search UDoc by Xpath</text:p>
      <text:p text:style-name="P42">Search By Process Instance ID</text:p>
      <text:p text:style-name="P42">Search By GDOC ID + Folder</text:p>
      <text:p text:style-name="P17"/>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126">Test ID</text:p>
          </table:table-cell>
          <table:table-cell table:style-name="Table44.A1" office:value-type="string">
            <text:p text:style-name="P126">Test Description</text:p>
          </table:table-cell>
          <table:table-cell table:style-name="Table44.A1" office:value-type="string">
            <text:p text:style-name="P126">Expected Result</text:p>
          </table:table-cell>
          <table:table-cell table:style-name="Table44.D1" office:value-type="string">
            <text:p text:style-name="P119">Actual Result / Comment</text:p>
          </table:table-cell>
        </table:table-row>
        <table:table-row table:style-name="Table44.1">
          <table:table-cell table:style-name="Table44.A2" office:value-type="string">
            <text:p text:style-name="P125"/>
          </table:table-cell>
          <table:table-cell table:style-name="Table44.B2" table:number-columns-spanned="3" office:value-type="string">
            <text:p text:style-name="P127">Test Description: Document Search</text:p>
            <text:p text:style-name="P77"><text:span text:style-name="T16">Result: </text:span><text:span text:style-name="T17">Pass</text:span><text:span text:style-name="T18"> /</text:span><text:span text:style-name="T16"> Fail</text:span></text:p>
          </table:table-cell>
          <table:covered-table-cell/>
          <table:covered-table-cell/>
        </table:table-row>
        <table:table-row table:style-name="Table44.1">
          <table:table-cell table:style-name="Table44.A2" office:value-type="string">
            <text:p text:style-name="P125">A.</text:p>
          </table:table-cell>
          <table:table-cell table:style-name="Table44.A2" office:value-type="string">
            <text:p text:style-name="P114">Scenario: </text:p>
            <text:p text:style-name="P112">Search UDoc by Xpath.</text:p>
            <text:p text:style-name="Test_20_Sub-header">Prerequisite:</text:p>
            <text:p text:style-name="Test_20_Sub-header">Note:</text:p>
            <text:p text:style-name="Test_20_Sub-header">Action:</text:p>
            <text:list text:style-name="WW8Num210">
              <text:list-item>
                <text:p text:style-name="P495">Go to Document -&gt; Search.</text:p>
              </text:list-item>
              <text:list-item>
                <text:p text:style-name="P495">Click Create Sear Query.</text:p>
              </text:list-item>
              <text:list-item>
                <text:p text:style-name="P495">Select Type as “User Document”.</text:p>
              </text:list-item>
              <text:list-item>
                <text:p text:style-name="P495">Enter Field/XPath follow by Operator <text:s/>and Value(s).</text:p>
              </text:list-item>
              <text:list-item>
                <text:p text:style-name="P495">Click Save Search Query.</text:p>
              </text:list-item>
              <text:list-item>
                <text:p text:style-name="P495">Click on the name of the Search Query on the left side of the browser in the navigation tree view to start searching.</text:p>
              </text:list-item>
            </text:list>
          </table:table-cell>
          <table:table-cell table:style-name="Table44.A2" office:value-type="string">
            <text:p text:style-name="P18">The Searched Documents list view page will be display <text:s/>with documents that have satisfied the criteria you had set and saved.</text:p>
          </table:table-cell>
          <table:table-cell table:style-name="Table44.B2" office:value-type="string">
            <text:p text:style-name="P79">Pass</text:p>
          </table:table-cell>
        </table:table-row>
        <table:table-row table:style-name="Table44.1">
          <table:table-cell table:style-name="Table44.A4" office:value-type="string">
            <text:p text:style-name="P125"/>
          </table:table-cell>
          <table:table-cell table:style-name="Table44.A4" office:value-type="string">
            <text:p text:style-name="P114"/>
          </table:table-cell>
          <table:table-cell table:style-name="Table44.A4" office:value-type="string">
            <text:p text:style-name="P108"/>
          </table:table-cell>
          <table:table-cell table:style-name="Table44.D4" office:value-type="string">
            <text:p text:style-name="P79"/>
          </table:table-cell>
        </table:table-row>
        <text:soft-page-break/>
        <table:table-row table:style-name="Table44.1">
          <table:table-cell table:style-name="Table44.A2" office:value-type="string">
            <text:p text:style-name="P125"/>
          </table:table-cell>
          <table:table-cell table:style-name="Table44.A2" office:value-type="string">
            <text:p text:style-name="P114">Scenario: </text:p>
            <text:p text:style-name="P112">Search UDoc by Process Instance ID.</text:p>
            <text:p text:style-name="Test_20_Sub-header">Prerequisite:</text:p>
            <text:p text:style-name="Test_20_Sub-header">Note:</text:p>
            <text:p text:style-name="Test_20_Sub-header">Action:</text:p>
            <text:list text:style-name="WW8Num211">
              <text:list-item>
                <text:p text:style-name="P496">Go to Document -&gt; Search.</text:p>
              </text:list-item>
              <text:list-item>
                <text:p text:style-name="P496">Click Create Sear Query.</text:p>
              </text:list-item>
              <text:list-item>
                <text:p text:style-name="P496">Select Type as “Grid Document”.</text:p>
              </text:list-item>
              <text:list-item>
                <text:p text:style-name="P496">Enter Field/XPath as “Process Instance ID”.</text:p>
              </text:list-item>
              <text:list-item>
                <text:p text:style-name="P496">Enter Operator <text:s/>and follow by Value(s).</text:p>
              </text:list-item>
              <text:list-item>
                <text:p text:style-name="P496">Click Save Search Query.</text:p>
              </text:list-item>
              <text:list-item>
                <text:p text:style-name="P496">Click on the name of the Search Query on the left side of the browser in the navigation tree view to start searching.</text:p>
              </text:list-item>
            </text:list>
          </table:table-cell>
          <table:table-cell table:style-name="Table44.A2" office:value-type="string">
            <text:p text:style-name="P108"/>
          </table:table-cell>
          <table:table-cell table:style-name="Table44.B2" office:value-type="string">
            <text:p text:style-name="P79">Pass</text:p>
          </table:table-cell>
        </table:table-row>
        <table:table-row table:style-name="Table44.1">
          <table:table-cell table:style-name="Table44.A4" office:value-type="string">
            <text:p text:style-name="P125"/>
          </table:table-cell>
          <table:table-cell table:style-name="Table44.A4" office:value-type="string">
            <text:p text:style-name="P114"/>
          </table:table-cell>
          <table:table-cell table:style-name="Table44.A4" office:value-type="string">
            <text:p text:style-name="P108"/>
          </table:table-cell>
          <table:table-cell table:style-name="Table44.D4" office:value-type="string">
            <text:p text:style-name="P79"/>
          </table:table-cell>
        </table:table-row>
        <table:table-row table:style-name="Table44.1">
          <table:table-cell table:style-name="Table44.A2" office:value-type="string">
            <text:p text:style-name="P125"/>
          </table:table-cell>
          <table:table-cell table:style-name="Table44.A2" office:value-type="string">
            <text:p text:style-name="P114">Scenario: </text:p>
            <text:p text:style-name="P112">Search UDoc by Gdoc ID and Folder.</text:p>
            <text:p text:style-name="Test_20_Sub-header">Prerequisite:</text:p>
            <text:p text:style-name="Test_20_Sub-header">Note:</text:p>
            <text:p text:style-name="Test_20_Sub-header">Action:</text:p>
            <text:list text:style-name="WW8Num212">
              <text:list-item>
                <text:p text:style-name="P497">Go to Document -&gt; Search.</text:p>
              </text:list-item>
              <text:list-item>
                <text:p text:style-name="P497">Click Create Sear Query.</text:p>
              </text:list-item>
              <text:list-item>
                <text:p text:style-name="P497">Select Type as “Grid Document”.</text:p>
              </text:list-item>
              <text:list-item>
                <text:p text:style-name="P497">Enter Field/XPath as “GridDoc. ID”.</text:p>
              </text:list-item>
              <text:list-item>
                <text:p text:style-name="P497">Enter Operator <text:s/>and follow by Value(s).</text:p>
              </text:list-item>
              <text:list-item>
                <text:p text:style-name="P497">Click Add Condition.</text:p>
              </text:list-item>
              <text:list-item>
                <text:p text:style-name="P497">Select Type as “Grid Document”.</text:p>
              </text:list-item>
              <text:list-item>
                <text:p text:style-name="P497">Enter Field/XPath as “Folder”.</text:p>
              </text:list-item>
              <text:list-item>
                <text:p text:style-name="P497">Enter Operator <text:s/>and follow by Value(s).</text:p>
              </text:list-item>
              <text:list-item>
                <text:p text:style-name="P497">Click Save Search Query.</text:p>
              </text:list-item>
              <text:list-item>
                <text:p text:style-name="P497">Click on the name of the Search Query on the left side of the browser in the navigation tree view to start searching.</text:p>
              </text:list-item>
            </text:list>
          </table:table-cell>
          <table:table-cell table:style-name="Table44.A2" office:value-type="string">
            <text:p text:style-name="P108"/>
          </table:table-cell>
          <table:table-cell table:style-name="Table44.B2" office:value-type="string">
            <text:p text:style-name="P79">Pass</text:p>
          </table:table-cell>
        </table:table-row>
      </table:table>
      <text:p text:style-name="P9"/>
      <text:list text:style-name="Outline" text:continue-numbering="true">
        <text:list-item>
          <text:list text:continue-numbering="true">
            <text:list-item>
              <text:h text:style-name="Heading_20_2" text:outline-level="2"><text:soft-page-break/><text:s/>AS2 sending/receiving</text:h>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style-name="Table50.1">
            <table:table-cell table:style-name="Table50.A1" office:value-type="string">
              <text:p text:style-name="P118">Test ID</text:p>
            </table:table-cell>
            <table:table-cell table:style-name="Table50.A1" table:number-columns-spanned="2" office:value-type="string">
              <text:p text:style-name="P118">Test Description</text:p>
            </table:table-cell>
            <table:covered-table-cell/>
            <table:table-cell table:style-name="Table50.A1" office:value-type="string">
              <text:p text:style-name="P118">Expected Result</text:p>
            </table:table-cell>
            <table:table-cell table:style-name="Table50.E1" office:value-type="string">
              <text:p text:style-name="P118">Actual Result / Comment</text:p>
            </table:table-cell>
          </table:table-row>
        </table:table-header-rows>
        <table:table-row table:style-name="Table50.2">
          <table:table-cell table:style-name="Table50.A2" office:value-type="string">
            <text:list text:style-name="WW8Num181" text:continue-numbering="true">
              <text:list-item>
                <text:p text:style-name="P177"/>
              </text:list-item>
            </text:list>
          </table:table-cell>
          <table:table-cell table:style-name="Table50.B2" table:number-columns-spanned="4" office:value-type="string">
            <text:p text:style-name="P121">Test Description: <text:s/>Send/receive of AS2 message</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50.3">
          <table:table-cell table:style-name="Table50.A3" office:value-type="string">
            <text:list text:style-name="WW8Num116" text:continue-numbering="true">
              <text:list-item>
                <text:p text:style-name="P576"/>
              </text:list-item>
            </text:list>
          </table:table-cell>
          <table:table-cell table:style-name="Table50.A3" office:value-type="string">
            <text:p text:style-name="P121">Scenario:<text:span text:style-name="T13"> </text:span></text:p>
            <text:p text:style-name="Test_20_Desc">Sending of AS2 Message</text:p>
            <text:p text:style-name="Test_20_Sub-header">Prerequisite:</text:p>
            <text:p text:style-name="Test_20_Desc"><text:span text:style-name="T42">1) TP certificate has been setup properly in GTAS with “Certificate Mapping” setup.</text:span></text:p>
            <text:p text:style-name="P82">2) GTAS certificate has been imported <text:s/>into TP <text:s/>system</text:p>
            <text:p text:style-name="P82">3) TP AS2 configuration has been setup properly.</text:p>
            <text:p text:style-name="Test_20_Sub-header">Note:</text:p>
            <text:p text:style-name="Test_20_Sub-header">Action:</text:p>
          </table:table-cell>
          <table:table-cell table:style-name="Table50.A3" table:number-columns-spanned="2" office:value-type="string">
            <text:p text:style-name="P79"/>
          </table:table-cell>
          <table:covered-table-cell/>
          <table:table-cell table:style-name="Table50.E3" office:value-type="string">
            <text:p text:style-name="P79">WX: Passed</text:p>
          </table:table-cell>
        </table:table-row>
        <table:table-row table:style-name="Table50.4">
          <table:table-cell table:style-name="Table50.A4" office:value-type="string">
            <text:p text:style-name="P80"/>
          </table:table-cell>
          <table:table-cell table:style-name="Table50.A4" office:value-type="string">
            <text:p text:style-name="P79"/>
            <text:list text:style-name="WW8Num84" text:continue-numbering="true">
              <text:list-item>
                <text:p text:style-name="P502">Add in the TP AS2 identifier into the TP Business entity.</text:p>
              </text:list-item>
              <text:list-item>
                <text:p text:style-name="P502">Add in the own AS2 identifier into the “Def” Business entity.</text:p>
              </text:list-item>
              <text:list-item>
                <text:p text:style-name="P502">Configure the TP AS2 channel, and associated to the TP</text:p>
                <text:list>
                  <text:list-item>
                    <text:p text:style-name="P502">Comm <text:span text:style-name="T43"></text:span> HTTP, URL TO TP machine</text:p>
                  </text:list-item>
                  <text:list-item>
                    <text:p text:style-name="P502">Packaging</text:p>
                    <text:list>
                      <text:list-item>
                        <text:p text:style-name="P502">AS2 envelope,</text:p>
                      </text:list-item>
                      <text:list-item>
                        <text:p text:style-name="P502">AS2 Packaging Profile Extension - “Is ACK Required”, “Is ACK Signed”, “Is Non-Repudiation Required”, “Return Url <text:span text:style-name="T43"></text:span> the URL for the TP to send back the ACK (http://&lt;testMachine&gt;:8080/gridtalk/b2bi/rosettanet)</text:p>
                      </text:list-item>
                    </text:list>
                  </text:list-item>
                  <text:list-item>
                    <text:p text:style-name="P502">Security Profile for AS2 <text:span text:style-name="T43"></text:span> Compress then Encrypt then sign</text:p>
                    <text:list>
                      <text:list-item>
                        <text:p text:style-name="P502">Encryption – S/Mime, 3DES, 168 Bit, TP Certificates</text:p>
                      </text:list-item>
                      <text:list-item>
                        <text:p text:style-name="P502">Signature – S/MIME, SHA1, Own Certificate</text:p>
                      </text:list-item>
                      <text:list-item>
                        <text:p text:style-name="P502">Compression – S/MIME, ZLIB, 0</text:p>
                      </text:list-item>
                    </text:list>
                  </text:list-item>
                </text:list>
              </text:list-item>
              <text:list-item>
                <text:p text:style-name="P502">Configure level 4 Partner Function trigger to import document and send to TP. (<text:span text:style-name="T41">Process Def is not required to be configured since it is not RN</text:span>)</text:p>
              </text:list-item>
              <text:list-item>
                <text:p text:style-name="P502">Configure level 4 Alert to trigger “Document Received By Partner” email.</text:p>
              </text:list-item>
              <text:list-item>
                <text:p text:style-name="P502">Under “Document” tab, import the AS2 message.</text:p>
              </text:list-item>
            </text:list>
          </table:table-cell>
          <table:table-cell table:style-name="Table50.A4" table:number-columns-spanned="2" office:value-type="string">
            <text:p text:style-name="P79">1) The field “receiptAuditFilename” <text:s/>of the OB GDOC related to the AS2 document we sent out <text:s/>will be set and link to the “MDN” received from TP.</text:p>
            <text:p text:style-name="Test_20_Desc"/>
            <text:p text:style-name="Test_20_Desc">2) “Document Received by TP” alert will be triggered.</text:p>
          </table:table-cell>
          <table:covered-table-cell/>
          <table:table-cell table:style-name="Table50.E4" office:value-type="string">
            <text:p text:style-name="P79"/>
          </table:table-cell>
        </table:table-row>
        <table:table-row table:style-name="Table50.5">
          <table:table-cell table:style-name="Table50.A5" office:value-type="string">
            <text:p text:style-name="P79"/>
          </table:table-cell>
          <table:table-cell table:style-name="Table50.A5" office:value-type="string">
            <text:p text:style-name="P83"/>
          </table:table-cell>
          <table:table-cell table:style-name="Table50.A5" table:number-columns-spanned="2" office:value-type="string">
            <text:p text:style-name="P79"/>
          </table:table-cell>
          <table:covered-table-cell/>
          <table:table-cell table:style-name="Table50.E5" office:value-type="string">
            <text:p text:style-name="P79"/>
          </table:table-cell>
        </table:table-row>
        <table:table-row table:style-name="Table50.3">
          <table:table-cell table:style-name="Table50.A3" office:value-type="string">
            <text:list text:style-name="WW8Num116" text:continue-numbering="true">
              <text:list-item>
                <text:p text:style-name="P576"/>
              </text:list-item>
            </text:list>
          </table:table-cell>
          <table:table-cell table:style-name="Table50.A3" office:value-type="string">
            <text:p text:style-name="P121">Scenario:<text:span text:style-name="T13"> </text:span></text:p>
            <text:p text:style-name="Test_20_Desc"><text:soft-page-break/>Receiving of AS2 Message</text:p>
            <text:p text:style-name="Test_20_Sub-header">Prerequisite:</text:p>
            <text:p text:style-name="P82">1) TP certificate has been setup properly in GTAS</text:p>
            <text:p text:style-name="P82">2) TP AS2 configuration has been setup properly. (The AS2 message will be encrypted, signed, compressed. <text:span text:style-name="T11">A MDN is required to be returned</text:span>)</text:p>
            <text:p text:style-name="Test_20_Sub-header">Note:</text:p>
            <text:p text:style-name="Test_20_Sub-header">Action:</text:p>
          </table:table-cell>
          <table:table-cell table:style-name="Table50.A3" table:number-columns-spanned="2" office:value-type="string">
            <text:p text:style-name="P79"/>
          </table:table-cell>
          <table:covered-table-cell/>
          <table:table-cell table:style-name="Table50.E3" office:value-type="string">
            <text:p text:style-name="P79">WX: Passed</text:p>
          </table:table-cell>
        </table:table-row>
        <table:table-row table:style-name="Table50.4">
          <table:table-cell table:style-name="Table50.A4" office:value-type="string">
            <text:p text:style-name="P80"/>
          </table:table-cell>
          <table:table-cell table:style-name="Table50.A4" office:value-type="string">
            <text:p text:style-name="P79"/>
            <text:list text:style-name="WW8Num156" text:continue-numbering="true">
              <text:list-item>
                <text:p text:style-name="P515">Add in the TP AS2 identifier into the TP Business entity.</text:p>
              </text:list-item>
              <text:list-item>
                <text:p text:style-name="P515">Add in the own AS2 identifier into the “Def” Business entity.</text:p>
              </text:list-item>
              <text:list-item>
                <text:p text:style-name="P515">Configure the “Channel” for the TP. </text:p>
                <text:list>
                  <text:list-item>
                    <text:p text:style-name="P515">Security Profile</text:p>
                  </text:list-item>
                  <text:list-item>
                    <text:p text:style-name="P515">Packaging</text:p>
                  </text:list-item>
                  <text:list-item>
                    <text:p text:style-name="P515">Comm Info</text:p>
                  </text:list-item>
                </text:list>
              </text:list-item>
              <text:list-item>
                <text:p text:style-name="P515">Configure a new document type “AS2 Message”</text:p>
              </text:list-item>
              <text:list-item>
                <text:p text:style-name="P515">Trigger Partner function on receive based on the “AS2 Message” we configured earlier.</text:p>
              </text:list-item>
            </text:list>
            <text:list text:style-name="WW8Num126" text:continue-numbering="true">
              <text:list-item>
                <text:p text:style-name="P163">Exit To Export</text:p>
              </text:list-item>
              <text:list-item>
                <text:p text:style-name="P163">Exit To Port</text:p>
              </text:list-item>
              <text:list-item>
                <text:p text:style-name="P163">Exit Workflow</text:p>
              </text:list-item>
            </text:list>
            <text:list text:style-name="WW8Num156" text:continue-numbering="true">
              <text:list-item>
                <text:p text:style-name="P515">Send AS2 message from TP.</text:p>
              </text:list-item>
            </text:list>
          </table:table-cell>
          <table:table-cell table:style-name="Table50.A4" table:number-columns-spanned="2" office:value-type="string">
            <text:p text:style-name="P79">A new IB GDOC will be created. The audit filename that related to the received AS2 message will be set into the “AuditFilename” of IB GDOC.</text:p>
            <text:p text:style-name="Test_20_Desc"/>
            <text:p text:style-name="Test_20_Desc">The filename of the MDN we sent out will be set into the “ReceiptAuditFilename” of the IB GDOC.</text:p>
            <text:p text:style-name="Test_20_Desc"/>
            <text:p text:style-name="Test_20_Desc">The content of the received AS2 message can be downloadable from the IB GDOC in the UI as well.</text:p>
          </table:table-cell>
          <table:covered-table-cell/>
          <table:table-cell table:style-name="Table50.E4" office:value-type="string">
            <text:p text:style-name="P79"/>
          </table:table-cell>
        </table:table-row>
        <table:table-row table:style-name="Table50.5">
          <table:table-cell table:style-name="Table50.A8" office:value-type="string">
            <text:p text:style-name="P79"/>
          </table:table-cell>
          <table:table-cell table:style-name="Table50.A8" office:value-type="string">
            <text:p text:style-name="P79"/>
          </table:table-cell>
          <table:table-cell table:style-name="Table50.A8" table:number-columns-spanned="2" office:value-type="string">
            <text:p text:style-name="P79"/>
          </table:table-cell>
          <table:covered-table-cell/>
          <table:table-cell table:style-name="Table50.E8" office:value-type="string">
            <text:p text:style-name="P79"/>
          </table:table-cell>
        </table:table-row>
        <table:table-row table:style-name="Table50.5">
          <table:table-cell table:style-name="Table50.A8" office:value-type="string">
            <text:p text:style-name="P79"/>
          </table:table-cell>
          <table:table-cell table:style-name="Table50.A8" office:value-type="string">
            <text:p text:style-name="P79"/>
          </table:table-cell>
          <table:table-cell table:style-name="Table50.A8" table:number-columns-spanned="2" office:value-type="string">
            <text:p text:style-name="P79"/>
          </table:table-cell>
          <table:covered-table-cell/>
          <table:table-cell table:style-name="Table50.E8" office:value-type="string">
            <text:p text:style-name="P79"/>
          </table:table-cell>
        </table:table-row>
      </table:table>
      <text:p text:style-name="Standard"/>
      <text:list text:style-name="Outline" text:continue-numbering="true">
        <text:list-item>
          <text:list text:continue-numbering="true">
            <text:list-item>
              <text:h text:style-name="P56" text:outline-level="2">JMS Alert Notification</text:h>
              <text:h text:style-name="P52" text:outline-level="2" text:is-list-header="true">Alert action → JMS Alert action</text:h>
            </text:list-item>
          </text:list>
        </text:list-item>
      </text:list>
      <text:p text:style-name="P13"/>
      <text:list text:style-name="Outline" text:continue-numbering="true">
        <text:list-item>
          <text:list text:continue-numbering="true">
            <text:list-item>
              <text:h text:style-name="P56" text:outline-level="2">Batch Import Schema</text:h>
            </text:list-item>
          </text:list>
        </text:list-item>
      </text:list>
      <text:p text:style-name="P162"/>
      <text:list text:style-name="Outline" text:continue-numbering="true">
        <text:list-item>
          <text:list text:continue-numbering="true">
            <text:list-item>
              <text:h text:style-name="Heading_20_2" text:outline-level="2"><text:soft-page-break/><text:s/>Handling 0A1</text:h>
            </text:list-item>
          </text:list>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style-name="Table51.1">
            <table:table-cell table:style-name="Table51.A1" office:value-type="string">
              <text:p text:style-name="P118">Test ID</text:p>
            </table:table-cell>
            <table:table-cell table:style-name="Table51.A1" table:number-columns-spanned="2" office:value-type="string">
              <text:p text:style-name="P118">Test Description</text:p>
            </table:table-cell>
            <table:covered-table-cell/>
            <table:table-cell table:style-name="Table51.A1" office:value-type="string">
              <text:p text:style-name="P118">Expected Result</text:p>
            </table:table-cell>
            <table:table-cell table:style-name="Table51.E1" office:value-type="string">
              <text:p text:style-name="P118">Actual Result / Comment</text:p>
            </table:table-cell>
          </table:table-row>
        </table:table-header-rows>
        <table:table-row table:style-name="Table51.2">
          <table:table-cell table:style-name="Table51.A2" office:value-type="string">
            <text:list text:style-name="WW8Num181" text:continue-numbering="true">
              <text:list-item>
                <text:p text:style-name="P177"/>
              </text:list-item>
            </text:list>
          </table:table-cell>
          <table:table-cell table:style-name="Table51.B2" table:number-columns-spanned="4" office:value-type="string">
            <text:p text:style-name="P121">Test Description: <text:s/>Handling of receiving/sending 0A1</text:p>
            <text:p text:style-name="P77"><text:span text:style-name="T16">Result: </text:span><text:span text:style-name="T17">Pass</text:span><text:span text:style-name="T18"> /</text:span><text:span text:style-name="T16"> Fail</text:span></text:p>
          </table:table-cell>
          <table:covered-table-cell/>
          <table:covered-table-cell/>
          <table:covered-table-cell/>
        </table:table-row>
        <table:table-row table:style-name="Table51.3">
          <table:table-cell table:style-name="Table51.A3" office:value-type="string">
            <text:list text:style-name="WW8Num116">
              <text:list-item text:start-value="1">
                <text:p text:style-name="P576"/>
              </text:list-item>
            </text:list>
          </table:table-cell>
          <table:table-cell table:style-name="Table51.A3" office:value-type="string">
            <text:p text:style-name="P121">Scenario:<text:span text:style-name="T13"> </text:span></text:p>
            <text:p text:style-name="Test_20_Desc">Receiving of 0A1</text:p>
            <text:p text:style-name="Test_20_Sub-header">Prerequisite:</text:p>
            <text:p text:style-name="P82">1) TP configure as the initiaitor <text:s/>of the 3C3 Process.</text:p>
            <text:p text:style-name="P82">2) The single action PIP has been configured in GTAS.</text:p>
            <text:p text:style-name="P82">3) The 0A1process <text:s/>mapping has been configured.</text:p>
            <text:p text:style-name="P82"/>
            <text:p text:style-name="Test_20_Sub-header">Note:</text:p>
            <text:p text:style-name="Test_20_Sub-header">Action:</text:p>
          </table:table-cell>
          <table:table-cell table:style-name="Table51.A3" table:number-columns-spanned="2" office:value-type="string">
            <text:p text:style-name="P79"/>
          </table:table-cell>
          <table:covered-table-cell/>
          <table:table-cell table:style-name="Table51.E3" office:value-type="string">
            <text:p text:style-name="P79">WX: Passed</text:p>
          </table:table-cell>
        </table:table-row>
        <table:table-row table:style-name="Table51.4">
          <table:table-cell table:style-name="Table51.A4" office:value-type="string">
            <text:p text:style-name="P80"/>
          </table:table-cell>
          <table:table-cell table:style-name="Table51.A4" office:value-type="string">
            <text:p text:style-name="P79"/>
            <text:list text:style-name="WW8Num84">
              <text:list-item text:start-value="1">
                <text:p text:style-name="P502">Alter the TP “Communication Profile” <text:s/>to be an invalid URL.</text:p>
              </text:list-item>
              <text:list-item>
                <text:p text:style-name="P502">Configure the “Process Instance Failure Alert”.</text:p>
              </text:list-item>
              <text:list-item>
                <text:p text:style-name="P502">Send the document from TP.</text:p>
              </text:list-item>
              <text:list-item>
                <text:p text:style-name="P502">Wait until receiving 0A1 from TP</text:p>
              </text:list-item>
            </text:list>
          </table:table-cell>
          <table:table-cell table:style-name="Table51.A4" table:number-columns-spanned="2" office:value-type="string">
            <text:list text:style-name="L1">
              <text:list-item>
                <text:p text:style-name="P581">The state of the 3C3 process will be changed from “Completed” to “Abnormally Completed”.</text:p>
              </text:list-item>
              <text:list-item>
                <text:p text:style-name="P581">Process Instance failure alert regarding the 3C3 process will be triggered.</text:p>
              </text:list-item>
            </text:list>
          </table:table-cell>
          <table:covered-table-cell/>
          <table:table-cell table:style-name="Table51.E4" office:value-type="string">
            <text:p text:style-name="P79"/>
          </table:table-cell>
        </table:table-row>
        <table:table-row table:style-name="Table51.5">
          <table:table-cell table:style-name="Table51.A5" office:value-type="string">
            <text:p text:style-name="P79"/>
          </table:table-cell>
          <table:table-cell table:style-name="Table51.A5" office:value-type="string">
            <text:p text:style-name="P83"/>
          </table:table-cell>
          <table:table-cell table:style-name="Table51.A5" table:number-columns-spanned="2" office:value-type="string">
            <text:p text:style-name="P79"/>
          </table:table-cell>
          <table:covered-table-cell/>
          <table:table-cell table:style-name="Table51.E5" office:value-type="string">
            <text:p text:style-name="P79"/>
          </table:table-cell>
        </table:table-row>
        <table:table-row table:style-name="Table51.3">
          <table:table-cell table:style-name="Table51.A3" office:value-type="string">
            <text:list text:style-name="WW8Num116" text:continue-numbering="true">
              <text:list-item>
                <text:p text:style-name="P576"/>
              </text:list-item>
            </text:list>
          </table:table-cell>
          <table:table-cell table:style-name="Table51.A3" office:value-type="string">
            <text:p text:style-name="P121">Scenario:<text:span text:style-name="T13"> </text:span></text:p>
            <text:p text:style-name="Test_20_Desc">Sending of 0A1</text:p>
            <text:p text:style-name="Test_20_Sub-header">Prerequisite:</text:p>
            <text:p text:style-name="P82">1) GT configure as the initiator of the 3C3 Process.</text:p>
            <text:p text:style-name="P82">2) The 0A1 process mapping has been configured.</text:p>
            <text:p text:style-name="Test_20_Sub-header">Note:</text:p>
            <text:p text:style-name="Test_20_Sub-header">Action:</text:p>
          </table:table-cell>
          <table:table-cell table:style-name="Table51.A3" table:number-columns-spanned="2" office:value-type="string">
            <text:p text:style-name="P79"/>
          </table:table-cell>
          <table:covered-table-cell/>
          <table:table-cell table:style-name="Table51.E3" office:value-type="string">
            <text:p text:style-name="P79">WX: Passed</text:p>
          </table:table-cell>
        </table:table-row>
        <table:table-row table:style-name="Table51.4">
          <table:table-cell table:style-name="Table51.A4" office:value-type="string">
            <text:p text:style-name="P80"/>
          </table:table-cell>
          <table:table-cell table:style-name="Table51.A4" office:value-type="string">
            <text:p text:style-name="P79"/>
            <text:list text:style-name="WW8Num156">
              <text:list-item text:start-value="1">
                <text:p text:style-name="P515">Import a document and send to TP.</text:p>
              </text:list-item>
              <text:list-item>
                <text:p text:style-name="P515">Wait until that particular Process Instance has completed.</text:p>
              </text:list-item>
              <text:list-item>
                <text:p text:style-name="P515">Configure the “Process Instance Failure Alert”.</text:p>
              </text:list-item>
              <text:list-item>
                <text:p text:style-name="P515">Under the “Process Instance” tab, locate the “Completed” Process instance sent previously. </text:p>
              </text:list-item>
              <text:list-item>
                <text:p text:style-name="P515">Tick the identified Process Instance and click on the “Cancel Process <text:soft-page-break/>Instance”.</text:p>
              </text:list-item>
            </text:list>
          </table:table-cell>
          <table:table-cell table:style-name="Table51.A4" table:number-columns-spanned="2" office:value-type="string">
            <text:list text:style-name="L3">
              <text:list-item>
                <text:p text:style-name="P582">The state of the process instance will be changed from “Complete” to “Abnormally Completed”.</text:p>
              </text:list-item>
              <text:list-item>
                <text:p text:style-name="P582">The Process Instance failure alert (user cancel the process) <text:s/>regarding the 3C3 process will be triggered.</text:p>
              </text:list-item>
              <text:list-item>
                <text:p text:style-name="P582">The 0A1 process instance will be initiated.</text:p>
              </text:list-item>
            </text:list>
          </table:table-cell>
          <table:covered-table-cell/>
          <table:table-cell table:style-name="Table51.E4" office:value-type="string">
            <text:p text:style-name="P79"/>
          </table:table-cell>
        </table:table-row>
        <table:table-row table:style-name="Table51.5">
          <table:table-cell table:style-name="Table51.A8" office:value-type="string">
            <text:p text:style-name="P79"/>
          </table:table-cell>
          <table:table-cell table:style-name="Table51.A8" office:value-type="string">
            <text:p text:style-name="P79"/>
          </table:table-cell>
          <table:table-cell table:style-name="Table51.A8" table:number-columns-spanned="2" office:value-type="string">
            <text:p text:style-name="P79"/>
          </table:table-cell>
          <table:covered-table-cell/>
          <table:table-cell table:style-name="Table51.E8" office:value-type="string">
            <text:p text:style-name="P79"/>
          </table:table-cell>
        </table:table-row>
        <table:table-row table:style-name="Table51.5">
          <table:table-cell table:style-name="Table51.A8" office:value-type="string">
            <text:p text:style-name="P79"/>
          </table:table-cell>
          <table:table-cell table:style-name="Table51.A8" office:value-type="string">
            <text:p text:style-name="P79"/>
          </table:table-cell>
          <table:table-cell table:style-name="Table51.A8" table:number-columns-spanned="2" office:value-type="string">
            <text:p text:style-name="P79"/>
          </table:table-cell>
          <table:covered-table-cell/>
          <table:table-cell table:style-name="Table51.E8" office:value-type="string">
            <text:p text:style-name="P79"/>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Symbol2" svg:font-family="Symbol" style:font-pitch="variable" style:font-charset="x-symbol"/>
    <style:font-face style:name="Wingdings1"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1" svg:font-family="Tahoma"/>
    <style:font-face style:name="Courier New" svg:font-family="'Courier New'" style:font-family-generic="modern"/>
    <style:font-face style:name="@SimSun" svg:font-family="@SimSun" style:font-pitch="variable"/>
    <style:font-face style:name="MS Mincho" svg:font-family="'MS Mincho'" style:font-pitch="variable"/>
    <style:font-face style:name="SimSun" svg:font-family="SimSun, 宋体" style:font-pitch="variable"/>
    <style:font-face style:name="Tahoma2"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en" fo:country="US" style:font-name-asian="Helvetica" style:font-size-asian="10pt" style:language-asian="en" style:country-asian="US"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style:font-name="Courier New"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0pt" style:font-size-asian="10pt" style:font-name-complex="Courier New" style:font-style-complex="italic" style:font-weight-complex="bold"/>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WW8Num1" style:class="text">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WW8Num1" style:class="text">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list-style-name="WW8Num1" style:class="text">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WW8Num1" style:class="text">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style:line-height-at-least="0.0693in" fo:text-align="center" style:justify-single-word="false"/>
      <style:text-properties style:font-name="Courier New"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Courier New"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SimSun"/>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SimSun" fo:font-size="8pt" style:font-size-asian="8pt"/>
    </style:style>
    <style:style style:name="Main_20_Title" style:display-name="Main Title" style:family="paragraph" style:parent-style-name="Standard">
      <style:paragraph-properties fo:margin-top="0.3335in" fo:margin-bottom="0.0417in" style:line-height-at-least="0.0693in" fo:text-align="center" style:justify-single-word="false"/>
      <style:text-properties style:font-name="Courier New" fo:font-size="16pt" fo:font-weight="bold" style:letter-kerning="true" style:font-size-asian="16pt" style:font-weight-asian="bold"/>
    </style:style>
    <style:style style:name="Paragraph1" style:family="paragraph" style:parent-style-name="Standard">
      <style:paragraph-properties fo:margin-top="0.0555in" fo:margin-bottom="0in" style:line-height-at-least="0.0693in" fo:text-align="justify" style:justify-single-word="false"/>
    </style:style>
    <style:style style:name="Paragraph3" style:family="paragraph" style:parent-style-name="Standard">
      <style:paragraph-properties fo:margin-left="1.0626in" fo:margin-right="0in" fo:margin-top="0.0555in" fo:margin-bottom="0in" style:line-height-at-least="0.0693in"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line-height-at-least="0.0693in"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line-height-at-least="0.0693in" fo:text-align="justify" style:justify-single-word="false" fo:orphans="2" fo:widows="2"/>
      <style:text-properties style:font-name="@SimSun"/>
    </style:style>
    <style:style style:name="Bullet" style:family="paragraph" style:parent-style-name="Standard">
      <style:paragraph-properties fo:margin-left="0.5in" fo:margin-right="0.25in" fo:margin-top="0.0835in" fo:margin-bottom="0in" style:line-height-at-least="0.0693in" fo:text-align="justify" style:justify-single-word="false" fo:orphans="2" fo:widows="2" fo:text-indent="0in" style:auto-text-indent="false">
        <style:tab-stops>
          <style:tab-stop style:position="0in"/>
        </style:tab-stops>
      </style:paragraph-properties>
      <style:text-properties style:font-name="@SimSun"/>
    </style:style>
    <style:style style:name="InfoBlue" style:family="paragraph" style:parent-style-name="Standard" style:next-style-name="Text_20_body">
      <style:paragraph-properties fo:margin-left="0in" fo:margin-right="0in" fo:margin-top="0in" fo:margin-bottom="0.0835in" fo:text-indent="0in" style:auto-text-indent="false"/>
      <style:text-properties fo:color="#0000ff" style:font-name="Courier New" fo:font-style="italic" style:font-style-asian="italic" style:font-name-complex="Courier New"/>
    </style:style>
    <style:style style:name="Body_20_Text_20_Indent_20_2" style:display-name="Body Text Indent 2" style:family="paragraph" style:parent-style-name="Standard">
      <style:paragraph-properties fo:margin-left="0.5in" fo:margin-right="0in" fo:text-indent="0in" style:auto-text-indent="false"/>
      <style:text-properties style:font-name="Courier New" style:font-name-complex="Courier New"/>
    </style:style>
    <style:style style:name="Body_20_Text_20_3" style:display-name="Body Text 3" style:family="paragraph" style:parent-style-name="Standard">
      <style:paragraph-properties fo:text-align="center" style:justify-single-word="false"/>
      <style:text-properties fo:font-size="8pt" style:font-size-asian="8pt"/>
    </style:style>
    <style:style style:name="font5" style:family="paragraph" style:parent-style-name="Standard">
      <style:paragraph-properties fo:margin-top="0.0693in" fo:margin-bottom="0.0693in" style:line-height-at-least="0.0693in" fo:orphans="2" fo:widows="2"/>
      <style:text-properties style:font-name="Courier New" style:font-name-asian="Times New Roman" style:font-name-complex="Courier New"/>
    </style:style>
    <style:style style:name="font6" style:family="paragraph" style:parent-style-name="Standard">
      <style:paragraph-properties fo:margin-top="0.0693in" fo:margin-bottom="0.0693in" style:line-height-at-least="0.0693in" fo:orphans="2" fo:widows="2"/>
      <style:text-properties fo:color="#ff0000" style:font-name="Courier New" fo:font-weight="bold" style:font-name-asian="Times New Roman" style:font-weight-asian="bold" style:font-name-complex="Courier New" style:font-weight-complex="bold"/>
    </style:style>
    <style:style style:name="xl24" style:family="paragraph" style:parent-style-name="Standard">
      <style:paragraph-properties fo:margin-top="0.0693in" fo:margin-bottom="0.0693in" style:line-height-at-least="0.0693in" fo:orphans="2" fo:widows="2"/>
      <style:text-properties style:font-name="Courier New" fo:font-size="12pt" fo:font-weight="bold" style:font-name-asian="Times New Roman" style:font-size-asian="12pt" style:font-weight-asian="bold" style:font-name-complex="Courier New" style:font-size-complex="12pt" style:font-weight-complex="bold"/>
    </style:style>
    <style:style style:name="xl25" style:family="paragraph" style:parent-style-name="Standard">
      <style:paragraph-properties fo:margin-top="0.0693in" fo:margin-bottom="0.0693in" style:line-height-at-least="0.0693in" fo:orphans="2" fo:widows="2"/>
      <style:text-properties style:font-name="Courier New" fo:font-size="12pt" style:font-name-asian="Times New Roman" style:font-size-asian="12pt" style:font-name-complex="Courier New" style:font-size-complex="12pt"/>
    </style:style>
    <style:style style:name="xl26" style:family="paragraph" style:parent-style-name="Standard">
      <style:paragraph-properties fo:margin-top="0.0693in" fo:margin-bottom="0.0693in" style:line-height-at-least="0.0693in" fo:orphans="2" fo:widows="2"/>
      <style:text-properties fo:color="#ff0000" style:font-name="Courier New" fo:font-size="12pt" fo:font-weight="bold" style:font-name-asian="Times New Roman" style:font-size-asian="12pt" style:font-weight-asian="bold" style:font-name-complex="Courier New" style:font-size-complex="12pt" style:font-weight-complex="bold"/>
    </style:style>
    <style:style style:name="xl27" style:family="paragraph" style:parent-style-name="Standard">
      <style:paragraph-properties fo:margin-top="0.0693in" fo:margin-bottom="0.0693in" style:line-height-at-least="0.0693in" fo:orphans="2" fo:widows="2"/>
      <style:text-properties style:font-name="Courier New" fo:font-size="12pt" style:font-name-asian="Times New Roman" style:font-size-asian="12pt" style:font-name-complex="Courier New" style:font-size-complex="12pt"/>
    </style:style>
    <style:style style:name="Preface1" style:family="paragraph" style:parent-style-name="Standard">
      <style:paragraph-properties style:line-height-at-least="0.0693in">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IE" style:font-name-asian="Times New Roman"/>
    </style:style>
    <style:style style:name="Test_20_Desc" style:display-name="Test Desc" style:family="paragraph" style:parent-style-name="Standard">
      <style:text-properties fo:font-size="8pt" style:font-size-asian="8pt" style:font-size-complex="8pt"/>
    </style:style>
    <style:style style:name="Test_20_Table_20_Header" style:display-name="Test Table Header" style:family="paragraph" style:parent-style-name="Standard">
      <style:paragraph-properties fo:text-align="center" style:justify-single-word="false"/>
      <style:text-properties fo:font-weight="bold" style:font-weight-asian="bold" style:font-weight-complex="bold"/>
    </style:style>
    <style:style style:name="Test_20_Sub-header" style:display-name="Test Sub-header" style:family="paragraph" style:parent-style-name="Test_20_Desc" style:next-style-name="Test_20_Desc">
      <style:paragraph-properties fo:margin-top="0.0835in" fo:margin-bottom="0in" fo:keep-with-next="always"/>
      <style:text-properties style:font-name="Arial" fo:language="it" fo:country="IT" style:text-underline-style="solid" style:text-underline-width="auto" style:text-underline-color="font-color"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WW8Num15z0" style:family="text">
      <style:text-properties style:font-name="Symbol"/>
    </style:style>
    <style:style style:name="WW8Num57z0" style:family="text">
      <style:text-properties style:font-name="Symbol"/>
    </style:style>
    <style:style style:name="WW8Num99z0" style:family="text">
      <style:text-properties fo:font-weight="normal" style:font-weight-asian="normal"/>
    </style:style>
    <style:style style:name="WW8Num149z0" style:family="text">
      <style:text-properties style:font-name="Symbol"/>
    </style:style>
    <style:style style:name="WW8Num178z0" style:family="text">
      <style:text-properties style:font-name="Times New Roman" style:font-name-complex="Times New Roman"/>
    </style:style>
    <style:style style:name="WW8Num196z0" style:family="text">
      <style:text-properties style:font-name="Symbol1"/>
    </style:style>
    <style:style style:name="WW8Num213z0" style:family="text">
      <style:text-properties style:font-name="Times New Roman" style:font-name-asian="Helvetica" style:font-name-complex="Times New Roman"/>
    </style:style>
    <style:style style:name="WW8Num214z0" style:family="text">
      <style:text-properties fo:font-weight="normal" style:font-weight-asian="normal" style:font-weight-complex="normal"/>
    </style:style>
    <style:style style:name="WW8Num215z0" style:family="text">
      <style:text-properties fo:font-weight="normal" style:font-weight-asian="normal" style:font-weight-complex="normal"/>
    </style:style>
    <style:style style:name="WW8Num216z0" style:family="text">
      <style:text-properties style:font-name="Times New Roman" style:font-name-asian="Helvetica" style:font-name-complex="Times New Roman"/>
    </style:style>
    <style:style style:name="WW8Num217z0" style:family="text">
      <style:text-properties fo:font-weight="normal" style:font-weight-asian="normal" style:font-weight-complex="normal"/>
    </style:style>
    <style:style style:name="WW8Num218z0" style:family="text">
      <style:text-properties fo:font-weight="normal" style:font-weight-asian="normal" style:font-weight-complex="normal"/>
    </style:style>
    <style:style style:name="WW8Num219z0" style:family="text">
      <style:text-properties fo:font-weight="normal" style:font-weight-asian="normal" style:font-weight-complex="normal"/>
    </style:style>
    <style:style style:name="WW8Num219z1" style:family="text">
      <style:text-properties style:font-name="Wingdings 2" fo:font-size="9pt" style:font-size-asian="9pt" style:font-name-complex="StarSymbol" style:font-size-complex="9pt"/>
    </style:style>
    <style:style style:name="WW8Num219z2" style:family="text">
      <style:text-properties style:font-name="StarSymbol" fo:font-size="9pt" style:font-size-asian="9pt" style:font-name-complex="StarSymbol" style:font-size-complex="9pt"/>
    </style:style>
    <style:style style:name="WW8Num220z0" style:family="text">
      <style:text-properties fo:font-weight="normal" style:font-weight-asian="normal" style:font-weight-complex="normal"/>
    </style:style>
    <style:style style:name="WW8Num220z1" style:family="text">
      <style:text-properties style:font-name="Wingdings 2" fo:font-size="9pt" style:font-size-asian="9pt" style:font-name-complex="StarSymbol" style:font-size-complex="9pt"/>
    </style:style>
    <style:style style:name="WW8Num220z2" style:family="text">
      <style:text-properties style:font-name="StarSymbol" fo:font-size="9pt" style:font-size-asian="9pt" style:font-name-complex="StarSymbol" style:font-size-complex="9pt"/>
    </style:style>
    <style:style style:name="WW8Num221z0" style:family="text">
      <style:text-properties fo:font-weight="normal" style:font-weight-asian="normal" style:font-weight-complex="normal"/>
    </style:style>
    <style:style style:name="WW8Num221z1" style:family="text">
      <style:text-properties style:font-name="Symbol1" fo:font-size="9pt" style:font-size-asian="9pt" style:font-name-complex="StarSymbol" style:font-size-complex="9pt"/>
    </style:style>
    <style:style style:name="WW8Num222z0" style:family="text">
      <style:text-properties style:font-name="Symbol1" fo:font-size="9pt" style:font-size-asian="9pt" style:font-name-complex="StarSymbol" style:font-size-complex="9pt"/>
    </style:style>
    <style:style style:name="WW8Num222z1" style:family="text">
      <style:text-properties style:font-name="Wingdings 2" fo:font-size="9pt" style:font-size-asian="9pt" style:font-name-complex="StarSymbol" style:font-size-complex="9pt"/>
    </style:style>
    <style:style style:name="WW8Num222z2" style:family="text">
      <style:text-properties style:font-name="StarSymbol" fo:font-size="9pt" style:font-size-asian="9pt" style:font-name-complex="StarSymbol" style:font-size-complex="9pt"/>
    </style:style>
    <style:style style:name="WW8Num223z0" style:family="text">
      <style:text-properties fo:font-weight="normal" style:font-weight-asian="normal" style:font-weight-complex="normal"/>
    </style:style>
    <style:style style:name="WW8Num224z0" style:family="text">
      <style:text-properties fo:font-weight="normal" style:font-weight-asian="normal" style:font-weight-complex="normal"/>
    </style:style>
    <style:style style:name="WW8Num225z0" style:family="text">
      <style:text-properties fo:font-weight="normal" style:font-weight-asian="normal" style:font-weight-complex="normal"/>
    </style:style>
    <style:style style:name="WW8Num226z0" style:family="text">
      <style:text-properties fo:font-weight="normal" style:font-weight-asian="normal" style:font-weight-complex="normal"/>
    </style:style>
    <style:style style:name="WW8Num228z0" style:family="text">
      <style:text-properties style:font-name="Symbol"/>
    </style:style>
    <style:style style:name="WW8Num229z0" style:family="text">
      <style:text-properties style:font-name="Symbol"/>
    </style:style>
    <style:style style:name="WW8Num230z0" style:family="text">
      <style:text-properties style:font-name="Symbol"/>
    </style:style>
    <style:style style:name="WW8Num231z0" style:family="text">
      <style:text-properties fo:font-weight="normal" style:font-weight-asian="normal" style:font-weight-complex="normal"/>
    </style:style>
    <style:style style:name="Absatz-Standardschriftart" style:family="text"/>
    <style:style style:name="WW8Num197z0" style:family="text">
      <style:text-properties style:font-name="Symbol1"/>
    </style:style>
    <style:style style:name="WW8Num206z0" style:family="text">
      <style:text-properties style:font-name="Symbol1" fo:font-size="9pt" style:font-size-asian="9pt" style:font-name-complex="StarSymbol" style:font-size-complex="9pt"/>
    </style:style>
    <style:style style:name="WW8Num206z1" style:family="text">
      <style:text-properties style:font-name="Wingdings 2" fo:font-size="9pt" style:font-size-asian="9pt" style:font-name-complex="StarSymbol" style:font-size-complex="9pt"/>
    </style:style>
    <style:style style:name="WW8Num206z2" style:family="text">
      <style:text-properties style:font-name="StarSymbol" fo:font-size="9pt" style:font-size-asian="9pt" style:font-name-complex="StarSymbol" style:font-size-complex="9pt"/>
    </style:style>
    <style:style style:name="WW8Num206z3" style:family="text">
      <style:text-properties style:font-name="Wingdings"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168z0" style:family="text">
      <style:text-properties style:font-name="Times New Roman" style:font-name-complex="Times New Roman"/>
    </style:style>
    <style:style style:name="WW8Num179z0" style:family="text">
      <style:text-properties style:font-name="Times New Roman" style:font-name-complex="Times New Roman"/>
    </style:style>
    <style:style style:name="WW8Num198z0" style:family="text">
      <style:text-properties style:font-name="Symbol1"/>
    </style:style>
    <style:style style:name="WW8Num207z0" style:family="text">
      <style:text-properties style:font-name="Symbol1" fo:font-size="9pt" style:font-size-asian="9pt" style:font-name-complex="StarSymbol" style:font-size-complex="9pt"/>
    </style:style>
    <style:style style:name="WW8Num207z1" style:family="text">
      <style:text-properties style:font-name="Wingdings 2" fo:font-size="9pt" style:font-size-asian="9pt" style:font-name-complex="StarSymbol" style:font-size-complex="9pt"/>
    </style:style>
    <style:style style:name="WW8Num207z2" style:family="text">
      <style:text-properties style:font-name="StarSymbol" fo:font-size="9pt" style:font-size-asian="9pt" style:font-name-complex="StarSymbol" style:font-size-complex="9pt"/>
    </style:style>
    <style:style style:name="WW8Num207z3" style:family="text">
      <style:text-properties style:font-name="Wingdings" fo:font-size="9pt" style:font-size-asian="9pt" style:font-name-complex="StarSymbol" style:font-size-complex="9pt"/>
    </style:style>
    <style:style style:name="WW-Absatz-Standardschriftart1111" style:family="text"/>
    <style:style style:name="WW-Absatz-Standardschriftart11111" style:family="text"/>
    <style:style style:name="WW8Num169z0" style:family="text">
      <style:text-properties style:font-name="Times New Roman" style:font-name-complex="Times New Roman"/>
    </style:style>
    <style:style style:name="WW8Num180z0" style:family="text">
      <style:text-properties style:font-name="Times New Roman" style:font-name-complex="Times New Roman"/>
    </style:style>
    <style:style style:name="WW8Num199z0" style:family="text">
      <style:text-properties style:font-name="SimSun"/>
    </style:style>
    <style:style style:name="WW8Num200z1" style:family="text">
      <style:text-properties style:font-name="Wingdings 2" fo:font-size="9pt" style:font-size-asian="9pt" style:font-name-complex="StarSymbol" style:font-size-complex="9pt"/>
    </style:style>
    <style:style style:name="WW8Num200z2" style:family="text">
      <style:text-properties style:font-name="StarSymbol" fo:font-size="9pt" style:font-size-asian="9pt" style:font-name-complex="StarSymbol" style:font-size-complex="9pt"/>
    </style:style>
    <style:style style:name="WW8Num200z3" style:family="text">
      <style:text-properties style:font-name="Wingdings" fo:font-size="9pt" style:font-size-asian="9pt" style:font-name-complex="StarSymbol" style:font-size-complex="9pt"/>
    </style:style>
    <style:style style:name="WW-Absatz-Standardschriftart111111" style:family="text"/>
    <style:style style:name="WW-Absatz-Standardschriftart1111111" style:family="text"/>
    <style:style style:name="WW8Num191z0" style:family="text">
      <style:text-properties style:font-name="Symbol1" fo:font-size="9pt" style:font-size-asian="9pt" style:font-name-complex="StarSymbol" style:font-size-complex="9pt"/>
    </style:style>
    <style:style style:name="WW8Num191z1" style:family="text">
      <style:text-properties style:font-name="Wingdings 2" fo:font-size="9pt" style:font-size-asian="9pt" style:font-name-complex="StarSymbol" style:font-size-complex="9pt"/>
    </style:style>
    <style:style style:name="WW8Num191z2" style:family="text">
      <style:text-properties style:font-name="StarSymbol" fo:font-size="9pt" style:font-size-asian="9pt" style:font-name-complex="StarSymbol" style:font-size-complex="9pt"/>
    </style:style>
    <style:style style:name="WW8Num191z3" style:family="text">
      <style:text-properties style:font-name="Wingdings" fo:font-size="9pt" style:font-size-asian="9pt" style:font-name-complex="StarSymbol" style:font-size-complex="9pt"/>
    </style:style>
    <style:style style:name="WW8Num202z0" style:family="text">
      <style:text-properties style:font-name="Times New Roman" style:font-name-asian="Helvetica" style:font-name-complex="Times New Roman"/>
    </style:style>
    <style:style style:name="WW8Num203z1" style:family="text">
      <style:text-properties style:font-name="Wingdings 2" fo:font-size="9pt" style:font-size-asian="9pt" style:font-name-complex="StarSymbol" style:font-size-complex="9pt"/>
    </style:style>
    <style:style style:name="WW8Num203z2" style:family="text">
      <style:text-properties style:font-name="StarSymbol" fo:font-size="9pt" style:font-size-asian="9pt" style:font-name-complex="StarSymbol" style:font-size-complex="9pt"/>
    </style:style>
    <style:style style:name="WW8Num203z3" style:family="text">
      <style:text-properties style:font-name="Wingdings" fo:font-size="9pt" style:font-size-asian="9pt" style:font-name-complex="StarSymbol" style:font-size-complex="9pt"/>
    </style:style>
    <style:style style:name="WW-Absatz-Standardschriftart11111111" style:family="text"/>
    <style:style style:name="WW-Absatz-Standardschriftart111111111" style:family="text"/>
    <style:style style:name="WW8Num181z0" style:family="text">
      <style:text-properties style:font-name="Times New Roman" style:font-name-complex="Times New Roman"/>
    </style:style>
    <style:style style:name="WW8Num192z0" style:family="text">
      <style:text-properties style:font-name="Symbol1" fo:font-size="9pt" style:font-size-asian="9pt" style:font-name-complex="StarSymbol" style:font-size-complex="9pt"/>
    </style:style>
    <style:style style:name="WW8Num192z1" style:family="text">
      <style:text-properties style:font-name="Wingdings 2" fo:font-size="9pt" style:font-size-asian="9pt" style:font-name-complex="StarSymbol" style:font-size-complex="9pt"/>
    </style:style>
    <style:style style:name="WW8Num192z2" style:family="text">
      <style:text-properties style:font-name="StarSymbol" fo:font-size="9pt" style:font-size-asian="9pt" style:font-name-complex="StarSymbol" style:font-size-complex="9pt"/>
    </style:style>
    <style:style style:name="WW8Num192z3" style:family="text">
      <style:text-properties style:font-name="Wingdings" fo:font-size="9pt" style:font-size-asian="9pt" style:font-name-complex="StarSymbol" style:font-size-complex="9pt"/>
    </style:style>
    <style:style style:name="WW8Num203z0" style:family="text">
      <style:text-properties style:font-name="Symbol1" fo:font-size="9pt" style:font-size-asian="9pt" style:font-name-complex="StarSymbol" style:font-size-complex="9pt"/>
    </style:style>
    <style:style style:name="WW8Num204z1" style:family="text">
      <style:text-properties style:font-name="Wingdings 2" fo:font-size="9pt" style:font-size-asian="9pt" style:font-name-complex="StarSymbol" style:font-size-complex="9pt"/>
    </style:style>
    <style:style style:name="WW8Num204z2" style:family="text">
      <style:text-properties style:font-name="StarSymbol" fo:font-size="9pt" style:font-size-asian="9pt" style:font-name-complex="StarSymbol" style:font-size-complex="9pt"/>
    </style:style>
    <style:style style:name="WW8Num204z3" style:family="text">
      <style:text-properties style:font-name="Wingdings" fo:font-size="9pt" style:font-size-asian="9pt" style:font-name-complex="StarSymbol" style:font-size-complex="9pt"/>
    </style:style>
    <style:style style:name="WW-Absatz-Standardschriftart1111111111" style:family="text"/>
    <style:style style:name="WW8Num204z0" style:family="text">
      <style:text-properties style:font-name="Symbol2" fo:font-size="9pt" style:font-size-asian="9pt" style:font-name-complex="StarSymbol" style:font-size-complex="9pt"/>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50z0" style:family="text">
      <style:text-properties style:font-name="Symbol"/>
    </style:style>
    <style:style style:name="WW8Num170z0" style:family="text">
      <style:text-properties style:font-name="Times New Roman" style:font-name-complex="Times New Roman"/>
    </style:style>
    <style:style style:name="WW8Num182z0" style:family="text">
      <style:text-properties style:font-name="Times New Roman" style:font-name-complex="Times New Roman"/>
    </style:style>
    <style:style style:name="WW8Num193z0" style:family="text">
      <style:text-properties style:font-name="Symbol1" fo:font-size="9pt" style:font-size-asian="9pt" style:font-name-complex="StarSymbol" style:font-size-complex="9pt"/>
    </style:style>
    <style:style style:name="WW8Num193z1" style:family="text">
      <style:text-properties style:font-name="Wingdings 2" fo:font-size="9pt" style:font-size-asian="9pt" style:font-name-complex="StarSymbol" style:font-size-complex="9pt"/>
    </style:style>
    <style:style style:name="WW8Num193z2" style:family="text">
      <style:text-properties style:font-name="StarSymbol" fo:font-size="9pt" style:font-size-asian="9pt" style:font-name-complex="StarSymbol" style:font-size-complex="9pt"/>
    </style:style>
    <style:style style:name="WW8Num193z3" style:family="text">
      <style:text-properties style:font-name="Wingdings" fo:font-size="9pt" style:font-size-asian="9pt" style:font-name-complex="StarSymbol" style:font-size-complex="9pt"/>
    </style:style>
    <style:style style:name="WW-Absatz-Standardschriftart1111111111111111" style:family="text"/>
    <style:style style:name="WW-Absatz-Standardschriftart11111111111111111" style:family="text"/>
    <style:style style:name="WW-Absatz-Standardschriftart111111111111111111" style:family="text"/>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1"/>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1"/>
    </style:style>
    <style:style style:name="WW8Num120z0" style:family="text">
      <style:text-properties fo:font-weight="normal" style:font-weight-asian="normal"/>
    </style:style>
    <style:style style:name="WW8Num177z0" style:family="text">
      <style:text-properties style:font-name="Symbol"/>
    </style:style>
    <style:style style:name="WW8Num177z1" style:family="text">
      <style:text-properties style:font-name="Courier New" style:font-name-complex="Courier New"/>
    </style:style>
    <style:style style:name="WW8Num177z2" style:family="text">
      <style:text-properties style:font-name="Wingdings1"/>
    </style:style>
    <style:style style:name="WW8Num199z1" style:family="text">
      <style:text-properties style:font-name="Book Antiqua"/>
    </style:style>
    <style:style style:name="WW8Num199z2" style:family="text">
      <style:text-properties style:font-name="@SimSun"/>
    </style:style>
    <style:style style:name="WW8Num201z1" style:family="text">
      <style:text-properties style:font-name="Symbol"/>
    </style:style>
    <style:style style:name="WW8Num201z2" style:family="text">
      <style:text-properties style:font-name="Times New Roman" style:font-name-asian="Helvetica" style:font-name-complex="Times New Roman"/>
    </style:style>
    <style:style style:name="WW8Num202z1" style:family="text">
      <style:text-properties style:font-name="Courier New" style:font-name-complex="Courier New"/>
    </style:style>
    <style:style style:name="WW8Num202z2" style:family="text">
      <style:text-properties style:font-name="Wingdings1"/>
    </style:style>
    <style:style style:name="WW8Num202z3" style:family="text">
      <style:text-properties style:font-name="Symbol"/>
    </style:style>
    <style:style style:name="WW8Num216z1" style:family="text">
      <style:text-properties style:font-name="Courier New" style:font-name-complex="Courier New"/>
    </style:style>
    <style:style style:name="WW8Num216z2" style:family="text">
      <style:text-properties style:font-name="Wingdings1"/>
    </style:style>
    <style:style style:name="WW8Num216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text:start-value="3">
        <style:list-level-properties text:space-before="0.3in" text:min-label-width="0.25in"/>
      </text:list-level-style-number>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min-label-width="1.55in" text:min-label-distance="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min-label-width="3.05in" text:min-label-distance="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min-label-width="4.5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text:style-name="WW8Num99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14">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17">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prefix="(" style:num-suffix=")" style:num-format="1">
        <style:list-level-properties text:space-before="1in" text:min-label-width="0.25in"/>
      </text:list-level-style-number>
      <text:list-level-style-number text:level="5" style:num-prefix="(" style:num-suffix=")" style:num-format="a" style:num-letter-sync="true">
        <style:list-level-properties text:space-before="1.25in" text:min-label-width="0.25in"/>
      </text:list-level-style-number>
      <text:list-level-style-number text:level="6" style:num-prefix="(" style:num-suffix=")" style:num-format="i">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a" style:num-letter-sync="true">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40">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3"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prefix="GT_TC_"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space-before="0.25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suffix="." style:num-format="A" style:num-letter-sync="true">
        <style:list-level-properties text:min-label-width="0.1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list-level-style-bullet text:level="1" text:style-name="WW8Num196z0" style:num-suffix="." text:bullet-char="-">
        <style:list-level-properties text:min-label-width="0.25in"/>
        <style:text-properties style:font-name="Symbol1"/>
      </text:list-level-style-bullet>
      <text:list-level-style-bullet text:level="2" text:style-name="WW8Num196z0" style:num-suffix="." text:bullet-char="-">
        <style:list-level-properties text:space-before="0.25in" text:min-label-width="0.25in"/>
        <style:text-properties style:font-name="Symbol1"/>
      </text:list-level-style-bullet>
      <text:list-level-style-bullet text:level="3" text:style-name="WW8Num196z0" style:num-suffix="." text:bullet-char="-">
        <style:list-level-properties text:space-before="0.5in" text:min-label-width="0.25in"/>
        <style:text-properties style:font-name="Symbol1"/>
      </text:list-level-style-bullet>
      <text:list-level-style-bullet text:level="4" text:style-name="WW8Num196z0" style:num-suffix="." text:bullet-char="-">
        <style:list-level-properties text:space-before="0.75in" text:min-label-width="0.25in"/>
        <style:text-properties style:font-name="Symbol1"/>
      </text:list-level-style-bullet>
      <text:list-level-style-bullet text:level="5" text:style-name="WW8Num196z0" style:num-suffix="." text:bullet-char="-">
        <style:list-level-properties text:space-before="1in" text:min-label-width="0.25in"/>
        <style:text-properties style:font-name="Symbol1"/>
      </text:list-level-style-bullet>
      <text:list-level-style-bullet text:level="6" text:style-name="WW8Num196z0" style:num-suffix="." text:bullet-char="-">
        <style:list-level-properties text:space-before="1.25in" text:min-label-width="0.25in"/>
        <style:text-properties style:font-name="Symbol1"/>
      </text:list-level-style-bullet>
      <text:list-level-style-bullet text:level="7" text:style-name="WW8Num196z0" style:num-suffix="." text:bullet-char="-">
        <style:list-level-properties text:space-before="1.5in" text:min-label-width="0.25in"/>
        <style:text-properties style:font-name="Symbol1"/>
      </text:list-level-style-bullet>
      <text:list-level-style-bullet text:level="8" text:style-name="WW8Num196z0" style:num-suffix="." text:bullet-char="-">
        <style:list-level-properties text:space-before="1.75in" text:min-label-width="0.25in"/>
        <style:text-properties style:font-name="Symbol1"/>
      </text:list-level-style-bullet>
      <text:list-level-style-bullet text:level="9" text:style-name="WW8Num196z0" style:num-suffix="." text:bullet-char="-">
        <style:list-level-properties text:space-before="2in" text:min-label-width="0.25in"/>
        <style:text-properties style:font-name="Symbol1"/>
      </text:list-level-style-bullet>
      <text:list-level-style-number text:level="10" style:num-suffix="." style:num-format="1">
        <style:list-level-properties text:space-before="2.5in" text:min-label-width="0.25in"/>
      </text:list-level-style-number>
    </text:list-style>
    <text:list-style style:name="WW8Num19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list-level-style-number text:level="1" text:style-name="WW8Num213z0" style:num-suffix="." style:num-format="1">
        <style:list-level-properties text:space-before="0.25in" text:min-label-width="0.25in"/>
      </text:list-level-style-number>
      <text:list-level-style-number text:level="2" text:style-name="WW8Num213z0" style:num-suffix="." style:num-format="1">
        <style:list-level-properties text:space-before="0.5in" text:min-label-width="0.25in"/>
      </text:list-level-style-number>
      <text:list-level-style-number text:level="3" text:style-name="WW8Num213z0" style:num-suffix="." style:num-format="1">
        <style:list-level-properties text:space-before="0.75in" text:min-label-width="0.25in"/>
      </text:list-level-style-number>
      <text:list-level-style-number text:level="4" text:style-name="WW8Num213z0" style:num-suffix="." style:num-format="1">
        <style:list-level-properties text:space-before="1in" text:min-label-width="0.25in"/>
      </text:list-level-style-number>
      <text:list-level-style-number text:level="5" text:style-name="WW8Num213z0" style:num-suffix="." style:num-format="1">
        <style:list-level-properties text:space-before="1.25in" text:min-label-width="0.25in"/>
      </text:list-level-style-number>
      <text:list-level-style-number text:level="6" text:style-name="WW8Num213z0" style:num-suffix="." style:num-format="1">
        <style:list-level-properties text:space-before="1.5in" text:min-label-width="0.25in"/>
      </text:list-level-style-number>
      <text:list-level-style-number text:level="7" text:style-name="WW8Num213z0" style:num-suffix="." style:num-format="1">
        <style:list-level-properties text:space-before="1.75in" text:min-label-width="0.25in"/>
      </text:list-level-style-number>
      <text:list-level-style-number text:level="8" text:style-name="WW8Num213z0" style:num-suffix="." style:num-format="1">
        <style:list-level-properties text:space-before="2in" text:min-label-width="0.25in"/>
      </text:list-level-style-number>
      <text:list-level-style-number text:level="9" text:style-name="WW8Num213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text:style-name="WW8Num214z0" style:num-suffix="." style:num-format="1">
        <style:list-level-properties text:space-before="0.25in" text:min-label-width="0.25in"/>
      </text:list-level-style-number>
      <text:list-level-style-number text:level="2" text:style-name="WW8Num214z0" style:num-suffix="." style:num-format="1">
        <style:list-level-properties text:space-before="0.5in" text:min-label-width="0.25in"/>
      </text:list-level-style-number>
      <text:list-level-style-number text:level="3" text:style-name="WW8Num214z0" style:num-suffix="." style:num-format="1">
        <style:list-level-properties text:space-before="0.75in" text:min-label-width="0.25in"/>
      </text:list-level-style-number>
      <text:list-level-style-number text:level="4" text:style-name="WW8Num214z0" style:num-suffix="." style:num-format="1">
        <style:list-level-properties text:space-before="1in" text:min-label-width="0.25in"/>
      </text:list-level-style-number>
      <text:list-level-style-number text:level="5" text:style-name="WW8Num214z0" style:num-suffix="." style:num-format="1">
        <style:list-level-properties text:space-before="1.25in" text:min-label-width="0.25in"/>
      </text:list-level-style-number>
      <text:list-level-style-number text:level="6" text:style-name="WW8Num214z0" style:num-suffix="." style:num-format="1">
        <style:list-level-properties text:space-before="1.5in" text:min-label-width="0.25in"/>
      </text:list-level-style-number>
      <text:list-level-style-number text:level="7" text:style-name="WW8Num214z0" style:num-suffix="." style:num-format="1">
        <style:list-level-properties text:space-before="1.75in" text:min-label-width="0.25in"/>
      </text:list-level-style-number>
      <text:list-level-style-number text:level="8" text:style-name="WW8Num214z0" style:num-suffix="." style:num-format="1">
        <style:list-level-properties text:space-before="2in" text:min-label-width="0.25in"/>
      </text:list-level-style-number>
      <text:list-level-style-number text:level="9" text:style-name="WW8Num214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list-level-style-number text:level="1" text:style-name="WW8Num215z0" style:num-suffix="." style:num-format="1">
        <style:list-level-properties text:space-before="0.25in" text:min-label-width="0.25in"/>
      </text:list-level-style-number>
      <text:list-level-style-number text:level="2" text:style-name="WW8Num215z0" style:num-suffix="." style:num-format="1">
        <style:list-level-properties text:space-before="0.5in" text:min-label-width="0.25in"/>
      </text:list-level-style-number>
      <text:list-level-style-number text:level="3" text:style-name="WW8Num215z0" style:num-suffix="." style:num-format="1">
        <style:list-level-properties text:space-before="0.75in" text:min-label-width="0.25in"/>
      </text:list-level-style-number>
      <text:list-level-style-number text:level="4" text:style-name="WW8Num215z0" style:num-suffix="." style:num-format="1">
        <style:list-level-properties text:space-before="1in" text:min-label-width="0.25in"/>
      </text:list-level-style-number>
      <text:list-level-style-number text:level="5" text:style-name="WW8Num215z0" style:num-suffix="." style:num-format="1">
        <style:list-level-properties text:space-before="1.25in" text:min-label-width="0.25in"/>
      </text:list-level-style-number>
      <text:list-level-style-number text:level="6" text:style-name="WW8Num215z0" style:num-suffix="." style:num-format="1">
        <style:list-level-properties text:space-before="1.5in" text:min-label-width="0.25in"/>
      </text:list-level-style-number>
      <text:list-level-style-number text:level="7" text:style-name="WW8Num215z0" style:num-suffix="." style:num-format="1">
        <style:list-level-properties text:space-before="1.75in" text:min-label-width="0.25in"/>
      </text:list-level-style-number>
      <text:list-level-style-number text:level="8" text:style-name="WW8Num215z0" style:num-suffix="." style:num-format="1">
        <style:list-level-properties text:space-before="2in" text:min-label-width="0.25in"/>
      </text:list-level-style-number>
      <text:list-level-style-number text:level="9" text:style-name="WW8Num215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text:style-name="WW8Num216z0" style:num-suffix="." style:num-format="1">
        <style:list-level-properties text:space-before="0.5in" text:min-label-width="0.25in"/>
      </text:list-level-style-number>
      <text:list-level-style-number text:level="3" text:style-name="WW8Num216z0" style:num-suffix="." style:num-format="1">
        <style:list-level-properties text:space-before="0.75in" text:min-label-width="0.25in"/>
      </text:list-level-style-number>
      <text:list-level-style-number text:level="4" text:style-name="WW8Num216z0" style:num-suffix="." style:num-format="1">
        <style:list-level-properties text:space-before="1in" text:min-label-width="0.25in"/>
      </text:list-level-style-number>
      <text:list-level-style-number text:level="5" text:style-name="WW8Num216z0" style:num-suffix="." style:num-format="1">
        <style:list-level-properties text:space-before="1.25in" text:min-label-width="0.25in"/>
      </text:list-level-style-number>
      <text:list-level-style-number text:level="6" text:style-name="WW8Num216z0" style:num-suffix="." style:num-format="1">
        <style:list-level-properties text:space-before="1.5in" text:min-label-width="0.25in"/>
      </text:list-level-style-number>
      <text:list-level-style-number text:level="7" text:style-name="WW8Num216z0" style:num-suffix="." style:num-format="1">
        <style:list-level-properties text:space-before="1.75in" text:min-label-width="0.25in"/>
      </text:list-level-style-number>
      <text:list-level-style-number text:level="8" text:style-name="WW8Num216z0" style:num-suffix="." style:num-format="1">
        <style:list-level-properties text:space-before="2in" text:min-label-width="0.25in"/>
      </text:list-level-style-number>
      <text:list-level-style-number text:level="9" text:style-name="WW8Num216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text:style-name="WW8Num217z0" style:num-suffix="." style:num-format="1">
        <style:list-level-properties text:space-before="0.5in" text:min-label-width="0.25in"/>
      </text:list-level-style-number>
      <text:list-level-style-number text:level="3" text:style-name="WW8Num217z0" style:num-suffix="." style:num-format="1">
        <style:list-level-properties text:space-before="0.75in" text:min-label-width="0.25in"/>
      </text:list-level-style-number>
      <text:list-level-style-number text:level="4" text:style-name="WW8Num217z0" style:num-suffix="." style:num-format="1">
        <style:list-level-properties text:space-before="1in" text:min-label-width="0.25in"/>
      </text:list-level-style-number>
      <text:list-level-style-number text:level="5" text:style-name="WW8Num217z0" style:num-suffix="." style:num-format="1">
        <style:list-level-properties text:space-before="1.25in" text:min-label-width="0.25in"/>
      </text:list-level-style-number>
      <text:list-level-style-number text:level="6" text:style-name="WW8Num217z0" style:num-suffix="." style:num-format="1">
        <style:list-level-properties text:space-before="1.5in" text:min-label-width="0.25in"/>
      </text:list-level-style-number>
      <text:list-level-style-number text:level="7" text:style-name="WW8Num217z0" style:num-suffix="." style:num-format="1">
        <style:list-level-properties text:space-before="1.75in" text:min-label-width="0.25in"/>
      </text:list-level-style-number>
      <text:list-level-style-number text:level="8" text:style-name="WW8Num217z0" style:num-suffix="." style:num-format="1">
        <style:list-level-properties text:space-before="2in" text:min-label-width="0.25in"/>
      </text:list-level-style-number>
      <text:list-level-style-number text:level="9" text:style-name="WW8Num217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list-level-style-number text:level="1" text:style-name="WW8Num218z0" style:num-suffix="." style:num-format="1">
        <style:list-level-properties text:space-before="0.25in" text:min-label-width="0.25in"/>
      </text:list-level-style-number>
      <text:list-level-style-number text:level="2" text:style-name="WW8Num218z0" style:num-suffix="." style:num-format="1">
        <style:list-level-properties text:space-before="0.5in" text:min-label-width="0.25in"/>
      </text:list-level-style-number>
      <text:list-level-style-number text:level="3" text:style-name="WW8Num218z0" style:num-suffix="." style:num-format="1">
        <style:list-level-properties text:space-before="0.75in" text:min-label-width="0.25in"/>
      </text:list-level-style-number>
      <text:list-level-style-number text:level="4" text:style-name="WW8Num218z0" style:num-suffix="." style:num-format="1">
        <style:list-level-properties text:space-before="1in" text:min-label-width="0.25in"/>
      </text:list-level-style-number>
      <text:list-level-style-number text:level="5" text:style-name="WW8Num218z0" style:num-suffix="." style:num-format="1">
        <style:list-level-properties text:space-before="1.25in" text:min-label-width="0.25in"/>
      </text:list-level-style-number>
      <text:list-level-style-number text:level="6" text:style-name="WW8Num218z0" style:num-suffix="." style:num-format="1">
        <style:list-level-properties text:space-before="1.5in" text:min-label-width="0.25in"/>
      </text:list-level-style-number>
      <text:list-level-style-number text:level="7" text:style-name="WW8Num218z0" style:num-suffix="." style:num-format="1">
        <style:list-level-properties text:space-before="1.75in" text:min-label-width="0.25in"/>
      </text:list-level-style-number>
      <text:list-level-style-number text:level="8" text:style-name="WW8Num218z0" style:num-suffix="." style:num-format="1">
        <style:list-level-properties text:space-before="2in" text:min-label-width="0.25in"/>
      </text:list-level-style-number>
      <text:list-level-style-number text:level="9" text:style-name="WW8Num218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list-level-style-bullet text:level="1" text:style-name="WW8Num219z0" style:num-suffix="." text:bullet-char="">
        <style:list-level-properties text:space-before="0.5in" text:min-label-width="0.25in"/>
        <style:text-properties style:font-name="Symbol1"/>
      </text:list-level-style-bullet>
      <text:list-level-style-bullet text:level="2" text:style-name="WW8Num219z1" style:num-suffix="." text:bullet-char="">
        <style:list-level-properties text:space-before="0.75in" text:min-label-width="0.25in"/>
        <style:text-properties style:font-name="Wingdings 2"/>
      </text:list-level-style-bullet>
      <text:list-level-style-bullet text:level="3" text:style-name="WW8Num219z2" style:num-suffix="." text:bullet-char="■">
        <style:list-level-properties text:space-before="1in" text:min-label-width="0.25in"/>
        <style:text-properties style:font-name="StarSymbol"/>
      </text:list-level-style-bullet>
      <text:list-level-style-bullet text:level="4" text:style-name="WW8Num219z2" style:num-suffix="." text:bullet-char="●">
        <style:list-level-properties text:space-before="1.25in" text:min-label-width="0.25in"/>
        <style:text-properties style:font-name="StarSymbol"/>
      </text:list-level-style-bullet>
      <text:list-level-style-bullet text:level="5" text:style-name="WW8Num219z1" style:num-suffix="." text:bullet-char="">
        <style:list-level-properties text:space-before="1.5in" text:min-label-width="0.25in"/>
        <style:text-properties style:font-name="Wingdings 2"/>
      </text:list-level-style-bullet>
      <text:list-level-style-bullet text:level="6" text:style-name="WW8Num219z2" style:num-suffix="." text:bullet-char="■">
        <style:list-level-properties text:space-before="1.75in" text:min-label-width="0.25in"/>
        <style:text-properties style:font-name="StarSymbol"/>
      </text:list-level-style-bullet>
      <text:list-level-style-bullet text:level="7" text:style-name="WW8Num219z2" style:num-suffix="." text:bullet-char="●">
        <style:list-level-properties text:space-before="2in" text:min-label-width="0.25in"/>
        <style:text-properties style:font-name="StarSymbol"/>
      </text:list-level-style-bullet>
      <text:list-level-style-bullet text:level="8" text:style-name="WW8Num219z1" style:num-suffix="." text:bullet-char="">
        <style:list-level-properties text:space-before="2.25in" text:min-label-width="0.25in"/>
        <style:text-properties style:font-name="Wingdings 2"/>
      </text:list-level-style-bullet>
      <text:list-level-style-bullet text:level="9" text:style-name="WW8Num219z2" style:num-suffix="." text:bullet-char="■">
        <style:list-level-properties text:space-before="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20">
      <text:list-level-style-bullet text:level="1" text:style-name="WW8Num220z0" style:num-suffix="." text:bullet-char="">
        <style:list-level-properties text:space-before="0.5in" text:min-label-width="0.25in"/>
        <style:text-properties style:font-name="Symbol1"/>
      </text:list-level-style-bullet>
      <text:list-level-style-bullet text:level="2" text:style-name="WW8Num220z1" style:num-suffix="." text:bullet-char="">
        <style:list-level-properties text:space-before="0.75in" text:min-label-width="0.25in"/>
        <style:text-properties style:font-name="Wingdings 2"/>
      </text:list-level-style-bullet>
      <text:list-level-style-bullet text:level="3" text:style-name="WW8Num220z2" style:num-suffix="." text:bullet-char="■">
        <style:list-level-properties text:space-before="1in" text:min-label-width="0.25in"/>
        <style:text-properties style:font-name="StarSymbol"/>
      </text:list-level-style-bullet>
      <text:list-level-style-bullet text:level="4" text:style-name="WW8Num220z2" style:num-suffix="." text:bullet-char="●">
        <style:list-level-properties text:space-before="1.25in" text:min-label-width="0.25in"/>
        <style:text-properties style:font-name="StarSymbol"/>
      </text:list-level-style-bullet>
      <text:list-level-style-bullet text:level="5" text:style-name="WW8Num220z1" style:num-suffix="." text:bullet-char="">
        <style:list-level-properties text:space-before="1.5in" text:min-label-width="0.25in"/>
        <style:text-properties style:font-name="Wingdings 2"/>
      </text:list-level-style-bullet>
      <text:list-level-style-bullet text:level="6" text:style-name="WW8Num220z2" style:num-suffix="." text:bullet-char="■">
        <style:list-level-properties text:space-before="1.75in" text:min-label-width="0.25in"/>
        <style:text-properties style:font-name="StarSymbol"/>
      </text:list-level-style-bullet>
      <text:list-level-style-bullet text:level="7" text:style-name="WW8Num220z2" style:num-suffix="." text:bullet-char="●">
        <style:list-level-properties text:space-before="2in" text:min-label-width="0.25in"/>
        <style:text-properties style:font-name="StarSymbol"/>
      </text:list-level-style-bullet>
      <text:list-level-style-bullet text:level="8" text:style-name="WW8Num220z1" style:num-suffix="." text:bullet-char="">
        <style:list-level-properties text:space-before="2.25in" text:min-label-width="0.25in"/>
        <style:text-properties style:font-name="Wingdings 2"/>
      </text:list-level-style-bullet>
      <text:list-level-style-bullet text:level="9" text:style-name="WW8Num220z2" style:num-suffix="." text:bullet-char="■">
        <style:list-level-properties text:space-before="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bullet text:level="2" text:style-name="WW8Num221z1" style:num-suffix="." text:bullet-char="">
        <style:list-level-properties text:space-before="0.5in" text:min-label-width="0.25in"/>
        <style:text-properties style:font-name="Symbol1"/>
      </text:list-level-style-bullet>
      <text:list-level-style-number text:level="3" text:style-name="WW8Num221z0" style:num-suffix="." style:num-format="1">
        <style:list-level-properties text:space-before="0.75in" text:min-label-width="0.25in"/>
      </text:list-level-style-number>
      <text:list-level-style-number text:level="4" text:style-name="WW8Num221z0" style:num-suffix="." style:num-format="1">
        <style:list-level-properties text:space-before="1in" text:min-label-width="0.25in"/>
      </text:list-level-style-number>
      <text:list-level-style-number text:level="5" text:style-name="WW8Num221z0" style:num-suffix="." style:num-format="1">
        <style:list-level-properties text:space-before="1.25in" text:min-label-width="0.25in"/>
      </text:list-level-style-number>
      <text:list-level-style-number text:level="6" text:style-name="WW8Num221z0" style:num-suffix="." style:num-format="1">
        <style:list-level-properties text:space-before="1.5in" text:min-label-width="0.25in"/>
      </text:list-level-style-number>
      <text:list-level-style-number text:level="7" text:style-name="WW8Num221z0" style:num-suffix="." style:num-format="1">
        <style:list-level-properties text:space-before="1.75in" text:min-label-width="0.25in"/>
      </text:list-level-style-number>
      <text:list-level-style-number text:level="8" text:style-name="WW8Num221z0" style:num-suffix="." style:num-format="1">
        <style:list-level-properties text:space-before="2in" text:min-label-width="0.25in"/>
      </text:list-level-style-number>
      <text:list-level-style-number text:level="9" text:style-name="WW8Num221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2">
      <text:list-level-style-bullet text:level="1" text:style-name="WW8Num222z0" style:num-suffix="." text:bullet-char="">
        <style:list-level-properties text:space-before="0.5in" text:min-label-width="0.25in"/>
        <style:text-properties style:font-name="Symbol1"/>
      </text:list-level-style-bullet>
      <text:list-level-style-bullet text:level="2" text:style-name="WW8Num222z1" style:num-suffix="." text:bullet-char="">
        <style:list-level-properties text:space-before="0.75in" text:min-label-width="0.25in"/>
        <style:text-properties style:font-name="Wingdings 2"/>
      </text:list-level-style-bullet>
      <text:list-level-style-bullet text:level="3" text:style-name="WW8Num222z2" style:num-suffix="." text:bullet-char="■">
        <style:list-level-properties text:space-before="1in" text:min-label-width="0.25in"/>
        <style:text-properties style:font-name="StarSymbol"/>
      </text:list-level-style-bullet>
      <text:list-level-style-bullet text:level="4" text:style-name="WW8Num222z2" style:num-suffix="." text:bullet-char="●">
        <style:list-level-properties text:space-before="1.25in" text:min-label-width="0.25in"/>
        <style:text-properties style:font-name="StarSymbol"/>
      </text:list-level-style-bullet>
      <text:list-level-style-bullet text:level="5" text:style-name="WW8Num222z1" style:num-suffix="." text:bullet-char="">
        <style:list-level-properties text:space-before="1.5in" text:min-label-width="0.25in"/>
        <style:text-properties style:font-name="Wingdings 2"/>
      </text:list-level-style-bullet>
      <text:list-level-style-bullet text:level="6" text:style-name="WW8Num222z2" style:num-suffix="." text:bullet-char="■">
        <style:list-level-properties text:space-before="1.75in" text:min-label-width="0.25in"/>
        <style:text-properties style:font-name="StarSymbol"/>
      </text:list-level-style-bullet>
      <text:list-level-style-bullet text:level="7" text:style-name="WW8Num222z2" style:num-suffix="." text:bullet-char="●">
        <style:list-level-properties text:space-before="2in" text:min-label-width="0.25in"/>
        <style:text-properties style:font-name="StarSymbol"/>
      </text:list-level-style-bullet>
      <text:list-level-style-bullet text:level="8" text:style-name="WW8Num222z1" style:num-suffix="." text:bullet-char="">
        <style:list-level-properties text:space-before="2.25in" text:min-label-width="0.25in"/>
        <style:text-properties style:font-name="Wingdings 2"/>
      </text:list-level-style-bullet>
      <text:list-level-style-bullet text:level="9" text:style-name="WW8Num222z2" style:num-suffix="." text:bullet-char="■">
        <style:list-level-properties text:space-before="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23">
      <text:list-level-style-number text:level="1" text:style-name="WW8Num223z0" style:num-suffix="." style:num-format="1">
        <style:list-level-properties text:space-before="0.25in" text:min-label-width="0.25in"/>
      </text:list-level-style-number>
      <text:list-level-style-number text:level="2" text:style-name="WW8Num223z0" style:num-suffix="." style:num-format="1">
        <style:list-level-properties text:space-before="0.5in" text:min-label-width="0.25in"/>
      </text:list-level-style-number>
      <text:list-level-style-number text:level="3" text:style-name="WW8Num223z0" style:num-suffix="." style:num-format="1">
        <style:list-level-properties text:space-before="0.75in" text:min-label-width="0.25in"/>
      </text:list-level-style-number>
      <text:list-level-style-number text:level="4" text:style-name="WW8Num223z0" style:num-suffix="." style:num-format="1">
        <style:list-level-properties text:space-before="1in" text:min-label-width="0.25in"/>
      </text:list-level-style-number>
      <text:list-level-style-number text:level="5" text:style-name="WW8Num223z0" style:num-suffix="." style:num-format="1">
        <style:list-level-properties text:space-before="1.25in" text:min-label-width="0.25in"/>
      </text:list-level-style-number>
      <text:list-level-style-number text:level="6" text:style-name="WW8Num223z0" style:num-suffix="." style:num-format="1">
        <style:list-level-properties text:space-before="1.5in" text:min-label-width="0.25in"/>
      </text:list-level-style-number>
      <text:list-level-style-number text:level="7" text:style-name="WW8Num223z0" style:num-suffix="." style:num-format="1">
        <style:list-level-properties text:space-before="1.75in" text:min-label-width="0.25in"/>
      </text:list-level-style-number>
      <text:list-level-style-number text:level="8" text:style-name="WW8Num223z0" style:num-suffix="." style:num-format="1">
        <style:list-level-properties text:space-before="2in" text:min-label-width="0.25in"/>
      </text:list-level-style-number>
      <text:list-level-style-number text:level="9" text:style-name="WW8Num223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list-level-style-number text:level="1" text:style-name="WW8Num224z0" style:num-suffix="." style:num-format="1">
        <style:list-level-properties text:space-before="0.25in" text:min-label-width="0.25in"/>
      </text:list-level-style-number>
      <text:list-level-style-number text:level="2" text:style-name="WW8Num224z0" style:num-suffix="." style:num-format="1">
        <style:list-level-properties text:space-before="0.5in" text:min-label-width="0.25in"/>
      </text:list-level-style-number>
      <text:list-level-style-number text:level="3" text:style-name="WW8Num224z0" style:num-suffix="." style:num-format="1">
        <style:list-level-properties text:space-before="0.75in" text:min-label-width="0.25in"/>
      </text:list-level-style-number>
      <text:list-level-style-number text:level="4" text:style-name="WW8Num224z0" style:num-suffix="." style:num-format="1">
        <style:list-level-properties text:space-before="1in" text:min-label-width="0.25in"/>
      </text:list-level-style-number>
      <text:list-level-style-number text:level="5" text:style-name="WW8Num224z0" style:num-suffix="." style:num-format="1">
        <style:list-level-properties text:space-before="1.25in" text:min-label-width="0.25in"/>
      </text:list-level-style-number>
      <text:list-level-style-number text:level="6" text:style-name="WW8Num224z0" style:num-suffix="." style:num-format="1">
        <style:list-level-properties text:space-before="1.5in" text:min-label-width="0.25in"/>
      </text:list-level-style-number>
      <text:list-level-style-number text:level="7" text:style-name="WW8Num224z0" style:num-suffix="." style:num-format="1">
        <style:list-level-properties text:space-before="1.75in" text:min-label-width="0.25in"/>
      </text:list-level-style-number>
      <text:list-level-style-number text:level="8" text:style-name="WW8Num224z0" style:num-suffix="." style:num-format="1">
        <style:list-level-properties text:space-before="2in" text:min-label-width="0.25in"/>
      </text:list-level-style-number>
      <text:list-level-style-number text:level="9" text:style-name="WW8Num224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list-level-style-number text:level="1" text:style-name="WW8Num225z0" style:num-suffix="." style:num-format="1">
        <style:list-level-properties text:space-before="0.25in" text:min-label-width="0.25in"/>
      </text:list-level-style-number>
      <text:list-level-style-number text:level="2" text:style-name="WW8Num225z0" style:num-suffix="." style:num-format="1">
        <style:list-level-properties text:space-before="0.5in" text:min-label-width="0.25in"/>
      </text:list-level-style-number>
      <text:list-level-style-number text:level="3" text:style-name="WW8Num225z0" style:num-suffix="." style:num-format="1">
        <style:list-level-properties text:space-before="0.75in" text:min-label-width="0.25in"/>
      </text:list-level-style-number>
      <text:list-level-style-number text:level="4" text:style-name="WW8Num225z0" style:num-suffix="." style:num-format="1">
        <style:list-level-properties text:space-before="1in" text:min-label-width="0.25in"/>
      </text:list-level-style-number>
      <text:list-level-style-number text:level="5" text:style-name="WW8Num225z0" style:num-suffix="." style:num-format="1">
        <style:list-level-properties text:space-before="1.25in" text:min-label-width="0.25in"/>
      </text:list-level-style-number>
      <text:list-level-style-number text:level="6" text:style-name="WW8Num225z0" style:num-suffix="." style:num-format="1">
        <style:list-level-properties text:space-before="1.5in" text:min-label-width="0.25in"/>
      </text:list-level-style-number>
      <text:list-level-style-number text:level="7" text:style-name="WW8Num225z0" style:num-suffix="." style:num-format="1">
        <style:list-level-properties text:space-before="1.75in" text:min-label-width="0.25in"/>
      </text:list-level-style-number>
      <text:list-level-style-number text:level="8" text:style-name="WW8Num225z0" style:num-suffix="." style:num-format="1">
        <style:list-level-properties text:space-before="2in" text:min-label-width="0.25in"/>
      </text:list-level-style-number>
      <text:list-level-style-number text:level="9" text:style-name="WW8Num225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list-level-style-number text:level="1" text:style-name="WW8Num226z0" style:num-suffix="." style:num-format="1">
        <style:list-level-properties text:space-before="0.25in" text:min-label-width="0.25in"/>
      </text:list-level-style-number>
      <text:list-level-style-number text:level="2" text:style-name="WW8Num226z0" style:num-suffix="." style:num-format="1">
        <style:list-level-properties text:space-before="0.5in" text:min-label-width="0.25in"/>
      </text:list-level-style-number>
      <text:list-level-style-number text:level="3" text:style-name="WW8Num226z0" style:num-suffix="." style:num-format="1">
        <style:list-level-properties text:space-before="0.75in" text:min-label-width="0.25in"/>
      </text:list-level-style-number>
      <text:list-level-style-number text:level="4" text:style-name="WW8Num226z0" style:num-suffix="." style:num-format="1">
        <style:list-level-properties text:space-before="1in" text:min-label-width="0.25in"/>
      </text:list-level-style-number>
      <text:list-level-style-number text:level="5" text:style-name="WW8Num226z0" style:num-suffix="." style:num-format="1">
        <style:list-level-properties text:space-before="1.25in" text:min-label-width="0.25in"/>
      </text:list-level-style-number>
      <text:list-level-style-number text:level="6" text:style-name="WW8Num226z0" style:num-suffix="." style:num-format="1">
        <style:list-level-properties text:space-before="1.5in" text:min-label-width="0.25in"/>
      </text:list-level-style-number>
      <text:list-level-style-number text:level="7" text:style-name="WW8Num226z0" style:num-suffix="." style:num-format="1">
        <style:list-level-properties text:space-before="1.75in" text:min-label-width="0.25in"/>
      </text:list-level-style-number>
      <text:list-level-style-number text:level="8" text:style-name="WW8Num226z0" style:num-suffix="." style:num-format="1">
        <style:list-level-properties text:space-before="2in" text:min-label-width="0.25in"/>
      </text:list-level-style-number>
      <text:list-level-style-number text:level="9" text:style-name="WW8Num226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list-level-style-bullet text:level="1" text:style-name="WW8Num229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list-level-style-bullet text:level="1" text:style-name="WW8Num230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list-level-style-number text:level="1" text:style-name="WW8Num231z0" style:num-suffix="." style:num-format="1">
        <style:list-level-properties text:space-before="0.25in" text:min-label-width="0.25in"/>
      </text:list-level-style-number>
      <text:list-level-style-number text:level="2" text:style-name="WW8Num231z0" style:num-suffix="." style:num-format="1">
        <style:list-level-properties text:space-before="0.5in" text:min-label-width="0.25in"/>
      </text:list-level-style-number>
      <text:list-level-style-number text:level="3" text:style-name="WW8Num231z0" style:num-suffix="." style:num-format="1">
        <style:list-level-properties text:space-before="0.75in" text:min-label-width="0.25in"/>
      </text:list-level-style-number>
      <text:list-level-style-number text:level="4" text:style-name="WW8Num231z0" style:num-suffix="." style:num-format="1">
        <style:list-level-properties text:space-before="1in" text:min-label-width="0.25in"/>
      </text:list-level-style-number>
      <text:list-level-style-number text:level="5" text:style-name="WW8Num231z0" style:num-suffix="." style:num-format="1">
        <style:list-level-properties text:space-before="1.25in" text:min-label-width="0.25in"/>
      </text:list-level-style-number>
      <text:list-level-style-number text:level="6" text:style-name="WW8Num231z0" style:num-suffix="." style:num-format="1">
        <style:list-level-properties text:space-before="1.5in" text:min-label-width="0.25in"/>
      </text:list-level-style-number>
      <text:list-level-style-number text:level="7" text:style-name="WW8Num231z0" style:num-suffix="." style:num-format="1">
        <style:list-level-properties text:space-before="1.75in" text:min-label-width="0.25in"/>
      </text:list-level-style-number>
      <text:list-level-style-number text:level="8" text:style-name="WW8Num231z0" style:num-suffix="." style:num-format="1">
        <style:list-level-properties text:space-before="2in" text:min-label-width="0.25in"/>
      </text:list-level-style-number>
      <text:list-level-style-number text:level="9" text:style-name="WW8Num231z0"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6" style:family="table">
      <style:table-properties style:width="6.9639in" fo:margin-left="-0.1465in" table:align="left" style:writing-mode="lr-tb"/>
    </style:style>
    <style:style style:name="Table46.A" style:family="table-column">
      <style:table-column-properties style:column-width="5.4139in"/>
    </style:style>
    <style:style style:name="Table46.B" style:family="table-column">
      <style:table-column-properties style:column-width="1.55in"/>
    </style:style>
    <style:style style:name="Table46.1" style:family="table-row">
      <style:table-row-properties style:keep-together="false" fo:keep-together="always"/>
    </style:style>
    <style:style style:name="Table4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6.B1" style:family="table-cell">
      <style:table-cell-properties style:vertical-align="top" fo:padding-left="0.075in" fo:padding-right="0.075in" fo:padding-top="0in" fo:padding-bottom="0in" fo:border="0.0007in solid #000000" style:writing-mode="lr-tb"/>
    </style:style>
    <style:style style:name="Table45" style:family="table">
      <style:table-properties style:width="6.8201in" fo:margin-left="-0.075in" table:align="left" style:writing-mode="lr-tb"/>
    </style:style>
    <style:style style:name="Table45.A" style:family="table-column">
      <style:table-column-properties style:column-width="2.2743in"/>
    </style:style>
    <style:style style:name="Table45.B" style:family="table-column">
      <style:table-column-properties style:column-width="2.2736in"/>
    </style:style>
    <style:style style:name="Table45.C" style:family="table-column">
      <style:table-column-properties style:column-width="2.2722in"/>
    </style:style>
    <style:style style:name="Table45.1" style:family="table-row">
      <style:table-row-properties style:min-row-height="0.1875in" style:keep-together="false" fo:keep-together="always"/>
    </style:style>
    <style:style style:name="Table45.A1" style:family="table-cell">
      <style:table-cell-properties style:vertical-align="top" fo:padding-left="0.075in" fo:padding-right="0.075in" fo:padding-top="0in" fo:padding-bottom="0in" fo:border="none" style:writing-mode="lr-tb"/>
    </style:style>
    <style:style style:name="Table47" style:family="table">
      <style:table-properties style:width="6.8201in" fo:margin-left="-0.075in" table:align="left" style:writing-mode="lr-tb"/>
    </style:style>
    <style:style style:name="Table47.A" style:family="table-column">
      <style:table-column-properties style:column-width="2.2743in"/>
    </style:style>
    <style:style style:name="Table47.B" style:family="table-column">
      <style:table-column-properties style:column-width="2.2736in"/>
    </style:style>
    <style:style style:name="Table47.C" style:family="table-column">
      <style:table-column-properties style:column-width="2.2722in"/>
    </style:style>
    <style:style style:name="Table47.1" style:family="table-row">
      <style:table-row-properties style:min-row-height="0.1875in" style:keep-together="false" fo:keep-together="always"/>
    </style:style>
    <style:style style:name="Table47.A1" style:family="table-cell">
      <style:table-cell-properties style:vertical-align="top" fo:padding-left="0.075in" fo:padding-right="0.075in" fo:padding-top="0in" fo:padding-bottom="0in" fo:border="none" style:writing-mode="lr-tb"/>
    </style:style>
    <style:style style:name="Table49" style:family="table">
      <style:table-properties style:width="10.584in" fo:margin-left="-0.1465in" table:align="left" style:writing-mode="lr-tb"/>
    </style:style>
    <style:style style:name="Table49.A" style:family="table-column">
      <style:table-column-properties style:column-width="8.2875in"/>
    </style:style>
    <style:style style:name="Table49.B" style:family="table-column">
      <style:table-column-properties style:column-width="2.2965in"/>
    </style:style>
    <style:style style:name="Table49.1" style:family="table-row">
      <style:table-row-properties style:keep-together="false" fo:keep-together="always"/>
    </style:style>
    <style:style style:name="Table4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9.B1" style:family="table-cell">
      <style:table-cell-properties style:vertical-align="top" fo:padding-left="0.075in" fo:padding-right="0.075in" fo:padding-top="0in" fo:padding-bottom="0in" fo:border="0.0007in solid #000000" style:writing-mode="lr-tb"/>
    </style:style>
    <style:style style:name="Table48" style:family="table">
      <style:table-properties style:width="10.4403in" fo:margin-left="-0.075in" table:align="left" style:writing-mode="lr-tb"/>
    </style:style>
    <style:style style:name="Table48.A" style:family="table-column">
      <style:table-column-properties style:column-width="3.4813in"/>
    </style:style>
    <style:style style:name="Table48.B" style:family="table-column">
      <style:table-column-properties style:column-width="3.4806in"/>
    </style:style>
    <style:style style:name="Table48.C" style:family="table-column">
      <style:table-column-properties style:column-width="3.4785in"/>
    </style:style>
    <style:style style:name="Table48.1" style:family="table-row">
      <style:table-row-properties style:min-row-height="0.1875in" style:keep-together="false" fo:keep-together="always"/>
    </style:style>
    <style:style style:name="Table48.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Arial" fo:font-size="12pt" fo:language="en" fo:country="US" style:font-size-asian="12pt" style:language-asian="en" style:country-asian="US" style:font-name-complex="Arial"/>
    </style:style>
    <style:style style:name="P2" style:family="paragraph" style:parent-style-name="Standard">
      <style:paragraph-properties fo:padding-left="0in" fo:padding-right="0in" fo:padding-top="0.0138in" fo:padding-bottom="0in" fo:border-left="none" fo:border-right="none" fo:border-top="0.0071in solid #000000" fo:border-bottom="none"/>
      <style:text-properties style:font-name="Arial" fo:font-size="12pt" style:font-size-asian="12pt" style:font-name-complex="Arial"/>
    </style:style>
    <style:style style:name="P3"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font-name-complex="Arial"/>
    </style:style>
    <style:style style:name="P4"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2pt" style:font-size-asian="12pt" style:font-name-complex="Arial"/>
    </style:style>
    <style:style style:name="P5" style:family="paragraph" style:parent-style-name="Header">
      <style:text-properties style:font-name="Arial" style:font-name-complex="Arial"/>
    </style:style>
    <style:style style:name="P6" style:family="paragraph" style:parent-style-name="Standard">
      <style:paragraph-properties style:snap-to-layout-grid="false"/>
    </style:style>
    <style:style style:name="P7"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T1" style:family="text">
      <style:text-properties style:font-name="Symbol"/>
    </style:style>
    <style:style style:name="T2" style:family="text"/>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3in" fo:margin-bottom="0.7in" fo:margin-left="0.8in" fo:margin-right="0.8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pm2">
      <style:page-layout-properties fo:page-width="8.2673in" fo:page-height="11.6925in" style:num-format="1" style:print-orientation="portrait" fo:margin-top="0.3in" fo:margin-bottom="0.2in" fo:margin-left="0.8in" fo:margin-right="0.8in" style:writing-mode="lr-tb" style:layout-grid-color="#c0c0c0" style:layout-grid-lines="44"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2673in" fo:page-height="11.6925in" style:num-format="1" style:print-orientation="portrait" fo:margin-top="0.3in" fo:margin-bottom="0.5in" fo:margin-left="0.8in" fo:margin-right="0.8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2in" fo:margin-left="0in" fo:margin-right="0in" fo:margin-top="0.161in" style:dynamic-spacing="true"/>
      </style:footer-style>
    </style:page-layout>
    <style:page-layout style:name="pm4">
      <style:page-layout-properties fo:page-width="11.6925in" fo:page-height="8.2673in" style:num-format="1" style:print-orientation="landscape" fo:margin-top="0.3in" fo:margin-bottom="0.2in" fo:margin-left="0.7in" fo:margin-right="0.7in" style:writing-mode="lr-tb" style:layout-grid-color="#c0c0c0" style:layout-grid-lines="3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in" fo:margin-left="0in" fo:margin-right="0in" fo:margin-top="0.561in" style:dynamic-spacing="true"/>
      </style:footer-style>
    </style:page-layout>
  </office:automatic-styles>
  <office:master-styles>
    <style:master-page style:name="Standard" style:page-layout-name="pm1">
      <style:header>
        <text:p text:style-name="P1"><draw:frame draw:style-name="fr1" draw:name="graphics1" text:anchor-type="char" svg:x="3.3583in" svg:y="0.0547in" svg:width="0.9972in" svg:height="0.9972in" draw:z-index="6"><draw:image xlink:href="Pictures/10000000000000610000006165ADCAF7.png" xlink:type="simple" xlink:show="embed" xlink:actuate="onLoad"/></draw:frame></text:p>
        <text:p text:style-name="P2"/>
        <text:p text:style-name="P3">GridNode Pte Ltd</text:p>
        <text:p text:style-name="P4"/>
        <text:p text:style-name="P5"/>
      </style:header>
    </style:master-page>
    <style:master-page style:name="Convert_20_1" style:display-name="Convert 1" style:page-layout-name="pm2">
      <style:header>
        <table:table table:name="Table46" table:style-name="Table46">
          <table:table-column table:style-name="Table46.A"/>
          <table:table-column table:style-name="Table46.B"/>
          <table:table-row table:style-name="Table46.1">
            <table:table-cell table:style-name="Table46.A1" office:value-type="string">
              <text:p text:style-name="P6"><text:subject>GridTalk 4.2</text:subject></text:p>
            </table:table-cell>
            <table:table-cell table:style-name="Table46.B1" office:value-type="string">
              <text:p text:style-name="P7"><text:s text:c="2"/>Version: <text:s/>2.3</text:p>
            </table:table-cell>
          </table:table-row>
          <table:table-row table:style-name="Table46.1">
            <table:table-cell table:style-name="Table46.A1" office:value-type="string">
              <text:p text:style-name="P6"><text:title>Standard Test Case</text:title></text:p>
            </table:table-cell>
            <table:table-cell table:style-name="Table46.B1" office:value-type="string">
              <text:p text:style-name="P6"><text:s text:c="2"/>Date: <text:s/>27 June 2008</text:p>
            </table:table-cell>
          </table:table-row>
        </table:table>
        <text:p text:style-name="Header"/>
      </style:header>
      <style:footer>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Confidential</text:p>
            </table:table-cell>
            <table:table-cell table:style-name="Table45.A1" office:value-type="string">
              <text:p text:style-name="P9"><text:span text:style-name="T1"></text:span>GridNode Pte Ltd, </text:p>
            </table:table-cell>
            <table:table-cell table:style-name="Table45.A1" office:value-type="string">
              <text:p text:style-name="P10">Page <text:span text:style-name="Page_20_Number"><text:page-number style:num-format="1" text:select-page="current">94</text:page-number></text:span><text:span text:style-name="Page_20_Number"> of </text:span><text:span text:style-name="Page_20_Number"><text:page-count style:num-format="1">94</text:page-count></text:span></text:p>
            </table:table-cell>
          </table:table-row>
        </table:table>
        <text:p text:style-name="Footer"/>
      </style:footer>
    </style:master-page>
    <style:master-page style:name="Convert_20_2" style:display-name="Convert 2" style:page-layout-name="pm3">
      <style:header>
        <text:p text:style-name="P1"><draw:frame draw:style-name="fr1" draw:name="graphics2" text:anchor-type="char" svg:x="3.3583in" svg:y="0.0547in" svg:width="0.9972in" svg:height="0.9972in" draw:z-index="5"><draw:image xlink:href="Pictures/10000000000000610000006165ADCAF7.png" xlink:type="simple" xlink:show="embed" xlink:actuate="onLoad"/></draw:frame></text:p>
        <text:p text:style-name="P2"/>
        <text:p text:style-name="P3">GridNode Pte Ltd</text:p>
        <text:p text:style-name="P4"/>
        <text:p text:style-name="P5"/>
      </style:header>
      <style:footer>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8">Confidential</text:p>
            </table:table-cell>
            <table:table-cell table:style-name="Table47.A1" office:value-type="string">
              <text:p text:style-name="P9"><text:span text:style-name="T1"></text:span>GridNode Pte Ltd, </text:p>
            </table:table-cell>
            <table:table-cell table:style-name="Table47.A1" office:value-type="string">
              <text:p text:style-name="P10">Page <text:span text:style-name="Page_20_Number"><text:page-number style:num-format="1" text:select-page="current">94</text:page-number></text:span><text:span text:style-name="Page_20_Number"> of </text:span><text:span text:style-name="Page_20_Number"><text:page-count style:num-format="1">94</text:page-count></text:span></text:p>
            </table:table-cell>
          </table:table-row>
        </table:table>
        <text:p text:style-name="Footer"/>
      </style:footer>
    </style:master-page>
    <style:master-page style:name="Convert_20_3" style:display-name="Convert 3" style:page-layout-name="pm4">
      <style:header>
        <table:table table:name="Table49" table:style-name="Table49">
          <table:table-column table:style-name="Table49.A"/>
          <table:table-column table:style-name="Table49.B"/>
          <table:table-row table:style-name="Table49.1">
            <table:table-cell table:style-name="Table49.A1" office:value-type="string">
              <text:p text:style-name="P6"><text:subject>GridTalk 4.2</text:subject></text:p>
            </table:table-cell>
            <table:table-cell table:style-name="Table49.B1" office:value-type="string">
              <text:p text:style-name="P7"><text:s text:c="2"/>Version: <text:s/><text:keywords>2.3</text:keywords></text:p>
            </table:table-cell>
          </table:table-row>
          <table:table-row table:style-name="Table49.1">
            <table:table-cell table:style-name="Table49.A1" office:value-type="string">
              <text:p text:style-name="P6"><text:title>Standard Test Case</text:title></text:p>
            </table:table-cell>
            <table:table-cell table:style-name="Table49.B1" office:value-type="string">
              <text:p text:style-name="P6"><text:s text:c="2"/>Date: <text:s/>27 June 2008</text:p>
            </table:table-cell>
          </table:table-row>
        </table:table>
        <text:p text:style-name="Header"/>
      </style:header>
      <style:footer>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8">Confidential</text:p>
            </table:table-cell>
            <table:table-cell table:style-name="Table48.A1" office:value-type="string">
              <text:p text:style-name="P9"><text:span text:style-name="T1"></text:span>GridNode Pte Ltd, </text:p>
            </table:table-cell>
            <table:table-cell table:style-name="Table48.A1" office:value-type="string">
              <text:p text:style-name="P10">Page <text:span text:style-name="Page_20_Number"><text:page-number style:num-format="1" text:select-page="current">94</text:page-number></text:span><text:span text:style-name="Page_20_Number"> of </text:span><text:span text:style-name="Page_20_Number"><text:page-count style:num-format="1">94</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tandard Test Case</dc:title>
    <dc:subject>GridTalk 4.2</dc:subject>
    <meta:initial-creator>Lucas Tan</meta:initial-creator>
    <meta:creation-date>2003-05-13T09:39:00</meta:creation-date>
    <dc:date>2008-06-27T12:00:27</dc:date>
    <meta:print-date>2003-05-06T10:52:00</meta:print-date>
    <meta:keyword>2.3</meta:keyword>
    <meta:editing-cycles>339</meta:editing-cycles>
    <meta:editing-duration>P1DT17H9M56S</meta:editing-duration>
    <meta:user-defined meta:name="Info 1"/>
    <meta:user-defined meta:name="Info 2"/>
    <meta:user-defined meta:name="Info 3"/>
    <meta:user-defined meta:name="Info 4"/>
    <meta:document-statistic meta:table-count="51" meta:image-count="2" meta:object-count="2" meta:page-count="94" meta:paragraph-count="2662" meta:word-count="14517" meta:character-count="89533"/>
  </office:meta>
</office:document-meta>
</file>